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1" style:family="table" style:master-page-name="Default">
      <style:table-properties table:display="true" style:writing-mode="lr-tb"/>
    </style:style>
    <style:style style:name="co1" style:family="table-column">
      <style:table-column-properties fo:break_before="auto" style:column-width="100pt"/>
    </style:style>
    <style:style style:name="co2" style:family="table-column">
      <style:table-column-properties fo:break_before="auto" style:column-width="120pt"/>
    </style:style>
    <style:style style:name="co3" style:family="table-column">
      <style:table-column-properties fo:break_before="auto" style:column-width="85pt"/>
    </style:style>
    <style:style style:name="co4" style:family="table-column">
      <style:table-column-properties fo:break_before="auto" style:column-width="150pt"/>
    </style:style>
    <style:style style:name="co5" style:family="table-column">
      <style:table-column-properties fo:break_before="auto" style:column-width="160pt"/>
    </style:style>
    <style:style style:name="co6" style:family="table-column">
      <style:table-column-properties fo:break_before="auto" style:column-width="95pt"/>
    </style:style>
    <style:style style:name="co7" style:family="table-column">
      <style:table-column-properties fo:break_before="auto" style:column-width="200pt"/>
    </style:style>
    <style:style style:name="co8" style:family="table-column">
      <style:table-column-properties fo:break_before="auto" style:column-width="280pt"/>
    </style:style>
    <style:style style:name="ro1" style:family="table-row">
      <style:table-row-properties fo:break_before="auto" style:row-height="12.8409pt" style:use-optimal-row-height="false"/>
    </style:style>
    <style:style style:name="ro2" style:family="table-row">
      <style:table-row-properties fo:break_before="auto" style:row-height="24.8598pt" style:use-optimal-row-height="false"/>
    </style:style>
    <style:style style:name="ro3" style:family="table-row">
      <style:table-row-properties fo:break_before="auto" style:row-height="14.0598pt" style:use-optimal-row-height="false"/>
    </style:style>
  </office:automatic-styles>
  <office:body>
    <office:spreadsheet>
      <table:table table:name="Relacao de entradas" table:style-name="ta1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1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row table:style-name="ro1">
          <table:table-cell table:style-name="ce2" table:number-columns-spanned="61" table:number-rows-spanned="1" office:value-type="string" calcext:value-type="string">
            <text:p>Santri ADM 1.1.5.7 R1</text:p>
          </table:table-cell>
          <table:covered-table-cell table:number-columns-repeated="60"/>
          <table:table-cell table:style-name="ce3" table:number-columns-spanned="4" table:number-rows-spanned="1" office:value-type="string" calcext:value-type="string">
            <text:p>Emitido em: 28/04/2026 05:30:25</text:p>
          </table:table-cell>
          <table:covered-table-cell table:number-columns-repeated="3"/>
        </table:table-row>
        <table:table-row table:style-name="ro2">
          <table:table-cell table:style-name="ce1" table:number-columns-spanned="65" table:number-rows-spanned="1" office:value-type="string" calcext:value-type="string">
            <text:p>Relação de entradas - Sintético</text:p>
          </table:table-cell>
          <table:covered-table-cell table:number-columns-repeated="64"/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79" office:value-type="string" calcext:value-type="string">
            <text:p>Entrada</text:p>
          </table:table-cell>
          <table:table-cell table:style-name="ce81" table:number-columns-spanned="4" table:number-rows-spanned="1" office:value-type="string" calcext:value-type="string">
            <text:p>Fornecedor</text:p>
          </table:table-cell>
          <table:covered-table-cell table:number-columns-repeated="3"/>
          <table:table-cell table:style-name="ce81" office:value-type="string" calcext:value-type="string">
            <text:p>Nr. nota</text:p>
          </table:table-cell>
          <table:table-cell table:style-name="ce82" office:value-type="string" calcext:value-type="string">
            <text:p>Série</text:p>
          </table:table-cell>
          <table:table-cell table:style-name="ce81" office:value-type="string" calcext:value-type="string">
            <text:p>Data emissão</text:p>
          </table:table-cell>
          <table:table-cell table:style-name="ce81" office:value-type="string" calcext:value-type="string">
            <text:p>Data de Entrada</text:p>
          </table:table-cell>
          <table:table-cell table:style-name="ce81" office:value-type="string" calcext:value-type="string">
            <text:p>Data 1º vencimento</text:p>
          </table:table-cell>
          <table:table-cell table:style-name="ce82" office:value-type="string" calcext:value-type="string">
            <text:p>Tipo custo entrada</text:p>
          </table:table-cell>
          <table:table-cell table:style-name="ce79" office:value-type="string" calcext:value-type="string">
            <text:p>Valor da nota</text:p>
          </table:table-cell>
          <table:table-cell table:style-name="ce79" office:value-type="string" calcext:value-type="string">
            <text:p>Valor desconto</text:p>
          </table:table-cell>
          <table:table-cell table:style-name="ce79" office:value-type="string" calcext:value-type="string">
            <text:p>Qtd. itens</text:p>
          </table:table-cell>
          <table:table-cell table:style-name="ce79" office:value-type="string" calcext:value-type="string">
            <text:p>Valor produtos</text:p>
          </table:table-cell>
          <table:table-cell table:style-name="ce79" office:value-type="string" calcext:value-type="string">
            <text:p>Total frete</text:p>
          </table:table-cell>
          <table:table-cell table:style-name="ce79" office:value-type="string" calcext:value-type="string">
            <text:p>Volume total</text:p>
          </table:table-cell>
          <table:table-cell table:style-name="ce79" office:value-type="string" calcext:value-type="string">
            <text:p>Peso total</text:p>
          </table:table-cell>
          <table:table-cell table:style-name="ce79" office:value-type="string" calcext:value-type="string">
            <text:p>Outras desp.</text:p>
          </table:table-cell>
          <table:table-cell table:style-name="ce79" office:value-type="string" calcext:value-type="string">
            <text:p>Total entradas</text:p>
          </table:table-cell>
          <table:table-cell table:style-name="ce82" office:value-type="string" calcext:value-type="string">
            <text:p>Status</text:p>
          </table:table-cell>
          <table:table-cell table:style-name="ce79" office:value-type="string" calcext:value-type="string">
            <text:p>Prazo médio</text:p>
          </table:table-cell>
          <table:table-cell table:style-name="ce81" office:value-type="string" calcext:value-type="string">
            <text:p>Empresa</text:p>
          </table:table-cell>
          <table:table-cell table:style-name="ce81" office:value-type="string" calcext:value-type="string">
            <text:p>Data do cadastro</text:p>
          </table:table-cell>
          <table:table-cell table:style-name="ce79" office:value-type="string" calcext:value-type="string">
            <text:p>Total de IPI</text:p>
          </table:table-cell>
          <table:table-cell table:style-name="ce79" office:value-type="string" calcext:value-type="string">
            <text:p>Base de ICMS</text:p>
          </table:table-cell>
          <table:table-cell table:style-name="ce79" office:value-type="string" calcext:value-type="string">
            <text:p>Total ICMS</text:p>
          </table:table-cell>
          <table:table-cell table:style-name="ce79" office:value-type="string" calcext:value-type="string">
            <text:p>Desp. extras</text:p>
          </table:table-cell>
          <table:table-cell table:style-name="ce79" office:value-type="string" calcext:value-type="string">
            <text:p>Desp. extr. mad.</text:p>
          </table:table-cell>
          <table:table-cell table:style-name="ce79" office:value-type="string" calcext:value-type="string">
            <text:p>Frete conhec.</text:p>
          </table:table-cell>
          <table:table-cell table:style-name="ce79" office:value-type="string" calcext:value-type="string">
            <text:p>Desp. financ.</text:p>
          </table:table-cell>
          <table:table-cell table:style-name="ce79" office:value-type="string" calcext:value-type="string">
            <text:p>Base de ST</text:p>
          </table:table-cell>
          <table:table-cell table:style-name="ce79" office:value-type="string" calcext:value-type="string">
            <text:p>Total ST</text:p>
          </table:table-cell>
          <table:table-cell table:style-name="ce79" office:value-type="string" calcext:value-type="string">
            <text:p>DARE guia</text:p>
          </table:table-cell>
          <table:table-cell table:style-name="ce79" office:value-type="string" calcext:value-type="string">
            <text:p>DARE antecip.</text:p>
          </table:table-cell>
          <table:table-cell table:style-name="ce79" office:value-type="string" calcext:value-type="string">
            <text:p>DARE 1566</text:p>
          </table:table-cell>
          <table:table-cell table:style-name="ce79" office:value-type="string" calcext:value-type="string">
            <text:p>Serviços</text:p>
          </table:table-cell>
          <table:table-cell table:style-name="ce79" office:value-type="string" calcext:value-type="string">
            <text:p>ISSQN</text:p>
          </table:table-cell>
          <table:table-cell table:style-name="ce79" office:value-type="string" calcext:value-type="string">
            <text:p>Valor apropriar</text:p>
          </table:table-cell>
          <table:table-cell table:style-name="ce79" office:value-type="string" calcext:value-type="string">
            <text:p>Valor custo oper.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Valor ICMS diferido</text:p>
          </table:table-cell>
          <table:table-cell table:style-name="ce79" office:value-type="string" calcext:value-type="string">
            <text:p>Base FCP</text:p>
          </table:table-cell>
          <table:table-cell table:style-name="ce79" office:value-type="string" calcext:value-type="string">
            <text:p>Valor FCP</text:p>
          </table:table-cell>
          <table:table-cell table:style-name="ce79" office:value-type="string" calcext:value-type="string">
            <text:p>Base FCP ST</text:p>
          </table:table-cell>
          <table:table-cell table:style-name="ce79" office:value-type="string" calcext:value-type="string">
            <text:p>Valor FCP ST</text:p>
          </table:table-cell>
          <table:table-cell table:style-name="ce79" office:value-type="string" calcext:value-type="string">
            <text:p>Valor FEEF - MT</text:p>
          </table:table-cell>
          <table:table-cell table:style-name="ce79" office:value-type="string" calcext:value-type="string">
            <text:p>ICMS desonerado</text:p>
          </table:table-cell>
          <table:table-cell table:style-name="ce79" office:value-type="string" calcext:value-type="string">
            <text:p>ICMS descontado PIS/COFINS</text:p>
          </table:table-cell>
          <table:table-cell table:style-name="ce81" office:value-type="string" calcext:value-type="string">
            <text:p>CFOP</text:p>
          </table:table-cell>
          <table:table-cell table:style-name="ce79" office:value-type="string" calcext:value-type="string">
            <text:p>PIS retido</text:p>
          </table:table-cell>
          <table:table-cell table:style-name="ce79" office:value-type="string" calcext:value-type="string">
            <text:p>COFINS retida</text:p>
          </table:table-cell>
          <table:table-cell table:style-name="ce79" office:value-type="string" calcext:value-type="string">
            <text:p>INSS retido</text:p>
          </table:table-cell>
          <table:table-cell table:style-name="ce79" office:value-type="string" calcext:value-type="string">
            <text:p>IRRF retido</text:p>
          </table:table-cell>
          <table:table-cell table:style-name="ce79" office:value-type="string" calcext:value-type="string">
            <text:p>CSLL retido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Número do CT-e</text:p>
          </table:table-cell>
          <table:table-cell table:style-name="ce81" office:value-type="string" calcext:value-type="string">
            <text:p>Transportadora</text:p>
          </table:table-cell>
          <table:table-cell table:style-name="ce81" office:value-type="string" calcext:value-type="string">
            <text:p>Data de emissão do CT-e</text:p>
          </table:table-cell>
          <table:table-cell table:style-name="ce79" office:value-type="string" calcext:value-type="string">
            <text:p>Valor do CT-e</text:p>
          </table:table-cell>
          <table:table-cell table:style-name="ce81" office:value-type="string" calcext:value-type="string">
            <text:p>Data de entrada do CT-e</text:p>
          </table:table-cell>
          <table:table-cell table:style-name="ce81" office:value-type="string" calcext:value-type="string">
            <text:p>Identificação NF-e</text:p>
          </table:table-cell>
          <table:table-cell table:style-name="ce81" office:value-type="string" calcext:value-type="string">
            <text:p>Identificação CT-e/NF-e principal</text:p>
          </table:table-cell>
          <table:table-cell table:style-name="ce81" office:value-type="string" calcext:value-type="string">
            <text:p>Identificação CT-e/NF-e auxiliar</text:p>
          </table:table-cell>
          <table:table-cell table:style-name="ce82" office:value-type="string" calcext:value-type="string">
            <text:p>Fornecedor substituto tributário</text:p>
          </table:table-cell>
        </table:table-row>
        <table:table-row table:style-name="ro1">
          <table:table-cell table:style-name="ce12N0" office:value-type="float" office:value="304398">
            <text:p>304398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43.413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30/03/2026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89.55">
            <text:p>889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89.55">
            <text:p>889,5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343">
            <text:p>0,023</text:p>
          </table:table-cell>
          <table:table-cell table:style-name="ce12N2" office:value-type="float" office:value="15">
            <text:p>15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89,5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89.55">
            <text:p>889,55</text:p>
          </table:table-cell>
          <table:table-cell table:style-name="ce12N2" office:value-type="float" office:value="62.27">
            <text:p>62,2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7580190200012655000001343413104892756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399">
            <text:p>304399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43.415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30/03/2026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76.66">
            <text:p>276,6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76.66">
            <text:p>276,6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898">
            <text:p>0,019</text:p>
          </table:table-cell>
          <table:table-cell table:style-name="ce12N2" office:value-type="float" office:value="10.69">
            <text:p>10,6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76,6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76.66">
            <text:p>276,66</text:p>
          </table:table-cell>
          <table:table-cell table:style-name="ce12N2" office:value-type="float" office:value="19.37">
            <text:p>19,3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7580190200012655000001343415161809607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400">
            <text:p>304400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43.414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30/03/2026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23.24">
            <text:p>223,2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23.24">
            <text:p>223,2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4685">
            <text:p>0,025</text:p>
          </table:table-cell>
          <table:table-cell table:style-name="ce12N2" office:value-type="float" office:value="12.5">
            <text:p>12,5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23,2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23.24">
            <text:p>223,24</text:p>
          </table:table-cell>
          <table:table-cell table:style-name="ce12N2" office:value-type="float" office:value="15.63">
            <text:p>15,6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7580190200012655000001343414187393379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401">
            <text:p>304401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43.412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30/03/2026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2.87">
            <text:p>312,8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12.87">
            <text:p>312,8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5088">
            <text:p>0,051</text:p>
          </table:table-cell>
          <table:table-cell table:style-name="ce12N2" office:value-type="float" office:value="23.14">
            <text:p>23,1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2,8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12.87">
            <text:p>312,87</text:p>
          </table:table-cell>
          <table:table-cell table:style-name="ce12N2" office:value-type="float" office:value="21.9">
            <text:p>21,9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7580190200012655000001343412197624179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44">
            <text:p>304944</text:p>
          </table:table-cell>
          <table:table-cell table:style-name="ce0" table:number-columns-spanned="4" table:number-rows-spanned="1" office:value-type="string" calcext:value-type="string">
            <text:p>16.059 - JLR COM IMPORT. E EXP. DE MATERIAIS DE CONSTRUCAO LTDA</text:p>
          </table:table-cell>
          <table:covered-table-cell table:number-columns-repeated="3"/>
          <table:table-cell table:style-name="ce0" office:value-type="string" calcext:value-type="string">
            <text:p>11.96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05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86">
            <text:p>8386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7641">
            <text:p>7641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.386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20">
            <text:p>12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745">
            <text:p>745,00</text:p>
          </table:table-cell>
          <table:table-cell table:style-name="ce12N2" office:value-type="float" office:value="7641">
            <text:p>7641,00</text:p>
          </table:table-cell>
          <table:table-cell table:style-name="ce12N2" office:value-type="float" office:value="305.64">
            <text:p>305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1778141200010955001000011963100031609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80">
            <text:p>305080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2.288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003.36">
            <text:p>6003,3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636.96">
            <text:p>5636,9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4">
            <text:p>0,034</text:p>
          </table:table-cell>
          <table:table-cell table:style-name="ce12N2" office:value-type="float" office:value="6.39">
            <text:p>6,3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003,3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366.4">
            <text:p>366,40</text:p>
          </table:table-cell>
          <table:table-cell table:style-name="ce12N2" office:value-type="float" office:value="5636.96">
            <text:p>5636,96</text:p>
          </table:table-cell>
          <table:table-cell table:style-name="ce12N2" office:value-type="float" office:value="394.59">
            <text:p>394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2288178614383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24">
            <text:p>305124</text:p>
          </table:table-cell>
          <table:table-cell table:style-name="ce0" table:number-columns-spanned="4" table:number-rows-spanned="1" office:value-type="string" calcext:value-type="string">
            <text:p>20.116 - MS DISTRIBUIDORA LTDA</text:p>
          </table:table-cell>
          <table:covered-table-cell table:number-columns-repeated="3"/>
          <table:table-cell table:style-name="ce0" office:value-type="string" calcext:value-type="string">
            <text:p>46.00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610.21">
            <text:p>4610,2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">
            <text:p>8,00</text:p>
          </table:table-cell>
          <table:table-cell table:style-name="ce12N2" office:value-type="float" office:value="4234.43">
            <text:p>4234,4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4">
            <text:p>0,400</text:p>
          </table:table-cell>
          <table:table-cell table:style-name="ce12N2" office:value-type="float" office:value="8.4">
            <text:p>8,4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610,2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375.78">
            <text:p>375,78</text:p>
          </table:table-cell>
          <table:table-cell table:style-name="ce12N2" office:value-type="float" office:value="4234.43">
            <text:p>4234,43</text:p>
          </table:table-cell>
          <table:table-cell table:style-name="ce12N2" office:value-type="float" office:value="180.79">
            <text:p>180,7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1462425100015155001000046007100033988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89">
            <text:p>305189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97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219.97">
            <text:p>7219,9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7219.97">
            <text:p>7219,9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2582">
            <text:p>0,033</text:p>
          </table:table-cell>
          <table:table-cell table:style-name="ce12N2" office:value-type="float" office:value="5.54">
            <text:p>5,5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.219,9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219.97">
            <text:p>7219,97</text:p>
          </table:table-cell>
          <table:table-cell table:style-name="ce12N2" office:value-type="float" office:value="505.4">
            <text:p>505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972110316129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17">
            <text:p>305217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141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851.64">
            <text:p>18851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8851.64">
            <text:p>18851,6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50995">
            <text:p>0,051</text:p>
          </table:table-cell>
          <table:table-cell table:style-name="ce12N2" office:value-type="float" office:value="29.1">
            <text:p>29,1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8.851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8851.64">
            <text:p>18851,64</text:p>
          </table:table-cell>
          <table:table-cell table:style-name="ce12N2" office:value-type="float" office:value="1319.62">
            <text:p>1319,6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141131011412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39">
            <text:p>305239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3.55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74.14">
            <text:p>3174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3174.14">
            <text:p>3174,1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2173">
            <text:p>0,032</text:p>
          </table:table-cell>
          <table:table-cell table:style-name="ce12N2" office:value-type="float" office:value="4.98">
            <text:p>4,9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174,1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174.14">
            <text:p>3174,14</text:p>
          </table:table-cell>
          <table:table-cell table:style-name="ce12N2" office:value-type="float" office:value="222.19">
            <text:p>222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3556116063444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40">
            <text:p>305240</text:p>
          </table:table-cell>
          <table:table-cell table:style-name="ce0" table:number-columns-spanned="4" table:number-rows-spanned="1" office:value-type="string" calcext:value-type="string">
            <text:p>32.664 - STANDARD ILUMINACAO LTDA</text:p>
          </table:table-cell>
          <table:covered-table-cell table:number-columns-repeated="3"/>
          <table:table-cell table:style-name="ce0" office:value-type="string" calcext:value-type="string">
            <text:p>11.46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598.62">
            <text:p>1598,6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456.6">
            <text:p>1456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598,6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142.02">
            <text:p>142,02</text:p>
          </table:table-cell>
          <table:table-cell table:style-name="ce12N2" office:value-type="float" office:value="1456.6">
            <text:p>1456,60</text:p>
          </table:table-cell>
          <table:table-cell table:style-name="ce12N2" office:value-type="float" office:value="101.96">
            <text:p>101,9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636542300016055001000011465152529616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42">
            <text:p>305242</text:p>
          </table:table-cell>
          <table:table-cell table:style-name="ce0" table:number-columns-spanned="4" table:number-rows-spanned="1" office:value-type="string" calcext:value-type="string">
            <text:p>2.923 - NEW LINE ILUMINACAO LTDA</text:p>
          </table:table-cell>
          <table:covered-table-cell table:number-columns-repeated="3"/>
          <table:table-cell table:style-name="ce0" office:value-type="string" calcext:value-type="string">
            <text:p>223.739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426.16">
            <text:p>3426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3145.39">
            <text:p>3145,3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61">
            <text:p>0,006</text:p>
          </table:table-cell>
          <table:table-cell table:style-name="ce12N2" office:value-type="float" office:value="3.59">
            <text:p>3,5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426,1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280.77">
            <text:p>280,77</text:p>
          </table:table-cell>
          <table:table-cell table:style-name="ce12N2" office:value-type="float" office:value="3145.39">
            <text:p>3145,39</text:p>
          </table:table-cell>
          <table:table-cell table:style-name="ce12N2" office:value-type="float" office:value="220.19">
            <text:p>220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1207718100013355003000223739132518213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44">
            <text:p>305244</text:p>
          </table:table-cell>
          <table:table-cell table:style-name="ce0" table:number-columns-spanned="4" table:number-rows-spanned="1" office:value-type="string" calcext:value-type="string">
            <text:p>669 - BLUKIT INDUSTRIA DE PLASTICOS LTDA</text:p>
          </table:table-cell>
          <table:covered-table-cell table:number-columns-repeated="3"/>
          <table:table-cell table:style-name="ce0" office:value-type="string" calcext:value-type="string">
            <text:p>752.14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5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015.45">
            <text:p>3015,4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3015.45">
            <text:p>301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76664">
            <text:p>0,177</text:p>
          </table:table-cell>
          <table:table-cell table:style-name="ce12N2" office:value-type="float" office:value="14.03">
            <text:p>14,0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015,4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2">
            <text:p>6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015.45">
            <text:p>3015,45</text:p>
          </table:table-cell>
          <table:table-cell table:style-name="ce12N2" office:value-type="float" office:value="211.09">
            <text:p>211,0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0964152000015855001000752149144018022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53">
            <text:p>305253</text:p>
          </table:table-cell>
          <table:table-cell table:style-name="ce0" table:number-columns-spanned="4" table:number-rows-spanned="1" office:value-type="string" calcext:value-type="string">
            <text:p>10.343 - INTERLIGHT SISTEMAS DE ILUMINACAO LTDA</text:p>
          </table:table-cell>
          <table:covered-table-cell table:number-columns-repeated="3"/>
          <table:table-cell table:style-name="ce0" office:value-type="string" calcext:value-type="string">
            <text:p>258.68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825.28">
            <text:p>7825,2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7130.1">
            <text:p>7130,1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.825,2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4.58">
            <text:p>44,58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695.18">
            <text:p>695,18</text:p>
          </table:table-cell>
          <table:table-cell table:style-name="ce12N2" office:value-type="float" office:value="7130.1">
            <text:p>7130,10</text:p>
          </table:table-cell>
          <table:table-cell table:style-name="ce12N2" office:value-type="float" office:value="499.11">
            <text:p>499,1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832960800014455001000258686100258687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56">
            <text:p>305256</text:p>
          </table:table-cell>
          <table:table-cell table:style-name="ce0" table:number-columns-spanned="4" table:number-rows-spanned="1" office:value-type="string" calcext:value-type="string">
            <text:p>9.974 - USINA DESIGN IND E COMERCIO DE ILUMINACAO LTDA-ME</text:p>
          </table:table-cell>
          <table:covered-table-cell table:number-columns-repeated="3"/>
          <table:table-cell table:style-name="ce0" office:value-type="string" calcext:value-type="string">
            <text:p>7.400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495.06">
            <text:p>1495,0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362.24">
            <text:p>1362,2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57024">
            <text:p>0,05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495,0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132.82">
            <text:p>132,82</text:p>
          </table:table-cell>
          <table:table-cell table:style-name="ce12N2" office:value-type="float" office:value="1362.24">
            <text:p>1362,24</text:p>
          </table:table-cell>
          <table:table-cell table:style-name="ce12N2" office:value-type="float" office:value="95.36">
            <text:p>95,3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1071322100016055002000007400100008789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73">
            <text:p>305273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2.541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6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5678.49">
            <text:p>15678,4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15678.49">
            <text:p>15678,4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66706">
            <text:p>0,067</text:p>
          </table:table-cell>
          <table:table-cell table:style-name="ce12N2" office:value-type="float" office:value="17.14">
            <text:p>17,1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5.678,4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5678.49">
            <text:p>15678,49</text:p>
          </table:table-cell>
          <table:table-cell table:style-name="ce12N2" office:value-type="float" office:value="1097.5">
            <text:p>1097,5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2541139755449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82">
            <text:p>305282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3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92.71">
            <text:p>392,7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6789">
            <text:p>0,007</text:p>
          </table:table-cell>
          <table:table-cell table:style-name="ce12N2" office:value-type="float" office:value="3.81">
            <text:p>3,8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92,7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7/04/2026</text:p>
          </table:table-cell>
          <table:table-cell table:style-name="ce12N2" office:value-type="float" office:value="23.97">
            <text:p>23,97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14.75">
            <text:p>14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38114469427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83">
            <text:p>305283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3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92.71">
            <text:p>392,7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6789">
            <text:p>0,007</text:p>
          </table:table-cell>
          <table:table-cell table:style-name="ce12N2" office:value-type="float" office:value="3.81">
            <text:p>3,8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92,7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7/04/2026</text:p>
          </table:table-cell>
          <table:table-cell table:style-name="ce12N2" office:value-type="float" office:value="23.97">
            <text:p>23,97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14.75">
            <text:p>14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39106929141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84">
            <text:p>30528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4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92.71">
            <text:p>392,7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6789">
            <text:p>0,007</text:p>
          </table:table-cell>
          <table:table-cell table:style-name="ce12N2" office:value-type="float" office:value="3.81">
            <text:p>3,8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92,7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7/04/2026</text:p>
          </table:table-cell>
          <table:table-cell table:style-name="ce12N2" office:value-type="float" office:value="23.97">
            <text:p>23,97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14.75">
            <text:p>14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40138095181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26">
            <text:p>30542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4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3.48">
            <text:p>163,4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53.5">
            <text:p>153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456">
            <text:p>0,003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3,4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9.98">
            <text:p>9,98</text:p>
          </table:table-cell>
          <table:table-cell table:style-name="ce12N2" office:value-type="float" office:value="153.5">
            <text:p>153,50</text:p>
          </table:table-cell>
          <table:table-cell table:style-name="ce12N2" office:value-type="float" office:value="6.14">
            <text:p>6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46129596153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27">
            <text:p>305427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4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3.48">
            <text:p>163,4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53.5">
            <text:p>153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456">
            <text:p>0,003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3,4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9.98">
            <text:p>9,98</text:p>
          </table:table-cell>
          <table:table-cell table:style-name="ce12N2" office:value-type="float" office:value="153.5">
            <text:p>153,50</text:p>
          </table:table-cell>
          <table:table-cell table:style-name="ce12N2" office:value-type="float" office:value="6.14">
            <text:p>6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47150705238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45">
            <text:p>305445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39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7.31">
            <text:p>327,3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307.33">
            <text:p>307,3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39381">
            <text:p>0,239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7,3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98">
            <text:p>19,98</text:p>
          </table:table-cell>
          <table:table-cell table:style-name="ce12N2" office:value-type="float" office:value="307.33">
            <text:p>307,33</text:p>
          </table:table-cell>
          <table:table-cell table:style-name="ce12N2" office:value-type="float" office:value="12.3">
            <text:p>12,3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393114629217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46">
            <text:p>30544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39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7.31">
            <text:p>327,3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307.33">
            <text:p>307,3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39381">
            <text:p>0,239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7,3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98">
            <text:p>19,98</text:p>
          </table:table-cell>
          <table:table-cell table:style-name="ce12N2" office:value-type="float" office:value="307.33">
            <text:p>307,33</text:p>
          </table:table-cell>
          <table:table-cell table:style-name="ce12N2" office:value-type="float" office:value="12.3">
            <text:p>12,3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394160924212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47">
            <text:p>305447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39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7.31">
            <text:p>327,3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307.33">
            <text:p>307,3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39381">
            <text:p>0,239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7,3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98">
            <text:p>19,98</text:p>
          </table:table-cell>
          <table:table-cell table:style-name="ce12N2" office:value-type="float" office:value="307.33">
            <text:p>307,33</text:p>
          </table:table-cell>
          <table:table-cell table:style-name="ce12N2" office:value-type="float" office:value="12.3">
            <text:p>12,3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395160360871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53">
            <text:p>305453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0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7.05">
            <text:p>837,0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">
            <text:p>10,00</text:p>
          </table:table-cell>
          <table:table-cell table:style-name="ce12N2" office:value-type="float" office:value="805.99">
            <text:p>805,9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10944">
            <text:p>0,211</text:p>
          </table:table-cell>
          <table:table-cell table:style-name="ce12N2" office:value-type="float" office:value="9.12">
            <text:p>9,1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7,0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31.06">
            <text:p>31,06</text:p>
          </table:table-cell>
          <table:table-cell table:style-name="ce12N2" office:value-type="float" office:value="805.99">
            <text:p>805,99</text:p>
          </table:table-cell>
          <table:table-cell table:style-name="ce12N2" office:value-type="float" office:value="32.25">
            <text:p>32,2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02185161981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54">
            <text:p>30545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0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323.32">
            <text:p>2323,3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">
            <text:p>11,00</text:p>
          </table:table-cell>
          <table:table-cell table:style-name="ce12N2" office:value-type="float" office:value="2294.51">
            <text:p>2294,5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33764">
            <text:p>0,234</text:p>
          </table:table-cell>
          <table:table-cell table:style-name="ce12N2" office:value-type="float" office:value="12.22">
            <text:p>12,2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323,3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28.81">
            <text:p>28,81</text:p>
          </table:table-cell>
          <table:table-cell table:style-name="ce12N2" office:value-type="float" office:value="2294.51">
            <text:p>2294,51</text:p>
          </table:table-cell>
          <table:table-cell table:style-name="ce12N2" office:value-type="float" office:value="91.78">
            <text:p>91,7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03186482379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55">
            <text:p>305455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0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00.16">
            <text:p>800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">
            <text:p>9,00</text:p>
          </table:table-cell>
          <table:table-cell table:style-name="ce12N2" office:value-type="float" office:value="771.35">
            <text:p>771,3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05309">
            <text:p>0,205</text:p>
          </table:table-cell>
          <table:table-cell table:style-name="ce12N2" office:value-type="float" office:value="8.8">
            <text:p>8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00,1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28.81">
            <text:p>28,81</text:p>
          </table:table-cell>
          <table:table-cell table:style-name="ce12N2" office:value-type="float" office:value="771.35">
            <text:p>771,35</text:p>
          </table:table-cell>
          <table:table-cell table:style-name="ce12N2" office:value-type="float" office:value="30.86">
            <text:p>30,8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04150579908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64">
            <text:p>30546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1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4.65">
            <text:p>314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472">
            <text:p>0,016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4,6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11.81">
            <text:p>11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11165204205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65">
            <text:p>305465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1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4.65">
            <text:p>314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472">
            <text:p>0,016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4,6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11.81">
            <text:p>11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12108214233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66">
            <text:p>30546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1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4.65">
            <text:p>314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472">
            <text:p>0,016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4,6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11.81">
            <text:p>11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13126096751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74">
            <text:p>30547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2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7.35">
            <text:p>167,3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157.14">
            <text:p>157,1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4804">
            <text:p>0,015</text:p>
          </table:table-cell>
          <table:table-cell table:style-name="ce12N2" office:value-type="float" office:value="2.51">
            <text:p>2,5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7,3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0.21">
            <text:p>10,21</text:p>
          </table:table-cell>
          <table:table-cell table:style-name="ce12N2" office:value-type="float" office:value="157.14">
            <text:p>157,14</text:p>
          </table:table-cell>
          <table:table-cell table:style-name="ce12N2" office:value-type="float" office:value="6.29">
            <text:p>6,2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20101437115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75">
            <text:p>305475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2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.19">
            <text:p>83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886">
            <text:p>0,014</text:p>
          </table:table-cell>
          <table:table-cell table:style-name="ce12N2" office:value-type="float" office:value="0.93">
            <text:p>0,9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,1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5.07">
            <text:p>5,07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3.13">
            <text:p>3,1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21119255843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76">
            <text:p>30547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2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.19">
            <text:p>83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886">
            <text:p>0,014</text:p>
          </table:table-cell>
          <table:table-cell table:style-name="ce12N2" office:value-type="float" office:value="0.93">
            <text:p>0,9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,1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5.07">
            <text:p>5,07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3.13">
            <text:p>3,1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22137514158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43">
            <text:p>305543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6.791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9.95">
            <text:p>839,9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839.95">
            <text:p>839,9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0474">
            <text:p>0,030</text:p>
          </table:table-cell>
          <table:table-cell table:style-name="ce12N2" office:value-type="float" office:value="5.42">
            <text:p>5,4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9,9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39.95">
            <text:p>839,95</text:p>
          </table:table-cell>
          <table:table-cell table:style-name="ce12N2" office:value-type="float" office:value="58.79">
            <text:p>58,7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6791161079409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44">
            <text:p>305544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6.993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97.63">
            <text:p>297,6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97.63">
            <text:p>297,6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1848">
            <text:p>0,002</text:p>
          </table:table-cell>
          <table:table-cell table:style-name="ce12N2" office:value-type="float" office:value="1.52">
            <text:p>1,5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97,6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97.63">
            <text:p>297,63</text:p>
          </table:table-cell>
          <table:table-cell table:style-name="ce12N2" office:value-type="float" office:value="20.83">
            <text:p>20,8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6993151472867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51">
            <text:p>30555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7.417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9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815.95">
            <text:p>2815,9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815.95">
            <text:p>2815,9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473">
            <text:p>0,002</text:p>
          </table:table-cell>
          <table:table-cell table:style-name="ce12N2" office:value-type="float" office:value="2.8">
            <text:p>2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815,9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815.95">
            <text:p>2815,95</text:p>
          </table:table-cell>
          <table:table-cell table:style-name="ce12N2" office:value-type="float" office:value="197.12">
            <text:p>197,1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7417137926076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59">
            <text:p>305559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8.465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1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9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54.32">
            <text:p>454,3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454.32">
            <text:p>454,3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8017">
            <text:p>0,008</text:p>
          </table:table-cell>
          <table:table-cell table:style-name="ce12N2" office:value-type="float" office:value="2.02">
            <text:p>2,0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54,3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54.32">
            <text:p>454,32</text:p>
          </table:table-cell>
          <table:table-cell table:style-name="ce12N2" office:value-type="float" office:value="31.8">
            <text:p>31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8465199506043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13">
            <text:p>305613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51.353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01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02.64">
            <text:p>902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902.64">
            <text:p>902,6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086">
            <text:p>0,011</text:p>
          </table:table-cell>
          <table:table-cell table:style-name="ce12N2" office:value-type="float" office:value="9.93">
            <text:p>9,9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02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02.64">
            <text:p>902,64</text:p>
          </table:table-cell>
          <table:table-cell table:style-name="ce12N2" office:value-type="float" office:value="63.18">
            <text:p>63,1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7580190200012655000001351353142068466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15">
            <text:p>305615</text:p>
          </table:table-cell>
          <table:table-cell table:style-name="ce0" table:number-columns-spanned="4" table:number-rows-spanned="1" office:value-type="string" calcext:value-type="string">
            <text:p>775 - BLUKIT METALURGICA LTDA</text:p>
          </table:table-cell>
          <table:covered-table-cell table:number-columns-repeated="3"/>
          <table:table-cell table:style-name="ce0" office:value-type="string" calcext:value-type="string">
            <text:p>863.80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2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419.5">
            <text:p>3419,5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3">
            <text:p>23,00</text:p>
          </table:table-cell>
          <table:table-cell table:style-name="ce12N2" office:value-type="float" office:value="3400.4">
            <text:p>3400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68208">
            <text:p>0,068</text:p>
          </table:table-cell>
          <table:table-cell table:style-name="ce12N2" office:value-type="float" office:value="15.85">
            <text:p>15,8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419,5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3">
            <text:p>63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19.1">
            <text:p>19,10</text:p>
          </table:table-cell>
          <table:table-cell table:style-name="ce12N2" office:value-type="float" office:value="3400.4">
            <text:p>3400,40</text:p>
          </table:table-cell>
          <table:table-cell table:style-name="ce12N2" office:value-type="float" office:value="199.84">
            <text:p>199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160480300015755001000863801132350158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25">
            <text:p>305625</text:p>
          </table:table-cell>
          <table:table-cell table:style-name="ce0" table:number-columns-spanned="4" table:number-rows-spanned="1" office:value-type="string" calcext:value-type="string">
            <text:p>29.089 - OTTO BAUMGART INDUSTRIA E COMERCIO S A</text:p>
          </table:table-cell>
          <table:covered-table-cell table:number-columns-repeated="3"/>
          <table:table-cell table:style-name="ce0" office:value-type="string" calcext:value-type="string">
            <text:p>205.22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5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0.75">
            <text:p>830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04.6">
            <text:p>804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6337">
            <text:p>0,163</text:p>
          </table:table-cell>
          <table:table-cell table:style-name="ce12N2" office:value-type="float" office:value="100">
            <text:p>10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0,7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9">
            <text:p>9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26.15">
            <text:p>26,15</text:p>
          </table:table-cell>
          <table:table-cell table:style-name="ce12N2" office:value-type="float" office:value="804.6">
            <text:p>804,60</text:p>
          </table:table-cell>
          <table:table-cell table:style-name="ce12N2" office:value-type="float" office:value="56.32">
            <text:p>56,3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064277400120955001000205223145453729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78">
            <text:p>305678</text:p>
          </table:table-cell>
          <table:table-cell table:style-name="ce0" table:number-columns-spanned="4" table:number-rows-spanned="1" office:value-type="string" calcext:value-type="string">
            <text:p>22.715 - LUMIERE COMERCIO INTERNACIONAL LTDA</text:p>
          </table:table-cell>
          <table:covered-table-cell table:number-columns-repeated="3"/>
          <table:table-cell table:style-name="ce0" office:value-type="string" calcext:value-type="string">
            <text:p>76.07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57.92">
            <text:p>1057,9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992.36">
            <text:p>992,3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78">
            <text:p>0,001</text:p>
          </table:table-cell>
          <table:table-cell table:style-name="ce12N2" office:value-type="float" office:value="4.81">
            <text:p>4,8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057,9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9">
            <text:p>29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65.56">
            <text:p>65,56</text:p>
          </table:table-cell>
          <table:table-cell table:style-name="ce12N2" office:value-type="float" office:value="992.36">
            <text:p>992,36</text:p>
          </table:table-cell>
          <table:table-cell table:style-name="ce12N2" office:value-type="float" office:value="39.69">
            <text:p>39,6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2485563300014055001000076070114249076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95">
            <text:p>305695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1.11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03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783">
            <text:p>6783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6783">
            <text:p>6783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7508">
            <text:p>0,038</text:p>
          </table:table-cell>
          <table:table-cell table:style-name="ce12N2" office:value-type="float" office:value="13.58">
            <text:p>13,5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783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783">
            <text:p>6783,00</text:p>
          </table:table-cell>
          <table:table-cell table:style-name="ce12N2" office:value-type="float" office:value="474.81">
            <text:p>474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1112132011422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01">
            <text:p>30570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1.01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261.84">
            <text:p>6261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261.84">
            <text:p>6261,8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02">
            <text:p>0,013</text:p>
          </table:table-cell>
          <table:table-cell table:style-name="ce12N2" office:value-type="float" office:value="1.46">
            <text:p>1,4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261,8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261.84">
            <text:p>6261,84</text:p>
          </table:table-cell>
          <table:table-cell table:style-name="ce12N2" office:value-type="float" office:value="438.33">
            <text:p>438,3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1012191690907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15">
            <text:p>305715</text:p>
          </table:table-cell>
          <table:table-cell table:style-name="ce0" table:number-columns-spanned="4" table:number-rows-spanned="1" office:value-type="string" calcext:value-type="string">
            <text:p>736 - BEMFIXA INDUSTRIAL LTDA</text:p>
          </table:table-cell>
          <table:covered-table-cell table:number-columns-repeated="3"/>
          <table:table-cell table:style-name="ce0" office:value-type="string" calcext:value-type="string">
            <text:p>210.29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83.63">
            <text:p>1283,6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4">
            <text:p>14,00</text:p>
          </table:table-cell>
          <table:table-cell table:style-name="ce12N2" office:value-type="float" office:value="1217.81">
            <text:p>1217,8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05">
            <text:p>0,105</text:p>
          </table:table-cell>
          <table:table-cell table:style-name="ce12N2" office:value-type="float" office:value="8">
            <text:p>8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283,6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65.82">
            <text:p>65,82</text:p>
          </table:table-cell>
          <table:table-cell table:style-name="ce12N2" office:value-type="float" office:value="1217.81">
            <text:p>1217,81</text:p>
          </table:table-cell>
          <table:table-cell table:style-name="ce12N2" office:value-type="float" office:value="81.63">
            <text:p>81,6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180197300011455001000210290146749033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26">
            <text:p>305726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0.300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03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332.2">
            <text:p>2332,2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332.2">
            <text:p>2332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6208">
            <text:p>0,026</text:p>
          </table:table-cell>
          <table:table-cell table:style-name="ce12N2" office:value-type="float" office:value="6.96">
            <text:p>6,9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332,2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332.2">
            <text:p>2332,20</text:p>
          </table:table-cell>
          <table:table-cell table:style-name="ce12N2" office:value-type="float" office:value="163.25">
            <text:p>163,2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0300193019682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52">
            <text:p>305752</text:p>
          </table:table-cell>
          <table:table-cell table:style-name="ce0" table:number-columns-spanned="4" table:number-rows-spanned="1" office:value-type="string" calcext:value-type="string">
            <text:p>600 - CENSI INDUSTRIA E COMERCIO DE REPAROS LTDA</text:p>
          </table:table-cell>
          <table:covered-table-cell table:number-columns-repeated="3"/>
          <table:table-cell table:style-name="ce0" office:value-type="string" calcext:value-type="string">
            <text:p>448.133</text:p>
          </table:table-cell>
          <table:table-cell table:style-name="ce9" office:value-type="string" calcext:value-type="string">
            <text:p>5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5650.36">
            <text:p>15650,3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2">
            <text:p>32,00</text:p>
          </table:table-cell>
          <table:table-cell table:style-name="ce12N2" office:value-type="float" office:value="15353.13">
            <text:p>15353,1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492454">
            <text:p>0,492</text:p>
          </table:table-cell>
          <table:table-cell table:style-name="ce12N2" office:value-type="float" office:value="108.26">
            <text:p>108,2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5.650,3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75.5">
            <text:p>75,5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297.23">
            <text:p>297,23</text:p>
          </table:table-cell>
          <table:table-cell table:style-name="ce12N2" office:value-type="float" office:value="15353.13">
            <text:p>15353,13</text:p>
          </table:table-cell>
          <table:table-cell table:style-name="ce12N2" office:value-type="float" office:value="693.38">
            <text:p>693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0230845600014955005000448133138764714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80">
            <text:p>305780</text:p>
          </table:table-cell>
          <table:table-cell table:style-name="ce0" table:number-columns-spanned="4" table:number-rows-spanned="1" office:value-type="string" calcext:value-type="string">
            <text:p>2.923 - NEW LINE ILUMINACAO LTDA</text:p>
          </table:table-cell>
          <table:covered-table-cell table:number-columns-repeated="3"/>
          <table:table-cell table:style-name="ce0" office:value-type="string" calcext:value-type="string">
            <text:p>223.936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21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19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626.19">
            <text:p>2626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2402.04">
            <text:p>2402,0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1.2">
            <text:p>1,2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626,1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224.15">
            <text:p>224,15</text:p>
          </table:table-cell>
          <table:table-cell table:style-name="ce12N2" office:value-type="float" office:value="2402.04">
            <text:p>2402,04</text:p>
          </table:table-cell>
          <table:table-cell table:style-name="ce12N2" office:value-type="float" office:value="168.14">
            <text:p>168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89.72">
            <text:p>89,7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397.782</text:p>
          </table:table-cell>
          <table:table-cell table:style-name="ce0" office:value-type="string" calcext:value-type="string">
            <text:p>10.659 - RODO DANNY TRANSPORTES E LOGISTICAS EIRELI ME</text:p>
          </table:table-cell>
          <table:table-cell table:style-name="ce0" office:value-type="string" calcext:value-type="string">
            <text:p>22/04/2026</text:p>
          </table:table-cell>
          <table:table-cell table:style-name="ce12" office:value-type="string" calcext:value-type="string">
            <text:p>89,72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35260412077181000133550030002239361899532783</text:p>
          </table:table-cell>
          <table:table-cell table:style-name="ce0" office:value-type="string" calcext:value-type="string">
            <text:p>35260411389565000200570050003977821000839703</text:p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86">
            <text:p>305786</text:p>
          </table:table-cell>
          <table:table-cell table:style-name="ce0" table:number-columns-spanned="4" table:number-rows-spanned="1" office:value-type="string" calcext:value-type="string">
            <text:p>8.702 - TRAMONTINA S/A CUTELARIA</text:p>
          </table:table-cell>
          <table:covered-table-cell table:number-columns-repeated="3"/>
          <table:table-cell table:style-name="ce0" office:value-type="string" calcext:value-type="string">
            <text:p>1.347.67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1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365.87">
            <text:p>4365,8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4095.24">
            <text:p>4095,2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61246">
            <text:p>0,161</text:p>
          </table:table-cell>
          <table:table-cell table:style-name="ce12N2" office:value-type="float" office:value="17.08">
            <text:p>17,0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365,8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270.63">
            <text:p>270,63</text:p>
          </table:table-cell>
          <table:table-cell table:style-name="ce12N2" office:value-type="float" office:value="4095.24">
            <text:p>4095,24</text:p>
          </table:table-cell>
          <table:table-cell table:style-name="ce12N2" office:value-type="float" office:value="286.65">
            <text:p>286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9005023800011455001001347675121645287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90">
            <text:p>305790</text:p>
          </table:table-cell>
          <table:table-cell table:style-name="ce0" table:number-columns-spanned="4" table:number-rows-spanned="1" office:value-type="string" calcext:value-type="string">
            <text:p>17.288 - ITAMONTE ILUM EIRELI</text:p>
          </table:table-cell>
          <table:covered-table-cell table:number-columns-repeated="3"/>
          <table:table-cell table:style-name="ce0" office:value-type="string" calcext:value-type="string">
            <text:p>7.33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10.75">
            <text:p>910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">
            <text:p>9,00</text:p>
          </table:table-cell>
          <table:table-cell table:style-name="ce12N2" office:value-type="float" office:value="910.75">
            <text:p>910,7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10,7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10.75">
            <text:p>910,75</text:p>
          </table:table-cell>
          <table:table-cell table:style-name="ce12N2" office:value-type="float" office:value="27.14">
            <text:p>27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89.72">
            <text:p>89,7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397.840</text:p>
          </table:table-cell>
          <table:table-cell table:style-name="ce0" office:value-type="string" calcext:value-type="string">
            <text:p>10.659 - RODO DANNY TRANSPORTES E LOGISTICAS EIRELI ME</text:p>
          </table:table-cell>
          <table:table-cell table:style-name="ce0" office:value-type="string" calcext:value-type="string">
            <text:p>22/04/2026</text:p>
          </table:table-cell>
          <table:table-cell table:style-name="ce12" office:value-type="string" calcext:value-type="string">
            <text:p>89,72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35260427160810000161550010000073371764553504</text:p>
          </table:table-cell>
          <table:table-cell table:style-name="ce0" office:value-type="string" calcext:value-type="string">
            <text:p>35260411389565000200570050003978401000840308</text:p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71">
            <text:p>305871</text:p>
          </table:table-cell>
          <table:table-cell table:style-name="ce0" table:number-columns-spanned="4" table:number-rows-spanned="1" office:value-type="string" calcext:value-type="string">
            <text:p>669 - BLUKIT INDUSTRIA DE PLASTICOS LTDA</text:p>
          </table:table-cell>
          <table:covered-table-cell table:number-columns-repeated="3"/>
          <table:table-cell table:style-name="ce0" office:value-type="string" calcext:value-type="string">
            <text:p>754.15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3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16.85">
            <text:p>916,8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899.9">
            <text:p>899,9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04928">
            <text:p>0,105</text:p>
          </table:table-cell>
          <table:table-cell table:style-name="ce12N2" office:value-type="float" office:value="6.69">
            <text:p>6,6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16,8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1">
            <text:p>61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16.95">
            <text:p>16,95</text:p>
          </table:table-cell>
          <table:table-cell table:style-name="ce12N2" office:value-type="float" office:value="899.9">
            <text:p>899,90</text:p>
          </table:table-cell>
          <table:table-cell table:style-name="ce12N2" office:value-type="float" office:value="43.07">
            <text:p>43,0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0964152000015855001000754155106274170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14">
            <text:p>30591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2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66.64">
            <text:p>366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44.26">
            <text:p>344,2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7989">
            <text:p>0,008</text:p>
          </table:table-cell>
          <table:table-cell table:style-name="ce12N2" office:value-type="float" office:value="1.76">
            <text:p>1,7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66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2.38">
            <text:p>22,38</text:p>
          </table:table-cell>
          <table:table-cell table:style-name="ce12N2" office:value-type="float" office:value="344.26">
            <text:p>344,26</text:p>
          </table:table-cell>
          <table:table-cell table:style-name="ce12N2" office:value-type="float" office:value="13.77">
            <text:p>13,7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20135427318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15">
            <text:p>305915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2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66.64">
            <text:p>366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44.26">
            <text:p>344,2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7989">
            <text:p>0,008</text:p>
          </table:table-cell>
          <table:table-cell table:style-name="ce12N2" office:value-type="float" office:value="1.76">
            <text:p>1,7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66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2.38">
            <text:p>22,38</text:p>
          </table:table-cell>
          <table:table-cell table:style-name="ce12N2" office:value-type="float" office:value="344.26">
            <text:p>344,26</text:p>
          </table:table-cell>
          <table:table-cell table:style-name="ce12N2" office:value-type="float" office:value="13.77">
            <text:p>13,7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21193895890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16">
            <text:p>30591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2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66.64">
            <text:p>366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44.26">
            <text:p>344,2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7989">
            <text:p>0,008</text:p>
          </table:table-cell>
          <table:table-cell table:style-name="ce12N2" office:value-type="float" office:value="1.76">
            <text:p>1,7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66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2.38">
            <text:p>22,38</text:p>
          </table:table-cell>
          <table:table-cell table:style-name="ce12N2" office:value-type="float" office:value="344.26">
            <text:p>344,26</text:p>
          </table:table-cell>
          <table:table-cell table:style-name="ce12N2" office:value-type="float" office:value="13.77">
            <text:p>13,7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22187296356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36">
            <text:p>30593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2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2.44">
            <text:p>42,4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9.85">
            <text:p>39,8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284">
            <text:p>0,002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2,4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.59">
            <text:p>2,59</text:p>
          </table:table-cell>
          <table:table-cell table:style-name="ce12N2" office:value-type="float" office:value="39.85">
            <text:p>39,85</text:p>
          </table:table-cell>
          <table:table-cell table:style-name="ce12N2" office:value-type="float" office:value="1.59">
            <text:p>1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28111518854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37">
            <text:p>305937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2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2.44">
            <text:p>42,4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9.85">
            <text:p>39,8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284">
            <text:p>0,002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2,4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.59">
            <text:p>2,59</text:p>
          </table:table-cell>
          <table:table-cell table:style-name="ce12N2" office:value-type="float" office:value="39.85">
            <text:p>39,85</text:p>
          </table:table-cell>
          <table:table-cell table:style-name="ce12N2" office:value-type="float" office:value="1.59">
            <text:p>1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29164972460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38">
            <text:p>305938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3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2.44">
            <text:p>42,4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9.85">
            <text:p>39,8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284">
            <text:p>0,002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2,4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.59">
            <text:p>2,59</text:p>
          </table:table-cell>
          <table:table-cell table:style-name="ce12N2" office:value-type="float" office:value="39.85">
            <text:p>39,85</text:p>
          </table:table-cell>
          <table:table-cell table:style-name="ce12N2" office:value-type="float" office:value="1.59">
            <text:p>1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30130389647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47">
            <text:p>305947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3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9.55">
            <text:p>329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09.44">
            <text:p>309,4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7132">
            <text:p>0,017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9,5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0.11">
            <text:p>20,11</text:p>
          </table:table-cell>
          <table:table-cell table:style-name="ce12N2" office:value-type="float" office:value="309.44">
            <text:p>309,44</text:p>
          </table:table-cell>
          <table:table-cell table:style-name="ce12N2" office:value-type="float" office:value="12.38">
            <text:p>12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37180981843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48">
            <text:p>305948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3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9.55">
            <text:p>329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09.44">
            <text:p>309,4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7132">
            <text:p>0,017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9,5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0.11">
            <text:p>20,11</text:p>
          </table:table-cell>
          <table:table-cell table:style-name="ce12N2" office:value-type="float" office:value="309.44">
            <text:p>309,44</text:p>
          </table:table-cell>
          <table:table-cell table:style-name="ce12N2" office:value-type="float" office:value="12.38">
            <text:p>12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38171640626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49">
            <text:p>305949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3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9.55">
            <text:p>329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09.44">
            <text:p>309,4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7132">
            <text:p>0,017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9,5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0.11">
            <text:p>20,11</text:p>
          </table:table-cell>
          <table:table-cell table:style-name="ce12N2" office:value-type="float" office:value="309.44">
            <text:p>309,44</text:p>
          </table:table-cell>
          <table:table-cell table:style-name="ce12N2" office:value-type="float" office:value="12.38">
            <text:p>12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39159018018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54">
            <text:p>30595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71.46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6.7">
            <text:p>126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18.97">
            <text:p>118,9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1512">
            <text:p>0,002</text:p>
          </table:table-cell>
          <table:table-cell table:style-name="ce12N2" office:value-type="float" office:value="1.58">
            <text:p>1,5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26,7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7.73">
            <text:p>7,73</text:p>
          </table:table-cell>
          <table:table-cell table:style-name="ce12N2" office:value-type="float" office:value="118.97">
            <text:p>118,97</text:p>
          </table:table-cell>
          <table:table-cell table:style-name="ce12N2" office:value-type="float" office:value="4.76">
            <text:p>4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71464190548193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55">
            <text:p>305955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71.46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6.7">
            <text:p>126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18.97">
            <text:p>118,9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1512">
            <text:p>0,002</text:p>
          </table:table-cell>
          <table:table-cell table:style-name="ce12N2" office:value-type="float" office:value="1.58">
            <text:p>1,5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26,7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7.73">
            <text:p>7,73</text:p>
          </table:table-cell>
          <table:table-cell table:style-name="ce12N2" office:value-type="float" office:value="118.97">
            <text:p>118,97</text:p>
          </table:table-cell>
          <table:table-cell table:style-name="ce12N2" office:value-type="float" office:value="4.76">
            <text:p>4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71465183923822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56">
            <text:p>30595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71.46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6.7">
            <text:p>126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18.97">
            <text:p>118,9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1512">
            <text:p>0,002</text:p>
          </table:table-cell>
          <table:table-cell table:style-name="ce12N2" office:value-type="float" office:value="1.58">
            <text:p>1,5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26,7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7.73">
            <text:p>7,73</text:p>
          </table:table-cell>
          <table:table-cell table:style-name="ce12N2" office:value-type="float" office:value="118.97">
            <text:p>118,97</text:p>
          </table:table-cell>
          <table:table-cell table:style-name="ce12N2" office:value-type="float" office:value="4.76">
            <text:p>4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71466157170350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64">
            <text:p>30596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71.47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4.16">
            <text:p>84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79.02">
            <text:p>79,0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918">
            <text:p>0,001</text:p>
          </table:table-cell>
          <table:table-cell table:style-name="ce12N2" office:value-type="float" office:value="1.58">
            <text:p>1,5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4,1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5.14">
            <text:p>5,14</text:p>
          </table:table-cell>
          <table:table-cell table:style-name="ce12N2" office:value-type="float" office:value="79.02">
            <text:p>79,02</text:p>
          </table:table-cell>
          <table:table-cell table:style-name="ce12N2" office:value-type="float" office:value="3.16">
            <text:p>3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71471185211642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72">
            <text:p>305972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71.51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4.16">
            <text:p>84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79.02">
            <text:p>79,0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918">
            <text:p>0,001</text:p>
          </table:table-cell>
          <table:table-cell table:style-name="ce12N2" office:value-type="float" office:value="1.58">
            <text:p>1,5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4,1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5.14">
            <text:p>5,14</text:p>
          </table:table-cell>
          <table:table-cell table:style-name="ce12N2" office:value-type="float" office:value="79.02">
            <text:p>79,02</text:p>
          </table:table-cell>
          <table:table-cell table:style-name="ce12N2" office:value-type="float" office:value="3.16">
            <text:p>3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71519199975528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86" table:number-columns-spanned="22" table:number-rows-spanned="1" office:value-type="string" calcext:value-type="string">
            <text:p>Total geral</text:p>
          </table:table-cell>
          <table:covered-table-cell table:number-columns-repeated="21"/>
        </table:table-row>
        <table:table-row table:style-name="ro3">
          <table:table-cell table:style-name="ce78" office:value-type="string" calcext:value-type="string">
            <text:p>Qtd entradas</text:p>
          </table:table-cell>
          <table:table-cell table:style-name="ce78" office:value-type="string" calcext:value-type="string">
            <text:p>Valor desconto</text:p>
          </table:table-cell>
          <table:table-cell table:style-name="ce78" office:value-type="string" calcext:value-type="string">
            <text:p>Total frete</text:p>
          </table:table-cell>
          <table:table-cell table:style-name="ce78" office:value-type="string" calcext:value-type="string">
            <text:p>Outras despesas</text:p>
          </table:table-cell>
          <table:table-cell table:style-name="ce78" office:value-type="string" calcext:value-type="string">
            <text:p>Total de IPI</text:p>
          </table:table-cell>
          <table:table-cell table:style-name="ce78" office:value-type="string" calcext:value-type="string">
            <text:p>Base de ICMS</text:p>
          </table:table-cell>
          <table:table-cell table:style-name="ce78" office:value-type="string" calcext:value-type="string">
            <text:p>Total ICMS</text:p>
          </table:table-cell>
          <table:table-cell table:style-name="ce78" office:value-type="string" calcext:value-type="string">
            <text:p>Desp. extras</text:p>
          </table:table-cell>
          <table:table-cell table:style-name="ce78" office:value-type="string" calcext:value-type="string">
            <text:p>Desp extr mad</text:p>
          </table:table-cell>
          <table:table-cell table:style-name="ce78" office:value-type="string" calcext:value-type="string">
            <text:p>Frete conhec.</text:p>
          </table:table-cell>
          <table:table-cell table:style-name="ce78" office:value-type="string" calcext:value-type="string">
            <text:p>Total entradas</text:p>
          </table:table-cell>
          <table:table-cell table:style-name="ce78" office:value-type="string" calcext:value-type="string">
            <text:p>Desp. financ.</text:p>
          </table:table-cell>
          <table:table-cell table:style-name="ce78" office:value-type="string" calcext:value-type="string">
            <text:p>Base ST</text:p>
          </table:table-cell>
          <table:table-cell table:style-name="ce78" office:value-type="string" calcext:value-type="string">
            <text:p>Total ST</text:p>
          </table:table-cell>
          <table:table-cell table:style-name="ce78" office:value-type="string" calcext:value-type="string">
            <text:p>DARE guia</text:p>
          </table:table-cell>
          <table:table-cell table:style-name="ce78" office:value-type="string" calcext:value-type="string">
            <text:p>DARE antecip.</text:p>
          </table:table-cell>
          <table:table-cell table:style-name="ce78" office:value-type="string" calcext:value-type="string">
            <text:p>DARE 1566</text:p>
          </table:table-cell>
          <table:table-cell table:style-name="ce78" office:value-type="string" calcext:value-type="string">
            <text:p>Volume total</text:p>
          </table:table-cell>
          <table:table-cell table:style-name="ce78" office:value-type="string" calcext:value-type="string">
            <text:p>Total produtos</text:p>
          </table:table-cell>
          <table:table-cell table:style-name="ce78" office:value-type="string" calcext:value-type="string">
            <text:p>Total notas</text:p>
          </table:table-cell>
          <table:table-cell table:style-name="ce78" office:value-type="string" calcext:value-type="string">
            <text:p>Serviços</text:p>
          </table:table-cell>
          <table:table-cell table:style-name="ce78" office:value-type="string" calcext:value-type="string">
            <text:p>ISSQN</text:p>
          </table:table-cell>
        </table:table-row>
        <table:table-row table:style-name="ro1">
          <table:table-cell table:style-name="ce26N2" office:value-type="float" office:value="64">
            <text:p>64,00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4210.71">
            <text:p>4210,71</text:p>
          </table:table-cell>
          <table:table-cell table:style-name="ce26N2" office:value-type="float" office:value="141014.88">
            <text:p>141014,88</text:p>
          </table:table-cell>
          <table:table-cell table:style-name="ce26N2" office:value-type="float" office:value="8716.7">
            <text:p>8716,70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179.44">
            <text:p>179,44</text:p>
          </table:table-cell>
          <table:table-cell table:style-name="ce26N2" office:value-type="float" office:value="145225.59">
            <text:p>145225,59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3" office:value-type="float" office:value="3.776631">
            <text:p>3,777</text:p>
          </table:table-cell>
          <table:table-cell table:style-name="ce26N2" office:value-type="float" office:value="141014.88">
            <text:p>141014,88</text:p>
          </table:table-cell>
          <table:table-cell table:style-name="ce26N2" office:value-type="float" office:value="145225.59">
            <text:p>145225,59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3">
          <table:table-cell table:style-name="ce78" office:value-type="string" calcext:value-type="string">
            <text:p>Peso total</text:p>
          </table:table-cell>
          <table:table-cell table:style-name="ce78" office:value-type="string" calcext:value-type="string">
            <text:p>Valor apropriar</text:p>
          </table:table-cell>
          <table:table-cell table:style-name="ce78" office:value-type="string" calcext:value-type="string">
            <text:p>Valor custo oper.</text:p>
          </table:table-cell>
          <table:table-cell table:style-name="ce78" office:value-type="string" calcext:value-type="string">
            <text:p>Prazo médio</text:p>
          </table:table-cell>
          <table:table-cell table:style-name="ce78" office:value-type="string" calcext:value-type="string">
            <text:p>ISSQN retido</text:p>
          </table:table-cell>
          <table:table-cell table:style-name="ce78" office:value-type="string" calcext:value-type="string">
            <text:p>Valor ICMS diferido</text:p>
          </table:table-cell>
          <table:table-cell table:style-name="ce78" office:value-type="string" calcext:value-type="string">
            <text:p>Base FCP</text:p>
          </table:table-cell>
          <table:table-cell table:style-name="ce78" office:value-type="string" calcext:value-type="string">
            <text:p>Valor FCP</text:p>
          </table:table-cell>
          <table:table-cell table:style-name="ce78" office:value-type="string" calcext:value-type="string">
            <text:p>Base FCP ST</text:p>
          </table:table-cell>
          <table:table-cell table:style-name="ce78" office:value-type="string" calcext:value-type="string">
            <text:p>Valor FCP ST</text:p>
          </table:table-cell>
          <table:table-cell table:style-name="ce78" office:value-type="string" calcext:value-type="string">
            <text:p>Total FEEF - MT</text:p>
          </table:table-cell>
          <table:table-cell table:style-name="ce78" office:value-type="string" calcext:value-type="string">
            <text:p>Total Desc. ICMS desonerado</text:p>
          </table:table-cell>
          <table:table-cell table:style-name="ce78" office:value-type="string" calcext:value-type="string">
            <text:p>Total ICMS desc. PIS/COFINS</text:p>
          </table:table-cell>
        </table:table-row>
        <table:table-row table:style-name="ro1">
          <table:table-cell table:style-name="ce26N2" office:value-type="float" office:value="531.2">
            <text:p>531,20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45.88">
            <text:p>45,88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4" table:number-columns-spanned="65" table:number-rows-spanned="1" office:value-type="string" calcext:value-type="string">
            <text:p>Filtros selecionados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/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----------------------------------------------------------- F I L T R O S   S E L E C I O N A D O S ------------------------------------------------------------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Status..............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Ag. chegada da mercadori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Empres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1 - OBJETIVA ATACADISTA DA CONSTRUCAO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2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3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bservacao: SR ACABAMENTOS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rdenação dos itens: Ordem alfabética</text:p>
          </table:table-cell>
          <table:covered-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1" style:language-complex="hi" style:country-complex="IN"/>
    </style:defaul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/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/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3" number:min-integer-digits="1" number:grouping="true"/>
      <number:text>%</number:text>
    </number:percentage-style>
    <number:number-style style:name="N108">
      <number:number number:decimal-places="1" number:min-integer-digits="1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currency-style style:name="N110P0" style:volatile="true">
      <number:currency-symbol number:language="pt" number:country="BR">R$</number:currency-symbol>
      <number:text/>
      <number:number number:decimal-places="1" number:min-integer-digits="1" number:grouping="true"/>
    </number:currency-style>
    <number:currency-style style:name="N110">
      <style:text-properties fo:color="#ff0000"/>
      <number:text>-</number:text>
      <number:currency-symbol number:language="pt" number:country="BR">R$</number:currency-symbol>
      <number:text/>
      <number:number number:decimal-places="1" number:min-integer-digits="1" number:grouping="true"/>
      <style:map style:condition="value()&gt;=0" style:apply-style-name="N110P0"/>
    </number:currency-style>
    <number:percentage-style style:name="N111">
      <number:number number:decimal-places="1" number:min-integer-digits="1" number:grouping="true"/>
      <number:text>%</number:text>
    </number:percentage-style>
    <number:number-style style:name="N112P0" style:volatile="true">
      <number:number number:decimal-places="1" number:min-integer-digits="1" number:grouping="true"/>
    </number:number-style>
    <number:number-style style:name="N112">
      <style:text-properties fo:color="#ff0000"/>
      <number:text>-</number:text>
      <number:number number:decimal-places="1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currency-style style:name="N114P0" style:volatile="true">
      <number:currency-symbol number:language="pt" number:country="BR">R$</number:currency-symbol>
      <number:text/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pt" number:country="BR">R$</number:currency-symbol>
      <number:text/>
      <number:number number:decimal-places="3" number:min-integer-digits="1" number:grouping="true"/>
      <style:map style:condition="value()&gt;=0" style:apply-style-name="N114P0"/>
    </number:currency-style>
    <number:number-style style:name="N115P0" style:volatile="true">
      <number:number number:decimal-places="3" number:min-integer-digits="1" number:grouping="true"/>
    </number:number-style>
    <number:number-style style:name="N115">
      <style:text-properties fo:color="#ff0000"/>
      <number:text>-</number:text>
      <number:number number:decimal-places="3" number:min-integer-digits="1" number:grouping="true"/>
      <style:map style:condition="value()&gt;=0" style:apply-style-name="N115P0"/>
    </number:number-style>
    <number:currency-style style:name="N116P0" style:volatile="true">
			<number:currency-symbol number:language="pt" number:country="BR">R$</number:currency-symbol>
			<number:text/>
			<number:number number:decimal-places="4" number:min-integer-digits="1" number:grouping="true"/>,
		</number:currency-style>
    <number:currency-style style:name="N116">
      <style:text-properties fo:color="#ff0000"/>
      <number:text>-</number:text>
      <number:currency-symbol number:language="pt" number:country="BR">R$</number:currency-symbol>
      <number:text/>
      <number:number number:decimal-places="4" number:min-integer-digits="1" number:grouping="true"/>
      <style:map style:condition="value()&gt;=0" style:apply-style-name="N116P0"/>
    </number:currency-style>
    <number:number-style style:name="N117P0" style:volatile="true">
      <number:number number:decimal-places="4" number:min-integer-digits="1" number:grouping="true"/>
    </number:number-style>
    <number:number-style style:name="N117">
      <style:text-properties fo:color="#ff0000"/>
      <number:text>-</number:text>
      <number:number number:decimal-places="4" number:min-integer-digits="1" number:grouping="true"/>
      <style:map style:condition="value()&gt;=0" style:apply-style-name="N117P0"/>
    </number:number-style>
    <number:percentage-style style:name="N118">
      <number:number number:decimal-places="4" number:min-integer-digits="1" number:grouping="true"/>
      <number:text>%</number:text>
    </number:percentage-style>
    <number:currency-style style:name="N119P0" style:volatile="true">
      <number:currency-symbol number:language="pt" number:country="BR">R$</number:currency-symbol>
      <number:text/>
      <number:number number:decimal-places="5" number:min-integer-digits="1" number:grouping="true"/>
    </number:currency-style>
    <number:currency-style style:name="N119">
      <style:text-properties fo:color="#ff0000"/>
      <number:text>-</number:text>
      <number:currency-symbol number:language="pt" number:country="BR">R$</number:currency-symbol>
      <number:text/>
      <number:number number:decimal-places="5" number:min-integer-digits="1" number:grouping="true"/>
      <style:map style:condition="value()&gt;=0" style:apply-style-name="N119P0"/>
    </number:currency-style>
    <number:percentage-style style:name="N120">
      <number:number number:decimal-places="5" number:min-integer-digits="1" number:grouping="true"/>
      <number:text>%</number:text>
    </number:percentage-style>
    <number:number-style style:name="N121P0" style:volatile="true">
      <number:number number:decimal-places="5" number:min-integer-digits="1" number:grouping="true"/>
    </number:number-style>
    <number:number-style style:name="N121">
      <style:text-properties fo:color="#ff0000"/>
      <number:text>-</number:text>
      <number:number number:decimal-places="5" number:min-integer-digits="1" number:grouping="true"/>
      <style:map style:condition="value()&gt;=0" style:apply-style-name="N121P0"/>
    </number:number-style>
    <number:currency-style style:name="N122P0" style:volatile="true">
      <number:currency-symbol number:language="pt" number:country="BR">R$</number:currency-symbol>
      <number:text/>
      <number:number number:decimal-places="6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/>
      <number:number number:decimal-places="6" number:min-integer-digits="1" number:grouping="true"/>
      <style:map style:condition="value()&gt;=0" style:apply-style-name="N122P0"/>
    </number:currency-style>
    <number:percentage-style style:name="N123">
      <number:number number:decimal-places="6" number:min-integer-digits="1" number:grouping="true"/>
      <number:text>%</number:text>
    </number:percentage-style>
    <number:number-style style:name="N124P0" style:volatile="true">
      <number:number number:decimal-places="6" number:min-integer-digits="1" number:grouping="true"/>
    </number:number-style>
    <number:number-style style:name="N124">
      <style:text-properties fo:color="#ff0000"/>
      <number:text>-</number:text>
      <number:number number:decimal-places="6" number:min-integer-digits="1" number:grouping="true"/>
      <style:map style:condition="value()&gt;=0" style:apply-style-name="N124P0"/>
    </number:number-style>
    <number:currency-style style:name="N125P0" style:volatile="true">
      <number:currency-symbol number:language="pt" number:country="BR">R$</number:currency-symbol>
      <number:text/>
      <number:number number:decimal-places="7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/>
      <number:number number:decimal-places="7" number:min-integer-digits="1" number:grouping="true"/>
      <style:map style:condition="value()&gt;=0" style:apply-style-name="N125P0"/>
    </number:currency-style>
    <number:percentage-style style:name="N126">
      <number:number number:decimal-places="7" number:min-integer-digits="1" number:grouping="true"/>
      <number:text>%</number:text>
    </number:percentage-style>
    <number:number-style style:name="N127P0" style:volatile="true">
      <number:number number:decimal-places="7" number:min-integer-digits="1" number:grouping="true"/>
    </number:number-style>
    <number:number-style style:name="N127">
      <style:text-properties fo:color="#ff0000"/>
      <number:text>-</number:text>
      <number:number number:decimal-places="7" number:min-integer-digits="1" number:grouping="true"/>
      <style:map style:condition="value()&gt;=0" style:apply-style-name="N127P0"/>
    </number:number-style>
    <number:currency-style style:name="N128P0" style:volatile="true">
      <number:currency-symbol number:language="pt" number:country="BR">R$</number:currency-symbol>
      <number:text/>
      <number:number number:decimal-places="8" number:min-integer-digits="1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/>
      <number:number number:decimal-places="8" number:min-integer-digits="1" number:grouping="true"/>
      <style:map style:condition="value()&gt;=0" style:apply-style-name="N128P0"/>
    </number:currency-style>
    <number:percentage-style style:name="N129">
      <number:number number:decimal-places="8" number:min-integer-digits="1" number:grouping="true"/>
      <number:text>%</number:text>
    </number:percentage-style>
    <number:number-style style:name="N130P0" style:volatile="true">
      <number:number number:decimal-places="8" number:min-integer-digits="1" number:grouping="true"/>
    </number:number-style>
    <number:number-style style:name="N130">
      <style:text-properties fo:color="#ff0000"/>
      <number:text>-</number:text>
      <number:number number:decimal-places="8" number:min-integer-digits="1" number:grouping="true"/>
      <style:map style:condition="value()&gt;=0" style:apply-style-name="N130P0"/>
    </number:number-style>
    <number:percentage-style style:name="N10">
      <number:number number:decimal-places="0" number:min-integer-digits="1" number:grouping="true"/>
      <number:text>%</number:text>
    </number:percentage-style>
    <number:percentage-style style:name="N11">
      <number:number number:decimal-places="2" number:min-integer-digits="1" number:grouping="true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  <number:text>:</number:text>
      <number:seconds number:style="long"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currency-style style:name="N103P0" style:volatile="true">
      <number:currency-symbol number:language="pt" number:country="BR">R$</number:currency-symbol>
      <number:text/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pt" number:country="BR">R$</number:currency-symbol>
      <number:text/>
      <number:number number:decimal-places="0" number:min-integer-digits="1" number:grouping="true"/>
      <style:map style:condition="value()&gt;=0" style:apply-style-name="N103P0"/>
    </number:currency-style>
    <style:style style:name="ce0" style:family="table-cell">
      <style:table-cell-properties style:text-align-source="fix" style:repeat-content="false"/>
      <style:paragraph-properties fo:text-align="start"/>
      <style:text-properties style:font-name="Tahoma" fo:font-size="10pt"/>
    </style:style>
    <style:style style:name="ce0DA" style:family="table-cell" style:parent-style-name="ce0" style:data-style-name="N36"/>
    <style:style style:name="ce0DH" style:family="table-cell" style:parent-style-name="ce0" style:data-style-name="N51"/>
    <style:style style:name="ce0DE" style:family="table-cell" style:parent-style-name="ce0" style:data-style-name="N76"/>
    <style:style style:name="ce0C0" style:family="table-cell" style:parent-style-name="ce0" style:data-style-name="N103"/>
    <style:style style:name="ce0P0" style:family="table-cell" style:parent-style-name="ce0" style:data-style-name="N10"/>
    <style:style style:name="ce0N0" style:family="table-cell" style:parent-style-name="ce0" style:data-style-name="N113"/>
    <style:style style:name="ce0C1" style:family="table-cell" style:parent-style-name="ce0" style:data-style-name="N110"/>
    <style:style style:name="ce0P1" style:family="table-cell" style:parent-style-name="ce0" style:data-style-name="N111"/>
    <style:style style:name="ce0N1" style:family="table-cell" style:parent-style-name="ce0" style:data-style-name="N112"/>
    <style:style style:name="ce0C2" style:family="table-cell" style:parent-style-name="ce0" style:data-style-name="N104"/>
    <style:style style:name="ce0P2" style:family="table-cell" style:parent-style-name="ce0" style:data-style-name="N11"/>
    <style:style style:name="ce0N2" style:family="table-cell" style:parent-style-name="ce0" style:data-style-name="N109"/>
    <style:style style:name="ce0C3" style:family="table-cell" style:parent-style-name="ce0" style:data-style-name="N114"/>
    <style:style style:name="ce0P3" style:family="table-cell" style:parent-style-name="ce0" style:data-style-name="N107"/>
    <style:style style:name="ce0N3" style:family="table-cell" style:parent-style-name="ce0" style:data-style-name="N115"/>
    <style:style style:name="ce0C4" style:family="table-cell" style:parent-style-name="ce0" style:data-style-name="N116"/>
    <style:style style:name="ce0P4" style:family="table-cell" style:parent-style-name="ce0" style:data-style-name="N118"/>
    <style:style style:name="ce0N4" style:family="table-cell" style:parent-style-name="ce0" style:data-style-name="N117"/>
    <style:style style:name="ce0C5" style:family="table-cell" style:parent-style-name="ce0" style:data-style-name="N119"/>
    <style:style style:name="ce0P5" style:family="table-cell" style:parent-style-name="ce0" style:data-style-name="N120"/>
    <style:style style:name="ce0N5" style:family="table-cell" style:parent-style-name="ce0" style:data-style-name="N121"/>
    <style:style style:name="ce0C6" style:family="table-cell" style:parent-style-name="ce0" style:data-style-name="N122"/>
    <style:style style:name="ce0P6" style:family="table-cell" style:parent-style-name="ce0" style:data-style-name="N123"/>
    <style:style style:name="ce0N6" style:family="table-cell" style:parent-style-name="ce0" style:data-style-name="N124"/>
    <style:style style:name="ce0C7" style:family="table-cell" style:parent-style-name="ce0" style:data-style-name="N125"/>
    <style:style style:name="ce0P7" style:family="table-cell" style:parent-style-name="ce0" style:data-style-name="N126"/>
    <style:style style:name="ce0N7" style:family="table-cell" style:parent-style-name="ce0" style:data-style-name="N127"/>
    <style:style style:name="ce0C8" style:family="table-cell" style:parent-style-name="ce0" style:data-style-name="N128"/>
    <style:style style:name="ce0P8" style:family="table-cell" style:parent-style-name="ce0" style:data-style-name="N129"/>
    <style:style style:name="ce0N8" style:family="table-cell" style:parent-style-name="ce0" style:data-style-name="N130"/>
    <style:style style:name="ce1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20pt" fo:font-weight="bold"/>
    </style:style>
    <style:style style:name="ce1DA" style:family="table-cell" style:parent-style-name="ce1" style:data-style-name="N36"/>
    <style:style style:name="ce1DH" style:family="table-cell" style:parent-style-name="ce1" style:data-style-name="N51"/>
    <style:style style:name="ce1DE" style:family="table-cell" style:parent-style-name="ce1" style:data-style-name="N76"/>
    <style:style style:name="ce1C0" style:family="table-cell" style:parent-style-name="ce1" style:data-style-name="N103"/>
    <style:style style:name="ce1P0" style:family="table-cell" style:parent-style-name="ce1" style:data-style-name="N10"/>
    <style:style style:name="ce1N0" style:family="table-cell" style:parent-style-name="ce1" style:data-style-name="N113"/>
    <style:style style:name="ce1C1" style:family="table-cell" style:parent-style-name="ce1" style:data-style-name="N110"/>
    <style:style style:name="ce1P1" style:family="table-cell" style:parent-style-name="ce1" style:data-style-name="N111"/>
    <style:style style:name="ce1N1" style:family="table-cell" style:parent-style-name="ce1" style:data-style-name="N112"/>
    <style:style style:name="ce1C2" style:family="table-cell" style:parent-style-name="ce1" style:data-style-name="N104"/>
    <style:style style:name="ce1P2" style:family="table-cell" style:parent-style-name="ce1" style:data-style-name="N11"/>
    <style:style style:name="ce1N2" style:family="table-cell" style:parent-style-name="ce1" style:data-style-name="N109"/>
    <style:style style:name="ce1C3" style:family="table-cell" style:parent-style-name="ce1" style:data-style-name="N114"/>
    <style:style style:name="ce1P3" style:family="table-cell" style:parent-style-name="ce1" style:data-style-name="N107"/>
    <style:style style:name="ce1N3" style:family="table-cell" style:parent-style-name="ce1" style:data-style-name="N115"/>
    <style:style style:name="ce1C4" style:family="table-cell" style:parent-style-name="ce1" style:data-style-name="N116"/>
    <style:style style:name="ce1P4" style:family="table-cell" style:parent-style-name="ce1" style:data-style-name="N118"/>
    <style:style style:name="ce1N4" style:family="table-cell" style:parent-style-name="ce1" style:data-style-name="N117"/>
    <style:style style:name="ce1C5" style:family="table-cell" style:parent-style-name="ce1" style:data-style-name="N119"/>
    <style:style style:name="ce1P5" style:family="table-cell" style:parent-style-name="ce1" style:data-style-name="N120"/>
    <style:style style:name="ce1N5" style:family="table-cell" style:parent-style-name="ce1" style:data-style-name="N121"/>
    <style:style style:name="ce1C6" style:family="table-cell" style:parent-style-name="ce1" style:data-style-name="N122"/>
    <style:style style:name="ce1P6" style:family="table-cell" style:parent-style-name="ce1" style:data-style-name="N123"/>
    <style:style style:name="ce1N6" style:family="table-cell" style:parent-style-name="ce1" style:data-style-name="N124"/>
    <style:style style:name="ce1C7" style:family="table-cell" style:parent-style-name="ce1" style:data-style-name="N125"/>
    <style:style style:name="ce1P7" style:family="table-cell" style:parent-style-name="ce1" style:data-style-name="N126"/>
    <style:style style:name="ce1N7" style:family="table-cell" style:parent-style-name="ce1" style:data-style-name="N127"/>
    <style:style style:name="ce1C8" style:family="table-cell" style:parent-style-name="ce1" style:data-style-name="N128"/>
    <style:style style:name="ce1P8" style:family="table-cell" style:parent-style-name="ce1" style:data-style-name="N129"/>
    <style:style style:name="ce1N8" style:family="table-cell" style:parent-style-name="ce1" style:data-style-name="N130"/>
    <style:style style:name="ce2" style:family="table-cell">
      <style:table-cell-properties style:text-align-source="fix" style:repeat-content="false"/>
      <style:paragraph-properties fo:text-align="start"/>
      <style:text-properties fo:color="#999999" style:font-name="Tahoma" fo:font-weight="bold"/>
    </style:style>
    <style:style style:name="ce2DA" style:family="table-cell" style:parent-style-name="ce2" style:data-style-name="N36"/>
    <style:style style:name="ce2DH" style:family="table-cell" style:parent-style-name="ce2" style:data-style-name="N51"/>
    <style:style style:name="ce2DE" style:family="table-cell" style:parent-style-name="ce2" style:data-style-name="N76"/>
    <style:style style:name="ce2C0" style:family="table-cell" style:parent-style-name="ce2" style:data-style-name="N103"/>
    <style:style style:name="ce2P0" style:family="table-cell" style:parent-style-name="ce2" style:data-style-name="N10"/>
    <style:style style:name="ce2N0" style:family="table-cell" style:parent-style-name="ce2" style:data-style-name="N113"/>
    <style:style style:name="ce2C1" style:family="table-cell" style:parent-style-name="ce2" style:data-style-name="N110"/>
    <style:style style:name="ce2P1" style:family="table-cell" style:parent-style-name="ce2" style:data-style-name="N111"/>
    <style:style style:name="ce2N1" style:family="table-cell" style:parent-style-name="ce2" style:data-style-name="N112"/>
    <style:style style:name="ce2C2" style:family="table-cell" style:parent-style-name="ce2" style:data-style-name="N104"/>
    <style:style style:name="ce2P2" style:family="table-cell" style:parent-style-name="ce2" style:data-style-name="N11"/>
    <style:style style:name="ce2N2" style:family="table-cell" style:parent-style-name="ce2" style:data-style-name="N109"/>
    <style:style style:name="ce2C3" style:family="table-cell" style:parent-style-name="ce2" style:data-style-name="N114"/>
    <style:style style:name="ce2P3" style:family="table-cell" style:parent-style-name="ce2" style:data-style-name="N107"/>
    <style:style style:name="ce2N3" style:family="table-cell" style:parent-style-name="ce2" style:data-style-name="N115"/>
    <style:style style:name="ce2C4" style:family="table-cell" style:parent-style-name="ce2" style:data-style-name="N116"/>
    <style:style style:name="ce2P4" style:family="table-cell" style:parent-style-name="ce2" style:data-style-name="N118"/>
    <style:style style:name="ce2N4" style:family="table-cell" style:parent-style-name="ce2" style:data-style-name="N117"/>
    <style:style style:name="ce2C5" style:family="table-cell" style:parent-style-name="ce2" style:data-style-name="N119"/>
    <style:style style:name="ce2P5" style:family="table-cell" style:parent-style-name="ce2" style:data-style-name="N120"/>
    <style:style style:name="ce2N5" style:family="table-cell" style:parent-style-name="ce2" style:data-style-name="N121"/>
    <style:style style:name="ce2C6" style:family="table-cell" style:parent-style-name="ce2" style:data-style-name="N122"/>
    <style:style style:name="ce2P6" style:family="table-cell" style:parent-style-name="ce2" style:data-style-name="N123"/>
    <style:style style:name="ce2N6" style:family="table-cell" style:parent-style-name="ce2" style:data-style-name="N124"/>
    <style:style style:name="ce2C7" style:family="table-cell" style:parent-style-name="ce2" style:data-style-name="N125"/>
    <style:style style:name="ce2P7" style:family="table-cell" style:parent-style-name="ce2" style:data-style-name="N126"/>
    <style:style style:name="ce2N7" style:family="table-cell" style:parent-style-name="ce2" style:data-style-name="N127"/>
    <style:style style:name="ce2C8" style:family="table-cell" style:parent-style-name="ce2" style:data-style-name="N128"/>
    <style:style style:name="ce2P8" style:family="table-cell" style:parent-style-name="ce2" style:data-style-name="N129"/>
    <style:style style:name="ce2N8" style:family="table-cell" style:parent-style-name="ce2" style:data-style-name="N130"/>
    <style:style style:name="ce3" style:family="table-cell">
      <style:table-cell-properties style:text-align-source="fix" style:repeat-content="false"/>
      <style:paragraph-properties fo:text-align="end"/>
      <style:text-properties fo:color="#999999" style:font-name="Tahoma" fo:font-weight="bold"/>
    </style:style>
    <style:style style:name="ce3DA" style:family="table-cell" style:parent-style-name="ce3" style:data-style-name="N36"/>
    <style:style style:name="ce3DH" style:family="table-cell" style:parent-style-name="ce3" style:data-style-name="N51"/>
    <style:style style:name="ce3DE" style:family="table-cell" style:parent-style-name="ce3" style:data-style-name="N76"/>
    <style:style style:name="ce3C0" style:family="table-cell" style:parent-style-name="ce3" style:data-style-name="N103"/>
    <style:style style:name="ce3P0" style:family="table-cell" style:parent-style-name="ce3" style:data-style-name="N10"/>
    <style:style style:name="ce3N0" style:family="table-cell" style:parent-style-name="ce3" style:data-style-name="N113"/>
    <style:style style:name="ce3C1" style:family="table-cell" style:parent-style-name="ce3" style:data-style-name="N110"/>
    <style:style style:name="ce3P1" style:family="table-cell" style:parent-style-name="ce3" style:data-style-name="N111"/>
    <style:style style:name="ce3N1" style:family="table-cell" style:parent-style-name="ce3" style:data-style-name="N112"/>
    <style:style style:name="ce3C2" style:family="table-cell" style:parent-style-name="ce3" style:data-style-name="N104"/>
    <style:style style:name="ce3P2" style:family="table-cell" style:parent-style-name="ce3" style:data-style-name="N11"/>
    <style:style style:name="ce3N2" style:family="table-cell" style:parent-style-name="ce3" style:data-style-name="N109"/>
    <style:style style:name="ce3C3" style:family="table-cell" style:parent-style-name="ce3" style:data-style-name="N114"/>
    <style:style style:name="ce3P3" style:family="table-cell" style:parent-style-name="ce3" style:data-style-name="N107"/>
    <style:style style:name="ce3N3" style:family="table-cell" style:parent-style-name="ce3" style:data-style-name="N115"/>
    <style:style style:name="ce3C4" style:family="table-cell" style:parent-style-name="ce3" style:data-style-name="N116"/>
    <style:style style:name="ce3P4" style:family="table-cell" style:parent-style-name="ce3" style:data-style-name="N118"/>
    <style:style style:name="ce3N4" style:family="table-cell" style:parent-style-name="ce3" style:data-style-name="N117"/>
    <style:style style:name="ce3C5" style:family="table-cell" style:parent-style-name="ce3" style:data-style-name="N119"/>
    <style:style style:name="ce3P5" style:family="table-cell" style:parent-style-name="ce3" style:data-style-name="N120"/>
    <style:style style:name="ce3N5" style:family="table-cell" style:parent-style-name="ce3" style:data-style-name="N121"/>
    <style:style style:name="ce3C6" style:family="table-cell" style:parent-style-name="ce3" style:data-style-name="N122"/>
    <style:style style:name="ce3P6" style:family="table-cell" style:parent-style-name="ce3" style:data-style-name="N123"/>
    <style:style style:name="ce3N6" style:family="table-cell" style:parent-style-name="ce3" style:data-style-name="N124"/>
    <style:style style:name="ce3C7" style:family="table-cell" style:parent-style-name="ce3" style:data-style-name="N125"/>
    <style:style style:name="ce3P7" style:family="table-cell" style:parent-style-name="ce3" style:data-style-name="N126"/>
    <style:style style:name="ce3N7" style:family="table-cell" style:parent-style-name="ce3" style:data-style-name="N127"/>
    <style:style style:name="ce3C8" style:family="table-cell" style:parent-style-name="ce3" style:data-style-name="N128"/>
    <style:style style:name="ce3P8" style:family="table-cell" style:parent-style-name="ce3" style:data-style-name="N129"/>
    <style:style style:name="ce3N8" style:family="table-cell" style:parent-style-name="ce3" style:data-style-name="N130"/>
    <style:style style:name="ce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1pt" fo:font-weight="bold"/>
    </style:style>
    <style:style style:name="ce4DA" style:family="table-cell" style:parent-style-name="ce4" style:data-style-name="N36"/>
    <style:style style:name="ce4DH" style:family="table-cell" style:parent-style-name="ce4" style:data-style-name="N51"/>
    <style:style style:name="ce4DE" style:family="table-cell" style:parent-style-name="ce4" style:data-style-name="N76"/>
    <style:style style:name="ce4C0" style:family="table-cell" style:parent-style-name="ce4" style:data-style-name="N103"/>
    <style:style style:name="ce4P0" style:family="table-cell" style:parent-style-name="ce4" style:data-style-name="N10"/>
    <style:style style:name="ce4N0" style:family="table-cell" style:parent-style-name="ce4" style:data-style-name="N113"/>
    <style:style style:name="ce4C1" style:family="table-cell" style:parent-style-name="ce4" style:data-style-name="N110"/>
    <style:style style:name="ce4P1" style:family="table-cell" style:parent-style-name="ce4" style:data-style-name="N111"/>
    <style:style style:name="ce4N1" style:family="table-cell" style:parent-style-name="ce4" style:data-style-name="N112"/>
    <style:style style:name="ce4C2" style:family="table-cell" style:parent-style-name="ce4" style:data-style-name="N104"/>
    <style:style style:name="ce4P2" style:family="table-cell" style:parent-style-name="ce4" style:data-style-name="N11"/>
    <style:style style:name="ce4N2" style:family="table-cell" style:parent-style-name="ce4" style:data-style-name="N109"/>
    <style:style style:name="ce4C3" style:family="table-cell" style:parent-style-name="ce4" style:data-style-name="N114"/>
    <style:style style:name="ce4P3" style:family="table-cell" style:parent-style-name="ce4" style:data-style-name="N107"/>
    <style:style style:name="ce4N3" style:family="table-cell" style:parent-style-name="ce4" style:data-style-name="N115"/>
    <style:style style:name="ce4C4" style:family="table-cell" style:parent-style-name="ce4" style:data-style-name="N116"/>
    <style:style style:name="ce4P4" style:family="table-cell" style:parent-style-name="ce4" style:data-style-name="N118"/>
    <style:style style:name="ce4N4" style:family="table-cell" style:parent-style-name="ce4" style:data-style-name="N117"/>
    <style:style style:name="ce4C5" style:family="table-cell" style:parent-style-name="ce4" style:data-style-name="N119"/>
    <style:style style:name="ce4P5" style:family="table-cell" style:parent-style-name="ce4" style:data-style-name="N120"/>
    <style:style style:name="ce4N5" style:family="table-cell" style:parent-style-name="ce4" style:data-style-name="N121"/>
    <style:style style:name="ce4C6" style:family="table-cell" style:parent-style-name="ce4" style:data-style-name="N122"/>
    <style:style style:name="ce4P6" style:family="table-cell" style:parent-style-name="ce4" style:data-style-name="N123"/>
    <style:style style:name="ce4N6" style:family="table-cell" style:parent-style-name="ce4" style:data-style-name="N124"/>
    <style:style style:name="ce4C7" style:family="table-cell" style:parent-style-name="ce4" style:data-style-name="N125"/>
    <style:style style:name="ce4P7" style:family="table-cell" style:parent-style-name="ce4" style:data-style-name="N126"/>
    <style:style style:name="ce4N7" style:family="table-cell" style:parent-style-name="ce4" style:data-style-name="N127"/>
    <style:style style:name="ce4C8" style:family="table-cell" style:parent-style-name="ce4" style:data-style-name="N128"/>
    <style:style style:name="ce4P8" style:family="table-cell" style:parent-style-name="ce4" style:data-style-name="N129"/>
    <style:style style:name="ce4N8" style:family="table-cell" style:parent-style-name="ce4" style:data-style-name="N130"/>
    <style:style style:name="ce5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1pt" fo:font-weight="bold"/>
    </style:style>
    <style:style style:name="ce5DA" style:family="table-cell" style:parent-style-name="ce5" style:data-style-name="N36"/>
    <style:style style:name="ce5DH" style:family="table-cell" style:parent-style-name="ce5" style:data-style-name="N51"/>
    <style:style style:name="ce5DE" style:family="table-cell" style:parent-style-name="ce5" style:data-style-name="N76"/>
    <style:style style:name="ce5C0" style:family="table-cell" style:parent-style-name="ce5" style:data-style-name="N103"/>
    <style:style style:name="ce5P0" style:family="table-cell" style:parent-style-name="ce5" style:data-style-name="N10"/>
    <style:style style:name="ce5N0" style:family="table-cell" style:parent-style-name="ce5" style:data-style-name="N113"/>
    <style:style style:name="ce5C1" style:family="table-cell" style:parent-style-name="ce5" style:data-style-name="N110"/>
    <style:style style:name="ce5P1" style:family="table-cell" style:parent-style-name="ce5" style:data-style-name="N111"/>
    <style:style style:name="ce5N1" style:family="table-cell" style:parent-style-name="ce5" style:data-style-name="N112"/>
    <style:style style:name="ce5C2" style:family="table-cell" style:parent-style-name="ce5" style:data-style-name="N104"/>
    <style:style style:name="ce5P2" style:family="table-cell" style:parent-style-name="ce5" style:data-style-name="N11"/>
    <style:style style:name="ce5N2" style:family="table-cell" style:parent-style-name="ce5" style:data-style-name="N109"/>
    <style:style style:name="ce5C3" style:family="table-cell" style:parent-style-name="ce5" style:data-style-name="N114"/>
    <style:style style:name="ce5P3" style:family="table-cell" style:parent-style-name="ce5" style:data-style-name="N107"/>
    <style:style style:name="ce5N3" style:family="table-cell" style:parent-style-name="ce5" style:data-style-name="N115"/>
    <style:style style:name="ce5C4" style:family="table-cell" style:parent-style-name="ce5" style:data-style-name="N116"/>
    <style:style style:name="ce5P4" style:family="table-cell" style:parent-style-name="ce5" style:data-style-name="N118"/>
    <style:style style:name="ce5N4" style:family="table-cell" style:parent-style-name="ce5" style:data-style-name="N117"/>
    <style:style style:name="ce5C5" style:family="table-cell" style:parent-style-name="ce5" style:data-style-name="N119"/>
    <style:style style:name="ce5P5" style:family="table-cell" style:parent-style-name="ce5" style:data-style-name="N120"/>
    <style:style style:name="ce5N5" style:family="table-cell" style:parent-style-name="ce5" style:data-style-name="N121"/>
    <style:style style:name="ce5C6" style:family="table-cell" style:parent-style-name="ce5" style:data-style-name="N122"/>
    <style:style style:name="ce5P6" style:family="table-cell" style:parent-style-name="ce5" style:data-style-name="N123"/>
    <style:style style:name="ce5N6" style:family="table-cell" style:parent-style-name="ce5" style:data-style-name="N124"/>
    <style:style style:name="ce5C7" style:family="table-cell" style:parent-style-name="ce5" style:data-style-name="N125"/>
    <style:style style:name="ce5P7" style:family="table-cell" style:parent-style-name="ce5" style:data-style-name="N126"/>
    <style:style style:name="ce5N7" style:family="table-cell" style:parent-style-name="ce5" style:data-style-name="N127"/>
    <style:style style:name="ce5C8" style:family="table-cell" style:parent-style-name="ce5" style:data-style-name="N128"/>
    <style:style style:name="ce5P8" style:family="table-cell" style:parent-style-name="ce5" style:data-style-name="N129"/>
    <style:style style:name="ce5N8" style:family="table-cell" style:parent-style-name="ce5" style:data-style-name="N130"/>
    <style:style style:name="ce6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1pt" fo:font-weight="bold"/>
    </style:style>
    <style:style style:name="ce6DA" style:family="table-cell" style:parent-style-name="ce6" style:data-style-name="N36"/>
    <style:style style:name="ce6DH" style:family="table-cell" style:parent-style-name="ce6" style:data-style-name="N51"/>
    <style:style style:name="ce6DE" style:family="table-cell" style:parent-style-name="ce6" style:data-style-name="N76"/>
    <style:style style:name="ce6C0" style:family="table-cell" style:parent-style-name="ce6" style:data-style-name="N103"/>
    <style:style style:name="ce6P0" style:family="table-cell" style:parent-style-name="ce6" style:data-style-name="N10"/>
    <style:style style:name="ce6N0" style:family="table-cell" style:parent-style-name="ce6" style:data-style-name="N113"/>
    <style:style style:name="ce6C1" style:family="table-cell" style:parent-style-name="ce6" style:data-style-name="N110"/>
    <style:style style:name="ce6P1" style:family="table-cell" style:parent-style-name="ce6" style:data-style-name="N111"/>
    <style:style style:name="ce6N1" style:family="table-cell" style:parent-style-name="ce6" style:data-style-name="N112"/>
    <style:style style:name="ce6C2" style:family="table-cell" style:parent-style-name="ce6" style:data-style-name="N104"/>
    <style:style style:name="ce6P2" style:family="table-cell" style:parent-style-name="ce6" style:data-style-name="N11"/>
    <style:style style:name="ce6N2" style:family="table-cell" style:parent-style-name="ce6" style:data-style-name="N109"/>
    <style:style style:name="ce6C3" style:family="table-cell" style:parent-style-name="ce6" style:data-style-name="N114"/>
    <style:style style:name="ce6P3" style:family="table-cell" style:parent-style-name="ce6" style:data-style-name="N107"/>
    <style:style style:name="ce6N3" style:family="table-cell" style:parent-style-name="ce6" style:data-style-name="N115"/>
    <style:style style:name="ce6C4" style:family="table-cell" style:parent-style-name="ce6" style:data-style-name="N116"/>
    <style:style style:name="ce6P4" style:family="table-cell" style:parent-style-name="ce6" style:data-style-name="N118"/>
    <style:style style:name="ce6N4" style:family="table-cell" style:parent-style-name="ce6" style:data-style-name="N117"/>
    <style:style style:name="ce6C5" style:family="table-cell" style:parent-style-name="ce6" style:data-style-name="N119"/>
    <style:style style:name="ce6P5" style:family="table-cell" style:parent-style-name="ce6" style:data-style-name="N120"/>
    <style:style style:name="ce6N5" style:family="table-cell" style:parent-style-name="ce6" style:data-style-name="N121"/>
    <style:style style:name="ce6C6" style:family="table-cell" style:parent-style-name="ce6" style:data-style-name="N122"/>
    <style:style style:name="ce6P6" style:family="table-cell" style:parent-style-name="ce6" style:data-style-name="N123"/>
    <style:style style:name="ce6N6" style:family="table-cell" style:parent-style-name="ce6" style:data-style-name="N124"/>
    <style:style style:name="ce6C7" style:family="table-cell" style:parent-style-name="ce6" style:data-style-name="N125"/>
    <style:style style:name="ce6P7" style:family="table-cell" style:parent-style-name="ce6" style:data-style-name="N126"/>
    <style:style style:name="ce6N7" style:family="table-cell" style:parent-style-name="ce6" style:data-style-name="N127"/>
    <style:style style:name="ce6C8" style:family="table-cell" style:parent-style-name="ce6" style:data-style-name="N128"/>
    <style:style style:name="ce6P8" style:family="table-cell" style:parent-style-name="ce6" style:data-style-name="N129"/>
    <style:style style:name="ce6N8" style:family="table-cell" style:parent-style-name="ce6" style:data-style-name="N130"/>
    <style:style style:name="ce7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7DA" style:family="table-cell" style:parent-style-name="ce7" style:data-style-name="N36"/>
    <style:style style:name="ce7DH" style:family="table-cell" style:parent-style-name="ce7" style:data-style-name="N51"/>
    <style:style style:name="ce7DE" style:family="table-cell" style:parent-style-name="ce7" style:data-style-name="N76"/>
    <style:style style:name="ce7C0" style:family="table-cell" style:parent-style-name="ce7" style:data-style-name="N103"/>
    <style:style style:name="ce7P0" style:family="table-cell" style:parent-style-name="ce7" style:data-style-name="N10"/>
    <style:style style:name="ce7N0" style:family="table-cell" style:parent-style-name="ce7" style:data-style-name="N113"/>
    <style:style style:name="ce7C1" style:family="table-cell" style:parent-style-name="ce7" style:data-style-name="N110"/>
    <style:style style:name="ce7P1" style:family="table-cell" style:parent-style-name="ce7" style:data-style-name="N111"/>
    <style:style style:name="ce7N1" style:family="table-cell" style:parent-style-name="ce7" style:data-style-name="N112"/>
    <style:style style:name="ce7C2" style:family="table-cell" style:parent-style-name="ce7" style:data-style-name="N104"/>
    <style:style style:name="ce7P2" style:family="table-cell" style:parent-style-name="ce7" style:data-style-name="N11"/>
    <style:style style:name="ce7N2" style:family="table-cell" style:parent-style-name="ce7" style:data-style-name="N109"/>
    <style:style style:name="ce7C3" style:family="table-cell" style:parent-style-name="ce7" style:data-style-name="N114"/>
    <style:style style:name="ce7P3" style:family="table-cell" style:parent-style-name="ce7" style:data-style-name="N107"/>
    <style:style style:name="ce7N3" style:family="table-cell" style:parent-style-name="ce7" style:data-style-name="N115"/>
    <style:style style:name="ce7C4" style:family="table-cell" style:parent-style-name="ce7" style:data-style-name="N116"/>
    <style:style style:name="ce7P4" style:family="table-cell" style:parent-style-name="ce7" style:data-style-name="N118"/>
    <style:style style:name="ce7N4" style:family="table-cell" style:parent-style-name="ce7" style:data-style-name="N117"/>
    <style:style style:name="ce7C5" style:family="table-cell" style:parent-style-name="ce7" style:data-style-name="N119"/>
    <style:style style:name="ce7P5" style:family="table-cell" style:parent-style-name="ce7" style:data-style-name="N120"/>
    <style:style style:name="ce7N5" style:family="table-cell" style:parent-style-name="ce7" style:data-style-name="N121"/>
    <style:style style:name="ce7C6" style:family="table-cell" style:parent-style-name="ce7" style:data-style-name="N122"/>
    <style:style style:name="ce7P6" style:family="table-cell" style:parent-style-name="ce7" style:data-style-name="N123"/>
    <style:style style:name="ce7N6" style:family="table-cell" style:parent-style-name="ce7" style:data-style-name="N124"/>
    <style:style style:name="ce7C7" style:family="table-cell" style:parent-style-name="ce7" style:data-style-name="N125"/>
    <style:style style:name="ce7P7" style:family="table-cell" style:parent-style-name="ce7" style:data-style-name="N126"/>
    <style:style style:name="ce7N7" style:family="table-cell" style:parent-style-name="ce7" style:data-style-name="N127"/>
    <style:style style:name="ce7C8" style:family="table-cell" style:parent-style-name="ce7" style:data-style-name="N128"/>
    <style:style style:name="ce7P8" style:family="table-cell" style:parent-style-name="ce7" style:data-style-name="N129"/>
    <style:style style:name="ce7N8" style:family="table-cell" style:parent-style-name="ce7" style:data-style-name="N130"/>
    <style:style style:name="ce8" style:family="table-cell">
      <style:table-cell-properties style:text-align-source="fix" style:repeat-content="false"/>
      <style:paragraph-properties fo:text-align="center"/>
      <style:text-properties fo:color="#ff0000" style:font-name="Tahoma"/>
    </style:style>
    <style:style style:name="ce8DA" style:family="table-cell" style:parent-style-name="ce8" style:data-style-name="N36"/>
    <style:style style:name="ce8DH" style:family="table-cell" style:parent-style-name="ce8" style:data-style-name="N51"/>
    <style:style style:name="ce8DE" style:family="table-cell" style:parent-style-name="ce8" style:data-style-name="N76"/>
    <style:style style:name="ce8C0" style:family="table-cell" style:parent-style-name="ce8" style:data-style-name="N103"/>
    <style:style style:name="ce8P0" style:family="table-cell" style:parent-style-name="ce8" style:data-style-name="N10"/>
    <style:style style:name="ce8N0" style:family="table-cell" style:parent-style-name="ce8" style:data-style-name="N113"/>
    <style:style style:name="ce8C1" style:family="table-cell" style:parent-style-name="ce8" style:data-style-name="N110"/>
    <style:style style:name="ce8P1" style:family="table-cell" style:parent-style-name="ce8" style:data-style-name="N111"/>
    <style:style style:name="ce8N1" style:family="table-cell" style:parent-style-name="ce8" style:data-style-name="N112"/>
    <style:style style:name="ce8C2" style:family="table-cell" style:parent-style-name="ce8" style:data-style-name="N104"/>
    <style:style style:name="ce8P2" style:family="table-cell" style:parent-style-name="ce8" style:data-style-name="N11"/>
    <style:style style:name="ce8N2" style:family="table-cell" style:parent-style-name="ce8" style:data-style-name="N109"/>
    <style:style style:name="ce8C3" style:family="table-cell" style:parent-style-name="ce8" style:data-style-name="N114"/>
    <style:style style:name="ce8P3" style:family="table-cell" style:parent-style-name="ce8" style:data-style-name="N107"/>
    <style:style style:name="ce8N3" style:family="table-cell" style:parent-style-name="ce8" style:data-style-name="N115"/>
    <style:style style:name="ce8C4" style:family="table-cell" style:parent-style-name="ce8" style:data-style-name="N116"/>
    <style:style style:name="ce8P4" style:family="table-cell" style:parent-style-name="ce8" style:data-style-name="N118"/>
    <style:style style:name="ce8N4" style:family="table-cell" style:parent-style-name="ce8" style:data-style-name="N117"/>
    <style:style style:name="ce8C5" style:family="table-cell" style:parent-style-name="ce8" style:data-style-name="N119"/>
    <style:style style:name="ce8P5" style:family="table-cell" style:parent-style-name="ce8" style:data-style-name="N120"/>
    <style:style style:name="ce8N5" style:family="table-cell" style:parent-style-name="ce8" style:data-style-name="N121"/>
    <style:style style:name="ce8C6" style:family="table-cell" style:parent-style-name="ce8" style:data-style-name="N122"/>
    <style:style style:name="ce8P6" style:family="table-cell" style:parent-style-name="ce8" style:data-style-name="N123"/>
    <style:style style:name="ce8N6" style:family="table-cell" style:parent-style-name="ce8" style:data-style-name="N124"/>
    <style:style style:name="ce8C7" style:family="table-cell" style:parent-style-name="ce8" style:data-style-name="N125"/>
    <style:style style:name="ce8P7" style:family="table-cell" style:parent-style-name="ce8" style:data-style-name="N126"/>
    <style:style style:name="ce8N7" style:family="table-cell" style:parent-style-name="ce8" style:data-style-name="N127"/>
    <style:style style:name="ce8C8" style:family="table-cell" style:parent-style-name="ce8" style:data-style-name="N128"/>
    <style:style style:name="ce8P8" style:family="table-cell" style:parent-style-name="ce8" style:data-style-name="N129"/>
    <style:style style:name="ce8N8" style:family="table-cell" style:parent-style-name="ce8" style:data-style-name="N130"/>
    <style:style style:name="ce9" style:family="table-cell">
      <style:table-cell-properties style:text-align-source="fix" style:repeat-content="false"/>
      <style:paragraph-properties fo:text-align="center"/>
      <style:text-properties style:font-name="Tahoma" fo:font-size="10pt"/>
    </style:style>
    <style:style style:name="ce9DA" style:family="table-cell" style:parent-style-name="ce9" style:data-style-name="N36"/>
    <style:style style:name="ce9DH" style:family="table-cell" style:parent-style-name="ce9" style:data-style-name="N51"/>
    <style:style style:name="ce9DE" style:family="table-cell" style:parent-style-name="ce9" style:data-style-name="N76"/>
    <style:style style:name="ce9C0" style:family="table-cell" style:parent-style-name="ce9" style:data-style-name="N103"/>
    <style:style style:name="ce9P0" style:family="table-cell" style:parent-style-name="ce9" style:data-style-name="N10"/>
    <style:style style:name="ce9N0" style:family="table-cell" style:parent-style-name="ce9" style:data-style-name="N113"/>
    <style:style style:name="ce9C1" style:family="table-cell" style:parent-style-name="ce9" style:data-style-name="N110"/>
    <style:style style:name="ce9P1" style:family="table-cell" style:parent-style-name="ce9" style:data-style-name="N111"/>
    <style:style style:name="ce9N1" style:family="table-cell" style:parent-style-name="ce9" style:data-style-name="N112"/>
    <style:style style:name="ce9C2" style:family="table-cell" style:parent-style-name="ce9" style:data-style-name="N104"/>
    <style:style style:name="ce9P2" style:family="table-cell" style:parent-style-name="ce9" style:data-style-name="N11"/>
    <style:style style:name="ce9N2" style:family="table-cell" style:parent-style-name="ce9" style:data-style-name="N109"/>
    <style:style style:name="ce9C3" style:family="table-cell" style:parent-style-name="ce9" style:data-style-name="N114"/>
    <style:style style:name="ce9P3" style:family="table-cell" style:parent-style-name="ce9" style:data-style-name="N107"/>
    <style:style style:name="ce9N3" style:family="table-cell" style:parent-style-name="ce9" style:data-style-name="N115"/>
    <style:style style:name="ce9C4" style:family="table-cell" style:parent-style-name="ce9" style:data-style-name="N116"/>
    <style:style style:name="ce9P4" style:family="table-cell" style:parent-style-name="ce9" style:data-style-name="N118"/>
    <style:style style:name="ce9N4" style:family="table-cell" style:parent-style-name="ce9" style:data-style-name="N117"/>
    <style:style style:name="ce9C5" style:family="table-cell" style:parent-style-name="ce9" style:data-style-name="N119"/>
    <style:style style:name="ce9P5" style:family="table-cell" style:parent-style-name="ce9" style:data-style-name="N120"/>
    <style:style style:name="ce9N5" style:family="table-cell" style:parent-style-name="ce9" style:data-style-name="N121"/>
    <style:style style:name="ce9C6" style:family="table-cell" style:parent-style-name="ce9" style:data-style-name="N122"/>
    <style:style style:name="ce9P6" style:family="table-cell" style:parent-style-name="ce9" style:data-style-name="N123"/>
    <style:style style:name="ce9N6" style:family="table-cell" style:parent-style-name="ce9" style:data-style-name="N124"/>
    <style:style style:name="ce9C7" style:family="table-cell" style:parent-style-name="ce9" style:data-style-name="N125"/>
    <style:style style:name="ce9P7" style:family="table-cell" style:parent-style-name="ce9" style:data-style-name="N126"/>
    <style:style style:name="ce9N7" style:family="table-cell" style:parent-style-name="ce9" style:data-style-name="N127"/>
    <style:style style:name="ce9C8" style:family="table-cell" style:parent-style-name="ce9" style:data-style-name="N128"/>
    <style:style style:name="ce9P8" style:family="table-cell" style:parent-style-name="ce9" style:data-style-name="N129"/>
    <style:style style:name="ce9N8" style:family="table-cell" style:parent-style-name="ce9" style:data-style-name="N130"/>
    <style:style style:name="ce10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/>
    </style:style>
    <style:style style:name="ce10DA" style:family="table-cell" style:parent-style-name="ce10" style:data-style-name="N36"/>
    <style:style style:name="ce10DH" style:family="table-cell" style:parent-style-name="ce10" style:data-style-name="N51"/>
    <style:style style:name="ce10DE" style:family="table-cell" style:parent-style-name="ce10" style:data-style-name="N76"/>
    <style:style style:name="ce10C0" style:family="table-cell" style:parent-style-name="ce10" style:data-style-name="N103"/>
    <style:style style:name="ce10P0" style:family="table-cell" style:parent-style-name="ce10" style:data-style-name="N10"/>
    <style:style style:name="ce10N0" style:family="table-cell" style:parent-style-name="ce10" style:data-style-name="N113"/>
    <style:style style:name="ce10C1" style:family="table-cell" style:parent-style-name="ce10" style:data-style-name="N110"/>
    <style:style style:name="ce10P1" style:family="table-cell" style:parent-style-name="ce10" style:data-style-name="N111"/>
    <style:style style:name="ce10N1" style:family="table-cell" style:parent-style-name="ce10" style:data-style-name="N112"/>
    <style:style style:name="ce10C2" style:family="table-cell" style:parent-style-name="ce10" style:data-style-name="N104"/>
    <style:style style:name="ce10P2" style:family="table-cell" style:parent-style-name="ce10" style:data-style-name="N11"/>
    <style:style style:name="ce10N2" style:family="table-cell" style:parent-style-name="ce10" style:data-style-name="N109"/>
    <style:style style:name="ce10C3" style:family="table-cell" style:parent-style-name="ce10" style:data-style-name="N114"/>
    <style:style style:name="ce10P3" style:family="table-cell" style:parent-style-name="ce10" style:data-style-name="N107"/>
    <style:style style:name="ce10N3" style:family="table-cell" style:parent-style-name="ce10" style:data-style-name="N115"/>
    <style:style style:name="ce10C4" style:family="table-cell" style:parent-style-name="ce10" style:data-style-name="N116"/>
    <style:style style:name="ce10P4" style:family="table-cell" style:parent-style-name="ce10" style:data-style-name="N118"/>
    <style:style style:name="ce10N4" style:family="table-cell" style:parent-style-name="ce10" style:data-style-name="N117"/>
    <style:style style:name="ce10C5" style:family="table-cell" style:parent-style-name="ce10" style:data-style-name="N119"/>
    <style:style style:name="ce10P5" style:family="table-cell" style:parent-style-name="ce10" style:data-style-name="N120"/>
    <style:style style:name="ce10N5" style:family="table-cell" style:parent-style-name="ce10" style:data-style-name="N121"/>
    <style:style style:name="ce10C6" style:family="table-cell" style:parent-style-name="ce10" style:data-style-name="N122"/>
    <style:style style:name="ce10P6" style:family="table-cell" style:parent-style-name="ce10" style:data-style-name="N123"/>
    <style:style style:name="ce10N6" style:family="table-cell" style:parent-style-name="ce10" style:data-style-name="N124"/>
    <style:style style:name="ce10C7" style:family="table-cell" style:parent-style-name="ce10" style:data-style-name="N125"/>
    <style:style style:name="ce10P7" style:family="table-cell" style:parent-style-name="ce10" style:data-style-name="N126"/>
    <style:style style:name="ce10N7" style:family="table-cell" style:parent-style-name="ce10" style:data-style-name="N127"/>
    <style:style style:name="ce10C8" style:family="table-cell" style:parent-style-name="ce10" style:data-style-name="N128"/>
    <style:style style:name="ce10P8" style:family="table-cell" style:parent-style-name="ce10" style:data-style-name="N129"/>
    <style:style style:name="ce10N8" style:family="table-cell" style:parent-style-name="ce10" style:data-style-name="N130"/>
    <style:style style:name="ce11" style:family="table-cell">
      <style:table-cell-properties style:text-align-source="fix" style:repeat-content="false"/>
      <style:paragraph-properties fo:text-align="end"/>
      <style:text-properties style:font-name="Tahoma"/>
    </style:style>
    <style:style style:name="ce11DA" style:family="table-cell" style:parent-style-name="ce11" style:data-style-name="N36"/>
    <style:style style:name="ce11DH" style:family="table-cell" style:parent-style-name="ce11" style:data-style-name="N51"/>
    <style:style style:name="ce11DE" style:family="table-cell" style:parent-style-name="ce11" style:data-style-name="N76"/>
    <style:style style:name="ce11C0" style:family="table-cell" style:parent-style-name="ce11" style:data-style-name="N103"/>
    <style:style style:name="ce11P0" style:family="table-cell" style:parent-style-name="ce11" style:data-style-name="N10"/>
    <style:style style:name="ce11N0" style:family="table-cell" style:parent-style-name="ce11" style:data-style-name="N113"/>
    <style:style style:name="ce11C1" style:family="table-cell" style:parent-style-name="ce11" style:data-style-name="N110"/>
    <style:style style:name="ce11P1" style:family="table-cell" style:parent-style-name="ce11" style:data-style-name="N111"/>
    <style:style style:name="ce11N1" style:family="table-cell" style:parent-style-name="ce11" style:data-style-name="N112"/>
    <style:style style:name="ce11C2" style:family="table-cell" style:parent-style-name="ce11" style:data-style-name="N104"/>
    <style:style style:name="ce11P2" style:family="table-cell" style:parent-style-name="ce11" style:data-style-name="N11"/>
    <style:style style:name="ce11N2" style:family="table-cell" style:parent-style-name="ce11" style:data-style-name="N109"/>
    <style:style style:name="ce11C3" style:family="table-cell" style:parent-style-name="ce11" style:data-style-name="N114"/>
    <style:style style:name="ce11P3" style:family="table-cell" style:parent-style-name="ce11" style:data-style-name="N107"/>
    <style:style style:name="ce11N3" style:family="table-cell" style:parent-style-name="ce11" style:data-style-name="N115"/>
    <style:style style:name="ce11C4" style:family="table-cell" style:parent-style-name="ce11" style:data-style-name="N116"/>
    <style:style style:name="ce11P4" style:family="table-cell" style:parent-style-name="ce11" style:data-style-name="N118"/>
    <style:style style:name="ce11N4" style:family="table-cell" style:parent-style-name="ce11" style:data-style-name="N117"/>
    <style:style style:name="ce11C5" style:family="table-cell" style:parent-style-name="ce11" style:data-style-name="N119"/>
    <style:style style:name="ce11P5" style:family="table-cell" style:parent-style-name="ce11" style:data-style-name="N120"/>
    <style:style style:name="ce11N5" style:family="table-cell" style:parent-style-name="ce11" style:data-style-name="N121"/>
    <style:style style:name="ce11C6" style:family="table-cell" style:parent-style-name="ce11" style:data-style-name="N122"/>
    <style:style style:name="ce11P6" style:family="table-cell" style:parent-style-name="ce11" style:data-style-name="N123"/>
    <style:style style:name="ce11N6" style:family="table-cell" style:parent-style-name="ce11" style:data-style-name="N124"/>
    <style:style style:name="ce11C7" style:family="table-cell" style:parent-style-name="ce11" style:data-style-name="N125"/>
    <style:style style:name="ce11P7" style:family="table-cell" style:parent-style-name="ce11" style:data-style-name="N126"/>
    <style:style style:name="ce11N7" style:family="table-cell" style:parent-style-name="ce11" style:data-style-name="N127"/>
    <style:style style:name="ce11C8" style:family="table-cell" style:parent-style-name="ce11" style:data-style-name="N128"/>
    <style:style style:name="ce11P8" style:family="table-cell" style:parent-style-name="ce11" style:data-style-name="N129"/>
    <style:style style:name="ce11N8" style:family="table-cell" style:parent-style-name="ce11" style:data-style-name="N130"/>
    <style:style style:name="ce1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12DA" style:family="table-cell" style:parent-style-name="ce12" style:data-style-name="N36"/>
    <style:style style:name="ce12DH" style:family="table-cell" style:parent-style-name="ce12" style:data-style-name="N51"/>
    <style:style style:name="ce12DE" style:family="table-cell" style:parent-style-name="ce12" style:data-style-name="N76"/>
    <style:style style:name="ce12C0" style:family="table-cell" style:parent-style-name="ce12" style:data-style-name="N103"/>
    <style:style style:name="ce12P0" style:family="table-cell" style:parent-style-name="ce12" style:data-style-name="N10"/>
    <style:style style:name="ce12N0" style:family="table-cell" style:parent-style-name="ce12" style:data-style-name="N113"/>
    <style:style style:name="ce12C1" style:family="table-cell" style:parent-style-name="ce12" style:data-style-name="N110"/>
    <style:style style:name="ce12P1" style:family="table-cell" style:parent-style-name="ce12" style:data-style-name="N111"/>
    <style:style style:name="ce12N1" style:family="table-cell" style:parent-style-name="ce12" style:data-style-name="N112"/>
    <style:style style:name="ce12C2" style:family="table-cell" style:parent-style-name="ce12" style:data-style-name="N104"/>
    <style:style style:name="ce12P2" style:family="table-cell" style:parent-style-name="ce12" style:data-style-name="N11"/>
    <style:style style:name="ce12N2" style:family="table-cell" style:parent-style-name="ce12" style:data-style-name="N109"/>
    <style:style style:name="ce12C3" style:family="table-cell" style:parent-style-name="ce12" style:data-style-name="N114"/>
    <style:style style:name="ce12P3" style:family="table-cell" style:parent-style-name="ce12" style:data-style-name="N107"/>
    <style:style style:name="ce12N3" style:family="table-cell" style:parent-style-name="ce12" style:data-style-name="N115"/>
    <style:style style:name="ce12C4" style:family="table-cell" style:parent-style-name="ce12" style:data-style-name="N116"/>
    <style:style style:name="ce12P4" style:family="table-cell" style:parent-style-name="ce12" style:data-style-name="N118"/>
    <style:style style:name="ce12N4" style:family="table-cell" style:parent-style-name="ce12" style:data-style-name="N117"/>
    <style:style style:name="ce12C5" style:family="table-cell" style:parent-style-name="ce12" style:data-style-name="N119"/>
    <style:style style:name="ce12P5" style:family="table-cell" style:parent-style-name="ce12" style:data-style-name="N120"/>
    <style:style style:name="ce12N5" style:family="table-cell" style:parent-style-name="ce12" style:data-style-name="N121"/>
    <style:style style:name="ce12C6" style:family="table-cell" style:parent-style-name="ce12" style:data-style-name="N122"/>
    <style:style style:name="ce12P6" style:family="table-cell" style:parent-style-name="ce12" style:data-style-name="N123"/>
    <style:style style:name="ce12N6" style:family="table-cell" style:parent-style-name="ce12" style:data-style-name="N124"/>
    <style:style style:name="ce12C7" style:family="table-cell" style:parent-style-name="ce12" style:data-style-name="N125"/>
    <style:style style:name="ce12P7" style:family="table-cell" style:parent-style-name="ce12" style:data-style-name="N126"/>
    <style:style style:name="ce12N7" style:family="table-cell" style:parent-style-name="ce12" style:data-style-name="N127"/>
    <style:style style:name="ce12C8" style:family="table-cell" style:parent-style-name="ce12" style:data-style-name="N128"/>
    <style:style style:name="ce12P8" style:family="table-cell" style:parent-style-name="ce12" style:data-style-name="N129"/>
    <style:style style:name="ce12N8" style:family="table-cell" style:parent-style-name="ce12" style:data-style-name="N130"/>
    <style:style style:name="ce13" style:family="table-cell">
      <style:table-cell-properties style:text-align-source="fix" style:repeat-content="false" fo:background-color="#e6e6e6"/>
      <style:paragraph-properties fo:text-align="start"/>
      <style:text-properties style:font-name="Tahoma" fo:font-weight="bold"/>
    </style:style>
    <style:style style:name="ce13DA" style:family="table-cell" style:parent-style-name="ce13" style:data-style-name="N36"/>
    <style:style style:name="ce13DH" style:family="table-cell" style:parent-style-name="ce13" style:data-style-name="N51"/>
    <style:style style:name="ce13DE" style:family="table-cell" style:parent-style-name="ce13" style:data-style-name="N76"/>
    <style:style style:name="ce13C0" style:family="table-cell" style:parent-style-name="ce13" style:data-style-name="N103"/>
    <style:style style:name="ce13P0" style:family="table-cell" style:parent-style-name="ce13" style:data-style-name="N10"/>
    <style:style style:name="ce13N0" style:family="table-cell" style:parent-style-name="ce13" style:data-style-name="N113"/>
    <style:style style:name="ce13C1" style:family="table-cell" style:parent-style-name="ce13" style:data-style-name="N110"/>
    <style:style style:name="ce13P1" style:family="table-cell" style:parent-style-name="ce13" style:data-style-name="N111"/>
    <style:style style:name="ce13N1" style:family="table-cell" style:parent-style-name="ce13" style:data-style-name="N112"/>
    <style:style style:name="ce13C2" style:family="table-cell" style:parent-style-name="ce13" style:data-style-name="N104"/>
    <style:style style:name="ce13P2" style:family="table-cell" style:parent-style-name="ce13" style:data-style-name="N11"/>
    <style:style style:name="ce13N2" style:family="table-cell" style:parent-style-name="ce13" style:data-style-name="N109"/>
    <style:style style:name="ce13C3" style:family="table-cell" style:parent-style-name="ce13" style:data-style-name="N114"/>
    <style:style style:name="ce13P3" style:family="table-cell" style:parent-style-name="ce13" style:data-style-name="N107"/>
    <style:style style:name="ce13N3" style:family="table-cell" style:parent-style-name="ce13" style:data-style-name="N115"/>
    <style:style style:name="ce13C4" style:family="table-cell" style:parent-style-name="ce13" style:data-style-name="N116"/>
    <style:style style:name="ce13P4" style:family="table-cell" style:parent-style-name="ce13" style:data-style-name="N118"/>
    <style:style style:name="ce13N4" style:family="table-cell" style:parent-style-name="ce13" style:data-style-name="N117"/>
    <style:style style:name="ce13C5" style:family="table-cell" style:parent-style-name="ce13" style:data-style-name="N119"/>
    <style:style style:name="ce13P5" style:family="table-cell" style:parent-style-name="ce13" style:data-style-name="N120"/>
    <style:style style:name="ce13N5" style:family="table-cell" style:parent-style-name="ce13" style:data-style-name="N121"/>
    <style:style style:name="ce13C6" style:family="table-cell" style:parent-style-name="ce13" style:data-style-name="N122"/>
    <style:style style:name="ce13P6" style:family="table-cell" style:parent-style-name="ce13" style:data-style-name="N123"/>
    <style:style style:name="ce13N6" style:family="table-cell" style:parent-style-name="ce13" style:data-style-name="N124"/>
    <style:style style:name="ce13C7" style:family="table-cell" style:parent-style-name="ce13" style:data-style-name="N125"/>
    <style:style style:name="ce13P7" style:family="table-cell" style:parent-style-name="ce13" style:data-style-name="N126"/>
    <style:style style:name="ce13N7" style:family="table-cell" style:parent-style-name="ce13" style:data-style-name="N127"/>
    <style:style style:name="ce13C8" style:family="table-cell" style:parent-style-name="ce13" style:data-style-name="N128"/>
    <style:style style:name="ce13P8" style:family="table-cell" style:parent-style-name="ce13" style:data-style-name="N129"/>
    <style:style style:name="ce13N8" style:family="table-cell" style:parent-style-name="ce13" style:data-style-name="N130"/>
    <style:style style:name="ce14" style:family="table-cell">
      <style:table-cell-properties style:text-align-source="fix" style:repeat-content="false" fo:background-color="#e6e6e6"/>
      <style:paragraph-properties fo:text-align="end"/>
      <style:text-properties style:font-name="Tahoma" fo:font-weight="bold"/>
    </style:style>
    <style:style style:name="ce14DA" style:family="table-cell" style:parent-style-name="ce14" style:data-style-name="N36"/>
    <style:style style:name="ce14DH" style:family="table-cell" style:parent-style-name="ce14" style:data-style-name="N51"/>
    <style:style style:name="ce14DE" style:family="table-cell" style:parent-style-name="ce14" style:data-style-name="N76"/>
    <style:style style:name="ce14C0" style:family="table-cell" style:parent-style-name="ce14" style:data-style-name="N103"/>
    <style:style style:name="ce14P0" style:family="table-cell" style:parent-style-name="ce14" style:data-style-name="N10"/>
    <style:style style:name="ce14N0" style:family="table-cell" style:parent-style-name="ce14" style:data-style-name="N113"/>
    <style:style style:name="ce14C1" style:family="table-cell" style:parent-style-name="ce14" style:data-style-name="N110"/>
    <style:style style:name="ce14P1" style:family="table-cell" style:parent-style-name="ce14" style:data-style-name="N111"/>
    <style:style style:name="ce14N1" style:family="table-cell" style:parent-style-name="ce14" style:data-style-name="N112"/>
    <style:style style:name="ce14C2" style:family="table-cell" style:parent-style-name="ce14" style:data-style-name="N104"/>
    <style:style style:name="ce14P2" style:family="table-cell" style:parent-style-name="ce14" style:data-style-name="N11"/>
    <style:style style:name="ce14N2" style:family="table-cell" style:parent-style-name="ce14" style:data-style-name="N109"/>
    <style:style style:name="ce14C3" style:family="table-cell" style:parent-style-name="ce14" style:data-style-name="N114"/>
    <style:style style:name="ce14P3" style:family="table-cell" style:parent-style-name="ce14" style:data-style-name="N107"/>
    <style:style style:name="ce14N3" style:family="table-cell" style:parent-style-name="ce14" style:data-style-name="N115"/>
    <style:style style:name="ce14C4" style:family="table-cell" style:parent-style-name="ce14" style:data-style-name="N116"/>
    <style:style style:name="ce14P4" style:family="table-cell" style:parent-style-name="ce14" style:data-style-name="N118"/>
    <style:style style:name="ce14N4" style:family="table-cell" style:parent-style-name="ce14" style:data-style-name="N117"/>
    <style:style style:name="ce14C5" style:family="table-cell" style:parent-style-name="ce14" style:data-style-name="N119"/>
    <style:style style:name="ce14P5" style:family="table-cell" style:parent-style-name="ce14" style:data-style-name="N120"/>
    <style:style style:name="ce14N5" style:family="table-cell" style:parent-style-name="ce14" style:data-style-name="N121"/>
    <style:style style:name="ce14C6" style:family="table-cell" style:parent-style-name="ce14" style:data-style-name="N122"/>
    <style:style style:name="ce14P6" style:family="table-cell" style:parent-style-name="ce14" style:data-style-name="N123"/>
    <style:style style:name="ce14N6" style:family="table-cell" style:parent-style-name="ce14" style:data-style-name="N124"/>
    <style:style style:name="ce14C7" style:family="table-cell" style:parent-style-name="ce14" style:data-style-name="N125"/>
    <style:style style:name="ce14P7" style:family="table-cell" style:parent-style-name="ce14" style:data-style-name="N126"/>
    <style:style style:name="ce14N7" style:family="table-cell" style:parent-style-name="ce14" style:data-style-name="N127"/>
    <style:style style:name="ce14C8" style:family="table-cell" style:parent-style-name="ce14" style:data-style-name="N128"/>
    <style:style style:name="ce14P8" style:family="table-cell" style:parent-style-name="ce14" style:data-style-name="N129"/>
    <style:style style:name="ce14N8" style:family="table-cell" style:parent-style-name="ce14" style:data-style-name="N130"/>
    <style:style style:name="ce15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5DA" style:family="table-cell" style:parent-style-name="ce15" style:data-style-name="N36"/>
    <style:style style:name="ce15DH" style:family="table-cell" style:parent-style-name="ce15" style:data-style-name="N51"/>
    <style:style style:name="ce15DE" style:family="table-cell" style:parent-style-name="ce15" style:data-style-name="N76"/>
    <style:style style:name="ce15C0" style:family="table-cell" style:parent-style-name="ce15" style:data-style-name="N103"/>
    <style:style style:name="ce15P0" style:family="table-cell" style:parent-style-name="ce15" style:data-style-name="N10"/>
    <style:style style:name="ce15N0" style:family="table-cell" style:parent-style-name="ce15" style:data-style-name="N113"/>
    <style:style style:name="ce15C1" style:family="table-cell" style:parent-style-name="ce15" style:data-style-name="N110"/>
    <style:style style:name="ce15P1" style:family="table-cell" style:parent-style-name="ce15" style:data-style-name="N111"/>
    <style:style style:name="ce15N1" style:family="table-cell" style:parent-style-name="ce15" style:data-style-name="N112"/>
    <style:style style:name="ce15C2" style:family="table-cell" style:parent-style-name="ce15" style:data-style-name="N104"/>
    <style:style style:name="ce15P2" style:family="table-cell" style:parent-style-name="ce15" style:data-style-name="N11"/>
    <style:style style:name="ce15N2" style:family="table-cell" style:parent-style-name="ce15" style:data-style-name="N109"/>
    <style:style style:name="ce15C3" style:family="table-cell" style:parent-style-name="ce15" style:data-style-name="N114"/>
    <style:style style:name="ce15P3" style:family="table-cell" style:parent-style-name="ce15" style:data-style-name="N107"/>
    <style:style style:name="ce15N3" style:family="table-cell" style:parent-style-name="ce15" style:data-style-name="N115"/>
    <style:style style:name="ce15C4" style:family="table-cell" style:parent-style-name="ce15" style:data-style-name="N116"/>
    <style:style style:name="ce15P4" style:family="table-cell" style:parent-style-name="ce15" style:data-style-name="N118"/>
    <style:style style:name="ce15N4" style:family="table-cell" style:parent-style-name="ce15" style:data-style-name="N117"/>
    <style:style style:name="ce15C5" style:family="table-cell" style:parent-style-name="ce15" style:data-style-name="N119"/>
    <style:style style:name="ce15P5" style:family="table-cell" style:parent-style-name="ce15" style:data-style-name="N120"/>
    <style:style style:name="ce15N5" style:family="table-cell" style:parent-style-name="ce15" style:data-style-name="N121"/>
    <style:style style:name="ce15C6" style:family="table-cell" style:parent-style-name="ce15" style:data-style-name="N122"/>
    <style:style style:name="ce15P6" style:family="table-cell" style:parent-style-name="ce15" style:data-style-name="N123"/>
    <style:style style:name="ce15N6" style:family="table-cell" style:parent-style-name="ce15" style:data-style-name="N124"/>
    <style:style style:name="ce15C7" style:family="table-cell" style:parent-style-name="ce15" style:data-style-name="N125"/>
    <style:style style:name="ce15P7" style:family="table-cell" style:parent-style-name="ce15" style:data-style-name="N126"/>
    <style:style style:name="ce15N7" style:family="table-cell" style:parent-style-name="ce15" style:data-style-name="N127"/>
    <style:style style:name="ce15C8" style:family="table-cell" style:parent-style-name="ce15" style:data-style-name="N128"/>
    <style:style style:name="ce15P8" style:family="table-cell" style:parent-style-name="ce15" style:data-style-name="N129"/>
    <style:style style:name="ce15N8" style:family="table-cell" style:parent-style-name="ce15" style:data-style-name="N130"/>
    <style:style style:name="ce16" style:family="table-cell">
      <style:table-cell-properties style:text-align-source="fix" style:repeat-content="false"/>
      <style:paragraph-properties fo:text-align="start"/>
      <style:text-properties fo:color="#000080" style:font-name="Tahoma" fo:font-size="11pt" fo:font-weight="bold"/>
    </style:style>
    <style:style style:name="ce16DA" style:family="table-cell" style:parent-style-name="ce16" style:data-style-name="N36"/>
    <style:style style:name="ce16DH" style:family="table-cell" style:parent-style-name="ce16" style:data-style-name="N51"/>
    <style:style style:name="ce16DE" style:family="table-cell" style:parent-style-name="ce16" style:data-style-name="N76"/>
    <style:style style:name="ce16C0" style:family="table-cell" style:parent-style-name="ce16" style:data-style-name="N103"/>
    <style:style style:name="ce16P0" style:family="table-cell" style:parent-style-name="ce16" style:data-style-name="N10"/>
    <style:style style:name="ce16N0" style:family="table-cell" style:parent-style-name="ce16" style:data-style-name="N113"/>
    <style:style style:name="ce16C1" style:family="table-cell" style:parent-style-name="ce16" style:data-style-name="N110"/>
    <style:style style:name="ce16P1" style:family="table-cell" style:parent-style-name="ce16" style:data-style-name="N111"/>
    <style:style style:name="ce16N1" style:family="table-cell" style:parent-style-name="ce16" style:data-style-name="N112"/>
    <style:style style:name="ce16C2" style:family="table-cell" style:parent-style-name="ce16" style:data-style-name="N104"/>
    <style:style style:name="ce16P2" style:family="table-cell" style:parent-style-name="ce16" style:data-style-name="N11"/>
    <style:style style:name="ce16N2" style:family="table-cell" style:parent-style-name="ce16" style:data-style-name="N109"/>
    <style:style style:name="ce16C3" style:family="table-cell" style:parent-style-name="ce16" style:data-style-name="N114"/>
    <style:style style:name="ce16P3" style:family="table-cell" style:parent-style-name="ce16" style:data-style-name="N107"/>
    <style:style style:name="ce16N3" style:family="table-cell" style:parent-style-name="ce16" style:data-style-name="N115"/>
    <style:style style:name="ce16C4" style:family="table-cell" style:parent-style-name="ce16" style:data-style-name="N116"/>
    <style:style style:name="ce16P4" style:family="table-cell" style:parent-style-name="ce16" style:data-style-name="N118"/>
    <style:style style:name="ce16N4" style:family="table-cell" style:parent-style-name="ce16" style:data-style-name="N117"/>
    <style:style style:name="ce16C5" style:family="table-cell" style:parent-style-name="ce16" style:data-style-name="N119"/>
    <style:style style:name="ce16P5" style:family="table-cell" style:parent-style-name="ce16" style:data-style-name="N120"/>
    <style:style style:name="ce16N5" style:family="table-cell" style:parent-style-name="ce16" style:data-style-name="N121"/>
    <style:style style:name="ce16C6" style:family="table-cell" style:parent-style-name="ce16" style:data-style-name="N122"/>
    <style:style style:name="ce16P6" style:family="table-cell" style:parent-style-name="ce16" style:data-style-name="N123"/>
    <style:style style:name="ce16N6" style:family="table-cell" style:parent-style-name="ce16" style:data-style-name="N124"/>
    <style:style style:name="ce16C7" style:family="table-cell" style:parent-style-name="ce16" style:data-style-name="N125"/>
    <style:style style:name="ce16P7" style:family="table-cell" style:parent-style-name="ce16" style:data-style-name="N126"/>
    <style:style style:name="ce16N7" style:family="table-cell" style:parent-style-name="ce16" style:data-style-name="N127"/>
    <style:style style:name="ce16C8" style:family="table-cell" style:parent-style-name="ce16" style:data-style-name="N128"/>
    <style:style style:name="ce16P8" style:family="table-cell" style:parent-style-name="ce16" style:data-style-name="N129"/>
    <style:style style:name="ce16N8" style:family="table-cell" style:parent-style-name="ce16" style:data-style-name="N130"/>
    <style:style style:name="ce17" style:family="table-cell">
      <style:table-cell-properties style:text-align-source="fix" style:repeat-content="false"/>
      <style:paragraph-properties fo:text-align="center"/>
      <style:text-properties fo:color="#008000" style:font-name="Tahoma" fo:font-size="10pt"/>
    </style:style>
    <style:style style:name="ce17DA" style:family="table-cell" style:parent-style-name="ce17" style:data-style-name="N36"/>
    <style:style style:name="ce17DH" style:family="table-cell" style:parent-style-name="ce17" style:data-style-name="N51"/>
    <style:style style:name="ce17DE" style:family="table-cell" style:parent-style-name="ce17" style:data-style-name="N76"/>
    <style:style style:name="ce17C0" style:family="table-cell" style:parent-style-name="ce17" style:data-style-name="N103"/>
    <style:style style:name="ce17P0" style:family="table-cell" style:parent-style-name="ce17" style:data-style-name="N10"/>
    <style:style style:name="ce17N0" style:family="table-cell" style:parent-style-name="ce17" style:data-style-name="N113"/>
    <style:style style:name="ce17C1" style:family="table-cell" style:parent-style-name="ce17" style:data-style-name="N110"/>
    <style:style style:name="ce17P1" style:family="table-cell" style:parent-style-name="ce17" style:data-style-name="N111"/>
    <style:style style:name="ce17N1" style:family="table-cell" style:parent-style-name="ce17" style:data-style-name="N112"/>
    <style:style style:name="ce17C2" style:family="table-cell" style:parent-style-name="ce17" style:data-style-name="N104"/>
    <style:style style:name="ce17P2" style:family="table-cell" style:parent-style-name="ce17" style:data-style-name="N11"/>
    <style:style style:name="ce17N2" style:family="table-cell" style:parent-style-name="ce17" style:data-style-name="N109"/>
    <style:style style:name="ce17C3" style:family="table-cell" style:parent-style-name="ce17" style:data-style-name="N114"/>
    <style:style style:name="ce17P3" style:family="table-cell" style:parent-style-name="ce17" style:data-style-name="N107"/>
    <style:style style:name="ce17N3" style:family="table-cell" style:parent-style-name="ce17" style:data-style-name="N115"/>
    <style:style style:name="ce17C4" style:family="table-cell" style:parent-style-name="ce17" style:data-style-name="N116"/>
    <style:style style:name="ce17P4" style:family="table-cell" style:parent-style-name="ce17" style:data-style-name="N118"/>
    <style:style style:name="ce17N4" style:family="table-cell" style:parent-style-name="ce17" style:data-style-name="N117"/>
    <style:style style:name="ce17C5" style:family="table-cell" style:parent-style-name="ce17" style:data-style-name="N119"/>
    <style:style style:name="ce17P5" style:family="table-cell" style:parent-style-name="ce17" style:data-style-name="N120"/>
    <style:style style:name="ce17N5" style:family="table-cell" style:parent-style-name="ce17" style:data-style-name="N121"/>
    <style:style style:name="ce17C6" style:family="table-cell" style:parent-style-name="ce17" style:data-style-name="N122"/>
    <style:style style:name="ce17P6" style:family="table-cell" style:parent-style-name="ce17" style:data-style-name="N123"/>
    <style:style style:name="ce17N6" style:family="table-cell" style:parent-style-name="ce17" style:data-style-name="N124"/>
    <style:style style:name="ce17C7" style:family="table-cell" style:parent-style-name="ce17" style:data-style-name="N125"/>
    <style:style style:name="ce17P7" style:family="table-cell" style:parent-style-name="ce17" style:data-style-name="N126"/>
    <style:style style:name="ce17N7" style:family="table-cell" style:parent-style-name="ce17" style:data-style-name="N127"/>
    <style:style style:name="ce17C8" style:family="table-cell" style:parent-style-name="ce17" style:data-style-name="N128"/>
    <style:style style:name="ce17P8" style:family="table-cell" style:parent-style-name="ce17" style:data-style-name="N129"/>
    <style:style style:name="ce17N8" style:family="table-cell" style:parent-style-name="ce17" style:data-style-name="N130"/>
    <style:style style:name="ce18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8DA" style:family="table-cell" style:parent-style-name="ce18" style:data-style-name="N36"/>
    <style:style style:name="ce18DH" style:family="table-cell" style:parent-style-name="ce18" style:data-style-name="N51"/>
    <style:style style:name="ce18DE" style:family="table-cell" style:parent-style-name="ce18" style:data-style-name="N76"/>
    <style:style style:name="ce18C0" style:family="table-cell" style:parent-style-name="ce18" style:data-style-name="N103"/>
    <style:style style:name="ce18P0" style:family="table-cell" style:parent-style-name="ce18" style:data-style-name="N10"/>
    <style:style style:name="ce18N0" style:family="table-cell" style:parent-style-name="ce18" style:data-style-name="N113"/>
    <style:style style:name="ce18C1" style:family="table-cell" style:parent-style-name="ce18" style:data-style-name="N110"/>
    <style:style style:name="ce18P1" style:family="table-cell" style:parent-style-name="ce18" style:data-style-name="N111"/>
    <style:style style:name="ce18N1" style:family="table-cell" style:parent-style-name="ce18" style:data-style-name="N112"/>
    <style:style style:name="ce18C2" style:family="table-cell" style:parent-style-name="ce18" style:data-style-name="N104"/>
    <style:style style:name="ce18P2" style:family="table-cell" style:parent-style-name="ce18" style:data-style-name="N11"/>
    <style:style style:name="ce18N2" style:family="table-cell" style:parent-style-name="ce18" style:data-style-name="N109"/>
    <style:style style:name="ce18C3" style:family="table-cell" style:parent-style-name="ce18" style:data-style-name="N114"/>
    <style:style style:name="ce18P3" style:family="table-cell" style:parent-style-name="ce18" style:data-style-name="N107"/>
    <style:style style:name="ce18N3" style:family="table-cell" style:parent-style-name="ce18" style:data-style-name="N115"/>
    <style:style style:name="ce18C4" style:family="table-cell" style:parent-style-name="ce18" style:data-style-name="N116"/>
    <style:style style:name="ce18P4" style:family="table-cell" style:parent-style-name="ce18" style:data-style-name="N118"/>
    <style:style style:name="ce18N4" style:family="table-cell" style:parent-style-name="ce18" style:data-style-name="N117"/>
    <style:style style:name="ce18C5" style:family="table-cell" style:parent-style-name="ce18" style:data-style-name="N119"/>
    <style:style style:name="ce18P5" style:family="table-cell" style:parent-style-name="ce18" style:data-style-name="N120"/>
    <style:style style:name="ce18N5" style:family="table-cell" style:parent-style-name="ce18" style:data-style-name="N121"/>
    <style:style style:name="ce18C6" style:family="table-cell" style:parent-style-name="ce18" style:data-style-name="N122"/>
    <style:style style:name="ce18P6" style:family="table-cell" style:parent-style-name="ce18" style:data-style-name="N123"/>
    <style:style style:name="ce18N6" style:family="table-cell" style:parent-style-name="ce18" style:data-style-name="N124"/>
    <style:style style:name="ce18C7" style:family="table-cell" style:parent-style-name="ce18" style:data-style-name="N125"/>
    <style:style style:name="ce18P7" style:family="table-cell" style:parent-style-name="ce18" style:data-style-name="N126"/>
    <style:style style:name="ce18N7" style:family="table-cell" style:parent-style-name="ce18" style:data-style-name="N127"/>
    <style:style style:name="ce18C8" style:family="table-cell" style:parent-style-name="ce18" style:data-style-name="N128"/>
    <style:style style:name="ce18P8" style:family="table-cell" style:parent-style-name="ce18" style:data-style-name="N129"/>
    <style:style style:name="ce18N8" style:family="table-cell" style:parent-style-name="ce18" style:data-style-name="N130"/>
    <style:style style:name="ce19" style:family="table-cell">
      <style:table-cell-properties style:text-align-source="fix" style:repeat-content="false"/>
      <style:paragraph-properties fo:text-align="end"/>
      <style:text-properties fo:color="#008000" style:font-name="Tahoma" fo:font-size="11pt" fo:font-weight="bold"/>
    </style:style>
    <style:style style:name="ce19DA" style:family="table-cell" style:parent-style-name="ce19" style:data-style-name="N36"/>
    <style:style style:name="ce19DH" style:family="table-cell" style:parent-style-name="ce19" style:data-style-name="N51"/>
    <style:style style:name="ce19DE" style:family="table-cell" style:parent-style-name="ce19" style:data-style-name="N76"/>
    <style:style style:name="ce19C0" style:family="table-cell" style:parent-style-name="ce19" style:data-style-name="N103"/>
    <style:style style:name="ce19P0" style:family="table-cell" style:parent-style-name="ce19" style:data-style-name="N10"/>
    <style:style style:name="ce19N0" style:family="table-cell" style:parent-style-name="ce19" style:data-style-name="N113"/>
    <style:style style:name="ce19C1" style:family="table-cell" style:parent-style-name="ce19" style:data-style-name="N110"/>
    <style:style style:name="ce19P1" style:family="table-cell" style:parent-style-name="ce19" style:data-style-name="N111"/>
    <style:style style:name="ce19N1" style:family="table-cell" style:parent-style-name="ce19" style:data-style-name="N112"/>
    <style:style style:name="ce19C2" style:family="table-cell" style:parent-style-name="ce19" style:data-style-name="N104"/>
    <style:style style:name="ce19P2" style:family="table-cell" style:parent-style-name="ce19" style:data-style-name="N11"/>
    <style:style style:name="ce19N2" style:family="table-cell" style:parent-style-name="ce19" style:data-style-name="N109"/>
    <style:style style:name="ce19C3" style:family="table-cell" style:parent-style-name="ce19" style:data-style-name="N114"/>
    <style:style style:name="ce19P3" style:family="table-cell" style:parent-style-name="ce19" style:data-style-name="N107"/>
    <style:style style:name="ce19N3" style:family="table-cell" style:parent-style-name="ce19" style:data-style-name="N115"/>
    <style:style style:name="ce19C4" style:family="table-cell" style:parent-style-name="ce19" style:data-style-name="N116"/>
    <style:style style:name="ce19P4" style:family="table-cell" style:parent-style-name="ce19" style:data-style-name="N118"/>
    <style:style style:name="ce19N4" style:family="table-cell" style:parent-style-name="ce19" style:data-style-name="N117"/>
    <style:style style:name="ce19C5" style:family="table-cell" style:parent-style-name="ce19" style:data-style-name="N119"/>
    <style:style style:name="ce19P5" style:family="table-cell" style:parent-style-name="ce19" style:data-style-name="N120"/>
    <style:style style:name="ce19N5" style:family="table-cell" style:parent-style-name="ce19" style:data-style-name="N121"/>
    <style:style style:name="ce19C6" style:family="table-cell" style:parent-style-name="ce19" style:data-style-name="N122"/>
    <style:style style:name="ce19P6" style:family="table-cell" style:parent-style-name="ce19" style:data-style-name="N123"/>
    <style:style style:name="ce19N6" style:family="table-cell" style:parent-style-name="ce19" style:data-style-name="N124"/>
    <style:style style:name="ce19C7" style:family="table-cell" style:parent-style-name="ce19" style:data-style-name="N125"/>
    <style:style style:name="ce19P7" style:family="table-cell" style:parent-style-name="ce19" style:data-style-name="N126"/>
    <style:style style:name="ce19N7" style:family="table-cell" style:parent-style-name="ce19" style:data-style-name="N127"/>
    <style:style style:name="ce19C8" style:family="table-cell" style:parent-style-name="ce19" style:data-style-name="N128"/>
    <style:style style:name="ce19P8" style:family="table-cell" style:parent-style-name="ce19" style:data-style-name="N129"/>
    <style:style style:name="ce19N8" style:family="table-cell" style:parent-style-name="ce19" style:data-style-name="N130"/>
    <style:style style:name="ce20" style:family="table-cell">
      <style:table-cell-properties style:text-align-source="fix" style:repeat-content="false"/>
      <style:paragraph-properties fo:text-align="end"/>
      <style:text-properties fo:color="#ff0000" style:font-name="Tahoma" fo:font-size="11pt" fo:font-weight="bold"/>
    </style:style>
    <style:style style:name="ce20DA" style:family="table-cell" style:parent-style-name="ce20" style:data-style-name="N36"/>
    <style:style style:name="ce20DH" style:family="table-cell" style:parent-style-name="ce20" style:data-style-name="N51"/>
    <style:style style:name="ce20DE" style:family="table-cell" style:parent-style-name="ce20" style:data-style-name="N76"/>
    <style:style style:name="ce20C0" style:family="table-cell" style:parent-style-name="ce20" style:data-style-name="N103"/>
    <style:style style:name="ce20P0" style:family="table-cell" style:parent-style-name="ce20" style:data-style-name="N10"/>
    <style:style style:name="ce20N0" style:family="table-cell" style:parent-style-name="ce20" style:data-style-name="N113"/>
    <style:style style:name="ce20C1" style:family="table-cell" style:parent-style-name="ce20" style:data-style-name="N110"/>
    <style:style style:name="ce20P1" style:family="table-cell" style:parent-style-name="ce20" style:data-style-name="N111"/>
    <style:style style:name="ce20N1" style:family="table-cell" style:parent-style-name="ce20" style:data-style-name="N112"/>
    <style:style style:name="ce20C2" style:family="table-cell" style:parent-style-name="ce20" style:data-style-name="N104"/>
    <style:style style:name="ce20P2" style:family="table-cell" style:parent-style-name="ce20" style:data-style-name="N11"/>
    <style:style style:name="ce20N2" style:family="table-cell" style:parent-style-name="ce20" style:data-style-name="N109"/>
    <style:style style:name="ce20C3" style:family="table-cell" style:parent-style-name="ce20" style:data-style-name="N114"/>
    <style:style style:name="ce20P3" style:family="table-cell" style:parent-style-name="ce20" style:data-style-name="N107"/>
    <style:style style:name="ce20N3" style:family="table-cell" style:parent-style-name="ce20" style:data-style-name="N115"/>
    <style:style style:name="ce20C4" style:family="table-cell" style:parent-style-name="ce20" style:data-style-name="N116"/>
    <style:style style:name="ce20P4" style:family="table-cell" style:parent-style-name="ce20" style:data-style-name="N118"/>
    <style:style style:name="ce20N4" style:family="table-cell" style:parent-style-name="ce20" style:data-style-name="N117"/>
    <style:style style:name="ce20C5" style:family="table-cell" style:parent-style-name="ce20" style:data-style-name="N119"/>
    <style:style style:name="ce20P5" style:family="table-cell" style:parent-style-name="ce20" style:data-style-name="N120"/>
    <style:style style:name="ce20N5" style:family="table-cell" style:parent-style-name="ce20" style:data-style-name="N121"/>
    <style:style style:name="ce20C6" style:family="table-cell" style:parent-style-name="ce20" style:data-style-name="N122"/>
    <style:style style:name="ce20P6" style:family="table-cell" style:parent-style-name="ce20" style:data-style-name="N123"/>
    <style:style style:name="ce20N6" style:family="table-cell" style:parent-style-name="ce20" style:data-style-name="N124"/>
    <style:style style:name="ce20C7" style:family="table-cell" style:parent-style-name="ce20" style:data-style-name="N125"/>
    <style:style style:name="ce20P7" style:family="table-cell" style:parent-style-name="ce20" style:data-style-name="N126"/>
    <style:style style:name="ce20N7" style:family="table-cell" style:parent-style-name="ce20" style:data-style-name="N127"/>
    <style:style style:name="ce20C8" style:family="table-cell" style:parent-style-name="ce20" style:data-style-name="N128"/>
    <style:style style:name="ce20P8" style:family="table-cell" style:parent-style-name="ce20" style:data-style-name="N129"/>
    <style:style style:name="ce20N8" style:family="table-cell" style:parent-style-name="ce20" style:data-style-name="N130"/>
    <style:style style:name="ce21" style:family="table-cell">
      <style:table-cell-properties style:text-align-source="fix" style:repeat-content="false"/>
      <style:paragraph-properties fo:text-align="end"/>
      <style:text-properties style:font-name="Tahoma" fo:font-size="12pt" fo:font-weight="bold"/>
    </style:style>
    <style:style style:name="ce21DA" style:family="table-cell" style:parent-style-name="ce21" style:data-style-name="N36"/>
    <style:style style:name="ce21DH" style:family="table-cell" style:parent-style-name="ce21" style:data-style-name="N51"/>
    <style:style style:name="ce21DE" style:family="table-cell" style:parent-style-name="ce21" style:data-style-name="N76"/>
    <style:style style:name="ce21C0" style:family="table-cell" style:parent-style-name="ce21" style:data-style-name="N103"/>
    <style:style style:name="ce21P0" style:family="table-cell" style:parent-style-name="ce21" style:data-style-name="N10"/>
    <style:style style:name="ce21N0" style:family="table-cell" style:parent-style-name="ce21" style:data-style-name="N113"/>
    <style:style style:name="ce21C1" style:family="table-cell" style:parent-style-name="ce21" style:data-style-name="N110"/>
    <style:style style:name="ce21P1" style:family="table-cell" style:parent-style-name="ce21" style:data-style-name="N111"/>
    <style:style style:name="ce21N1" style:family="table-cell" style:parent-style-name="ce21" style:data-style-name="N112"/>
    <style:style style:name="ce21C2" style:family="table-cell" style:parent-style-name="ce21" style:data-style-name="N104"/>
    <style:style style:name="ce21P2" style:family="table-cell" style:parent-style-name="ce21" style:data-style-name="N11"/>
    <style:style style:name="ce21N2" style:family="table-cell" style:parent-style-name="ce21" style:data-style-name="N109"/>
    <style:style style:name="ce21C3" style:family="table-cell" style:parent-style-name="ce21" style:data-style-name="N114"/>
    <style:style style:name="ce21P3" style:family="table-cell" style:parent-style-name="ce21" style:data-style-name="N107"/>
    <style:style style:name="ce21N3" style:family="table-cell" style:parent-style-name="ce21" style:data-style-name="N115"/>
    <style:style style:name="ce21C4" style:family="table-cell" style:parent-style-name="ce21" style:data-style-name="N116"/>
    <style:style style:name="ce21P4" style:family="table-cell" style:parent-style-name="ce21" style:data-style-name="N118"/>
    <style:style style:name="ce21N4" style:family="table-cell" style:parent-style-name="ce21" style:data-style-name="N117"/>
    <style:style style:name="ce21C5" style:family="table-cell" style:parent-style-name="ce21" style:data-style-name="N119"/>
    <style:style style:name="ce21P5" style:family="table-cell" style:parent-style-name="ce21" style:data-style-name="N120"/>
    <style:style style:name="ce21N5" style:family="table-cell" style:parent-style-name="ce21" style:data-style-name="N121"/>
    <style:style style:name="ce21C6" style:family="table-cell" style:parent-style-name="ce21" style:data-style-name="N122"/>
    <style:style style:name="ce21P6" style:family="table-cell" style:parent-style-name="ce21" style:data-style-name="N123"/>
    <style:style style:name="ce21N6" style:family="table-cell" style:parent-style-name="ce21" style:data-style-name="N124"/>
    <style:style style:name="ce21C7" style:family="table-cell" style:parent-style-name="ce21" style:data-style-name="N125"/>
    <style:style style:name="ce21P7" style:family="table-cell" style:parent-style-name="ce21" style:data-style-name="N126"/>
    <style:style style:name="ce21N7" style:family="table-cell" style:parent-style-name="ce21" style:data-style-name="N127"/>
    <style:style style:name="ce21C8" style:family="table-cell" style:parent-style-name="ce21" style:data-style-name="N128"/>
    <style:style style:name="ce21P8" style:family="table-cell" style:parent-style-name="ce21" style:data-style-name="N129"/>
    <style:style style:name="ce21N8" style:family="table-cell" style:parent-style-name="ce21" style:data-style-name="N130"/>
    <style:style style:name="ce22" style:family="table-cell">
      <style:table-cell-properties style:text-align-source="fix" style:repeat-content="false"/>
      <style:paragraph-properties fo:text-align="end"/>
      <style:text-properties style:font-name="Tahoma" fo:font-size="14pt" fo:font-weight="bold"/>
    </style:style>
    <style:style style:name="ce22DA" style:family="table-cell" style:parent-style-name="ce22" style:data-style-name="N36"/>
    <style:style style:name="ce22DH" style:family="table-cell" style:parent-style-name="ce22" style:data-style-name="N51"/>
    <style:style style:name="ce22DE" style:family="table-cell" style:parent-style-name="ce22" style:data-style-name="N76"/>
    <style:style style:name="ce22C0" style:family="table-cell" style:parent-style-name="ce22" style:data-style-name="N103"/>
    <style:style style:name="ce22P0" style:family="table-cell" style:parent-style-name="ce22" style:data-style-name="N10"/>
    <style:style style:name="ce22N0" style:family="table-cell" style:parent-style-name="ce22" style:data-style-name="N113"/>
    <style:style style:name="ce22C1" style:family="table-cell" style:parent-style-name="ce22" style:data-style-name="N110"/>
    <style:style style:name="ce22P1" style:family="table-cell" style:parent-style-name="ce22" style:data-style-name="N111"/>
    <style:style style:name="ce22N1" style:family="table-cell" style:parent-style-name="ce22" style:data-style-name="N112"/>
    <style:style style:name="ce22C2" style:family="table-cell" style:parent-style-name="ce22" style:data-style-name="N104"/>
    <style:style style:name="ce22P2" style:family="table-cell" style:parent-style-name="ce22" style:data-style-name="N11"/>
    <style:style style:name="ce22N2" style:family="table-cell" style:parent-style-name="ce22" style:data-style-name="N109"/>
    <style:style style:name="ce22C3" style:family="table-cell" style:parent-style-name="ce22" style:data-style-name="N114"/>
    <style:style style:name="ce22P3" style:family="table-cell" style:parent-style-name="ce22" style:data-style-name="N107"/>
    <style:style style:name="ce22N3" style:family="table-cell" style:parent-style-name="ce22" style:data-style-name="N115"/>
    <style:style style:name="ce22C4" style:family="table-cell" style:parent-style-name="ce22" style:data-style-name="N116"/>
    <style:style style:name="ce22P4" style:family="table-cell" style:parent-style-name="ce22" style:data-style-name="N118"/>
    <style:style style:name="ce22N4" style:family="table-cell" style:parent-style-name="ce22" style:data-style-name="N117"/>
    <style:style style:name="ce22C5" style:family="table-cell" style:parent-style-name="ce22" style:data-style-name="N119"/>
    <style:style style:name="ce22P5" style:family="table-cell" style:parent-style-name="ce22" style:data-style-name="N120"/>
    <style:style style:name="ce22N5" style:family="table-cell" style:parent-style-name="ce22" style:data-style-name="N121"/>
    <style:style style:name="ce22C6" style:family="table-cell" style:parent-style-name="ce22" style:data-style-name="N122"/>
    <style:style style:name="ce22P6" style:family="table-cell" style:parent-style-name="ce22" style:data-style-name="N123"/>
    <style:style style:name="ce22N6" style:family="table-cell" style:parent-style-name="ce22" style:data-style-name="N124"/>
    <style:style style:name="ce22C7" style:family="table-cell" style:parent-style-name="ce22" style:data-style-name="N125"/>
    <style:style style:name="ce22P7" style:family="table-cell" style:parent-style-name="ce22" style:data-style-name="N126"/>
    <style:style style:name="ce22N7" style:family="table-cell" style:parent-style-name="ce22" style:data-style-name="N127"/>
    <style:style style:name="ce22C8" style:family="table-cell" style:parent-style-name="ce22" style:data-style-name="N128"/>
    <style:style style:name="ce22P8" style:family="table-cell" style:parent-style-name="ce22" style:data-style-name="N129"/>
    <style:style style:name="ce22N8" style:family="table-cell" style:parent-style-name="ce22" style:data-style-name="N130"/>
    <style:style style:name="ce23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1pt" fo:font-weight="bold"/>
    </style:style>
    <style:style style:name="ce23DA" style:family="table-cell" style:parent-style-name="ce23" style:data-style-name="N36"/>
    <style:style style:name="ce23DH" style:family="table-cell" style:parent-style-name="ce23" style:data-style-name="N51"/>
    <style:style style:name="ce23DE" style:family="table-cell" style:parent-style-name="ce23" style:data-style-name="N76"/>
    <style:style style:name="ce23C0" style:family="table-cell" style:parent-style-name="ce23" style:data-style-name="N103"/>
    <style:style style:name="ce23P0" style:family="table-cell" style:parent-style-name="ce23" style:data-style-name="N10"/>
    <style:style style:name="ce23N0" style:family="table-cell" style:parent-style-name="ce23" style:data-style-name="N113"/>
    <style:style style:name="ce23C1" style:family="table-cell" style:parent-style-name="ce23" style:data-style-name="N110"/>
    <style:style style:name="ce23P1" style:family="table-cell" style:parent-style-name="ce23" style:data-style-name="N111"/>
    <style:style style:name="ce23N1" style:family="table-cell" style:parent-style-name="ce23" style:data-style-name="N112"/>
    <style:style style:name="ce23C2" style:family="table-cell" style:parent-style-name="ce23" style:data-style-name="N104"/>
    <style:style style:name="ce23P2" style:family="table-cell" style:parent-style-name="ce23" style:data-style-name="N11"/>
    <style:style style:name="ce23N2" style:family="table-cell" style:parent-style-name="ce23" style:data-style-name="N109"/>
    <style:style style:name="ce23C3" style:family="table-cell" style:parent-style-name="ce23" style:data-style-name="N114"/>
    <style:style style:name="ce23P3" style:family="table-cell" style:parent-style-name="ce23" style:data-style-name="N107"/>
    <style:style style:name="ce23N3" style:family="table-cell" style:parent-style-name="ce23" style:data-style-name="N115"/>
    <style:style style:name="ce23C4" style:family="table-cell" style:parent-style-name="ce23" style:data-style-name="N116"/>
    <style:style style:name="ce23P4" style:family="table-cell" style:parent-style-name="ce23" style:data-style-name="N118"/>
    <style:style style:name="ce23N4" style:family="table-cell" style:parent-style-name="ce23" style:data-style-name="N117"/>
    <style:style style:name="ce23C5" style:family="table-cell" style:parent-style-name="ce23" style:data-style-name="N119"/>
    <style:style style:name="ce23P5" style:family="table-cell" style:parent-style-name="ce23" style:data-style-name="N120"/>
    <style:style style:name="ce23N5" style:family="table-cell" style:parent-style-name="ce23" style:data-style-name="N121"/>
    <style:style style:name="ce23C6" style:family="table-cell" style:parent-style-name="ce23" style:data-style-name="N122"/>
    <style:style style:name="ce23P6" style:family="table-cell" style:parent-style-name="ce23" style:data-style-name="N123"/>
    <style:style style:name="ce23N6" style:family="table-cell" style:parent-style-name="ce23" style:data-style-name="N124"/>
    <style:style style:name="ce23C7" style:family="table-cell" style:parent-style-name="ce23" style:data-style-name="N125"/>
    <style:style style:name="ce23P7" style:family="table-cell" style:parent-style-name="ce23" style:data-style-name="N126"/>
    <style:style style:name="ce23N7" style:family="table-cell" style:parent-style-name="ce23" style:data-style-name="N127"/>
    <style:style style:name="ce23C8" style:family="table-cell" style:parent-style-name="ce23" style:data-style-name="N128"/>
    <style:style style:name="ce23P8" style:family="table-cell" style:parent-style-name="ce23" style:data-style-name="N129"/>
    <style:style style:name="ce23N8" style:family="table-cell" style:parent-style-name="ce23" style:data-style-name="N130"/>
    <style:style style:name="ce24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1pt" fo:font-weight="bold"/>
    </style:style>
    <style:style style:name="ce24DA" style:family="table-cell" style:parent-style-name="ce24" style:data-style-name="N36"/>
    <style:style style:name="ce24DH" style:family="table-cell" style:parent-style-name="ce24" style:data-style-name="N51"/>
    <style:style style:name="ce24DE" style:family="table-cell" style:parent-style-name="ce24" style:data-style-name="N76"/>
    <style:style style:name="ce24C0" style:family="table-cell" style:parent-style-name="ce24" style:data-style-name="N103"/>
    <style:style style:name="ce24P0" style:family="table-cell" style:parent-style-name="ce24" style:data-style-name="N10"/>
    <style:style style:name="ce24N0" style:family="table-cell" style:parent-style-name="ce24" style:data-style-name="N113"/>
    <style:style style:name="ce24C1" style:family="table-cell" style:parent-style-name="ce24" style:data-style-name="N110"/>
    <style:style style:name="ce24P1" style:family="table-cell" style:parent-style-name="ce24" style:data-style-name="N111"/>
    <style:style style:name="ce24N1" style:family="table-cell" style:parent-style-name="ce24" style:data-style-name="N112"/>
    <style:style style:name="ce24C2" style:family="table-cell" style:parent-style-name="ce24" style:data-style-name="N104"/>
    <style:style style:name="ce24P2" style:family="table-cell" style:parent-style-name="ce24" style:data-style-name="N11"/>
    <style:style style:name="ce24N2" style:family="table-cell" style:parent-style-name="ce24" style:data-style-name="N109"/>
    <style:style style:name="ce24C3" style:family="table-cell" style:parent-style-name="ce24" style:data-style-name="N114"/>
    <style:style style:name="ce24P3" style:family="table-cell" style:parent-style-name="ce24" style:data-style-name="N107"/>
    <style:style style:name="ce24N3" style:family="table-cell" style:parent-style-name="ce24" style:data-style-name="N115"/>
    <style:style style:name="ce24C4" style:family="table-cell" style:parent-style-name="ce24" style:data-style-name="N116"/>
    <style:style style:name="ce24P4" style:family="table-cell" style:parent-style-name="ce24" style:data-style-name="N118"/>
    <style:style style:name="ce24N4" style:family="table-cell" style:parent-style-name="ce24" style:data-style-name="N117"/>
    <style:style style:name="ce24C5" style:family="table-cell" style:parent-style-name="ce24" style:data-style-name="N119"/>
    <style:style style:name="ce24P5" style:family="table-cell" style:parent-style-name="ce24" style:data-style-name="N120"/>
    <style:style style:name="ce24N5" style:family="table-cell" style:parent-style-name="ce24" style:data-style-name="N121"/>
    <style:style style:name="ce24C6" style:family="table-cell" style:parent-style-name="ce24" style:data-style-name="N122"/>
    <style:style style:name="ce24P6" style:family="table-cell" style:parent-style-name="ce24" style:data-style-name="N123"/>
    <style:style style:name="ce24N6" style:family="table-cell" style:parent-style-name="ce24" style:data-style-name="N124"/>
    <style:style style:name="ce24C7" style:family="table-cell" style:parent-style-name="ce24" style:data-style-name="N125"/>
    <style:style style:name="ce24P7" style:family="table-cell" style:parent-style-name="ce24" style:data-style-name="N126"/>
    <style:style style:name="ce24N7" style:family="table-cell" style:parent-style-name="ce24" style:data-style-name="N127"/>
    <style:style style:name="ce24C8" style:family="table-cell" style:parent-style-name="ce24" style:data-style-name="N128"/>
    <style:style style:name="ce24P8" style:family="table-cell" style:parent-style-name="ce24" style:data-style-name="N129"/>
    <style:style style:name="ce24N8" style:family="table-cell" style:parent-style-name="ce24" style:data-style-name="N130"/>
    <style:style style:name="ce2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1pt" fo:font-weight="bold"/>
    </style:style>
    <style:style style:name="ce25DA" style:family="table-cell" style:parent-style-name="ce25" style:data-style-name="N36"/>
    <style:style style:name="ce25DH" style:family="table-cell" style:parent-style-name="ce25" style:data-style-name="N51"/>
    <style:style style:name="ce25DE" style:family="table-cell" style:parent-style-name="ce25" style:data-style-name="N76"/>
    <style:style style:name="ce25C0" style:family="table-cell" style:parent-style-name="ce25" style:data-style-name="N103"/>
    <style:style style:name="ce25P0" style:family="table-cell" style:parent-style-name="ce25" style:data-style-name="N10"/>
    <style:style style:name="ce25N0" style:family="table-cell" style:parent-style-name="ce25" style:data-style-name="N113"/>
    <style:style style:name="ce25C1" style:family="table-cell" style:parent-style-name="ce25" style:data-style-name="N110"/>
    <style:style style:name="ce25P1" style:family="table-cell" style:parent-style-name="ce25" style:data-style-name="N111"/>
    <style:style style:name="ce25N1" style:family="table-cell" style:parent-style-name="ce25" style:data-style-name="N112"/>
    <style:style style:name="ce25C2" style:family="table-cell" style:parent-style-name="ce25" style:data-style-name="N104"/>
    <style:style style:name="ce25P2" style:family="table-cell" style:parent-style-name="ce25" style:data-style-name="N11"/>
    <style:style style:name="ce25N2" style:family="table-cell" style:parent-style-name="ce25" style:data-style-name="N109"/>
    <style:style style:name="ce25C3" style:family="table-cell" style:parent-style-name="ce25" style:data-style-name="N114"/>
    <style:style style:name="ce25P3" style:family="table-cell" style:parent-style-name="ce25" style:data-style-name="N107"/>
    <style:style style:name="ce25N3" style:family="table-cell" style:parent-style-name="ce25" style:data-style-name="N115"/>
    <style:style style:name="ce25C4" style:family="table-cell" style:parent-style-name="ce25" style:data-style-name="N116"/>
    <style:style style:name="ce25P4" style:family="table-cell" style:parent-style-name="ce25" style:data-style-name="N118"/>
    <style:style style:name="ce25N4" style:family="table-cell" style:parent-style-name="ce25" style:data-style-name="N117"/>
    <style:style style:name="ce25C5" style:family="table-cell" style:parent-style-name="ce25" style:data-style-name="N119"/>
    <style:style style:name="ce25P5" style:family="table-cell" style:parent-style-name="ce25" style:data-style-name="N120"/>
    <style:style style:name="ce25N5" style:family="table-cell" style:parent-style-name="ce25" style:data-style-name="N121"/>
    <style:style style:name="ce25C6" style:family="table-cell" style:parent-style-name="ce25" style:data-style-name="N122"/>
    <style:style style:name="ce25P6" style:family="table-cell" style:parent-style-name="ce25" style:data-style-name="N123"/>
    <style:style style:name="ce25N6" style:family="table-cell" style:parent-style-name="ce25" style:data-style-name="N124"/>
    <style:style style:name="ce25C7" style:family="table-cell" style:parent-style-name="ce25" style:data-style-name="N125"/>
    <style:style style:name="ce25P7" style:family="table-cell" style:parent-style-name="ce25" style:data-style-name="N126"/>
    <style:style style:name="ce25N7" style:family="table-cell" style:parent-style-name="ce25" style:data-style-name="N127"/>
    <style:style style:name="ce25C8" style:family="table-cell" style:parent-style-name="ce25" style:data-style-name="N128"/>
    <style:style style:name="ce25P8" style:family="table-cell" style:parent-style-name="ce25" style:data-style-name="N129"/>
    <style:style style:name="ce25N8" style:family="table-cell" style:parent-style-name="ce25" style:data-style-name="N130"/>
    <style:style style:name="ce26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26DA" style:family="table-cell" style:parent-style-name="ce26" style:data-style-name="N36"/>
    <style:style style:name="ce26DH" style:family="table-cell" style:parent-style-name="ce26" style:data-style-name="N51"/>
    <style:style style:name="ce26DE" style:family="table-cell" style:parent-style-name="ce26" style:data-style-name="N76"/>
    <style:style style:name="ce26C0" style:family="table-cell" style:parent-style-name="ce26" style:data-style-name="N103"/>
    <style:style style:name="ce26P0" style:family="table-cell" style:parent-style-name="ce26" style:data-style-name="N10"/>
    <style:style style:name="ce26N0" style:family="table-cell" style:parent-style-name="ce26" style:data-style-name="N113"/>
    <style:style style:name="ce26C1" style:family="table-cell" style:parent-style-name="ce26" style:data-style-name="N110"/>
    <style:style style:name="ce26P1" style:family="table-cell" style:parent-style-name="ce26" style:data-style-name="N111"/>
    <style:style style:name="ce26N1" style:family="table-cell" style:parent-style-name="ce26" style:data-style-name="N112"/>
    <style:style style:name="ce26C2" style:family="table-cell" style:parent-style-name="ce26" style:data-style-name="N104"/>
    <style:style style:name="ce26P2" style:family="table-cell" style:parent-style-name="ce26" style:data-style-name="N11"/>
    <style:style style:name="ce26N2" style:family="table-cell" style:parent-style-name="ce26" style:data-style-name="N109"/>
    <style:style style:name="ce26C3" style:family="table-cell" style:parent-style-name="ce26" style:data-style-name="N114"/>
    <style:style style:name="ce26P3" style:family="table-cell" style:parent-style-name="ce26" style:data-style-name="N107"/>
    <style:style style:name="ce26N3" style:family="table-cell" style:parent-style-name="ce26" style:data-style-name="N115"/>
    <style:style style:name="ce26C4" style:family="table-cell" style:parent-style-name="ce26" style:data-style-name="N116"/>
    <style:style style:name="ce26P4" style:family="table-cell" style:parent-style-name="ce26" style:data-style-name="N118"/>
    <style:style style:name="ce26N4" style:family="table-cell" style:parent-style-name="ce26" style:data-style-name="N117"/>
    <style:style style:name="ce26C5" style:family="table-cell" style:parent-style-name="ce26" style:data-style-name="N119"/>
    <style:style style:name="ce26P5" style:family="table-cell" style:parent-style-name="ce26" style:data-style-name="N120"/>
    <style:style style:name="ce26N5" style:family="table-cell" style:parent-style-name="ce26" style:data-style-name="N121"/>
    <style:style style:name="ce26C6" style:family="table-cell" style:parent-style-name="ce26" style:data-style-name="N122"/>
    <style:style style:name="ce26P6" style:family="table-cell" style:parent-style-name="ce26" style:data-style-name="N123"/>
    <style:style style:name="ce26N6" style:family="table-cell" style:parent-style-name="ce26" style:data-style-name="N124"/>
    <style:style style:name="ce26C7" style:family="table-cell" style:parent-style-name="ce26" style:data-style-name="N125"/>
    <style:style style:name="ce26P7" style:family="table-cell" style:parent-style-name="ce26" style:data-style-name="N126"/>
    <style:style style:name="ce26N7" style:family="table-cell" style:parent-style-name="ce26" style:data-style-name="N127"/>
    <style:style style:name="ce26C8" style:family="table-cell" style:parent-style-name="ce26" style:data-style-name="N128"/>
    <style:style style:name="ce26P8" style:family="table-cell" style:parent-style-name="ce26" style:data-style-name="N129"/>
    <style:style style:name="ce26N8" style:family="table-cell" style:parent-style-name="ce26" style:data-style-name="N130"/>
    <style:style style:name="ce27" style:family="table-cell">
      <style:table-cell-properties style:text-align-source="fix" style:repeat-content="false"/>
      <style:paragraph-properties fo:text-align="start"/>
      <style:text-properties style:font-name="Tahoma" fo:font-size="14pt" fo:font-weight="bold"/>
    </style:style>
    <style:style style:name="ce27DA" style:family="table-cell" style:parent-style-name="ce27" style:data-style-name="N36"/>
    <style:style style:name="ce27DH" style:family="table-cell" style:parent-style-name="ce27" style:data-style-name="N51"/>
    <style:style style:name="ce27DE" style:family="table-cell" style:parent-style-name="ce27" style:data-style-name="N76"/>
    <style:style style:name="ce27C0" style:family="table-cell" style:parent-style-name="ce27" style:data-style-name="N103"/>
    <style:style style:name="ce27P0" style:family="table-cell" style:parent-style-name="ce27" style:data-style-name="N10"/>
    <style:style style:name="ce27N0" style:family="table-cell" style:parent-style-name="ce27" style:data-style-name="N113"/>
    <style:style style:name="ce27C1" style:family="table-cell" style:parent-style-name="ce27" style:data-style-name="N110"/>
    <style:style style:name="ce27P1" style:family="table-cell" style:parent-style-name="ce27" style:data-style-name="N111"/>
    <style:style style:name="ce27N1" style:family="table-cell" style:parent-style-name="ce27" style:data-style-name="N112"/>
    <style:style style:name="ce27C2" style:family="table-cell" style:parent-style-name="ce27" style:data-style-name="N104"/>
    <style:style style:name="ce27P2" style:family="table-cell" style:parent-style-name="ce27" style:data-style-name="N11"/>
    <style:style style:name="ce27N2" style:family="table-cell" style:parent-style-name="ce27" style:data-style-name="N109"/>
    <style:style style:name="ce27C3" style:family="table-cell" style:parent-style-name="ce27" style:data-style-name="N114"/>
    <style:style style:name="ce27P3" style:family="table-cell" style:parent-style-name="ce27" style:data-style-name="N107"/>
    <style:style style:name="ce27N3" style:family="table-cell" style:parent-style-name="ce27" style:data-style-name="N115"/>
    <style:style style:name="ce27C4" style:family="table-cell" style:parent-style-name="ce27" style:data-style-name="N116"/>
    <style:style style:name="ce27P4" style:family="table-cell" style:parent-style-name="ce27" style:data-style-name="N118"/>
    <style:style style:name="ce27N4" style:family="table-cell" style:parent-style-name="ce27" style:data-style-name="N117"/>
    <style:style style:name="ce27C5" style:family="table-cell" style:parent-style-name="ce27" style:data-style-name="N119"/>
    <style:style style:name="ce27P5" style:family="table-cell" style:parent-style-name="ce27" style:data-style-name="N120"/>
    <style:style style:name="ce27N5" style:family="table-cell" style:parent-style-name="ce27" style:data-style-name="N121"/>
    <style:style style:name="ce27C6" style:family="table-cell" style:parent-style-name="ce27" style:data-style-name="N122"/>
    <style:style style:name="ce27P6" style:family="table-cell" style:parent-style-name="ce27" style:data-style-name="N123"/>
    <style:style style:name="ce27N6" style:family="table-cell" style:parent-style-name="ce27" style:data-style-name="N124"/>
    <style:style style:name="ce27C7" style:family="table-cell" style:parent-style-name="ce27" style:data-style-name="N125"/>
    <style:style style:name="ce27P7" style:family="table-cell" style:parent-style-name="ce27" style:data-style-name="N126"/>
    <style:style style:name="ce27N7" style:family="table-cell" style:parent-style-name="ce27" style:data-style-name="N127"/>
    <style:style style:name="ce27C8" style:family="table-cell" style:parent-style-name="ce27" style:data-style-name="N128"/>
    <style:style style:name="ce27P8" style:family="table-cell" style:parent-style-name="ce27" style:data-style-name="N129"/>
    <style:style style:name="ce27N8" style:family="table-cell" style:parent-style-name="ce27" style:data-style-name="N130"/>
    <style:style style:name="ce28" style:family="table-cell">
      <style:table-cell-properties style:text-align-source="fix" style:repeat-content="false"/>
      <style:paragraph-properties fo:text-align="center"/>
      <style:text-properties style:font-name="Tahoma" fo:font-size="14pt" fo:font-weight="bold"/>
    </style:style>
    <style:style style:name="ce28DA" style:family="table-cell" style:parent-style-name="ce28" style:data-style-name="N36"/>
    <style:style style:name="ce28DH" style:family="table-cell" style:parent-style-name="ce28" style:data-style-name="N51"/>
    <style:style style:name="ce28DE" style:family="table-cell" style:parent-style-name="ce28" style:data-style-name="N76"/>
    <style:style style:name="ce28C0" style:family="table-cell" style:parent-style-name="ce28" style:data-style-name="N103"/>
    <style:style style:name="ce28P0" style:family="table-cell" style:parent-style-name="ce28" style:data-style-name="N10"/>
    <style:style style:name="ce28N0" style:family="table-cell" style:parent-style-name="ce28" style:data-style-name="N113"/>
    <style:style style:name="ce28C1" style:family="table-cell" style:parent-style-name="ce28" style:data-style-name="N110"/>
    <style:style style:name="ce28P1" style:family="table-cell" style:parent-style-name="ce28" style:data-style-name="N111"/>
    <style:style style:name="ce28N1" style:family="table-cell" style:parent-style-name="ce28" style:data-style-name="N112"/>
    <style:style style:name="ce28C2" style:family="table-cell" style:parent-style-name="ce28" style:data-style-name="N104"/>
    <style:style style:name="ce28P2" style:family="table-cell" style:parent-style-name="ce28" style:data-style-name="N11"/>
    <style:style style:name="ce28N2" style:family="table-cell" style:parent-style-name="ce28" style:data-style-name="N109"/>
    <style:style style:name="ce28C3" style:family="table-cell" style:parent-style-name="ce28" style:data-style-name="N114"/>
    <style:style style:name="ce28P3" style:family="table-cell" style:parent-style-name="ce28" style:data-style-name="N107"/>
    <style:style style:name="ce28N3" style:family="table-cell" style:parent-style-name="ce28" style:data-style-name="N115"/>
    <style:style style:name="ce28C4" style:family="table-cell" style:parent-style-name="ce28" style:data-style-name="N116"/>
    <style:style style:name="ce28P4" style:family="table-cell" style:parent-style-name="ce28" style:data-style-name="N118"/>
    <style:style style:name="ce28N4" style:family="table-cell" style:parent-style-name="ce28" style:data-style-name="N117"/>
    <style:style style:name="ce28C5" style:family="table-cell" style:parent-style-name="ce28" style:data-style-name="N119"/>
    <style:style style:name="ce28P5" style:family="table-cell" style:parent-style-name="ce28" style:data-style-name="N120"/>
    <style:style style:name="ce28N5" style:family="table-cell" style:parent-style-name="ce28" style:data-style-name="N121"/>
    <style:style style:name="ce28C6" style:family="table-cell" style:parent-style-name="ce28" style:data-style-name="N122"/>
    <style:style style:name="ce28P6" style:family="table-cell" style:parent-style-name="ce28" style:data-style-name="N123"/>
    <style:style style:name="ce28N6" style:family="table-cell" style:parent-style-name="ce28" style:data-style-name="N124"/>
    <style:style style:name="ce28C7" style:family="table-cell" style:parent-style-name="ce28" style:data-style-name="N125"/>
    <style:style style:name="ce28P7" style:family="table-cell" style:parent-style-name="ce28" style:data-style-name="N126"/>
    <style:style style:name="ce28N7" style:family="table-cell" style:parent-style-name="ce28" style:data-style-name="N127"/>
    <style:style style:name="ce28C8" style:family="table-cell" style:parent-style-name="ce28" style:data-style-name="N128"/>
    <style:style style:name="ce28P8" style:family="table-cell" style:parent-style-name="ce28" style:data-style-name="N129"/>
    <style:style style:name="ce28N8" style:family="table-cell" style:parent-style-name="ce28" style:data-style-name="N130"/>
    <style:style style:name="ce29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29DA" style:family="table-cell" style:parent-style-name="ce29" style:data-style-name="N36"/>
    <style:style style:name="ce29DH" style:family="table-cell" style:parent-style-name="ce29" style:data-style-name="N51"/>
    <style:style style:name="ce29DE" style:family="table-cell" style:parent-style-name="ce29" style:data-style-name="N76"/>
    <style:style style:name="ce29C0" style:family="table-cell" style:parent-style-name="ce29" style:data-style-name="N103"/>
    <style:style style:name="ce29P0" style:family="table-cell" style:parent-style-name="ce29" style:data-style-name="N10"/>
    <style:style style:name="ce29N0" style:family="table-cell" style:parent-style-name="ce29" style:data-style-name="N113"/>
    <style:style style:name="ce29C1" style:family="table-cell" style:parent-style-name="ce29" style:data-style-name="N110"/>
    <style:style style:name="ce29P1" style:family="table-cell" style:parent-style-name="ce29" style:data-style-name="N111"/>
    <style:style style:name="ce29N1" style:family="table-cell" style:parent-style-name="ce29" style:data-style-name="N112"/>
    <style:style style:name="ce29C2" style:family="table-cell" style:parent-style-name="ce29" style:data-style-name="N104"/>
    <style:style style:name="ce29P2" style:family="table-cell" style:parent-style-name="ce29" style:data-style-name="N11"/>
    <style:style style:name="ce29N2" style:family="table-cell" style:parent-style-name="ce29" style:data-style-name="N109"/>
    <style:style style:name="ce29C3" style:family="table-cell" style:parent-style-name="ce29" style:data-style-name="N114"/>
    <style:style style:name="ce29P3" style:family="table-cell" style:parent-style-name="ce29" style:data-style-name="N107"/>
    <style:style style:name="ce29N3" style:family="table-cell" style:parent-style-name="ce29" style:data-style-name="N115"/>
    <style:style style:name="ce29C4" style:family="table-cell" style:parent-style-name="ce29" style:data-style-name="N116"/>
    <style:style style:name="ce29P4" style:family="table-cell" style:parent-style-name="ce29" style:data-style-name="N118"/>
    <style:style style:name="ce29N4" style:family="table-cell" style:parent-style-name="ce29" style:data-style-name="N117"/>
    <style:style style:name="ce29C5" style:family="table-cell" style:parent-style-name="ce29" style:data-style-name="N119"/>
    <style:style style:name="ce29P5" style:family="table-cell" style:parent-style-name="ce29" style:data-style-name="N120"/>
    <style:style style:name="ce29N5" style:family="table-cell" style:parent-style-name="ce29" style:data-style-name="N121"/>
    <style:style style:name="ce29C6" style:family="table-cell" style:parent-style-name="ce29" style:data-style-name="N122"/>
    <style:style style:name="ce29P6" style:family="table-cell" style:parent-style-name="ce29" style:data-style-name="N123"/>
    <style:style style:name="ce29N6" style:family="table-cell" style:parent-style-name="ce29" style:data-style-name="N124"/>
    <style:style style:name="ce29C7" style:family="table-cell" style:parent-style-name="ce29" style:data-style-name="N125"/>
    <style:style style:name="ce29P7" style:family="table-cell" style:parent-style-name="ce29" style:data-style-name="N126"/>
    <style:style style:name="ce29N7" style:family="table-cell" style:parent-style-name="ce29" style:data-style-name="N127"/>
    <style:style style:name="ce29C8" style:family="table-cell" style:parent-style-name="ce29" style:data-style-name="N128"/>
    <style:style style:name="ce29P8" style:family="table-cell" style:parent-style-name="ce29" style:data-style-name="N129"/>
    <style:style style:name="ce29N8" style:family="table-cell" style:parent-style-name="ce29" style:data-style-name="N130"/>
    <style:style style:name="ce30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30DA" style:family="table-cell" style:parent-style-name="ce30" style:data-style-name="N36"/>
    <style:style style:name="ce30DH" style:family="table-cell" style:parent-style-name="ce30" style:data-style-name="N51"/>
    <style:style style:name="ce30DE" style:family="table-cell" style:parent-style-name="ce30" style:data-style-name="N76"/>
    <style:style style:name="ce30C0" style:family="table-cell" style:parent-style-name="ce30" style:data-style-name="N103"/>
    <style:style style:name="ce30P0" style:family="table-cell" style:parent-style-name="ce30" style:data-style-name="N10"/>
    <style:style style:name="ce30N0" style:family="table-cell" style:parent-style-name="ce30" style:data-style-name="N113"/>
    <style:style style:name="ce30C1" style:family="table-cell" style:parent-style-name="ce30" style:data-style-name="N110"/>
    <style:style style:name="ce30P1" style:family="table-cell" style:parent-style-name="ce30" style:data-style-name="N111"/>
    <style:style style:name="ce30N1" style:family="table-cell" style:parent-style-name="ce30" style:data-style-name="N112"/>
    <style:style style:name="ce30C2" style:family="table-cell" style:parent-style-name="ce30" style:data-style-name="N104"/>
    <style:style style:name="ce30P2" style:family="table-cell" style:parent-style-name="ce30" style:data-style-name="N11"/>
    <style:style style:name="ce30N2" style:family="table-cell" style:parent-style-name="ce30" style:data-style-name="N109"/>
    <style:style style:name="ce30C3" style:family="table-cell" style:parent-style-name="ce30" style:data-style-name="N114"/>
    <style:style style:name="ce30P3" style:family="table-cell" style:parent-style-name="ce30" style:data-style-name="N107"/>
    <style:style style:name="ce30N3" style:family="table-cell" style:parent-style-name="ce30" style:data-style-name="N115"/>
    <style:style style:name="ce30C4" style:family="table-cell" style:parent-style-name="ce30" style:data-style-name="N116"/>
    <style:style style:name="ce30P4" style:family="table-cell" style:parent-style-name="ce30" style:data-style-name="N118"/>
    <style:style style:name="ce30N4" style:family="table-cell" style:parent-style-name="ce30" style:data-style-name="N117"/>
    <style:style style:name="ce30C5" style:family="table-cell" style:parent-style-name="ce30" style:data-style-name="N119"/>
    <style:style style:name="ce30P5" style:family="table-cell" style:parent-style-name="ce30" style:data-style-name="N120"/>
    <style:style style:name="ce30N5" style:family="table-cell" style:parent-style-name="ce30" style:data-style-name="N121"/>
    <style:style style:name="ce30C6" style:family="table-cell" style:parent-style-name="ce30" style:data-style-name="N122"/>
    <style:style style:name="ce30P6" style:family="table-cell" style:parent-style-name="ce30" style:data-style-name="N123"/>
    <style:style style:name="ce30N6" style:family="table-cell" style:parent-style-name="ce30" style:data-style-name="N124"/>
    <style:style style:name="ce30C7" style:family="table-cell" style:parent-style-name="ce30" style:data-style-name="N125"/>
    <style:style style:name="ce30P7" style:family="table-cell" style:parent-style-name="ce30" style:data-style-name="N126"/>
    <style:style style:name="ce30N7" style:family="table-cell" style:parent-style-name="ce30" style:data-style-name="N127"/>
    <style:style style:name="ce30C8" style:family="table-cell" style:parent-style-name="ce30" style:data-style-name="N128"/>
    <style:style style:name="ce30P8" style:family="table-cell" style:parent-style-name="ce30" style:data-style-name="N129"/>
    <style:style style:name="ce30N8" style:family="table-cell" style:parent-style-name="ce30" style:data-style-name="N130"/>
    <style:style style:name="ce31" style:family="table-cell">
      <style:table-cell-properties style:text-align-source="fix" style:repeat-content="false" fo:background-color="#f6f6ff"/>
      <style:paragraph-properties fo:text-align="end"/>
      <style:text-properties style:font-name="Tahoma" fo:font-size="10pt"/>
    </style:style>
    <style:style style:name="ce31DA" style:family="table-cell" style:parent-style-name="ce31" style:data-style-name="N36"/>
    <style:style style:name="ce31DH" style:family="table-cell" style:parent-style-name="ce31" style:data-style-name="N51"/>
    <style:style style:name="ce31DE" style:family="table-cell" style:parent-style-name="ce31" style:data-style-name="N76"/>
    <style:style style:name="ce31C0" style:family="table-cell" style:parent-style-name="ce31" style:data-style-name="N103"/>
    <style:style style:name="ce31P0" style:family="table-cell" style:parent-style-name="ce31" style:data-style-name="N10"/>
    <style:style style:name="ce31N0" style:family="table-cell" style:parent-style-name="ce31" style:data-style-name="N113"/>
    <style:style style:name="ce31C1" style:family="table-cell" style:parent-style-name="ce31" style:data-style-name="N110"/>
    <style:style style:name="ce31P1" style:family="table-cell" style:parent-style-name="ce31" style:data-style-name="N111"/>
    <style:style style:name="ce31N1" style:family="table-cell" style:parent-style-name="ce31" style:data-style-name="N112"/>
    <style:style style:name="ce31C2" style:family="table-cell" style:parent-style-name="ce31" style:data-style-name="N104"/>
    <style:style style:name="ce31P2" style:family="table-cell" style:parent-style-name="ce31" style:data-style-name="N11"/>
    <style:style style:name="ce31N2" style:family="table-cell" style:parent-style-name="ce31" style:data-style-name="N109"/>
    <style:style style:name="ce31C3" style:family="table-cell" style:parent-style-name="ce31" style:data-style-name="N114"/>
    <style:style style:name="ce31P3" style:family="table-cell" style:parent-style-name="ce31" style:data-style-name="N107"/>
    <style:style style:name="ce31N3" style:family="table-cell" style:parent-style-name="ce31" style:data-style-name="N115"/>
    <style:style style:name="ce31C4" style:family="table-cell" style:parent-style-name="ce31" style:data-style-name="N116"/>
    <style:style style:name="ce31P4" style:family="table-cell" style:parent-style-name="ce31" style:data-style-name="N118"/>
    <style:style style:name="ce31N4" style:family="table-cell" style:parent-style-name="ce31" style:data-style-name="N117"/>
    <style:style style:name="ce31C5" style:family="table-cell" style:parent-style-name="ce31" style:data-style-name="N119"/>
    <style:style style:name="ce31P5" style:family="table-cell" style:parent-style-name="ce31" style:data-style-name="N120"/>
    <style:style style:name="ce31N5" style:family="table-cell" style:parent-style-name="ce31" style:data-style-name="N121"/>
    <style:style style:name="ce31C6" style:family="table-cell" style:parent-style-name="ce31" style:data-style-name="N122"/>
    <style:style style:name="ce31P6" style:family="table-cell" style:parent-style-name="ce31" style:data-style-name="N123"/>
    <style:style style:name="ce31N6" style:family="table-cell" style:parent-style-name="ce31" style:data-style-name="N124"/>
    <style:style style:name="ce31C7" style:family="table-cell" style:parent-style-name="ce31" style:data-style-name="N125"/>
    <style:style style:name="ce31P7" style:family="table-cell" style:parent-style-name="ce31" style:data-style-name="N126"/>
    <style:style style:name="ce31N7" style:family="table-cell" style:parent-style-name="ce31" style:data-style-name="N127"/>
    <style:style style:name="ce31C8" style:family="table-cell" style:parent-style-name="ce31" style:data-style-name="N128"/>
    <style:style style:name="ce31P8" style:family="table-cell" style:parent-style-name="ce31" style:data-style-name="N129"/>
    <style:style style:name="ce31N8" style:family="table-cell" style:parent-style-name="ce31" style:data-style-name="N130"/>
    <style:style style:name="ce3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32DA" style:family="table-cell" style:parent-style-name="ce32" style:data-style-name="N36"/>
    <style:style style:name="ce32DH" style:family="table-cell" style:parent-style-name="ce32" style:data-style-name="N51"/>
    <style:style style:name="ce32DE" style:family="table-cell" style:parent-style-name="ce32" style:data-style-name="N76"/>
    <style:style style:name="ce32C0" style:family="table-cell" style:parent-style-name="ce32" style:data-style-name="N103"/>
    <style:style style:name="ce32P0" style:family="table-cell" style:parent-style-name="ce32" style:data-style-name="N10"/>
    <style:style style:name="ce32N0" style:family="table-cell" style:parent-style-name="ce32" style:data-style-name="N113"/>
    <style:style style:name="ce32C1" style:family="table-cell" style:parent-style-name="ce32" style:data-style-name="N110"/>
    <style:style style:name="ce32P1" style:family="table-cell" style:parent-style-name="ce32" style:data-style-name="N111"/>
    <style:style style:name="ce32N1" style:family="table-cell" style:parent-style-name="ce32" style:data-style-name="N112"/>
    <style:style style:name="ce32C2" style:family="table-cell" style:parent-style-name="ce32" style:data-style-name="N104"/>
    <style:style style:name="ce32P2" style:family="table-cell" style:parent-style-name="ce32" style:data-style-name="N11"/>
    <style:style style:name="ce32N2" style:family="table-cell" style:parent-style-name="ce32" style:data-style-name="N109"/>
    <style:style style:name="ce32C3" style:family="table-cell" style:parent-style-name="ce32" style:data-style-name="N114"/>
    <style:style style:name="ce32P3" style:family="table-cell" style:parent-style-name="ce32" style:data-style-name="N107"/>
    <style:style style:name="ce32N3" style:family="table-cell" style:parent-style-name="ce32" style:data-style-name="N115"/>
    <style:style style:name="ce32C4" style:family="table-cell" style:parent-style-name="ce32" style:data-style-name="N116"/>
    <style:style style:name="ce32P4" style:family="table-cell" style:parent-style-name="ce32" style:data-style-name="N118"/>
    <style:style style:name="ce32N4" style:family="table-cell" style:parent-style-name="ce32" style:data-style-name="N117"/>
    <style:style style:name="ce32C5" style:family="table-cell" style:parent-style-name="ce32" style:data-style-name="N119"/>
    <style:style style:name="ce32P5" style:family="table-cell" style:parent-style-name="ce32" style:data-style-name="N120"/>
    <style:style style:name="ce32N5" style:family="table-cell" style:parent-style-name="ce32" style:data-style-name="N121"/>
    <style:style style:name="ce32C6" style:family="table-cell" style:parent-style-name="ce32" style:data-style-name="N122"/>
    <style:style style:name="ce32P6" style:family="table-cell" style:parent-style-name="ce32" style:data-style-name="N123"/>
    <style:style style:name="ce32N6" style:family="table-cell" style:parent-style-name="ce32" style:data-style-name="N124"/>
    <style:style style:name="ce32C7" style:family="table-cell" style:parent-style-name="ce32" style:data-style-name="N125"/>
    <style:style style:name="ce32P7" style:family="table-cell" style:parent-style-name="ce32" style:data-style-name="N126"/>
    <style:style style:name="ce32N7" style:family="table-cell" style:parent-style-name="ce32" style:data-style-name="N127"/>
    <style:style style:name="ce32C8" style:family="table-cell" style:parent-style-name="ce32" style:data-style-name="N128"/>
    <style:style style:name="ce32P8" style:family="table-cell" style:parent-style-name="ce32" style:data-style-name="N129"/>
    <style:style style:name="ce32N8" style:family="table-cell" style:parent-style-name="ce32" style:data-style-name="N130"/>
    <style:style style:name="ce33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/>
    </style:style>
    <style:style style:name="ce33DA" style:family="table-cell" style:parent-style-name="ce33" style:data-style-name="N36"/>
    <style:style style:name="ce33DH" style:family="table-cell" style:parent-style-name="ce33" style:data-style-name="N51"/>
    <style:style style:name="ce33DE" style:family="table-cell" style:parent-style-name="ce33" style:data-style-name="N76"/>
    <style:style style:name="ce33C0" style:family="table-cell" style:parent-style-name="ce33" style:data-style-name="N103"/>
    <style:style style:name="ce33P0" style:family="table-cell" style:parent-style-name="ce33" style:data-style-name="N10"/>
    <style:style style:name="ce33N0" style:family="table-cell" style:parent-style-name="ce33" style:data-style-name="N113"/>
    <style:style style:name="ce33C1" style:family="table-cell" style:parent-style-name="ce33" style:data-style-name="N110"/>
    <style:style style:name="ce33P1" style:family="table-cell" style:parent-style-name="ce33" style:data-style-name="N111"/>
    <style:style style:name="ce33N1" style:family="table-cell" style:parent-style-name="ce33" style:data-style-name="N112"/>
    <style:style style:name="ce33C2" style:family="table-cell" style:parent-style-name="ce33" style:data-style-name="N104"/>
    <style:style style:name="ce33P2" style:family="table-cell" style:parent-style-name="ce33" style:data-style-name="N11"/>
    <style:style style:name="ce33N2" style:family="table-cell" style:parent-style-name="ce33" style:data-style-name="N109"/>
    <style:style style:name="ce33C3" style:family="table-cell" style:parent-style-name="ce33" style:data-style-name="N114"/>
    <style:style style:name="ce33P3" style:family="table-cell" style:parent-style-name="ce33" style:data-style-name="N107"/>
    <style:style style:name="ce33N3" style:family="table-cell" style:parent-style-name="ce33" style:data-style-name="N115"/>
    <style:style style:name="ce33C4" style:family="table-cell" style:parent-style-name="ce33" style:data-style-name="N116"/>
    <style:style style:name="ce33P4" style:family="table-cell" style:parent-style-name="ce33" style:data-style-name="N118"/>
    <style:style style:name="ce33N4" style:family="table-cell" style:parent-style-name="ce33" style:data-style-name="N117"/>
    <style:style style:name="ce33C5" style:family="table-cell" style:parent-style-name="ce33" style:data-style-name="N119"/>
    <style:style style:name="ce33P5" style:family="table-cell" style:parent-style-name="ce33" style:data-style-name="N120"/>
    <style:style style:name="ce33N5" style:family="table-cell" style:parent-style-name="ce33" style:data-style-name="N121"/>
    <style:style style:name="ce33C6" style:family="table-cell" style:parent-style-name="ce33" style:data-style-name="N122"/>
    <style:style style:name="ce33P6" style:family="table-cell" style:parent-style-name="ce33" style:data-style-name="N123"/>
    <style:style style:name="ce33N6" style:family="table-cell" style:parent-style-name="ce33" style:data-style-name="N124"/>
    <style:style style:name="ce33C7" style:family="table-cell" style:parent-style-name="ce33" style:data-style-name="N125"/>
    <style:style style:name="ce33P7" style:family="table-cell" style:parent-style-name="ce33" style:data-style-name="N126"/>
    <style:style style:name="ce33N7" style:family="table-cell" style:parent-style-name="ce33" style:data-style-name="N127"/>
    <style:style style:name="ce33C8" style:family="table-cell" style:parent-style-name="ce33" style:data-style-name="N128"/>
    <style:style style:name="ce33P8" style:family="table-cell" style:parent-style-name="ce33" style:data-style-name="N129"/>
    <style:style style:name="ce33N8" style:family="table-cell" style:parent-style-name="ce33" style:data-style-name="N130"/>
    <style:style style:name="ce3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/>
    </style:style>
    <style:style style:name="ce34DA" style:family="table-cell" style:parent-style-name="ce34" style:data-style-name="N36"/>
    <style:style style:name="ce34DH" style:family="table-cell" style:parent-style-name="ce34" style:data-style-name="N51"/>
    <style:style style:name="ce34DE" style:family="table-cell" style:parent-style-name="ce34" style:data-style-name="N76"/>
    <style:style style:name="ce34C0" style:family="table-cell" style:parent-style-name="ce34" style:data-style-name="N103"/>
    <style:style style:name="ce34P0" style:family="table-cell" style:parent-style-name="ce34" style:data-style-name="N10"/>
    <style:style style:name="ce34N0" style:family="table-cell" style:parent-style-name="ce34" style:data-style-name="N113"/>
    <style:style style:name="ce34C1" style:family="table-cell" style:parent-style-name="ce34" style:data-style-name="N110"/>
    <style:style style:name="ce34P1" style:family="table-cell" style:parent-style-name="ce34" style:data-style-name="N111"/>
    <style:style style:name="ce34N1" style:family="table-cell" style:parent-style-name="ce34" style:data-style-name="N112"/>
    <style:style style:name="ce34C2" style:family="table-cell" style:parent-style-name="ce34" style:data-style-name="N104"/>
    <style:style style:name="ce34P2" style:family="table-cell" style:parent-style-name="ce34" style:data-style-name="N11"/>
    <style:style style:name="ce34N2" style:family="table-cell" style:parent-style-name="ce34" style:data-style-name="N109"/>
    <style:style style:name="ce34C3" style:family="table-cell" style:parent-style-name="ce34" style:data-style-name="N114"/>
    <style:style style:name="ce34P3" style:family="table-cell" style:parent-style-name="ce34" style:data-style-name="N107"/>
    <style:style style:name="ce34N3" style:family="table-cell" style:parent-style-name="ce34" style:data-style-name="N115"/>
    <style:style style:name="ce34C4" style:family="table-cell" style:parent-style-name="ce34" style:data-style-name="N116"/>
    <style:style style:name="ce34P4" style:family="table-cell" style:parent-style-name="ce34" style:data-style-name="N118"/>
    <style:style style:name="ce34N4" style:family="table-cell" style:parent-style-name="ce34" style:data-style-name="N117"/>
    <style:style style:name="ce34C5" style:family="table-cell" style:parent-style-name="ce34" style:data-style-name="N119"/>
    <style:style style:name="ce34P5" style:family="table-cell" style:parent-style-name="ce34" style:data-style-name="N120"/>
    <style:style style:name="ce34N5" style:family="table-cell" style:parent-style-name="ce34" style:data-style-name="N121"/>
    <style:style style:name="ce34C6" style:family="table-cell" style:parent-style-name="ce34" style:data-style-name="N122"/>
    <style:style style:name="ce34P6" style:family="table-cell" style:parent-style-name="ce34" style:data-style-name="N123"/>
    <style:style style:name="ce34N6" style:family="table-cell" style:parent-style-name="ce34" style:data-style-name="N124"/>
    <style:style style:name="ce34C7" style:family="table-cell" style:parent-style-name="ce34" style:data-style-name="N125"/>
    <style:style style:name="ce34P7" style:family="table-cell" style:parent-style-name="ce34" style:data-style-name="N126"/>
    <style:style style:name="ce34N7" style:family="table-cell" style:parent-style-name="ce34" style:data-style-name="N127"/>
    <style:style style:name="ce34C8" style:family="table-cell" style:parent-style-name="ce34" style:data-style-name="N128"/>
    <style:style style:name="ce34P8" style:family="table-cell" style:parent-style-name="ce34" style:data-style-name="N129"/>
    <style:style style:name="ce34N8" style:family="table-cell" style:parent-style-name="ce34" style:data-style-name="N130"/>
    <style:style style:name="ce35" style:family="table-cell">
      <style:table-cell-properties style:text-align-source="fix" style:repeat-content="false" fo:background-color="#fdfdfd"/>
      <style:paragraph-properties fo:text-align="end"/>
      <style:text-properties style:font-name="Tahoma" fo:font-size="10pt"/>
    </style:style>
    <style:style style:name="ce35DA" style:family="table-cell" style:parent-style-name="ce35" style:data-style-name="N36"/>
    <style:style style:name="ce35DH" style:family="table-cell" style:parent-style-name="ce35" style:data-style-name="N51"/>
    <style:style style:name="ce35DE" style:family="table-cell" style:parent-style-name="ce35" style:data-style-name="N76"/>
    <style:style style:name="ce35C0" style:family="table-cell" style:parent-style-name="ce35" style:data-style-name="N103"/>
    <style:style style:name="ce35P0" style:family="table-cell" style:parent-style-name="ce35" style:data-style-name="N10"/>
    <style:style style:name="ce35N0" style:family="table-cell" style:parent-style-name="ce35" style:data-style-name="N113"/>
    <style:style style:name="ce35C1" style:family="table-cell" style:parent-style-name="ce35" style:data-style-name="N110"/>
    <style:style style:name="ce35P1" style:family="table-cell" style:parent-style-name="ce35" style:data-style-name="N111"/>
    <style:style style:name="ce35N1" style:family="table-cell" style:parent-style-name="ce35" style:data-style-name="N112"/>
    <style:style style:name="ce35C2" style:family="table-cell" style:parent-style-name="ce35" style:data-style-name="N104"/>
    <style:style style:name="ce35P2" style:family="table-cell" style:parent-style-name="ce35" style:data-style-name="N11"/>
    <style:style style:name="ce35N2" style:family="table-cell" style:parent-style-name="ce35" style:data-style-name="N109"/>
    <style:style style:name="ce35C3" style:family="table-cell" style:parent-style-name="ce35" style:data-style-name="N114"/>
    <style:style style:name="ce35P3" style:family="table-cell" style:parent-style-name="ce35" style:data-style-name="N107"/>
    <style:style style:name="ce35N3" style:family="table-cell" style:parent-style-name="ce35" style:data-style-name="N115"/>
    <style:style style:name="ce35C4" style:family="table-cell" style:parent-style-name="ce35" style:data-style-name="N116"/>
    <style:style style:name="ce35P4" style:family="table-cell" style:parent-style-name="ce35" style:data-style-name="N118"/>
    <style:style style:name="ce35N4" style:family="table-cell" style:parent-style-name="ce35" style:data-style-name="N117"/>
    <style:style style:name="ce35C5" style:family="table-cell" style:parent-style-name="ce35" style:data-style-name="N119"/>
    <style:style style:name="ce35P5" style:family="table-cell" style:parent-style-name="ce35" style:data-style-name="N120"/>
    <style:style style:name="ce35N5" style:family="table-cell" style:parent-style-name="ce35" style:data-style-name="N121"/>
    <style:style style:name="ce35C6" style:family="table-cell" style:parent-style-name="ce35" style:data-style-name="N122"/>
    <style:style style:name="ce35P6" style:family="table-cell" style:parent-style-name="ce35" style:data-style-name="N123"/>
    <style:style style:name="ce35N6" style:family="table-cell" style:parent-style-name="ce35" style:data-style-name="N124"/>
    <style:style style:name="ce35C7" style:family="table-cell" style:parent-style-name="ce35" style:data-style-name="N125"/>
    <style:style style:name="ce35P7" style:family="table-cell" style:parent-style-name="ce35" style:data-style-name="N126"/>
    <style:style style:name="ce35N7" style:family="table-cell" style:parent-style-name="ce35" style:data-style-name="N127"/>
    <style:style style:name="ce35C8" style:family="table-cell" style:parent-style-name="ce35" style:data-style-name="N128"/>
    <style:style style:name="ce35P8" style:family="table-cell" style:parent-style-name="ce35" style:data-style-name="N129"/>
    <style:style style:name="ce35N8" style:family="table-cell" style:parent-style-name="ce35" style:data-style-name="N130"/>
    <style:style style:name="ce3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36DA" style:family="table-cell" style:parent-style-name="ce36" style:data-style-name="N36"/>
    <style:style style:name="ce36DH" style:family="table-cell" style:parent-style-name="ce36" style:data-style-name="N51"/>
    <style:style style:name="ce36DE" style:family="table-cell" style:parent-style-name="ce36" style:data-style-name="N76"/>
    <style:style style:name="ce36C0" style:family="table-cell" style:parent-style-name="ce36" style:data-style-name="N103"/>
    <style:style style:name="ce36P0" style:family="table-cell" style:parent-style-name="ce36" style:data-style-name="N10"/>
    <style:style style:name="ce36N0" style:family="table-cell" style:parent-style-name="ce36" style:data-style-name="N113"/>
    <style:style style:name="ce36C1" style:family="table-cell" style:parent-style-name="ce36" style:data-style-name="N110"/>
    <style:style style:name="ce36P1" style:family="table-cell" style:parent-style-name="ce36" style:data-style-name="N111"/>
    <style:style style:name="ce36N1" style:family="table-cell" style:parent-style-name="ce36" style:data-style-name="N112"/>
    <style:style style:name="ce36C2" style:family="table-cell" style:parent-style-name="ce36" style:data-style-name="N104"/>
    <style:style style:name="ce36P2" style:family="table-cell" style:parent-style-name="ce36" style:data-style-name="N11"/>
    <style:style style:name="ce36N2" style:family="table-cell" style:parent-style-name="ce36" style:data-style-name="N109"/>
    <style:style style:name="ce36C3" style:family="table-cell" style:parent-style-name="ce36" style:data-style-name="N114"/>
    <style:style style:name="ce36P3" style:family="table-cell" style:parent-style-name="ce36" style:data-style-name="N107"/>
    <style:style style:name="ce36N3" style:family="table-cell" style:parent-style-name="ce36" style:data-style-name="N115"/>
    <style:style style:name="ce36C4" style:family="table-cell" style:parent-style-name="ce36" style:data-style-name="N116"/>
    <style:style style:name="ce36P4" style:family="table-cell" style:parent-style-name="ce36" style:data-style-name="N118"/>
    <style:style style:name="ce36N4" style:family="table-cell" style:parent-style-name="ce36" style:data-style-name="N117"/>
    <style:style style:name="ce36C5" style:family="table-cell" style:parent-style-name="ce36" style:data-style-name="N119"/>
    <style:style style:name="ce36P5" style:family="table-cell" style:parent-style-name="ce36" style:data-style-name="N120"/>
    <style:style style:name="ce36N5" style:family="table-cell" style:parent-style-name="ce36" style:data-style-name="N121"/>
    <style:style style:name="ce36C6" style:family="table-cell" style:parent-style-name="ce36" style:data-style-name="N122"/>
    <style:style style:name="ce36P6" style:family="table-cell" style:parent-style-name="ce36" style:data-style-name="N123"/>
    <style:style style:name="ce36N6" style:family="table-cell" style:parent-style-name="ce36" style:data-style-name="N124"/>
    <style:style style:name="ce36C7" style:family="table-cell" style:parent-style-name="ce36" style:data-style-name="N125"/>
    <style:style style:name="ce36P7" style:family="table-cell" style:parent-style-name="ce36" style:data-style-name="N126"/>
    <style:style style:name="ce36N7" style:family="table-cell" style:parent-style-name="ce36" style:data-style-name="N127"/>
    <style:style style:name="ce36C8" style:family="table-cell" style:parent-style-name="ce36" style:data-style-name="N128"/>
    <style:style style:name="ce36P8" style:family="table-cell" style:parent-style-name="ce36" style:data-style-name="N129"/>
    <style:style style:name="ce36N8" style:family="table-cell" style:parent-style-name="ce36" style:data-style-name="N130"/>
    <style:style style:name="ce37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0pt" fo:font-weight="bold"/>
    </style:style>
    <style:style style:name="ce37DA" style:family="table-cell" style:parent-style-name="ce37" style:data-style-name="N36"/>
    <style:style style:name="ce37DH" style:family="table-cell" style:parent-style-name="ce37" style:data-style-name="N51"/>
    <style:style style:name="ce37DE" style:family="table-cell" style:parent-style-name="ce37" style:data-style-name="N76"/>
    <style:style style:name="ce37C0" style:family="table-cell" style:parent-style-name="ce37" style:data-style-name="N103"/>
    <style:style style:name="ce37P0" style:family="table-cell" style:parent-style-name="ce37" style:data-style-name="N10"/>
    <style:style style:name="ce37N0" style:family="table-cell" style:parent-style-name="ce37" style:data-style-name="N113"/>
    <style:style style:name="ce37C1" style:family="table-cell" style:parent-style-name="ce37" style:data-style-name="N110"/>
    <style:style style:name="ce37P1" style:family="table-cell" style:parent-style-name="ce37" style:data-style-name="N111"/>
    <style:style style:name="ce37N1" style:family="table-cell" style:parent-style-name="ce37" style:data-style-name="N112"/>
    <style:style style:name="ce37C2" style:family="table-cell" style:parent-style-name="ce37" style:data-style-name="N104"/>
    <style:style style:name="ce37P2" style:family="table-cell" style:parent-style-name="ce37" style:data-style-name="N11"/>
    <style:style style:name="ce37N2" style:family="table-cell" style:parent-style-name="ce37" style:data-style-name="N109"/>
    <style:style style:name="ce37C3" style:family="table-cell" style:parent-style-name="ce37" style:data-style-name="N114"/>
    <style:style style:name="ce37P3" style:family="table-cell" style:parent-style-name="ce37" style:data-style-name="N107"/>
    <style:style style:name="ce37N3" style:family="table-cell" style:parent-style-name="ce37" style:data-style-name="N115"/>
    <style:style style:name="ce37C4" style:family="table-cell" style:parent-style-name="ce37" style:data-style-name="N116"/>
    <style:style style:name="ce37P4" style:family="table-cell" style:parent-style-name="ce37" style:data-style-name="N118"/>
    <style:style style:name="ce37N4" style:family="table-cell" style:parent-style-name="ce37" style:data-style-name="N117"/>
    <style:style style:name="ce37C5" style:family="table-cell" style:parent-style-name="ce37" style:data-style-name="N119"/>
    <style:style style:name="ce37P5" style:family="table-cell" style:parent-style-name="ce37" style:data-style-name="N120"/>
    <style:style style:name="ce37N5" style:family="table-cell" style:parent-style-name="ce37" style:data-style-name="N121"/>
    <style:style style:name="ce37C6" style:family="table-cell" style:parent-style-name="ce37" style:data-style-name="N122"/>
    <style:style style:name="ce37P6" style:family="table-cell" style:parent-style-name="ce37" style:data-style-name="N123"/>
    <style:style style:name="ce37N6" style:family="table-cell" style:parent-style-name="ce37" style:data-style-name="N124"/>
    <style:style style:name="ce37C7" style:family="table-cell" style:parent-style-name="ce37" style:data-style-name="N125"/>
    <style:style style:name="ce37P7" style:family="table-cell" style:parent-style-name="ce37" style:data-style-name="N126"/>
    <style:style style:name="ce37N7" style:family="table-cell" style:parent-style-name="ce37" style:data-style-name="N127"/>
    <style:style style:name="ce37C8" style:family="table-cell" style:parent-style-name="ce37" style:data-style-name="N128"/>
    <style:style style:name="ce37P8" style:family="table-cell" style:parent-style-name="ce37" style:data-style-name="N129"/>
    <style:style style:name="ce37N8" style:family="table-cell" style:parent-style-name="ce37" style:data-style-name="N130"/>
    <style:style style:name="ce38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0pt" fo:font-weight="bold"/>
    </style:style>
    <style:style style:name="ce38DA" style:family="table-cell" style:parent-style-name="ce38" style:data-style-name="N36"/>
    <style:style style:name="ce38DH" style:family="table-cell" style:parent-style-name="ce38" style:data-style-name="N51"/>
    <style:style style:name="ce38DE" style:family="table-cell" style:parent-style-name="ce38" style:data-style-name="N76"/>
    <style:style style:name="ce38C0" style:family="table-cell" style:parent-style-name="ce38" style:data-style-name="N103"/>
    <style:style style:name="ce38P0" style:family="table-cell" style:parent-style-name="ce38" style:data-style-name="N10"/>
    <style:style style:name="ce38N0" style:family="table-cell" style:parent-style-name="ce38" style:data-style-name="N113"/>
    <style:style style:name="ce38C1" style:family="table-cell" style:parent-style-name="ce38" style:data-style-name="N110"/>
    <style:style style:name="ce38P1" style:family="table-cell" style:parent-style-name="ce38" style:data-style-name="N111"/>
    <style:style style:name="ce38N1" style:family="table-cell" style:parent-style-name="ce38" style:data-style-name="N112"/>
    <style:style style:name="ce38C2" style:family="table-cell" style:parent-style-name="ce38" style:data-style-name="N104"/>
    <style:style style:name="ce38P2" style:family="table-cell" style:parent-style-name="ce38" style:data-style-name="N11"/>
    <style:style style:name="ce38N2" style:family="table-cell" style:parent-style-name="ce38" style:data-style-name="N109"/>
    <style:style style:name="ce38C3" style:family="table-cell" style:parent-style-name="ce38" style:data-style-name="N114"/>
    <style:style style:name="ce38P3" style:family="table-cell" style:parent-style-name="ce38" style:data-style-name="N107"/>
    <style:style style:name="ce38N3" style:family="table-cell" style:parent-style-name="ce38" style:data-style-name="N115"/>
    <style:style style:name="ce38C4" style:family="table-cell" style:parent-style-name="ce38" style:data-style-name="N116"/>
    <style:style style:name="ce38P4" style:family="table-cell" style:parent-style-name="ce38" style:data-style-name="N118"/>
    <style:style style:name="ce38N4" style:family="table-cell" style:parent-style-name="ce38" style:data-style-name="N117"/>
    <style:style style:name="ce38C5" style:family="table-cell" style:parent-style-name="ce38" style:data-style-name="N119"/>
    <style:style style:name="ce38P5" style:family="table-cell" style:parent-style-name="ce38" style:data-style-name="N120"/>
    <style:style style:name="ce38N5" style:family="table-cell" style:parent-style-name="ce38" style:data-style-name="N121"/>
    <style:style style:name="ce38C6" style:family="table-cell" style:parent-style-name="ce38" style:data-style-name="N122"/>
    <style:style style:name="ce38P6" style:family="table-cell" style:parent-style-name="ce38" style:data-style-name="N123"/>
    <style:style style:name="ce38N6" style:family="table-cell" style:parent-style-name="ce38" style:data-style-name="N124"/>
    <style:style style:name="ce38C7" style:family="table-cell" style:parent-style-name="ce38" style:data-style-name="N125"/>
    <style:style style:name="ce38P7" style:family="table-cell" style:parent-style-name="ce38" style:data-style-name="N126"/>
    <style:style style:name="ce38N7" style:family="table-cell" style:parent-style-name="ce38" style:data-style-name="N127"/>
    <style:style style:name="ce38C8" style:family="table-cell" style:parent-style-name="ce38" style:data-style-name="N128"/>
    <style:style style:name="ce38P8" style:family="table-cell" style:parent-style-name="ce38" style:data-style-name="N129"/>
    <style:style style:name="ce38N8" style:family="table-cell" style:parent-style-name="ce38" style:data-style-name="N130"/>
    <style:style style:name="ce39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39DA" style:family="table-cell" style:parent-style-name="ce39" style:data-style-name="N36"/>
    <style:style style:name="ce39DH" style:family="table-cell" style:parent-style-name="ce39" style:data-style-name="N51"/>
    <style:style style:name="ce39DE" style:family="table-cell" style:parent-style-name="ce39" style:data-style-name="N76"/>
    <style:style style:name="ce39C0" style:family="table-cell" style:parent-style-name="ce39" style:data-style-name="N103"/>
    <style:style style:name="ce39P0" style:family="table-cell" style:parent-style-name="ce39" style:data-style-name="N10"/>
    <style:style style:name="ce39N0" style:family="table-cell" style:parent-style-name="ce39" style:data-style-name="N113"/>
    <style:style style:name="ce39C1" style:family="table-cell" style:parent-style-name="ce39" style:data-style-name="N110"/>
    <style:style style:name="ce39P1" style:family="table-cell" style:parent-style-name="ce39" style:data-style-name="N111"/>
    <style:style style:name="ce39N1" style:family="table-cell" style:parent-style-name="ce39" style:data-style-name="N112"/>
    <style:style style:name="ce39C2" style:family="table-cell" style:parent-style-name="ce39" style:data-style-name="N104"/>
    <style:style style:name="ce39P2" style:family="table-cell" style:parent-style-name="ce39" style:data-style-name="N11"/>
    <style:style style:name="ce39N2" style:family="table-cell" style:parent-style-name="ce39" style:data-style-name="N109"/>
    <style:style style:name="ce39C3" style:family="table-cell" style:parent-style-name="ce39" style:data-style-name="N114"/>
    <style:style style:name="ce39P3" style:family="table-cell" style:parent-style-name="ce39" style:data-style-name="N107"/>
    <style:style style:name="ce39N3" style:family="table-cell" style:parent-style-name="ce39" style:data-style-name="N115"/>
    <style:style style:name="ce39C4" style:family="table-cell" style:parent-style-name="ce39" style:data-style-name="N116"/>
    <style:style style:name="ce39P4" style:family="table-cell" style:parent-style-name="ce39" style:data-style-name="N118"/>
    <style:style style:name="ce39N4" style:family="table-cell" style:parent-style-name="ce39" style:data-style-name="N117"/>
    <style:style style:name="ce39C5" style:family="table-cell" style:parent-style-name="ce39" style:data-style-name="N119"/>
    <style:style style:name="ce39P5" style:family="table-cell" style:parent-style-name="ce39" style:data-style-name="N120"/>
    <style:style style:name="ce39N5" style:family="table-cell" style:parent-style-name="ce39" style:data-style-name="N121"/>
    <style:style style:name="ce39C6" style:family="table-cell" style:parent-style-name="ce39" style:data-style-name="N122"/>
    <style:style style:name="ce39P6" style:family="table-cell" style:parent-style-name="ce39" style:data-style-name="N123"/>
    <style:style style:name="ce39N6" style:family="table-cell" style:parent-style-name="ce39" style:data-style-name="N124"/>
    <style:style style:name="ce39C7" style:family="table-cell" style:parent-style-name="ce39" style:data-style-name="N125"/>
    <style:style style:name="ce39P7" style:family="table-cell" style:parent-style-name="ce39" style:data-style-name="N126"/>
    <style:style style:name="ce39N7" style:family="table-cell" style:parent-style-name="ce39" style:data-style-name="N127"/>
    <style:style style:name="ce39C8" style:family="table-cell" style:parent-style-name="ce39" style:data-style-name="N128"/>
    <style:style style:name="ce39P8" style:family="table-cell" style:parent-style-name="ce39" style:data-style-name="N129"/>
    <style:style style:name="ce39N8" style:family="table-cell" style:parent-style-name="ce39" style:data-style-name="N130"/>
    <style:style style:name="ce4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40DA" style:family="table-cell" style:parent-style-name="ce40" style:data-style-name="N36"/>
    <style:style style:name="ce40DH" style:family="table-cell" style:parent-style-name="ce40" style:data-style-name="N51"/>
    <style:style style:name="ce40DE" style:family="table-cell" style:parent-style-name="ce40" style:data-style-name="N76"/>
    <style:style style:name="ce40C0" style:family="table-cell" style:parent-style-name="ce40" style:data-style-name="N103"/>
    <style:style style:name="ce40P0" style:family="table-cell" style:parent-style-name="ce40" style:data-style-name="N10"/>
    <style:style style:name="ce40N0" style:family="table-cell" style:parent-style-name="ce40" style:data-style-name="N113"/>
    <style:style style:name="ce40C1" style:family="table-cell" style:parent-style-name="ce40" style:data-style-name="N110"/>
    <style:style style:name="ce40P1" style:family="table-cell" style:parent-style-name="ce40" style:data-style-name="N111"/>
    <style:style style:name="ce40N1" style:family="table-cell" style:parent-style-name="ce40" style:data-style-name="N112"/>
    <style:style style:name="ce40C2" style:family="table-cell" style:parent-style-name="ce40" style:data-style-name="N104"/>
    <style:style style:name="ce40P2" style:family="table-cell" style:parent-style-name="ce40" style:data-style-name="N11"/>
    <style:style style:name="ce40N2" style:family="table-cell" style:parent-style-name="ce40" style:data-style-name="N109"/>
    <style:style style:name="ce40C3" style:family="table-cell" style:parent-style-name="ce40" style:data-style-name="N114"/>
    <style:style style:name="ce40P3" style:family="table-cell" style:parent-style-name="ce40" style:data-style-name="N107"/>
    <style:style style:name="ce40N3" style:family="table-cell" style:parent-style-name="ce40" style:data-style-name="N115"/>
    <style:style style:name="ce40C4" style:family="table-cell" style:parent-style-name="ce40" style:data-style-name="N116"/>
    <style:style style:name="ce40P4" style:family="table-cell" style:parent-style-name="ce40" style:data-style-name="N118"/>
    <style:style style:name="ce40N4" style:family="table-cell" style:parent-style-name="ce40" style:data-style-name="N117"/>
    <style:style style:name="ce40C5" style:family="table-cell" style:parent-style-name="ce40" style:data-style-name="N119"/>
    <style:style style:name="ce40P5" style:family="table-cell" style:parent-style-name="ce40" style:data-style-name="N120"/>
    <style:style style:name="ce40N5" style:family="table-cell" style:parent-style-name="ce40" style:data-style-name="N121"/>
    <style:style style:name="ce40C6" style:family="table-cell" style:parent-style-name="ce40" style:data-style-name="N122"/>
    <style:style style:name="ce40P6" style:family="table-cell" style:parent-style-name="ce40" style:data-style-name="N123"/>
    <style:style style:name="ce40N6" style:family="table-cell" style:parent-style-name="ce40" style:data-style-name="N124"/>
    <style:style style:name="ce40C7" style:family="table-cell" style:parent-style-name="ce40" style:data-style-name="N125"/>
    <style:style style:name="ce40P7" style:family="table-cell" style:parent-style-name="ce40" style:data-style-name="N126"/>
    <style:style style:name="ce40N7" style:family="table-cell" style:parent-style-name="ce40" style:data-style-name="N127"/>
    <style:style style:name="ce40C8" style:family="table-cell" style:parent-style-name="ce40" style:data-style-name="N128"/>
    <style:style style:name="ce40P8" style:family="table-cell" style:parent-style-name="ce40" style:data-style-name="N129"/>
    <style:style style:name="ce40N8" style:family="table-cell" style:parent-style-name="ce40" style:data-style-name="N130"/>
    <style:style style:name="ce41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41DA" style:family="table-cell" style:parent-style-name="ce41" style:data-style-name="N36"/>
    <style:style style:name="ce41DH" style:family="table-cell" style:parent-style-name="ce41" style:data-style-name="N51"/>
    <style:style style:name="ce41DE" style:family="table-cell" style:parent-style-name="ce41" style:data-style-name="N76"/>
    <style:style style:name="ce41C0" style:family="table-cell" style:parent-style-name="ce41" style:data-style-name="N103"/>
    <style:style style:name="ce41P0" style:family="table-cell" style:parent-style-name="ce41" style:data-style-name="N10"/>
    <style:style style:name="ce41N0" style:family="table-cell" style:parent-style-name="ce41" style:data-style-name="N113"/>
    <style:style style:name="ce41C1" style:family="table-cell" style:parent-style-name="ce41" style:data-style-name="N110"/>
    <style:style style:name="ce41P1" style:family="table-cell" style:parent-style-name="ce41" style:data-style-name="N111"/>
    <style:style style:name="ce41N1" style:family="table-cell" style:parent-style-name="ce41" style:data-style-name="N112"/>
    <style:style style:name="ce41C2" style:family="table-cell" style:parent-style-name="ce41" style:data-style-name="N104"/>
    <style:style style:name="ce41P2" style:family="table-cell" style:parent-style-name="ce41" style:data-style-name="N11"/>
    <style:style style:name="ce41N2" style:family="table-cell" style:parent-style-name="ce41" style:data-style-name="N109"/>
    <style:style style:name="ce41C3" style:family="table-cell" style:parent-style-name="ce41" style:data-style-name="N114"/>
    <style:style style:name="ce41P3" style:family="table-cell" style:parent-style-name="ce41" style:data-style-name="N107"/>
    <style:style style:name="ce41N3" style:family="table-cell" style:parent-style-name="ce41" style:data-style-name="N115"/>
    <style:style style:name="ce41C4" style:family="table-cell" style:parent-style-name="ce41" style:data-style-name="N116"/>
    <style:style style:name="ce41P4" style:family="table-cell" style:parent-style-name="ce41" style:data-style-name="N118"/>
    <style:style style:name="ce41N4" style:family="table-cell" style:parent-style-name="ce41" style:data-style-name="N117"/>
    <style:style style:name="ce41C5" style:family="table-cell" style:parent-style-name="ce41" style:data-style-name="N119"/>
    <style:style style:name="ce41P5" style:family="table-cell" style:parent-style-name="ce41" style:data-style-name="N120"/>
    <style:style style:name="ce41N5" style:family="table-cell" style:parent-style-name="ce41" style:data-style-name="N121"/>
    <style:style style:name="ce41C6" style:family="table-cell" style:parent-style-name="ce41" style:data-style-name="N122"/>
    <style:style style:name="ce41P6" style:family="table-cell" style:parent-style-name="ce41" style:data-style-name="N123"/>
    <style:style style:name="ce41N6" style:family="table-cell" style:parent-style-name="ce41" style:data-style-name="N124"/>
    <style:style style:name="ce41C7" style:family="table-cell" style:parent-style-name="ce41" style:data-style-name="N125"/>
    <style:style style:name="ce41P7" style:family="table-cell" style:parent-style-name="ce41" style:data-style-name="N126"/>
    <style:style style:name="ce41N7" style:family="table-cell" style:parent-style-name="ce41" style:data-style-name="N127"/>
    <style:style style:name="ce41C8" style:family="table-cell" style:parent-style-name="ce41" style:data-style-name="N128"/>
    <style:style style:name="ce41P8" style:family="table-cell" style:parent-style-name="ce41" style:data-style-name="N129"/>
    <style:style style:name="ce41N8" style:family="table-cell" style:parent-style-name="ce41" style:data-style-name="N130"/>
    <style:style style:name="ce42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42DA" style:family="table-cell" style:parent-style-name="ce42" style:data-style-name="N36"/>
    <style:style style:name="ce42DH" style:family="table-cell" style:parent-style-name="ce42" style:data-style-name="N51"/>
    <style:style style:name="ce42DE" style:family="table-cell" style:parent-style-name="ce42" style:data-style-name="N76"/>
    <style:style style:name="ce42C0" style:family="table-cell" style:parent-style-name="ce42" style:data-style-name="N103"/>
    <style:style style:name="ce42P0" style:family="table-cell" style:parent-style-name="ce42" style:data-style-name="N10"/>
    <style:style style:name="ce42N0" style:family="table-cell" style:parent-style-name="ce42" style:data-style-name="N113"/>
    <style:style style:name="ce42C1" style:family="table-cell" style:parent-style-name="ce42" style:data-style-name="N110"/>
    <style:style style:name="ce42P1" style:family="table-cell" style:parent-style-name="ce42" style:data-style-name="N111"/>
    <style:style style:name="ce42N1" style:family="table-cell" style:parent-style-name="ce42" style:data-style-name="N112"/>
    <style:style style:name="ce42C2" style:family="table-cell" style:parent-style-name="ce42" style:data-style-name="N104"/>
    <style:style style:name="ce42P2" style:family="table-cell" style:parent-style-name="ce42" style:data-style-name="N11"/>
    <style:style style:name="ce42N2" style:family="table-cell" style:parent-style-name="ce42" style:data-style-name="N109"/>
    <style:style style:name="ce42C3" style:family="table-cell" style:parent-style-name="ce42" style:data-style-name="N114"/>
    <style:style style:name="ce42P3" style:family="table-cell" style:parent-style-name="ce42" style:data-style-name="N107"/>
    <style:style style:name="ce42N3" style:family="table-cell" style:parent-style-name="ce42" style:data-style-name="N115"/>
    <style:style style:name="ce42C4" style:family="table-cell" style:parent-style-name="ce42" style:data-style-name="N116"/>
    <style:style style:name="ce42P4" style:family="table-cell" style:parent-style-name="ce42" style:data-style-name="N118"/>
    <style:style style:name="ce42N4" style:family="table-cell" style:parent-style-name="ce42" style:data-style-name="N117"/>
    <style:style style:name="ce42C5" style:family="table-cell" style:parent-style-name="ce42" style:data-style-name="N119"/>
    <style:style style:name="ce42P5" style:family="table-cell" style:parent-style-name="ce42" style:data-style-name="N120"/>
    <style:style style:name="ce42N5" style:family="table-cell" style:parent-style-name="ce42" style:data-style-name="N121"/>
    <style:style style:name="ce42C6" style:family="table-cell" style:parent-style-name="ce42" style:data-style-name="N122"/>
    <style:style style:name="ce42P6" style:family="table-cell" style:parent-style-name="ce42" style:data-style-name="N123"/>
    <style:style style:name="ce42N6" style:family="table-cell" style:parent-style-name="ce42" style:data-style-name="N124"/>
    <style:style style:name="ce42C7" style:family="table-cell" style:parent-style-name="ce42" style:data-style-name="N125"/>
    <style:style style:name="ce42P7" style:family="table-cell" style:parent-style-name="ce42" style:data-style-name="N126"/>
    <style:style style:name="ce42N7" style:family="table-cell" style:parent-style-name="ce42" style:data-style-name="N127"/>
    <style:style style:name="ce42C8" style:family="table-cell" style:parent-style-name="ce42" style:data-style-name="N128"/>
    <style:style style:name="ce42P8" style:family="table-cell" style:parent-style-name="ce42" style:data-style-name="N129"/>
    <style:style style:name="ce42N8" style:family="table-cell" style:parent-style-name="ce42" style:data-style-name="N130"/>
    <style:style style:name="ce43" style:family="table-cell">
      <style:table-cell-properties style:text-align-source="fix" style:repeat-content="false" fo:background-color="#CCCCFF"/>
      <style:paragraph-properties fo:text-align="start"/>
      <style:text-properties style:font-name="Tahoma" fo:font-size="10pt" fo:font-weight="bold"/>
    </style:style>
    <style:style style:name="ce43DA" style:family="table-cell" style:parent-style-name="ce43" style:data-style-name="N36"/>
    <style:style style:name="ce43DH" style:family="table-cell" style:parent-style-name="ce43" style:data-style-name="N51"/>
    <style:style style:name="ce43DE" style:family="table-cell" style:parent-style-name="ce43" style:data-style-name="N76"/>
    <style:style style:name="ce43C0" style:family="table-cell" style:parent-style-name="ce43" style:data-style-name="N103"/>
    <style:style style:name="ce43P0" style:family="table-cell" style:parent-style-name="ce43" style:data-style-name="N10"/>
    <style:style style:name="ce43N0" style:family="table-cell" style:parent-style-name="ce43" style:data-style-name="N113"/>
    <style:style style:name="ce43C1" style:family="table-cell" style:parent-style-name="ce43" style:data-style-name="N110"/>
    <style:style style:name="ce43P1" style:family="table-cell" style:parent-style-name="ce43" style:data-style-name="N111"/>
    <style:style style:name="ce43N1" style:family="table-cell" style:parent-style-name="ce43" style:data-style-name="N112"/>
    <style:style style:name="ce43C2" style:family="table-cell" style:parent-style-name="ce43" style:data-style-name="N104"/>
    <style:style style:name="ce43P2" style:family="table-cell" style:parent-style-name="ce43" style:data-style-name="N11"/>
    <style:style style:name="ce43N2" style:family="table-cell" style:parent-style-name="ce43" style:data-style-name="N109"/>
    <style:style style:name="ce43C3" style:family="table-cell" style:parent-style-name="ce43" style:data-style-name="N114"/>
    <style:style style:name="ce43P3" style:family="table-cell" style:parent-style-name="ce43" style:data-style-name="N107"/>
    <style:style style:name="ce43N3" style:family="table-cell" style:parent-style-name="ce43" style:data-style-name="N115"/>
    <style:style style:name="ce43C4" style:family="table-cell" style:parent-style-name="ce43" style:data-style-name="N116"/>
    <style:style style:name="ce43P4" style:family="table-cell" style:parent-style-name="ce43" style:data-style-name="N118"/>
    <style:style style:name="ce43N4" style:family="table-cell" style:parent-style-name="ce43" style:data-style-name="N117"/>
    <style:style style:name="ce43C5" style:family="table-cell" style:parent-style-name="ce43" style:data-style-name="N119"/>
    <style:style style:name="ce43P5" style:family="table-cell" style:parent-style-name="ce43" style:data-style-name="N120"/>
    <style:style style:name="ce43N5" style:family="table-cell" style:parent-style-name="ce43" style:data-style-name="N121"/>
    <style:style style:name="ce43C6" style:family="table-cell" style:parent-style-name="ce43" style:data-style-name="N122"/>
    <style:style style:name="ce43P6" style:family="table-cell" style:parent-style-name="ce43" style:data-style-name="N123"/>
    <style:style style:name="ce43N6" style:family="table-cell" style:parent-style-name="ce43" style:data-style-name="N124"/>
    <style:style style:name="ce43C7" style:family="table-cell" style:parent-style-name="ce43" style:data-style-name="N125"/>
    <style:style style:name="ce43P7" style:family="table-cell" style:parent-style-name="ce43" style:data-style-name="N126"/>
    <style:style style:name="ce43N7" style:family="table-cell" style:parent-style-name="ce43" style:data-style-name="N127"/>
    <style:style style:name="ce43C8" style:family="table-cell" style:parent-style-name="ce43" style:data-style-name="N128"/>
    <style:style style:name="ce43P8" style:family="table-cell" style:parent-style-name="ce43" style:data-style-name="N129"/>
    <style:style style:name="ce43N8" style:family="table-cell" style:parent-style-name="ce43" style:data-style-name="N130"/>
    <style:style style:name="ce4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9pt"/>
    </style:style>
    <style:style style:name="ce44DA" style:family="table-cell" style:parent-style-name="ce44" style:data-style-name="N36"/>
    <style:style style:name="ce44DH" style:family="table-cell" style:parent-style-name="ce44" style:data-style-name="N51"/>
    <style:style style:name="ce44DE" style:family="table-cell" style:parent-style-name="ce44" style:data-style-name="N76"/>
    <style:style style:name="ce44C0" style:family="table-cell" style:parent-style-name="ce44" style:data-style-name="N103"/>
    <style:style style:name="ce44P0" style:family="table-cell" style:parent-style-name="ce44" style:data-style-name="N10"/>
    <style:style style:name="ce44N0" style:family="table-cell" style:parent-style-name="ce44" style:data-style-name="N113"/>
    <style:style style:name="ce44C1" style:family="table-cell" style:parent-style-name="ce44" style:data-style-name="N110"/>
    <style:style style:name="ce44P1" style:family="table-cell" style:parent-style-name="ce44" style:data-style-name="N111"/>
    <style:style style:name="ce44N1" style:family="table-cell" style:parent-style-name="ce44" style:data-style-name="N112"/>
    <style:style style:name="ce44C2" style:family="table-cell" style:parent-style-name="ce44" style:data-style-name="N104"/>
    <style:style style:name="ce44P2" style:family="table-cell" style:parent-style-name="ce44" style:data-style-name="N11"/>
    <style:style style:name="ce44N2" style:family="table-cell" style:parent-style-name="ce44" style:data-style-name="N109"/>
    <style:style style:name="ce44C3" style:family="table-cell" style:parent-style-name="ce44" style:data-style-name="N114"/>
    <style:style style:name="ce44P3" style:family="table-cell" style:parent-style-name="ce44" style:data-style-name="N107"/>
    <style:style style:name="ce44N3" style:family="table-cell" style:parent-style-name="ce44" style:data-style-name="N115"/>
    <style:style style:name="ce44C4" style:family="table-cell" style:parent-style-name="ce44" style:data-style-name="N116"/>
    <style:style style:name="ce44P4" style:family="table-cell" style:parent-style-name="ce44" style:data-style-name="N118"/>
    <style:style style:name="ce44N4" style:family="table-cell" style:parent-style-name="ce44" style:data-style-name="N117"/>
    <style:style style:name="ce44C5" style:family="table-cell" style:parent-style-name="ce44" style:data-style-name="N119"/>
    <style:style style:name="ce44P5" style:family="table-cell" style:parent-style-name="ce44" style:data-style-name="N120"/>
    <style:style style:name="ce44N5" style:family="table-cell" style:parent-style-name="ce44" style:data-style-name="N121"/>
    <style:style style:name="ce44C6" style:family="table-cell" style:parent-style-name="ce44" style:data-style-name="N122"/>
    <style:style style:name="ce44P6" style:family="table-cell" style:parent-style-name="ce44" style:data-style-name="N123"/>
    <style:style style:name="ce44N6" style:family="table-cell" style:parent-style-name="ce44" style:data-style-name="N124"/>
    <style:style style:name="ce44C7" style:family="table-cell" style:parent-style-name="ce44" style:data-style-name="N125"/>
    <style:style style:name="ce44P7" style:family="table-cell" style:parent-style-name="ce44" style:data-style-name="N126"/>
    <style:style style:name="ce44N7" style:family="table-cell" style:parent-style-name="ce44" style:data-style-name="N127"/>
    <style:style style:name="ce44C8" style:family="table-cell" style:parent-style-name="ce44" style:data-style-name="N128"/>
    <style:style style:name="ce44P8" style:family="table-cell" style:parent-style-name="ce44" style:data-style-name="N129"/>
    <style:style style:name="ce44N8" style:family="table-cell" style:parent-style-name="ce44" style:data-style-name="N130"/>
    <style:style style:name="ce45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10pt" fo:font-weight="bold"/>
    </style:style>
    <style:style style:name="ce45DA" style:family="table-cell" style:parent-style-name="ce45" style:data-style-name="N36"/>
    <style:style style:name="ce45DH" style:family="table-cell" style:parent-style-name="ce45" style:data-style-name="N51"/>
    <style:style style:name="ce45DE" style:family="table-cell" style:parent-style-name="ce45" style:data-style-name="N76"/>
    <style:style style:name="ce45C0" style:family="table-cell" style:parent-style-name="ce45" style:data-style-name="N103"/>
    <style:style style:name="ce45P0" style:family="table-cell" style:parent-style-name="ce45" style:data-style-name="N10"/>
    <style:style style:name="ce45N0" style:family="table-cell" style:parent-style-name="ce45" style:data-style-name="N113"/>
    <style:style style:name="ce45C1" style:family="table-cell" style:parent-style-name="ce45" style:data-style-name="N110"/>
    <style:style style:name="ce45P1" style:family="table-cell" style:parent-style-name="ce45" style:data-style-name="N111"/>
    <style:style style:name="ce45N1" style:family="table-cell" style:parent-style-name="ce45" style:data-style-name="N112"/>
    <style:style style:name="ce45C2" style:family="table-cell" style:parent-style-name="ce45" style:data-style-name="N104"/>
    <style:style style:name="ce45P2" style:family="table-cell" style:parent-style-name="ce45" style:data-style-name="N11"/>
    <style:style style:name="ce45N2" style:family="table-cell" style:parent-style-name="ce45" style:data-style-name="N109"/>
    <style:style style:name="ce45C3" style:family="table-cell" style:parent-style-name="ce45" style:data-style-name="N114"/>
    <style:style style:name="ce45P3" style:family="table-cell" style:parent-style-name="ce45" style:data-style-name="N107"/>
    <style:style style:name="ce45N3" style:family="table-cell" style:parent-style-name="ce45" style:data-style-name="N115"/>
    <style:style style:name="ce45C4" style:family="table-cell" style:parent-style-name="ce45" style:data-style-name="N116"/>
    <style:style style:name="ce45P4" style:family="table-cell" style:parent-style-name="ce45" style:data-style-name="N118"/>
    <style:style style:name="ce45N4" style:family="table-cell" style:parent-style-name="ce45" style:data-style-name="N117"/>
    <style:style style:name="ce45C5" style:family="table-cell" style:parent-style-name="ce45" style:data-style-name="N119"/>
    <style:style style:name="ce45P5" style:family="table-cell" style:parent-style-name="ce45" style:data-style-name="N120"/>
    <style:style style:name="ce45N5" style:family="table-cell" style:parent-style-name="ce45" style:data-style-name="N121"/>
    <style:style style:name="ce45C6" style:family="table-cell" style:parent-style-name="ce45" style:data-style-name="N122"/>
    <style:style style:name="ce45P6" style:family="table-cell" style:parent-style-name="ce45" style:data-style-name="N123"/>
    <style:style style:name="ce45N6" style:family="table-cell" style:parent-style-name="ce45" style:data-style-name="N124"/>
    <style:style style:name="ce45C7" style:family="table-cell" style:parent-style-name="ce45" style:data-style-name="N125"/>
    <style:style style:name="ce45P7" style:family="table-cell" style:parent-style-name="ce45" style:data-style-name="N126"/>
    <style:style style:name="ce45N7" style:family="table-cell" style:parent-style-name="ce45" style:data-style-name="N127"/>
    <style:style style:name="ce45C8" style:family="table-cell" style:parent-style-name="ce45" style:data-style-name="N128"/>
    <style:style style:name="ce45P8" style:family="table-cell" style:parent-style-name="ce45" style:data-style-name="N129"/>
    <style:style style:name="ce45N8" style:family="table-cell" style:parent-style-name="ce45" style:data-style-name="N130"/>
    <style:style style:name="ce46" style:family="table-cell">
      <style:table-cell-properties style:text-align-source="fix" style:repeat-content="false" fo:background-color="#47b8b8"/>
      <style:paragraph-properties fo:text-align="end"/>
      <style:text-properties fo:color="#ffffff" style:font-name="Tahoma" fo:font-size="10pt" fo:font-weight="bold"/>
    </style:style>
    <style:style style:name="ce46DA" style:family="table-cell" style:parent-style-name="ce46" style:data-style-name="N36"/>
    <style:style style:name="ce46DH" style:family="table-cell" style:parent-style-name="ce46" style:data-style-name="N51"/>
    <style:style style:name="ce46DE" style:family="table-cell" style:parent-style-name="ce46" style:data-style-name="N76"/>
    <style:style style:name="ce46C0" style:family="table-cell" style:parent-style-name="ce46" style:data-style-name="N103"/>
    <style:style style:name="ce46P0" style:family="table-cell" style:parent-style-name="ce46" style:data-style-name="N10"/>
    <style:style style:name="ce46N0" style:family="table-cell" style:parent-style-name="ce46" style:data-style-name="N113"/>
    <style:style style:name="ce46C1" style:family="table-cell" style:parent-style-name="ce46" style:data-style-name="N110"/>
    <style:style style:name="ce46P1" style:family="table-cell" style:parent-style-name="ce46" style:data-style-name="N111"/>
    <style:style style:name="ce46N1" style:family="table-cell" style:parent-style-name="ce46" style:data-style-name="N112"/>
    <style:style style:name="ce46C2" style:family="table-cell" style:parent-style-name="ce46" style:data-style-name="N104"/>
    <style:style style:name="ce46P2" style:family="table-cell" style:parent-style-name="ce46" style:data-style-name="N11"/>
    <style:style style:name="ce46N2" style:family="table-cell" style:parent-style-name="ce46" style:data-style-name="N109"/>
    <style:style style:name="ce46C3" style:family="table-cell" style:parent-style-name="ce46" style:data-style-name="N114"/>
    <style:style style:name="ce46P3" style:family="table-cell" style:parent-style-name="ce46" style:data-style-name="N107"/>
    <style:style style:name="ce46N3" style:family="table-cell" style:parent-style-name="ce46" style:data-style-name="N115"/>
    <style:style style:name="ce46C4" style:family="table-cell" style:parent-style-name="ce46" style:data-style-name="N116"/>
    <style:style style:name="ce46P4" style:family="table-cell" style:parent-style-name="ce46" style:data-style-name="N118"/>
    <style:style style:name="ce46N4" style:family="table-cell" style:parent-style-name="ce46" style:data-style-name="N117"/>
    <style:style style:name="ce46C5" style:family="table-cell" style:parent-style-name="ce46" style:data-style-name="N119"/>
    <style:style style:name="ce46P5" style:family="table-cell" style:parent-style-name="ce46" style:data-style-name="N120"/>
    <style:style style:name="ce46N5" style:family="table-cell" style:parent-style-name="ce46" style:data-style-name="N121"/>
    <style:style style:name="ce46C6" style:family="table-cell" style:parent-style-name="ce46" style:data-style-name="N122"/>
    <style:style style:name="ce46P6" style:family="table-cell" style:parent-style-name="ce46" style:data-style-name="N123"/>
    <style:style style:name="ce46N6" style:family="table-cell" style:parent-style-name="ce46" style:data-style-name="N124"/>
    <style:style style:name="ce46C7" style:family="table-cell" style:parent-style-name="ce46" style:data-style-name="N125"/>
    <style:style style:name="ce46P7" style:family="table-cell" style:parent-style-name="ce46" style:data-style-name="N126"/>
    <style:style style:name="ce46N7" style:family="table-cell" style:parent-style-name="ce46" style:data-style-name="N127"/>
    <style:style style:name="ce46C8" style:family="table-cell" style:parent-style-name="ce46" style:data-style-name="N128"/>
    <style:style style:name="ce46P8" style:family="table-cell" style:parent-style-name="ce46" style:data-style-name="N129"/>
    <style:style style:name="ce46N8" style:family="table-cell" style:parent-style-name="ce46" style:data-style-name="N130"/>
    <style:style style:name="ce47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20pt" fo:font-weight="bold"/>
    </style:style>
    <style:style style:name="ce47DA" style:family="table-cell" style:parent-style-name="ce47" style:data-style-name="N36"/>
    <style:style style:name="ce47DH" style:family="table-cell" style:parent-style-name="ce47" style:data-style-name="N51"/>
    <style:style style:name="ce47DE" style:family="table-cell" style:parent-style-name="ce47" style:data-style-name="N76"/>
    <style:style style:name="ce47C0" style:family="table-cell" style:parent-style-name="ce47" style:data-style-name="N103"/>
    <style:style style:name="ce47P0" style:family="table-cell" style:parent-style-name="ce47" style:data-style-name="N10"/>
    <style:style style:name="ce47N0" style:family="table-cell" style:parent-style-name="ce47" style:data-style-name="N113"/>
    <style:style style:name="ce47C1" style:family="table-cell" style:parent-style-name="ce47" style:data-style-name="N110"/>
    <style:style style:name="ce47P1" style:family="table-cell" style:parent-style-name="ce47" style:data-style-name="N111"/>
    <style:style style:name="ce47N1" style:family="table-cell" style:parent-style-name="ce47" style:data-style-name="N112"/>
    <style:style style:name="ce47C2" style:family="table-cell" style:parent-style-name="ce47" style:data-style-name="N104"/>
    <style:style style:name="ce47P2" style:family="table-cell" style:parent-style-name="ce47" style:data-style-name="N11"/>
    <style:style style:name="ce47N2" style:family="table-cell" style:parent-style-name="ce47" style:data-style-name="N109"/>
    <style:style style:name="ce47C3" style:family="table-cell" style:parent-style-name="ce47" style:data-style-name="N114"/>
    <style:style style:name="ce47P3" style:family="table-cell" style:parent-style-name="ce47" style:data-style-name="N107"/>
    <style:style style:name="ce47N3" style:family="table-cell" style:parent-style-name="ce47" style:data-style-name="N115"/>
    <style:style style:name="ce47C4" style:family="table-cell" style:parent-style-name="ce47" style:data-style-name="N116"/>
    <style:style style:name="ce47P4" style:family="table-cell" style:parent-style-name="ce47" style:data-style-name="N118"/>
    <style:style style:name="ce47N4" style:family="table-cell" style:parent-style-name="ce47" style:data-style-name="N117"/>
    <style:style style:name="ce47C5" style:family="table-cell" style:parent-style-name="ce47" style:data-style-name="N119"/>
    <style:style style:name="ce47P5" style:family="table-cell" style:parent-style-name="ce47" style:data-style-name="N120"/>
    <style:style style:name="ce47N5" style:family="table-cell" style:parent-style-name="ce47" style:data-style-name="N121"/>
    <style:style style:name="ce47C6" style:family="table-cell" style:parent-style-name="ce47" style:data-style-name="N122"/>
    <style:style style:name="ce47P6" style:family="table-cell" style:parent-style-name="ce47" style:data-style-name="N123"/>
    <style:style style:name="ce47N6" style:family="table-cell" style:parent-style-name="ce47" style:data-style-name="N124"/>
    <style:style style:name="ce47C7" style:family="table-cell" style:parent-style-name="ce47" style:data-style-name="N125"/>
    <style:style style:name="ce47P7" style:family="table-cell" style:parent-style-name="ce47" style:data-style-name="N126"/>
    <style:style style:name="ce47N7" style:family="table-cell" style:parent-style-name="ce47" style:data-style-name="N127"/>
    <style:style style:name="ce47C8" style:family="table-cell" style:parent-style-name="ce47" style:data-style-name="N128"/>
    <style:style style:name="ce47P8" style:family="table-cell" style:parent-style-name="ce47" style:data-style-name="N129"/>
    <style:style style:name="ce47N8" style:family="table-cell" style:parent-style-name="ce47" style:data-style-name="N130"/>
    <style:style style:name="ce4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48DA" style:family="table-cell" style:parent-style-name="ce48" style:data-style-name="N36"/>
    <style:style style:name="ce48DH" style:family="table-cell" style:parent-style-name="ce48" style:data-style-name="N51"/>
    <style:style style:name="ce48DE" style:family="table-cell" style:parent-style-name="ce48" style:data-style-name="N76"/>
    <style:style style:name="ce48C0" style:family="table-cell" style:parent-style-name="ce48" style:data-style-name="N103"/>
    <style:style style:name="ce48P0" style:family="table-cell" style:parent-style-name="ce48" style:data-style-name="N10"/>
    <style:style style:name="ce48N0" style:family="table-cell" style:parent-style-name="ce48" style:data-style-name="N113"/>
    <style:style style:name="ce48C1" style:family="table-cell" style:parent-style-name="ce48" style:data-style-name="N110"/>
    <style:style style:name="ce48P1" style:family="table-cell" style:parent-style-name="ce48" style:data-style-name="N111"/>
    <style:style style:name="ce48N1" style:family="table-cell" style:parent-style-name="ce48" style:data-style-name="N112"/>
    <style:style style:name="ce48C2" style:family="table-cell" style:parent-style-name="ce48" style:data-style-name="N104"/>
    <style:style style:name="ce48P2" style:family="table-cell" style:parent-style-name="ce48" style:data-style-name="N11"/>
    <style:style style:name="ce48N2" style:family="table-cell" style:parent-style-name="ce48" style:data-style-name="N109"/>
    <style:style style:name="ce48C3" style:family="table-cell" style:parent-style-name="ce48" style:data-style-name="N114"/>
    <style:style style:name="ce48P3" style:family="table-cell" style:parent-style-name="ce48" style:data-style-name="N107"/>
    <style:style style:name="ce48N3" style:family="table-cell" style:parent-style-name="ce48" style:data-style-name="N115"/>
    <style:style style:name="ce48C4" style:family="table-cell" style:parent-style-name="ce48" style:data-style-name="N116"/>
    <style:style style:name="ce48P4" style:family="table-cell" style:parent-style-name="ce48" style:data-style-name="N118"/>
    <style:style style:name="ce48N4" style:family="table-cell" style:parent-style-name="ce48" style:data-style-name="N117"/>
    <style:style style:name="ce48C5" style:family="table-cell" style:parent-style-name="ce48" style:data-style-name="N119"/>
    <style:style style:name="ce48P5" style:family="table-cell" style:parent-style-name="ce48" style:data-style-name="N120"/>
    <style:style style:name="ce48N5" style:family="table-cell" style:parent-style-name="ce48" style:data-style-name="N121"/>
    <style:style style:name="ce48C6" style:family="table-cell" style:parent-style-name="ce48" style:data-style-name="N122"/>
    <style:style style:name="ce48P6" style:family="table-cell" style:parent-style-name="ce48" style:data-style-name="N123"/>
    <style:style style:name="ce48N6" style:family="table-cell" style:parent-style-name="ce48" style:data-style-name="N124"/>
    <style:style style:name="ce48C7" style:family="table-cell" style:parent-style-name="ce48" style:data-style-name="N125"/>
    <style:style style:name="ce48P7" style:family="table-cell" style:parent-style-name="ce48" style:data-style-name="N126"/>
    <style:style style:name="ce48N7" style:family="table-cell" style:parent-style-name="ce48" style:data-style-name="N127"/>
    <style:style style:name="ce48C8" style:family="table-cell" style:parent-style-name="ce48" style:data-style-name="N128"/>
    <style:style style:name="ce48P8" style:family="table-cell" style:parent-style-name="ce48" style:data-style-name="N129"/>
    <style:style style:name="ce48N8" style:family="table-cell" style:parent-style-name="ce48" style:data-style-name="N130"/>
    <style:style style:name="ce49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9pt"/>
    </style:style>
    <style:style style:name="ce49DA" style:family="table-cell" style:parent-style-name="ce49" style:data-style-name="N36"/>
    <style:style style:name="ce49DH" style:family="table-cell" style:parent-style-name="ce49" style:data-style-name="N51"/>
    <style:style style:name="ce49DE" style:family="table-cell" style:parent-style-name="ce49" style:data-style-name="N76"/>
    <style:style style:name="ce49C0" style:family="table-cell" style:parent-style-name="ce49" style:data-style-name="N103"/>
    <style:style style:name="ce49P0" style:family="table-cell" style:parent-style-name="ce49" style:data-style-name="N10"/>
    <style:style style:name="ce49N0" style:family="table-cell" style:parent-style-name="ce49" style:data-style-name="N113"/>
    <style:style style:name="ce49C1" style:family="table-cell" style:parent-style-name="ce49" style:data-style-name="N110"/>
    <style:style style:name="ce49P1" style:family="table-cell" style:parent-style-name="ce49" style:data-style-name="N111"/>
    <style:style style:name="ce49N1" style:family="table-cell" style:parent-style-name="ce49" style:data-style-name="N112"/>
    <style:style style:name="ce49C2" style:family="table-cell" style:parent-style-name="ce49" style:data-style-name="N104"/>
    <style:style style:name="ce49P2" style:family="table-cell" style:parent-style-name="ce49" style:data-style-name="N11"/>
    <style:style style:name="ce49N2" style:family="table-cell" style:parent-style-name="ce49" style:data-style-name="N109"/>
    <style:style style:name="ce49C3" style:family="table-cell" style:parent-style-name="ce49" style:data-style-name="N114"/>
    <style:style style:name="ce49P3" style:family="table-cell" style:parent-style-name="ce49" style:data-style-name="N107"/>
    <style:style style:name="ce49N3" style:family="table-cell" style:parent-style-name="ce49" style:data-style-name="N115"/>
    <style:style style:name="ce49C4" style:family="table-cell" style:parent-style-name="ce49" style:data-style-name="N116"/>
    <style:style style:name="ce49P4" style:family="table-cell" style:parent-style-name="ce49" style:data-style-name="N118"/>
    <style:style style:name="ce49N4" style:family="table-cell" style:parent-style-name="ce49" style:data-style-name="N117"/>
    <style:style style:name="ce49C5" style:family="table-cell" style:parent-style-name="ce49" style:data-style-name="N119"/>
    <style:style style:name="ce49P5" style:family="table-cell" style:parent-style-name="ce49" style:data-style-name="N120"/>
    <style:style style:name="ce49N5" style:family="table-cell" style:parent-style-name="ce49" style:data-style-name="N121"/>
    <style:style style:name="ce49C6" style:family="table-cell" style:parent-style-name="ce49" style:data-style-name="N122"/>
    <style:style style:name="ce49P6" style:family="table-cell" style:parent-style-name="ce49" style:data-style-name="N123"/>
    <style:style style:name="ce49N6" style:family="table-cell" style:parent-style-name="ce49" style:data-style-name="N124"/>
    <style:style style:name="ce49C7" style:family="table-cell" style:parent-style-name="ce49" style:data-style-name="N125"/>
    <style:style style:name="ce49P7" style:family="table-cell" style:parent-style-name="ce49" style:data-style-name="N126"/>
    <style:style style:name="ce49N7" style:family="table-cell" style:parent-style-name="ce49" style:data-style-name="N127"/>
    <style:style style:name="ce49C8" style:family="table-cell" style:parent-style-name="ce49" style:data-style-name="N128"/>
    <style:style style:name="ce49P8" style:family="table-cell" style:parent-style-name="ce49" style:data-style-name="N129"/>
    <style:style style:name="ce49N8" style:family="table-cell" style:parent-style-name="ce49" style:data-style-name="N130"/>
    <style:style style:name="ce50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50DA" style:family="table-cell" style:parent-style-name="ce50" style:data-style-name="N36"/>
    <style:style style:name="ce50DH" style:family="table-cell" style:parent-style-name="ce50" style:data-style-name="N51"/>
    <style:style style:name="ce50DE" style:family="table-cell" style:parent-style-name="ce50" style:data-style-name="N76"/>
    <style:style style:name="ce50C0" style:family="table-cell" style:parent-style-name="ce50" style:data-style-name="N103"/>
    <style:style style:name="ce50P0" style:family="table-cell" style:parent-style-name="ce50" style:data-style-name="N10"/>
    <style:style style:name="ce50N0" style:family="table-cell" style:parent-style-name="ce50" style:data-style-name="N113"/>
    <style:style style:name="ce50C1" style:family="table-cell" style:parent-style-name="ce50" style:data-style-name="N110"/>
    <style:style style:name="ce50P1" style:family="table-cell" style:parent-style-name="ce50" style:data-style-name="N111"/>
    <style:style style:name="ce50N1" style:family="table-cell" style:parent-style-name="ce50" style:data-style-name="N112"/>
    <style:style style:name="ce50C2" style:family="table-cell" style:parent-style-name="ce50" style:data-style-name="N104"/>
    <style:style style:name="ce50P2" style:family="table-cell" style:parent-style-name="ce50" style:data-style-name="N11"/>
    <style:style style:name="ce50N2" style:family="table-cell" style:parent-style-name="ce50" style:data-style-name="N109"/>
    <style:style style:name="ce50C3" style:family="table-cell" style:parent-style-name="ce50" style:data-style-name="N114"/>
    <style:style style:name="ce50P3" style:family="table-cell" style:parent-style-name="ce50" style:data-style-name="N107"/>
    <style:style style:name="ce50N3" style:family="table-cell" style:parent-style-name="ce50" style:data-style-name="N115"/>
    <style:style style:name="ce50C4" style:family="table-cell" style:parent-style-name="ce50" style:data-style-name="N116"/>
    <style:style style:name="ce50P4" style:family="table-cell" style:parent-style-name="ce50" style:data-style-name="N118"/>
    <style:style style:name="ce50N4" style:family="table-cell" style:parent-style-name="ce50" style:data-style-name="N117"/>
    <style:style style:name="ce50C5" style:family="table-cell" style:parent-style-name="ce50" style:data-style-name="N119"/>
    <style:style style:name="ce50P5" style:family="table-cell" style:parent-style-name="ce50" style:data-style-name="N120"/>
    <style:style style:name="ce50N5" style:family="table-cell" style:parent-style-name="ce50" style:data-style-name="N121"/>
    <style:style style:name="ce50C6" style:family="table-cell" style:parent-style-name="ce50" style:data-style-name="N122"/>
    <style:style style:name="ce50P6" style:family="table-cell" style:parent-style-name="ce50" style:data-style-name="N123"/>
    <style:style style:name="ce50N6" style:family="table-cell" style:parent-style-name="ce50" style:data-style-name="N124"/>
    <style:style style:name="ce50C7" style:family="table-cell" style:parent-style-name="ce50" style:data-style-name="N125"/>
    <style:style style:name="ce50P7" style:family="table-cell" style:parent-style-name="ce50" style:data-style-name="N126"/>
    <style:style style:name="ce50N7" style:family="table-cell" style:parent-style-name="ce50" style:data-style-name="N127"/>
    <style:style style:name="ce50C8" style:family="table-cell" style:parent-style-name="ce50" style:data-style-name="N128"/>
    <style:style style:name="ce50P8" style:family="table-cell" style:parent-style-name="ce50" style:data-style-name="N129"/>
    <style:style style:name="ce50N8" style:family="table-cell" style:parent-style-name="ce50" style:data-style-name="N130"/>
    <style:style style:name="ce51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20pt" fo:font-weight="bold"/>
    </style:style>
    <style:style style:name="ce51DA" style:family="table-cell" style:parent-style-name="ce51" style:data-style-name="N36"/>
    <style:style style:name="ce51DH" style:family="table-cell" style:parent-style-name="ce51" style:data-style-name="N51"/>
    <style:style style:name="ce51DE" style:family="table-cell" style:parent-style-name="ce51" style:data-style-name="N76"/>
    <style:style style:name="ce51C0" style:family="table-cell" style:parent-style-name="ce51" style:data-style-name="N103"/>
    <style:style style:name="ce51P0" style:family="table-cell" style:parent-style-name="ce51" style:data-style-name="N10"/>
    <style:style style:name="ce51N0" style:family="table-cell" style:parent-style-name="ce51" style:data-style-name="N113"/>
    <style:style style:name="ce51C1" style:family="table-cell" style:parent-style-name="ce51" style:data-style-name="N110"/>
    <style:style style:name="ce51P1" style:family="table-cell" style:parent-style-name="ce51" style:data-style-name="N111"/>
    <style:style style:name="ce51N1" style:family="table-cell" style:parent-style-name="ce51" style:data-style-name="N112"/>
    <style:style style:name="ce51C2" style:family="table-cell" style:parent-style-name="ce51" style:data-style-name="N104"/>
    <style:style style:name="ce51P2" style:family="table-cell" style:parent-style-name="ce51" style:data-style-name="N11"/>
    <style:style style:name="ce51N2" style:family="table-cell" style:parent-style-name="ce51" style:data-style-name="N109"/>
    <style:style style:name="ce51C3" style:family="table-cell" style:parent-style-name="ce51" style:data-style-name="N114"/>
    <style:style style:name="ce51P3" style:family="table-cell" style:parent-style-name="ce51" style:data-style-name="N107"/>
    <style:style style:name="ce51N3" style:family="table-cell" style:parent-style-name="ce51" style:data-style-name="N115"/>
    <style:style style:name="ce51C4" style:family="table-cell" style:parent-style-name="ce51" style:data-style-name="N116"/>
    <style:style style:name="ce51P4" style:family="table-cell" style:parent-style-name="ce51" style:data-style-name="N118"/>
    <style:style style:name="ce51N4" style:family="table-cell" style:parent-style-name="ce51" style:data-style-name="N117"/>
    <style:style style:name="ce51C5" style:family="table-cell" style:parent-style-name="ce51" style:data-style-name="N119"/>
    <style:style style:name="ce51P5" style:family="table-cell" style:parent-style-name="ce51" style:data-style-name="N120"/>
    <style:style style:name="ce51N5" style:family="table-cell" style:parent-style-name="ce51" style:data-style-name="N121"/>
    <style:style style:name="ce51C6" style:family="table-cell" style:parent-style-name="ce51" style:data-style-name="N122"/>
    <style:style style:name="ce51P6" style:family="table-cell" style:parent-style-name="ce51" style:data-style-name="N123"/>
    <style:style style:name="ce51N6" style:family="table-cell" style:parent-style-name="ce51" style:data-style-name="N124"/>
    <style:style style:name="ce51C7" style:family="table-cell" style:parent-style-name="ce51" style:data-style-name="N125"/>
    <style:style style:name="ce51P7" style:family="table-cell" style:parent-style-name="ce51" style:data-style-name="N126"/>
    <style:style style:name="ce51N7" style:family="table-cell" style:parent-style-name="ce51" style:data-style-name="N127"/>
    <style:style style:name="ce51C8" style:family="table-cell" style:parent-style-name="ce51" style:data-style-name="N128"/>
    <style:style style:name="ce51P8" style:family="table-cell" style:parent-style-name="ce51" style:data-style-name="N129"/>
    <style:style style:name="ce51N8" style:family="table-cell" style:parent-style-name="ce51" style:data-style-name="N130"/>
    <style:style style:name="ce52" style:family="table-cell">
      <style:table-cell-properties style:text-align-source="fix" style:repeat-content="false" fo:background-color="#ffffcc"/>
      <style:paragraph-properties fo:text-align="start"/>
      <style:text-properties style:font-name="Tahoma" fo:font-weight="bold"/>
    </style:style>
    <style:style style:name="ce52DA" style:family="table-cell" style:parent-style-name="ce52" style:data-style-name="N36"/>
    <style:style style:name="ce52DH" style:family="table-cell" style:parent-style-name="ce52" style:data-style-name="N51"/>
    <style:style style:name="ce52DE" style:family="table-cell" style:parent-style-name="ce52" style:data-style-name="N76"/>
    <style:style style:name="ce52C0" style:family="table-cell" style:parent-style-name="ce52" style:data-style-name="N103"/>
    <style:style style:name="ce52P0" style:family="table-cell" style:parent-style-name="ce52" style:data-style-name="N10"/>
    <style:style style:name="ce52N0" style:family="table-cell" style:parent-style-name="ce52" style:data-style-name="N113"/>
    <style:style style:name="ce52C1" style:family="table-cell" style:parent-style-name="ce52" style:data-style-name="N110"/>
    <style:style style:name="ce52P1" style:family="table-cell" style:parent-style-name="ce52" style:data-style-name="N111"/>
    <style:style style:name="ce52N1" style:family="table-cell" style:parent-style-name="ce52" style:data-style-name="N112"/>
    <style:style style:name="ce52C2" style:family="table-cell" style:parent-style-name="ce52" style:data-style-name="N104"/>
    <style:style style:name="ce52P2" style:family="table-cell" style:parent-style-name="ce52" style:data-style-name="N11"/>
    <style:style style:name="ce52N2" style:family="table-cell" style:parent-style-name="ce52" style:data-style-name="N109"/>
    <style:style style:name="ce52C3" style:family="table-cell" style:parent-style-name="ce52" style:data-style-name="N114"/>
    <style:style style:name="ce52P3" style:family="table-cell" style:parent-style-name="ce52" style:data-style-name="N107"/>
    <style:style style:name="ce52N3" style:family="table-cell" style:parent-style-name="ce52" style:data-style-name="N115"/>
    <style:style style:name="ce52C4" style:family="table-cell" style:parent-style-name="ce52" style:data-style-name="N116"/>
    <style:style style:name="ce52P4" style:family="table-cell" style:parent-style-name="ce52" style:data-style-name="N118"/>
    <style:style style:name="ce52N4" style:family="table-cell" style:parent-style-name="ce52" style:data-style-name="N117"/>
    <style:style style:name="ce52C5" style:family="table-cell" style:parent-style-name="ce52" style:data-style-name="N119"/>
    <style:style style:name="ce52P5" style:family="table-cell" style:parent-style-name="ce52" style:data-style-name="N120"/>
    <style:style style:name="ce52N5" style:family="table-cell" style:parent-style-name="ce52" style:data-style-name="N121"/>
    <style:style style:name="ce52C6" style:family="table-cell" style:parent-style-name="ce52" style:data-style-name="N122"/>
    <style:style style:name="ce52P6" style:family="table-cell" style:parent-style-name="ce52" style:data-style-name="N123"/>
    <style:style style:name="ce52N6" style:family="table-cell" style:parent-style-name="ce52" style:data-style-name="N124"/>
    <style:style style:name="ce52C7" style:family="table-cell" style:parent-style-name="ce52" style:data-style-name="N125"/>
    <style:style style:name="ce52P7" style:family="table-cell" style:parent-style-name="ce52" style:data-style-name="N126"/>
    <style:style style:name="ce52N7" style:family="table-cell" style:parent-style-name="ce52" style:data-style-name="N127"/>
    <style:style style:name="ce52C8" style:family="table-cell" style:parent-style-name="ce52" style:data-style-name="N128"/>
    <style:style style:name="ce52P8" style:family="table-cell" style:parent-style-name="ce52" style:data-style-name="N129"/>
    <style:style style:name="ce52N8" style:family="table-cell" style:parent-style-name="ce52" style:data-style-name="N130"/>
    <style:style style:name="ce53" style:family="table-cell">
      <style:table-cell-properties style:text-align-source="fix" style:repeat-content="false" fo:background-color="#ffffcc"/>
      <style:paragraph-properties fo:text-align="end"/>
      <style:text-properties style:font-name="Tahoma" fo:font-weight="bold"/>
    </style:style>
    <style:style style:name="ce53DA" style:family="table-cell" style:parent-style-name="ce53" style:data-style-name="N36"/>
    <style:style style:name="ce53DH" style:family="table-cell" style:parent-style-name="ce53" style:data-style-name="N51"/>
    <style:style style:name="ce53DE" style:family="table-cell" style:parent-style-name="ce53" style:data-style-name="N76"/>
    <style:style style:name="ce53C0" style:family="table-cell" style:parent-style-name="ce53" style:data-style-name="N103"/>
    <style:style style:name="ce53P0" style:family="table-cell" style:parent-style-name="ce53" style:data-style-name="N10"/>
    <style:style style:name="ce53N0" style:family="table-cell" style:parent-style-name="ce53" style:data-style-name="N113"/>
    <style:style style:name="ce53C1" style:family="table-cell" style:parent-style-name="ce53" style:data-style-name="N110"/>
    <style:style style:name="ce53P1" style:family="table-cell" style:parent-style-name="ce53" style:data-style-name="N111"/>
    <style:style style:name="ce53N1" style:family="table-cell" style:parent-style-name="ce53" style:data-style-name="N112"/>
    <style:style style:name="ce53C2" style:family="table-cell" style:parent-style-name="ce53" style:data-style-name="N104"/>
    <style:style style:name="ce53P2" style:family="table-cell" style:parent-style-name="ce53" style:data-style-name="N11"/>
    <style:style style:name="ce53N2" style:family="table-cell" style:parent-style-name="ce53" style:data-style-name="N109"/>
    <style:style style:name="ce53C3" style:family="table-cell" style:parent-style-name="ce53" style:data-style-name="N114"/>
    <style:style style:name="ce53P3" style:family="table-cell" style:parent-style-name="ce53" style:data-style-name="N107"/>
    <style:style style:name="ce53N3" style:family="table-cell" style:parent-style-name="ce53" style:data-style-name="N115"/>
    <style:style style:name="ce53C4" style:family="table-cell" style:parent-style-name="ce53" style:data-style-name="N116"/>
    <style:style style:name="ce53P4" style:family="table-cell" style:parent-style-name="ce53" style:data-style-name="N118"/>
    <style:style style:name="ce53N4" style:family="table-cell" style:parent-style-name="ce53" style:data-style-name="N117"/>
    <style:style style:name="ce53C5" style:family="table-cell" style:parent-style-name="ce53" style:data-style-name="N119"/>
    <style:style style:name="ce53P5" style:family="table-cell" style:parent-style-name="ce53" style:data-style-name="N120"/>
    <style:style style:name="ce53N5" style:family="table-cell" style:parent-style-name="ce53" style:data-style-name="N121"/>
    <style:style style:name="ce53C6" style:family="table-cell" style:parent-style-name="ce53" style:data-style-name="N122"/>
    <style:style style:name="ce53P6" style:family="table-cell" style:parent-style-name="ce53" style:data-style-name="N123"/>
    <style:style style:name="ce53N6" style:family="table-cell" style:parent-style-name="ce53" style:data-style-name="N124"/>
    <style:style style:name="ce53C7" style:family="table-cell" style:parent-style-name="ce53" style:data-style-name="N125"/>
    <style:style style:name="ce53P7" style:family="table-cell" style:parent-style-name="ce53" style:data-style-name="N126"/>
    <style:style style:name="ce53N7" style:family="table-cell" style:parent-style-name="ce53" style:data-style-name="N127"/>
    <style:style style:name="ce53C8" style:family="table-cell" style:parent-style-name="ce53" style:data-style-name="N128"/>
    <style:style style:name="ce53P8" style:family="table-cell" style:parent-style-name="ce53" style:data-style-name="N129"/>
    <style:style style:name="ce53N8" style:family="table-cell" style:parent-style-name="ce53" style:data-style-name="N130"/>
    <style:style style:name="ce54" style:family="table-cell">
      <style:table-cell-properties style:text-align-source="fix" style:repeat-content="false"/>
      <style:paragraph-properties fo:text-align="end"/>
      <style:text-properties fo:color="#008000" style:font-name="Tahoma" fo:font-size="11pt"/>
    </style:style>
    <style:style style:name="ce54DA" style:family="table-cell" style:parent-style-name="ce54" style:data-style-name="N36"/>
    <style:style style:name="ce54DH" style:family="table-cell" style:parent-style-name="ce54" style:data-style-name="N51"/>
    <style:style style:name="ce54DE" style:family="table-cell" style:parent-style-name="ce54" style:data-style-name="N76"/>
    <style:style style:name="ce54C0" style:family="table-cell" style:parent-style-name="ce54" style:data-style-name="N103"/>
    <style:style style:name="ce54P0" style:family="table-cell" style:parent-style-name="ce54" style:data-style-name="N10"/>
    <style:style style:name="ce54N0" style:family="table-cell" style:parent-style-name="ce54" style:data-style-name="N113"/>
    <style:style style:name="ce54C1" style:family="table-cell" style:parent-style-name="ce54" style:data-style-name="N110"/>
    <style:style style:name="ce54P1" style:family="table-cell" style:parent-style-name="ce54" style:data-style-name="N111"/>
    <style:style style:name="ce54N1" style:family="table-cell" style:parent-style-name="ce54" style:data-style-name="N112"/>
    <style:style style:name="ce54C2" style:family="table-cell" style:parent-style-name="ce54" style:data-style-name="N104"/>
    <style:style style:name="ce54P2" style:family="table-cell" style:parent-style-name="ce54" style:data-style-name="N11"/>
    <style:style style:name="ce54N2" style:family="table-cell" style:parent-style-name="ce54" style:data-style-name="N109"/>
    <style:style style:name="ce54C3" style:family="table-cell" style:parent-style-name="ce54" style:data-style-name="N114"/>
    <style:style style:name="ce54P3" style:family="table-cell" style:parent-style-name="ce54" style:data-style-name="N107"/>
    <style:style style:name="ce54N3" style:family="table-cell" style:parent-style-name="ce54" style:data-style-name="N115"/>
    <style:style style:name="ce54C4" style:family="table-cell" style:parent-style-name="ce54" style:data-style-name="N116"/>
    <style:style style:name="ce54P4" style:family="table-cell" style:parent-style-name="ce54" style:data-style-name="N118"/>
    <style:style style:name="ce54N4" style:family="table-cell" style:parent-style-name="ce54" style:data-style-name="N117"/>
    <style:style style:name="ce54C5" style:family="table-cell" style:parent-style-name="ce54" style:data-style-name="N119"/>
    <style:style style:name="ce54P5" style:family="table-cell" style:parent-style-name="ce54" style:data-style-name="N120"/>
    <style:style style:name="ce54N5" style:family="table-cell" style:parent-style-name="ce54" style:data-style-name="N121"/>
    <style:style style:name="ce54C6" style:family="table-cell" style:parent-style-name="ce54" style:data-style-name="N122"/>
    <style:style style:name="ce54P6" style:family="table-cell" style:parent-style-name="ce54" style:data-style-name="N123"/>
    <style:style style:name="ce54N6" style:family="table-cell" style:parent-style-name="ce54" style:data-style-name="N124"/>
    <style:style style:name="ce54C7" style:family="table-cell" style:parent-style-name="ce54" style:data-style-name="N125"/>
    <style:style style:name="ce54P7" style:family="table-cell" style:parent-style-name="ce54" style:data-style-name="N126"/>
    <style:style style:name="ce54N7" style:family="table-cell" style:parent-style-name="ce54" style:data-style-name="N127"/>
    <style:style style:name="ce54C8" style:family="table-cell" style:parent-style-name="ce54" style:data-style-name="N128"/>
    <style:style style:name="ce54P8" style:family="table-cell" style:parent-style-name="ce54" style:data-style-name="N129"/>
    <style:style style:name="ce54N8" style:family="table-cell" style:parent-style-name="ce54" style:data-style-name="N130"/>
    <style:style style:name="ce55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55DA" style:family="table-cell" style:parent-style-name="ce55" style:data-style-name="N36"/>
    <style:style style:name="ce55DH" style:family="table-cell" style:parent-style-name="ce55" style:data-style-name="N51"/>
    <style:style style:name="ce55DE" style:family="table-cell" style:parent-style-name="ce55" style:data-style-name="N76"/>
    <style:style style:name="ce55C0" style:family="table-cell" style:parent-style-name="ce55" style:data-style-name="N103"/>
    <style:style style:name="ce55P0" style:family="table-cell" style:parent-style-name="ce55" style:data-style-name="N10"/>
    <style:style style:name="ce55N0" style:family="table-cell" style:parent-style-name="ce55" style:data-style-name="N113"/>
    <style:style style:name="ce55C1" style:family="table-cell" style:parent-style-name="ce55" style:data-style-name="N110"/>
    <style:style style:name="ce55P1" style:family="table-cell" style:parent-style-name="ce55" style:data-style-name="N111"/>
    <style:style style:name="ce55N1" style:family="table-cell" style:parent-style-name="ce55" style:data-style-name="N112"/>
    <style:style style:name="ce55C2" style:family="table-cell" style:parent-style-name="ce55" style:data-style-name="N104"/>
    <style:style style:name="ce55P2" style:family="table-cell" style:parent-style-name="ce55" style:data-style-name="N11"/>
    <style:style style:name="ce55N2" style:family="table-cell" style:parent-style-name="ce55" style:data-style-name="N109"/>
    <style:style style:name="ce55C3" style:family="table-cell" style:parent-style-name="ce55" style:data-style-name="N114"/>
    <style:style style:name="ce55P3" style:family="table-cell" style:parent-style-name="ce55" style:data-style-name="N107"/>
    <style:style style:name="ce55N3" style:family="table-cell" style:parent-style-name="ce55" style:data-style-name="N115"/>
    <style:style style:name="ce55C4" style:family="table-cell" style:parent-style-name="ce55" style:data-style-name="N116"/>
    <style:style style:name="ce55P4" style:family="table-cell" style:parent-style-name="ce55" style:data-style-name="N118"/>
    <style:style style:name="ce55N4" style:family="table-cell" style:parent-style-name="ce55" style:data-style-name="N117"/>
    <style:style style:name="ce55C5" style:family="table-cell" style:parent-style-name="ce55" style:data-style-name="N119"/>
    <style:style style:name="ce55P5" style:family="table-cell" style:parent-style-name="ce55" style:data-style-name="N120"/>
    <style:style style:name="ce55N5" style:family="table-cell" style:parent-style-name="ce55" style:data-style-name="N121"/>
    <style:style style:name="ce55C6" style:family="table-cell" style:parent-style-name="ce55" style:data-style-name="N122"/>
    <style:style style:name="ce55P6" style:family="table-cell" style:parent-style-name="ce55" style:data-style-name="N123"/>
    <style:style style:name="ce55N6" style:family="table-cell" style:parent-style-name="ce55" style:data-style-name="N124"/>
    <style:style style:name="ce55C7" style:family="table-cell" style:parent-style-name="ce55" style:data-style-name="N125"/>
    <style:style style:name="ce55P7" style:family="table-cell" style:parent-style-name="ce55" style:data-style-name="N126"/>
    <style:style style:name="ce55N7" style:family="table-cell" style:parent-style-name="ce55" style:data-style-name="N127"/>
    <style:style style:name="ce55C8" style:family="table-cell" style:parent-style-name="ce55" style:data-style-name="N128"/>
    <style:style style:name="ce55P8" style:family="table-cell" style:parent-style-name="ce55" style:data-style-name="N129"/>
    <style:style style:name="ce55N8" style:family="table-cell" style:parent-style-name="ce55" style:data-style-name="N130"/>
    <style:style style:name="ce56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56DA" style:family="table-cell" style:parent-style-name="ce56" style:data-style-name="N36"/>
    <style:style style:name="ce56DH" style:family="table-cell" style:parent-style-name="ce56" style:data-style-name="N51"/>
    <style:style style:name="ce56DE" style:family="table-cell" style:parent-style-name="ce56" style:data-style-name="N76"/>
    <style:style style:name="ce56C0" style:family="table-cell" style:parent-style-name="ce56" style:data-style-name="N103"/>
    <style:style style:name="ce56P0" style:family="table-cell" style:parent-style-name="ce56" style:data-style-name="N10"/>
    <style:style style:name="ce56N0" style:family="table-cell" style:parent-style-name="ce56" style:data-style-name="N113"/>
    <style:style style:name="ce56C1" style:family="table-cell" style:parent-style-name="ce56" style:data-style-name="N110"/>
    <style:style style:name="ce56P1" style:family="table-cell" style:parent-style-name="ce56" style:data-style-name="N111"/>
    <style:style style:name="ce56N1" style:family="table-cell" style:parent-style-name="ce56" style:data-style-name="N112"/>
    <style:style style:name="ce56C2" style:family="table-cell" style:parent-style-name="ce56" style:data-style-name="N104"/>
    <style:style style:name="ce56P2" style:family="table-cell" style:parent-style-name="ce56" style:data-style-name="N11"/>
    <style:style style:name="ce56N2" style:family="table-cell" style:parent-style-name="ce56" style:data-style-name="N109"/>
    <style:style style:name="ce56C3" style:family="table-cell" style:parent-style-name="ce56" style:data-style-name="N114"/>
    <style:style style:name="ce56P3" style:family="table-cell" style:parent-style-name="ce56" style:data-style-name="N107"/>
    <style:style style:name="ce56N3" style:family="table-cell" style:parent-style-name="ce56" style:data-style-name="N115"/>
    <style:style style:name="ce56C4" style:family="table-cell" style:parent-style-name="ce56" style:data-style-name="N116"/>
    <style:style style:name="ce56P4" style:family="table-cell" style:parent-style-name="ce56" style:data-style-name="N118"/>
    <style:style style:name="ce56N4" style:family="table-cell" style:parent-style-name="ce56" style:data-style-name="N117"/>
    <style:style style:name="ce56C5" style:family="table-cell" style:parent-style-name="ce56" style:data-style-name="N119"/>
    <style:style style:name="ce56P5" style:family="table-cell" style:parent-style-name="ce56" style:data-style-name="N120"/>
    <style:style style:name="ce56N5" style:family="table-cell" style:parent-style-name="ce56" style:data-style-name="N121"/>
    <style:style style:name="ce56C6" style:family="table-cell" style:parent-style-name="ce56" style:data-style-name="N122"/>
    <style:style style:name="ce56P6" style:family="table-cell" style:parent-style-name="ce56" style:data-style-name="N123"/>
    <style:style style:name="ce56N6" style:family="table-cell" style:parent-style-name="ce56" style:data-style-name="N124"/>
    <style:style style:name="ce56C7" style:family="table-cell" style:parent-style-name="ce56" style:data-style-name="N125"/>
    <style:style style:name="ce56P7" style:family="table-cell" style:parent-style-name="ce56" style:data-style-name="N126"/>
    <style:style style:name="ce56N7" style:family="table-cell" style:parent-style-name="ce56" style:data-style-name="N127"/>
    <style:style style:name="ce56C8" style:family="table-cell" style:parent-style-name="ce56" style:data-style-name="N128"/>
    <style:style style:name="ce56P8" style:family="table-cell" style:parent-style-name="ce56" style:data-style-name="N129"/>
    <style:style style:name="ce56N8" style:family="table-cell" style:parent-style-name="ce56" style:data-style-name="N130"/>
    <style:style style:name="ce57" style:family="table-cell">
      <style:table-cell-properties style:text-align-source="fix" style:repeat-content="false"/>
      <style:paragraph-properties fo:text-align="start"/>
      <style:text-properties fo:color="#008000" style:font-name="Tahoma" fo:font-size="10pt"/>
    </style:style>
    <style:style style:name="ce57DA" style:family="table-cell" style:parent-style-name="ce57" style:data-style-name="N36"/>
    <style:style style:name="ce57DH" style:family="table-cell" style:parent-style-name="ce57" style:data-style-name="N51"/>
    <style:style style:name="ce57DE" style:family="table-cell" style:parent-style-name="ce57" style:data-style-name="N76"/>
    <style:style style:name="ce57C0" style:family="table-cell" style:parent-style-name="ce57" style:data-style-name="N103"/>
    <style:style style:name="ce57P0" style:family="table-cell" style:parent-style-name="ce57" style:data-style-name="N10"/>
    <style:style style:name="ce57N0" style:family="table-cell" style:parent-style-name="ce57" style:data-style-name="N113"/>
    <style:style style:name="ce57C1" style:family="table-cell" style:parent-style-name="ce57" style:data-style-name="N110"/>
    <style:style style:name="ce57P1" style:family="table-cell" style:parent-style-name="ce57" style:data-style-name="N111"/>
    <style:style style:name="ce57N1" style:family="table-cell" style:parent-style-name="ce57" style:data-style-name="N112"/>
    <style:style style:name="ce57C2" style:family="table-cell" style:parent-style-name="ce57" style:data-style-name="N104"/>
    <style:style style:name="ce57P2" style:family="table-cell" style:parent-style-name="ce57" style:data-style-name="N11"/>
    <style:style style:name="ce57N2" style:family="table-cell" style:parent-style-name="ce57" style:data-style-name="N109"/>
    <style:style style:name="ce57C3" style:family="table-cell" style:parent-style-name="ce57" style:data-style-name="N114"/>
    <style:style style:name="ce57P3" style:family="table-cell" style:parent-style-name="ce57" style:data-style-name="N107"/>
    <style:style style:name="ce57N3" style:family="table-cell" style:parent-style-name="ce57" style:data-style-name="N115"/>
    <style:style style:name="ce57C4" style:family="table-cell" style:parent-style-name="ce57" style:data-style-name="N116"/>
    <style:style style:name="ce57P4" style:family="table-cell" style:parent-style-name="ce57" style:data-style-name="N118"/>
    <style:style style:name="ce57N4" style:family="table-cell" style:parent-style-name="ce57" style:data-style-name="N117"/>
    <style:style style:name="ce57C5" style:family="table-cell" style:parent-style-name="ce57" style:data-style-name="N119"/>
    <style:style style:name="ce57P5" style:family="table-cell" style:parent-style-name="ce57" style:data-style-name="N120"/>
    <style:style style:name="ce57N5" style:family="table-cell" style:parent-style-name="ce57" style:data-style-name="N121"/>
    <style:style style:name="ce57C6" style:family="table-cell" style:parent-style-name="ce57" style:data-style-name="N122"/>
    <style:style style:name="ce57P6" style:family="table-cell" style:parent-style-name="ce57" style:data-style-name="N123"/>
    <style:style style:name="ce57N6" style:family="table-cell" style:parent-style-name="ce57" style:data-style-name="N124"/>
    <style:style style:name="ce57C7" style:family="table-cell" style:parent-style-name="ce57" style:data-style-name="N125"/>
    <style:style style:name="ce57P7" style:family="table-cell" style:parent-style-name="ce57" style:data-style-name="N126"/>
    <style:style style:name="ce57N7" style:family="table-cell" style:parent-style-name="ce57" style:data-style-name="N127"/>
    <style:style style:name="ce57C8" style:family="table-cell" style:parent-style-name="ce57" style:data-style-name="N128"/>
    <style:style style:name="ce57P8" style:family="table-cell" style:parent-style-name="ce57" style:data-style-name="N129"/>
    <style:style style:name="ce57N8" style:family="table-cell" style:parent-style-name="ce57" style:data-style-name="N130"/>
    <style:style style:name="ce5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58DA" style:family="table-cell" style:parent-style-name="ce58" style:data-style-name="N36"/>
    <style:style style:name="ce58DH" style:family="table-cell" style:parent-style-name="ce58" style:data-style-name="N51"/>
    <style:style style:name="ce58DE" style:family="table-cell" style:parent-style-name="ce58" style:data-style-name="N76"/>
    <style:style style:name="ce58C0" style:family="table-cell" style:parent-style-name="ce58" style:data-style-name="N103"/>
    <style:style style:name="ce58P0" style:family="table-cell" style:parent-style-name="ce58" style:data-style-name="N10"/>
    <style:style style:name="ce58N0" style:family="table-cell" style:parent-style-name="ce58" style:data-style-name="N113"/>
    <style:style style:name="ce58C1" style:family="table-cell" style:parent-style-name="ce58" style:data-style-name="N110"/>
    <style:style style:name="ce58P1" style:family="table-cell" style:parent-style-name="ce58" style:data-style-name="N111"/>
    <style:style style:name="ce58N1" style:family="table-cell" style:parent-style-name="ce58" style:data-style-name="N112"/>
    <style:style style:name="ce58C2" style:family="table-cell" style:parent-style-name="ce58" style:data-style-name="N104"/>
    <style:style style:name="ce58P2" style:family="table-cell" style:parent-style-name="ce58" style:data-style-name="N11"/>
    <style:style style:name="ce58N2" style:family="table-cell" style:parent-style-name="ce58" style:data-style-name="N109"/>
    <style:style style:name="ce58C3" style:family="table-cell" style:parent-style-name="ce58" style:data-style-name="N114"/>
    <style:style style:name="ce58P3" style:family="table-cell" style:parent-style-name="ce58" style:data-style-name="N107"/>
    <style:style style:name="ce58N3" style:family="table-cell" style:parent-style-name="ce58" style:data-style-name="N115"/>
    <style:style style:name="ce58C4" style:family="table-cell" style:parent-style-name="ce58" style:data-style-name="N116"/>
    <style:style style:name="ce58P4" style:family="table-cell" style:parent-style-name="ce58" style:data-style-name="N118"/>
    <style:style style:name="ce58N4" style:family="table-cell" style:parent-style-name="ce58" style:data-style-name="N117"/>
    <style:style style:name="ce58C5" style:family="table-cell" style:parent-style-name="ce58" style:data-style-name="N119"/>
    <style:style style:name="ce58P5" style:family="table-cell" style:parent-style-name="ce58" style:data-style-name="N120"/>
    <style:style style:name="ce58N5" style:family="table-cell" style:parent-style-name="ce58" style:data-style-name="N121"/>
    <style:style style:name="ce58C6" style:family="table-cell" style:parent-style-name="ce58" style:data-style-name="N122"/>
    <style:style style:name="ce58P6" style:family="table-cell" style:parent-style-name="ce58" style:data-style-name="N123"/>
    <style:style style:name="ce58N6" style:family="table-cell" style:parent-style-name="ce58" style:data-style-name="N124"/>
    <style:style style:name="ce58C7" style:family="table-cell" style:parent-style-name="ce58" style:data-style-name="N125"/>
    <style:style style:name="ce58P7" style:family="table-cell" style:parent-style-name="ce58" style:data-style-name="N126"/>
    <style:style style:name="ce58N7" style:family="table-cell" style:parent-style-name="ce58" style:data-style-name="N127"/>
    <style:style style:name="ce58C8" style:family="table-cell" style:parent-style-name="ce58" style:data-style-name="N128"/>
    <style:style style:name="ce58P8" style:family="table-cell" style:parent-style-name="ce58" style:data-style-name="N129"/>
    <style:style style:name="ce58N8" style:family="table-cell" style:parent-style-name="ce58" style:data-style-name="N130"/>
    <style:style style:name="ce59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59DA" style:family="table-cell" style:parent-style-name="ce59" style:data-style-name="N36"/>
    <style:style style:name="ce59DH" style:family="table-cell" style:parent-style-name="ce59" style:data-style-name="N51"/>
    <style:style style:name="ce59DE" style:family="table-cell" style:parent-style-name="ce59" style:data-style-name="N76"/>
    <style:style style:name="ce59C0" style:family="table-cell" style:parent-style-name="ce59" style:data-style-name="N103"/>
    <style:style style:name="ce59P0" style:family="table-cell" style:parent-style-name="ce59" style:data-style-name="N10"/>
    <style:style style:name="ce59N0" style:family="table-cell" style:parent-style-name="ce59" style:data-style-name="N113"/>
    <style:style style:name="ce59C1" style:family="table-cell" style:parent-style-name="ce59" style:data-style-name="N110"/>
    <style:style style:name="ce59P1" style:family="table-cell" style:parent-style-name="ce59" style:data-style-name="N111"/>
    <style:style style:name="ce59N1" style:family="table-cell" style:parent-style-name="ce59" style:data-style-name="N112"/>
    <style:style style:name="ce59C2" style:family="table-cell" style:parent-style-name="ce59" style:data-style-name="N104"/>
    <style:style style:name="ce59P2" style:family="table-cell" style:parent-style-name="ce59" style:data-style-name="N11"/>
    <style:style style:name="ce59N2" style:family="table-cell" style:parent-style-name="ce59" style:data-style-name="N109"/>
    <style:style style:name="ce59C3" style:family="table-cell" style:parent-style-name="ce59" style:data-style-name="N114"/>
    <style:style style:name="ce59P3" style:family="table-cell" style:parent-style-name="ce59" style:data-style-name="N107"/>
    <style:style style:name="ce59N3" style:family="table-cell" style:parent-style-name="ce59" style:data-style-name="N115"/>
    <style:style style:name="ce59C4" style:family="table-cell" style:parent-style-name="ce59" style:data-style-name="N116"/>
    <style:style style:name="ce59P4" style:family="table-cell" style:parent-style-name="ce59" style:data-style-name="N118"/>
    <style:style style:name="ce59N4" style:family="table-cell" style:parent-style-name="ce59" style:data-style-name="N117"/>
    <style:style style:name="ce59C5" style:family="table-cell" style:parent-style-name="ce59" style:data-style-name="N119"/>
    <style:style style:name="ce59P5" style:family="table-cell" style:parent-style-name="ce59" style:data-style-name="N120"/>
    <style:style style:name="ce59N5" style:family="table-cell" style:parent-style-name="ce59" style:data-style-name="N121"/>
    <style:style style:name="ce59C6" style:family="table-cell" style:parent-style-name="ce59" style:data-style-name="N122"/>
    <style:style style:name="ce59P6" style:family="table-cell" style:parent-style-name="ce59" style:data-style-name="N123"/>
    <style:style style:name="ce59N6" style:family="table-cell" style:parent-style-name="ce59" style:data-style-name="N124"/>
    <style:style style:name="ce59C7" style:family="table-cell" style:parent-style-name="ce59" style:data-style-name="N125"/>
    <style:style style:name="ce59P7" style:family="table-cell" style:parent-style-name="ce59" style:data-style-name="N126"/>
    <style:style style:name="ce59N7" style:family="table-cell" style:parent-style-name="ce59" style:data-style-name="N127"/>
    <style:style style:name="ce59C8" style:family="table-cell" style:parent-style-name="ce59" style:data-style-name="N128"/>
    <style:style style:name="ce59P8" style:family="table-cell" style:parent-style-name="ce59" style:data-style-name="N129"/>
    <style:style style:name="ce59N8" style:family="table-cell" style:parent-style-name="ce59" style:data-style-name="N130"/>
    <style:style style:name="ce6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60DA" style:family="table-cell" style:parent-style-name="ce60" style:data-style-name="N36"/>
    <style:style style:name="ce60DH" style:family="table-cell" style:parent-style-name="ce60" style:data-style-name="N51"/>
    <style:style style:name="ce60DE" style:family="table-cell" style:parent-style-name="ce60" style:data-style-name="N76"/>
    <style:style style:name="ce60C0" style:family="table-cell" style:parent-style-name="ce60" style:data-style-name="N103"/>
    <style:style style:name="ce60P0" style:family="table-cell" style:parent-style-name="ce60" style:data-style-name="N10"/>
    <style:style style:name="ce60N0" style:family="table-cell" style:parent-style-name="ce60" style:data-style-name="N113"/>
    <style:style style:name="ce60C1" style:family="table-cell" style:parent-style-name="ce60" style:data-style-name="N110"/>
    <style:style style:name="ce60P1" style:family="table-cell" style:parent-style-name="ce60" style:data-style-name="N111"/>
    <style:style style:name="ce60N1" style:family="table-cell" style:parent-style-name="ce60" style:data-style-name="N112"/>
    <style:style style:name="ce60C2" style:family="table-cell" style:parent-style-name="ce60" style:data-style-name="N104"/>
    <style:style style:name="ce60P2" style:family="table-cell" style:parent-style-name="ce60" style:data-style-name="N11"/>
    <style:style style:name="ce60N2" style:family="table-cell" style:parent-style-name="ce60" style:data-style-name="N109"/>
    <style:style style:name="ce60C3" style:family="table-cell" style:parent-style-name="ce60" style:data-style-name="N114"/>
    <style:style style:name="ce60P3" style:family="table-cell" style:parent-style-name="ce60" style:data-style-name="N107"/>
    <style:style style:name="ce60N3" style:family="table-cell" style:parent-style-name="ce60" style:data-style-name="N115"/>
    <style:style style:name="ce60C4" style:family="table-cell" style:parent-style-name="ce60" style:data-style-name="N116"/>
    <style:style style:name="ce60P4" style:family="table-cell" style:parent-style-name="ce60" style:data-style-name="N118"/>
    <style:style style:name="ce60N4" style:family="table-cell" style:parent-style-name="ce60" style:data-style-name="N117"/>
    <style:style style:name="ce60C5" style:family="table-cell" style:parent-style-name="ce60" style:data-style-name="N119"/>
    <style:style style:name="ce60P5" style:family="table-cell" style:parent-style-name="ce60" style:data-style-name="N120"/>
    <style:style style:name="ce60N5" style:family="table-cell" style:parent-style-name="ce60" style:data-style-name="N121"/>
    <style:style style:name="ce60C6" style:family="table-cell" style:parent-style-name="ce60" style:data-style-name="N122"/>
    <style:style style:name="ce60P6" style:family="table-cell" style:parent-style-name="ce60" style:data-style-name="N123"/>
    <style:style style:name="ce60N6" style:family="table-cell" style:parent-style-name="ce60" style:data-style-name="N124"/>
    <style:style style:name="ce60C7" style:family="table-cell" style:parent-style-name="ce60" style:data-style-name="N125"/>
    <style:style style:name="ce60P7" style:family="table-cell" style:parent-style-name="ce60" style:data-style-name="N126"/>
    <style:style style:name="ce60N7" style:family="table-cell" style:parent-style-name="ce60" style:data-style-name="N127"/>
    <style:style style:name="ce60C8" style:family="table-cell" style:parent-style-name="ce60" style:data-style-name="N128"/>
    <style:style style:name="ce60P8" style:family="table-cell" style:parent-style-name="ce60" style:data-style-name="N129"/>
    <style:style style:name="ce60N8" style:family="table-cell" style:parent-style-name="ce60" style:data-style-name="N130"/>
    <style:style style:name="ce61" style:family="table-cell">
      <style:table-cell-properties style:text-align-source="fix" style:repeat-content="false"/>
      <style:paragraph-properties fo:text-align="center"/>
      <style:text-properties style:font-name="Tahoma" fo:font-size="10pt" fo:font-weight="bold"/>
    </style:style>
    <style:style style:name="ce61DA" style:family="table-cell" style:parent-style-name="ce61" style:data-style-name="N36"/>
    <style:style style:name="ce61DH" style:family="table-cell" style:parent-style-name="ce61" style:data-style-name="N51"/>
    <style:style style:name="ce61DE" style:family="table-cell" style:parent-style-name="ce61" style:data-style-name="N76"/>
    <style:style style:name="ce61C0" style:family="table-cell" style:parent-style-name="ce61" style:data-style-name="N103"/>
    <style:style style:name="ce61P0" style:family="table-cell" style:parent-style-name="ce61" style:data-style-name="N10"/>
    <style:style style:name="ce61N0" style:family="table-cell" style:parent-style-name="ce61" style:data-style-name="N113"/>
    <style:style style:name="ce61C1" style:family="table-cell" style:parent-style-name="ce61" style:data-style-name="N110"/>
    <style:style style:name="ce61P1" style:family="table-cell" style:parent-style-name="ce61" style:data-style-name="N111"/>
    <style:style style:name="ce61N1" style:family="table-cell" style:parent-style-name="ce61" style:data-style-name="N112"/>
    <style:style style:name="ce61C2" style:family="table-cell" style:parent-style-name="ce61" style:data-style-name="N104"/>
    <style:style style:name="ce61P2" style:family="table-cell" style:parent-style-name="ce61" style:data-style-name="N11"/>
    <style:style style:name="ce61N2" style:family="table-cell" style:parent-style-name="ce61" style:data-style-name="N109"/>
    <style:style style:name="ce61C3" style:family="table-cell" style:parent-style-name="ce61" style:data-style-name="N114"/>
    <style:style style:name="ce61P3" style:family="table-cell" style:parent-style-name="ce61" style:data-style-name="N107"/>
    <style:style style:name="ce61N3" style:family="table-cell" style:parent-style-name="ce61" style:data-style-name="N115"/>
    <style:style style:name="ce61C4" style:family="table-cell" style:parent-style-name="ce61" style:data-style-name="N116"/>
    <style:style style:name="ce61P4" style:family="table-cell" style:parent-style-name="ce61" style:data-style-name="N118"/>
    <style:style style:name="ce61N4" style:family="table-cell" style:parent-style-name="ce61" style:data-style-name="N117"/>
    <style:style style:name="ce61C5" style:family="table-cell" style:parent-style-name="ce61" style:data-style-name="N119"/>
    <style:style style:name="ce61P5" style:family="table-cell" style:parent-style-name="ce61" style:data-style-name="N120"/>
    <style:style style:name="ce61N5" style:family="table-cell" style:parent-style-name="ce61" style:data-style-name="N121"/>
    <style:style style:name="ce61C6" style:family="table-cell" style:parent-style-name="ce61" style:data-style-name="N122"/>
    <style:style style:name="ce61P6" style:family="table-cell" style:parent-style-name="ce61" style:data-style-name="N123"/>
    <style:style style:name="ce61N6" style:family="table-cell" style:parent-style-name="ce61" style:data-style-name="N124"/>
    <style:style style:name="ce61C7" style:family="table-cell" style:parent-style-name="ce61" style:data-style-name="N125"/>
    <style:style style:name="ce61P7" style:family="table-cell" style:parent-style-name="ce61" style:data-style-name="N126"/>
    <style:style style:name="ce61N7" style:family="table-cell" style:parent-style-name="ce61" style:data-style-name="N127"/>
    <style:style style:name="ce61C8" style:family="table-cell" style:parent-style-name="ce61" style:data-style-name="N128"/>
    <style:style style:name="ce61P8" style:family="table-cell" style:parent-style-name="ce61" style:data-style-name="N129"/>
    <style:style style:name="ce61N8" style:family="table-cell" style:parent-style-name="ce61" style:data-style-name="N130"/>
    <style:style style:name="ce62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/>
    </style:style>
    <style:style style:name="ce62DA" style:family="table-cell" style:parent-style-name="ce62" style:data-style-name="N36"/>
    <style:style style:name="ce62DH" style:family="table-cell" style:parent-style-name="ce62" style:data-style-name="N51"/>
    <style:style style:name="ce62DE" style:family="table-cell" style:parent-style-name="ce62" style:data-style-name="N76"/>
    <style:style style:name="ce62C0" style:family="table-cell" style:parent-style-name="ce62" style:data-style-name="N103"/>
    <style:style style:name="ce62P0" style:family="table-cell" style:parent-style-name="ce62" style:data-style-name="N10"/>
    <style:style style:name="ce62N0" style:family="table-cell" style:parent-style-name="ce62" style:data-style-name="N113"/>
    <style:style style:name="ce62C1" style:family="table-cell" style:parent-style-name="ce62" style:data-style-name="N110"/>
    <style:style style:name="ce62P1" style:family="table-cell" style:parent-style-name="ce62" style:data-style-name="N111"/>
    <style:style style:name="ce62N1" style:family="table-cell" style:parent-style-name="ce62" style:data-style-name="N112"/>
    <style:style style:name="ce62C2" style:family="table-cell" style:parent-style-name="ce62" style:data-style-name="N104"/>
    <style:style style:name="ce62P2" style:family="table-cell" style:parent-style-name="ce62" style:data-style-name="N11"/>
    <style:style style:name="ce62N2" style:family="table-cell" style:parent-style-name="ce62" style:data-style-name="N109"/>
    <style:style style:name="ce62C3" style:family="table-cell" style:parent-style-name="ce62" style:data-style-name="N114"/>
    <style:style style:name="ce62P3" style:family="table-cell" style:parent-style-name="ce62" style:data-style-name="N107"/>
    <style:style style:name="ce62N3" style:family="table-cell" style:parent-style-name="ce62" style:data-style-name="N115"/>
    <style:style style:name="ce62C4" style:family="table-cell" style:parent-style-name="ce62" style:data-style-name="N116"/>
    <style:style style:name="ce62P4" style:family="table-cell" style:parent-style-name="ce62" style:data-style-name="N118"/>
    <style:style style:name="ce62N4" style:family="table-cell" style:parent-style-name="ce62" style:data-style-name="N117"/>
    <style:style style:name="ce62C5" style:family="table-cell" style:parent-style-name="ce62" style:data-style-name="N119"/>
    <style:style style:name="ce62P5" style:family="table-cell" style:parent-style-name="ce62" style:data-style-name="N120"/>
    <style:style style:name="ce62N5" style:family="table-cell" style:parent-style-name="ce62" style:data-style-name="N121"/>
    <style:style style:name="ce62C6" style:family="table-cell" style:parent-style-name="ce62" style:data-style-name="N122"/>
    <style:style style:name="ce62P6" style:family="table-cell" style:parent-style-name="ce62" style:data-style-name="N123"/>
    <style:style style:name="ce62N6" style:family="table-cell" style:parent-style-name="ce62" style:data-style-name="N124"/>
    <style:style style:name="ce62C7" style:family="table-cell" style:parent-style-name="ce62" style:data-style-name="N125"/>
    <style:style style:name="ce62P7" style:family="table-cell" style:parent-style-name="ce62" style:data-style-name="N126"/>
    <style:style style:name="ce62N7" style:family="table-cell" style:parent-style-name="ce62" style:data-style-name="N127"/>
    <style:style style:name="ce62C8" style:family="table-cell" style:parent-style-name="ce62" style:data-style-name="N128"/>
    <style:style style:name="ce62P8" style:family="table-cell" style:parent-style-name="ce62" style:data-style-name="N129"/>
    <style:style style:name="ce62N8" style:family="table-cell" style:parent-style-name="ce62" style:data-style-name="N130"/>
    <style:style style:name="ce63" style:family="table-cell">
      <style:table-cell-properties style:text-align-source="fix" style:repeat-content="false" fo:background-color="#ccffcc"/>
      <style:paragraph-properties fo:text-align="end"/>
      <style:text-properties fo:color="#ffffff" style:font-name="Tahoma" fo:font-size="10pt" fo:font-weight="bold"/>
    </style:style>
    <style:style style:name="ce63DA" style:family="table-cell" style:parent-style-name="ce63" style:data-style-name="N36"/>
    <style:style style:name="ce63DH" style:family="table-cell" style:parent-style-name="ce63" style:data-style-name="N51"/>
    <style:style style:name="ce63DE" style:family="table-cell" style:parent-style-name="ce63" style:data-style-name="N76"/>
    <style:style style:name="ce63C0" style:family="table-cell" style:parent-style-name="ce63" style:data-style-name="N103"/>
    <style:style style:name="ce63P0" style:family="table-cell" style:parent-style-name="ce63" style:data-style-name="N10"/>
    <style:style style:name="ce63N0" style:family="table-cell" style:parent-style-name="ce63" style:data-style-name="N113"/>
    <style:style style:name="ce63C1" style:family="table-cell" style:parent-style-name="ce63" style:data-style-name="N110"/>
    <style:style style:name="ce63P1" style:family="table-cell" style:parent-style-name="ce63" style:data-style-name="N111"/>
    <style:style style:name="ce63N1" style:family="table-cell" style:parent-style-name="ce63" style:data-style-name="N112"/>
    <style:style style:name="ce63C2" style:family="table-cell" style:parent-style-name="ce63" style:data-style-name="N104"/>
    <style:style style:name="ce63P2" style:family="table-cell" style:parent-style-name="ce63" style:data-style-name="N11"/>
    <style:style style:name="ce63N2" style:family="table-cell" style:parent-style-name="ce63" style:data-style-name="N109"/>
    <style:style style:name="ce63C3" style:family="table-cell" style:parent-style-name="ce63" style:data-style-name="N114"/>
    <style:style style:name="ce63P3" style:family="table-cell" style:parent-style-name="ce63" style:data-style-name="N107"/>
    <style:style style:name="ce63N3" style:family="table-cell" style:parent-style-name="ce63" style:data-style-name="N115"/>
    <style:style style:name="ce63C4" style:family="table-cell" style:parent-style-name="ce63" style:data-style-name="N116"/>
    <style:style style:name="ce63P4" style:family="table-cell" style:parent-style-name="ce63" style:data-style-name="N118"/>
    <style:style style:name="ce63N4" style:family="table-cell" style:parent-style-name="ce63" style:data-style-name="N117"/>
    <style:style style:name="ce63C5" style:family="table-cell" style:parent-style-name="ce63" style:data-style-name="N119"/>
    <style:style style:name="ce63P5" style:family="table-cell" style:parent-style-name="ce63" style:data-style-name="N120"/>
    <style:style style:name="ce63N5" style:family="table-cell" style:parent-style-name="ce63" style:data-style-name="N121"/>
    <style:style style:name="ce63C6" style:family="table-cell" style:parent-style-name="ce63" style:data-style-name="N122"/>
    <style:style style:name="ce63P6" style:family="table-cell" style:parent-style-name="ce63" style:data-style-name="N123"/>
    <style:style style:name="ce63N6" style:family="table-cell" style:parent-style-name="ce63" style:data-style-name="N124"/>
    <style:style style:name="ce63C7" style:family="table-cell" style:parent-style-name="ce63" style:data-style-name="N125"/>
    <style:style style:name="ce63P7" style:family="table-cell" style:parent-style-name="ce63" style:data-style-name="N126"/>
    <style:style style:name="ce63N7" style:family="table-cell" style:parent-style-name="ce63" style:data-style-name="N127"/>
    <style:style style:name="ce63C8" style:family="table-cell" style:parent-style-name="ce63" style:data-style-name="N128"/>
    <style:style style:name="ce63P8" style:family="table-cell" style:parent-style-name="ce63" style:data-style-name="N129"/>
    <style:style style:name="ce63N8" style:family="table-cell" style:parent-style-name="ce63" style:data-style-name="N130"/>
    <style:style style:name="ce64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/>
    </style:style>
    <style:style style:name="ce64DA" style:family="table-cell" style:parent-style-name="ce64" style:data-style-name="N36"/>
    <style:style style:name="ce64DH" style:family="table-cell" style:parent-style-name="ce64" style:data-style-name="N51"/>
    <style:style style:name="ce64DE" style:family="table-cell" style:parent-style-name="ce64" style:data-style-name="N76"/>
    <style:style style:name="ce64C0" style:family="table-cell" style:parent-style-name="ce64" style:data-style-name="N103"/>
    <style:style style:name="ce64P0" style:family="table-cell" style:parent-style-name="ce64" style:data-style-name="N10"/>
    <style:style style:name="ce64N0" style:family="table-cell" style:parent-style-name="ce64" style:data-style-name="N113"/>
    <style:style style:name="ce64C1" style:family="table-cell" style:parent-style-name="ce64" style:data-style-name="N110"/>
    <style:style style:name="ce64P1" style:family="table-cell" style:parent-style-name="ce64" style:data-style-name="N111"/>
    <style:style style:name="ce64N1" style:family="table-cell" style:parent-style-name="ce64" style:data-style-name="N112"/>
    <style:style style:name="ce64C2" style:family="table-cell" style:parent-style-name="ce64" style:data-style-name="N104"/>
    <style:style style:name="ce64P2" style:family="table-cell" style:parent-style-name="ce64" style:data-style-name="N11"/>
    <style:style style:name="ce64N2" style:family="table-cell" style:parent-style-name="ce64" style:data-style-name="N109"/>
    <style:style style:name="ce64C3" style:family="table-cell" style:parent-style-name="ce64" style:data-style-name="N114"/>
    <style:style style:name="ce64P3" style:family="table-cell" style:parent-style-name="ce64" style:data-style-name="N107"/>
    <style:style style:name="ce64N3" style:family="table-cell" style:parent-style-name="ce64" style:data-style-name="N115"/>
    <style:style style:name="ce64C4" style:family="table-cell" style:parent-style-name="ce64" style:data-style-name="N116"/>
    <style:style style:name="ce64P4" style:family="table-cell" style:parent-style-name="ce64" style:data-style-name="N118"/>
    <style:style style:name="ce64N4" style:family="table-cell" style:parent-style-name="ce64" style:data-style-name="N117"/>
    <style:style style:name="ce64C5" style:family="table-cell" style:parent-style-name="ce64" style:data-style-name="N119"/>
    <style:style style:name="ce64P5" style:family="table-cell" style:parent-style-name="ce64" style:data-style-name="N120"/>
    <style:style style:name="ce64N5" style:family="table-cell" style:parent-style-name="ce64" style:data-style-name="N121"/>
    <style:style style:name="ce64C6" style:family="table-cell" style:parent-style-name="ce64" style:data-style-name="N122"/>
    <style:style style:name="ce64P6" style:family="table-cell" style:parent-style-name="ce64" style:data-style-name="N123"/>
    <style:style style:name="ce64N6" style:family="table-cell" style:parent-style-name="ce64" style:data-style-name="N124"/>
    <style:style style:name="ce64C7" style:family="table-cell" style:parent-style-name="ce64" style:data-style-name="N125"/>
    <style:style style:name="ce64P7" style:family="table-cell" style:parent-style-name="ce64" style:data-style-name="N126"/>
    <style:style style:name="ce64N7" style:family="table-cell" style:parent-style-name="ce64" style:data-style-name="N127"/>
    <style:style style:name="ce64C8" style:family="table-cell" style:parent-style-name="ce64" style:data-style-name="N128"/>
    <style:style style:name="ce64P8" style:family="table-cell" style:parent-style-name="ce64" style:data-style-name="N129"/>
    <style:style style:name="ce64N8" style:family="table-cell" style:parent-style-name="ce64" style:data-style-name="N130"/>
    <style:style style:name="ce6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65DA" style:family="table-cell" style:parent-style-name="ce65" style:data-style-name="N36"/>
    <style:style style:name="ce65DH" style:family="table-cell" style:parent-style-name="ce65" style:data-style-name="N51"/>
    <style:style style:name="ce65DE" style:family="table-cell" style:parent-style-name="ce65" style:data-style-name="N76"/>
    <style:style style:name="ce65C0" style:family="table-cell" style:parent-style-name="ce65" style:data-style-name="N103"/>
    <style:style style:name="ce65P0" style:family="table-cell" style:parent-style-name="ce65" style:data-style-name="N10"/>
    <style:style style:name="ce65N0" style:family="table-cell" style:parent-style-name="ce65" style:data-style-name="N113"/>
    <style:style style:name="ce65C1" style:family="table-cell" style:parent-style-name="ce65" style:data-style-name="N110"/>
    <style:style style:name="ce65P1" style:family="table-cell" style:parent-style-name="ce65" style:data-style-name="N111"/>
    <style:style style:name="ce65N1" style:family="table-cell" style:parent-style-name="ce65" style:data-style-name="N112"/>
    <style:style style:name="ce65C2" style:family="table-cell" style:parent-style-name="ce65" style:data-style-name="N104"/>
    <style:style style:name="ce65P2" style:family="table-cell" style:parent-style-name="ce65" style:data-style-name="N11"/>
    <style:style style:name="ce65N2" style:family="table-cell" style:parent-style-name="ce65" style:data-style-name="N109"/>
    <style:style style:name="ce65C3" style:family="table-cell" style:parent-style-name="ce65" style:data-style-name="N114"/>
    <style:style style:name="ce65P3" style:family="table-cell" style:parent-style-name="ce65" style:data-style-name="N107"/>
    <style:style style:name="ce65N3" style:family="table-cell" style:parent-style-name="ce65" style:data-style-name="N115"/>
    <style:style style:name="ce65C4" style:family="table-cell" style:parent-style-name="ce65" style:data-style-name="N116"/>
    <style:style style:name="ce65P4" style:family="table-cell" style:parent-style-name="ce65" style:data-style-name="N118"/>
    <style:style style:name="ce65N4" style:family="table-cell" style:parent-style-name="ce65" style:data-style-name="N117"/>
    <style:style style:name="ce65C5" style:family="table-cell" style:parent-style-name="ce65" style:data-style-name="N119"/>
    <style:style style:name="ce65P5" style:family="table-cell" style:parent-style-name="ce65" style:data-style-name="N120"/>
    <style:style style:name="ce65N5" style:family="table-cell" style:parent-style-name="ce65" style:data-style-name="N121"/>
    <style:style style:name="ce65C6" style:family="table-cell" style:parent-style-name="ce65" style:data-style-name="N122"/>
    <style:style style:name="ce65P6" style:family="table-cell" style:parent-style-name="ce65" style:data-style-name="N123"/>
    <style:style style:name="ce65N6" style:family="table-cell" style:parent-style-name="ce65" style:data-style-name="N124"/>
    <style:style style:name="ce65C7" style:family="table-cell" style:parent-style-name="ce65" style:data-style-name="N125"/>
    <style:style style:name="ce65P7" style:family="table-cell" style:parent-style-name="ce65" style:data-style-name="N126"/>
    <style:style style:name="ce65N7" style:family="table-cell" style:parent-style-name="ce65" style:data-style-name="N127"/>
    <style:style style:name="ce65C8" style:family="table-cell" style:parent-style-name="ce65" style:data-style-name="N128"/>
    <style:style style:name="ce65P8" style:family="table-cell" style:parent-style-name="ce65" style:data-style-name="N129"/>
    <style:style style:name="ce65N8" style:family="table-cell" style:parent-style-name="ce65" style:data-style-name="N130"/>
    <style:style style:name="ce6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66DA" style:family="table-cell" style:parent-style-name="ce66" style:data-style-name="N36"/>
    <style:style style:name="ce66DH" style:family="table-cell" style:parent-style-name="ce66" style:data-style-name="N51"/>
    <style:style style:name="ce66DE" style:family="table-cell" style:parent-style-name="ce66" style:data-style-name="N76"/>
    <style:style style:name="ce66C0" style:family="table-cell" style:parent-style-name="ce66" style:data-style-name="N103"/>
    <style:style style:name="ce66P0" style:family="table-cell" style:parent-style-name="ce66" style:data-style-name="N10"/>
    <style:style style:name="ce66N0" style:family="table-cell" style:parent-style-name="ce66" style:data-style-name="N113"/>
    <style:style style:name="ce66C1" style:family="table-cell" style:parent-style-name="ce66" style:data-style-name="N110"/>
    <style:style style:name="ce66P1" style:family="table-cell" style:parent-style-name="ce66" style:data-style-name="N111"/>
    <style:style style:name="ce66N1" style:family="table-cell" style:parent-style-name="ce66" style:data-style-name="N112"/>
    <style:style style:name="ce66C2" style:family="table-cell" style:parent-style-name="ce66" style:data-style-name="N104"/>
    <style:style style:name="ce66P2" style:family="table-cell" style:parent-style-name="ce66" style:data-style-name="N11"/>
    <style:style style:name="ce66N2" style:family="table-cell" style:parent-style-name="ce66" style:data-style-name="N109"/>
    <style:style style:name="ce66C3" style:family="table-cell" style:parent-style-name="ce66" style:data-style-name="N114"/>
    <style:style style:name="ce66P3" style:family="table-cell" style:parent-style-name="ce66" style:data-style-name="N107"/>
    <style:style style:name="ce66N3" style:family="table-cell" style:parent-style-name="ce66" style:data-style-name="N115"/>
    <style:style style:name="ce66C4" style:family="table-cell" style:parent-style-name="ce66" style:data-style-name="N116"/>
    <style:style style:name="ce66P4" style:family="table-cell" style:parent-style-name="ce66" style:data-style-name="N118"/>
    <style:style style:name="ce66N4" style:family="table-cell" style:parent-style-name="ce66" style:data-style-name="N117"/>
    <style:style style:name="ce66C5" style:family="table-cell" style:parent-style-name="ce66" style:data-style-name="N119"/>
    <style:style style:name="ce66P5" style:family="table-cell" style:parent-style-name="ce66" style:data-style-name="N120"/>
    <style:style style:name="ce66N5" style:family="table-cell" style:parent-style-name="ce66" style:data-style-name="N121"/>
    <style:style style:name="ce66C6" style:family="table-cell" style:parent-style-name="ce66" style:data-style-name="N122"/>
    <style:style style:name="ce66P6" style:family="table-cell" style:parent-style-name="ce66" style:data-style-name="N123"/>
    <style:style style:name="ce66N6" style:family="table-cell" style:parent-style-name="ce66" style:data-style-name="N124"/>
    <style:style style:name="ce66C7" style:family="table-cell" style:parent-style-name="ce66" style:data-style-name="N125"/>
    <style:style style:name="ce66P7" style:family="table-cell" style:parent-style-name="ce66" style:data-style-name="N126"/>
    <style:style style:name="ce66N7" style:family="table-cell" style:parent-style-name="ce66" style:data-style-name="N127"/>
    <style:style style:name="ce66C8" style:family="table-cell" style:parent-style-name="ce66" style:data-style-name="N128"/>
    <style:style style:name="ce66P8" style:family="table-cell" style:parent-style-name="ce66" style:data-style-name="N129"/>
    <style:style style:name="ce66N8" style:family="table-cell" style:parent-style-name="ce66" style:data-style-name="N130"/>
    <style:style style:name="ce67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67DA" style:family="table-cell" style:parent-style-name="ce67" style:data-style-name="N36"/>
    <style:style style:name="ce67DH" style:family="table-cell" style:parent-style-name="ce67" style:data-style-name="N51"/>
    <style:style style:name="ce67DE" style:family="table-cell" style:parent-style-name="ce67" style:data-style-name="N76"/>
    <style:style style:name="ce67C0" style:family="table-cell" style:parent-style-name="ce67" style:data-style-name="N103"/>
    <style:style style:name="ce67P0" style:family="table-cell" style:parent-style-name="ce67" style:data-style-name="N10"/>
    <style:style style:name="ce67N0" style:family="table-cell" style:parent-style-name="ce67" style:data-style-name="N113"/>
    <style:style style:name="ce67C1" style:family="table-cell" style:parent-style-name="ce67" style:data-style-name="N110"/>
    <style:style style:name="ce67P1" style:family="table-cell" style:parent-style-name="ce67" style:data-style-name="N111"/>
    <style:style style:name="ce67N1" style:family="table-cell" style:parent-style-name="ce67" style:data-style-name="N112"/>
    <style:style style:name="ce67C2" style:family="table-cell" style:parent-style-name="ce67" style:data-style-name="N104"/>
    <style:style style:name="ce67P2" style:family="table-cell" style:parent-style-name="ce67" style:data-style-name="N11"/>
    <style:style style:name="ce67N2" style:family="table-cell" style:parent-style-name="ce67" style:data-style-name="N109"/>
    <style:style style:name="ce67C3" style:family="table-cell" style:parent-style-name="ce67" style:data-style-name="N114"/>
    <style:style style:name="ce67P3" style:family="table-cell" style:parent-style-name="ce67" style:data-style-name="N107"/>
    <style:style style:name="ce67N3" style:family="table-cell" style:parent-style-name="ce67" style:data-style-name="N115"/>
    <style:style style:name="ce67C4" style:family="table-cell" style:parent-style-name="ce67" style:data-style-name="N116"/>
    <style:style style:name="ce67P4" style:family="table-cell" style:parent-style-name="ce67" style:data-style-name="N118"/>
    <style:style style:name="ce67N4" style:family="table-cell" style:parent-style-name="ce67" style:data-style-name="N117"/>
    <style:style style:name="ce67C5" style:family="table-cell" style:parent-style-name="ce67" style:data-style-name="N119"/>
    <style:style style:name="ce67P5" style:family="table-cell" style:parent-style-name="ce67" style:data-style-name="N120"/>
    <style:style style:name="ce67N5" style:family="table-cell" style:parent-style-name="ce67" style:data-style-name="N121"/>
    <style:style style:name="ce67C6" style:family="table-cell" style:parent-style-name="ce67" style:data-style-name="N122"/>
    <style:style style:name="ce67P6" style:family="table-cell" style:parent-style-name="ce67" style:data-style-name="N123"/>
    <style:style style:name="ce67N6" style:family="table-cell" style:parent-style-name="ce67" style:data-style-name="N124"/>
    <style:style style:name="ce67C7" style:family="table-cell" style:parent-style-name="ce67" style:data-style-name="N125"/>
    <style:style style:name="ce67P7" style:family="table-cell" style:parent-style-name="ce67" style:data-style-name="N126"/>
    <style:style style:name="ce67N7" style:family="table-cell" style:parent-style-name="ce67" style:data-style-name="N127"/>
    <style:style style:name="ce67C8" style:family="table-cell" style:parent-style-name="ce67" style:data-style-name="N128"/>
    <style:style style:name="ce67P8" style:family="table-cell" style:parent-style-name="ce67" style:data-style-name="N129"/>
    <style:style style:name="ce67N8" style:family="table-cell" style:parent-style-name="ce67" style:data-style-name="N130"/>
    <style:style style:name="ce68" style:family="table-cell">
      <style:table-cell-properties style:text-align-source="fix" style:repeat-content="false"/>
      <style:paragraph-properties fo:text-align="end"/>
      <style:text-properties fo:color="#008000" style:font-name="Tahoma" fo:font-size="10pt"/>
    </style:style>
    <style:style style:name="ce68DA" style:family="table-cell" style:parent-style-name="ce68" style:data-style-name="N36"/>
    <style:style style:name="ce68DH" style:family="table-cell" style:parent-style-name="ce68" style:data-style-name="N51"/>
    <style:style style:name="ce68DE" style:family="table-cell" style:parent-style-name="ce68" style:data-style-name="N76"/>
    <style:style style:name="ce68C0" style:family="table-cell" style:parent-style-name="ce68" style:data-style-name="N103"/>
    <style:style style:name="ce68P0" style:family="table-cell" style:parent-style-name="ce68" style:data-style-name="N10"/>
    <style:style style:name="ce68N0" style:family="table-cell" style:parent-style-name="ce68" style:data-style-name="N113"/>
    <style:style style:name="ce68C1" style:family="table-cell" style:parent-style-name="ce68" style:data-style-name="N110"/>
    <style:style style:name="ce68P1" style:family="table-cell" style:parent-style-name="ce68" style:data-style-name="N111"/>
    <style:style style:name="ce68N1" style:family="table-cell" style:parent-style-name="ce68" style:data-style-name="N112"/>
    <style:style style:name="ce68C2" style:family="table-cell" style:parent-style-name="ce68" style:data-style-name="N104"/>
    <style:style style:name="ce68P2" style:family="table-cell" style:parent-style-name="ce68" style:data-style-name="N11"/>
    <style:style style:name="ce68N2" style:family="table-cell" style:parent-style-name="ce68" style:data-style-name="N109"/>
    <style:style style:name="ce68C3" style:family="table-cell" style:parent-style-name="ce68" style:data-style-name="N114"/>
    <style:style style:name="ce68P3" style:family="table-cell" style:parent-style-name="ce68" style:data-style-name="N107"/>
    <style:style style:name="ce68N3" style:family="table-cell" style:parent-style-name="ce68" style:data-style-name="N115"/>
    <style:style style:name="ce68C4" style:family="table-cell" style:parent-style-name="ce68" style:data-style-name="N116"/>
    <style:style style:name="ce68P4" style:family="table-cell" style:parent-style-name="ce68" style:data-style-name="N118"/>
    <style:style style:name="ce68N4" style:family="table-cell" style:parent-style-name="ce68" style:data-style-name="N117"/>
    <style:style style:name="ce68C5" style:family="table-cell" style:parent-style-name="ce68" style:data-style-name="N119"/>
    <style:style style:name="ce68P5" style:family="table-cell" style:parent-style-name="ce68" style:data-style-name="N120"/>
    <style:style style:name="ce68N5" style:family="table-cell" style:parent-style-name="ce68" style:data-style-name="N121"/>
    <style:style style:name="ce68C6" style:family="table-cell" style:parent-style-name="ce68" style:data-style-name="N122"/>
    <style:style style:name="ce68P6" style:family="table-cell" style:parent-style-name="ce68" style:data-style-name="N123"/>
    <style:style style:name="ce68N6" style:family="table-cell" style:parent-style-name="ce68" style:data-style-name="N124"/>
    <style:style style:name="ce68C7" style:family="table-cell" style:parent-style-name="ce68" style:data-style-name="N125"/>
    <style:style style:name="ce68P7" style:family="table-cell" style:parent-style-name="ce68" style:data-style-name="N126"/>
    <style:style style:name="ce68N7" style:family="table-cell" style:parent-style-name="ce68" style:data-style-name="N127"/>
    <style:style style:name="ce68C8" style:family="table-cell" style:parent-style-name="ce68" style:data-style-name="N128"/>
    <style:style style:name="ce68P8" style:family="table-cell" style:parent-style-name="ce68" style:data-style-name="N129"/>
    <style:style style:name="ce68N8" style:family="table-cell" style:parent-style-name="ce68" style:data-style-name="N130"/>
    <style:style style:name="ce69" style:family="table-cell">
      <style:table-cell-properties style:text-align-source="fix" style:repeat-content="false"/>
      <style:paragraph-properties fo:text-align="start"/>
      <style:text-properties fo:color="#FF00FF" style:font-name="Tahoma" fo:font-size="10pt" fo:font-weight="bold"/>
    </style:style>
    <style:style style:name="ce69DA" style:family="table-cell" style:parent-style-name="ce69" style:data-style-name="N36"/>
    <style:style style:name="ce69DH" style:family="table-cell" style:parent-style-name="ce69" style:data-style-name="N51"/>
    <style:style style:name="ce69DE" style:family="table-cell" style:parent-style-name="ce69" style:data-style-name="N76"/>
    <style:style style:name="ce69C0" style:family="table-cell" style:parent-style-name="ce69" style:data-style-name="N103"/>
    <style:style style:name="ce69P0" style:family="table-cell" style:parent-style-name="ce69" style:data-style-name="N10"/>
    <style:style style:name="ce69N0" style:family="table-cell" style:parent-style-name="ce69" style:data-style-name="N113"/>
    <style:style style:name="ce69C1" style:family="table-cell" style:parent-style-name="ce69" style:data-style-name="N110"/>
    <style:style style:name="ce69P1" style:family="table-cell" style:parent-style-name="ce69" style:data-style-name="N111"/>
    <style:style style:name="ce69N1" style:family="table-cell" style:parent-style-name="ce69" style:data-style-name="N112"/>
    <style:style style:name="ce69C2" style:family="table-cell" style:parent-style-name="ce69" style:data-style-name="N104"/>
    <style:style style:name="ce69P2" style:family="table-cell" style:parent-style-name="ce69" style:data-style-name="N11"/>
    <style:style style:name="ce69N2" style:family="table-cell" style:parent-style-name="ce69" style:data-style-name="N109"/>
    <style:style style:name="ce69C3" style:family="table-cell" style:parent-style-name="ce69" style:data-style-name="N114"/>
    <style:style style:name="ce69P3" style:family="table-cell" style:parent-style-name="ce69" style:data-style-name="N107"/>
    <style:style style:name="ce69N3" style:family="table-cell" style:parent-style-name="ce69" style:data-style-name="N115"/>
    <style:style style:name="ce69C4" style:family="table-cell" style:parent-style-name="ce69" style:data-style-name="N116"/>
    <style:style style:name="ce69P4" style:family="table-cell" style:parent-style-name="ce69" style:data-style-name="N118"/>
    <style:style style:name="ce69N4" style:family="table-cell" style:parent-style-name="ce69" style:data-style-name="N117"/>
    <style:style style:name="ce69C5" style:family="table-cell" style:parent-style-name="ce69" style:data-style-name="N119"/>
    <style:style style:name="ce69P5" style:family="table-cell" style:parent-style-name="ce69" style:data-style-name="N120"/>
    <style:style style:name="ce69N5" style:family="table-cell" style:parent-style-name="ce69" style:data-style-name="N121"/>
    <style:style style:name="ce69C6" style:family="table-cell" style:parent-style-name="ce69" style:data-style-name="N122"/>
    <style:style style:name="ce69P6" style:family="table-cell" style:parent-style-name="ce69" style:data-style-name="N123"/>
    <style:style style:name="ce69N6" style:family="table-cell" style:parent-style-name="ce69" style:data-style-name="N124"/>
    <style:style style:name="ce69C7" style:family="table-cell" style:parent-style-name="ce69" style:data-style-name="N125"/>
    <style:style style:name="ce69P7" style:family="table-cell" style:parent-style-name="ce69" style:data-style-name="N126"/>
    <style:style style:name="ce69N7" style:family="table-cell" style:parent-style-name="ce69" style:data-style-name="N127"/>
    <style:style style:name="ce69C8" style:family="table-cell" style:parent-style-name="ce69" style:data-style-name="N128"/>
    <style:style style:name="ce69P8" style:family="table-cell" style:parent-style-name="ce69" style:data-style-name="N129"/>
    <style:style style:name="ce69N8" style:family="table-cell" style:parent-style-name="ce69" style:data-style-name="N130"/>
    <style:style style:name="ce70" style:family="table-cell">
      <style:table-cell-properties style:text-align-source="fix" style:repeat-content="false"/>
      <style:paragraph-properties fo:text-align="end"/>
      <style:text-properties fo:color="#FF00FF" style:font-name="Tahoma" fo:font-size="10pt" fo:font-weight="bold"/>
    </style:style>
    <style:style style:name="ce70DA" style:family="table-cell" style:parent-style-name="ce70" style:data-style-name="N36"/>
    <style:style style:name="ce70DH" style:family="table-cell" style:parent-style-name="ce70" style:data-style-name="N51"/>
    <style:style style:name="ce70DE" style:family="table-cell" style:parent-style-name="ce70" style:data-style-name="N76"/>
    <style:style style:name="ce70C0" style:family="table-cell" style:parent-style-name="ce70" style:data-style-name="N103"/>
    <style:style style:name="ce70P0" style:family="table-cell" style:parent-style-name="ce70" style:data-style-name="N10"/>
    <style:style style:name="ce70N0" style:family="table-cell" style:parent-style-name="ce70" style:data-style-name="N113"/>
    <style:style style:name="ce70C1" style:family="table-cell" style:parent-style-name="ce70" style:data-style-name="N110"/>
    <style:style style:name="ce70P1" style:family="table-cell" style:parent-style-name="ce70" style:data-style-name="N111"/>
    <style:style style:name="ce70N1" style:family="table-cell" style:parent-style-name="ce70" style:data-style-name="N112"/>
    <style:style style:name="ce70C2" style:family="table-cell" style:parent-style-name="ce70" style:data-style-name="N104"/>
    <style:style style:name="ce70P2" style:family="table-cell" style:parent-style-name="ce70" style:data-style-name="N11"/>
    <style:style style:name="ce70N2" style:family="table-cell" style:parent-style-name="ce70" style:data-style-name="N109"/>
    <style:style style:name="ce70C3" style:family="table-cell" style:parent-style-name="ce70" style:data-style-name="N114"/>
    <style:style style:name="ce70P3" style:family="table-cell" style:parent-style-name="ce70" style:data-style-name="N107"/>
    <style:style style:name="ce70N3" style:family="table-cell" style:parent-style-name="ce70" style:data-style-name="N115"/>
    <style:style style:name="ce70C4" style:family="table-cell" style:parent-style-name="ce70" style:data-style-name="N116"/>
    <style:style style:name="ce70P4" style:family="table-cell" style:parent-style-name="ce70" style:data-style-name="N118"/>
    <style:style style:name="ce70N4" style:family="table-cell" style:parent-style-name="ce70" style:data-style-name="N117"/>
    <style:style style:name="ce70C5" style:family="table-cell" style:parent-style-name="ce70" style:data-style-name="N119"/>
    <style:style style:name="ce70P5" style:family="table-cell" style:parent-style-name="ce70" style:data-style-name="N120"/>
    <style:style style:name="ce70N5" style:family="table-cell" style:parent-style-name="ce70" style:data-style-name="N121"/>
    <style:style style:name="ce70C6" style:family="table-cell" style:parent-style-name="ce70" style:data-style-name="N122"/>
    <style:style style:name="ce70P6" style:family="table-cell" style:parent-style-name="ce70" style:data-style-name="N123"/>
    <style:style style:name="ce70N6" style:family="table-cell" style:parent-style-name="ce70" style:data-style-name="N124"/>
    <style:style style:name="ce70C7" style:family="table-cell" style:parent-style-name="ce70" style:data-style-name="N125"/>
    <style:style style:name="ce70P7" style:family="table-cell" style:parent-style-name="ce70" style:data-style-name="N126"/>
    <style:style style:name="ce70N7" style:family="table-cell" style:parent-style-name="ce70" style:data-style-name="N127"/>
    <style:style style:name="ce70C8" style:family="table-cell" style:parent-style-name="ce70" style:data-style-name="N128"/>
    <style:style style:name="ce70P8" style:family="table-cell" style:parent-style-name="ce70" style:data-style-name="N129"/>
    <style:style style:name="ce70N8" style:family="table-cell" style:parent-style-name="ce70" style:data-style-name="N130"/>
    <style:style style:name="ce71" style:family="table-cell">
      <style:table-cell-properties style:text-align-source="fix" style:repeat-content="false"/>
      <style:paragraph-properties fo:text-align="start"/>
      <style:text-properties fo:color="#008080" style:font-name="Tahoma"/>
    </style:style>
    <style:style style:name="ce71DA" style:family="table-cell" style:parent-style-name="ce71" style:data-style-name="N36"/>
    <style:style style:name="ce71DH" style:family="table-cell" style:parent-style-name="ce71" style:data-style-name="N51"/>
    <style:style style:name="ce71DE" style:family="table-cell" style:parent-style-name="ce71" style:data-style-name="N76"/>
    <style:style style:name="ce71C0" style:family="table-cell" style:parent-style-name="ce71" style:data-style-name="N103"/>
    <style:style style:name="ce71P0" style:family="table-cell" style:parent-style-name="ce71" style:data-style-name="N10"/>
    <style:style style:name="ce71N0" style:family="table-cell" style:parent-style-name="ce71" style:data-style-name="N113"/>
    <style:style style:name="ce71C1" style:family="table-cell" style:parent-style-name="ce71" style:data-style-name="N110"/>
    <style:style style:name="ce71P1" style:family="table-cell" style:parent-style-name="ce71" style:data-style-name="N111"/>
    <style:style style:name="ce71N1" style:family="table-cell" style:parent-style-name="ce71" style:data-style-name="N112"/>
    <style:style style:name="ce71C2" style:family="table-cell" style:parent-style-name="ce71" style:data-style-name="N104"/>
    <style:style style:name="ce71P2" style:family="table-cell" style:parent-style-name="ce71" style:data-style-name="N11"/>
    <style:style style:name="ce71N2" style:family="table-cell" style:parent-style-name="ce71" style:data-style-name="N109"/>
    <style:style style:name="ce71C3" style:family="table-cell" style:parent-style-name="ce71" style:data-style-name="N114"/>
    <style:style style:name="ce71P3" style:family="table-cell" style:parent-style-name="ce71" style:data-style-name="N107"/>
    <style:style style:name="ce71N3" style:family="table-cell" style:parent-style-name="ce71" style:data-style-name="N115"/>
    <style:style style:name="ce71C4" style:family="table-cell" style:parent-style-name="ce71" style:data-style-name="N116"/>
    <style:style style:name="ce71P4" style:family="table-cell" style:parent-style-name="ce71" style:data-style-name="N118"/>
    <style:style style:name="ce71N4" style:family="table-cell" style:parent-style-name="ce71" style:data-style-name="N117"/>
    <style:style style:name="ce71C5" style:family="table-cell" style:parent-style-name="ce71" style:data-style-name="N119"/>
    <style:style style:name="ce71P5" style:family="table-cell" style:parent-style-name="ce71" style:data-style-name="N120"/>
    <style:style style:name="ce71N5" style:family="table-cell" style:parent-style-name="ce71" style:data-style-name="N121"/>
    <style:style style:name="ce71C6" style:family="table-cell" style:parent-style-name="ce71" style:data-style-name="N122"/>
    <style:style style:name="ce71P6" style:family="table-cell" style:parent-style-name="ce71" style:data-style-name="N123"/>
    <style:style style:name="ce71N6" style:family="table-cell" style:parent-style-name="ce71" style:data-style-name="N124"/>
    <style:style style:name="ce71C7" style:family="table-cell" style:parent-style-name="ce71" style:data-style-name="N125"/>
    <style:style style:name="ce71P7" style:family="table-cell" style:parent-style-name="ce71" style:data-style-name="N126"/>
    <style:style style:name="ce71N7" style:family="table-cell" style:parent-style-name="ce71" style:data-style-name="N127"/>
    <style:style style:name="ce71C8" style:family="table-cell" style:parent-style-name="ce71" style:data-style-name="N128"/>
    <style:style style:name="ce71P8" style:family="table-cell" style:parent-style-name="ce71" style:data-style-name="N129"/>
    <style:style style:name="ce71N8" style:family="table-cell" style:parent-style-name="ce71" style:data-style-name="N130"/>
    <style:style style:name="ce72" style:family="table-cell">
      <style:table-cell-properties style:text-align-source="fix" style:repeat-content="false"/>
      <style:paragraph-properties fo:text-align="start"/>
      <style:text-properties fo:color="#008080" style:font-name="Tahoma" fo:font-weight="bold"/>
    </style:style>
    <style:style style:name="ce72DA" style:family="table-cell" style:parent-style-name="ce72" style:data-style-name="N36"/>
    <style:style style:name="ce72DH" style:family="table-cell" style:parent-style-name="ce72" style:data-style-name="N51"/>
    <style:style style:name="ce72DE" style:family="table-cell" style:parent-style-name="ce72" style:data-style-name="N76"/>
    <style:style style:name="ce72C0" style:family="table-cell" style:parent-style-name="ce72" style:data-style-name="N103"/>
    <style:style style:name="ce72P0" style:family="table-cell" style:parent-style-name="ce72" style:data-style-name="N10"/>
    <style:style style:name="ce72N0" style:family="table-cell" style:parent-style-name="ce72" style:data-style-name="N113"/>
    <style:style style:name="ce72C1" style:family="table-cell" style:parent-style-name="ce72" style:data-style-name="N110"/>
    <style:style style:name="ce72P1" style:family="table-cell" style:parent-style-name="ce72" style:data-style-name="N111"/>
    <style:style style:name="ce72N1" style:family="table-cell" style:parent-style-name="ce72" style:data-style-name="N112"/>
    <style:style style:name="ce72C2" style:family="table-cell" style:parent-style-name="ce72" style:data-style-name="N104"/>
    <style:style style:name="ce72P2" style:family="table-cell" style:parent-style-name="ce72" style:data-style-name="N11"/>
    <style:style style:name="ce72N2" style:family="table-cell" style:parent-style-name="ce72" style:data-style-name="N109"/>
    <style:style style:name="ce72C3" style:family="table-cell" style:parent-style-name="ce72" style:data-style-name="N114"/>
    <style:style style:name="ce72P3" style:family="table-cell" style:parent-style-name="ce72" style:data-style-name="N107"/>
    <style:style style:name="ce72N3" style:family="table-cell" style:parent-style-name="ce72" style:data-style-name="N115"/>
    <style:style style:name="ce72C4" style:family="table-cell" style:parent-style-name="ce72" style:data-style-name="N116"/>
    <style:style style:name="ce72P4" style:family="table-cell" style:parent-style-name="ce72" style:data-style-name="N118"/>
    <style:style style:name="ce72N4" style:family="table-cell" style:parent-style-name="ce72" style:data-style-name="N117"/>
    <style:style style:name="ce72C5" style:family="table-cell" style:parent-style-name="ce72" style:data-style-name="N119"/>
    <style:style style:name="ce72P5" style:family="table-cell" style:parent-style-name="ce72" style:data-style-name="N120"/>
    <style:style style:name="ce72N5" style:family="table-cell" style:parent-style-name="ce72" style:data-style-name="N121"/>
    <style:style style:name="ce72C6" style:family="table-cell" style:parent-style-name="ce72" style:data-style-name="N122"/>
    <style:style style:name="ce72P6" style:family="table-cell" style:parent-style-name="ce72" style:data-style-name="N123"/>
    <style:style style:name="ce72N6" style:family="table-cell" style:parent-style-name="ce72" style:data-style-name="N124"/>
    <style:style style:name="ce72C7" style:family="table-cell" style:parent-style-name="ce72" style:data-style-name="N125"/>
    <style:style style:name="ce72P7" style:family="table-cell" style:parent-style-name="ce72" style:data-style-name="N126"/>
    <style:style style:name="ce72N7" style:family="table-cell" style:parent-style-name="ce72" style:data-style-name="N127"/>
    <style:style style:name="ce72C8" style:family="table-cell" style:parent-style-name="ce72" style:data-style-name="N128"/>
    <style:style style:name="ce72P8" style:family="table-cell" style:parent-style-name="ce72" style:data-style-name="N129"/>
    <style:style style:name="ce72N8" style:family="table-cell" style:parent-style-name="ce72" style:data-style-name="N130"/>
    <style:style style:name="ce73" style:family="table-cell">
      <style:table-cell-properties style:text-align-source="fix" style:repeat-content="false"/>
      <style:paragraph-properties fo:text-align="end"/>
      <style:text-properties fo:color="#008080" style:font-name="Tahoma" fo:font-weight="bold"/>
    </style:style>
    <style:style style:name="ce73DA" style:family="table-cell" style:parent-style-name="ce73" style:data-style-name="N36"/>
    <style:style style:name="ce73DH" style:family="table-cell" style:parent-style-name="ce73" style:data-style-name="N51"/>
    <style:style style:name="ce73DE" style:family="table-cell" style:parent-style-name="ce73" style:data-style-name="N76"/>
    <style:style style:name="ce73C0" style:family="table-cell" style:parent-style-name="ce73" style:data-style-name="N103"/>
    <style:style style:name="ce73P0" style:family="table-cell" style:parent-style-name="ce73" style:data-style-name="N10"/>
    <style:style style:name="ce73N0" style:family="table-cell" style:parent-style-name="ce73" style:data-style-name="N113"/>
    <style:style style:name="ce73C1" style:family="table-cell" style:parent-style-name="ce73" style:data-style-name="N110"/>
    <style:style style:name="ce73P1" style:family="table-cell" style:parent-style-name="ce73" style:data-style-name="N111"/>
    <style:style style:name="ce73N1" style:family="table-cell" style:parent-style-name="ce73" style:data-style-name="N112"/>
    <style:style style:name="ce73C2" style:family="table-cell" style:parent-style-name="ce73" style:data-style-name="N104"/>
    <style:style style:name="ce73P2" style:family="table-cell" style:parent-style-name="ce73" style:data-style-name="N11"/>
    <style:style style:name="ce73N2" style:family="table-cell" style:parent-style-name="ce73" style:data-style-name="N109"/>
    <style:style style:name="ce73C3" style:family="table-cell" style:parent-style-name="ce73" style:data-style-name="N114"/>
    <style:style style:name="ce73P3" style:family="table-cell" style:parent-style-name="ce73" style:data-style-name="N107"/>
    <style:style style:name="ce73N3" style:family="table-cell" style:parent-style-name="ce73" style:data-style-name="N115"/>
    <style:style style:name="ce73C4" style:family="table-cell" style:parent-style-name="ce73" style:data-style-name="N116"/>
    <style:style style:name="ce73P4" style:family="table-cell" style:parent-style-name="ce73" style:data-style-name="N118"/>
    <style:style style:name="ce73N4" style:family="table-cell" style:parent-style-name="ce73" style:data-style-name="N117"/>
    <style:style style:name="ce73C5" style:family="table-cell" style:parent-style-name="ce73" style:data-style-name="N119"/>
    <style:style style:name="ce73P5" style:family="table-cell" style:parent-style-name="ce73" style:data-style-name="N120"/>
    <style:style style:name="ce73N5" style:family="table-cell" style:parent-style-name="ce73" style:data-style-name="N121"/>
    <style:style style:name="ce73C6" style:family="table-cell" style:parent-style-name="ce73" style:data-style-name="N122"/>
    <style:style style:name="ce73P6" style:family="table-cell" style:parent-style-name="ce73" style:data-style-name="N123"/>
    <style:style style:name="ce73N6" style:family="table-cell" style:parent-style-name="ce73" style:data-style-name="N124"/>
    <style:style style:name="ce73C7" style:family="table-cell" style:parent-style-name="ce73" style:data-style-name="N125"/>
    <style:style style:name="ce73P7" style:family="table-cell" style:parent-style-name="ce73" style:data-style-name="N126"/>
    <style:style style:name="ce73N7" style:family="table-cell" style:parent-style-name="ce73" style:data-style-name="N127"/>
    <style:style style:name="ce73C8" style:family="table-cell" style:parent-style-name="ce73" style:data-style-name="N128"/>
    <style:style style:name="ce73P8" style:family="table-cell" style:parent-style-name="ce73" style:data-style-name="N129"/>
    <style:style style:name="ce73N8" style:family="table-cell" style:parent-style-name="ce73" style:data-style-name="N130"/>
    <style:style style:name="ce74" style:family="table-cell">
      <style:table-cell-properties style:text-align-source="fix" style:repeat-content="false"/>
      <style:paragraph-properties fo:text-align="start"/>
      <style:text-properties fo:color="#008000" style:font-name="Tahoma" fo:font-weight="bold"/>
    </style:style>
    <style:style style:name="ce74DA" style:family="table-cell" style:parent-style-name="ce74" style:data-style-name="N36"/>
    <style:style style:name="ce74DH" style:family="table-cell" style:parent-style-name="ce74" style:data-style-name="N51"/>
    <style:style style:name="ce74DE" style:family="table-cell" style:parent-style-name="ce74" style:data-style-name="N76"/>
    <style:style style:name="ce74C0" style:family="table-cell" style:parent-style-name="ce74" style:data-style-name="N103"/>
    <style:style style:name="ce74P0" style:family="table-cell" style:parent-style-name="ce74" style:data-style-name="N10"/>
    <style:style style:name="ce74N0" style:family="table-cell" style:parent-style-name="ce74" style:data-style-name="N113"/>
    <style:style style:name="ce74C1" style:family="table-cell" style:parent-style-name="ce74" style:data-style-name="N110"/>
    <style:style style:name="ce74P1" style:family="table-cell" style:parent-style-name="ce74" style:data-style-name="N111"/>
    <style:style style:name="ce74N1" style:family="table-cell" style:parent-style-name="ce74" style:data-style-name="N112"/>
    <style:style style:name="ce74C2" style:family="table-cell" style:parent-style-name="ce74" style:data-style-name="N104"/>
    <style:style style:name="ce74P2" style:family="table-cell" style:parent-style-name="ce74" style:data-style-name="N11"/>
    <style:style style:name="ce74N2" style:family="table-cell" style:parent-style-name="ce74" style:data-style-name="N109"/>
    <style:style style:name="ce74C3" style:family="table-cell" style:parent-style-name="ce74" style:data-style-name="N114"/>
    <style:style style:name="ce74P3" style:family="table-cell" style:parent-style-name="ce74" style:data-style-name="N107"/>
    <style:style style:name="ce74N3" style:family="table-cell" style:parent-style-name="ce74" style:data-style-name="N115"/>
    <style:style style:name="ce74C4" style:family="table-cell" style:parent-style-name="ce74" style:data-style-name="N116"/>
    <style:style style:name="ce74P4" style:family="table-cell" style:parent-style-name="ce74" style:data-style-name="N118"/>
    <style:style style:name="ce74N4" style:family="table-cell" style:parent-style-name="ce74" style:data-style-name="N117"/>
    <style:style style:name="ce74C5" style:family="table-cell" style:parent-style-name="ce74" style:data-style-name="N119"/>
    <style:style style:name="ce74P5" style:family="table-cell" style:parent-style-name="ce74" style:data-style-name="N120"/>
    <style:style style:name="ce74N5" style:family="table-cell" style:parent-style-name="ce74" style:data-style-name="N121"/>
    <style:style style:name="ce74C6" style:family="table-cell" style:parent-style-name="ce74" style:data-style-name="N122"/>
    <style:style style:name="ce74P6" style:family="table-cell" style:parent-style-name="ce74" style:data-style-name="N123"/>
    <style:style style:name="ce74N6" style:family="table-cell" style:parent-style-name="ce74" style:data-style-name="N124"/>
    <style:style style:name="ce74C7" style:family="table-cell" style:parent-style-name="ce74" style:data-style-name="N125"/>
    <style:style style:name="ce74P7" style:family="table-cell" style:parent-style-name="ce74" style:data-style-name="N126"/>
    <style:style style:name="ce74N7" style:family="table-cell" style:parent-style-name="ce74" style:data-style-name="N127"/>
    <style:style style:name="ce74C8" style:family="table-cell" style:parent-style-name="ce74" style:data-style-name="N128"/>
    <style:style style:name="ce74P8" style:family="table-cell" style:parent-style-name="ce74" style:data-style-name="N129"/>
    <style:style style:name="ce74N8" style:family="table-cell" style:parent-style-name="ce74" style:data-style-name="N130"/>
    <style:style style:name="ce75" style:family="table-cell">
      <style:table-cell-properties style:text-align-source="fix" style:repeat-content="false" fo:background-color="#76a264"/>
      <style:paragraph-properties fo:text-align="start"/>
      <style:text-properties fo:color="#ffffff" style:font-name="Tahoma" fo:font-size="11pt" fo:font-weight="bold"/>
    </style:style>
    <style:style style:name="ce75DA" style:family="table-cell" style:parent-style-name="ce75" style:data-style-name="N36"/>
    <style:style style:name="ce75DH" style:family="table-cell" style:parent-style-name="ce75" style:data-style-name="N51"/>
    <style:style style:name="ce75DE" style:family="table-cell" style:parent-style-name="ce75" style:data-style-name="N76"/>
    <style:style style:name="ce75C0" style:family="table-cell" style:parent-style-name="ce75" style:data-style-name="N103"/>
    <style:style style:name="ce75P0" style:family="table-cell" style:parent-style-name="ce75" style:data-style-name="N10"/>
    <style:style style:name="ce75N0" style:family="table-cell" style:parent-style-name="ce75" style:data-style-name="N113"/>
    <style:style style:name="ce75C1" style:family="table-cell" style:parent-style-name="ce75" style:data-style-name="N110"/>
    <style:style style:name="ce75P1" style:family="table-cell" style:parent-style-name="ce75" style:data-style-name="N111"/>
    <style:style style:name="ce75N1" style:family="table-cell" style:parent-style-name="ce75" style:data-style-name="N112"/>
    <style:style style:name="ce75C2" style:family="table-cell" style:parent-style-name="ce75" style:data-style-name="N104"/>
    <style:style style:name="ce75P2" style:family="table-cell" style:parent-style-name="ce75" style:data-style-name="N11"/>
    <style:style style:name="ce75N2" style:family="table-cell" style:parent-style-name="ce75" style:data-style-name="N109"/>
    <style:style style:name="ce75C3" style:family="table-cell" style:parent-style-name="ce75" style:data-style-name="N114"/>
    <style:style style:name="ce75P3" style:family="table-cell" style:parent-style-name="ce75" style:data-style-name="N107"/>
    <style:style style:name="ce75N3" style:family="table-cell" style:parent-style-name="ce75" style:data-style-name="N115"/>
    <style:style style:name="ce75C4" style:family="table-cell" style:parent-style-name="ce75" style:data-style-name="N116"/>
    <style:style style:name="ce75P4" style:family="table-cell" style:parent-style-name="ce75" style:data-style-name="N118"/>
    <style:style style:name="ce75N4" style:family="table-cell" style:parent-style-name="ce75" style:data-style-name="N117"/>
    <style:style style:name="ce75C5" style:family="table-cell" style:parent-style-name="ce75" style:data-style-name="N119"/>
    <style:style style:name="ce75P5" style:family="table-cell" style:parent-style-name="ce75" style:data-style-name="N120"/>
    <style:style style:name="ce75N5" style:family="table-cell" style:parent-style-name="ce75" style:data-style-name="N121"/>
    <style:style style:name="ce75C6" style:family="table-cell" style:parent-style-name="ce75" style:data-style-name="N122"/>
    <style:style style:name="ce75P6" style:family="table-cell" style:parent-style-name="ce75" style:data-style-name="N123"/>
    <style:style style:name="ce75N6" style:family="table-cell" style:parent-style-name="ce75" style:data-style-name="N124"/>
    <style:style style:name="ce75C7" style:family="table-cell" style:parent-style-name="ce75" style:data-style-name="N125"/>
    <style:style style:name="ce75P7" style:family="table-cell" style:parent-style-name="ce75" style:data-style-name="N126"/>
    <style:style style:name="ce75N7" style:family="table-cell" style:parent-style-name="ce75" style:data-style-name="N127"/>
    <style:style style:name="ce75C8" style:family="table-cell" style:parent-style-name="ce75" style:data-style-name="N128"/>
    <style:style style:name="ce75P8" style:family="table-cell" style:parent-style-name="ce75" style:data-style-name="N129"/>
    <style:style style:name="ce75N8" style:family="table-cell" style:parent-style-name="ce75" style:data-style-name="N130"/>
    <style:style style:name="ce76" style:family="table-cell">
      <style:table-cell-properties style:text-align-source="fix" style:repeat-content="false" fo:background-color="#76a264"/>
      <style:paragraph-properties fo:text-align="end"/>
      <style:text-properties fo:color="#ffffff" style:font-name="Tahoma" fo:font-size="11pt" fo:font-weight="bold"/>
    </style:style>
    <style:style style:name="ce76DA" style:family="table-cell" style:parent-style-name="ce76" style:data-style-name="N36"/>
    <style:style style:name="ce76DH" style:family="table-cell" style:parent-style-name="ce76" style:data-style-name="N51"/>
    <style:style style:name="ce76DE" style:family="table-cell" style:parent-style-name="ce76" style:data-style-name="N76"/>
    <style:style style:name="ce76C0" style:family="table-cell" style:parent-style-name="ce76" style:data-style-name="N103"/>
    <style:style style:name="ce76P0" style:family="table-cell" style:parent-style-name="ce76" style:data-style-name="N10"/>
    <style:style style:name="ce76N0" style:family="table-cell" style:parent-style-name="ce76" style:data-style-name="N113"/>
    <style:style style:name="ce76C1" style:family="table-cell" style:parent-style-name="ce76" style:data-style-name="N110"/>
    <style:style style:name="ce76P1" style:family="table-cell" style:parent-style-name="ce76" style:data-style-name="N111"/>
    <style:style style:name="ce76N1" style:family="table-cell" style:parent-style-name="ce76" style:data-style-name="N112"/>
    <style:style style:name="ce76C2" style:family="table-cell" style:parent-style-name="ce76" style:data-style-name="N104"/>
    <style:style style:name="ce76P2" style:family="table-cell" style:parent-style-name="ce76" style:data-style-name="N11"/>
    <style:style style:name="ce76N2" style:family="table-cell" style:parent-style-name="ce76" style:data-style-name="N109"/>
    <style:style style:name="ce76C3" style:family="table-cell" style:parent-style-name="ce76" style:data-style-name="N114"/>
    <style:style style:name="ce76P3" style:family="table-cell" style:parent-style-name="ce76" style:data-style-name="N107"/>
    <style:style style:name="ce76N3" style:family="table-cell" style:parent-style-name="ce76" style:data-style-name="N115"/>
    <style:style style:name="ce76C4" style:family="table-cell" style:parent-style-name="ce76" style:data-style-name="N116"/>
    <style:style style:name="ce76P4" style:family="table-cell" style:parent-style-name="ce76" style:data-style-name="N118"/>
    <style:style style:name="ce76N4" style:family="table-cell" style:parent-style-name="ce76" style:data-style-name="N117"/>
    <style:style style:name="ce76C5" style:family="table-cell" style:parent-style-name="ce76" style:data-style-name="N119"/>
    <style:style style:name="ce76P5" style:family="table-cell" style:parent-style-name="ce76" style:data-style-name="N120"/>
    <style:style style:name="ce76N5" style:family="table-cell" style:parent-style-name="ce76" style:data-style-name="N121"/>
    <style:style style:name="ce76C6" style:family="table-cell" style:parent-style-name="ce76" style:data-style-name="N122"/>
    <style:style style:name="ce76P6" style:family="table-cell" style:parent-style-name="ce76" style:data-style-name="N123"/>
    <style:style style:name="ce76N6" style:family="table-cell" style:parent-style-name="ce76" style:data-style-name="N124"/>
    <style:style style:name="ce76C7" style:family="table-cell" style:parent-style-name="ce76" style:data-style-name="N125"/>
    <style:style style:name="ce76P7" style:family="table-cell" style:parent-style-name="ce76" style:data-style-name="N126"/>
    <style:style style:name="ce76N7" style:family="table-cell" style:parent-style-name="ce76" style:data-style-name="N127"/>
    <style:style style:name="ce76C8" style:family="table-cell" style:parent-style-name="ce76" style:data-style-name="N128"/>
    <style:style style:name="ce76P8" style:family="table-cell" style:parent-style-name="ce76" style:data-style-name="N129"/>
    <style:style style:name="ce76N8" style:family="table-cell" style:parent-style-name="ce76" style:data-style-name="N130"/>
    <style:style style:name="ce77" style:family="table-cell">
      <style:table-cell-properties style:text-align-source="fix" style:repeat-content="false" fo:background-color="#008080"/>
      <style:paragraph-properties fo:text-align="start"/>
      <style:text-properties fo:color="#ffffff" style:font-name="Tahoma" fo:font-size="11pt" fo:font-weight="bold"/>
    </style:style>
    <style:style style:name="ce77DA" style:family="table-cell" style:parent-style-name="ce77" style:data-style-name="N36"/>
    <style:style style:name="ce77DH" style:family="table-cell" style:parent-style-name="ce77" style:data-style-name="N51"/>
    <style:style style:name="ce77DE" style:family="table-cell" style:parent-style-name="ce77" style:data-style-name="N76"/>
    <style:style style:name="ce77C0" style:family="table-cell" style:parent-style-name="ce77" style:data-style-name="N103"/>
    <style:style style:name="ce77P0" style:family="table-cell" style:parent-style-name="ce77" style:data-style-name="N10"/>
    <style:style style:name="ce77N0" style:family="table-cell" style:parent-style-name="ce77" style:data-style-name="N113"/>
    <style:style style:name="ce77C1" style:family="table-cell" style:parent-style-name="ce77" style:data-style-name="N110"/>
    <style:style style:name="ce77P1" style:family="table-cell" style:parent-style-name="ce77" style:data-style-name="N111"/>
    <style:style style:name="ce77N1" style:family="table-cell" style:parent-style-name="ce77" style:data-style-name="N112"/>
    <style:style style:name="ce77C2" style:family="table-cell" style:parent-style-name="ce77" style:data-style-name="N104"/>
    <style:style style:name="ce77P2" style:family="table-cell" style:parent-style-name="ce77" style:data-style-name="N11"/>
    <style:style style:name="ce77N2" style:family="table-cell" style:parent-style-name="ce77" style:data-style-name="N109"/>
    <style:style style:name="ce77C3" style:family="table-cell" style:parent-style-name="ce77" style:data-style-name="N114"/>
    <style:style style:name="ce77P3" style:family="table-cell" style:parent-style-name="ce77" style:data-style-name="N107"/>
    <style:style style:name="ce77N3" style:family="table-cell" style:parent-style-name="ce77" style:data-style-name="N115"/>
    <style:style style:name="ce77C4" style:family="table-cell" style:parent-style-name="ce77" style:data-style-name="N116"/>
    <style:style style:name="ce77P4" style:family="table-cell" style:parent-style-name="ce77" style:data-style-name="N118"/>
    <style:style style:name="ce77N4" style:family="table-cell" style:parent-style-name="ce77" style:data-style-name="N117"/>
    <style:style style:name="ce77C5" style:family="table-cell" style:parent-style-name="ce77" style:data-style-name="N119"/>
    <style:style style:name="ce77P5" style:family="table-cell" style:parent-style-name="ce77" style:data-style-name="N120"/>
    <style:style style:name="ce77N5" style:family="table-cell" style:parent-style-name="ce77" style:data-style-name="N121"/>
    <style:style style:name="ce77C6" style:family="table-cell" style:parent-style-name="ce77" style:data-style-name="N122"/>
    <style:style style:name="ce77P6" style:family="table-cell" style:parent-style-name="ce77" style:data-style-name="N123"/>
    <style:style style:name="ce77N6" style:family="table-cell" style:parent-style-name="ce77" style:data-style-name="N124"/>
    <style:style style:name="ce77C7" style:family="table-cell" style:parent-style-name="ce77" style:data-style-name="N125"/>
    <style:style style:name="ce77P7" style:family="table-cell" style:parent-style-name="ce77" style:data-style-name="N126"/>
    <style:style style:name="ce77N7" style:family="table-cell" style:parent-style-name="ce77" style:data-style-name="N127"/>
    <style:style style:name="ce77C8" style:family="table-cell" style:parent-style-name="ce77" style:data-style-name="N128"/>
    <style:style style:name="ce77P8" style:family="table-cell" style:parent-style-name="ce77" style:data-style-name="N129"/>
    <style:style style:name="ce77N8" style:family="table-cell" style:parent-style-name="ce77" style:data-style-name="N130"/>
    <style:style style:name="ce78" style:family="table-cell">
      <style:table-cell-properties style:text-align-source="fix" style:repeat-content="false" fo:background-color="#008080"/>
      <style:paragraph-properties fo:text-align="end"/>
      <style:text-properties fo:color="#ffffff" style:font-name="Tahoma" fo:font-size="11pt" fo:font-weight="bold"/>
    </style:style>
    <style:style style:name="ce78DA" style:family="table-cell" style:parent-style-name="ce78" style:data-style-name="N36"/>
    <style:style style:name="ce78DH" style:family="table-cell" style:parent-style-name="ce78" style:data-style-name="N51"/>
    <style:style style:name="ce78DE" style:family="table-cell" style:parent-style-name="ce78" style:data-style-name="N76"/>
    <style:style style:name="ce78C0" style:family="table-cell" style:parent-style-name="ce78" style:data-style-name="N103"/>
    <style:style style:name="ce78P0" style:family="table-cell" style:parent-style-name="ce78" style:data-style-name="N10"/>
    <style:style style:name="ce78N0" style:family="table-cell" style:parent-style-name="ce78" style:data-style-name="N113"/>
    <style:style style:name="ce78C1" style:family="table-cell" style:parent-style-name="ce78" style:data-style-name="N110"/>
    <style:style style:name="ce78P1" style:family="table-cell" style:parent-style-name="ce78" style:data-style-name="N111"/>
    <style:style style:name="ce78N1" style:family="table-cell" style:parent-style-name="ce78" style:data-style-name="N112"/>
    <style:style style:name="ce78C2" style:family="table-cell" style:parent-style-name="ce78" style:data-style-name="N104"/>
    <style:style style:name="ce78P2" style:family="table-cell" style:parent-style-name="ce78" style:data-style-name="N11"/>
    <style:style style:name="ce78N2" style:family="table-cell" style:parent-style-name="ce78" style:data-style-name="N109"/>
    <style:style style:name="ce78C3" style:family="table-cell" style:parent-style-name="ce78" style:data-style-name="N114"/>
    <style:style style:name="ce78P3" style:family="table-cell" style:parent-style-name="ce78" style:data-style-name="N107"/>
    <style:style style:name="ce78N3" style:family="table-cell" style:parent-style-name="ce78" style:data-style-name="N115"/>
    <style:style style:name="ce78C4" style:family="table-cell" style:parent-style-name="ce78" style:data-style-name="N116"/>
    <style:style style:name="ce78P4" style:family="table-cell" style:parent-style-name="ce78" style:data-style-name="N118"/>
    <style:style style:name="ce78N4" style:family="table-cell" style:parent-style-name="ce78" style:data-style-name="N117"/>
    <style:style style:name="ce78C5" style:family="table-cell" style:parent-style-name="ce78" style:data-style-name="N119"/>
    <style:style style:name="ce78P5" style:family="table-cell" style:parent-style-name="ce78" style:data-style-name="N120"/>
    <style:style style:name="ce78N5" style:family="table-cell" style:parent-style-name="ce78" style:data-style-name="N121"/>
    <style:style style:name="ce78C6" style:family="table-cell" style:parent-style-name="ce78" style:data-style-name="N122"/>
    <style:style style:name="ce78P6" style:family="table-cell" style:parent-style-name="ce78" style:data-style-name="N123"/>
    <style:style style:name="ce78N6" style:family="table-cell" style:parent-style-name="ce78" style:data-style-name="N124"/>
    <style:style style:name="ce78C7" style:family="table-cell" style:parent-style-name="ce78" style:data-style-name="N125"/>
    <style:style style:name="ce78P7" style:family="table-cell" style:parent-style-name="ce78" style:data-style-name="N126"/>
    <style:style style:name="ce78N7" style:family="table-cell" style:parent-style-name="ce78" style:data-style-name="N127"/>
    <style:style style:name="ce78C8" style:family="table-cell" style:parent-style-name="ce78" style:data-style-name="N128"/>
    <style:style style:name="ce78P8" style:family="table-cell" style:parent-style-name="ce78" style:data-style-name="N129"/>
    <style:style style:name="ce78N8" style:family="table-cell" style:parent-style-name="ce78" style:data-style-name="N130"/>
    <style:style style:name="ce79" style:family="table-cell">
      <style:table-cell-properties style:text-align-source="fix" style:repeat-content="false" fo:background-color="#9999FF"/>
      <style:paragraph-properties fo:text-align="end"/>
      <style:text-properties fo:color="#ffffff" style:font-name="Tahoma" fo:font-size="11pt" fo:font-weight="bold"/>
    </style:style>
    <style:style style:name="ce79DA" style:family="table-cell" style:parent-style-name="ce79" style:data-style-name="N36"/>
    <style:style style:name="ce79DH" style:family="table-cell" style:parent-style-name="ce79" style:data-style-name="N51"/>
    <style:style style:name="ce79DE" style:family="table-cell" style:parent-style-name="ce79" style:data-style-name="N76"/>
    <style:style style:name="ce79C0" style:family="table-cell" style:parent-style-name="ce79" style:data-style-name="N103"/>
    <style:style style:name="ce79P0" style:family="table-cell" style:parent-style-name="ce79" style:data-style-name="N10"/>
    <style:style style:name="ce79N0" style:family="table-cell" style:parent-style-name="ce79" style:data-style-name="N113"/>
    <style:style style:name="ce79C1" style:family="table-cell" style:parent-style-name="ce79" style:data-style-name="N110"/>
    <style:style style:name="ce79P1" style:family="table-cell" style:parent-style-name="ce79" style:data-style-name="N111"/>
    <style:style style:name="ce79N1" style:family="table-cell" style:parent-style-name="ce79" style:data-style-name="N112"/>
    <style:style style:name="ce79C2" style:family="table-cell" style:parent-style-name="ce79" style:data-style-name="N104"/>
    <style:style style:name="ce79P2" style:family="table-cell" style:parent-style-name="ce79" style:data-style-name="N11"/>
    <style:style style:name="ce79N2" style:family="table-cell" style:parent-style-name="ce79" style:data-style-name="N109"/>
    <style:style style:name="ce79C3" style:family="table-cell" style:parent-style-name="ce79" style:data-style-name="N114"/>
    <style:style style:name="ce79P3" style:family="table-cell" style:parent-style-name="ce79" style:data-style-name="N107"/>
    <style:style style:name="ce79N3" style:family="table-cell" style:parent-style-name="ce79" style:data-style-name="N115"/>
    <style:style style:name="ce79C4" style:family="table-cell" style:parent-style-name="ce79" style:data-style-name="N116"/>
    <style:style style:name="ce79P4" style:family="table-cell" style:parent-style-name="ce79" style:data-style-name="N118"/>
    <style:style style:name="ce79N4" style:family="table-cell" style:parent-style-name="ce79" style:data-style-name="N117"/>
    <style:style style:name="ce79C5" style:family="table-cell" style:parent-style-name="ce79" style:data-style-name="N119"/>
    <style:style style:name="ce79P5" style:family="table-cell" style:parent-style-name="ce79" style:data-style-name="N120"/>
    <style:style style:name="ce79N5" style:family="table-cell" style:parent-style-name="ce79" style:data-style-name="N121"/>
    <style:style style:name="ce79C6" style:family="table-cell" style:parent-style-name="ce79" style:data-style-name="N122"/>
    <style:style style:name="ce79P6" style:family="table-cell" style:parent-style-name="ce79" style:data-style-name="N123"/>
    <style:style style:name="ce79N6" style:family="table-cell" style:parent-style-name="ce79" style:data-style-name="N124"/>
    <style:style style:name="ce79C7" style:family="table-cell" style:parent-style-name="ce79" style:data-style-name="N125"/>
    <style:style style:name="ce79P7" style:family="table-cell" style:parent-style-name="ce79" style:data-style-name="N126"/>
    <style:style style:name="ce79N7" style:family="table-cell" style:parent-style-name="ce79" style:data-style-name="N127"/>
    <style:style style:name="ce79C8" style:family="table-cell" style:parent-style-name="ce79" style:data-style-name="N128"/>
    <style:style style:name="ce79P8" style:family="table-cell" style:parent-style-name="ce79" style:data-style-name="N129"/>
    <style:style style:name="ce79N8" style:family="table-cell" style:parent-style-name="ce79" style:data-style-name="N130"/>
    <style:style style:name="ce80" style:family="table-cell">
      <style:table-cell-properties style:text-align-source="fix" style:repeat-content="false"/>
      <style:paragraph-properties fo:text-align="end"/>
      <style:text-properties fo:color="#ff0000" style:font-name="Tahoma" fo:font-size="10pt"/>
    </style:style>
    <style:style style:name="ce80DA" style:family="table-cell" style:parent-style-name="ce80" style:data-style-name="N36"/>
    <style:style style:name="ce80DH" style:family="table-cell" style:parent-style-name="ce80" style:data-style-name="N51"/>
    <style:style style:name="ce80DE" style:family="table-cell" style:parent-style-name="ce80" style:data-style-name="N76"/>
    <style:style style:name="ce80C0" style:family="table-cell" style:parent-style-name="ce80" style:data-style-name="N103"/>
    <style:style style:name="ce80P0" style:family="table-cell" style:parent-style-name="ce80" style:data-style-name="N10"/>
    <style:style style:name="ce80N0" style:family="table-cell" style:parent-style-name="ce80" style:data-style-name="N113"/>
    <style:style style:name="ce80C1" style:family="table-cell" style:parent-style-name="ce80" style:data-style-name="N110"/>
    <style:style style:name="ce80P1" style:family="table-cell" style:parent-style-name="ce80" style:data-style-name="N111"/>
    <style:style style:name="ce80N1" style:family="table-cell" style:parent-style-name="ce80" style:data-style-name="N112"/>
    <style:style style:name="ce80C2" style:family="table-cell" style:parent-style-name="ce80" style:data-style-name="N104"/>
    <style:style style:name="ce80P2" style:family="table-cell" style:parent-style-name="ce80" style:data-style-name="N11"/>
    <style:style style:name="ce80N2" style:family="table-cell" style:parent-style-name="ce80" style:data-style-name="N109"/>
    <style:style style:name="ce80C3" style:family="table-cell" style:parent-style-name="ce80" style:data-style-name="N114"/>
    <style:style style:name="ce80P3" style:family="table-cell" style:parent-style-name="ce80" style:data-style-name="N107"/>
    <style:style style:name="ce80N3" style:family="table-cell" style:parent-style-name="ce80" style:data-style-name="N115"/>
    <style:style style:name="ce80C4" style:family="table-cell" style:parent-style-name="ce80" style:data-style-name="N116"/>
    <style:style style:name="ce80P4" style:family="table-cell" style:parent-style-name="ce80" style:data-style-name="N118"/>
    <style:style style:name="ce80N4" style:family="table-cell" style:parent-style-name="ce80" style:data-style-name="N117"/>
    <style:style style:name="ce80C5" style:family="table-cell" style:parent-style-name="ce80" style:data-style-name="N119"/>
    <style:style style:name="ce80P5" style:family="table-cell" style:parent-style-name="ce80" style:data-style-name="N120"/>
    <style:style style:name="ce80N5" style:family="table-cell" style:parent-style-name="ce80" style:data-style-name="N121"/>
    <style:style style:name="ce80C6" style:family="table-cell" style:parent-style-name="ce80" style:data-style-name="N122"/>
    <style:style style:name="ce80P6" style:family="table-cell" style:parent-style-name="ce80" style:data-style-name="N123"/>
    <style:style style:name="ce80N6" style:family="table-cell" style:parent-style-name="ce80" style:data-style-name="N124"/>
    <style:style style:name="ce80C7" style:family="table-cell" style:parent-style-name="ce80" style:data-style-name="N125"/>
    <style:style style:name="ce80P7" style:family="table-cell" style:parent-style-name="ce80" style:data-style-name="N126"/>
    <style:style style:name="ce80N7" style:family="table-cell" style:parent-style-name="ce80" style:data-style-name="N127"/>
    <style:style style:name="ce80C8" style:family="table-cell" style:parent-style-name="ce80" style:data-style-name="N128"/>
    <style:style style:name="ce80P8" style:family="table-cell" style:parent-style-name="ce80" style:data-style-name="N129"/>
    <style:style style:name="ce80N8" style:family="table-cell" style:parent-style-name="ce80" style:data-style-name="N130"/>
    <style:style style:name="ce81" style:family="table-cell">
      <style:table-cell-properties style:text-align-source="fix" style:repeat-content="false" fo:background-color="#9999FF"/>
      <style:paragraph-properties fo:text-align="start"/>
      <style:text-properties fo:color="#ffffff" style:font-name="Tahoma" fo:font-size="11pt" fo:font-weight="bold"/>
    </style:style>
    <style:style style:name="ce81DA" style:family="table-cell" style:parent-style-name="ce81" style:data-style-name="N36"/>
    <style:style style:name="ce81DH" style:family="table-cell" style:parent-style-name="ce81" style:data-style-name="N51"/>
    <style:style style:name="ce81DE" style:family="table-cell" style:parent-style-name="ce81" style:data-style-name="N76"/>
    <style:style style:name="ce81C0" style:family="table-cell" style:parent-style-name="ce81" style:data-style-name="N103"/>
    <style:style style:name="ce81P0" style:family="table-cell" style:parent-style-name="ce81" style:data-style-name="N10"/>
    <style:style style:name="ce81N0" style:family="table-cell" style:parent-style-name="ce81" style:data-style-name="N113"/>
    <style:style style:name="ce81C1" style:family="table-cell" style:parent-style-name="ce81" style:data-style-name="N110"/>
    <style:style style:name="ce81P1" style:family="table-cell" style:parent-style-name="ce81" style:data-style-name="N111"/>
    <style:style style:name="ce81N1" style:family="table-cell" style:parent-style-name="ce81" style:data-style-name="N112"/>
    <style:style style:name="ce81C2" style:family="table-cell" style:parent-style-name="ce81" style:data-style-name="N104"/>
    <style:style style:name="ce81P2" style:family="table-cell" style:parent-style-name="ce81" style:data-style-name="N11"/>
    <style:style style:name="ce81N2" style:family="table-cell" style:parent-style-name="ce81" style:data-style-name="N109"/>
    <style:style style:name="ce81C3" style:family="table-cell" style:parent-style-name="ce81" style:data-style-name="N114"/>
    <style:style style:name="ce81P3" style:family="table-cell" style:parent-style-name="ce81" style:data-style-name="N107"/>
    <style:style style:name="ce81N3" style:family="table-cell" style:parent-style-name="ce81" style:data-style-name="N115"/>
    <style:style style:name="ce81C4" style:family="table-cell" style:parent-style-name="ce81" style:data-style-name="N116"/>
    <style:style style:name="ce81P4" style:family="table-cell" style:parent-style-name="ce81" style:data-style-name="N118"/>
    <style:style style:name="ce81N4" style:family="table-cell" style:parent-style-name="ce81" style:data-style-name="N117"/>
    <style:style style:name="ce81C5" style:family="table-cell" style:parent-style-name="ce81" style:data-style-name="N119"/>
    <style:style style:name="ce81P5" style:family="table-cell" style:parent-style-name="ce81" style:data-style-name="N120"/>
    <style:style style:name="ce81N5" style:family="table-cell" style:parent-style-name="ce81" style:data-style-name="N121"/>
    <style:style style:name="ce81C6" style:family="table-cell" style:parent-style-name="ce81" style:data-style-name="N122"/>
    <style:style style:name="ce81P6" style:family="table-cell" style:parent-style-name="ce81" style:data-style-name="N123"/>
    <style:style style:name="ce81N6" style:family="table-cell" style:parent-style-name="ce81" style:data-style-name="N124"/>
    <style:style style:name="ce81C7" style:family="table-cell" style:parent-style-name="ce81" style:data-style-name="N125"/>
    <style:style style:name="ce81P7" style:family="table-cell" style:parent-style-name="ce81" style:data-style-name="N126"/>
    <style:style style:name="ce81N7" style:family="table-cell" style:parent-style-name="ce81" style:data-style-name="N127"/>
    <style:style style:name="ce81C8" style:family="table-cell" style:parent-style-name="ce81" style:data-style-name="N128"/>
    <style:style style:name="ce81P8" style:family="table-cell" style:parent-style-name="ce81" style:data-style-name="N129"/>
    <style:style style:name="ce81N8" style:family="table-cell" style:parent-style-name="ce81" style:data-style-name="N130"/>
    <style:style style:name="ce82" style:family="table-cell">
      <style:table-cell-properties style:text-align-source="fix" style:repeat-content="false" fo:background-color="#9999FF"/>
      <style:paragraph-properties fo:text-align="center"/>
      <style:text-properties fo:color="#ffffff" style:font-name="Tahoma" fo:font-size="11pt" fo:font-weight="bold"/>
    </style:style>
    <style:style style:name="ce82DA" style:family="table-cell" style:parent-style-name="ce82" style:data-style-name="N36"/>
    <style:style style:name="ce82DH" style:family="table-cell" style:parent-style-name="ce82" style:data-style-name="N51"/>
    <style:style style:name="ce82DE" style:family="table-cell" style:parent-style-name="ce82" style:data-style-name="N76"/>
    <style:style style:name="ce82C0" style:family="table-cell" style:parent-style-name="ce82" style:data-style-name="N103"/>
    <style:style style:name="ce82P0" style:family="table-cell" style:parent-style-name="ce82" style:data-style-name="N10"/>
    <style:style style:name="ce82N0" style:family="table-cell" style:parent-style-name="ce82" style:data-style-name="N113"/>
    <style:style style:name="ce82C1" style:family="table-cell" style:parent-style-name="ce82" style:data-style-name="N110"/>
    <style:style style:name="ce82P1" style:family="table-cell" style:parent-style-name="ce82" style:data-style-name="N111"/>
    <style:style style:name="ce82N1" style:family="table-cell" style:parent-style-name="ce82" style:data-style-name="N112"/>
    <style:style style:name="ce82C2" style:family="table-cell" style:parent-style-name="ce82" style:data-style-name="N104"/>
    <style:style style:name="ce82P2" style:family="table-cell" style:parent-style-name="ce82" style:data-style-name="N11"/>
    <style:style style:name="ce82N2" style:family="table-cell" style:parent-style-name="ce82" style:data-style-name="N109"/>
    <style:style style:name="ce82C3" style:family="table-cell" style:parent-style-name="ce82" style:data-style-name="N114"/>
    <style:style style:name="ce82P3" style:family="table-cell" style:parent-style-name="ce82" style:data-style-name="N107"/>
    <style:style style:name="ce82N3" style:family="table-cell" style:parent-style-name="ce82" style:data-style-name="N115"/>
    <style:style style:name="ce82C4" style:family="table-cell" style:parent-style-name="ce82" style:data-style-name="N116"/>
    <style:style style:name="ce82P4" style:family="table-cell" style:parent-style-name="ce82" style:data-style-name="N118"/>
    <style:style style:name="ce82N4" style:family="table-cell" style:parent-style-name="ce82" style:data-style-name="N117"/>
    <style:style style:name="ce82C5" style:family="table-cell" style:parent-style-name="ce82" style:data-style-name="N119"/>
    <style:style style:name="ce82P5" style:family="table-cell" style:parent-style-name="ce82" style:data-style-name="N120"/>
    <style:style style:name="ce82N5" style:family="table-cell" style:parent-style-name="ce82" style:data-style-name="N121"/>
    <style:style style:name="ce82C6" style:family="table-cell" style:parent-style-name="ce82" style:data-style-name="N122"/>
    <style:style style:name="ce82P6" style:family="table-cell" style:parent-style-name="ce82" style:data-style-name="N123"/>
    <style:style style:name="ce82N6" style:family="table-cell" style:parent-style-name="ce82" style:data-style-name="N124"/>
    <style:style style:name="ce82C7" style:family="table-cell" style:parent-style-name="ce82" style:data-style-name="N125"/>
    <style:style style:name="ce82P7" style:family="table-cell" style:parent-style-name="ce82" style:data-style-name="N126"/>
    <style:style style:name="ce82N7" style:family="table-cell" style:parent-style-name="ce82" style:data-style-name="N127"/>
    <style:style style:name="ce82C8" style:family="table-cell" style:parent-style-name="ce82" style:data-style-name="N128"/>
    <style:style style:name="ce82P8" style:family="table-cell" style:parent-style-name="ce82" style:data-style-name="N129"/>
    <style:style style:name="ce82N8" style:family="table-cell" style:parent-style-name="ce82" style:data-style-name="N130"/>
    <style:style style:name="ce83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0pt" fo:font-weight="bold"/>
    </style:style>
    <style:style style:name="ce83DA" style:family="table-cell" style:parent-style-name="ce83" style:data-style-name="N36"/>
    <style:style style:name="ce83DH" style:family="table-cell" style:parent-style-name="ce83" style:data-style-name="N51"/>
    <style:style style:name="ce83DE" style:family="table-cell" style:parent-style-name="ce83" style:data-style-name="N76"/>
    <style:style style:name="ce83C0" style:family="table-cell" style:parent-style-name="ce83" style:data-style-name="N103"/>
    <style:style style:name="ce83P0" style:family="table-cell" style:parent-style-name="ce83" style:data-style-name="N10"/>
    <style:style style:name="ce83N0" style:family="table-cell" style:parent-style-name="ce83" style:data-style-name="N113"/>
    <style:style style:name="ce83C1" style:family="table-cell" style:parent-style-name="ce83" style:data-style-name="N110"/>
    <style:style style:name="ce83P1" style:family="table-cell" style:parent-style-name="ce83" style:data-style-name="N111"/>
    <style:style style:name="ce83N1" style:family="table-cell" style:parent-style-name="ce83" style:data-style-name="N112"/>
    <style:style style:name="ce83C2" style:family="table-cell" style:parent-style-name="ce83" style:data-style-name="N104"/>
    <style:style style:name="ce83P2" style:family="table-cell" style:parent-style-name="ce83" style:data-style-name="N11"/>
    <style:style style:name="ce83N2" style:family="table-cell" style:parent-style-name="ce83" style:data-style-name="N109"/>
    <style:style style:name="ce83C3" style:family="table-cell" style:parent-style-name="ce83" style:data-style-name="N114"/>
    <style:style style:name="ce83P3" style:family="table-cell" style:parent-style-name="ce83" style:data-style-name="N107"/>
    <style:style style:name="ce83N3" style:family="table-cell" style:parent-style-name="ce83" style:data-style-name="N115"/>
    <style:style style:name="ce83C4" style:family="table-cell" style:parent-style-name="ce83" style:data-style-name="N116"/>
    <style:style style:name="ce83P4" style:family="table-cell" style:parent-style-name="ce83" style:data-style-name="N118"/>
    <style:style style:name="ce83N4" style:family="table-cell" style:parent-style-name="ce83" style:data-style-name="N117"/>
    <style:style style:name="ce83C5" style:family="table-cell" style:parent-style-name="ce83" style:data-style-name="N119"/>
    <style:style style:name="ce83P5" style:family="table-cell" style:parent-style-name="ce83" style:data-style-name="N120"/>
    <style:style style:name="ce83N5" style:family="table-cell" style:parent-style-name="ce83" style:data-style-name="N121"/>
    <style:style style:name="ce83C6" style:family="table-cell" style:parent-style-name="ce83" style:data-style-name="N122"/>
    <style:style style:name="ce83P6" style:family="table-cell" style:parent-style-name="ce83" style:data-style-name="N123"/>
    <style:style style:name="ce83N6" style:family="table-cell" style:parent-style-name="ce83" style:data-style-name="N124"/>
    <style:style style:name="ce83C7" style:family="table-cell" style:parent-style-name="ce83" style:data-style-name="N125"/>
    <style:style style:name="ce83P7" style:family="table-cell" style:parent-style-name="ce83" style:data-style-name="N126"/>
    <style:style style:name="ce83N7" style:family="table-cell" style:parent-style-name="ce83" style:data-style-name="N127"/>
    <style:style style:name="ce83C8" style:family="table-cell" style:parent-style-name="ce83" style:data-style-name="N128"/>
    <style:style style:name="ce83P8" style:family="table-cell" style:parent-style-name="ce83" style:data-style-name="N129"/>
    <style:style style:name="ce83N8" style:family="table-cell" style:parent-style-name="ce83" style:data-style-name="N130"/>
    <style:style style:name="ce84" style:family="table-cell">
      <style:table-cell-properties style:text-align-source="fix" style:repeat-content="false" fo:background-color="#EEE4E9"/>
      <style:paragraph-properties fo:text-align="end"/>
      <style:text-properties fo:color="#339966" style:font-name="Tahoma" fo:font-size="10pt" fo:font-weight="bold"/>
    </style:style>
    <style:style style:name="ce84DA" style:family="table-cell" style:parent-style-name="ce84" style:data-style-name="N36"/>
    <style:style style:name="ce84DH" style:family="table-cell" style:parent-style-name="ce84" style:data-style-name="N51"/>
    <style:style style:name="ce84DE" style:family="table-cell" style:parent-style-name="ce84" style:data-style-name="N76"/>
    <style:style style:name="ce84C0" style:family="table-cell" style:parent-style-name="ce84" style:data-style-name="N103"/>
    <style:style style:name="ce84P0" style:family="table-cell" style:parent-style-name="ce84" style:data-style-name="N10"/>
    <style:style style:name="ce84N0" style:family="table-cell" style:parent-style-name="ce84" style:data-style-name="N113"/>
    <style:style style:name="ce84C1" style:family="table-cell" style:parent-style-name="ce84" style:data-style-name="N110"/>
    <style:style style:name="ce84P1" style:family="table-cell" style:parent-style-name="ce84" style:data-style-name="N111"/>
    <style:style style:name="ce84N1" style:family="table-cell" style:parent-style-name="ce84" style:data-style-name="N112"/>
    <style:style style:name="ce84C2" style:family="table-cell" style:parent-style-name="ce84" style:data-style-name="N104"/>
    <style:style style:name="ce84P2" style:family="table-cell" style:parent-style-name="ce84" style:data-style-name="N11"/>
    <style:style style:name="ce84N2" style:family="table-cell" style:parent-style-name="ce84" style:data-style-name="N109"/>
    <style:style style:name="ce84C3" style:family="table-cell" style:parent-style-name="ce84" style:data-style-name="N114"/>
    <style:style style:name="ce84P3" style:family="table-cell" style:parent-style-name="ce84" style:data-style-name="N107"/>
    <style:style style:name="ce84N3" style:family="table-cell" style:parent-style-name="ce84" style:data-style-name="N115"/>
    <style:style style:name="ce84C4" style:family="table-cell" style:parent-style-name="ce84" style:data-style-name="N116"/>
    <style:style style:name="ce84P4" style:family="table-cell" style:parent-style-name="ce84" style:data-style-name="N118"/>
    <style:style style:name="ce84N4" style:family="table-cell" style:parent-style-name="ce84" style:data-style-name="N117"/>
    <style:style style:name="ce84C5" style:family="table-cell" style:parent-style-name="ce84" style:data-style-name="N119"/>
    <style:style style:name="ce84P5" style:family="table-cell" style:parent-style-name="ce84" style:data-style-name="N120"/>
    <style:style style:name="ce84N5" style:family="table-cell" style:parent-style-name="ce84" style:data-style-name="N121"/>
    <style:style style:name="ce84C6" style:family="table-cell" style:parent-style-name="ce84" style:data-style-name="N122"/>
    <style:style style:name="ce84P6" style:family="table-cell" style:parent-style-name="ce84" style:data-style-name="N123"/>
    <style:style style:name="ce84N6" style:family="table-cell" style:parent-style-name="ce84" style:data-style-name="N124"/>
    <style:style style:name="ce84C7" style:family="table-cell" style:parent-style-name="ce84" style:data-style-name="N125"/>
    <style:style style:name="ce84P7" style:family="table-cell" style:parent-style-name="ce84" style:data-style-name="N126"/>
    <style:style style:name="ce84N7" style:family="table-cell" style:parent-style-name="ce84" style:data-style-name="N127"/>
    <style:style style:name="ce84C8" style:family="table-cell" style:parent-style-name="ce84" style:data-style-name="N128"/>
    <style:style style:name="ce84P8" style:family="table-cell" style:parent-style-name="ce84" style:data-style-name="N129"/>
    <style:style style:name="ce84N8" style:family="table-cell" style:parent-style-name="ce84" style:data-style-name="N130"/>
    <style:style style:name="ce85" style:family="table-cell">
      <style:table-cell-properties style:text-align-source="fix" style:repeat-content="false" fo:background-color="#EEE4E9"/>
      <style:paragraph-properties fo:text-align="end"/>
      <style:text-properties style:font-name="Tahoma" fo:font-size="10pt" fo:font-weight="bold"/>
    </style:style>
    <style:style style:name="ce85DA" style:family="table-cell" style:parent-style-name="ce85" style:data-style-name="N36"/>
    <style:style style:name="ce85DH" style:family="table-cell" style:parent-style-name="ce85" style:data-style-name="N51"/>
    <style:style style:name="ce85DE" style:family="table-cell" style:parent-style-name="ce85" style:data-style-name="N76"/>
    <style:style style:name="ce85C0" style:family="table-cell" style:parent-style-name="ce85" style:data-style-name="N103"/>
    <style:style style:name="ce85P0" style:family="table-cell" style:parent-style-name="ce85" style:data-style-name="N10"/>
    <style:style style:name="ce85N0" style:family="table-cell" style:parent-style-name="ce85" style:data-style-name="N113"/>
    <style:style style:name="ce85C1" style:family="table-cell" style:parent-style-name="ce85" style:data-style-name="N110"/>
    <style:style style:name="ce85P1" style:family="table-cell" style:parent-style-name="ce85" style:data-style-name="N111"/>
    <style:style style:name="ce85N1" style:family="table-cell" style:parent-style-name="ce85" style:data-style-name="N112"/>
    <style:style style:name="ce85C2" style:family="table-cell" style:parent-style-name="ce85" style:data-style-name="N104"/>
    <style:style style:name="ce85P2" style:family="table-cell" style:parent-style-name="ce85" style:data-style-name="N11"/>
    <style:style style:name="ce85N2" style:family="table-cell" style:parent-style-name="ce85" style:data-style-name="N109"/>
    <style:style style:name="ce85C3" style:family="table-cell" style:parent-style-name="ce85" style:data-style-name="N114"/>
    <style:style style:name="ce85P3" style:family="table-cell" style:parent-style-name="ce85" style:data-style-name="N107"/>
    <style:style style:name="ce85N3" style:family="table-cell" style:parent-style-name="ce85" style:data-style-name="N115"/>
    <style:style style:name="ce85C4" style:family="table-cell" style:parent-style-name="ce85" style:data-style-name="N116"/>
    <style:style style:name="ce85P4" style:family="table-cell" style:parent-style-name="ce85" style:data-style-name="N118"/>
    <style:style style:name="ce85N4" style:family="table-cell" style:parent-style-name="ce85" style:data-style-name="N117"/>
    <style:style style:name="ce85C5" style:family="table-cell" style:parent-style-name="ce85" style:data-style-name="N119"/>
    <style:style style:name="ce85P5" style:family="table-cell" style:parent-style-name="ce85" style:data-style-name="N120"/>
    <style:style style:name="ce85N5" style:family="table-cell" style:parent-style-name="ce85" style:data-style-name="N121"/>
    <style:style style:name="ce85C6" style:family="table-cell" style:parent-style-name="ce85" style:data-style-name="N122"/>
    <style:style style:name="ce85P6" style:family="table-cell" style:parent-style-name="ce85" style:data-style-name="N123"/>
    <style:style style:name="ce85N6" style:family="table-cell" style:parent-style-name="ce85" style:data-style-name="N124"/>
    <style:style style:name="ce85C7" style:family="table-cell" style:parent-style-name="ce85" style:data-style-name="N125"/>
    <style:style style:name="ce85P7" style:family="table-cell" style:parent-style-name="ce85" style:data-style-name="N126"/>
    <style:style style:name="ce85N7" style:family="table-cell" style:parent-style-name="ce85" style:data-style-name="N127"/>
    <style:style style:name="ce85C8" style:family="table-cell" style:parent-style-name="ce85" style:data-style-name="N128"/>
    <style:style style:name="ce85P8" style:family="table-cell" style:parent-style-name="ce85" style:data-style-name="N129"/>
    <style:style style:name="ce85N8" style:family="table-cell" style:parent-style-name="ce85" style:data-style-name="N130"/>
    <style:style style:name="ce86" style:family="table-cell">
      <style:table-cell-properties style:text-align-source="fix" style:repeat-content="false" fo:background-color="#008080"/>
      <style:paragraph-properties fo:text-align="center"/>
      <style:text-properties fo:color="#ffffff" style:font-name="Tahoma" fo:font-size="11pt" fo:font-weight="bold"/>
    </style:style>
    <style:style style:name="ce86DA" style:family="table-cell" style:parent-style-name="ce86" style:data-style-name="N36"/>
    <style:style style:name="ce86DH" style:family="table-cell" style:parent-style-name="ce86" style:data-style-name="N51"/>
    <style:style style:name="ce86DE" style:family="table-cell" style:parent-style-name="ce86" style:data-style-name="N76"/>
    <style:style style:name="ce86C0" style:family="table-cell" style:parent-style-name="ce86" style:data-style-name="N103"/>
    <style:style style:name="ce86P0" style:family="table-cell" style:parent-style-name="ce86" style:data-style-name="N10"/>
    <style:style style:name="ce86N0" style:family="table-cell" style:parent-style-name="ce86" style:data-style-name="N113"/>
    <style:style style:name="ce86C1" style:family="table-cell" style:parent-style-name="ce86" style:data-style-name="N110"/>
    <style:style style:name="ce86P1" style:family="table-cell" style:parent-style-name="ce86" style:data-style-name="N111"/>
    <style:style style:name="ce86N1" style:family="table-cell" style:parent-style-name="ce86" style:data-style-name="N112"/>
    <style:style style:name="ce86C2" style:family="table-cell" style:parent-style-name="ce86" style:data-style-name="N104"/>
    <style:style style:name="ce86P2" style:family="table-cell" style:parent-style-name="ce86" style:data-style-name="N11"/>
    <style:style style:name="ce86N2" style:family="table-cell" style:parent-style-name="ce86" style:data-style-name="N109"/>
    <style:style style:name="ce86C3" style:family="table-cell" style:parent-style-name="ce86" style:data-style-name="N114"/>
    <style:style style:name="ce86P3" style:family="table-cell" style:parent-style-name="ce86" style:data-style-name="N107"/>
    <style:style style:name="ce86N3" style:family="table-cell" style:parent-style-name="ce86" style:data-style-name="N115"/>
    <style:style style:name="ce86C4" style:family="table-cell" style:parent-style-name="ce86" style:data-style-name="N116"/>
    <style:style style:name="ce86P4" style:family="table-cell" style:parent-style-name="ce86" style:data-style-name="N118"/>
    <style:style style:name="ce86N4" style:family="table-cell" style:parent-style-name="ce86" style:data-style-name="N117"/>
    <style:style style:name="ce86C5" style:family="table-cell" style:parent-style-name="ce86" style:data-style-name="N119"/>
    <style:style style:name="ce86P5" style:family="table-cell" style:parent-style-name="ce86" style:data-style-name="N120"/>
    <style:style style:name="ce86N5" style:family="table-cell" style:parent-style-name="ce86" style:data-style-name="N121"/>
    <style:style style:name="ce86C6" style:family="table-cell" style:parent-style-name="ce86" style:data-style-name="N122"/>
    <style:style style:name="ce86P6" style:family="table-cell" style:parent-style-name="ce86" style:data-style-name="N123"/>
    <style:style style:name="ce86N6" style:family="table-cell" style:parent-style-name="ce86" style:data-style-name="N124"/>
    <style:style style:name="ce86C7" style:family="table-cell" style:parent-style-name="ce86" style:data-style-name="N125"/>
    <style:style style:name="ce86P7" style:family="table-cell" style:parent-style-name="ce86" style:data-style-name="N126"/>
    <style:style style:name="ce86N7" style:family="table-cell" style:parent-style-name="ce86" style:data-style-name="N127"/>
    <style:style style:name="ce86C8" style:family="table-cell" style:parent-style-name="ce86" style:data-style-name="N128"/>
    <style:style style:name="ce86P8" style:family="table-cell" style:parent-style-name="ce86" style:data-style-name="N129"/>
    <style:style style:name="ce86N8" style:family="table-cell" style:parent-style-name="ce86" style:data-style-name="N130"/>
    <style:style style:name="ce87" style:family="table-cell">
      <style:table-cell-properties style:text-align-source="fix" style:repeat-content="false" fo:background-color="#76a264"/>
      <style:paragraph-properties fo:text-align="center"/>
      <style:text-properties fo:color="#ffffff" style:font-name="Tahoma" fo:font-size="11pt" fo:font-weight="bold"/>
    </style:style>
    <style:style style:name="ce87DA" style:family="table-cell" style:parent-style-name="ce87" style:data-style-name="N36"/>
    <style:style style:name="ce87DH" style:family="table-cell" style:parent-style-name="ce87" style:data-style-name="N51"/>
    <style:style style:name="ce87DE" style:family="table-cell" style:parent-style-name="ce87" style:data-style-name="N76"/>
    <style:style style:name="ce87C0" style:family="table-cell" style:parent-style-name="ce87" style:data-style-name="N103"/>
    <style:style style:name="ce87P0" style:family="table-cell" style:parent-style-name="ce87" style:data-style-name="N10"/>
    <style:style style:name="ce87N0" style:family="table-cell" style:parent-style-name="ce87" style:data-style-name="N113"/>
    <style:style style:name="ce87C1" style:family="table-cell" style:parent-style-name="ce87" style:data-style-name="N110"/>
    <style:style style:name="ce87P1" style:family="table-cell" style:parent-style-name="ce87" style:data-style-name="N111"/>
    <style:style style:name="ce87N1" style:family="table-cell" style:parent-style-name="ce87" style:data-style-name="N112"/>
    <style:style style:name="ce87C2" style:family="table-cell" style:parent-style-name="ce87" style:data-style-name="N104"/>
    <style:style style:name="ce87P2" style:family="table-cell" style:parent-style-name="ce87" style:data-style-name="N11"/>
    <style:style style:name="ce87N2" style:family="table-cell" style:parent-style-name="ce87" style:data-style-name="N109"/>
    <style:style style:name="ce87C3" style:family="table-cell" style:parent-style-name="ce87" style:data-style-name="N114"/>
    <style:style style:name="ce87P3" style:family="table-cell" style:parent-style-name="ce87" style:data-style-name="N107"/>
    <style:style style:name="ce87N3" style:family="table-cell" style:parent-style-name="ce87" style:data-style-name="N115"/>
    <style:style style:name="ce87C4" style:family="table-cell" style:parent-style-name="ce87" style:data-style-name="N116"/>
    <style:style style:name="ce87P4" style:family="table-cell" style:parent-style-name="ce87" style:data-style-name="N118"/>
    <style:style style:name="ce87N4" style:family="table-cell" style:parent-style-name="ce87" style:data-style-name="N117"/>
    <style:style style:name="ce87C5" style:family="table-cell" style:parent-style-name="ce87" style:data-style-name="N119"/>
    <style:style style:name="ce87P5" style:family="table-cell" style:parent-style-name="ce87" style:data-style-name="N120"/>
    <style:style style:name="ce87N5" style:family="table-cell" style:parent-style-name="ce87" style:data-style-name="N121"/>
    <style:style style:name="ce87C6" style:family="table-cell" style:parent-style-name="ce87" style:data-style-name="N122"/>
    <style:style style:name="ce87P6" style:family="table-cell" style:parent-style-name="ce87" style:data-style-name="N123"/>
    <style:style style:name="ce87N6" style:family="table-cell" style:parent-style-name="ce87" style:data-style-name="N124"/>
    <style:style style:name="ce87C7" style:family="table-cell" style:parent-style-name="ce87" style:data-style-name="N125"/>
    <style:style style:name="ce87P7" style:family="table-cell" style:parent-style-name="ce87" style:data-style-name="N126"/>
    <style:style style:name="ce87N7" style:family="table-cell" style:parent-style-name="ce87" style:data-style-name="N127"/>
    <style:style style:name="ce87C8" style:family="table-cell" style:parent-style-name="ce87" style:data-style-name="N128"/>
    <style:style style:name="ce87P8" style:family="table-cell" style:parent-style-name="ce87" style:data-style-name="N129"/>
    <style:style style:name="ce87N8" style:family="table-cell" style:parent-style-name="ce87" style:data-style-name="N130"/>
    <style:style style:name="ce88" style:family="table-cell">
      <style:table-cell-properties style:text-align-source="fix" style:repeat-content="false"/>
      <style:paragraph-properties fo:text-align="end"/>
      <style:text-properties fo:color="#008080" style:font-name="Tahoma"/>
    </style:style>
    <style:style style:name="ce88DA" style:family="table-cell" style:parent-style-name="ce88" style:data-style-name="N36"/>
    <style:style style:name="ce88DH" style:family="table-cell" style:parent-style-name="ce88" style:data-style-name="N51"/>
    <style:style style:name="ce88DE" style:family="table-cell" style:parent-style-name="ce88" style:data-style-name="N76"/>
    <style:style style:name="ce88C0" style:family="table-cell" style:parent-style-name="ce88" style:data-style-name="N103"/>
    <style:style style:name="ce88P0" style:family="table-cell" style:parent-style-name="ce88" style:data-style-name="N10"/>
    <style:style style:name="ce88N0" style:family="table-cell" style:parent-style-name="ce88" style:data-style-name="N113"/>
    <style:style style:name="ce88C1" style:family="table-cell" style:parent-style-name="ce88" style:data-style-name="N110"/>
    <style:style style:name="ce88P1" style:family="table-cell" style:parent-style-name="ce88" style:data-style-name="N111"/>
    <style:style style:name="ce88N1" style:family="table-cell" style:parent-style-name="ce88" style:data-style-name="N112"/>
    <style:style style:name="ce88C2" style:family="table-cell" style:parent-style-name="ce88" style:data-style-name="N104"/>
    <style:style style:name="ce88P2" style:family="table-cell" style:parent-style-name="ce88" style:data-style-name="N11"/>
    <style:style style:name="ce88N2" style:family="table-cell" style:parent-style-name="ce88" style:data-style-name="N109"/>
    <style:style style:name="ce88C3" style:family="table-cell" style:parent-style-name="ce88" style:data-style-name="N114"/>
    <style:style style:name="ce88P3" style:family="table-cell" style:parent-style-name="ce88" style:data-style-name="N107"/>
    <style:style style:name="ce88N3" style:family="table-cell" style:parent-style-name="ce88" style:data-style-name="N115"/>
    <style:style style:name="ce88C4" style:family="table-cell" style:parent-style-name="ce88" style:data-style-name="N116"/>
    <style:style style:name="ce88P4" style:family="table-cell" style:parent-style-name="ce88" style:data-style-name="N118"/>
    <style:style style:name="ce88N4" style:family="table-cell" style:parent-style-name="ce88" style:data-style-name="N117"/>
    <style:style style:name="ce88C5" style:family="table-cell" style:parent-style-name="ce88" style:data-style-name="N119"/>
    <style:style style:name="ce88P5" style:family="table-cell" style:parent-style-name="ce88" style:data-style-name="N120"/>
    <style:style style:name="ce88N5" style:family="table-cell" style:parent-style-name="ce88" style:data-style-name="N121"/>
    <style:style style:name="ce88C6" style:family="table-cell" style:parent-style-name="ce88" style:data-style-name="N122"/>
    <style:style style:name="ce88P6" style:family="table-cell" style:parent-style-name="ce88" style:data-style-name="N123"/>
    <style:style style:name="ce88N6" style:family="table-cell" style:parent-style-name="ce88" style:data-style-name="N124"/>
    <style:style style:name="ce88C7" style:family="table-cell" style:parent-style-name="ce88" style:data-style-name="N125"/>
    <style:style style:name="ce88P7" style:family="table-cell" style:parent-style-name="ce88" style:data-style-name="N126"/>
    <style:style style:name="ce88N7" style:family="table-cell" style:parent-style-name="ce88" style:data-style-name="N127"/>
    <style:style style:name="ce88C8" style:family="table-cell" style:parent-style-name="ce88" style:data-style-name="N128"/>
    <style:style style:name="ce88P8" style:family="table-cell" style:parent-style-name="ce88" style:data-style-name="N129"/>
    <style:style style:name="ce88N8" style:family="table-cell" style:parent-style-name="ce88" style:data-style-name="N130"/>
    <style:style style:name="ce89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89DA" style:family="table-cell" style:parent-style-name="ce89" style:data-style-name="N36"/>
    <style:style style:name="ce89DH" style:family="table-cell" style:parent-style-name="ce89" style:data-style-name="N51"/>
    <style:style style:name="ce89DE" style:family="table-cell" style:parent-style-name="ce89" style:data-style-name="N76"/>
    <style:style style:name="ce89C0" style:family="table-cell" style:parent-style-name="ce89" style:data-style-name="N103"/>
    <style:style style:name="ce89P0" style:family="table-cell" style:parent-style-name="ce89" style:data-style-name="N10"/>
    <style:style style:name="ce89N0" style:family="table-cell" style:parent-style-name="ce89" style:data-style-name="N113"/>
    <style:style style:name="ce89C1" style:family="table-cell" style:parent-style-name="ce89" style:data-style-name="N110"/>
    <style:style style:name="ce89P1" style:family="table-cell" style:parent-style-name="ce89" style:data-style-name="N111"/>
    <style:style style:name="ce89N1" style:family="table-cell" style:parent-style-name="ce89" style:data-style-name="N112"/>
    <style:style style:name="ce89C2" style:family="table-cell" style:parent-style-name="ce89" style:data-style-name="N104"/>
    <style:style style:name="ce89P2" style:family="table-cell" style:parent-style-name="ce89" style:data-style-name="N11"/>
    <style:style style:name="ce89N2" style:family="table-cell" style:parent-style-name="ce89" style:data-style-name="N109"/>
    <style:style style:name="ce89C3" style:family="table-cell" style:parent-style-name="ce89" style:data-style-name="N114"/>
    <style:style style:name="ce89P3" style:family="table-cell" style:parent-style-name="ce89" style:data-style-name="N107"/>
    <style:style style:name="ce89N3" style:family="table-cell" style:parent-style-name="ce89" style:data-style-name="N115"/>
    <style:style style:name="ce89C4" style:family="table-cell" style:parent-style-name="ce89" style:data-style-name="N116"/>
    <style:style style:name="ce89P4" style:family="table-cell" style:parent-style-name="ce89" style:data-style-name="N118"/>
    <style:style style:name="ce89N4" style:family="table-cell" style:parent-style-name="ce89" style:data-style-name="N117"/>
    <style:style style:name="ce89C5" style:family="table-cell" style:parent-style-name="ce89" style:data-style-name="N119"/>
    <style:style style:name="ce89P5" style:family="table-cell" style:parent-style-name="ce89" style:data-style-name="N120"/>
    <style:style style:name="ce89N5" style:family="table-cell" style:parent-style-name="ce89" style:data-style-name="N121"/>
    <style:style style:name="ce89C6" style:family="table-cell" style:parent-style-name="ce89" style:data-style-name="N122"/>
    <style:style style:name="ce89P6" style:family="table-cell" style:parent-style-name="ce89" style:data-style-name="N123"/>
    <style:style style:name="ce89N6" style:family="table-cell" style:parent-style-name="ce89" style:data-style-name="N124"/>
    <style:style style:name="ce89C7" style:family="table-cell" style:parent-style-name="ce89" style:data-style-name="N125"/>
    <style:style style:name="ce89P7" style:family="table-cell" style:parent-style-name="ce89" style:data-style-name="N126"/>
    <style:style style:name="ce89N7" style:family="table-cell" style:parent-style-name="ce89" style:data-style-name="N127"/>
    <style:style style:name="ce89C8" style:family="table-cell" style:parent-style-name="ce89" style:data-style-name="N128"/>
    <style:style style:name="ce89P8" style:family="table-cell" style:parent-style-name="ce89" style:data-style-name="N129"/>
    <style:style style:name="ce89N8" style:family="table-cell" style:parent-style-name="ce89" style:data-style-name="N130"/>
    <style:style style:name="ce90" style:family="table-cell">
      <style:table-cell-properties style:text-align-source="fix" style:repeat-content="false"/>
      <style:paragraph-properties fo:text-align="center"/>
      <style:text-properties fo:color="#008080" style:font-name="Tahoma"/>
    </style:style>
    <style:style style:name="ce90DA" style:family="table-cell" style:parent-style-name="ce90" style:data-style-name="N36"/>
    <style:style style:name="ce90DH" style:family="table-cell" style:parent-style-name="ce90" style:data-style-name="N51"/>
    <style:style style:name="ce90DE" style:family="table-cell" style:parent-style-name="ce90" style:data-style-name="N76"/>
    <style:style style:name="ce90C0" style:family="table-cell" style:parent-style-name="ce90" style:data-style-name="N103"/>
    <style:style style:name="ce90P0" style:family="table-cell" style:parent-style-name="ce90" style:data-style-name="N10"/>
    <style:style style:name="ce90N0" style:family="table-cell" style:parent-style-name="ce90" style:data-style-name="N113"/>
    <style:style style:name="ce90C1" style:family="table-cell" style:parent-style-name="ce90" style:data-style-name="N110"/>
    <style:style style:name="ce90P1" style:family="table-cell" style:parent-style-name="ce90" style:data-style-name="N111"/>
    <style:style style:name="ce90N1" style:family="table-cell" style:parent-style-name="ce90" style:data-style-name="N112"/>
    <style:style style:name="ce90C2" style:family="table-cell" style:parent-style-name="ce90" style:data-style-name="N104"/>
    <style:style style:name="ce90P2" style:family="table-cell" style:parent-style-name="ce90" style:data-style-name="N11"/>
    <style:style style:name="ce90N2" style:family="table-cell" style:parent-style-name="ce90" style:data-style-name="N109"/>
    <style:style style:name="ce90C3" style:family="table-cell" style:parent-style-name="ce90" style:data-style-name="N114"/>
    <style:style style:name="ce90P3" style:family="table-cell" style:parent-style-name="ce90" style:data-style-name="N107"/>
    <style:style style:name="ce90N3" style:family="table-cell" style:parent-style-name="ce90" style:data-style-name="N115"/>
    <style:style style:name="ce90C4" style:family="table-cell" style:parent-style-name="ce90" style:data-style-name="N116"/>
    <style:style style:name="ce90P4" style:family="table-cell" style:parent-style-name="ce90" style:data-style-name="N118"/>
    <style:style style:name="ce90N4" style:family="table-cell" style:parent-style-name="ce90" style:data-style-name="N117"/>
    <style:style style:name="ce90C5" style:family="table-cell" style:parent-style-name="ce90" style:data-style-name="N119"/>
    <style:style style:name="ce90P5" style:family="table-cell" style:parent-style-name="ce90" style:data-style-name="N120"/>
    <style:style style:name="ce90N5" style:family="table-cell" style:parent-style-name="ce90" style:data-style-name="N121"/>
    <style:style style:name="ce90C6" style:family="table-cell" style:parent-style-name="ce90" style:data-style-name="N122"/>
    <style:style style:name="ce90P6" style:family="table-cell" style:parent-style-name="ce90" style:data-style-name="N123"/>
    <style:style style:name="ce90N6" style:family="table-cell" style:parent-style-name="ce90" style:data-style-name="N124"/>
    <style:style style:name="ce90C7" style:family="table-cell" style:parent-style-name="ce90" style:data-style-name="N125"/>
    <style:style style:name="ce90P7" style:family="table-cell" style:parent-style-name="ce90" style:data-style-name="N126"/>
    <style:style style:name="ce90N7" style:family="table-cell" style:parent-style-name="ce90" style:data-style-name="N127"/>
    <style:style style:name="ce90C8" style:family="table-cell" style:parent-style-name="ce90" style:data-style-name="N128"/>
    <style:style style:name="ce90P8" style:family="table-cell" style:parent-style-name="ce90" style:data-style-name="N129"/>
    <style:style style:name="ce90N8" style:family="table-cell" style:parent-style-name="ce90" style:data-style-name="N130"/>
    <style:style style:name="ce91" style:family="table-cell">
      <style:table-cell-properties style:text-align-source="fix" style:repeat-content="false" fo:background-color="#EEE4E9"/>
      <style:paragraph-properties fo:text-align="start"/>
      <style:text-properties style:font-name="Tahoma" fo:font-size="10pt" fo:font-weight="bold"/>
    </style:style>
    <style:style style:name="ce91DA" style:family="table-cell" style:parent-style-name="ce91" style:data-style-name="N36"/>
    <style:style style:name="ce91DH" style:family="table-cell" style:parent-style-name="ce91" style:data-style-name="N51"/>
    <style:style style:name="ce91DE" style:family="table-cell" style:parent-style-name="ce91" style:data-style-name="N76"/>
    <style:style style:name="ce91C0" style:family="table-cell" style:parent-style-name="ce91" style:data-style-name="N103"/>
    <style:style style:name="ce91P0" style:family="table-cell" style:parent-style-name="ce91" style:data-style-name="N10"/>
    <style:style style:name="ce91N0" style:family="table-cell" style:parent-style-name="ce91" style:data-style-name="N113"/>
    <style:style style:name="ce91C1" style:family="table-cell" style:parent-style-name="ce91" style:data-style-name="N110"/>
    <style:style style:name="ce91P1" style:family="table-cell" style:parent-style-name="ce91" style:data-style-name="N111"/>
    <style:style style:name="ce91N1" style:family="table-cell" style:parent-style-name="ce91" style:data-style-name="N112"/>
    <style:style style:name="ce91C2" style:family="table-cell" style:parent-style-name="ce91" style:data-style-name="N104"/>
    <style:style style:name="ce91P2" style:family="table-cell" style:parent-style-name="ce91" style:data-style-name="N11"/>
    <style:style style:name="ce91N2" style:family="table-cell" style:parent-style-name="ce91" style:data-style-name="N109"/>
    <style:style style:name="ce91C3" style:family="table-cell" style:parent-style-name="ce91" style:data-style-name="N114"/>
    <style:style style:name="ce91P3" style:family="table-cell" style:parent-style-name="ce91" style:data-style-name="N107"/>
    <style:style style:name="ce91N3" style:family="table-cell" style:parent-style-name="ce91" style:data-style-name="N115"/>
    <style:style style:name="ce91C4" style:family="table-cell" style:parent-style-name="ce91" style:data-style-name="N116"/>
    <style:style style:name="ce91P4" style:family="table-cell" style:parent-style-name="ce91" style:data-style-name="N118"/>
    <style:style style:name="ce91N4" style:family="table-cell" style:parent-style-name="ce91" style:data-style-name="N117"/>
    <style:style style:name="ce91C5" style:family="table-cell" style:parent-style-name="ce91" style:data-style-name="N119"/>
    <style:style style:name="ce91P5" style:family="table-cell" style:parent-style-name="ce91" style:data-style-name="N120"/>
    <style:style style:name="ce91N5" style:family="table-cell" style:parent-style-name="ce91" style:data-style-name="N121"/>
    <style:style style:name="ce91C6" style:family="table-cell" style:parent-style-name="ce91" style:data-style-name="N122"/>
    <style:style style:name="ce91P6" style:family="table-cell" style:parent-style-name="ce91" style:data-style-name="N123"/>
    <style:style style:name="ce91N6" style:family="table-cell" style:parent-style-name="ce91" style:data-style-name="N124"/>
    <style:style style:name="ce91C7" style:family="table-cell" style:parent-style-name="ce91" style:data-style-name="N125"/>
    <style:style style:name="ce91P7" style:family="table-cell" style:parent-style-name="ce91" style:data-style-name="N126"/>
    <style:style style:name="ce91N7" style:family="table-cell" style:parent-style-name="ce91" style:data-style-name="N127"/>
    <style:style style:name="ce91C8" style:family="table-cell" style:parent-style-name="ce91" style:data-style-name="N128"/>
    <style:style style:name="ce91P8" style:family="table-cell" style:parent-style-name="ce91" style:data-style-name="N129"/>
    <style:style style:name="ce91N8" style:family="table-cell" style:parent-style-name="ce91" style:data-style-name="N130"/>
    <style:style style:name="ce92" style:family="table-cell">
      <style:table-cell-properties style:text-align-source="fix" style:repeat-content="false" fo:background-color="#2F4F4F"/>
      <style:paragraph-properties fo:text-align="start"/>
      <style:text-properties fo:color="#ffffff" style:font-name="Tahoma" fo:font-size="11pt" fo:font-weight="bold"/>
    </style:style>
    <style:style style:name="ce92DA" style:family="table-cell" style:parent-style-name="ce92" style:data-style-name="N36"/>
    <style:style style:name="ce92DH" style:family="table-cell" style:parent-style-name="ce92" style:data-style-name="N51"/>
    <style:style style:name="ce92DE" style:family="table-cell" style:parent-style-name="ce92" style:data-style-name="N76"/>
    <style:style style:name="ce92C0" style:family="table-cell" style:parent-style-name="ce92" style:data-style-name="N103"/>
    <style:style style:name="ce92P0" style:family="table-cell" style:parent-style-name="ce92" style:data-style-name="N10"/>
    <style:style style:name="ce92N0" style:family="table-cell" style:parent-style-name="ce92" style:data-style-name="N113"/>
    <style:style style:name="ce92C1" style:family="table-cell" style:parent-style-name="ce92" style:data-style-name="N110"/>
    <style:style style:name="ce92P1" style:family="table-cell" style:parent-style-name="ce92" style:data-style-name="N111"/>
    <style:style style:name="ce92N1" style:family="table-cell" style:parent-style-name="ce92" style:data-style-name="N112"/>
    <style:style style:name="ce92C2" style:family="table-cell" style:parent-style-name="ce92" style:data-style-name="N104"/>
    <style:style style:name="ce92P2" style:family="table-cell" style:parent-style-name="ce92" style:data-style-name="N11"/>
    <style:style style:name="ce92N2" style:family="table-cell" style:parent-style-name="ce92" style:data-style-name="N109"/>
    <style:style style:name="ce92C3" style:family="table-cell" style:parent-style-name="ce92" style:data-style-name="N114"/>
    <style:style style:name="ce92P3" style:family="table-cell" style:parent-style-name="ce92" style:data-style-name="N107"/>
    <style:style style:name="ce92N3" style:family="table-cell" style:parent-style-name="ce92" style:data-style-name="N115"/>
    <style:style style:name="ce92C4" style:family="table-cell" style:parent-style-name="ce92" style:data-style-name="N116"/>
    <style:style style:name="ce92P4" style:family="table-cell" style:parent-style-name="ce92" style:data-style-name="N118"/>
    <style:style style:name="ce92N4" style:family="table-cell" style:parent-style-name="ce92" style:data-style-name="N117"/>
    <style:style style:name="ce92C5" style:family="table-cell" style:parent-style-name="ce92" style:data-style-name="N119"/>
    <style:style style:name="ce92P5" style:family="table-cell" style:parent-style-name="ce92" style:data-style-name="N120"/>
    <style:style style:name="ce92N5" style:family="table-cell" style:parent-style-name="ce92" style:data-style-name="N121"/>
    <style:style style:name="ce92C6" style:family="table-cell" style:parent-style-name="ce92" style:data-style-name="N122"/>
    <style:style style:name="ce92P6" style:family="table-cell" style:parent-style-name="ce92" style:data-style-name="N123"/>
    <style:style style:name="ce92N6" style:family="table-cell" style:parent-style-name="ce92" style:data-style-name="N124"/>
    <style:style style:name="ce92C7" style:family="table-cell" style:parent-style-name="ce92" style:data-style-name="N125"/>
    <style:style style:name="ce92P7" style:family="table-cell" style:parent-style-name="ce92" style:data-style-name="N126"/>
    <style:style style:name="ce92N7" style:family="table-cell" style:parent-style-name="ce92" style:data-style-name="N127"/>
    <style:style style:name="ce92C8" style:family="table-cell" style:parent-style-name="ce92" style:data-style-name="N128"/>
    <style:style style:name="ce92P8" style:family="table-cell" style:parent-style-name="ce92" style:data-style-name="N129"/>
    <style:style style:name="ce92N8" style:family="table-cell" style:parent-style-name="ce92" style:data-style-name="N130"/>
    <style:style style:name="ce93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93DA" style:family="table-cell" style:parent-style-name="ce93" style:data-style-name="N36"/>
    <style:style style:name="ce93DH" style:family="table-cell" style:parent-style-name="ce93" style:data-style-name="N51"/>
    <style:style style:name="ce93DE" style:family="table-cell" style:parent-style-name="ce93" style:data-style-name="N76"/>
    <style:style style:name="ce93C0" style:family="table-cell" style:parent-style-name="ce93" style:data-style-name="N103"/>
    <style:style style:name="ce93P0" style:family="table-cell" style:parent-style-name="ce93" style:data-style-name="N10"/>
    <style:style style:name="ce93N0" style:family="table-cell" style:parent-style-name="ce93" style:data-style-name="N113"/>
    <style:style style:name="ce93C1" style:family="table-cell" style:parent-style-name="ce93" style:data-style-name="N110"/>
    <style:style style:name="ce93P1" style:family="table-cell" style:parent-style-name="ce93" style:data-style-name="N111"/>
    <style:style style:name="ce93N1" style:family="table-cell" style:parent-style-name="ce93" style:data-style-name="N112"/>
    <style:style style:name="ce93C2" style:family="table-cell" style:parent-style-name="ce93" style:data-style-name="N104"/>
    <style:style style:name="ce93P2" style:family="table-cell" style:parent-style-name="ce93" style:data-style-name="N11"/>
    <style:style style:name="ce93N2" style:family="table-cell" style:parent-style-name="ce93" style:data-style-name="N109"/>
    <style:style style:name="ce93C3" style:family="table-cell" style:parent-style-name="ce93" style:data-style-name="N114"/>
    <style:style style:name="ce93P3" style:family="table-cell" style:parent-style-name="ce93" style:data-style-name="N107"/>
    <style:style style:name="ce93N3" style:family="table-cell" style:parent-style-name="ce93" style:data-style-name="N115"/>
    <style:style style:name="ce93C4" style:family="table-cell" style:parent-style-name="ce93" style:data-style-name="N116"/>
    <style:style style:name="ce93P4" style:family="table-cell" style:parent-style-name="ce93" style:data-style-name="N118"/>
    <style:style style:name="ce93N4" style:family="table-cell" style:parent-style-name="ce93" style:data-style-name="N117"/>
    <style:style style:name="ce93C5" style:family="table-cell" style:parent-style-name="ce93" style:data-style-name="N119"/>
    <style:style style:name="ce93P5" style:family="table-cell" style:parent-style-name="ce93" style:data-style-name="N120"/>
    <style:style style:name="ce93N5" style:family="table-cell" style:parent-style-name="ce93" style:data-style-name="N121"/>
    <style:style style:name="ce93C6" style:family="table-cell" style:parent-style-name="ce93" style:data-style-name="N122"/>
    <style:style style:name="ce93P6" style:family="table-cell" style:parent-style-name="ce93" style:data-style-name="N123"/>
    <style:style style:name="ce93N6" style:family="table-cell" style:parent-style-name="ce93" style:data-style-name="N124"/>
    <style:style style:name="ce93C7" style:family="table-cell" style:parent-style-name="ce93" style:data-style-name="N125"/>
    <style:style style:name="ce93P7" style:family="table-cell" style:parent-style-name="ce93" style:data-style-name="N126"/>
    <style:style style:name="ce93N7" style:family="table-cell" style:parent-style-name="ce93" style:data-style-name="N127"/>
    <style:style style:name="ce93C8" style:family="table-cell" style:parent-style-name="ce93" style:data-style-name="N128"/>
    <style:style style:name="ce93P8" style:family="table-cell" style:parent-style-name="ce93" style:data-style-name="N129"/>
    <style:style style:name="ce93N8" style:family="table-cell" style:parent-style-name="ce93" style:data-style-name="N130"/>
    <style:style style:name="ce94" style:family="table-cell">
      <style:table-cell-properties style:text-align-source="fix" style:repeat-content="false" fo:background-color="#1F497D"/>
      <style:paragraph-properties fo:text-align="center"/>
      <style:text-properties fo:color="#FFFFFF" style:font-name="Tahoma" fo:font-size="11pt" fo:font-weight="bold"/>
    </style:style>
    <style:style style:name="ce94DA" style:family="table-cell" style:parent-style-name="ce94" style:data-style-name="N36"/>
    <style:style style:name="ce94DH" style:family="table-cell" style:parent-style-name="ce94" style:data-style-name="N51"/>
    <style:style style:name="ce94DE" style:family="table-cell" style:parent-style-name="ce94" style:data-style-name="N76"/>
    <style:style style:name="ce94C0" style:family="table-cell" style:parent-style-name="ce94" style:data-style-name="N103"/>
    <style:style style:name="ce94P0" style:family="table-cell" style:parent-style-name="ce94" style:data-style-name="N10"/>
    <style:style style:name="ce94N0" style:family="table-cell" style:parent-style-name="ce94" style:data-style-name="N113"/>
    <style:style style:name="ce94C1" style:family="table-cell" style:parent-style-name="ce94" style:data-style-name="N110"/>
    <style:style style:name="ce94P1" style:family="table-cell" style:parent-style-name="ce94" style:data-style-name="N111"/>
    <style:style style:name="ce94N1" style:family="table-cell" style:parent-style-name="ce94" style:data-style-name="N112"/>
    <style:style style:name="ce94C2" style:family="table-cell" style:parent-style-name="ce94" style:data-style-name="N104"/>
    <style:style style:name="ce94P2" style:family="table-cell" style:parent-style-name="ce94" style:data-style-name="N11"/>
    <style:style style:name="ce94N2" style:family="table-cell" style:parent-style-name="ce94" style:data-style-name="N109"/>
    <style:style style:name="ce94C3" style:family="table-cell" style:parent-style-name="ce94" style:data-style-name="N114"/>
    <style:style style:name="ce94P3" style:family="table-cell" style:parent-style-name="ce94" style:data-style-name="N107"/>
    <style:style style:name="ce94N3" style:family="table-cell" style:parent-style-name="ce94" style:data-style-name="N115"/>
    <style:style style:name="ce94C4" style:family="table-cell" style:parent-style-name="ce94" style:data-style-name="N116"/>
    <style:style style:name="ce94P4" style:family="table-cell" style:parent-style-name="ce94" style:data-style-name="N118"/>
    <style:style style:name="ce94N4" style:family="table-cell" style:parent-style-name="ce94" style:data-style-name="N117"/>
    <style:style style:name="ce94C5" style:family="table-cell" style:parent-style-name="ce94" style:data-style-name="N119"/>
    <style:style style:name="ce94P5" style:family="table-cell" style:parent-style-name="ce94" style:data-style-name="N120"/>
    <style:style style:name="ce94N5" style:family="table-cell" style:parent-style-name="ce94" style:data-style-name="N121"/>
    <style:style style:name="ce94C6" style:family="table-cell" style:parent-style-name="ce94" style:data-style-name="N122"/>
    <style:style style:name="ce94P6" style:family="table-cell" style:parent-style-name="ce94" style:data-style-name="N123"/>
    <style:style style:name="ce94N6" style:family="table-cell" style:parent-style-name="ce94" style:data-style-name="N124"/>
    <style:style style:name="ce94C7" style:family="table-cell" style:parent-style-name="ce94" style:data-style-name="N125"/>
    <style:style style:name="ce94P7" style:family="table-cell" style:parent-style-name="ce94" style:data-style-name="N126"/>
    <style:style style:name="ce94N7" style:family="table-cell" style:parent-style-name="ce94" style:data-style-name="N127"/>
    <style:style style:name="ce94C8" style:family="table-cell" style:parent-style-name="ce94" style:data-style-name="N128"/>
    <style:style style:name="ce94P8" style:family="table-cell" style:parent-style-name="ce94" style:data-style-name="N129"/>
    <style:style style:name="ce94N8" style:family="table-cell" style:parent-style-name="ce94" style:data-style-name="N130"/>
    <style:style style:name="ce95" style:family="table-cell">
      <style:table-cell-properties style:text-align-source="fix" style:repeat-content="false" fo:background-color="#1F497D"/>
      <style:paragraph-properties fo:text-align="start"/>
      <style:text-properties fo:color="#FFFFFF" style:font-name="Tahoma" fo:font-size="11pt" fo:font-weight="bold"/>
    </style:style>
    <style:style style:name="ce95DA" style:family="table-cell" style:parent-style-name="ce95" style:data-style-name="N36"/>
    <style:style style:name="ce95DH" style:family="table-cell" style:parent-style-name="ce95" style:data-style-name="N51"/>
    <style:style style:name="ce95DE" style:family="table-cell" style:parent-style-name="ce95" style:data-style-name="N76"/>
    <style:style style:name="ce95C0" style:family="table-cell" style:parent-style-name="ce95" style:data-style-name="N103"/>
    <style:style style:name="ce95P0" style:family="table-cell" style:parent-style-name="ce95" style:data-style-name="N10"/>
    <style:style style:name="ce95N0" style:family="table-cell" style:parent-style-name="ce95" style:data-style-name="N113"/>
    <style:style style:name="ce95C1" style:family="table-cell" style:parent-style-name="ce95" style:data-style-name="N110"/>
    <style:style style:name="ce95P1" style:family="table-cell" style:parent-style-name="ce95" style:data-style-name="N111"/>
    <style:style style:name="ce95N1" style:family="table-cell" style:parent-style-name="ce95" style:data-style-name="N112"/>
    <style:style style:name="ce95C2" style:family="table-cell" style:parent-style-name="ce95" style:data-style-name="N104"/>
    <style:style style:name="ce95P2" style:family="table-cell" style:parent-style-name="ce95" style:data-style-name="N11"/>
    <style:style style:name="ce95N2" style:family="table-cell" style:parent-style-name="ce95" style:data-style-name="N109"/>
    <style:style style:name="ce95C3" style:family="table-cell" style:parent-style-name="ce95" style:data-style-name="N114"/>
    <style:style style:name="ce95P3" style:family="table-cell" style:parent-style-name="ce95" style:data-style-name="N107"/>
    <style:style style:name="ce95N3" style:family="table-cell" style:parent-style-name="ce95" style:data-style-name="N115"/>
    <style:style style:name="ce95C4" style:family="table-cell" style:parent-style-name="ce95" style:data-style-name="N116"/>
    <style:style style:name="ce95P4" style:family="table-cell" style:parent-style-name="ce95" style:data-style-name="N118"/>
    <style:style style:name="ce95N4" style:family="table-cell" style:parent-style-name="ce95" style:data-style-name="N117"/>
    <style:style style:name="ce95C5" style:family="table-cell" style:parent-style-name="ce95" style:data-style-name="N119"/>
    <style:style style:name="ce95P5" style:family="table-cell" style:parent-style-name="ce95" style:data-style-name="N120"/>
    <style:style style:name="ce95N5" style:family="table-cell" style:parent-style-name="ce95" style:data-style-name="N121"/>
    <style:style style:name="ce95C6" style:family="table-cell" style:parent-style-name="ce95" style:data-style-name="N122"/>
    <style:style style:name="ce95P6" style:family="table-cell" style:parent-style-name="ce95" style:data-style-name="N123"/>
    <style:style style:name="ce95N6" style:family="table-cell" style:parent-style-name="ce95" style:data-style-name="N124"/>
    <style:style style:name="ce95C7" style:family="table-cell" style:parent-style-name="ce95" style:data-style-name="N125"/>
    <style:style style:name="ce95P7" style:family="table-cell" style:parent-style-name="ce95" style:data-style-name="N126"/>
    <style:style style:name="ce95N7" style:family="table-cell" style:parent-style-name="ce95" style:data-style-name="N127"/>
    <style:style style:name="ce95C8" style:family="table-cell" style:parent-style-name="ce95" style:data-style-name="N128"/>
    <style:style style:name="ce95P8" style:family="table-cell" style:parent-style-name="ce95" style:data-style-name="N129"/>
    <style:style style:name="ce95N8" style:family="table-cell" style:parent-style-name="ce95" style:data-style-name="N130"/>
    <style:style style:name="ce96" style:family="table-cell">
      <style:table-cell-properties style:text-align-source="fix" style:repeat-content="false" fo:background-color="#1F497D"/>
      <style:paragraph-properties fo:text-align="end"/>
      <style:text-properties fo:color="#FFFFFF" style:font-name="Tahoma" fo:font-size="11pt" fo:font-weight="bold"/>
    </style:style>
    <style:style style:name="ce96DA" style:family="table-cell" style:parent-style-name="ce96" style:data-style-name="N36"/>
    <style:style style:name="ce96DH" style:family="table-cell" style:parent-style-name="ce96" style:data-style-name="N51"/>
    <style:style style:name="ce96DE" style:family="table-cell" style:parent-style-name="ce96" style:data-style-name="N76"/>
    <style:style style:name="ce96C0" style:family="table-cell" style:parent-style-name="ce96" style:data-style-name="N103"/>
    <style:style style:name="ce96P0" style:family="table-cell" style:parent-style-name="ce96" style:data-style-name="N10"/>
    <style:style style:name="ce96N0" style:family="table-cell" style:parent-style-name="ce96" style:data-style-name="N113"/>
    <style:style style:name="ce96C1" style:family="table-cell" style:parent-style-name="ce96" style:data-style-name="N110"/>
    <style:style style:name="ce96P1" style:family="table-cell" style:parent-style-name="ce96" style:data-style-name="N111"/>
    <style:style style:name="ce96N1" style:family="table-cell" style:parent-style-name="ce96" style:data-style-name="N112"/>
    <style:style style:name="ce96C2" style:family="table-cell" style:parent-style-name="ce96" style:data-style-name="N104"/>
    <style:style style:name="ce96P2" style:family="table-cell" style:parent-style-name="ce96" style:data-style-name="N11"/>
    <style:style style:name="ce96N2" style:family="table-cell" style:parent-style-name="ce96" style:data-style-name="N109"/>
    <style:style style:name="ce96C3" style:family="table-cell" style:parent-style-name="ce96" style:data-style-name="N114"/>
    <style:style style:name="ce96P3" style:family="table-cell" style:parent-style-name="ce96" style:data-style-name="N107"/>
    <style:style style:name="ce96N3" style:family="table-cell" style:parent-style-name="ce96" style:data-style-name="N115"/>
    <style:style style:name="ce96C4" style:family="table-cell" style:parent-style-name="ce96" style:data-style-name="N116"/>
    <style:style style:name="ce96P4" style:family="table-cell" style:parent-style-name="ce96" style:data-style-name="N118"/>
    <style:style style:name="ce96N4" style:family="table-cell" style:parent-style-name="ce96" style:data-style-name="N117"/>
    <style:style style:name="ce96C5" style:family="table-cell" style:parent-style-name="ce96" style:data-style-name="N119"/>
    <style:style style:name="ce96P5" style:family="table-cell" style:parent-style-name="ce96" style:data-style-name="N120"/>
    <style:style style:name="ce96N5" style:family="table-cell" style:parent-style-name="ce96" style:data-style-name="N121"/>
    <style:style style:name="ce96C6" style:family="table-cell" style:parent-style-name="ce96" style:data-style-name="N122"/>
    <style:style style:name="ce96P6" style:family="table-cell" style:parent-style-name="ce96" style:data-style-name="N123"/>
    <style:style style:name="ce96N6" style:family="table-cell" style:parent-style-name="ce96" style:data-style-name="N124"/>
    <style:style style:name="ce96C7" style:family="table-cell" style:parent-style-name="ce96" style:data-style-name="N125"/>
    <style:style style:name="ce96P7" style:family="table-cell" style:parent-style-name="ce96" style:data-style-name="N126"/>
    <style:style style:name="ce96N7" style:family="table-cell" style:parent-style-name="ce96" style:data-style-name="N127"/>
    <style:style style:name="ce96C8" style:family="table-cell" style:parent-style-name="ce96" style:data-style-name="N128"/>
    <style:style style:name="ce96P8" style:family="table-cell" style:parent-style-name="ce96" style:data-style-name="N129"/>
    <style:style style:name="ce96N8" style:family="table-cell" style:parent-style-name="ce96" style:data-style-name="N130"/>
    <style:style style:name="ce97" style:family="table-cell">
      <style:table-cell-properties style:text-align-source="fix" style:repeat-content="false"/>
      <style:paragraph-properties fo:text-align="start"/>
      <style:text-properties fo:color="#FF00FF" style:font-name="Tahoma" fo:font-size="10pt"/>
    </style:style>
    <style:style style:name="ce97DA" style:family="table-cell" style:parent-style-name="ce97" style:data-style-name="N36"/>
    <style:style style:name="ce97DH" style:family="table-cell" style:parent-style-name="ce97" style:data-style-name="N51"/>
    <style:style style:name="ce97DE" style:family="table-cell" style:parent-style-name="ce97" style:data-style-name="N76"/>
    <style:style style:name="ce97C0" style:family="table-cell" style:parent-style-name="ce97" style:data-style-name="N103"/>
    <style:style style:name="ce97P0" style:family="table-cell" style:parent-style-name="ce97" style:data-style-name="N10"/>
    <style:style style:name="ce97N0" style:family="table-cell" style:parent-style-name="ce97" style:data-style-name="N113"/>
    <style:style style:name="ce97C1" style:family="table-cell" style:parent-style-name="ce97" style:data-style-name="N110"/>
    <style:style style:name="ce97P1" style:family="table-cell" style:parent-style-name="ce97" style:data-style-name="N111"/>
    <style:style style:name="ce97N1" style:family="table-cell" style:parent-style-name="ce97" style:data-style-name="N112"/>
    <style:style style:name="ce97C2" style:family="table-cell" style:parent-style-name="ce97" style:data-style-name="N104"/>
    <style:style style:name="ce97P2" style:family="table-cell" style:parent-style-name="ce97" style:data-style-name="N11"/>
    <style:style style:name="ce97N2" style:family="table-cell" style:parent-style-name="ce97" style:data-style-name="N109"/>
    <style:style style:name="ce97C3" style:family="table-cell" style:parent-style-name="ce97" style:data-style-name="N114"/>
    <style:style style:name="ce97P3" style:family="table-cell" style:parent-style-name="ce97" style:data-style-name="N107"/>
    <style:style style:name="ce97N3" style:family="table-cell" style:parent-style-name="ce97" style:data-style-name="N115"/>
    <style:style style:name="ce97C4" style:family="table-cell" style:parent-style-name="ce97" style:data-style-name="N116"/>
    <style:style style:name="ce97P4" style:family="table-cell" style:parent-style-name="ce97" style:data-style-name="N118"/>
    <style:style style:name="ce97N4" style:family="table-cell" style:parent-style-name="ce97" style:data-style-name="N117"/>
    <style:style style:name="ce97C5" style:family="table-cell" style:parent-style-name="ce97" style:data-style-name="N119"/>
    <style:style style:name="ce97P5" style:family="table-cell" style:parent-style-name="ce97" style:data-style-name="N120"/>
    <style:style style:name="ce97N5" style:family="table-cell" style:parent-style-name="ce97" style:data-style-name="N121"/>
    <style:style style:name="ce97C6" style:family="table-cell" style:parent-style-name="ce97" style:data-style-name="N122"/>
    <style:style style:name="ce97P6" style:family="table-cell" style:parent-style-name="ce97" style:data-style-name="N123"/>
    <style:style style:name="ce97N6" style:family="table-cell" style:parent-style-name="ce97" style:data-style-name="N124"/>
    <style:style style:name="ce97C7" style:family="table-cell" style:parent-style-name="ce97" style:data-style-name="N125"/>
    <style:style style:name="ce97P7" style:family="table-cell" style:parent-style-name="ce97" style:data-style-name="N126"/>
    <style:style style:name="ce97N7" style:family="table-cell" style:parent-style-name="ce97" style:data-style-name="N127"/>
    <style:style style:name="ce97C8" style:family="table-cell" style:parent-style-name="ce97" style:data-style-name="N128"/>
    <style:style style:name="ce97P8" style:family="table-cell" style:parent-style-name="ce97" style:data-style-name="N129"/>
    <style:style style:name="ce97N8" style:family="table-cell" style:parent-style-name="ce97" style:data-style-name="N130"/>
    <style:style style:name="ce98" style:family="table-cell">
      <style:table-cell-properties style:text-align-source="fix" style:repeat-content="false"/>
      <style:paragraph-properties fo:text-align="end"/>
      <style:text-properties fo:color="#FF00FF" style:font-name="Tahoma" fo:font-size="10pt"/>
    </style:style>
    <style:style style:name="ce98DA" style:family="table-cell" style:parent-style-name="ce98" style:data-style-name="N36"/>
    <style:style style:name="ce98DH" style:family="table-cell" style:parent-style-name="ce98" style:data-style-name="N51"/>
    <style:style style:name="ce98DE" style:family="table-cell" style:parent-style-name="ce98" style:data-style-name="N76"/>
    <style:style style:name="ce98C0" style:family="table-cell" style:parent-style-name="ce98" style:data-style-name="N103"/>
    <style:style style:name="ce98P0" style:family="table-cell" style:parent-style-name="ce98" style:data-style-name="N10"/>
    <style:style style:name="ce98N0" style:family="table-cell" style:parent-style-name="ce98" style:data-style-name="N113"/>
    <style:style style:name="ce98C1" style:family="table-cell" style:parent-style-name="ce98" style:data-style-name="N110"/>
    <style:style style:name="ce98P1" style:family="table-cell" style:parent-style-name="ce98" style:data-style-name="N111"/>
    <style:style style:name="ce98N1" style:family="table-cell" style:parent-style-name="ce98" style:data-style-name="N112"/>
    <style:style style:name="ce98C2" style:family="table-cell" style:parent-style-name="ce98" style:data-style-name="N104"/>
    <style:style style:name="ce98P2" style:family="table-cell" style:parent-style-name="ce98" style:data-style-name="N11"/>
    <style:style style:name="ce98N2" style:family="table-cell" style:parent-style-name="ce98" style:data-style-name="N109"/>
    <style:style style:name="ce98C3" style:family="table-cell" style:parent-style-name="ce98" style:data-style-name="N114"/>
    <style:style style:name="ce98P3" style:family="table-cell" style:parent-style-name="ce98" style:data-style-name="N107"/>
    <style:style style:name="ce98N3" style:family="table-cell" style:parent-style-name="ce98" style:data-style-name="N115"/>
    <style:style style:name="ce98C4" style:family="table-cell" style:parent-style-name="ce98" style:data-style-name="N116"/>
    <style:style style:name="ce98P4" style:family="table-cell" style:parent-style-name="ce98" style:data-style-name="N118"/>
    <style:style style:name="ce98N4" style:family="table-cell" style:parent-style-name="ce98" style:data-style-name="N117"/>
    <style:style style:name="ce98C5" style:family="table-cell" style:parent-style-name="ce98" style:data-style-name="N119"/>
    <style:style style:name="ce98P5" style:family="table-cell" style:parent-style-name="ce98" style:data-style-name="N120"/>
    <style:style style:name="ce98N5" style:family="table-cell" style:parent-style-name="ce98" style:data-style-name="N121"/>
    <style:style style:name="ce98C6" style:family="table-cell" style:parent-style-name="ce98" style:data-style-name="N122"/>
    <style:style style:name="ce98P6" style:family="table-cell" style:parent-style-name="ce98" style:data-style-name="N123"/>
    <style:style style:name="ce98N6" style:family="table-cell" style:parent-style-name="ce98" style:data-style-name="N124"/>
    <style:style style:name="ce98C7" style:family="table-cell" style:parent-style-name="ce98" style:data-style-name="N125"/>
    <style:style style:name="ce98P7" style:family="table-cell" style:parent-style-name="ce98" style:data-style-name="N126"/>
    <style:style style:name="ce98N7" style:family="table-cell" style:parent-style-name="ce98" style:data-style-name="N127"/>
    <style:style style:name="ce98C8" style:family="table-cell" style:parent-style-name="ce98" style:data-style-name="N128"/>
    <style:style style:name="ce98P8" style:family="table-cell" style:parent-style-name="ce98" style:data-style-name="N129"/>
    <style:style style:name="ce98N8" style:family="table-cell" style:parent-style-name="ce98" style:data-style-name="N130"/>
    <style:style style:name="ce99" style:family="table-cell">
      <style:table-cell-properties style:text-align-source="fix" style:repeat-content="false"/>
      <style:paragraph-properties fo:text-align="center"/>
      <style:text-properties fo:color="#FF00FF" style:font-name="Tahoma" fo:font-size="10pt"/>
    </style:style>
    <style:style style:name="ce99DA" style:family="table-cell" style:parent-style-name="ce99" style:data-style-name="N36"/>
    <style:style style:name="ce99DH" style:family="table-cell" style:parent-style-name="ce99" style:data-style-name="N51"/>
    <style:style style:name="ce99DE" style:family="table-cell" style:parent-style-name="ce99" style:data-style-name="N76"/>
    <style:style style:name="ce99C0" style:family="table-cell" style:parent-style-name="ce99" style:data-style-name="N103"/>
    <style:style style:name="ce99P0" style:family="table-cell" style:parent-style-name="ce99" style:data-style-name="N10"/>
    <style:style style:name="ce99N0" style:family="table-cell" style:parent-style-name="ce99" style:data-style-name="N113"/>
    <style:style style:name="ce99C1" style:family="table-cell" style:parent-style-name="ce99" style:data-style-name="N110"/>
    <style:style style:name="ce99P1" style:family="table-cell" style:parent-style-name="ce99" style:data-style-name="N111"/>
    <style:style style:name="ce99N1" style:family="table-cell" style:parent-style-name="ce99" style:data-style-name="N112"/>
    <style:style style:name="ce99C2" style:family="table-cell" style:parent-style-name="ce99" style:data-style-name="N104"/>
    <style:style style:name="ce99P2" style:family="table-cell" style:parent-style-name="ce99" style:data-style-name="N11"/>
    <style:style style:name="ce99N2" style:family="table-cell" style:parent-style-name="ce99" style:data-style-name="N109"/>
    <style:style style:name="ce99C3" style:family="table-cell" style:parent-style-name="ce99" style:data-style-name="N114"/>
    <style:style style:name="ce99P3" style:family="table-cell" style:parent-style-name="ce99" style:data-style-name="N107"/>
    <style:style style:name="ce99N3" style:family="table-cell" style:parent-style-name="ce99" style:data-style-name="N115"/>
    <style:style style:name="ce99C4" style:family="table-cell" style:parent-style-name="ce99" style:data-style-name="N116"/>
    <style:style style:name="ce99P4" style:family="table-cell" style:parent-style-name="ce99" style:data-style-name="N118"/>
    <style:style style:name="ce99N4" style:family="table-cell" style:parent-style-name="ce99" style:data-style-name="N117"/>
    <style:style style:name="ce99C5" style:family="table-cell" style:parent-style-name="ce99" style:data-style-name="N119"/>
    <style:style style:name="ce99P5" style:family="table-cell" style:parent-style-name="ce99" style:data-style-name="N120"/>
    <style:style style:name="ce99N5" style:family="table-cell" style:parent-style-name="ce99" style:data-style-name="N121"/>
    <style:style style:name="ce99C6" style:family="table-cell" style:parent-style-name="ce99" style:data-style-name="N122"/>
    <style:style style:name="ce99P6" style:family="table-cell" style:parent-style-name="ce99" style:data-style-name="N123"/>
    <style:style style:name="ce99N6" style:family="table-cell" style:parent-style-name="ce99" style:data-style-name="N124"/>
    <style:style style:name="ce99C7" style:family="table-cell" style:parent-style-name="ce99" style:data-style-name="N125"/>
    <style:style style:name="ce99P7" style:family="table-cell" style:parent-style-name="ce99" style:data-style-name="N126"/>
    <style:style style:name="ce99N7" style:family="table-cell" style:parent-style-name="ce99" style:data-style-name="N127"/>
    <style:style style:name="ce99C8" style:family="table-cell" style:parent-style-name="ce99" style:data-style-name="N128"/>
    <style:style style:name="ce99P8" style:family="table-cell" style:parent-style-name="ce99" style:data-style-name="N129"/>
    <style:style style:name="ce99N8" style:family="table-cell" style:parent-style-name="ce99" style:data-style-name="N130"/>
    <style:style style:name="ce100" style:family="table-cell">
      <style:table-cell-properties style:text-align-source="fix" style:repeat-content="false" fo:background-color="#ff0000"/>
      <style:paragraph-properties fo:text-align="center"/>
      <style:text-properties fo:color="#ffffff" style:font-name="Tahoma" fo:font-size="11pt" fo:font-weight="bold"/>
    </style:style>
    <style:style style:name="ce100DA" style:family="table-cell" style:parent-style-name="ce100" style:data-style-name="N36"/>
    <style:style style:name="ce100DH" style:family="table-cell" style:parent-style-name="ce100" style:data-style-name="N51"/>
    <style:style style:name="ce100DE" style:family="table-cell" style:parent-style-name="ce100" style:data-style-name="N76"/>
    <style:style style:name="ce100C0" style:family="table-cell" style:parent-style-name="ce100" style:data-style-name="N103"/>
    <style:style style:name="ce100P0" style:family="table-cell" style:parent-style-name="ce100" style:data-style-name="N10"/>
    <style:style style:name="ce100N0" style:family="table-cell" style:parent-style-name="ce100" style:data-style-name="N113"/>
    <style:style style:name="ce100C1" style:family="table-cell" style:parent-style-name="ce100" style:data-style-name="N110"/>
    <style:style style:name="ce100P1" style:family="table-cell" style:parent-style-name="ce100" style:data-style-name="N111"/>
    <style:style style:name="ce100N1" style:family="table-cell" style:parent-style-name="ce100" style:data-style-name="N112"/>
    <style:style style:name="ce100C2" style:family="table-cell" style:parent-style-name="ce100" style:data-style-name="N104"/>
    <style:style style:name="ce100P2" style:family="table-cell" style:parent-style-name="ce100" style:data-style-name="N11"/>
    <style:style style:name="ce100N2" style:family="table-cell" style:parent-style-name="ce100" style:data-style-name="N109"/>
    <style:style style:name="ce100C3" style:family="table-cell" style:parent-style-name="ce100" style:data-style-name="N114"/>
    <style:style style:name="ce100P3" style:family="table-cell" style:parent-style-name="ce100" style:data-style-name="N107"/>
    <style:style style:name="ce100N3" style:family="table-cell" style:parent-style-name="ce100" style:data-style-name="N115"/>
    <style:style style:name="ce100C4" style:family="table-cell" style:parent-style-name="ce100" style:data-style-name="N116"/>
    <style:style style:name="ce100P4" style:family="table-cell" style:parent-style-name="ce100" style:data-style-name="N118"/>
    <style:style style:name="ce100N4" style:family="table-cell" style:parent-style-name="ce100" style:data-style-name="N117"/>
    <style:style style:name="ce100C5" style:family="table-cell" style:parent-style-name="ce100" style:data-style-name="N119"/>
    <style:style style:name="ce100P5" style:family="table-cell" style:parent-style-name="ce100" style:data-style-name="N120"/>
    <style:style style:name="ce100N5" style:family="table-cell" style:parent-style-name="ce100" style:data-style-name="N121"/>
    <style:style style:name="ce100C6" style:family="table-cell" style:parent-style-name="ce100" style:data-style-name="N122"/>
    <style:style style:name="ce100P6" style:family="table-cell" style:parent-style-name="ce100" style:data-style-name="N123"/>
    <style:style style:name="ce100N6" style:family="table-cell" style:parent-style-name="ce100" style:data-style-name="N124"/>
    <style:style style:name="ce100C7" style:family="table-cell" style:parent-style-name="ce100" style:data-style-name="N125"/>
    <style:style style:name="ce100P7" style:family="table-cell" style:parent-style-name="ce100" style:data-style-name="N126"/>
    <style:style style:name="ce100N7" style:family="table-cell" style:parent-style-name="ce100" style:data-style-name="N127"/>
    <style:style style:name="ce100C8" style:family="table-cell" style:parent-style-name="ce100" style:data-style-name="N128"/>
    <style:style style:name="ce100P8" style:family="table-cell" style:parent-style-name="ce100" style:data-style-name="N129"/>
    <style:style style:name="ce100N8" style:family="table-cell" style:parent-style-name="ce100" style:data-style-name="N130"/>
    <style:style style:name="ce101" style:family="table-cell">
      <style:table-cell-properties style:text-align-source="fix" style:repeat-content="false" fo:background-color="#e6e6e6"/>
      <style:paragraph-properties fo:text-align="center"/>
      <style:text-properties fo:color="#ff0000" style:font-name="Tahoma" fo:font-size="11pt" fo:font-weight="bold"/>
    </style:style>
    <style:style style:name="ce101DA" style:family="table-cell" style:parent-style-name="ce101" style:data-style-name="N36"/>
    <style:style style:name="ce101DH" style:family="table-cell" style:parent-style-name="ce101" style:data-style-name="N51"/>
    <style:style style:name="ce101DE" style:family="table-cell" style:parent-style-name="ce101" style:data-style-name="N76"/>
    <style:style style:name="ce101C0" style:family="table-cell" style:parent-style-name="ce101" style:data-style-name="N103"/>
    <style:style style:name="ce101P0" style:family="table-cell" style:parent-style-name="ce101" style:data-style-name="N10"/>
    <style:style style:name="ce101N0" style:family="table-cell" style:parent-style-name="ce101" style:data-style-name="N113"/>
    <style:style style:name="ce101C1" style:family="table-cell" style:parent-style-name="ce101" style:data-style-name="N110"/>
    <style:style style:name="ce101P1" style:family="table-cell" style:parent-style-name="ce101" style:data-style-name="N111"/>
    <style:style style:name="ce101N1" style:family="table-cell" style:parent-style-name="ce101" style:data-style-name="N112"/>
    <style:style style:name="ce101C2" style:family="table-cell" style:parent-style-name="ce101" style:data-style-name="N104"/>
    <style:style style:name="ce101P2" style:family="table-cell" style:parent-style-name="ce101" style:data-style-name="N11"/>
    <style:style style:name="ce101N2" style:family="table-cell" style:parent-style-name="ce101" style:data-style-name="N109"/>
    <style:style style:name="ce101C3" style:family="table-cell" style:parent-style-name="ce101" style:data-style-name="N114"/>
    <style:style style:name="ce101P3" style:family="table-cell" style:parent-style-name="ce101" style:data-style-name="N107"/>
    <style:style style:name="ce101N3" style:family="table-cell" style:parent-style-name="ce101" style:data-style-name="N115"/>
    <style:style style:name="ce101C4" style:family="table-cell" style:parent-style-name="ce101" style:data-style-name="N116"/>
    <style:style style:name="ce101P4" style:family="table-cell" style:parent-style-name="ce101" style:data-style-name="N118"/>
    <style:style style:name="ce101N4" style:family="table-cell" style:parent-style-name="ce101" style:data-style-name="N117"/>
    <style:style style:name="ce101C5" style:family="table-cell" style:parent-style-name="ce101" style:data-style-name="N119"/>
    <style:style style:name="ce101P5" style:family="table-cell" style:parent-style-name="ce101" style:data-style-name="N120"/>
    <style:style style:name="ce101N5" style:family="table-cell" style:parent-style-name="ce101" style:data-style-name="N121"/>
    <style:style style:name="ce101C6" style:family="table-cell" style:parent-style-name="ce101" style:data-style-name="N122"/>
    <style:style style:name="ce101P6" style:family="table-cell" style:parent-style-name="ce101" style:data-style-name="N123"/>
    <style:style style:name="ce101N6" style:family="table-cell" style:parent-style-name="ce101" style:data-style-name="N124"/>
    <style:style style:name="ce101C7" style:family="table-cell" style:parent-style-name="ce101" style:data-style-name="N125"/>
    <style:style style:name="ce101P7" style:family="table-cell" style:parent-style-name="ce101" style:data-style-name="N126"/>
    <style:style style:name="ce101N7" style:family="table-cell" style:parent-style-name="ce101" style:data-style-name="N127"/>
    <style:style style:name="ce101C8" style:family="table-cell" style:parent-style-name="ce101" style:data-style-name="N128"/>
    <style:style style:name="ce101P8" style:family="table-cell" style:parent-style-name="ce101" style:data-style-name="N129"/>
    <style:style style:name="ce101N8" style:family="table-cell" style:parent-style-name="ce101" style:data-style-name="N130"/>
    <style:style style:name="ce102" style:family="table-cell">
      <style:table-cell-properties style:text-align-source="fix" style:repeat-content="false" fo:background-color="#e6e6e6"/>
      <style:paragraph-properties fo:text-align="center"/>
      <style:text-properties fo:color="#008000" style:font-name="Tahoma" fo:font-size="11pt" fo:font-weight="bold"/>
    </style:style>
    <style:style style:name="ce102DA" style:family="table-cell" style:parent-style-name="ce102" style:data-style-name="N36"/>
    <style:style style:name="ce102DH" style:family="table-cell" style:parent-style-name="ce102" style:data-style-name="N51"/>
    <style:style style:name="ce102DE" style:family="table-cell" style:parent-style-name="ce102" style:data-style-name="N76"/>
    <style:style style:name="ce102C0" style:family="table-cell" style:parent-style-name="ce102" style:data-style-name="N103"/>
    <style:style style:name="ce102P0" style:family="table-cell" style:parent-style-name="ce102" style:data-style-name="N10"/>
    <style:style style:name="ce102N0" style:family="table-cell" style:parent-style-name="ce102" style:data-style-name="N113"/>
    <style:style style:name="ce102C1" style:family="table-cell" style:parent-style-name="ce102" style:data-style-name="N110"/>
    <style:style style:name="ce102P1" style:family="table-cell" style:parent-style-name="ce102" style:data-style-name="N111"/>
    <style:style style:name="ce102N1" style:family="table-cell" style:parent-style-name="ce102" style:data-style-name="N112"/>
    <style:style style:name="ce102C2" style:family="table-cell" style:parent-style-name="ce102" style:data-style-name="N104"/>
    <style:style style:name="ce102P2" style:family="table-cell" style:parent-style-name="ce102" style:data-style-name="N11"/>
    <style:style style:name="ce102N2" style:family="table-cell" style:parent-style-name="ce102" style:data-style-name="N109"/>
    <style:style style:name="ce102C3" style:family="table-cell" style:parent-style-name="ce102" style:data-style-name="N114"/>
    <style:style style:name="ce102P3" style:family="table-cell" style:parent-style-name="ce102" style:data-style-name="N107"/>
    <style:style style:name="ce102N3" style:family="table-cell" style:parent-style-name="ce102" style:data-style-name="N115"/>
    <style:style style:name="ce102C4" style:family="table-cell" style:parent-style-name="ce102" style:data-style-name="N116"/>
    <style:style style:name="ce102P4" style:family="table-cell" style:parent-style-name="ce102" style:data-style-name="N118"/>
    <style:style style:name="ce102N4" style:family="table-cell" style:parent-style-name="ce102" style:data-style-name="N117"/>
    <style:style style:name="ce102C5" style:family="table-cell" style:parent-style-name="ce102" style:data-style-name="N119"/>
    <style:style style:name="ce102P5" style:family="table-cell" style:parent-style-name="ce102" style:data-style-name="N120"/>
    <style:style style:name="ce102N5" style:family="table-cell" style:parent-style-name="ce102" style:data-style-name="N121"/>
    <style:style style:name="ce102C6" style:family="table-cell" style:parent-style-name="ce102" style:data-style-name="N122"/>
    <style:style style:name="ce102P6" style:family="table-cell" style:parent-style-name="ce102" style:data-style-name="N123"/>
    <style:style style:name="ce102N6" style:family="table-cell" style:parent-style-name="ce102" style:data-style-name="N124"/>
    <style:style style:name="ce102C7" style:family="table-cell" style:parent-style-name="ce102" style:data-style-name="N125"/>
    <style:style style:name="ce102P7" style:family="table-cell" style:parent-style-name="ce102" style:data-style-name="N126"/>
    <style:style style:name="ce102N7" style:family="table-cell" style:parent-style-name="ce102" style:data-style-name="N127"/>
    <style:style style:name="ce102C8" style:family="table-cell" style:parent-style-name="ce102" style:data-style-name="N128"/>
    <style:style style:name="ce102P8" style:family="table-cell" style:parent-style-name="ce102" style:data-style-name="N129"/>
    <style:style style:name="ce102N8" style:family="table-cell" style:parent-style-name="ce102" style:data-style-name="N130"/>
    <style:style style:name="ce103" style:family="table-cell">
      <style:table-cell-properties style:text-align-source="fix" style:repeat-content="false" fo:background-color="#4b1f6f"/>
      <style:paragraph-properties fo:text-align="start"/>
      <style:text-properties fo:color="#ffffff" style:font-name="Tahoma" fo:font-size="11pt" fo:font-weight="bold"/>
    </style:style>
    <style:style style:name="ce103DA" style:family="table-cell" style:parent-style-name="ce103" style:data-style-name="N36"/>
    <style:style style:name="ce103DH" style:family="table-cell" style:parent-style-name="ce103" style:data-style-name="N51"/>
    <style:style style:name="ce103DE" style:family="table-cell" style:parent-style-name="ce103" style:data-style-name="N76"/>
    <style:style style:name="ce103C0" style:family="table-cell" style:parent-style-name="ce103" style:data-style-name="N103"/>
    <style:style style:name="ce103P0" style:family="table-cell" style:parent-style-name="ce103" style:data-style-name="N10"/>
    <style:style style:name="ce103N0" style:family="table-cell" style:parent-style-name="ce103" style:data-style-name="N113"/>
    <style:style style:name="ce103C1" style:family="table-cell" style:parent-style-name="ce103" style:data-style-name="N110"/>
    <style:style style:name="ce103P1" style:family="table-cell" style:parent-style-name="ce103" style:data-style-name="N111"/>
    <style:style style:name="ce103N1" style:family="table-cell" style:parent-style-name="ce103" style:data-style-name="N112"/>
    <style:style style:name="ce103C2" style:family="table-cell" style:parent-style-name="ce103" style:data-style-name="N104"/>
    <style:style style:name="ce103P2" style:family="table-cell" style:parent-style-name="ce103" style:data-style-name="N11"/>
    <style:style style:name="ce103N2" style:family="table-cell" style:parent-style-name="ce103" style:data-style-name="N109"/>
    <style:style style:name="ce103C3" style:family="table-cell" style:parent-style-name="ce103" style:data-style-name="N114"/>
    <style:style style:name="ce103P3" style:family="table-cell" style:parent-style-name="ce103" style:data-style-name="N107"/>
    <style:style style:name="ce103N3" style:family="table-cell" style:parent-style-name="ce103" style:data-style-name="N115"/>
    <style:style style:name="ce103C4" style:family="table-cell" style:parent-style-name="ce103" style:data-style-name="N116"/>
    <style:style style:name="ce103P4" style:family="table-cell" style:parent-style-name="ce103" style:data-style-name="N118"/>
    <style:style style:name="ce103N4" style:family="table-cell" style:parent-style-name="ce103" style:data-style-name="N117"/>
    <style:style style:name="ce103C5" style:family="table-cell" style:parent-style-name="ce103" style:data-style-name="N119"/>
    <style:style style:name="ce103P5" style:family="table-cell" style:parent-style-name="ce103" style:data-style-name="N120"/>
    <style:style style:name="ce103N5" style:family="table-cell" style:parent-style-name="ce103" style:data-style-name="N121"/>
    <style:style style:name="ce103C6" style:family="table-cell" style:parent-style-name="ce103" style:data-style-name="N122"/>
    <style:style style:name="ce103P6" style:family="table-cell" style:parent-style-name="ce103" style:data-style-name="N123"/>
    <style:style style:name="ce103N6" style:family="table-cell" style:parent-style-name="ce103" style:data-style-name="N124"/>
    <style:style style:name="ce103C7" style:family="table-cell" style:parent-style-name="ce103" style:data-style-name="N125"/>
    <style:style style:name="ce103P7" style:family="table-cell" style:parent-style-name="ce103" style:data-style-name="N126"/>
    <style:style style:name="ce103N7" style:family="table-cell" style:parent-style-name="ce103" style:data-style-name="N127"/>
    <style:style style:name="ce103C8" style:family="table-cell" style:parent-style-name="ce103" style:data-style-name="N128"/>
    <style:style style:name="ce103P8" style:family="table-cell" style:parent-style-name="ce103" style:data-style-name="N129"/>
    <style:style style:name="ce103N8" style:family="table-cell" style:parent-style-name="ce103" style:data-style-name="N130"/>
    <style:style style:name="ce104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1pt" fo:font-weight="bold"/>
    </style:style>
    <style:style style:name="ce104DA" style:family="table-cell" style:parent-style-name="ce104" style:data-style-name="N36"/>
    <style:style style:name="ce104DH" style:family="table-cell" style:parent-style-name="ce104" style:data-style-name="N51"/>
    <style:style style:name="ce104DE" style:family="table-cell" style:parent-style-name="ce104" style:data-style-name="N76"/>
    <style:style style:name="ce104C0" style:family="table-cell" style:parent-style-name="ce104" style:data-style-name="N103"/>
    <style:style style:name="ce104P0" style:family="table-cell" style:parent-style-name="ce104" style:data-style-name="N10"/>
    <style:style style:name="ce104N0" style:family="table-cell" style:parent-style-name="ce104" style:data-style-name="N113"/>
    <style:style style:name="ce104C1" style:family="table-cell" style:parent-style-name="ce104" style:data-style-name="N110"/>
    <style:style style:name="ce104P1" style:family="table-cell" style:parent-style-name="ce104" style:data-style-name="N111"/>
    <style:style style:name="ce104N1" style:family="table-cell" style:parent-style-name="ce104" style:data-style-name="N112"/>
    <style:style style:name="ce104C2" style:family="table-cell" style:parent-style-name="ce104" style:data-style-name="N104"/>
    <style:style style:name="ce104P2" style:family="table-cell" style:parent-style-name="ce104" style:data-style-name="N11"/>
    <style:style style:name="ce104N2" style:family="table-cell" style:parent-style-name="ce104" style:data-style-name="N109"/>
    <style:style style:name="ce104C3" style:family="table-cell" style:parent-style-name="ce104" style:data-style-name="N114"/>
    <style:style style:name="ce104P3" style:family="table-cell" style:parent-style-name="ce104" style:data-style-name="N107"/>
    <style:style style:name="ce104N3" style:family="table-cell" style:parent-style-name="ce104" style:data-style-name="N115"/>
    <style:style style:name="ce104C4" style:family="table-cell" style:parent-style-name="ce104" style:data-style-name="N116"/>
    <style:style style:name="ce104P4" style:family="table-cell" style:parent-style-name="ce104" style:data-style-name="N118"/>
    <style:style style:name="ce104N4" style:family="table-cell" style:parent-style-name="ce104" style:data-style-name="N117"/>
    <style:style style:name="ce104C5" style:family="table-cell" style:parent-style-name="ce104" style:data-style-name="N119"/>
    <style:style style:name="ce104P5" style:family="table-cell" style:parent-style-name="ce104" style:data-style-name="N120"/>
    <style:style style:name="ce104N5" style:family="table-cell" style:parent-style-name="ce104" style:data-style-name="N121"/>
    <style:style style:name="ce104C6" style:family="table-cell" style:parent-style-name="ce104" style:data-style-name="N122"/>
    <style:style style:name="ce104P6" style:family="table-cell" style:parent-style-name="ce104" style:data-style-name="N123"/>
    <style:style style:name="ce104N6" style:family="table-cell" style:parent-style-name="ce104" style:data-style-name="N124"/>
    <style:style style:name="ce104C7" style:family="table-cell" style:parent-style-name="ce104" style:data-style-name="N125"/>
    <style:style style:name="ce104P7" style:family="table-cell" style:parent-style-name="ce104" style:data-style-name="N126"/>
    <style:style style:name="ce104N7" style:family="table-cell" style:parent-style-name="ce104" style:data-style-name="N127"/>
    <style:style style:name="ce104C8" style:family="table-cell" style:parent-style-name="ce104" style:data-style-name="N128"/>
    <style:style style:name="ce104P8" style:family="table-cell" style:parent-style-name="ce104" style:data-style-name="N129"/>
    <style:style style:name="ce104N8" style:family="table-cell" style:parent-style-name="ce104" style:data-style-name="N130"/>
    <style:style style:name="ce105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1pt" fo:font-weight="bold"/>
    </style:style>
    <style:style style:name="ce105DA" style:family="table-cell" style:parent-style-name="ce105" style:data-style-name="N36"/>
    <style:style style:name="ce105DH" style:family="table-cell" style:parent-style-name="ce105" style:data-style-name="N51"/>
    <style:style style:name="ce105DE" style:family="table-cell" style:parent-style-name="ce105" style:data-style-name="N76"/>
    <style:style style:name="ce105C0" style:family="table-cell" style:parent-style-name="ce105" style:data-style-name="N103"/>
    <style:style style:name="ce105P0" style:family="table-cell" style:parent-style-name="ce105" style:data-style-name="N10"/>
    <style:style style:name="ce105N0" style:family="table-cell" style:parent-style-name="ce105" style:data-style-name="N113"/>
    <style:style style:name="ce105C1" style:family="table-cell" style:parent-style-name="ce105" style:data-style-name="N110"/>
    <style:style style:name="ce105P1" style:family="table-cell" style:parent-style-name="ce105" style:data-style-name="N111"/>
    <style:style style:name="ce105N1" style:family="table-cell" style:parent-style-name="ce105" style:data-style-name="N112"/>
    <style:style style:name="ce105C2" style:family="table-cell" style:parent-style-name="ce105" style:data-style-name="N104"/>
    <style:style style:name="ce105P2" style:family="table-cell" style:parent-style-name="ce105" style:data-style-name="N11"/>
    <style:style style:name="ce105N2" style:family="table-cell" style:parent-style-name="ce105" style:data-style-name="N109"/>
    <style:style style:name="ce105C3" style:family="table-cell" style:parent-style-name="ce105" style:data-style-name="N114"/>
    <style:style style:name="ce105P3" style:family="table-cell" style:parent-style-name="ce105" style:data-style-name="N107"/>
    <style:style style:name="ce105N3" style:family="table-cell" style:parent-style-name="ce105" style:data-style-name="N115"/>
    <style:style style:name="ce105C4" style:family="table-cell" style:parent-style-name="ce105" style:data-style-name="N116"/>
    <style:style style:name="ce105P4" style:family="table-cell" style:parent-style-name="ce105" style:data-style-name="N118"/>
    <style:style style:name="ce105N4" style:family="table-cell" style:parent-style-name="ce105" style:data-style-name="N117"/>
    <style:style style:name="ce105C5" style:family="table-cell" style:parent-style-name="ce105" style:data-style-name="N119"/>
    <style:style style:name="ce105P5" style:family="table-cell" style:parent-style-name="ce105" style:data-style-name="N120"/>
    <style:style style:name="ce105N5" style:family="table-cell" style:parent-style-name="ce105" style:data-style-name="N121"/>
    <style:style style:name="ce105C6" style:family="table-cell" style:parent-style-name="ce105" style:data-style-name="N122"/>
    <style:style style:name="ce105P6" style:family="table-cell" style:parent-style-name="ce105" style:data-style-name="N123"/>
    <style:style style:name="ce105N6" style:family="table-cell" style:parent-style-name="ce105" style:data-style-name="N124"/>
    <style:style style:name="ce105C7" style:family="table-cell" style:parent-style-name="ce105" style:data-style-name="N125"/>
    <style:style style:name="ce105P7" style:family="table-cell" style:parent-style-name="ce105" style:data-style-name="N126"/>
    <style:style style:name="ce105N7" style:family="table-cell" style:parent-style-name="ce105" style:data-style-name="N127"/>
    <style:style style:name="ce105C8" style:family="table-cell" style:parent-style-name="ce105" style:data-style-name="N128"/>
    <style:style style:name="ce105P8" style:family="table-cell" style:parent-style-name="ce105" style:data-style-name="N129"/>
    <style:style style:name="ce105N8" style:family="table-cell" style:parent-style-name="ce105" style:data-style-name="N130"/>
    <style:style style:name="ce106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1pt" fo:font-weight="bold"/>
    </style:style>
    <style:style style:name="ce106DA" style:family="table-cell" style:parent-style-name="ce106" style:data-style-name="N36"/>
    <style:style style:name="ce106DH" style:family="table-cell" style:parent-style-name="ce106" style:data-style-name="N51"/>
    <style:style style:name="ce106DE" style:family="table-cell" style:parent-style-name="ce106" style:data-style-name="N76"/>
    <style:style style:name="ce106C0" style:family="table-cell" style:parent-style-name="ce106" style:data-style-name="N103"/>
    <style:style style:name="ce106P0" style:family="table-cell" style:parent-style-name="ce106" style:data-style-name="N10"/>
    <style:style style:name="ce106N0" style:family="table-cell" style:parent-style-name="ce106" style:data-style-name="N113"/>
    <style:style style:name="ce106C1" style:family="table-cell" style:parent-style-name="ce106" style:data-style-name="N110"/>
    <style:style style:name="ce106P1" style:family="table-cell" style:parent-style-name="ce106" style:data-style-name="N111"/>
    <style:style style:name="ce106N1" style:family="table-cell" style:parent-style-name="ce106" style:data-style-name="N112"/>
    <style:style style:name="ce106C2" style:family="table-cell" style:parent-style-name="ce106" style:data-style-name="N104"/>
    <style:style style:name="ce106P2" style:family="table-cell" style:parent-style-name="ce106" style:data-style-name="N11"/>
    <style:style style:name="ce106N2" style:family="table-cell" style:parent-style-name="ce106" style:data-style-name="N109"/>
    <style:style style:name="ce106C3" style:family="table-cell" style:parent-style-name="ce106" style:data-style-name="N114"/>
    <style:style style:name="ce106P3" style:family="table-cell" style:parent-style-name="ce106" style:data-style-name="N107"/>
    <style:style style:name="ce106N3" style:family="table-cell" style:parent-style-name="ce106" style:data-style-name="N115"/>
    <style:style style:name="ce106C4" style:family="table-cell" style:parent-style-name="ce106" style:data-style-name="N116"/>
    <style:style style:name="ce106P4" style:family="table-cell" style:parent-style-name="ce106" style:data-style-name="N118"/>
    <style:style style:name="ce106N4" style:family="table-cell" style:parent-style-name="ce106" style:data-style-name="N117"/>
    <style:style style:name="ce106C5" style:family="table-cell" style:parent-style-name="ce106" style:data-style-name="N119"/>
    <style:style style:name="ce106P5" style:family="table-cell" style:parent-style-name="ce106" style:data-style-name="N120"/>
    <style:style style:name="ce106N5" style:family="table-cell" style:parent-style-name="ce106" style:data-style-name="N121"/>
    <style:style style:name="ce106C6" style:family="table-cell" style:parent-style-name="ce106" style:data-style-name="N122"/>
    <style:style style:name="ce106P6" style:family="table-cell" style:parent-style-name="ce106" style:data-style-name="N123"/>
    <style:style style:name="ce106N6" style:family="table-cell" style:parent-style-name="ce106" style:data-style-name="N124"/>
    <style:style style:name="ce106C7" style:family="table-cell" style:parent-style-name="ce106" style:data-style-name="N125"/>
    <style:style style:name="ce106P7" style:family="table-cell" style:parent-style-name="ce106" style:data-style-name="N126"/>
    <style:style style:name="ce106N7" style:family="table-cell" style:parent-style-name="ce106" style:data-style-name="N127"/>
    <style:style style:name="ce106C8" style:family="table-cell" style:parent-style-name="ce106" style:data-style-name="N128"/>
    <style:style style:name="ce106P8" style:family="table-cell" style:parent-style-name="ce106" style:data-style-name="N129"/>
    <style:style style:name="ce106N8" style:family="table-cell" style:parent-style-name="ce106" style:data-style-name="N130"/>
    <style:style style:name="ce107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1pt" fo:font-weight="bold"/>
    </style:style>
    <style:style style:name="ce107DA" style:family="table-cell" style:parent-style-name="ce107" style:data-style-name="N36"/>
    <style:style style:name="ce107DH" style:family="table-cell" style:parent-style-name="ce107" style:data-style-name="N51"/>
    <style:style style:name="ce107DE" style:family="table-cell" style:parent-style-name="ce107" style:data-style-name="N76"/>
    <style:style style:name="ce107C0" style:family="table-cell" style:parent-style-name="ce107" style:data-style-name="N103"/>
    <style:style style:name="ce107P0" style:family="table-cell" style:parent-style-name="ce107" style:data-style-name="N10"/>
    <style:style style:name="ce107N0" style:family="table-cell" style:parent-style-name="ce107" style:data-style-name="N113"/>
    <style:style style:name="ce107C1" style:family="table-cell" style:parent-style-name="ce107" style:data-style-name="N110"/>
    <style:style style:name="ce107P1" style:family="table-cell" style:parent-style-name="ce107" style:data-style-name="N111"/>
    <style:style style:name="ce107N1" style:family="table-cell" style:parent-style-name="ce107" style:data-style-name="N112"/>
    <style:style style:name="ce107C2" style:family="table-cell" style:parent-style-name="ce107" style:data-style-name="N104"/>
    <style:style style:name="ce107P2" style:family="table-cell" style:parent-style-name="ce107" style:data-style-name="N11"/>
    <style:style style:name="ce107N2" style:family="table-cell" style:parent-style-name="ce107" style:data-style-name="N109"/>
    <style:style style:name="ce107C3" style:family="table-cell" style:parent-style-name="ce107" style:data-style-name="N114"/>
    <style:style style:name="ce107P3" style:family="table-cell" style:parent-style-name="ce107" style:data-style-name="N107"/>
    <style:style style:name="ce107N3" style:family="table-cell" style:parent-style-name="ce107" style:data-style-name="N115"/>
    <style:style style:name="ce107C4" style:family="table-cell" style:parent-style-name="ce107" style:data-style-name="N116"/>
    <style:style style:name="ce107P4" style:family="table-cell" style:parent-style-name="ce107" style:data-style-name="N118"/>
    <style:style style:name="ce107N4" style:family="table-cell" style:parent-style-name="ce107" style:data-style-name="N117"/>
    <style:style style:name="ce107C5" style:family="table-cell" style:parent-style-name="ce107" style:data-style-name="N119"/>
    <style:style style:name="ce107P5" style:family="table-cell" style:parent-style-name="ce107" style:data-style-name="N120"/>
    <style:style style:name="ce107N5" style:family="table-cell" style:parent-style-name="ce107" style:data-style-name="N121"/>
    <style:style style:name="ce107C6" style:family="table-cell" style:parent-style-name="ce107" style:data-style-name="N122"/>
    <style:style style:name="ce107P6" style:family="table-cell" style:parent-style-name="ce107" style:data-style-name="N123"/>
    <style:style style:name="ce107N6" style:family="table-cell" style:parent-style-name="ce107" style:data-style-name="N124"/>
    <style:style style:name="ce107C7" style:family="table-cell" style:parent-style-name="ce107" style:data-style-name="N125"/>
    <style:style style:name="ce107P7" style:family="table-cell" style:parent-style-name="ce107" style:data-style-name="N126"/>
    <style:style style:name="ce107N7" style:family="table-cell" style:parent-style-name="ce107" style:data-style-name="N127"/>
    <style:style style:name="ce107C8" style:family="table-cell" style:parent-style-name="ce107" style:data-style-name="N128"/>
    <style:style style:name="ce107P8" style:family="table-cell" style:parent-style-name="ce107" style:data-style-name="N129"/>
    <style:style style:name="ce107N8" style:family="table-cell" style:parent-style-name="ce107" style:data-style-name="N130"/>
    <style:style style:name="ce108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1pt" fo:font-weight="bold"/>
    </style:style>
    <style:style style:name="ce108DA" style:family="table-cell" style:parent-style-name="ce108" style:data-style-name="N36"/>
    <style:style style:name="ce108DH" style:family="table-cell" style:parent-style-name="ce108" style:data-style-name="N51"/>
    <style:style style:name="ce108DE" style:family="table-cell" style:parent-style-name="ce108" style:data-style-name="N76"/>
    <style:style style:name="ce108C0" style:family="table-cell" style:parent-style-name="ce108" style:data-style-name="N103"/>
    <style:style style:name="ce108P0" style:family="table-cell" style:parent-style-name="ce108" style:data-style-name="N10"/>
    <style:style style:name="ce108N0" style:family="table-cell" style:parent-style-name="ce108" style:data-style-name="N113"/>
    <style:style style:name="ce108C1" style:family="table-cell" style:parent-style-name="ce108" style:data-style-name="N110"/>
    <style:style style:name="ce108P1" style:family="table-cell" style:parent-style-name="ce108" style:data-style-name="N111"/>
    <style:style style:name="ce108N1" style:family="table-cell" style:parent-style-name="ce108" style:data-style-name="N112"/>
    <style:style style:name="ce108C2" style:family="table-cell" style:parent-style-name="ce108" style:data-style-name="N104"/>
    <style:style style:name="ce108P2" style:family="table-cell" style:parent-style-name="ce108" style:data-style-name="N11"/>
    <style:style style:name="ce108N2" style:family="table-cell" style:parent-style-name="ce108" style:data-style-name="N109"/>
    <style:style style:name="ce108C3" style:family="table-cell" style:parent-style-name="ce108" style:data-style-name="N114"/>
    <style:style style:name="ce108P3" style:family="table-cell" style:parent-style-name="ce108" style:data-style-name="N107"/>
    <style:style style:name="ce108N3" style:family="table-cell" style:parent-style-name="ce108" style:data-style-name="N115"/>
    <style:style style:name="ce108C4" style:family="table-cell" style:parent-style-name="ce108" style:data-style-name="N116"/>
    <style:style style:name="ce108P4" style:family="table-cell" style:parent-style-name="ce108" style:data-style-name="N118"/>
    <style:style style:name="ce108N4" style:family="table-cell" style:parent-style-name="ce108" style:data-style-name="N117"/>
    <style:style style:name="ce108C5" style:family="table-cell" style:parent-style-name="ce108" style:data-style-name="N119"/>
    <style:style style:name="ce108P5" style:family="table-cell" style:parent-style-name="ce108" style:data-style-name="N120"/>
    <style:style style:name="ce108N5" style:family="table-cell" style:parent-style-name="ce108" style:data-style-name="N121"/>
    <style:style style:name="ce108C6" style:family="table-cell" style:parent-style-name="ce108" style:data-style-name="N122"/>
    <style:style style:name="ce108P6" style:family="table-cell" style:parent-style-name="ce108" style:data-style-name="N123"/>
    <style:style style:name="ce108N6" style:family="table-cell" style:parent-style-name="ce108" style:data-style-name="N124"/>
    <style:style style:name="ce108C7" style:family="table-cell" style:parent-style-name="ce108" style:data-style-name="N125"/>
    <style:style style:name="ce108P7" style:family="table-cell" style:parent-style-name="ce108" style:data-style-name="N126"/>
    <style:style style:name="ce108N7" style:family="table-cell" style:parent-style-name="ce108" style:data-style-name="N127"/>
    <style:style style:name="ce108C8" style:family="table-cell" style:parent-style-name="ce108" style:data-style-name="N128"/>
    <style:style style:name="ce108P8" style:family="table-cell" style:parent-style-name="ce108" style:data-style-name="N129"/>
    <style:style style:name="ce108N8" style:family="table-cell" style:parent-style-name="ce108" style:data-style-name="N130"/>
    <style:style style:name="ce109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1pt" fo:font-weight="bold"/>
    </style:style>
    <style:style style:name="ce109DA" style:family="table-cell" style:parent-style-name="ce109" style:data-style-name="N36"/>
    <style:style style:name="ce109DH" style:family="table-cell" style:parent-style-name="ce109" style:data-style-name="N51"/>
    <style:style style:name="ce109DE" style:family="table-cell" style:parent-style-name="ce109" style:data-style-name="N76"/>
    <style:style style:name="ce109C0" style:family="table-cell" style:parent-style-name="ce109" style:data-style-name="N103"/>
    <style:style style:name="ce109P0" style:family="table-cell" style:parent-style-name="ce109" style:data-style-name="N10"/>
    <style:style style:name="ce109N0" style:family="table-cell" style:parent-style-name="ce109" style:data-style-name="N113"/>
    <style:style style:name="ce109C1" style:family="table-cell" style:parent-style-name="ce109" style:data-style-name="N110"/>
    <style:style style:name="ce109P1" style:family="table-cell" style:parent-style-name="ce109" style:data-style-name="N111"/>
    <style:style style:name="ce109N1" style:family="table-cell" style:parent-style-name="ce109" style:data-style-name="N112"/>
    <style:style style:name="ce109C2" style:family="table-cell" style:parent-style-name="ce109" style:data-style-name="N104"/>
    <style:style style:name="ce109P2" style:family="table-cell" style:parent-style-name="ce109" style:data-style-name="N11"/>
    <style:style style:name="ce109N2" style:family="table-cell" style:parent-style-name="ce109" style:data-style-name="N109"/>
    <style:style style:name="ce109C3" style:family="table-cell" style:parent-style-name="ce109" style:data-style-name="N114"/>
    <style:style style:name="ce109P3" style:family="table-cell" style:parent-style-name="ce109" style:data-style-name="N107"/>
    <style:style style:name="ce109N3" style:family="table-cell" style:parent-style-name="ce109" style:data-style-name="N115"/>
    <style:style style:name="ce109C4" style:family="table-cell" style:parent-style-name="ce109" style:data-style-name="N116"/>
    <style:style style:name="ce109P4" style:family="table-cell" style:parent-style-name="ce109" style:data-style-name="N118"/>
    <style:style style:name="ce109N4" style:family="table-cell" style:parent-style-name="ce109" style:data-style-name="N117"/>
    <style:style style:name="ce109C5" style:family="table-cell" style:parent-style-name="ce109" style:data-style-name="N119"/>
    <style:style style:name="ce109P5" style:family="table-cell" style:parent-style-name="ce109" style:data-style-name="N120"/>
    <style:style style:name="ce109N5" style:family="table-cell" style:parent-style-name="ce109" style:data-style-name="N121"/>
    <style:style style:name="ce109C6" style:family="table-cell" style:parent-style-name="ce109" style:data-style-name="N122"/>
    <style:style style:name="ce109P6" style:family="table-cell" style:parent-style-name="ce109" style:data-style-name="N123"/>
    <style:style style:name="ce109N6" style:family="table-cell" style:parent-style-name="ce109" style:data-style-name="N124"/>
    <style:style style:name="ce109C7" style:family="table-cell" style:parent-style-name="ce109" style:data-style-name="N125"/>
    <style:style style:name="ce109P7" style:family="table-cell" style:parent-style-name="ce109" style:data-style-name="N126"/>
    <style:style style:name="ce109N7" style:family="table-cell" style:parent-style-name="ce109" style:data-style-name="N127"/>
    <style:style style:name="ce109C8" style:family="table-cell" style:parent-style-name="ce109" style:data-style-name="N128"/>
    <style:style style:name="ce109P8" style:family="table-cell" style:parent-style-name="ce109" style:data-style-name="N129"/>
    <style:style style:name="ce109N8" style:family="table-cell" style:parent-style-name="ce109" style:data-style-name="N130"/>
    <style:style style:name="ce110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1pt" fo:font-weight="bold"/>
    </style:style>
    <style:style style:name="ce110DA" style:family="table-cell" style:parent-style-name="ce110" style:data-style-name="N36"/>
    <style:style style:name="ce110DH" style:family="table-cell" style:parent-style-name="ce110" style:data-style-name="N51"/>
    <style:style style:name="ce110DE" style:family="table-cell" style:parent-style-name="ce110" style:data-style-name="N76"/>
    <style:style style:name="ce110C0" style:family="table-cell" style:parent-style-name="ce110" style:data-style-name="N103"/>
    <style:style style:name="ce110P0" style:family="table-cell" style:parent-style-name="ce110" style:data-style-name="N10"/>
    <style:style style:name="ce110N0" style:family="table-cell" style:parent-style-name="ce110" style:data-style-name="N113"/>
    <style:style style:name="ce110C1" style:family="table-cell" style:parent-style-name="ce110" style:data-style-name="N110"/>
    <style:style style:name="ce110P1" style:family="table-cell" style:parent-style-name="ce110" style:data-style-name="N111"/>
    <style:style style:name="ce110N1" style:family="table-cell" style:parent-style-name="ce110" style:data-style-name="N112"/>
    <style:style style:name="ce110C2" style:family="table-cell" style:parent-style-name="ce110" style:data-style-name="N104"/>
    <style:style style:name="ce110P2" style:family="table-cell" style:parent-style-name="ce110" style:data-style-name="N11"/>
    <style:style style:name="ce110N2" style:family="table-cell" style:parent-style-name="ce110" style:data-style-name="N109"/>
    <style:style style:name="ce110C3" style:family="table-cell" style:parent-style-name="ce110" style:data-style-name="N114"/>
    <style:style style:name="ce110P3" style:family="table-cell" style:parent-style-name="ce110" style:data-style-name="N107"/>
    <style:style style:name="ce110N3" style:family="table-cell" style:parent-style-name="ce110" style:data-style-name="N115"/>
    <style:style style:name="ce110C4" style:family="table-cell" style:parent-style-name="ce110" style:data-style-name="N116"/>
    <style:style style:name="ce110P4" style:family="table-cell" style:parent-style-name="ce110" style:data-style-name="N118"/>
    <style:style style:name="ce110N4" style:family="table-cell" style:parent-style-name="ce110" style:data-style-name="N117"/>
    <style:style style:name="ce110C5" style:family="table-cell" style:parent-style-name="ce110" style:data-style-name="N119"/>
    <style:style style:name="ce110P5" style:family="table-cell" style:parent-style-name="ce110" style:data-style-name="N120"/>
    <style:style style:name="ce110N5" style:family="table-cell" style:parent-style-name="ce110" style:data-style-name="N121"/>
    <style:style style:name="ce110C6" style:family="table-cell" style:parent-style-name="ce110" style:data-style-name="N122"/>
    <style:style style:name="ce110P6" style:family="table-cell" style:parent-style-name="ce110" style:data-style-name="N123"/>
    <style:style style:name="ce110N6" style:family="table-cell" style:parent-style-name="ce110" style:data-style-name="N124"/>
    <style:style style:name="ce110C7" style:family="table-cell" style:parent-style-name="ce110" style:data-style-name="N125"/>
    <style:style style:name="ce110P7" style:family="table-cell" style:parent-style-name="ce110" style:data-style-name="N126"/>
    <style:style style:name="ce110N7" style:family="table-cell" style:parent-style-name="ce110" style:data-style-name="N127"/>
    <style:style style:name="ce110C8" style:family="table-cell" style:parent-style-name="ce110" style:data-style-name="N128"/>
    <style:style style:name="ce110P8" style:family="table-cell" style:parent-style-name="ce110" style:data-style-name="N129"/>
    <style:style style:name="ce110N8" style:family="table-cell" style:parent-style-name="ce110" style:data-style-name="N130"/>
    <style:style style:name="ce111" style:family="table-cell">
      <style:table-cell-properties style:text-align-source="fix" style:repeat-content="false" fo:background-color="#EEE4E9"/>
      <style:paragraph-properties fo:text-align="center"/>
      <style:text-properties fo:color="#FF0400" style:font-name="Tahoma" fo:font-size="11pt" fo:font-weight="bold"/>
    </style:style>
    <style:style style:name="ce111DA" style:family="table-cell" style:parent-style-name="ce111" style:data-style-name="N36"/>
    <style:style style:name="ce111DH" style:family="table-cell" style:parent-style-name="ce111" style:data-style-name="N51"/>
    <style:style style:name="ce111DE" style:family="table-cell" style:parent-style-name="ce111" style:data-style-name="N76"/>
    <style:style style:name="ce111C0" style:family="table-cell" style:parent-style-name="ce111" style:data-style-name="N103"/>
    <style:style style:name="ce111P0" style:family="table-cell" style:parent-style-name="ce111" style:data-style-name="N10"/>
    <style:style style:name="ce111N0" style:family="table-cell" style:parent-style-name="ce111" style:data-style-name="N113"/>
    <style:style style:name="ce111C1" style:family="table-cell" style:parent-style-name="ce111" style:data-style-name="N110"/>
    <style:style style:name="ce111P1" style:family="table-cell" style:parent-style-name="ce111" style:data-style-name="N111"/>
    <style:style style:name="ce111N1" style:family="table-cell" style:parent-style-name="ce111" style:data-style-name="N112"/>
    <style:style style:name="ce111C2" style:family="table-cell" style:parent-style-name="ce111" style:data-style-name="N104"/>
    <style:style style:name="ce111P2" style:family="table-cell" style:parent-style-name="ce111" style:data-style-name="N11"/>
    <style:style style:name="ce111N2" style:family="table-cell" style:parent-style-name="ce111" style:data-style-name="N109"/>
    <style:style style:name="ce111C3" style:family="table-cell" style:parent-style-name="ce111" style:data-style-name="N114"/>
    <style:style style:name="ce111P3" style:family="table-cell" style:parent-style-name="ce111" style:data-style-name="N107"/>
    <style:style style:name="ce111N3" style:family="table-cell" style:parent-style-name="ce111" style:data-style-name="N115"/>
    <style:style style:name="ce111C4" style:family="table-cell" style:parent-style-name="ce111" style:data-style-name="N116"/>
    <style:style style:name="ce111P4" style:family="table-cell" style:parent-style-name="ce111" style:data-style-name="N118"/>
    <style:style style:name="ce111N4" style:family="table-cell" style:parent-style-name="ce111" style:data-style-name="N117"/>
    <style:style style:name="ce111C5" style:family="table-cell" style:parent-style-name="ce111" style:data-style-name="N119"/>
    <style:style style:name="ce111P5" style:family="table-cell" style:parent-style-name="ce111" style:data-style-name="N120"/>
    <style:style style:name="ce111N5" style:family="table-cell" style:parent-style-name="ce111" style:data-style-name="N121"/>
    <style:style style:name="ce111C6" style:family="table-cell" style:parent-style-name="ce111" style:data-style-name="N122"/>
    <style:style style:name="ce111P6" style:family="table-cell" style:parent-style-name="ce111" style:data-style-name="N123"/>
    <style:style style:name="ce111N6" style:family="table-cell" style:parent-style-name="ce111" style:data-style-name="N124"/>
    <style:style style:name="ce111C7" style:family="table-cell" style:parent-style-name="ce111" style:data-style-name="N125"/>
    <style:style style:name="ce111P7" style:family="table-cell" style:parent-style-name="ce111" style:data-style-name="N126"/>
    <style:style style:name="ce111N7" style:family="table-cell" style:parent-style-name="ce111" style:data-style-name="N127"/>
    <style:style style:name="ce111C8" style:family="table-cell" style:parent-style-name="ce111" style:data-style-name="N128"/>
    <style:style style:name="ce111P8" style:family="table-cell" style:parent-style-name="ce111" style:data-style-name="N129"/>
    <style:style style:name="ce111N8" style:family="table-cell" style:parent-style-name="ce111" style:data-style-name="N130"/>
    <style:style style:name="ce112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112DA" style:family="table-cell" style:parent-style-name="ce112" style:data-style-name="N36"/>
    <style:style style:name="ce112DH" style:family="table-cell" style:parent-style-name="ce112" style:data-style-name="N51"/>
    <style:style style:name="ce112DE" style:family="table-cell" style:parent-style-name="ce112" style:data-style-name="N76"/>
    <style:style style:name="ce112C0" style:family="table-cell" style:parent-style-name="ce112" style:data-style-name="N103"/>
    <style:style style:name="ce112P0" style:family="table-cell" style:parent-style-name="ce112" style:data-style-name="N10"/>
    <style:style style:name="ce112N0" style:family="table-cell" style:parent-style-name="ce112" style:data-style-name="N113"/>
    <style:style style:name="ce112C1" style:family="table-cell" style:parent-style-name="ce112" style:data-style-name="N110"/>
    <style:style style:name="ce112P1" style:family="table-cell" style:parent-style-name="ce112" style:data-style-name="N111"/>
    <style:style style:name="ce112N1" style:family="table-cell" style:parent-style-name="ce112" style:data-style-name="N112"/>
    <style:style style:name="ce112C2" style:family="table-cell" style:parent-style-name="ce112" style:data-style-name="N104"/>
    <style:style style:name="ce112P2" style:family="table-cell" style:parent-style-name="ce112" style:data-style-name="N11"/>
    <style:style style:name="ce112N2" style:family="table-cell" style:parent-style-name="ce112" style:data-style-name="N109"/>
    <style:style style:name="ce112C3" style:family="table-cell" style:parent-style-name="ce112" style:data-style-name="N114"/>
    <style:style style:name="ce112P3" style:family="table-cell" style:parent-style-name="ce112" style:data-style-name="N107"/>
    <style:style style:name="ce112N3" style:family="table-cell" style:parent-style-name="ce112" style:data-style-name="N115"/>
    <style:style style:name="ce112C4" style:family="table-cell" style:parent-style-name="ce112" style:data-style-name="N116"/>
    <style:style style:name="ce112P4" style:family="table-cell" style:parent-style-name="ce112" style:data-style-name="N118"/>
    <style:style style:name="ce112N4" style:family="table-cell" style:parent-style-name="ce112" style:data-style-name="N117"/>
    <style:style style:name="ce112C5" style:family="table-cell" style:parent-style-name="ce112" style:data-style-name="N119"/>
    <style:style style:name="ce112P5" style:family="table-cell" style:parent-style-name="ce112" style:data-style-name="N120"/>
    <style:style style:name="ce112N5" style:family="table-cell" style:parent-style-name="ce112" style:data-style-name="N121"/>
    <style:style style:name="ce112C6" style:family="table-cell" style:parent-style-name="ce112" style:data-style-name="N122"/>
    <style:style style:name="ce112P6" style:family="table-cell" style:parent-style-name="ce112" style:data-style-name="N123"/>
    <style:style style:name="ce112N6" style:family="table-cell" style:parent-style-name="ce112" style:data-style-name="N124"/>
    <style:style style:name="ce112C7" style:family="table-cell" style:parent-style-name="ce112" style:data-style-name="N125"/>
    <style:style style:name="ce112P7" style:family="table-cell" style:parent-style-name="ce112" style:data-style-name="N126"/>
    <style:style style:name="ce112N7" style:family="table-cell" style:parent-style-name="ce112" style:data-style-name="N127"/>
    <style:style style:name="ce112C8" style:family="table-cell" style:parent-style-name="ce112" style:data-style-name="N128"/>
    <style:style style:name="ce112P8" style:family="table-cell" style:parent-style-name="ce112" style:data-style-name="N129"/>
    <style:style style:name="ce112N8" style:family="table-cell" style:parent-style-name="ce112" style:data-style-name="N130"/>
    <style:style style:name="ce113" style:family="table-cell">
      <style:table-cell-properties style:text-align-source="fix" style:repeat-content="false" fo:background-color="#FF8C00"/>
      <style:paragraph-properties fo:text-align="end"/>
      <style:text-properties fo:color="#ffffff" style:font-name="Tahoma" fo:font-size="11pt" fo:font-weight="bold"/>
    </style:style>
    <style:style style:name="ce113DA" style:family="table-cell" style:parent-style-name="ce113" style:data-style-name="N36"/>
    <style:style style:name="ce113DH" style:family="table-cell" style:parent-style-name="ce113" style:data-style-name="N51"/>
    <style:style style:name="ce113DE" style:family="table-cell" style:parent-style-name="ce113" style:data-style-name="N76"/>
    <style:style style:name="ce113C0" style:family="table-cell" style:parent-style-name="ce113" style:data-style-name="N103"/>
    <style:style style:name="ce113P0" style:family="table-cell" style:parent-style-name="ce113" style:data-style-name="N10"/>
    <style:style style:name="ce113N0" style:family="table-cell" style:parent-style-name="ce113" style:data-style-name="N113"/>
    <style:style style:name="ce113C1" style:family="table-cell" style:parent-style-name="ce113" style:data-style-name="N110"/>
    <style:style style:name="ce113P1" style:family="table-cell" style:parent-style-name="ce113" style:data-style-name="N111"/>
    <style:style style:name="ce113N1" style:family="table-cell" style:parent-style-name="ce113" style:data-style-name="N112"/>
    <style:style style:name="ce113C2" style:family="table-cell" style:parent-style-name="ce113" style:data-style-name="N104"/>
    <style:style style:name="ce113P2" style:family="table-cell" style:parent-style-name="ce113" style:data-style-name="N11"/>
    <style:style style:name="ce113N2" style:family="table-cell" style:parent-style-name="ce113" style:data-style-name="N109"/>
    <style:style style:name="ce113C3" style:family="table-cell" style:parent-style-name="ce113" style:data-style-name="N114"/>
    <style:style style:name="ce113P3" style:family="table-cell" style:parent-style-name="ce113" style:data-style-name="N107"/>
    <style:style style:name="ce113N3" style:family="table-cell" style:parent-style-name="ce113" style:data-style-name="N115"/>
    <style:style style:name="ce113C4" style:family="table-cell" style:parent-style-name="ce113" style:data-style-name="N116"/>
    <style:style style:name="ce113P4" style:family="table-cell" style:parent-style-name="ce113" style:data-style-name="N118"/>
    <style:style style:name="ce113N4" style:family="table-cell" style:parent-style-name="ce113" style:data-style-name="N117"/>
    <style:style style:name="ce113C5" style:family="table-cell" style:parent-style-name="ce113" style:data-style-name="N119"/>
    <style:style style:name="ce113P5" style:family="table-cell" style:parent-style-name="ce113" style:data-style-name="N120"/>
    <style:style style:name="ce113N5" style:family="table-cell" style:parent-style-name="ce113" style:data-style-name="N121"/>
    <style:style style:name="ce113C6" style:family="table-cell" style:parent-style-name="ce113" style:data-style-name="N122"/>
    <style:style style:name="ce113P6" style:family="table-cell" style:parent-style-name="ce113" style:data-style-name="N123"/>
    <style:style style:name="ce113N6" style:family="table-cell" style:parent-style-name="ce113" style:data-style-name="N124"/>
    <style:style style:name="ce113C7" style:family="table-cell" style:parent-style-name="ce113" style:data-style-name="N125"/>
    <style:style style:name="ce113P7" style:family="table-cell" style:parent-style-name="ce113" style:data-style-name="N126"/>
    <style:style style:name="ce113N7" style:family="table-cell" style:parent-style-name="ce113" style:data-style-name="N127"/>
    <style:style style:name="ce113C8" style:family="table-cell" style:parent-style-name="ce113" style:data-style-name="N128"/>
    <style:style style:name="ce113P8" style:family="table-cell" style:parent-style-name="ce113" style:data-style-name="N129"/>
    <style:style style:name="ce113N8" style:family="table-cell" style:parent-style-name="ce113" style:data-style-name="N130"/>
    <style:style style:name="ce114" style:family="table-cell">
      <style:table-cell-properties style:text-align-source="fix" style:repeat-content="false" fo:background-color="#FF8C00"/>
      <style:paragraph-properties fo:text-align="center"/>
      <style:text-properties fo:color="#ffffff" style:font-name="Tahoma" fo:font-size="11pt" fo:font-weight="bold"/>
    </style:style>
    <style:style style:name="ce114DA" style:family="table-cell" style:parent-style-name="ce114" style:data-style-name="N36"/>
    <style:style style:name="ce114DH" style:family="table-cell" style:parent-style-name="ce114" style:data-style-name="N51"/>
    <style:style style:name="ce114DE" style:family="table-cell" style:parent-style-name="ce114" style:data-style-name="N76"/>
    <style:style style:name="ce114C0" style:family="table-cell" style:parent-style-name="ce114" style:data-style-name="N103"/>
    <style:style style:name="ce114P0" style:family="table-cell" style:parent-style-name="ce114" style:data-style-name="N10"/>
    <style:style style:name="ce114N0" style:family="table-cell" style:parent-style-name="ce114" style:data-style-name="N113"/>
    <style:style style:name="ce114C1" style:family="table-cell" style:parent-style-name="ce114" style:data-style-name="N110"/>
    <style:style style:name="ce114P1" style:family="table-cell" style:parent-style-name="ce114" style:data-style-name="N111"/>
    <style:style style:name="ce114N1" style:family="table-cell" style:parent-style-name="ce114" style:data-style-name="N112"/>
    <style:style style:name="ce114C2" style:family="table-cell" style:parent-style-name="ce114" style:data-style-name="N104"/>
    <style:style style:name="ce114P2" style:family="table-cell" style:parent-style-name="ce114" style:data-style-name="N11"/>
    <style:style style:name="ce114N2" style:family="table-cell" style:parent-style-name="ce114" style:data-style-name="N109"/>
    <style:style style:name="ce114C3" style:family="table-cell" style:parent-style-name="ce114" style:data-style-name="N114"/>
    <style:style style:name="ce114P3" style:family="table-cell" style:parent-style-name="ce114" style:data-style-name="N107"/>
    <style:style style:name="ce114N3" style:family="table-cell" style:parent-style-name="ce114" style:data-style-name="N115"/>
    <style:style style:name="ce114C4" style:family="table-cell" style:parent-style-name="ce114" style:data-style-name="N116"/>
    <style:style style:name="ce114P4" style:family="table-cell" style:parent-style-name="ce114" style:data-style-name="N118"/>
    <style:style style:name="ce114N4" style:family="table-cell" style:parent-style-name="ce114" style:data-style-name="N117"/>
    <style:style style:name="ce114C5" style:family="table-cell" style:parent-style-name="ce114" style:data-style-name="N119"/>
    <style:style style:name="ce114P5" style:family="table-cell" style:parent-style-name="ce114" style:data-style-name="N120"/>
    <style:style style:name="ce114N5" style:family="table-cell" style:parent-style-name="ce114" style:data-style-name="N121"/>
    <style:style style:name="ce114C6" style:family="table-cell" style:parent-style-name="ce114" style:data-style-name="N122"/>
    <style:style style:name="ce114P6" style:family="table-cell" style:parent-style-name="ce114" style:data-style-name="N123"/>
    <style:style style:name="ce114N6" style:family="table-cell" style:parent-style-name="ce114" style:data-style-name="N124"/>
    <style:style style:name="ce114C7" style:family="table-cell" style:parent-style-name="ce114" style:data-style-name="N125"/>
    <style:style style:name="ce114P7" style:family="table-cell" style:parent-style-name="ce114" style:data-style-name="N126"/>
    <style:style style:name="ce114N7" style:family="table-cell" style:parent-style-name="ce114" style:data-style-name="N127"/>
    <style:style style:name="ce114C8" style:family="table-cell" style:parent-style-name="ce114" style:data-style-name="N128"/>
    <style:style style:name="ce114P8" style:family="table-cell" style:parent-style-name="ce114" style:data-style-name="N129"/>
    <style:style style:name="ce114N8" style:family="table-cell" style:parent-style-name="ce114" style:data-style-name="N130"/>
    <style:style style:name="ce115" style:family="table-cell">
      <style:table-cell-properties style:text-align-source="fix" style:repeat-content="false" fo:background-color="#2F4F4F"/>
      <style:paragraph-properties fo:text-align="end"/>
      <style:text-properties fo:color="#ffffff" style:font-name="Tahoma" fo:font-size="11pt" fo:font-weight="bold"/>
    </style:style>
    <style:style style:name="ce115DA" style:family="table-cell" style:parent-style-name="ce115" style:data-style-name="N36"/>
    <style:style style:name="ce115DH" style:family="table-cell" style:parent-style-name="ce115" style:data-style-name="N51"/>
    <style:style style:name="ce115DE" style:family="table-cell" style:parent-style-name="ce115" style:data-style-name="N76"/>
    <style:style style:name="ce115C0" style:family="table-cell" style:parent-style-name="ce115" style:data-style-name="N103"/>
    <style:style style:name="ce115P0" style:family="table-cell" style:parent-style-name="ce115" style:data-style-name="N10"/>
    <style:style style:name="ce115N0" style:family="table-cell" style:parent-style-name="ce115" style:data-style-name="N113"/>
    <style:style style:name="ce115C1" style:family="table-cell" style:parent-style-name="ce115" style:data-style-name="N110"/>
    <style:style style:name="ce115P1" style:family="table-cell" style:parent-style-name="ce115" style:data-style-name="N111"/>
    <style:style style:name="ce115N1" style:family="table-cell" style:parent-style-name="ce115" style:data-style-name="N112"/>
    <style:style style:name="ce115C2" style:family="table-cell" style:parent-style-name="ce115" style:data-style-name="N104"/>
    <style:style style:name="ce115P2" style:family="table-cell" style:parent-style-name="ce115" style:data-style-name="N11"/>
    <style:style style:name="ce115N2" style:family="table-cell" style:parent-style-name="ce115" style:data-style-name="N109"/>
    <style:style style:name="ce115C3" style:family="table-cell" style:parent-style-name="ce115" style:data-style-name="N114"/>
    <style:style style:name="ce115P3" style:family="table-cell" style:parent-style-name="ce115" style:data-style-name="N107"/>
    <style:style style:name="ce115N3" style:family="table-cell" style:parent-style-name="ce115" style:data-style-name="N115"/>
    <style:style style:name="ce115C4" style:family="table-cell" style:parent-style-name="ce115" style:data-style-name="N116"/>
    <style:style style:name="ce115P4" style:family="table-cell" style:parent-style-name="ce115" style:data-style-name="N118"/>
    <style:style style:name="ce115N4" style:family="table-cell" style:parent-style-name="ce115" style:data-style-name="N117"/>
    <style:style style:name="ce115C5" style:family="table-cell" style:parent-style-name="ce115" style:data-style-name="N119"/>
    <style:style style:name="ce115P5" style:family="table-cell" style:parent-style-name="ce115" style:data-style-name="N120"/>
    <style:style style:name="ce115N5" style:family="table-cell" style:parent-style-name="ce115" style:data-style-name="N121"/>
    <style:style style:name="ce115C6" style:family="table-cell" style:parent-style-name="ce115" style:data-style-name="N122"/>
    <style:style style:name="ce115P6" style:family="table-cell" style:parent-style-name="ce115" style:data-style-name="N123"/>
    <style:style style:name="ce115N6" style:family="table-cell" style:parent-style-name="ce115" style:data-style-name="N124"/>
    <style:style style:name="ce115C7" style:family="table-cell" style:parent-style-name="ce115" style:data-style-name="N125"/>
    <style:style style:name="ce115P7" style:family="table-cell" style:parent-style-name="ce115" style:data-style-name="N126"/>
    <style:style style:name="ce115N7" style:family="table-cell" style:parent-style-name="ce115" style:data-style-name="N127"/>
    <style:style style:name="ce115C8" style:family="table-cell" style:parent-style-name="ce115" style:data-style-name="N128"/>
    <style:style style:name="ce115P8" style:family="table-cell" style:parent-style-name="ce115" style:data-style-name="N129"/>
    <style:style style:name="ce115N8" style:family="table-cell" style:parent-style-name="ce115" style:data-style-name="N130"/>
    <style:style style:name="ce116" style:family="table-cell">
      <style:table-cell-properties style:text-align-source="fix" style:repeat-content="false" fo:background-color="#2F4F4F"/>
      <style:paragraph-properties fo:text-align="center"/>
      <style:text-properties fo:color="#ffffff" style:font-name="Tahoma" fo:font-size="11pt" fo:font-weight="bold"/>
    </style:style>
    <style:style style:name="ce116DA" style:family="table-cell" style:parent-style-name="ce116" style:data-style-name="N36"/>
    <style:style style:name="ce116DH" style:family="table-cell" style:parent-style-name="ce116" style:data-style-name="N51"/>
    <style:style style:name="ce116DE" style:family="table-cell" style:parent-style-name="ce116" style:data-style-name="N76"/>
    <style:style style:name="ce116C0" style:family="table-cell" style:parent-style-name="ce116" style:data-style-name="N103"/>
    <style:style style:name="ce116P0" style:family="table-cell" style:parent-style-name="ce116" style:data-style-name="N10"/>
    <style:style style:name="ce116N0" style:family="table-cell" style:parent-style-name="ce116" style:data-style-name="N113"/>
    <style:style style:name="ce116C1" style:family="table-cell" style:parent-style-name="ce116" style:data-style-name="N110"/>
    <style:style style:name="ce116P1" style:family="table-cell" style:parent-style-name="ce116" style:data-style-name="N111"/>
    <style:style style:name="ce116N1" style:family="table-cell" style:parent-style-name="ce116" style:data-style-name="N112"/>
    <style:style style:name="ce116C2" style:family="table-cell" style:parent-style-name="ce116" style:data-style-name="N104"/>
    <style:style style:name="ce116P2" style:family="table-cell" style:parent-style-name="ce116" style:data-style-name="N11"/>
    <style:style style:name="ce116N2" style:family="table-cell" style:parent-style-name="ce116" style:data-style-name="N109"/>
    <style:style style:name="ce116C3" style:family="table-cell" style:parent-style-name="ce116" style:data-style-name="N114"/>
    <style:style style:name="ce116P3" style:family="table-cell" style:parent-style-name="ce116" style:data-style-name="N107"/>
    <style:style style:name="ce116N3" style:family="table-cell" style:parent-style-name="ce116" style:data-style-name="N115"/>
    <style:style style:name="ce116C4" style:family="table-cell" style:parent-style-name="ce116" style:data-style-name="N116"/>
    <style:style style:name="ce116P4" style:family="table-cell" style:parent-style-name="ce116" style:data-style-name="N118"/>
    <style:style style:name="ce116N4" style:family="table-cell" style:parent-style-name="ce116" style:data-style-name="N117"/>
    <style:style style:name="ce116C5" style:family="table-cell" style:parent-style-name="ce116" style:data-style-name="N119"/>
    <style:style style:name="ce116P5" style:family="table-cell" style:parent-style-name="ce116" style:data-style-name="N120"/>
    <style:style style:name="ce116N5" style:family="table-cell" style:parent-style-name="ce116" style:data-style-name="N121"/>
    <style:style style:name="ce116C6" style:family="table-cell" style:parent-style-name="ce116" style:data-style-name="N122"/>
    <style:style style:name="ce116P6" style:family="table-cell" style:parent-style-name="ce116" style:data-style-name="N123"/>
    <style:style style:name="ce116N6" style:family="table-cell" style:parent-style-name="ce116" style:data-style-name="N124"/>
    <style:style style:name="ce116C7" style:family="table-cell" style:parent-style-name="ce116" style:data-style-name="N125"/>
    <style:style style:name="ce116P7" style:family="table-cell" style:parent-style-name="ce116" style:data-style-name="N126"/>
    <style:style style:name="ce116N7" style:family="table-cell" style:parent-style-name="ce116" style:data-style-name="N127"/>
    <style:style style:name="ce116C8" style:family="table-cell" style:parent-style-name="ce116" style:data-style-name="N128"/>
    <style:style style:name="ce116P8" style:family="table-cell" style:parent-style-name="ce116" style:data-style-name="N129"/>
    <style:style style:name="ce116N8" style:family="table-cell" style:parent-style-name="ce116" style:data-style-name="N130"/>
    <style:style style:name="ce117" style:family="table-cell">
      <style:table-cell-properties style:text-align-source="fix" style:repeat-content="false"/>
      <style:paragraph-properties fo:text-align="center"/>
      <style:text-properties fo:color="#FF0400" style:font-name="Tahoma" fo:font-size="10pt" fo:font-weight="bold"/>
    </style:style>
    <style:style style:name="ce117DA" style:family="table-cell" style:parent-style-name="ce117" style:data-style-name="N36"/>
    <style:style style:name="ce117DH" style:family="table-cell" style:parent-style-name="ce117" style:data-style-name="N51"/>
    <style:style style:name="ce117DE" style:family="table-cell" style:parent-style-name="ce117" style:data-style-name="N76"/>
    <style:style style:name="ce117C0" style:family="table-cell" style:parent-style-name="ce117" style:data-style-name="N103"/>
    <style:style style:name="ce117P0" style:family="table-cell" style:parent-style-name="ce117" style:data-style-name="N10"/>
    <style:style style:name="ce117N0" style:family="table-cell" style:parent-style-name="ce117" style:data-style-name="N113"/>
    <style:style style:name="ce117C1" style:family="table-cell" style:parent-style-name="ce117" style:data-style-name="N110"/>
    <style:style style:name="ce117P1" style:family="table-cell" style:parent-style-name="ce117" style:data-style-name="N111"/>
    <style:style style:name="ce117N1" style:family="table-cell" style:parent-style-name="ce117" style:data-style-name="N112"/>
    <style:style style:name="ce117C2" style:family="table-cell" style:parent-style-name="ce117" style:data-style-name="N104"/>
    <style:style style:name="ce117P2" style:family="table-cell" style:parent-style-name="ce117" style:data-style-name="N11"/>
    <style:style style:name="ce117N2" style:family="table-cell" style:parent-style-name="ce117" style:data-style-name="N109"/>
    <style:style style:name="ce117C3" style:family="table-cell" style:parent-style-name="ce117" style:data-style-name="N114"/>
    <style:style style:name="ce117P3" style:family="table-cell" style:parent-style-name="ce117" style:data-style-name="N107"/>
    <style:style style:name="ce117N3" style:family="table-cell" style:parent-style-name="ce117" style:data-style-name="N115"/>
    <style:style style:name="ce117C4" style:family="table-cell" style:parent-style-name="ce117" style:data-style-name="N116"/>
    <style:style style:name="ce117P4" style:family="table-cell" style:parent-style-name="ce117" style:data-style-name="N118"/>
    <style:style style:name="ce117N4" style:family="table-cell" style:parent-style-name="ce117" style:data-style-name="N117"/>
    <style:style style:name="ce117C5" style:family="table-cell" style:parent-style-name="ce117" style:data-style-name="N119"/>
    <style:style style:name="ce117P5" style:family="table-cell" style:parent-style-name="ce117" style:data-style-name="N120"/>
    <style:style style:name="ce117N5" style:family="table-cell" style:parent-style-name="ce117" style:data-style-name="N121"/>
    <style:style style:name="ce117C6" style:family="table-cell" style:parent-style-name="ce117" style:data-style-name="N122"/>
    <style:style style:name="ce117P6" style:family="table-cell" style:parent-style-name="ce117" style:data-style-name="N123"/>
    <style:style style:name="ce117N6" style:family="table-cell" style:parent-style-name="ce117" style:data-style-name="N124"/>
    <style:style style:name="ce117C7" style:family="table-cell" style:parent-style-name="ce117" style:data-style-name="N125"/>
    <style:style style:name="ce117P7" style:family="table-cell" style:parent-style-name="ce117" style:data-style-name="N126"/>
    <style:style style:name="ce117N7" style:family="table-cell" style:parent-style-name="ce117" style:data-style-name="N127"/>
    <style:style style:name="ce117C8" style:family="table-cell" style:parent-style-name="ce117" style:data-style-name="N128"/>
    <style:style style:name="ce117P8" style:family="table-cell" style:parent-style-name="ce117" style:data-style-name="N129"/>
    <style:style style:name="ce117N8" style:family="table-cell" style:parent-style-name="ce117" style:data-style-name="N130"/>
    <style:style style:name="ce118" style:family="table-cell">
      <style:table-cell-properties style:text-align-source="fix" style:repeat-content="false"/>
      <style:paragraph-properties fo:text-align="start"/>
      <style:text-properties fo:color="#FF0400" style:font-name="Tahoma" fo:font-size="10pt" fo:font-weight="bold"/>
    </style:style>
    <style:style style:name="ce118DA" style:family="table-cell" style:parent-style-name="ce118" style:data-style-name="N36"/>
    <style:style style:name="ce118DH" style:family="table-cell" style:parent-style-name="ce118" style:data-style-name="N51"/>
    <style:style style:name="ce118DE" style:family="table-cell" style:parent-style-name="ce118" style:data-style-name="N76"/>
    <style:style style:name="ce118C0" style:family="table-cell" style:parent-style-name="ce118" style:data-style-name="N103"/>
    <style:style style:name="ce118P0" style:family="table-cell" style:parent-style-name="ce118" style:data-style-name="N10"/>
    <style:style style:name="ce118N0" style:family="table-cell" style:parent-style-name="ce118" style:data-style-name="N113"/>
    <style:style style:name="ce118C1" style:family="table-cell" style:parent-style-name="ce118" style:data-style-name="N110"/>
    <style:style style:name="ce118P1" style:family="table-cell" style:parent-style-name="ce118" style:data-style-name="N111"/>
    <style:style style:name="ce118N1" style:family="table-cell" style:parent-style-name="ce118" style:data-style-name="N112"/>
    <style:style style:name="ce118C2" style:family="table-cell" style:parent-style-name="ce118" style:data-style-name="N104"/>
    <style:style style:name="ce118P2" style:family="table-cell" style:parent-style-name="ce118" style:data-style-name="N11"/>
    <style:style style:name="ce118N2" style:family="table-cell" style:parent-style-name="ce118" style:data-style-name="N109"/>
    <style:style style:name="ce118C3" style:family="table-cell" style:parent-style-name="ce118" style:data-style-name="N114"/>
    <style:style style:name="ce118P3" style:family="table-cell" style:parent-style-name="ce118" style:data-style-name="N107"/>
    <style:style style:name="ce118N3" style:family="table-cell" style:parent-style-name="ce118" style:data-style-name="N115"/>
    <style:style style:name="ce118C4" style:family="table-cell" style:parent-style-name="ce118" style:data-style-name="N116"/>
    <style:style style:name="ce118P4" style:family="table-cell" style:parent-style-name="ce118" style:data-style-name="N118"/>
    <style:style style:name="ce118N4" style:family="table-cell" style:parent-style-name="ce118" style:data-style-name="N117"/>
    <style:style style:name="ce118C5" style:family="table-cell" style:parent-style-name="ce118" style:data-style-name="N119"/>
    <style:style style:name="ce118P5" style:family="table-cell" style:parent-style-name="ce118" style:data-style-name="N120"/>
    <style:style style:name="ce118N5" style:family="table-cell" style:parent-style-name="ce118" style:data-style-name="N121"/>
    <style:style style:name="ce118C6" style:family="table-cell" style:parent-style-name="ce118" style:data-style-name="N122"/>
    <style:style style:name="ce118P6" style:family="table-cell" style:parent-style-name="ce118" style:data-style-name="N123"/>
    <style:style style:name="ce118N6" style:family="table-cell" style:parent-style-name="ce118" style:data-style-name="N124"/>
    <style:style style:name="ce118C7" style:family="table-cell" style:parent-style-name="ce118" style:data-style-name="N125"/>
    <style:style style:name="ce118P7" style:family="table-cell" style:parent-style-name="ce118" style:data-style-name="N126"/>
    <style:style style:name="ce118N7" style:family="table-cell" style:parent-style-name="ce118" style:data-style-name="N127"/>
    <style:style style:name="ce118C8" style:family="table-cell" style:parent-style-name="ce118" style:data-style-name="N128"/>
    <style:style style:name="ce118P8" style:family="table-cell" style:parent-style-name="ce118" style:data-style-name="N129"/>
    <style:style style:name="ce118N8" style:family="table-cell" style:parent-style-name="ce118" style:data-style-name="N130"/>
    <style:style style:name="ce119" style:family="table-cell">
      <style:table-cell-properties style:text-align-source="fix" style:repeat-content="false"/>
      <style:paragraph-properties fo:text-align="end"/>
      <style:text-properties fo:color="#FF0400" style:font-name="Tahoma" fo:font-size="10pt" fo:font-weight="bold"/>
    </style:style>
    <style:style style:name="ce119DA" style:family="table-cell" style:parent-style-name="ce119" style:data-style-name="N36"/>
    <style:style style:name="ce119DH" style:family="table-cell" style:parent-style-name="ce119" style:data-style-name="N51"/>
    <style:style style:name="ce119DE" style:family="table-cell" style:parent-style-name="ce119" style:data-style-name="N76"/>
    <style:style style:name="ce119C0" style:family="table-cell" style:parent-style-name="ce119" style:data-style-name="N103"/>
    <style:style style:name="ce119P0" style:family="table-cell" style:parent-style-name="ce119" style:data-style-name="N10"/>
    <style:style style:name="ce119N0" style:family="table-cell" style:parent-style-name="ce119" style:data-style-name="N113"/>
    <style:style style:name="ce119C1" style:family="table-cell" style:parent-style-name="ce119" style:data-style-name="N110"/>
    <style:style style:name="ce119P1" style:family="table-cell" style:parent-style-name="ce119" style:data-style-name="N111"/>
    <style:style style:name="ce119N1" style:family="table-cell" style:parent-style-name="ce119" style:data-style-name="N112"/>
    <style:style style:name="ce119C2" style:family="table-cell" style:parent-style-name="ce119" style:data-style-name="N104"/>
    <style:style style:name="ce119P2" style:family="table-cell" style:parent-style-name="ce119" style:data-style-name="N11"/>
    <style:style style:name="ce119N2" style:family="table-cell" style:parent-style-name="ce119" style:data-style-name="N109"/>
    <style:style style:name="ce119C3" style:family="table-cell" style:parent-style-name="ce119" style:data-style-name="N114"/>
    <style:style style:name="ce119P3" style:family="table-cell" style:parent-style-name="ce119" style:data-style-name="N107"/>
    <style:style style:name="ce119N3" style:family="table-cell" style:parent-style-name="ce119" style:data-style-name="N115"/>
    <style:style style:name="ce119C4" style:family="table-cell" style:parent-style-name="ce119" style:data-style-name="N116"/>
    <style:style style:name="ce119P4" style:family="table-cell" style:parent-style-name="ce119" style:data-style-name="N118"/>
    <style:style style:name="ce119N4" style:family="table-cell" style:parent-style-name="ce119" style:data-style-name="N117"/>
    <style:style style:name="ce119C5" style:family="table-cell" style:parent-style-name="ce119" style:data-style-name="N119"/>
    <style:style style:name="ce119P5" style:family="table-cell" style:parent-style-name="ce119" style:data-style-name="N120"/>
    <style:style style:name="ce119N5" style:family="table-cell" style:parent-style-name="ce119" style:data-style-name="N121"/>
    <style:style style:name="ce119C6" style:family="table-cell" style:parent-style-name="ce119" style:data-style-name="N122"/>
    <style:style style:name="ce119P6" style:family="table-cell" style:parent-style-name="ce119" style:data-style-name="N123"/>
    <style:style style:name="ce119N6" style:family="table-cell" style:parent-style-name="ce119" style:data-style-name="N124"/>
    <style:style style:name="ce119C7" style:family="table-cell" style:parent-style-name="ce119" style:data-style-name="N125"/>
    <style:style style:name="ce119P7" style:family="table-cell" style:parent-style-name="ce119" style:data-style-name="N126"/>
    <style:style style:name="ce119N7" style:family="table-cell" style:parent-style-name="ce119" style:data-style-name="N127"/>
    <style:style style:name="ce119C8" style:family="table-cell" style:parent-style-name="ce119" style:data-style-name="N128"/>
    <style:style style:name="ce119P8" style:family="table-cell" style:parent-style-name="ce119" style:data-style-name="N129"/>
    <style:style style:name="ce119N8" style:family="table-cell" style:parent-style-name="ce119" style:data-style-name="N130"/>
    <style:style style:name="ce120" style:family="table-cell">
      <style:table-cell-properties style:text-align-source="fix" style:repeat-content="false"/>
      <style:paragraph-properties fo:text-align="end"/>
      <style:text-properties fo:color="#008000" style:font-name="Tahoma" fo:font-weight="bold"/>
    </style:style>
    <style:style style:name="ce120DA" style:family="table-cell" style:parent-style-name="ce120" style:data-style-name="N36"/>
    <style:style style:name="ce120DH" style:family="table-cell" style:parent-style-name="ce120" style:data-style-name="N51"/>
    <style:style style:name="ce120DE" style:family="table-cell" style:parent-style-name="ce120" style:data-style-name="N76"/>
    <style:style style:name="ce120C0" style:family="table-cell" style:parent-style-name="ce120" style:data-style-name="N103"/>
    <style:style style:name="ce120P0" style:family="table-cell" style:parent-style-name="ce120" style:data-style-name="N10"/>
    <style:style style:name="ce120N0" style:family="table-cell" style:parent-style-name="ce120" style:data-style-name="N113"/>
    <style:style style:name="ce120C1" style:family="table-cell" style:parent-style-name="ce120" style:data-style-name="N110"/>
    <style:style style:name="ce120P1" style:family="table-cell" style:parent-style-name="ce120" style:data-style-name="N111"/>
    <style:style style:name="ce120N1" style:family="table-cell" style:parent-style-name="ce120" style:data-style-name="N112"/>
    <style:style style:name="ce120C2" style:family="table-cell" style:parent-style-name="ce120" style:data-style-name="N104"/>
    <style:style style:name="ce120P2" style:family="table-cell" style:parent-style-name="ce120" style:data-style-name="N11"/>
    <style:style style:name="ce120N2" style:family="table-cell" style:parent-style-name="ce120" style:data-style-name="N109"/>
    <style:style style:name="ce120C3" style:family="table-cell" style:parent-style-name="ce120" style:data-style-name="N114"/>
    <style:style style:name="ce120P3" style:family="table-cell" style:parent-style-name="ce120" style:data-style-name="N107"/>
    <style:style style:name="ce120N3" style:family="table-cell" style:parent-style-name="ce120" style:data-style-name="N115"/>
    <style:style style:name="ce120C4" style:family="table-cell" style:parent-style-name="ce120" style:data-style-name="N116"/>
    <style:style style:name="ce120P4" style:family="table-cell" style:parent-style-name="ce120" style:data-style-name="N118"/>
    <style:style style:name="ce120N4" style:family="table-cell" style:parent-style-name="ce120" style:data-style-name="N117"/>
    <style:style style:name="ce120C5" style:family="table-cell" style:parent-style-name="ce120" style:data-style-name="N119"/>
    <style:style style:name="ce120P5" style:family="table-cell" style:parent-style-name="ce120" style:data-style-name="N120"/>
    <style:style style:name="ce120N5" style:family="table-cell" style:parent-style-name="ce120" style:data-style-name="N121"/>
    <style:style style:name="ce120C6" style:family="table-cell" style:parent-style-name="ce120" style:data-style-name="N122"/>
    <style:style style:name="ce120P6" style:family="table-cell" style:parent-style-name="ce120" style:data-style-name="N123"/>
    <style:style style:name="ce120N6" style:family="table-cell" style:parent-style-name="ce120" style:data-style-name="N124"/>
    <style:style style:name="ce120C7" style:family="table-cell" style:parent-style-name="ce120" style:data-style-name="N125"/>
    <style:style style:name="ce120P7" style:family="table-cell" style:parent-style-name="ce120" style:data-style-name="N126"/>
    <style:style style:name="ce120N7" style:family="table-cell" style:parent-style-name="ce120" style:data-style-name="N127"/>
    <style:style style:name="ce120C8" style:family="table-cell" style:parent-style-name="ce120" style:data-style-name="N128"/>
    <style:style style:name="ce120P8" style:family="table-cell" style:parent-style-name="ce120" style:data-style-name="N129"/>
    <style:style style:name="ce120N8" style:family="table-cell" style:parent-style-name="ce120" style:data-style-name="N130"/>
    <style:style style:name="ce121" style:family="table-cell">
      <style:table-cell-properties style:text-align-source="fix" style:repeat-content="false"/>
      <style:paragraph-properties fo:text-align="end"/>
      <style:text-properties fo:color="#000080" style:font-name="Tahoma" fo:font-weight="bold"/>
    </style:style>
    <style:style style:name="ce121DA" style:family="table-cell" style:parent-style-name="ce121" style:data-style-name="N36"/>
    <style:style style:name="ce121DH" style:family="table-cell" style:parent-style-name="ce121" style:data-style-name="N51"/>
    <style:style style:name="ce121DE" style:family="table-cell" style:parent-style-name="ce121" style:data-style-name="N76"/>
    <style:style style:name="ce121C0" style:family="table-cell" style:parent-style-name="ce121" style:data-style-name="N103"/>
    <style:style style:name="ce121P0" style:family="table-cell" style:parent-style-name="ce121" style:data-style-name="N10"/>
    <style:style style:name="ce121N0" style:family="table-cell" style:parent-style-name="ce121" style:data-style-name="N113"/>
    <style:style style:name="ce121C1" style:family="table-cell" style:parent-style-name="ce121" style:data-style-name="N110"/>
    <style:style style:name="ce121P1" style:family="table-cell" style:parent-style-name="ce121" style:data-style-name="N111"/>
    <style:style style:name="ce121N1" style:family="table-cell" style:parent-style-name="ce121" style:data-style-name="N112"/>
    <style:style style:name="ce121C2" style:family="table-cell" style:parent-style-name="ce121" style:data-style-name="N104"/>
    <style:style style:name="ce121P2" style:family="table-cell" style:parent-style-name="ce121" style:data-style-name="N11"/>
    <style:style style:name="ce121N2" style:family="table-cell" style:parent-style-name="ce121" style:data-style-name="N109"/>
    <style:style style:name="ce121C3" style:family="table-cell" style:parent-style-name="ce121" style:data-style-name="N114"/>
    <style:style style:name="ce121P3" style:family="table-cell" style:parent-style-name="ce121" style:data-style-name="N107"/>
    <style:style style:name="ce121N3" style:family="table-cell" style:parent-style-name="ce121" style:data-style-name="N115"/>
    <style:style style:name="ce121C4" style:family="table-cell" style:parent-style-name="ce121" style:data-style-name="N116"/>
    <style:style style:name="ce121P4" style:family="table-cell" style:parent-style-name="ce121" style:data-style-name="N118"/>
    <style:style style:name="ce121N4" style:family="table-cell" style:parent-style-name="ce121" style:data-style-name="N117"/>
    <style:style style:name="ce121C5" style:family="table-cell" style:parent-style-name="ce121" style:data-style-name="N119"/>
    <style:style style:name="ce121P5" style:family="table-cell" style:parent-style-name="ce121" style:data-style-name="N120"/>
    <style:style style:name="ce121N5" style:family="table-cell" style:parent-style-name="ce121" style:data-style-name="N121"/>
    <style:style style:name="ce121C6" style:family="table-cell" style:parent-style-name="ce121" style:data-style-name="N122"/>
    <style:style style:name="ce121P6" style:family="table-cell" style:parent-style-name="ce121" style:data-style-name="N123"/>
    <style:style style:name="ce121N6" style:family="table-cell" style:parent-style-name="ce121" style:data-style-name="N124"/>
    <style:style style:name="ce121C7" style:family="table-cell" style:parent-style-name="ce121" style:data-style-name="N125"/>
    <style:style style:name="ce121P7" style:family="table-cell" style:parent-style-name="ce121" style:data-style-name="N126"/>
    <style:style style:name="ce121N7" style:family="table-cell" style:parent-style-name="ce121" style:data-style-name="N127"/>
    <style:style style:name="ce121C8" style:family="table-cell" style:parent-style-name="ce121" style:data-style-name="N128"/>
    <style:style style:name="ce121P8" style:family="table-cell" style:parent-style-name="ce121" style:data-style-name="N129"/>
    <style:style style:name="ce121N8" style:family="table-cell" style:parent-style-name="ce121" style:data-style-name="N130"/>
    <style:style style:name="ce122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122DA" style:family="table-cell" style:parent-style-name="ce122" style:data-style-name="N36"/>
    <style:style style:name="ce122DH" style:family="table-cell" style:parent-style-name="ce122" style:data-style-name="N51"/>
    <style:style style:name="ce122DE" style:family="table-cell" style:parent-style-name="ce122" style:data-style-name="N76"/>
    <style:style style:name="ce122C0" style:family="table-cell" style:parent-style-name="ce122" style:data-style-name="N103"/>
    <style:style style:name="ce122P0" style:family="table-cell" style:parent-style-name="ce122" style:data-style-name="N10"/>
    <style:style style:name="ce122N0" style:family="table-cell" style:parent-style-name="ce122" style:data-style-name="N113"/>
    <style:style style:name="ce122C1" style:family="table-cell" style:parent-style-name="ce122" style:data-style-name="N110"/>
    <style:style style:name="ce122P1" style:family="table-cell" style:parent-style-name="ce122" style:data-style-name="N111"/>
    <style:style style:name="ce122N1" style:family="table-cell" style:parent-style-name="ce122" style:data-style-name="N112"/>
    <style:style style:name="ce122C2" style:family="table-cell" style:parent-style-name="ce122" style:data-style-name="N104"/>
    <style:style style:name="ce122P2" style:family="table-cell" style:parent-style-name="ce122" style:data-style-name="N11"/>
    <style:style style:name="ce122N2" style:family="table-cell" style:parent-style-name="ce122" style:data-style-name="N109"/>
    <style:style style:name="ce122C3" style:family="table-cell" style:parent-style-name="ce122" style:data-style-name="N114"/>
    <style:style style:name="ce122P3" style:family="table-cell" style:parent-style-name="ce122" style:data-style-name="N107"/>
    <style:style style:name="ce122N3" style:family="table-cell" style:parent-style-name="ce122" style:data-style-name="N115"/>
    <style:style style:name="ce122C4" style:family="table-cell" style:parent-style-name="ce122" style:data-style-name="N116"/>
    <style:style style:name="ce122P4" style:family="table-cell" style:parent-style-name="ce122" style:data-style-name="N118"/>
    <style:style style:name="ce122N4" style:family="table-cell" style:parent-style-name="ce122" style:data-style-name="N117"/>
    <style:style style:name="ce122C5" style:family="table-cell" style:parent-style-name="ce122" style:data-style-name="N119"/>
    <style:style style:name="ce122P5" style:family="table-cell" style:parent-style-name="ce122" style:data-style-name="N120"/>
    <style:style style:name="ce122N5" style:family="table-cell" style:parent-style-name="ce122" style:data-style-name="N121"/>
    <style:style style:name="ce122C6" style:family="table-cell" style:parent-style-name="ce122" style:data-style-name="N122"/>
    <style:style style:name="ce122P6" style:family="table-cell" style:parent-style-name="ce122" style:data-style-name="N123"/>
    <style:style style:name="ce122N6" style:family="table-cell" style:parent-style-name="ce122" style:data-style-name="N124"/>
    <style:style style:name="ce122C7" style:family="table-cell" style:parent-style-name="ce122" style:data-style-name="N125"/>
    <style:style style:name="ce122P7" style:family="table-cell" style:parent-style-name="ce122" style:data-style-name="N126"/>
    <style:style style:name="ce122N7" style:family="table-cell" style:parent-style-name="ce122" style:data-style-name="N127"/>
    <style:style style:name="ce122C8" style:family="table-cell" style:parent-style-name="ce122" style:data-style-name="N128"/>
    <style:style style:name="ce122P8" style:family="table-cell" style:parent-style-name="ce122" style:data-style-name="N129"/>
    <style:style style:name="ce122N8" style:family="table-cell" style:parent-style-name="ce122" style:data-style-name="N130"/>
    <style:style style:name="ce123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123DA" style:family="table-cell" style:parent-style-name="ce123" style:data-style-name="N36"/>
    <style:style style:name="ce123DH" style:family="table-cell" style:parent-style-name="ce123" style:data-style-name="N51"/>
    <style:style style:name="ce123DE" style:family="table-cell" style:parent-style-name="ce123" style:data-style-name="N76"/>
    <style:style style:name="ce123C0" style:family="table-cell" style:parent-style-name="ce123" style:data-style-name="N103"/>
    <style:style style:name="ce123P0" style:family="table-cell" style:parent-style-name="ce123" style:data-style-name="N10"/>
    <style:style style:name="ce123N0" style:family="table-cell" style:parent-style-name="ce123" style:data-style-name="N113"/>
    <style:style style:name="ce123C1" style:family="table-cell" style:parent-style-name="ce123" style:data-style-name="N110"/>
    <style:style style:name="ce123P1" style:family="table-cell" style:parent-style-name="ce123" style:data-style-name="N111"/>
    <style:style style:name="ce123N1" style:family="table-cell" style:parent-style-name="ce123" style:data-style-name="N112"/>
    <style:style style:name="ce123C2" style:family="table-cell" style:parent-style-name="ce123" style:data-style-name="N104"/>
    <style:style style:name="ce123P2" style:family="table-cell" style:parent-style-name="ce123" style:data-style-name="N11"/>
    <style:style style:name="ce123N2" style:family="table-cell" style:parent-style-name="ce123" style:data-style-name="N109"/>
    <style:style style:name="ce123C3" style:family="table-cell" style:parent-style-name="ce123" style:data-style-name="N114"/>
    <style:style style:name="ce123P3" style:family="table-cell" style:parent-style-name="ce123" style:data-style-name="N107"/>
    <style:style style:name="ce123N3" style:family="table-cell" style:parent-style-name="ce123" style:data-style-name="N115"/>
    <style:style style:name="ce123C4" style:family="table-cell" style:parent-style-name="ce123" style:data-style-name="N116"/>
    <style:style style:name="ce123P4" style:family="table-cell" style:parent-style-name="ce123" style:data-style-name="N118"/>
    <style:style style:name="ce123N4" style:family="table-cell" style:parent-style-name="ce123" style:data-style-name="N117"/>
    <style:style style:name="ce123C5" style:family="table-cell" style:parent-style-name="ce123" style:data-style-name="N119"/>
    <style:style style:name="ce123P5" style:family="table-cell" style:parent-style-name="ce123" style:data-style-name="N120"/>
    <style:style style:name="ce123N5" style:family="table-cell" style:parent-style-name="ce123" style:data-style-name="N121"/>
    <style:style style:name="ce123C6" style:family="table-cell" style:parent-style-name="ce123" style:data-style-name="N122"/>
    <style:style style:name="ce123P6" style:family="table-cell" style:parent-style-name="ce123" style:data-style-name="N123"/>
    <style:style style:name="ce123N6" style:family="table-cell" style:parent-style-name="ce123" style:data-style-name="N124"/>
    <style:style style:name="ce123C7" style:family="table-cell" style:parent-style-name="ce123" style:data-style-name="N125"/>
    <style:style style:name="ce123P7" style:family="table-cell" style:parent-style-name="ce123" style:data-style-name="N126"/>
    <style:style style:name="ce123N7" style:family="table-cell" style:parent-style-name="ce123" style:data-style-name="N127"/>
    <style:style style:name="ce123C8" style:family="table-cell" style:parent-style-name="ce123" style:data-style-name="N128"/>
    <style:style style:name="ce123P8" style:family="table-cell" style:parent-style-name="ce123" style:data-style-name="N129"/>
    <style:style style:name="ce123N8" style:family="table-cell" style:parent-style-name="ce123" style:data-style-name="N130"/>
    <style:style style:name="ce124" style:family="table-cell">
      <style:table-cell-properties style:text-align-source="fix" style:repeat-content="false" fo:background-color="#ECF4F9"/>
      <style:paragraph-properties fo:text-align="start"/>
      <style:text-properties fo:color="#000000" style:font-name="Tahoma" fo:font-size="10pt"/>
    </style:style>
    <style:style style:name="ce124DA" style:family="table-cell" style:parent-style-name="ce124" style:data-style-name="N36"/>
    <style:style style:name="ce124DH" style:family="table-cell" style:parent-style-name="ce124" style:data-style-name="N51"/>
    <style:style style:name="ce124DE" style:family="table-cell" style:parent-style-name="ce124" style:data-style-name="N76"/>
    <style:style style:name="ce124C0" style:family="table-cell" style:parent-style-name="ce124" style:data-style-name="N103"/>
    <style:style style:name="ce124P0" style:family="table-cell" style:parent-style-name="ce124" style:data-style-name="N10"/>
    <style:style style:name="ce124N0" style:family="table-cell" style:parent-style-name="ce124" style:data-style-name="N113"/>
    <style:style style:name="ce124C1" style:family="table-cell" style:parent-style-name="ce124" style:data-style-name="N110"/>
    <style:style style:name="ce124P1" style:family="table-cell" style:parent-style-name="ce124" style:data-style-name="N111"/>
    <style:style style:name="ce124N1" style:family="table-cell" style:parent-style-name="ce124" style:data-style-name="N112"/>
    <style:style style:name="ce124C2" style:family="table-cell" style:parent-style-name="ce124" style:data-style-name="N104"/>
    <style:style style:name="ce124P2" style:family="table-cell" style:parent-style-name="ce124" style:data-style-name="N11"/>
    <style:style style:name="ce124N2" style:family="table-cell" style:parent-style-name="ce124" style:data-style-name="N109"/>
    <style:style style:name="ce124C3" style:family="table-cell" style:parent-style-name="ce124" style:data-style-name="N114"/>
    <style:style style:name="ce124P3" style:family="table-cell" style:parent-style-name="ce124" style:data-style-name="N107"/>
    <style:style style:name="ce124N3" style:family="table-cell" style:parent-style-name="ce124" style:data-style-name="N115"/>
    <style:style style:name="ce124C4" style:family="table-cell" style:parent-style-name="ce124" style:data-style-name="N116"/>
    <style:style style:name="ce124P4" style:family="table-cell" style:parent-style-name="ce124" style:data-style-name="N118"/>
    <style:style style:name="ce124N4" style:family="table-cell" style:parent-style-name="ce124" style:data-style-name="N117"/>
    <style:style style:name="ce124C5" style:family="table-cell" style:parent-style-name="ce124" style:data-style-name="N119"/>
    <style:style style:name="ce124P5" style:family="table-cell" style:parent-style-name="ce124" style:data-style-name="N120"/>
    <style:style style:name="ce124N5" style:family="table-cell" style:parent-style-name="ce124" style:data-style-name="N121"/>
    <style:style style:name="ce124C6" style:family="table-cell" style:parent-style-name="ce124" style:data-style-name="N122"/>
    <style:style style:name="ce124P6" style:family="table-cell" style:parent-style-name="ce124" style:data-style-name="N123"/>
    <style:style style:name="ce124N6" style:family="table-cell" style:parent-style-name="ce124" style:data-style-name="N124"/>
    <style:style style:name="ce124C7" style:family="table-cell" style:parent-style-name="ce124" style:data-style-name="N125"/>
    <style:style style:name="ce124P7" style:family="table-cell" style:parent-style-name="ce124" style:data-style-name="N126"/>
    <style:style style:name="ce124N7" style:family="table-cell" style:parent-style-name="ce124" style:data-style-name="N127"/>
    <style:style style:name="ce124C8" style:family="table-cell" style:parent-style-name="ce124" style:data-style-name="N128"/>
    <style:style style:name="ce124P8" style:family="table-cell" style:parent-style-name="ce124" style:data-style-name="N129"/>
    <style:style style:name="ce124N8" style:family="table-cell" style:parent-style-name="ce124" style:data-style-name="N130"/>
    <style:style style:name="ce125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1pt" fo:font-weight="bold"/>
    </style:style>
    <style:style style:name="ce125DA" style:family="table-cell" style:parent-style-name="ce125" style:data-style-name="N36"/>
    <style:style style:name="ce125DH" style:family="table-cell" style:parent-style-name="ce125" style:data-style-name="N51"/>
    <style:style style:name="ce125DE" style:family="table-cell" style:parent-style-name="ce125" style:data-style-name="N76"/>
    <style:style style:name="ce125C0" style:family="table-cell" style:parent-style-name="ce125" style:data-style-name="N103"/>
    <style:style style:name="ce125P0" style:family="table-cell" style:parent-style-name="ce125" style:data-style-name="N10"/>
    <style:style style:name="ce125N0" style:family="table-cell" style:parent-style-name="ce125" style:data-style-name="N113"/>
    <style:style style:name="ce125C1" style:family="table-cell" style:parent-style-name="ce125" style:data-style-name="N110"/>
    <style:style style:name="ce125P1" style:family="table-cell" style:parent-style-name="ce125" style:data-style-name="N111"/>
    <style:style style:name="ce125N1" style:family="table-cell" style:parent-style-name="ce125" style:data-style-name="N112"/>
    <style:style style:name="ce125C2" style:family="table-cell" style:parent-style-name="ce125" style:data-style-name="N104"/>
    <style:style style:name="ce125P2" style:family="table-cell" style:parent-style-name="ce125" style:data-style-name="N11"/>
    <style:style style:name="ce125N2" style:family="table-cell" style:parent-style-name="ce125" style:data-style-name="N109"/>
    <style:style style:name="ce125C3" style:family="table-cell" style:parent-style-name="ce125" style:data-style-name="N114"/>
    <style:style style:name="ce125P3" style:family="table-cell" style:parent-style-name="ce125" style:data-style-name="N107"/>
    <style:style style:name="ce125N3" style:family="table-cell" style:parent-style-name="ce125" style:data-style-name="N115"/>
    <style:style style:name="ce125C4" style:family="table-cell" style:parent-style-name="ce125" style:data-style-name="N116"/>
    <style:style style:name="ce125P4" style:family="table-cell" style:parent-style-name="ce125" style:data-style-name="N118"/>
    <style:style style:name="ce125N4" style:family="table-cell" style:parent-style-name="ce125" style:data-style-name="N117"/>
    <style:style style:name="ce125C5" style:family="table-cell" style:parent-style-name="ce125" style:data-style-name="N119"/>
    <style:style style:name="ce125P5" style:family="table-cell" style:parent-style-name="ce125" style:data-style-name="N120"/>
    <style:style style:name="ce125N5" style:family="table-cell" style:parent-style-name="ce125" style:data-style-name="N121"/>
    <style:style style:name="ce125C6" style:family="table-cell" style:parent-style-name="ce125" style:data-style-name="N122"/>
    <style:style style:name="ce125P6" style:family="table-cell" style:parent-style-name="ce125" style:data-style-name="N123"/>
    <style:style style:name="ce125N6" style:family="table-cell" style:parent-style-name="ce125" style:data-style-name="N124"/>
    <style:style style:name="ce125C7" style:family="table-cell" style:parent-style-name="ce125" style:data-style-name="N125"/>
    <style:style style:name="ce125P7" style:family="table-cell" style:parent-style-name="ce125" style:data-style-name="N126"/>
    <style:style style:name="ce125N7" style:family="table-cell" style:parent-style-name="ce125" style:data-style-name="N127"/>
    <style:style style:name="ce125C8" style:family="table-cell" style:parent-style-name="ce125" style:data-style-name="N128"/>
    <style:style style:name="ce125P8" style:family="table-cell" style:parent-style-name="ce125" style:data-style-name="N129"/>
    <style:style style:name="ce125N8" style:family="table-cell" style:parent-style-name="ce125" style:data-style-name="N130"/>
    <style:style style:name="ce126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1pt" fo:font-weight="bold"/>
    </style:style>
    <style:style style:name="ce126DA" style:family="table-cell" style:parent-style-name="ce126" style:data-style-name="N36"/>
    <style:style style:name="ce126DH" style:family="table-cell" style:parent-style-name="ce126" style:data-style-name="N51"/>
    <style:style style:name="ce126DE" style:family="table-cell" style:parent-style-name="ce126" style:data-style-name="N76"/>
    <style:style style:name="ce126C0" style:family="table-cell" style:parent-style-name="ce126" style:data-style-name="N103"/>
    <style:style style:name="ce126P0" style:family="table-cell" style:parent-style-name="ce126" style:data-style-name="N10"/>
    <style:style style:name="ce126N0" style:family="table-cell" style:parent-style-name="ce126" style:data-style-name="N113"/>
    <style:style style:name="ce126C1" style:family="table-cell" style:parent-style-name="ce126" style:data-style-name="N110"/>
    <style:style style:name="ce126P1" style:family="table-cell" style:parent-style-name="ce126" style:data-style-name="N111"/>
    <style:style style:name="ce126N1" style:family="table-cell" style:parent-style-name="ce126" style:data-style-name="N112"/>
    <style:style style:name="ce126C2" style:family="table-cell" style:parent-style-name="ce126" style:data-style-name="N104"/>
    <style:style style:name="ce126P2" style:family="table-cell" style:parent-style-name="ce126" style:data-style-name="N11"/>
    <style:style style:name="ce126N2" style:family="table-cell" style:parent-style-name="ce126" style:data-style-name="N109"/>
    <style:style style:name="ce126C3" style:family="table-cell" style:parent-style-name="ce126" style:data-style-name="N114"/>
    <style:style style:name="ce126P3" style:family="table-cell" style:parent-style-name="ce126" style:data-style-name="N107"/>
    <style:style style:name="ce126N3" style:family="table-cell" style:parent-style-name="ce126" style:data-style-name="N115"/>
    <style:style style:name="ce126C4" style:family="table-cell" style:parent-style-name="ce126" style:data-style-name="N116"/>
    <style:style style:name="ce126P4" style:family="table-cell" style:parent-style-name="ce126" style:data-style-name="N118"/>
    <style:style style:name="ce126N4" style:family="table-cell" style:parent-style-name="ce126" style:data-style-name="N117"/>
    <style:style style:name="ce126C5" style:family="table-cell" style:parent-style-name="ce126" style:data-style-name="N119"/>
    <style:style style:name="ce126P5" style:family="table-cell" style:parent-style-name="ce126" style:data-style-name="N120"/>
    <style:style style:name="ce126N5" style:family="table-cell" style:parent-style-name="ce126" style:data-style-name="N121"/>
    <style:style style:name="ce126C6" style:family="table-cell" style:parent-style-name="ce126" style:data-style-name="N122"/>
    <style:style style:name="ce126P6" style:family="table-cell" style:parent-style-name="ce126" style:data-style-name="N123"/>
    <style:style style:name="ce126N6" style:family="table-cell" style:parent-style-name="ce126" style:data-style-name="N124"/>
    <style:style style:name="ce126C7" style:family="table-cell" style:parent-style-name="ce126" style:data-style-name="N125"/>
    <style:style style:name="ce126P7" style:family="table-cell" style:parent-style-name="ce126" style:data-style-name="N126"/>
    <style:style style:name="ce126N7" style:family="table-cell" style:parent-style-name="ce126" style:data-style-name="N127"/>
    <style:style style:name="ce126C8" style:family="table-cell" style:parent-style-name="ce126" style:data-style-name="N128"/>
    <style:style style:name="ce126P8" style:family="table-cell" style:parent-style-name="ce126" style:data-style-name="N129"/>
    <style:style style:name="ce126N8" style:family="table-cell" style:parent-style-name="ce126" style:data-style-name="N130"/>
    <style:style style:name="ce127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1pt" fo:font-weight="bold"/>
    </style:style>
    <style:style style:name="ce127DA" style:family="table-cell" style:parent-style-name="ce127" style:data-style-name="N36"/>
    <style:style style:name="ce127DH" style:family="table-cell" style:parent-style-name="ce127" style:data-style-name="N51"/>
    <style:style style:name="ce127DE" style:family="table-cell" style:parent-style-name="ce127" style:data-style-name="N76"/>
    <style:style style:name="ce127C0" style:family="table-cell" style:parent-style-name="ce127" style:data-style-name="N103"/>
    <style:style style:name="ce127P0" style:family="table-cell" style:parent-style-name="ce127" style:data-style-name="N10"/>
    <style:style style:name="ce127N0" style:family="table-cell" style:parent-style-name="ce127" style:data-style-name="N113"/>
    <style:style style:name="ce127C1" style:family="table-cell" style:parent-style-name="ce127" style:data-style-name="N110"/>
    <style:style style:name="ce127P1" style:family="table-cell" style:parent-style-name="ce127" style:data-style-name="N111"/>
    <style:style style:name="ce127N1" style:family="table-cell" style:parent-style-name="ce127" style:data-style-name="N112"/>
    <style:style style:name="ce127C2" style:family="table-cell" style:parent-style-name="ce127" style:data-style-name="N104"/>
    <style:style style:name="ce127P2" style:family="table-cell" style:parent-style-name="ce127" style:data-style-name="N11"/>
    <style:style style:name="ce127N2" style:family="table-cell" style:parent-style-name="ce127" style:data-style-name="N109"/>
    <style:style style:name="ce127C3" style:family="table-cell" style:parent-style-name="ce127" style:data-style-name="N114"/>
    <style:style style:name="ce127P3" style:family="table-cell" style:parent-style-name="ce127" style:data-style-name="N107"/>
    <style:style style:name="ce127N3" style:family="table-cell" style:parent-style-name="ce127" style:data-style-name="N115"/>
    <style:style style:name="ce127C4" style:family="table-cell" style:parent-style-name="ce127" style:data-style-name="N116"/>
    <style:style style:name="ce127P4" style:family="table-cell" style:parent-style-name="ce127" style:data-style-name="N118"/>
    <style:style style:name="ce127N4" style:family="table-cell" style:parent-style-name="ce127" style:data-style-name="N117"/>
    <style:style style:name="ce127C5" style:family="table-cell" style:parent-style-name="ce127" style:data-style-name="N119"/>
    <style:style style:name="ce127P5" style:family="table-cell" style:parent-style-name="ce127" style:data-style-name="N120"/>
    <style:style style:name="ce127N5" style:family="table-cell" style:parent-style-name="ce127" style:data-style-name="N121"/>
    <style:style style:name="ce127C6" style:family="table-cell" style:parent-style-name="ce127" style:data-style-name="N122"/>
    <style:style style:name="ce127P6" style:family="table-cell" style:parent-style-name="ce127" style:data-style-name="N123"/>
    <style:style style:name="ce127N6" style:family="table-cell" style:parent-style-name="ce127" style:data-style-name="N124"/>
    <style:style style:name="ce127C7" style:family="table-cell" style:parent-style-name="ce127" style:data-style-name="N125"/>
    <style:style style:name="ce127P7" style:family="table-cell" style:parent-style-name="ce127" style:data-style-name="N126"/>
    <style:style style:name="ce127N7" style:family="table-cell" style:parent-style-name="ce127" style:data-style-name="N127"/>
    <style:style style:name="ce127C8" style:family="table-cell" style:parent-style-name="ce127" style:data-style-name="N128"/>
    <style:style style:name="ce127P8" style:family="table-cell" style:parent-style-name="ce127" style:data-style-name="N129"/>
    <style:style style:name="ce127N8" style:family="table-cell" style:parent-style-name="ce127" style:data-style-name="N130"/>
    <style:style style:name="ce12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128DA" style:family="table-cell" style:parent-style-name="ce128" style:data-style-name="N36"/>
    <style:style style:name="ce128DH" style:family="table-cell" style:parent-style-name="ce128" style:data-style-name="N51"/>
    <style:style style:name="ce128DE" style:family="table-cell" style:parent-style-name="ce128" style:data-style-name="N76"/>
    <style:style style:name="ce128C0" style:family="table-cell" style:parent-style-name="ce128" style:data-style-name="N103"/>
    <style:style style:name="ce128P0" style:family="table-cell" style:parent-style-name="ce128" style:data-style-name="N10"/>
    <style:style style:name="ce128N0" style:family="table-cell" style:parent-style-name="ce128" style:data-style-name="N113"/>
    <style:style style:name="ce128C1" style:family="table-cell" style:parent-style-name="ce128" style:data-style-name="N110"/>
    <style:style style:name="ce128P1" style:family="table-cell" style:parent-style-name="ce128" style:data-style-name="N111"/>
    <style:style style:name="ce128N1" style:family="table-cell" style:parent-style-name="ce128" style:data-style-name="N112"/>
    <style:style style:name="ce128C2" style:family="table-cell" style:parent-style-name="ce128" style:data-style-name="N104"/>
    <style:style style:name="ce128P2" style:family="table-cell" style:parent-style-name="ce128" style:data-style-name="N11"/>
    <style:style style:name="ce128N2" style:family="table-cell" style:parent-style-name="ce128" style:data-style-name="N109"/>
    <style:style style:name="ce128C3" style:family="table-cell" style:parent-style-name="ce128" style:data-style-name="N114"/>
    <style:style style:name="ce128P3" style:family="table-cell" style:parent-style-name="ce128" style:data-style-name="N107"/>
    <style:style style:name="ce128N3" style:family="table-cell" style:parent-style-name="ce128" style:data-style-name="N115"/>
    <style:style style:name="ce128C4" style:family="table-cell" style:parent-style-name="ce128" style:data-style-name="N116"/>
    <style:style style:name="ce128P4" style:family="table-cell" style:parent-style-name="ce128" style:data-style-name="N118"/>
    <style:style style:name="ce128N4" style:family="table-cell" style:parent-style-name="ce128" style:data-style-name="N117"/>
    <style:style style:name="ce128C5" style:family="table-cell" style:parent-style-name="ce128" style:data-style-name="N119"/>
    <style:style style:name="ce128P5" style:family="table-cell" style:parent-style-name="ce128" style:data-style-name="N120"/>
    <style:style style:name="ce128N5" style:family="table-cell" style:parent-style-name="ce128" style:data-style-name="N121"/>
    <style:style style:name="ce128C6" style:family="table-cell" style:parent-style-name="ce128" style:data-style-name="N122"/>
    <style:style style:name="ce128P6" style:family="table-cell" style:parent-style-name="ce128" style:data-style-name="N123"/>
    <style:style style:name="ce128N6" style:family="table-cell" style:parent-style-name="ce128" style:data-style-name="N124"/>
    <style:style style:name="ce128C7" style:family="table-cell" style:parent-style-name="ce128" style:data-style-name="N125"/>
    <style:style style:name="ce128P7" style:family="table-cell" style:parent-style-name="ce128" style:data-style-name="N126"/>
    <style:style style:name="ce128N7" style:family="table-cell" style:parent-style-name="ce128" style:data-style-name="N127"/>
    <style:style style:name="ce128C8" style:family="table-cell" style:parent-style-name="ce128" style:data-style-name="N128"/>
    <style:style style:name="ce128P8" style:family="table-cell" style:parent-style-name="ce128" style:data-style-name="N129"/>
    <style:style style:name="ce128N8" style:family="table-cell" style:parent-style-name="ce128" style:data-style-name="N130"/>
    <style:style style:name="ce129" style:family="table-cell">
      <style:table-cell-properties style:text-align-source="fix" style:repeat-content="false"/>
      <style:paragraph-properties fo:text-align="start"/>
      <style:text-properties fo:color="#4b1f6f" style:font-name="Tahoma" fo:font-size="10pt"/>
    </style:style>
    <style:style style:name="ce129DA" style:family="table-cell" style:parent-style-name="ce129" style:data-style-name="N36"/>
    <style:style style:name="ce129DH" style:family="table-cell" style:parent-style-name="ce129" style:data-style-name="N51"/>
    <style:style style:name="ce129DE" style:family="table-cell" style:parent-style-name="ce129" style:data-style-name="N76"/>
    <style:style style:name="ce129C0" style:family="table-cell" style:parent-style-name="ce129" style:data-style-name="N103"/>
    <style:style style:name="ce129P0" style:family="table-cell" style:parent-style-name="ce129" style:data-style-name="N10"/>
    <style:style style:name="ce129N0" style:family="table-cell" style:parent-style-name="ce129" style:data-style-name="N113"/>
    <style:style style:name="ce129C1" style:family="table-cell" style:parent-style-name="ce129" style:data-style-name="N110"/>
    <style:style style:name="ce129P1" style:family="table-cell" style:parent-style-name="ce129" style:data-style-name="N111"/>
    <style:style style:name="ce129N1" style:family="table-cell" style:parent-style-name="ce129" style:data-style-name="N112"/>
    <style:style style:name="ce129C2" style:family="table-cell" style:parent-style-name="ce129" style:data-style-name="N104"/>
    <style:style style:name="ce129P2" style:family="table-cell" style:parent-style-name="ce129" style:data-style-name="N11"/>
    <style:style style:name="ce129N2" style:family="table-cell" style:parent-style-name="ce129" style:data-style-name="N109"/>
    <style:style style:name="ce129C3" style:family="table-cell" style:parent-style-name="ce129" style:data-style-name="N114"/>
    <style:style style:name="ce129P3" style:family="table-cell" style:parent-style-name="ce129" style:data-style-name="N107"/>
    <style:style style:name="ce129N3" style:family="table-cell" style:parent-style-name="ce129" style:data-style-name="N115"/>
    <style:style style:name="ce129C4" style:family="table-cell" style:parent-style-name="ce129" style:data-style-name="N116"/>
    <style:style style:name="ce129P4" style:family="table-cell" style:parent-style-name="ce129" style:data-style-name="N118"/>
    <style:style style:name="ce129N4" style:family="table-cell" style:parent-style-name="ce129" style:data-style-name="N117"/>
    <style:style style:name="ce129C5" style:family="table-cell" style:parent-style-name="ce129" style:data-style-name="N119"/>
    <style:style style:name="ce129P5" style:family="table-cell" style:parent-style-name="ce129" style:data-style-name="N120"/>
    <style:style style:name="ce129N5" style:family="table-cell" style:parent-style-name="ce129" style:data-style-name="N121"/>
    <style:style style:name="ce129C6" style:family="table-cell" style:parent-style-name="ce129" style:data-style-name="N122"/>
    <style:style style:name="ce129P6" style:family="table-cell" style:parent-style-name="ce129" style:data-style-name="N123"/>
    <style:style style:name="ce129N6" style:family="table-cell" style:parent-style-name="ce129" style:data-style-name="N124"/>
    <style:style style:name="ce129C7" style:family="table-cell" style:parent-style-name="ce129" style:data-style-name="N125"/>
    <style:style style:name="ce129P7" style:family="table-cell" style:parent-style-name="ce129" style:data-style-name="N126"/>
    <style:style style:name="ce129N7" style:family="table-cell" style:parent-style-name="ce129" style:data-style-name="N127"/>
    <style:style style:name="ce129C8" style:family="table-cell" style:parent-style-name="ce129" style:data-style-name="N128"/>
    <style:style style:name="ce129P8" style:family="table-cell" style:parent-style-name="ce129" style:data-style-name="N129"/>
    <style:style style:name="ce129N8" style:family="table-cell" style:parent-style-name="ce129" style:data-style-name="N130"/>
    <style:style style:name="ce130" style:family="table-cell">
      <style:table-cell-properties style:text-align-source="fix" style:repeat-content="false"/>
      <style:paragraph-properties fo:text-align="start"/>
      <style:text-properties fo:color="#FF8C00" style:font-name="Tahoma" fo:font-size="10pt"/>
    </style:style>
    <style:style style:name="ce130DA" style:family="table-cell" style:parent-style-name="ce130" style:data-style-name="N36"/>
    <style:style style:name="ce130DH" style:family="table-cell" style:parent-style-name="ce130" style:data-style-name="N51"/>
    <style:style style:name="ce130DE" style:family="table-cell" style:parent-style-name="ce130" style:data-style-name="N76"/>
    <style:style style:name="ce130C0" style:family="table-cell" style:parent-style-name="ce130" style:data-style-name="N103"/>
    <style:style style:name="ce130P0" style:family="table-cell" style:parent-style-name="ce130" style:data-style-name="N10"/>
    <style:style style:name="ce130N0" style:family="table-cell" style:parent-style-name="ce130" style:data-style-name="N113"/>
    <style:style style:name="ce130C1" style:family="table-cell" style:parent-style-name="ce130" style:data-style-name="N110"/>
    <style:style style:name="ce130P1" style:family="table-cell" style:parent-style-name="ce130" style:data-style-name="N111"/>
    <style:style style:name="ce130N1" style:family="table-cell" style:parent-style-name="ce130" style:data-style-name="N112"/>
    <style:style style:name="ce130C2" style:family="table-cell" style:parent-style-name="ce130" style:data-style-name="N104"/>
    <style:style style:name="ce130P2" style:family="table-cell" style:parent-style-name="ce130" style:data-style-name="N11"/>
    <style:style style:name="ce130N2" style:family="table-cell" style:parent-style-name="ce130" style:data-style-name="N109"/>
    <style:style style:name="ce130C3" style:family="table-cell" style:parent-style-name="ce130" style:data-style-name="N114"/>
    <style:style style:name="ce130P3" style:family="table-cell" style:parent-style-name="ce130" style:data-style-name="N107"/>
    <style:style style:name="ce130N3" style:family="table-cell" style:parent-style-name="ce130" style:data-style-name="N115"/>
    <style:style style:name="ce130C4" style:family="table-cell" style:parent-style-name="ce130" style:data-style-name="N116"/>
    <style:style style:name="ce130P4" style:family="table-cell" style:parent-style-name="ce130" style:data-style-name="N118"/>
    <style:style style:name="ce130N4" style:family="table-cell" style:parent-style-name="ce130" style:data-style-name="N117"/>
    <style:style style:name="ce130C5" style:family="table-cell" style:parent-style-name="ce130" style:data-style-name="N119"/>
    <style:style style:name="ce130P5" style:family="table-cell" style:parent-style-name="ce130" style:data-style-name="N120"/>
    <style:style style:name="ce130N5" style:family="table-cell" style:parent-style-name="ce130" style:data-style-name="N121"/>
    <style:style style:name="ce130C6" style:family="table-cell" style:parent-style-name="ce130" style:data-style-name="N122"/>
    <style:style style:name="ce130P6" style:family="table-cell" style:parent-style-name="ce130" style:data-style-name="N123"/>
    <style:style style:name="ce130N6" style:family="table-cell" style:parent-style-name="ce130" style:data-style-name="N124"/>
    <style:style style:name="ce130C7" style:family="table-cell" style:parent-style-name="ce130" style:data-style-name="N125"/>
    <style:style style:name="ce130P7" style:family="table-cell" style:parent-style-name="ce130" style:data-style-name="N126"/>
    <style:style style:name="ce130N7" style:family="table-cell" style:parent-style-name="ce130" style:data-style-name="N127"/>
    <style:style style:name="ce130C8" style:family="table-cell" style:parent-style-name="ce130" style:data-style-name="N128"/>
    <style:style style:name="ce130P8" style:family="table-cell" style:parent-style-name="ce130" style:data-style-name="N129"/>
    <style:style style:name="ce130N8" style:family="table-cell" style:parent-style-name="ce130" style:data-style-name="N130"/>
    <style:style style:name="ce131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131DA" style:family="table-cell" style:parent-style-name="ce131" style:data-style-name="N36"/>
    <style:style style:name="ce131DH" style:family="table-cell" style:parent-style-name="ce131" style:data-style-name="N51"/>
    <style:style style:name="ce131DE" style:family="table-cell" style:parent-style-name="ce131" style:data-style-name="N76"/>
    <style:style style:name="ce131C0" style:family="table-cell" style:parent-style-name="ce131" style:data-style-name="N103"/>
    <style:style style:name="ce131P0" style:family="table-cell" style:parent-style-name="ce131" style:data-style-name="N10"/>
    <style:style style:name="ce131N0" style:family="table-cell" style:parent-style-name="ce131" style:data-style-name="N113"/>
    <style:style style:name="ce131C1" style:family="table-cell" style:parent-style-name="ce131" style:data-style-name="N110"/>
    <style:style style:name="ce131P1" style:family="table-cell" style:parent-style-name="ce131" style:data-style-name="N111"/>
    <style:style style:name="ce131N1" style:family="table-cell" style:parent-style-name="ce131" style:data-style-name="N112"/>
    <style:style style:name="ce131C2" style:family="table-cell" style:parent-style-name="ce131" style:data-style-name="N104"/>
    <style:style style:name="ce131P2" style:family="table-cell" style:parent-style-name="ce131" style:data-style-name="N11"/>
    <style:style style:name="ce131N2" style:family="table-cell" style:parent-style-name="ce131" style:data-style-name="N109"/>
    <style:style style:name="ce131C3" style:family="table-cell" style:parent-style-name="ce131" style:data-style-name="N114"/>
    <style:style style:name="ce131P3" style:family="table-cell" style:parent-style-name="ce131" style:data-style-name="N107"/>
    <style:style style:name="ce131N3" style:family="table-cell" style:parent-style-name="ce131" style:data-style-name="N115"/>
    <style:style style:name="ce131C4" style:family="table-cell" style:parent-style-name="ce131" style:data-style-name="N116"/>
    <style:style style:name="ce131P4" style:family="table-cell" style:parent-style-name="ce131" style:data-style-name="N118"/>
    <style:style style:name="ce131N4" style:family="table-cell" style:parent-style-name="ce131" style:data-style-name="N117"/>
    <style:style style:name="ce131C5" style:family="table-cell" style:parent-style-name="ce131" style:data-style-name="N119"/>
    <style:style style:name="ce131P5" style:family="table-cell" style:parent-style-name="ce131" style:data-style-name="N120"/>
    <style:style style:name="ce131N5" style:family="table-cell" style:parent-style-name="ce131" style:data-style-name="N121"/>
    <style:style style:name="ce131C6" style:family="table-cell" style:parent-style-name="ce131" style:data-style-name="N122"/>
    <style:style style:name="ce131P6" style:family="table-cell" style:parent-style-name="ce131" style:data-style-name="N123"/>
    <style:style style:name="ce131N6" style:family="table-cell" style:parent-style-name="ce131" style:data-style-name="N124"/>
    <style:style style:name="ce131C7" style:family="table-cell" style:parent-style-name="ce131" style:data-style-name="N125"/>
    <style:style style:name="ce131P7" style:family="table-cell" style:parent-style-name="ce131" style:data-style-name="N126"/>
    <style:style style:name="ce131N7" style:family="table-cell" style:parent-style-name="ce131" style:data-style-name="N127"/>
    <style:style style:name="ce131C8" style:family="table-cell" style:parent-style-name="ce131" style:data-style-name="N128"/>
    <style:style style:name="ce131P8" style:family="table-cell" style:parent-style-name="ce131" style:data-style-name="N129"/>
    <style:style style:name="ce131N8" style:family="table-cell" style:parent-style-name="ce131" style:data-style-name="N130"/>
    <style:style style:name="ce132" style:family="table-cell">
      <style:table-cell-properties style:text-align-source="fix" style:repeat-content="false" fo:background-color="#e6e6ff"/>
      <style:paragraph-properties fo:text-align="end"/>
      <style:text-properties fo:color="#ff0000" style:font-name="Tahoma" fo:font-size="10pt"/>
    </style:style>
    <style:style style:name="ce132DA" style:family="table-cell" style:parent-style-name="ce132" style:data-style-name="N36"/>
    <style:style style:name="ce132DH" style:family="table-cell" style:parent-style-name="ce132" style:data-style-name="N51"/>
    <style:style style:name="ce132DE" style:family="table-cell" style:parent-style-name="ce132" style:data-style-name="N76"/>
    <style:style style:name="ce132C0" style:family="table-cell" style:parent-style-name="ce132" style:data-style-name="N103"/>
    <style:style style:name="ce132P0" style:family="table-cell" style:parent-style-name="ce132" style:data-style-name="N10"/>
    <style:style style:name="ce132N0" style:family="table-cell" style:parent-style-name="ce132" style:data-style-name="N113"/>
    <style:style style:name="ce132C1" style:family="table-cell" style:parent-style-name="ce132" style:data-style-name="N110"/>
    <style:style style:name="ce132P1" style:family="table-cell" style:parent-style-name="ce132" style:data-style-name="N111"/>
    <style:style style:name="ce132N1" style:family="table-cell" style:parent-style-name="ce132" style:data-style-name="N112"/>
    <style:style style:name="ce132C2" style:family="table-cell" style:parent-style-name="ce132" style:data-style-name="N104"/>
    <style:style style:name="ce132P2" style:family="table-cell" style:parent-style-name="ce132" style:data-style-name="N11"/>
    <style:style style:name="ce132N2" style:family="table-cell" style:parent-style-name="ce132" style:data-style-name="N109"/>
    <style:style style:name="ce132C3" style:family="table-cell" style:parent-style-name="ce132" style:data-style-name="N114"/>
    <style:style style:name="ce132P3" style:family="table-cell" style:parent-style-name="ce132" style:data-style-name="N107"/>
    <style:style style:name="ce132N3" style:family="table-cell" style:parent-style-name="ce132" style:data-style-name="N115"/>
    <style:style style:name="ce132C4" style:family="table-cell" style:parent-style-name="ce132" style:data-style-name="N116"/>
    <style:style style:name="ce132P4" style:family="table-cell" style:parent-style-name="ce132" style:data-style-name="N118"/>
    <style:style style:name="ce132N4" style:family="table-cell" style:parent-style-name="ce132" style:data-style-name="N117"/>
    <style:style style:name="ce132C5" style:family="table-cell" style:parent-style-name="ce132" style:data-style-name="N119"/>
    <style:style style:name="ce132P5" style:family="table-cell" style:parent-style-name="ce132" style:data-style-name="N120"/>
    <style:style style:name="ce132N5" style:family="table-cell" style:parent-style-name="ce132" style:data-style-name="N121"/>
    <style:style style:name="ce132C6" style:family="table-cell" style:parent-style-name="ce132" style:data-style-name="N122"/>
    <style:style style:name="ce132P6" style:family="table-cell" style:parent-style-name="ce132" style:data-style-name="N123"/>
    <style:style style:name="ce132N6" style:family="table-cell" style:parent-style-name="ce132" style:data-style-name="N124"/>
    <style:style style:name="ce132C7" style:family="table-cell" style:parent-style-name="ce132" style:data-style-name="N125"/>
    <style:style style:name="ce132P7" style:family="table-cell" style:parent-style-name="ce132" style:data-style-name="N126"/>
    <style:style style:name="ce132N7" style:family="table-cell" style:parent-style-name="ce132" style:data-style-name="N127"/>
    <style:style style:name="ce132C8" style:family="table-cell" style:parent-style-name="ce132" style:data-style-name="N128"/>
    <style:style style:name="ce132P8" style:family="table-cell" style:parent-style-name="ce132" style:data-style-name="N129"/>
    <style:style style:name="ce132N8" style:family="table-cell" style:parent-style-name="ce132" style:data-style-name="N130"/>
    <style:style style:name="ce133" style:family="table-cell">
      <style:table-cell-properties style:text-align-source="fix" style:repeat-content="false" fo:background-color="#ccffcc"/>
      <style:paragraph-properties fo:text-align="end"/>
      <style:text-properties fo:color="#ff0000" style:font-name="Tahoma" fo:font-size="10pt"/>
    </style:style>
    <style:style style:name="ce133DA" style:family="table-cell" style:parent-style-name="ce133" style:data-style-name="N36"/>
    <style:style style:name="ce133DH" style:family="table-cell" style:parent-style-name="ce133" style:data-style-name="N51"/>
    <style:style style:name="ce133DE" style:family="table-cell" style:parent-style-name="ce133" style:data-style-name="N76"/>
    <style:style style:name="ce133C0" style:family="table-cell" style:parent-style-name="ce133" style:data-style-name="N103"/>
    <style:style style:name="ce133P0" style:family="table-cell" style:parent-style-name="ce133" style:data-style-name="N10"/>
    <style:style style:name="ce133N0" style:family="table-cell" style:parent-style-name="ce133" style:data-style-name="N113"/>
    <style:style style:name="ce133C1" style:family="table-cell" style:parent-style-name="ce133" style:data-style-name="N110"/>
    <style:style style:name="ce133P1" style:family="table-cell" style:parent-style-name="ce133" style:data-style-name="N111"/>
    <style:style style:name="ce133N1" style:family="table-cell" style:parent-style-name="ce133" style:data-style-name="N112"/>
    <style:style style:name="ce133C2" style:family="table-cell" style:parent-style-name="ce133" style:data-style-name="N104"/>
    <style:style style:name="ce133P2" style:family="table-cell" style:parent-style-name="ce133" style:data-style-name="N11"/>
    <style:style style:name="ce133N2" style:family="table-cell" style:parent-style-name="ce133" style:data-style-name="N109"/>
    <style:style style:name="ce133C3" style:family="table-cell" style:parent-style-name="ce133" style:data-style-name="N114"/>
    <style:style style:name="ce133P3" style:family="table-cell" style:parent-style-name="ce133" style:data-style-name="N107"/>
    <style:style style:name="ce133N3" style:family="table-cell" style:parent-style-name="ce133" style:data-style-name="N115"/>
    <style:style style:name="ce133C4" style:family="table-cell" style:parent-style-name="ce133" style:data-style-name="N116"/>
    <style:style style:name="ce133P4" style:family="table-cell" style:parent-style-name="ce133" style:data-style-name="N118"/>
    <style:style style:name="ce133N4" style:family="table-cell" style:parent-style-name="ce133" style:data-style-name="N117"/>
    <style:style style:name="ce133C5" style:family="table-cell" style:parent-style-name="ce133" style:data-style-name="N119"/>
    <style:style style:name="ce133P5" style:family="table-cell" style:parent-style-name="ce133" style:data-style-name="N120"/>
    <style:style style:name="ce133N5" style:family="table-cell" style:parent-style-name="ce133" style:data-style-name="N121"/>
    <style:style style:name="ce133C6" style:family="table-cell" style:parent-style-name="ce133" style:data-style-name="N122"/>
    <style:style style:name="ce133P6" style:family="table-cell" style:parent-style-name="ce133" style:data-style-name="N123"/>
    <style:style style:name="ce133N6" style:family="table-cell" style:parent-style-name="ce133" style:data-style-name="N124"/>
    <style:style style:name="ce133C7" style:family="table-cell" style:parent-style-name="ce133" style:data-style-name="N125"/>
    <style:style style:name="ce133P7" style:family="table-cell" style:parent-style-name="ce133" style:data-style-name="N126"/>
    <style:style style:name="ce133N7" style:family="table-cell" style:parent-style-name="ce133" style:data-style-name="N127"/>
    <style:style style:name="ce133C8" style:family="table-cell" style:parent-style-name="ce133" style:data-style-name="N128"/>
    <style:style style:name="ce133P8" style:family="table-cell" style:parent-style-name="ce133" style:data-style-name="N129"/>
    <style:style style:name="ce133N8" style:family="table-cell" style:parent-style-name="ce133" style:data-style-name="N130"/>
    <style:style style:name="ce134" style:family="table-cell">
      <style:table-cell-properties style:text-align-source="fix" style:repeat-content="false" fo:background-color="#ccffcc"/>
      <style:paragraph-properties fo:text-align="end"/>
      <style:text-properties style:font-name="Tahoma" fo:font-size="10pt"/>
    </style:style>
    <style:style style:name="ce134DA" style:family="table-cell" style:parent-style-name="ce134" style:data-style-name="N36"/>
    <style:style style:name="ce134DH" style:family="table-cell" style:parent-style-name="ce134" style:data-style-name="N51"/>
    <style:style style:name="ce134DE" style:family="table-cell" style:parent-style-name="ce134" style:data-style-name="N76"/>
    <style:style style:name="ce134C0" style:family="table-cell" style:parent-style-name="ce134" style:data-style-name="N103"/>
    <style:style style:name="ce134P0" style:family="table-cell" style:parent-style-name="ce134" style:data-style-name="N10"/>
    <style:style style:name="ce134N0" style:family="table-cell" style:parent-style-name="ce134" style:data-style-name="N113"/>
    <style:style style:name="ce134C1" style:family="table-cell" style:parent-style-name="ce134" style:data-style-name="N110"/>
    <style:style style:name="ce134P1" style:family="table-cell" style:parent-style-name="ce134" style:data-style-name="N111"/>
    <style:style style:name="ce134N1" style:family="table-cell" style:parent-style-name="ce134" style:data-style-name="N112"/>
    <style:style style:name="ce134C2" style:family="table-cell" style:parent-style-name="ce134" style:data-style-name="N104"/>
    <style:style style:name="ce134P2" style:family="table-cell" style:parent-style-name="ce134" style:data-style-name="N11"/>
    <style:style style:name="ce134N2" style:family="table-cell" style:parent-style-name="ce134" style:data-style-name="N109"/>
    <style:style style:name="ce134C3" style:family="table-cell" style:parent-style-name="ce134" style:data-style-name="N114"/>
    <style:style style:name="ce134P3" style:family="table-cell" style:parent-style-name="ce134" style:data-style-name="N107"/>
    <style:style style:name="ce134N3" style:family="table-cell" style:parent-style-name="ce134" style:data-style-name="N115"/>
    <style:style style:name="ce134C4" style:family="table-cell" style:parent-style-name="ce134" style:data-style-name="N116"/>
    <style:style style:name="ce134P4" style:family="table-cell" style:parent-style-name="ce134" style:data-style-name="N118"/>
    <style:style style:name="ce134N4" style:family="table-cell" style:parent-style-name="ce134" style:data-style-name="N117"/>
    <style:style style:name="ce134C5" style:family="table-cell" style:parent-style-name="ce134" style:data-style-name="N119"/>
    <style:style style:name="ce134P5" style:family="table-cell" style:parent-style-name="ce134" style:data-style-name="N120"/>
    <style:style style:name="ce134N5" style:family="table-cell" style:parent-style-name="ce134" style:data-style-name="N121"/>
    <style:style style:name="ce134C6" style:family="table-cell" style:parent-style-name="ce134" style:data-style-name="N122"/>
    <style:style style:name="ce134P6" style:family="table-cell" style:parent-style-name="ce134" style:data-style-name="N123"/>
    <style:style style:name="ce134N6" style:family="table-cell" style:parent-style-name="ce134" style:data-style-name="N124"/>
    <style:style style:name="ce134C7" style:family="table-cell" style:parent-style-name="ce134" style:data-style-name="N125"/>
    <style:style style:name="ce134P7" style:family="table-cell" style:parent-style-name="ce134" style:data-style-name="N126"/>
    <style:style style:name="ce134N7" style:family="table-cell" style:parent-style-name="ce134" style:data-style-name="N127"/>
    <style:style style:name="ce134C8" style:family="table-cell" style:parent-style-name="ce134" style:data-style-name="N128"/>
    <style:style style:name="ce134P8" style:family="table-cell" style:parent-style-name="ce134" style:data-style-name="N129"/>
    <style:style style:name="ce134N8" style:family="table-cell" style:parent-style-name="ce134" style:data-style-name="N130"/>
    <style:style style:name="ce135" style:family="table-cell">
      <style:table-cell-properties style:text-align-source="fix" style:repeat-content="false" fo:background-color="#e6e6ff"/>
      <style:paragraph-properties fo:text-align="end"/>
      <style:text-properties fo:color="#A423BE" style:font-name="Tahoma" fo:font-size="10pt"/>
    </style:style>
    <style:style style:name="ce135DA" style:family="table-cell" style:parent-style-name="ce135" style:data-style-name="N36"/>
    <style:style style:name="ce135DH" style:family="table-cell" style:parent-style-name="ce135" style:data-style-name="N51"/>
    <style:style style:name="ce135DE" style:family="table-cell" style:parent-style-name="ce135" style:data-style-name="N76"/>
    <style:style style:name="ce135C0" style:family="table-cell" style:parent-style-name="ce135" style:data-style-name="N103"/>
    <style:style style:name="ce135P0" style:family="table-cell" style:parent-style-name="ce135" style:data-style-name="N10"/>
    <style:style style:name="ce135N0" style:family="table-cell" style:parent-style-name="ce135" style:data-style-name="N113"/>
    <style:style style:name="ce135C1" style:family="table-cell" style:parent-style-name="ce135" style:data-style-name="N110"/>
    <style:style style:name="ce135P1" style:family="table-cell" style:parent-style-name="ce135" style:data-style-name="N111"/>
    <style:style style:name="ce135N1" style:family="table-cell" style:parent-style-name="ce135" style:data-style-name="N112"/>
    <style:style style:name="ce135C2" style:family="table-cell" style:parent-style-name="ce135" style:data-style-name="N104"/>
    <style:style style:name="ce135P2" style:family="table-cell" style:parent-style-name="ce135" style:data-style-name="N11"/>
    <style:style style:name="ce135N2" style:family="table-cell" style:parent-style-name="ce135" style:data-style-name="N109"/>
    <style:style style:name="ce135C3" style:family="table-cell" style:parent-style-name="ce135" style:data-style-name="N114"/>
    <style:style style:name="ce135P3" style:family="table-cell" style:parent-style-name="ce135" style:data-style-name="N107"/>
    <style:style style:name="ce135N3" style:family="table-cell" style:parent-style-name="ce135" style:data-style-name="N115"/>
    <style:style style:name="ce135C4" style:family="table-cell" style:parent-style-name="ce135" style:data-style-name="N116"/>
    <style:style style:name="ce135P4" style:family="table-cell" style:parent-style-name="ce135" style:data-style-name="N118"/>
    <style:style style:name="ce135N4" style:family="table-cell" style:parent-style-name="ce135" style:data-style-name="N117"/>
    <style:style style:name="ce135C5" style:family="table-cell" style:parent-style-name="ce135" style:data-style-name="N119"/>
    <style:style style:name="ce135P5" style:family="table-cell" style:parent-style-name="ce135" style:data-style-name="N120"/>
    <style:style style:name="ce135N5" style:family="table-cell" style:parent-style-name="ce135" style:data-style-name="N121"/>
    <style:style style:name="ce135C6" style:family="table-cell" style:parent-style-name="ce135" style:data-style-name="N122"/>
    <style:style style:name="ce135P6" style:family="table-cell" style:parent-style-name="ce135" style:data-style-name="N123"/>
    <style:style style:name="ce135N6" style:family="table-cell" style:parent-style-name="ce135" style:data-style-name="N124"/>
    <style:style style:name="ce135C7" style:family="table-cell" style:parent-style-name="ce135" style:data-style-name="N125"/>
    <style:style style:name="ce135P7" style:family="table-cell" style:parent-style-name="ce135" style:data-style-name="N126"/>
    <style:style style:name="ce135N7" style:family="table-cell" style:parent-style-name="ce135" style:data-style-name="N127"/>
    <style:style style:name="ce135C8" style:family="table-cell" style:parent-style-name="ce135" style:data-style-name="N128"/>
    <style:style style:name="ce135P8" style:family="table-cell" style:parent-style-name="ce135" style:data-style-name="N129"/>
    <style:style style:name="ce135N8" style:family="table-cell" style:parent-style-name="ce135" style:data-style-name="N130"/>
    <style:style style:name="ce136" style:family="table-cell">
      <style:table-cell-properties style:text-align-source="fix" style:repeat-content="false"/>
      <style:paragraph-properties fo:text-align="center"/>
      <style:text-properties fo:color="#AD5A1A" style:font-name="Tahoma" fo:font-size="10pt"/>
    </style:style>
    <style:style style:name="ce136DA" style:family="table-cell" style:parent-style-name="ce136" style:data-style-name="N36"/>
    <style:style style:name="ce136DH" style:family="table-cell" style:parent-style-name="ce136" style:data-style-name="N51"/>
    <style:style style:name="ce136DE" style:family="table-cell" style:parent-style-name="ce136" style:data-style-name="N76"/>
    <style:style style:name="ce136C0" style:family="table-cell" style:parent-style-name="ce136" style:data-style-name="N103"/>
    <style:style style:name="ce136P0" style:family="table-cell" style:parent-style-name="ce136" style:data-style-name="N10"/>
    <style:style style:name="ce136N0" style:family="table-cell" style:parent-style-name="ce136" style:data-style-name="N113"/>
    <style:style style:name="ce136C1" style:family="table-cell" style:parent-style-name="ce136" style:data-style-name="N110"/>
    <style:style style:name="ce136P1" style:family="table-cell" style:parent-style-name="ce136" style:data-style-name="N111"/>
    <style:style style:name="ce136N1" style:family="table-cell" style:parent-style-name="ce136" style:data-style-name="N112"/>
    <style:style style:name="ce136C2" style:family="table-cell" style:parent-style-name="ce136" style:data-style-name="N104"/>
    <style:style style:name="ce136P2" style:family="table-cell" style:parent-style-name="ce136" style:data-style-name="N11"/>
    <style:style style:name="ce136N2" style:family="table-cell" style:parent-style-name="ce136" style:data-style-name="N109"/>
    <style:style style:name="ce136C3" style:family="table-cell" style:parent-style-name="ce136" style:data-style-name="N114"/>
    <style:style style:name="ce136P3" style:family="table-cell" style:parent-style-name="ce136" style:data-style-name="N107"/>
    <style:style style:name="ce136N3" style:family="table-cell" style:parent-style-name="ce136" style:data-style-name="N115"/>
    <style:style style:name="ce136C4" style:family="table-cell" style:parent-style-name="ce136" style:data-style-name="N116"/>
    <style:style style:name="ce136P4" style:family="table-cell" style:parent-style-name="ce136" style:data-style-name="N118"/>
    <style:style style:name="ce136N4" style:family="table-cell" style:parent-style-name="ce136" style:data-style-name="N117"/>
    <style:style style:name="ce136C5" style:family="table-cell" style:parent-style-name="ce136" style:data-style-name="N119"/>
    <style:style style:name="ce136P5" style:family="table-cell" style:parent-style-name="ce136" style:data-style-name="N120"/>
    <style:style style:name="ce136N5" style:family="table-cell" style:parent-style-name="ce136" style:data-style-name="N121"/>
    <style:style style:name="ce136C6" style:family="table-cell" style:parent-style-name="ce136" style:data-style-name="N122"/>
    <style:style style:name="ce136P6" style:family="table-cell" style:parent-style-name="ce136" style:data-style-name="N123"/>
    <style:style style:name="ce136N6" style:family="table-cell" style:parent-style-name="ce136" style:data-style-name="N124"/>
    <style:style style:name="ce136C7" style:family="table-cell" style:parent-style-name="ce136" style:data-style-name="N125"/>
    <style:style style:name="ce136P7" style:family="table-cell" style:parent-style-name="ce136" style:data-style-name="N126"/>
    <style:style style:name="ce136N7" style:family="table-cell" style:parent-style-name="ce136" style:data-style-name="N127"/>
    <style:style style:name="ce136C8" style:family="table-cell" style:parent-style-name="ce136" style:data-style-name="N128"/>
    <style:style style:name="ce136P8" style:family="table-cell" style:parent-style-name="ce136" style:data-style-name="N129"/>
    <style:style style:name="ce136N8" style:family="table-cell" style:parent-style-name="ce136" style:data-style-name="N130"/>
    <style:style style:name="ce137" style:family="table-cell">
      <style:table-cell-properties style:text-align-source="fix" style:repeat-content="false"/>
      <style:paragraph-properties fo:text-align="center"/>
      <style:text-properties fo:color="#AD5A1A" style:font-name="Tahoma" fo:font-size="10pt" fo:font-weight="bold"/>
    </style:style>
    <style:style style:name="ce137DA" style:family="table-cell" style:parent-style-name="ce137" style:data-style-name="N36"/>
    <style:style style:name="ce137DH" style:family="table-cell" style:parent-style-name="ce137" style:data-style-name="N51"/>
    <style:style style:name="ce137DE" style:family="table-cell" style:parent-style-name="ce137" style:data-style-name="N76"/>
    <style:style style:name="ce137C0" style:family="table-cell" style:parent-style-name="ce137" style:data-style-name="N103"/>
    <style:style style:name="ce137P0" style:family="table-cell" style:parent-style-name="ce137" style:data-style-name="N10"/>
    <style:style style:name="ce137N0" style:family="table-cell" style:parent-style-name="ce137" style:data-style-name="N113"/>
    <style:style style:name="ce137C1" style:family="table-cell" style:parent-style-name="ce137" style:data-style-name="N110"/>
    <style:style style:name="ce137P1" style:family="table-cell" style:parent-style-name="ce137" style:data-style-name="N111"/>
    <style:style style:name="ce137N1" style:family="table-cell" style:parent-style-name="ce137" style:data-style-name="N112"/>
    <style:style style:name="ce137C2" style:family="table-cell" style:parent-style-name="ce137" style:data-style-name="N104"/>
    <style:style style:name="ce137P2" style:family="table-cell" style:parent-style-name="ce137" style:data-style-name="N11"/>
    <style:style style:name="ce137N2" style:family="table-cell" style:parent-style-name="ce137" style:data-style-name="N109"/>
    <style:style style:name="ce137C3" style:family="table-cell" style:parent-style-name="ce137" style:data-style-name="N114"/>
    <style:style style:name="ce137P3" style:family="table-cell" style:parent-style-name="ce137" style:data-style-name="N107"/>
    <style:style style:name="ce137N3" style:family="table-cell" style:parent-style-name="ce137" style:data-style-name="N115"/>
    <style:style style:name="ce137C4" style:family="table-cell" style:parent-style-name="ce137" style:data-style-name="N116"/>
    <style:style style:name="ce137P4" style:family="table-cell" style:parent-style-name="ce137" style:data-style-name="N118"/>
    <style:style style:name="ce137N4" style:family="table-cell" style:parent-style-name="ce137" style:data-style-name="N117"/>
    <style:style style:name="ce137C5" style:family="table-cell" style:parent-style-name="ce137" style:data-style-name="N119"/>
    <style:style style:name="ce137P5" style:family="table-cell" style:parent-style-name="ce137" style:data-style-name="N120"/>
    <style:style style:name="ce137N5" style:family="table-cell" style:parent-style-name="ce137" style:data-style-name="N121"/>
    <style:style style:name="ce137C6" style:family="table-cell" style:parent-style-name="ce137" style:data-style-name="N122"/>
    <style:style style:name="ce137P6" style:family="table-cell" style:parent-style-name="ce137" style:data-style-name="N123"/>
    <style:style style:name="ce137N6" style:family="table-cell" style:parent-style-name="ce137" style:data-style-name="N124"/>
    <style:style style:name="ce137C7" style:family="table-cell" style:parent-style-name="ce137" style:data-style-name="N125"/>
    <style:style style:name="ce137P7" style:family="table-cell" style:parent-style-name="ce137" style:data-style-name="N126"/>
    <style:style style:name="ce137N7" style:family="table-cell" style:parent-style-name="ce137" style:data-style-name="N127"/>
    <style:style style:name="ce137C8" style:family="table-cell" style:parent-style-name="ce137" style:data-style-name="N128"/>
    <style:style style:name="ce137P8" style:family="table-cell" style:parent-style-name="ce137" style:data-style-name="N129"/>
    <style:style style:name="ce137N8" style:family="table-cell" style:parent-style-name="ce137" style:data-style-name="N130"/>
    <style:style style:name="ce138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38DA" style:family="table-cell" style:parent-style-name="ce138" style:data-style-name="N36"/>
    <style:style style:name="ce138DH" style:family="table-cell" style:parent-style-name="ce138" style:data-style-name="N51"/>
    <style:style style:name="ce138DE" style:family="table-cell" style:parent-style-name="ce138" style:data-style-name="N76"/>
    <style:style style:name="ce138C0" style:family="table-cell" style:parent-style-name="ce138" style:data-style-name="N103"/>
    <style:style style:name="ce138P0" style:family="table-cell" style:parent-style-name="ce138" style:data-style-name="N10"/>
    <style:style style:name="ce138N0" style:family="table-cell" style:parent-style-name="ce138" style:data-style-name="N113"/>
    <style:style style:name="ce138C1" style:family="table-cell" style:parent-style-name="ce138" style:data-style-name="N110"/>
    <style:style style:name="ce138P1" style:family="table-cell" style:parent-style-name="ce138" style:data-style-name="N111"/>
    <style:style style:name="ce138N1" style:family="table-cell" style:parent-style-name="ce138" style:data-style-name="N112"/>
    <style:style style:name="ce138C2" style:family="table-cell" style:parent-style-name="ce138" style:data-style-name="N104"/>
    <style:style style:name="ce138P2" style:family="table-cell" style:parent-style-name="ce138" style:data-style-name="N11"/>
    <style:style style:name="ce138N2" style:family="table-cell" style:parent-style-name="ce138" style:data-style-name="N109"/>
    <style:style style:name="ce138C3" style:family="table-cell" style:parent-style-name="ce138" style:data-style-name="N114"/>
    <style:style style:name="ce138P3" style:family="table-cell" style:parent-style-name="ce138" style:data-style-name="N107"/>
    <style:style style:name="ce138N3" style:family="table-cell" style:parent-style-name="ce138" style:data-style-name="N115"/>
    <style:style style:name="ce138C4" style:family="table-cell" style:parent-style-name="ce138" style:data-style-name="N116"/>
    <style:style style:name="ce138P4" style:family="table-cell" style:parent-style-name="ce138" style:data-style-name="N118"/>
    <style:style style:name="ce138N4" style:family="table-cell" style:parent-style-name="ce138" style:data-style-name="N117"/>
    <style:style style:name="ce138C5" style:family="table-cell" style:parent-style-name="ce138" style:data-style-name="N119"/>
    <style:style style:name="ce138P5" style:family="table-cell" style:parent-style-name="ce138" style:data-style-name="N120"/>
    <style:style style:name="ce138N5" style:family="table-cell" style:parent-style-name="ce138" style:data-style-name="N121"/>
    <style:style style:name="ce138C6" style:family="table-cell" style:parent-style-name="ce138" style:data-style-name="N122"/>
    <style:style style:name="ce138P6" style:family="table-cell" style:parent-style-name="ce138" style:data-style-name="N123"/>
    <style:style style:name="ce138N6" style:family="table-cell" style:parent-style-name="ce138" style:data-style-name="N124"/>
    <style:style style:name="ce138C7" style:family="table-cell" style:parent-style-name="ce138" style:data-style-name="N125"/>
    <style:style style:name="ce138P7" style:family="table-cell" style:parent-style-name="ce138" style:data-style-name="N126"/>
    <style:style style:name="ce138N7" style:family="table-cell" style:parent-style-name="ce138" style:data-style-name="N127"/>
    <style:style style:name="ce138C8" style:family="table-cell" style:parent-style-name="ce138" style:data-style-name="N128"/>
    <style:style style:name="ce138P8" style:family="table-cell" style:parent-style-name="ce138" style:data-style-name="N129"/>
    <style:style style:name="ce138N8" style:family="table-cell" style:parent-style-name="ce138" style:data-style-name="N130"/>
    <style:style style:name="ce139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39DA" style:family="table-cell" style:parent-style-name="ce139" style:data-style-name="N36"/>
    <style:style style:name="ce139DH" style:family="table-cell" style:parent-style-name="ce139" style:data-style-name="N51"/>
    <style:style style:name="ce139DE" style:family="table-cell" style:parent-style-name="ce139" style:data-style-name="N76"/>
    <style:style style:name="ce139C0" style:family="table-cell" style:parent-style-name="ce139" style:data-style-name="N103"/>
    <style:style style:name="ce139P0" style:family="table-cell" style:parent-style-name="ce139" style:data-style-name="N10"/>
    <style:style style:name="ce139N0" style:family="table-cell" style:parent-style-name="ce139" style:data-style-name="N113"/>
    <style:style style:name="ce139C1" style:family="table-cell" style:parent-style-name="ce139" style:data-style-name="N110"/>
    <style:style style:name="ce139P1" style:family="table-cell" style:parent-style-name="ce139" style:data-style-name="N111"/>
    <style:style style:name="ce139N1" style:family="table-cell" style:parent-style-name="ce139" style:data-style-name="N112"/>
    <style:style style:name="ce139C2" style:family="table-cell" style:parent-style-name="ce139" style:data-style-name="N104"/>
    <style:style style:name="ce139P2" style:family="table-cell" style:parent-style-name="ce139" style:data-style-name="N11"/>
    <style:style style:name="ce139N2" style:family="table-cell" style:parent-style-name="ce139" style:data-style-name="N109"/>
    <style:style style:name="ce139C3" style:family="table-cell" style:parent-style-name="ce139" style:data-style-name="N114"/>
    <style:style style:name="ce139P3" style:family="table-cell" style:parent-style-name="ce139" style:data-style-name="N107"/>
    <style:style style:name="ce139N3" style:family="table-cell" style:parent-style-name="ce139" style:data-style-name="N115"/>
    <style:style style:name="ce139C4" style:family="table-cell" style:parent-style-name="ce139" style:data-style-name="N116"/>
    <style:style style:name="ce139P4" style:family="table-cell" style:parent-style-name="ce139" style:data-style-name="N118"/>
    <style:style style:name="ce139N4" style:family="table-cell" style:parent-style-name="ce139" style:data-style-name="N117"/>
    <style:style style:name="ce139C5" style:family="table-cell" style:parent-style-name="ce139" style:data-style-name="N119"/>
    <style:style style:name="ce139P5" style:family="table-cell" style:parent-style-name="ce139" style:data-style-name="N120"/>
    <style:style style:name="ce139N5" style:family="table-cell" style:parent-style-name="ce139" style:data-style-name="N121"/>
    <style:style style:name="ce139C6" style:family="table-cell" style:parent-style-name="ce139" style:data-style-name="N122"/>
    <style:style style:name="ce139P6" style:family="table-cell" style:parent-style-name="ce139" style:data-style-name="N123"/>
    <style:style style:name="ce139N6" style:family="table-cell" style:parent-style-name="ce139" style:data-style-name="N124"/>
    <style:style style:name="ce139C7" style:family="table-cell" style:parent-style-name="ce139" style:data-style-name="N125"/>
    <style:style style:name="ce139P7" style:family="table-cell" style:parent-style-name="ce139" style:data-style-name="N126"/>
    <style:style style:name="ce139N7" style:family="table-cell" style:parent-style-name="ce139" style:data-style-name="N127"/>
    <style:style style:name="ce139C8" style:family="table-cell" style:parent-style-name="ce139" style:data-style-name="N128"/>
    <style:style style:name="ce139P8" style:family="table-cell" style:parent-style-name="ce139" style:data-style-name="N129"/>
    <style:style style:name="ce139N8" style:family="table-cell" style:parent-style-name="ce139" style:data-style-name="N130"/>
    <style:style style:name="ce140" style:family="table-cell">
      <style:table-cell-properties style:text-align-source="fix" style:repeat-content="false"/>
      <style:paragraph-properties fo:text-align="center"/>
      <style:text-properties fo:color="#326877" style:font-name="Tahoma" fo:font-size="10pt"/>
    </style:style>
    <style:style style:name="ce140DA" style:family="table-cell" style:parent-style-name="ce140" style:data-style-name="N36"/>
    <style:style style:name="ce140DH" style:family="table-cell" style:parent-style-name="ce140" style:data-style-name="N51"/>
    <style:style style:name="ce140DE" style:family="table-cell" style:parent-style-name="ce140" style:data-style-name="N76"/>
    <style:style style:name="ce140C0" style:family="table-cell" style:parent-style-name="ce140" style:data-style-name="N103"/>
    <style:style style:name="ce140P0" style:family="table-cell" style:parent-style-name="ce140" style:data-style-name="N10"/>
    <style:style style:name="ce140N0" style:family="table-cell" style:parent-style-name="ce140" style:data-style-name="N113"/>
    <style:style style:name="ce140C1" style:family="table-cell" style:parent-style-name="ce140" style:data-style-name="N110"/>
    <style:style style:name="ce140P1" style:family="table-cell" style:parent-style-name="ce140" style:data-style-name="N111"/>
    <style:style style:name="ce140N1" style:family="table-cell" style:parent-style-name="ce140" style:data-style-name="N112"/>
    <style:style style:name="ce140C2" style:family="table-cell" style:parent-style-name="ce140" style:data-style-name="N104"/>
    <style:style style:name="ce140P2" style:family="table-cell" style:parent-style-name="ce140" style:data-style-name="N11"/>
    <style:style style:name="ce140N2" style:family="table-cell" style:parent-style-name="ce140" style:data-style-name="N109"/>
    <style:style style:name="ce140C3" style:family="table-cell" style:parent-style-name="ce140" style:data-style-name="N114"/>
    <style:style style:name="ce140P3" style:family="table-cell" style:parent-style-name="ce140" style:data-style-name="N107"/>
    <style:style style:name="ce140N3" style:family="table-cell" style:parent-style-name="ce140" style:data-style-name="N115"/>
    <style:style style:name="ce140C4" style:family="table-cell" style:parent-style-name="ce140" style:data-style-name="N116"/>
    <style:style style:name="ce140P4" style:family="table-cell" style:parent-style-name="ce140" style:data-style-name="N118"/>
    <style:style style:name="ce140N4" style:family="table-cell" style:parent-style-name="ce140" style:data-style-name="N117"/>
    <style:style style:name="ce140C5" style:family="table-cell" style:parent-style-name="ce140" style:data-style-name="N119"/>
    <style:style style:name="ce140P5" style:family="table-cell" style:parent-style-name="ce140" style:data-style-name="N120"/>
    <style:style style:name="ce140N5" style:family="table-cell" style:parent-style-name="ce140" style:data-style-name="N121"/>
    <style:style style:name="ce140C6" style:family="table-cell" style:parent-style-name="ce140" style:data-style-name="N122"/>
    <style:style style:name="ce140P6" style:family="table-cell" style:parent-style-name="ce140" style:data-style-name="N123"/>
    <style:style style:name="ce140N6" style:family="table-cell" style:parent-style-name="ce140" style:data-style-name="N124"/>
    <style:style style:name="ce140C7" style:family="table-cell" style:parent-style-name="ce140" style:data-style-name="N125"/>
    <style:style style:name="ce140P7" style:family="table-cell" style:parent-style-name="ce140" style:data-style-name="N126"/>
    <style:style style:name="ce140N7" style:family="table-cell" style:parent-style-name="ce140" style:data-style-name="N127"/>
    <style:style style:name="ce140C8" style:family="table-cell" style:parent-style-name="ce140" style:data-style-name="N128"/>
    <style:style style:name="ce140P8" style:family="table-cell" style:parent-style-name="ce140" style:data-style-name="N129"/>
    <style:style style:name="ce140N8" style:family="table-cell" style:parent-style-name="ce140" style:data-style-name="N130"/>
    <style:style style:name="ce141" style:family="table-cell">
      <style:table-cell-properties style:text-align-source="fix" style:repeat-content="false"/>
      <style:paragraph-properties fo:text-align="center"/>
      <style:text-properties fo:color="#326877" style:font-name="Tahoma" fo:font-size="10pt" fo:font-weight="bold"/>
    </style:style>
    <style:style style:name="ce141DA" style:family="table-cell" style:parent-style-name="ce141" style:data-style-name="N36"/>
    <style:style style:name="ce141DH" style:family="table-cell" style:parent-style-name="ce141" style:data-style-name="N51"/>
    <style:style style:name="ce141DE" style:family="table-cell" style:parent-style-name="ce141" style:data-style-name="N76"/>
    <style:style style:name="ce141C0" style:family="table-cell" style:parent-style-name="ce141" style:data-style-name="N103"/>
    <style:style style:name="ce141P0" style:family="table-cell" style:parent-style-name="ce141" style:data-style-name="N10"/>
    <style:style style:name="ce141N0" style:family="table-cell" style:parent-style-name="ce141" style:data-style-name="N113"/>
    <style:style style:name="ce141C1" style:family="table-cell" style:parent-style-name="ce141" style:data-style-name="N110"/>
    <style:style style:name="ce141P1" style:family="table-cell" style:parent-style-name="ce141" style:data-style-name="N111"/>
    <style:style style:name="ce141N1" style:family="table-cell" style:parent-style-name="ce141" style:data-style-name="N112"/>
    <style:style style:name="ce141C2" style:family="table-cell" style:parent-style-name="ce141" style:data-style-name="N104"/>
    <style:style style:name="ce141P2" style:family="table-cell" style:parent-style-name="ce141" style:data-style-name="N11"/>
    <style:style style:name="ce141N2" style:family="table-cell" style:parent-style-name="ce141" style:data-style-name="N109"/>
    <style:style style:name="ce141C3" style:family="table-cell" style:parent-style-name="ce141" style:data-style-name="N114"/>
    <style:style style:name="ce141P3" style:family="table-cell" style:parent-style-name="ce141" style:data-style-name="N107"/>
    <style:style style:name="ce141N3" style:family="table-cell" style:parent-style-name="ce141" style:data-style-name="N115"/>
    <style:style style:name="ce141C4" style:family="table-cell" style:parent-style-name="ce141" style:data-style-name="N116"/>
    <style:style style:name="ce141P4" style:family="table-cell" style:parent-style-name="ce141" style:data-style-name="N118"/>
    <style:style style:name="ce141N4" style:family="table-cell" style:parent-style-name="ce141" style:data-style-name="N117"/>
    <style:style style:name="ce141C5" style:family="table-cell" style:parent-style-name="ce141" style:data-style-name="N119"/>
    <style:style style:name="ce141P5" style:family="table-cell" style:parent-style-name="ce141" style:data-style-name="N120"/>
    <style:style style:name="ce141N5" style:family="table-cell" style:parent-style-name="ce141" style:data-style-name="N121"/>
    <style:style style:name="ce141C6" style:family="table-cell" style:parent-style-name="ce141" style:data-style-name="N122"/>
    <style:style style:name="ce141P6" style:family="table-cell" style:parent-style-name="ce141" style:data-style-name="N123"/>
    <style:style style:name="ce141N6" style:family="table-cell" style:parent-style-name="ce141" style:data-style-name="N124"/>
    <style:style style:name="ce141C7" style:family="table-cell" style:parent-style-name="ce141" style:data-style-name="N125"/>
    <style:style style:name="ce141P7" style:family="table-cell" style:parent-style-name="ce141" style:data-style-name="N126"/>
    <style:style style:name="ce141N7" style:family="table-cell" style:parent-style-name="ce141" style:data-style-name="N127"/>
    <style:style style:name="ce141C8" style:family="table-cell" style:parent-style-name="ce141" style:data-style-name="N128"/>
    <style:style style:name="ce141P8" style:family="table-cell" style:parent-style-name="ce141" style:data-style-name="N129"/>
    <style:style style:name="ce141N8" style:family="table-cell" style:parent-style-name="ce141" style:data-style-name="N130"/>
    <style:style style:name="ce142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42DA" style:family="table-cell" style:parent-style-name="ce142" style:data-style-name="N36"/>
    <style:style style:name="ce142DH" style:family="table-cell" style:parent-style-name="ce142" style:data-style-name="N51"/>
    <style:style style:name="ce142DE" style:family="table-cell" style:parent-style-name="ce142" style:data-style-name="N76"/>
    <style:style style:name="ce142C0" style:family="table-cell" style:parent-style-name="ce142" style:data-style-name="N103"/>
    <style:style style:name="ce142P0" style:family="table-cell" style:parent-style-name="ce142" style:data-style-name="N10"/>
    <style:style style:name="ce142N0" style:family="table-cell" style:parent-style-name="ce142" style:data-style-name="N113"/>
    <style:style style:name="ce142C1" style:family="table-cell" style:parent-style-name="ce142" style:data-style-name="N110"/>
    <style:style style:name="ce142P1" style:family="table-cell" style:parent-style-name="ce142" style:data-style-name="N111"/>
    <style:style style:name="ce142N1" style:family="table-cell" style:parent-style-name="ce142" style:data-style-name="N112"/>
    <style:style style:name="ce142C2" style:family="table-cell" style:parent-style-name="ce142" style:data-style-name="N104"/>
    <style:style style:name="ce142P2" style:family="table-cell" style:parent-style-name="ce142" style:data-style-name="N11"/>
    <style:style style:name="ce142N2" style:family="table-cell" style:parent-style-name="ce142" style:data-style-name="N109"/>
    <style:style style:name="ce142C3" style:family="table-cell" style:parent-style-name="ce142" style:data-style-name="N114"/>
    <style:style style:name="ce142P3" style:family="table-cell" style:parent-style-name="ce142" style:data-style-name="N107"/>
    <style:style style:name="ce142N3" style:family="table-cell" style:parent-style-name="ce142" style:data-style-name="N115"/>
    <style:style style:name="ce142C4" style:family="table-cell" style:parent-style-name="ce142" style:data-style-name="N116"/>
    <style:style style:name="ce142P4" style:family="table-cell" style:parent-style-name="ce142" style:data-style-name="N118"/>
    <style:style style:name="ce142N4" style:family="table-cell" style:parent-style-name="ce142" style:data-style-name="N117"/>
    <style:style style:name="ce142C5" style:family="table-cell" style:parent-style-name="ce142" style:data-style-name="N119"/>
    <style:style style:name="ce142P5" style:family="table-cell" style:parent-style-name="ce142" style:data-style-name="N120"/>
    <style:style style:name="ce142N5" style:family="table-cell" style:parent-style-name="ce142" style:data-style-name="N121"/>
    <style:style style:name="ce142C6" style:family="table-cell" style:parent-style-name="ce142" style:data-style-name="N122"/>
    <style:style style:name="ce142P6" style:family="table-cell" style:parent-style-name="ce142" style:data-style-name="N123"/>
    <style:style style:name="ce142N6" style:family="table-cell" style:parent-style-name="ce142" style:data-style-name="N124"/>
    <style:style style:name="ce142C7" style:family="table-cell" style:parent-style-name="ce142" style:data-style-name="N125"/>
    <style:style style:name="ce142P7" style:family="table-cell" style:parent-style-name="ce142" style:data-style-name="N126"/>
    <style:style style:name="ce142N7" style:family="table-cell" style:parent-style-name="ce142" style:data-style-name="N127"/>
    <style:style style:name="ce142C8" style:family="table-cell" style:parent-style-name="ce142" style:data-style-name="N128"/>
    <style:style style:name="ce142P8" style:family="table-cell" style:parent-style-name="ce142" style:data-style-name="N129"/>
    <style:style style:name="ce142N8" style:family="table-cell" style:parent-style-name="ce142" style:data-style-name="N130"/>
    <style:style style:name="ce143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143DA" style:family="table-cell" style:parent-style-name="ce143" style:data-style-name="N36"/>
    <style:style style:name="ce143DH" style:family="table-cell" style:parent-style-name="ce143" style:data-style-name="N51"/>
    <style:style style:name="ce143DE" style:family="table-cell" style:parent-style-name="ce143" style:data-style-name="N76"/>
    <style:style style:name="ce143C0" style:family="table-cell" style:parent-style-name="ce143" style:data-style-name="N103"/>
    <style:style style:name="ce143P0" style:family="table-cell" style:parent-style-name="ce143" style:data-style-name="N10"/>
    <style:style style:name="ce143N0" style:family="table-cell" style:parent-style-name="ce143" style:data-style-name="N113"/>
    <style:style style:name="ce143C1" style:family="table-cell" style:parent-style-name="ce143" style:data-style-name="N110"/>
    <style:style style:name="ce143P1" style:family="table-cell" style:parent-style-name="ce143" style:data-style-name="N111"/>
    <style:style style:name="ce143N1" style:family="table-cell" style:parent-style-name="ce143" style:data-style-name="N112"/>
    <style:style style:name="ce143C2" style:family="table-cell" style:parent-style-name="ce143" style:data-style-name="N104"/>
    <style:style style:name="ce143P2" style:family="table-cell" style:parent-style-name="ce143" style:data-style-name="N11"/>
    <style:style style:name="ce143N2" style:family="table-cell" style:parent-style-name="ce143" style:data-style-name="N109"/>
    <style:style style:name="ce143C3" style:family="table-cell" style:parent-style-name="ce143" style:data-style-name="N114"/>
    <style:style style:name="ce143P3" style:family="table-cell" style:parent-style-name="ce143" style:data-style-name="N107"/>
    <style:style style:name="ce143N3" style:family="table-cell" style:parent-style-name="ce143" style:data-style-name="N115"/>
    <style:style style:name="ce143C4" style:family="table-cell" style:parent-style-name="ce143" style:data-style-name="N116"/>
    <style:style style:name="ce143P4" style:family="table-cell" style:parent-style-name="ce143" style:data-style-name="N118"/>
    <style:style style:name="ce143N4" style:family="table-cell" style:parent-style-name="ce143" style:data-style-name="N117"/>
    <style:style style:name="ce143C5" style:family="table-cell" style:parent-style-name="ce143" style:data-style-name="N119"/>
    <style:style style:name="ce143P5" style:family="table-cell" style:parent-style-name="ce143" style:data-style-name="N120"/>
    <style:style style:name="ce143N5" style:family="table-cell" style:parent-style-name="ce143" style:data-style-name="N121"/>
    <style:style style:name="ce143C6" style:family="table-cell" style:parent-style-name="ce143" style:data-style-name="N122"/>
    <style:style style:name="ce143P6" style:family="table-cell" style:parent-style-name="ce143" style:data-style-name="N123"/>
    <style:style style:name="ce143N6" style:family="table-cell" style:parent-style-name="ce143" style:data-style-name="N124"/>
    <style:style style:name="ce143C7" style:family="table-cell" style:parent-style-name="ce143" style:data-style-name="N125"/>
    <style:style style:name="ce143P7" style:family="table-cell" style:parent-style-name="ce143" style:data-style-name="N126"/>
    <style:style style:name="ce143N7" style:family="table-cell" style:parent-style-name="ce143" style:data-style-name="N127"/>
    <style:style style:name="ce143C8" style:family="table-cell" style:parent-style-name="ce143" style:data-style-name="N128"/>
    <style:style style:name="ce143P8" style:family="table-cell" style:parent-style-name="ce143" style:data-style-name="N129"/>
    <style:style style:name="ce143N8" style:family="table-cell" style:parent-style-name="ce143" style:data-style-name="N130"/>
    <style:style style:name="ce144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44DA" style:family="table-cell" style:parent-style-name="ce144" style:data-style-name="N36"/>
    <style:style style:name="ce144DH" style:family="table-cell" style:parent-style-name="ce144" style:data-style-name="N51"/>
    <style:style style:name="ce144DE" style:family="table-cell" style:parent-style-name="ce144" style:data-style-name="N76"/>
    <style:style style:name="ce144C0" style:family="table-cell" style:parent-style-name="ce144" style:data-style-name="N103"/>
    <style:style style:name="ce144P0" style:family="table-cell" style:parent-style-name="ce144" style:data-style-name="N10"/>
    <style:style style:name="ce144N0" style:family="table-cell" style:parent-style-name="ce144" style:data-style-name="N113"/>
    <style:style style:name="ce144C1" style:family="table-cell" style:parent-style-name="ce144" style:data-style-name="N110"/>
    <style:style style:name="ce144P1" style:family="table-cell" style:parent-style-name="ce144" style:data-style-name="N111"/>
    <style:style style:name="ce144N1" style:family="table-cell" style:parent-style-name="ce144" style:data-style-name="N112"/>
    <style:style style:name="ce144C2" style:family="table-cell" style:parent-style-name="ce144" style:data-style-name="N104"/>
    <style:style style:name="ce144P2" style:family="table-cell" style:parent-style-name="ce144" style:data-style-name="N11"/>
    <style:style style:name="ce144N2" style:family="table-cell" style:parent-style-name="ce144" style:data-style-name="N109"/>
    <style:style style:name="ce144C3" style:family="table-cell" style:parent-style-name="ce144" style:data-style-name="N114"/>
    <style:style style:name="ce144P3" style:family="table-cell" style:parent-style-name="ce144" style:data-style-name="N107"/>
    <style:style style:name="ce144N3" style:family="table-cell" style:parent-style-name="ce144" style:data-style-name="N115"/>
    <style:style style:name="ce144C4" style:family="table-cell" style:parent-style-name="ce144" style:data-style-name="N116"/>
    <style:style style:name="ce144P4" style:family="table-cell" style:parent-style-name="ce144" style:data-style-name="N118"/>
    <style:style style:name="ce144N4" style:family="table-cell" style:parent-style-name="ce144" style:data-style-name="N117"/>
    <style:style style:name="ce144C5" style:family="table-cell" style:parent-style-name="ce144" style:data-style-name="N119"/>
    <style:style style:name="ce144P5" style:family="table-cell" style:parent-style-name="ce144" style:data-style-name="N120"/>
    <style:style style:name="ce144N5" style:family="table-cell" style:parent-style-name="ce144" style:data-style-name="N121"/>
    <style:style style:name="ce144C6" style:family="table-cell" style:parent-style-name="ce144" style:data-style-name="N122"/>
    <style:style style:name="ce144P6" style:family="table-cell" style:parent-style-name="ce144" style:data-style-name="N123"/>
    <style:style style:name="ce144N6" style:family="table-cell" style:parent-style-name="ce144" style:data-style-name="N124"/>
    <style:style style:name="ce144C7" style:family="table-cell" style:parent-style-name="ce144" style:data-style-name="N125"/>
    <style:style style:name="ce144P7" style:family="table-cell" style:parent-style-name="ce144" style:data-style-name="N126"/>
    <style:style style:name="ce144N7" style:family="table-cell" style:parent-style-name="ce144" style:data-style-name="N127"/>
    <style:style style:name="ce144C8" style:family="table-cell" style:parent-style-name="ce144" style:data-style-name="N128"/>
    <style:style style:name="ce144P8" style:family="table-cell" style:parent-style-name="ce144" style:data-style-name="N129"/>
    <style:style style:name="ce144N8" style:family="table-cell" style:parent-style-name="ce144" style:data-style-name="N130"/>
    <style:style style:name="ce145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45DA" style:family="table-cell" style:parent-style-name="ce145" style:data-style-name="N36"/>
    <style:style style:name="ce145DH" style:family="table-cell" style:parent-style-name="ce145" style:data-style-name="N51"/>
    <style:style style:name="ce145DE" style:family="table-cell" style:parent-style-name="ce145" style:data-style-name="N76"/>
    <style:style style:name="ce145C0" style:family="table-cell" style:parent-style-name="ce145" style:data-style-name="N103"/>
    <style:style style:name="ce145P0" style:family="table-cell" style:parent-style-name="ce145" style:data-style-name="N10"/>
    <style:style style:name="ce145N0" style:family="table-cell" style:parent-style-name="ce145" style:data-style-name="N113"/>
    <style:style style:name="ce145C1" style:family="table-cell" style:parent-style-name="ce145" style:data-style-name="N110"/>
    <style:style style:name="ce145P1" style:family="table-cell" style:parent-style-name="ce145" style:data-style-name="N111"/>
    <style:style style:name="ce145N1" style:family="table-cell" style:parent-style-name="ce145" style:data-style-name="N112"/>
    <style:style style:name="ce145C2" style:family="table-cell" style:parent-style-name="ce145" style:data-style-name="N104"/>
    <style:style style:name="ce145P2" style:family="table-cell" style:parent-style-name="ce145" style:data-style-name="N11"/>
    <style:style style:name="ce145N2" style:family="table-cell" style:parent-style-name="ce145" style:data-style-name="N109"/>
    <style:style style:name="ce145C3" style:family="table-cell" style:parent-style-name="ce145" style:data-style-name="N114"/>
    <style:style style:name="ce145P3" style:family="table-cell" style:parent-style-name="ce145" style:data-style-name="N107"/>
    <style:style style:name="ce145N3" style:family="table-cell" style:parent-style-name="ce145" style:data-style-name="N115"/>
    <style:style style:name="ce145C4" style:family="table-cell" style:parent-style-name="ce145" style:data-style-name="N116"/>
    <style:style style:name="ce145P4" style:family="table-cell" style:parent-style-name="ce145" style:data-style-name="N118"/>
    <style:style style:name="ce145N4" style:family="table-cell" style:parent-style-name="ce145" style:data-style-name="N117"/>
    <style:style style:name="ce145C5" style:family="table-cell" style:parent-style-name="ce145" style:data-style-name="N119"/>
    <style:style style:name="ce145P5" style:family="table-cell" style:parent-style-name="ce145" style:data-style-name="N120"/>
    <style:style style:name="ce145N5" style:family="table-cell" style:parent-style-name="ce145" style:data-style-name="N121"/>
    <style:style style:name="ce145C6" style:family="table-cell" style:parent-style-name="ce145" style:data-style-name="N122"/>
    <style:style style:name="ce145P6" style:family="table-cell" style:parent-style-name="ce145" style:data-style-name="N123"/>
    <style:style style:name="ce145N6" style:family="table-cell" style:parent-style-name="ce145" style:data-style-name="N124"/>
    <style:style style:name="ce145C7" style:family="table-cell" style:parent-style-name="ce145" style:data-style-name="N125"/>
    <style:style style:name="ce145P7" style:family="table-cell" style:parent-style-name="ce145" style:data-style-name="N126"/>
    <style:style style:name="ce145N7" style:family="table-cell" style:parent-style-name="ce145" style:data-style-name="N127"/>
    <style:style style:name="ce145C8" style:family="table-cell" style:parent-style-name="ce145" style:data-style-name="N128"/>
    <style:style style:name="ce145P8" style:family="table-cell" style:parent-style-name="ce145" style:data-style-name="N129"/>
    <style:style style:name="ce145N8" style:family="table-cell" style:parent-style-name="ce145" style:data-style-name="N130"/>
    <style:style style:name="ce146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10pt" fo:font-weight="bold"/>
    </style:style>
    <style:style style:name="ce146DA" style:family="table-cell" style:parent-style-name="ce146" style:data-style-name="N36"/>
    <style:style style:name="ce146DH" style:family="table-cell" style:parent-style-name="ce146" style:data-style-name="N51"/>
    <style:style style:name="ce146DE" style:family="table-cell" style:parent-style-name="ce146" style:data-style-name="N76"/>
    <style:style style:name="ce146C0" style:family="table-cell" style:parent-style-name="ce146" style:data-style-name="N103"/>
    <style:style style:name="ce146P0" style:family="table-cell" style:parent-style-name="ce146" style:data-style-name="N10"/>
    <style:style style:name="ce146N0" style:family="table-cell" style:parent-style-name="ce146" style:data-style-name="N113"/>
    <style:style style:name="ce146C1" style:family="table-cell" style:parent-style-name="ce146" style:data-style-name="N110"/>
    <style:style style:name="ce146P1" style:family="table-cell" style:parent-style-name="ce146" style:data-style-name="N111"/>
    <style:style style:name="ce146N1" style:family="table-cell" style:parent-style-name="ce146" style:data-style-name="N112"/>
    <style:style style:name="ce146C2" style:family="table-cell" style:parent-style-name="ce146" style:data-style-name="N104"/>
    <style:style style:name="ce146P2" style:family="table-cell" style:parent-style-name="ce146" style:data-style-name="N11"/>
    <style:style style:name="ce146N2" style:family="table-cell" style:parent-style-name="ce146" style:data-style-name="N109"/>
    <style:style style:name="ce146C3" style:family="table-cell" style:parent-style-name="ce146" style:data-style-name="N114"/>
    <style:style style:name="ce146P3" style:family="table-cell" style:parent-style-name="ce146" style:data-style-name="N107"/>
    <style:style style:name="ce146N3" style:family="table-cell" style:parent-style-name="ce146" style:data-style-name="N115"/>
    <style:style style:name="ce146C4" style:family="table-cell" style:parent-style-name="ce146" style:data-style-name="N116"/>
    <style:style style:name="ce146P4" style:family="table-cell" style:parent-style-name="ce146" style:data-style-name="N118"/>
    <style:style style:name="ce146N4" style:family="table-cell" style:parent-style-name="ce146" style:data-style-name="N117"/>
    <style:style style:name="ce146C5" style:family="table-cell" style:parent-style-name="ce146" style:data-style-name="N119"/>
    <style:style style:name="ce146P5" style:family="table-cell" style:parent-style-name="ce146" style:data-style-name="N120"/>
    <style:style style:name="ce146N5" style:family="table-cell" style:parent-style-name="ce146" style:data-style-name="N121"/>
    <style:style style:name="ce146C6" style:family="table-cell" style:parent-style-name="ce146" style:data-style-name="N122"/>
    <style:style style:name="ce146P6" style:family="table-cell" style:parent-style-name="ce146" style:data-style-name="N123"/>
    <style:style style:name="ce146N6" style:family="table-cell" style:parent-style-name="ce146" style:data-style-name="N124"/>
    <style:style style:name="ce146C7" style:family="table-cell" style:parent-style-name="ce146" style:data-style-name="N125"/>
    <style:style style:name="ce146P7" style:family="table-cell" style:parent-style-name="ce146" style:data-style-name="N126"/>
    <style:style style:name="ce146N7" style:family="table-cell" style:parent-style-name="ce146" style:data-style-name="N127"/>
    <style:style style:name="ce146C8" style:family="table-cell" style:parent-style-name="ce146" style:data-style-name="N128"/>
    <style:style style:name="ce146P8" style:family="table-cell" style:parent-style-name="ce146" style:data-style-name="N129"/>
    <style:style style:name="ce146N8" style:family="table-cell" style:parent-style-name="ce146" style:data-style-name="N130"/>
    <style:style style:name="ce147" style:family="table-cell">
      <style:table-cell-properties style:text-align-source="fix" style:repeat-content="false" fo:background-color="#0000FF"/>
      <style:paragraph-properties fo:text-align="end"/>
      <style:text-properties fo:color="#ffffff" style:font-name="Tahoma" fo:font-size="11pt" fo:font-weight="bold"/>
    </style:style>
    <style:style style:name="ce147DA" style:family="table-cell" style:parent-style-name="ce147" style:data-style-name="N36"/>
    <style:style style:name="ce147DH" style:family="table-cell" style:parent-style-name="ce147" style:data-style-name="N51"/>
    <style:style style:name="ce147DE" style:family="table-cell" style:parent-style-name="ce147" style:data-style-name="N76"/>
    <style:style style:name="ce147C0" style:family="table-cell" style:parent-style-name="ce147" style:data-style-name="N103"/>
    <style:style style:name="ce147P0" style:family="table-cell" style:parent-style-name="ce147" style:data-style-name="N10"/>
    <style:style style:name="ce147N0" style:family="table-cell" style:parent-style-name="ce147" style:data-style-name="N113"/>
    <style:style style:name="ce147C1" style:family="table-cell" style:parent-style-name="ce147" style:data-style-name="N110"/>
    <style:style style:name="ce147P1" style:family="table-cell" style:parent-style-name="ce147" style:data-style-name="N111"/>
    <style:style style:name="ce147N1" style:family="table-cell" style:parent-style-name="ce147" style:data-style-name="N112"/>
    <style:style style:name="ce147C2" style:family="table-cell" style:parent-style-name="ce147" style:data-style-name="N104"/>
    <style:style style:name="ce147P2" style:family="table-cell" style:parent-style-name="ce147" style:data-style-name="N11"/>
    <style:style style:name="ce147N2" style:family="table-cell" style:parent-style-name="ce147" style:data-style-name="N109"/>
    <style:style style:name="ce147C3" style:family="table-cell" style:parent-style-name="ce147" style:data-style-name="N114"/>
    <style:style style:name="ce147P3" style:family="table-cell" style:parent-style-name="ce147" style:data-style-name="N107"/>
    <style:style style:name="ce147N3" style:family="table-cell" style:parent-style-name="ce147" style:data-style-name="N115"/>
    <style:style style:name="ce147C4" style:family="table-cell" style:parent-style-name="ce147" style:data-style-name="N116"/>
    <style:style style:name="ce147P4" style:family="table-cell" style:parent-style-name="ce147" style:data-style-name="N118"/>
    <style:style style:name="ce147N4" style:family="table-cell" style:parent-style-name="ce147" style:data-style-name="N117"/>
    <style:style style:name="ce147C5" style:family="table-cell" style:parent-style-name="ce147" style:data-style-name="N119"/>
    <style:style style:name="ce147P5" style:family="table-cell" style:parent-style-name="ce147" style:data-style-name="N120"/>
    <style:style style:name="ce147N5" style:family="table-cell" style:parent-style-name="ce147" style:data-style-name="N121"/>
    <style:style style:name="ce147C6" style:family="table-cell" style:parent-style-name="ce147" style:data-style-name="N122"/>
    <style:style style:name="ce147P6" style:family="table-cell" style:parent-style-name="ce147" style:data-style-name="N123"/>
    <style:style style:name="ce147N6" style:family="table-cell" style:parent-style-name="ce147" style:data-style-name="N124"/>
    <style:style style:name="ce147C7" style:family="table-cell" style:parent-style-name="ce147" style:data-style-name="N125"/>
    <style:style style:name="ce147P7" style:family="table-cell" style:parent-style-name="ce147" style:data-style-name="N126"/>
    <style:style style:name="ce147N7" style:family="table-cell" style:parent-style-name="ce147" style:data-style-name="N127"/>
    <style:style style:name="ce147C8" style:family="table-cell" style:parent-style-name="ce147" style:data-style-name="N128"/>
    <style:style style:name="ce147P8" style:family="table-cell" style:parent-style-name="ce147" style:data-style-name="N129"/>
    <style:style style:name="ce147N8" style:family="table-cell" style:parent-style-name="ce147" style:data-style-name="N130"/>
    <style:style style:name="ce148" style:family="table-cell">
      <style:table-cell-properties style:text-align-source="fix" style:repeat-content="false" fo:background-color="#008000"/>
      <style:paragraph-properties fo:text-align="end"/>
      <style:text-properties fo:color="#ffffff" style:font-name="Tahoma" fo:font-size="11pt" fo:font-weight="bold"/>
    </style:style>
    <style:style style:name="ce148DA" style:family="table-cell" style:parent-style-name="ce148" style:data-style-name="N36"/>
    <style:style style:name="ce148DH" style:family="table-cell" style:parent-style-name="ce148" style:data-style-name="N51"/>
    <style:style style:name="ce148DE" style:family="table-cell" style:parent-style-name="ce148" style:data-style-name="N76"/>
    <style:style style:name="ce148C0" style:family="table-cell" style:parent-style-name="ce148" style:data-style-name="N103"/>
    <style:style style:name="ce148P0" style:family="table-cell" style:parent-style-name="ce148" style:data-style-name="N10"/>
    <style:style style:name="ce148N0" style:family="table-cell" style:parent-style-name="ce148" style:data-style-name="N113"/>
    <style:style style:name="ce148C1" style:family="table-cell" style:parent-style-name="ce148" style:data-style-name="N110"/>
    <style:style style:name="ce148P1" style:family="table-cell" style:parent-style-name="ce148" style:data-style-name="N111"/>
    <style:style style:name="ce148N1" style:family="table-cell" style:parent-style-name="ce148" style:data-style-name="N112"/>
    <style:style style:name="ce148C2" style:family="table-cell" style:parent-style-name="ce148" style:data-style-name="N104"/>
    <style:style style:name="ce148P2" style:family="table-cell" style:parent-style-name="ce148" style:data-style-name="N11"/>
    <style:style style:name="ce148N2" style:family="table-cell" style:parent-style-name="ce148" style:data-style-name="N109"/>
    <style:style style:name="ce148C3" style:family="table-cell" style:parent-style-name="ce148" style:data-style-name="N114"/>
    <style:style style:name="ce148P3" style:family="table-cell" style:parent-style-name="ce148" style:data-style-name="N107"/>
    <style:style style:name="ce148N3" style:family="table-cell" style:parent-style-name="ce148" style:data-style-name="N115"/>
    <style:style style:name="ce148C4" style:family="table-cell" style:parent-style-name="ce148" style:data-style-name="N116"/>
    <style:style style:name="ce148P4" style:family="table-cell" style:parent-style-name="ce148" style:data-style-name="N118"/>
    <style:style style:name="ce148N4" style:family="table-cell" style:parent-style-name="ce148" style:data-style-name="N117"/>
    <style:style style:name="ce148C5" style:family="table-cell" style:parent-style-name="ce148" style:data-style-name="N119"/>
    <style:style style:name="ce148P5" style:family="table-cell" style:parent-style-name="ce148" style:data-style-name="N120"/>
    <style:style style:name="ce148N5" style:family="table-cell" style:parent-style-name="ce148" style:data-style-name="N121"/>
    <style:style style:name="ce148C6" style:family="table-cell" style:parent-style-name="ce148" style:data-style-name="N122"/>
    <style:style style:name="ce148P6" style:family="table-cell" style:parent-style-name="ce148" style:data-style-name="N123"/>
    <style:style style:name="ce148N6" style:family="table-cell" style:parent-style-name="ce148" style:data-style-name="N124"/>
    <style:style style:name="ce148C7" style:family="table-cell" style:parent-style-name="ce148" style:data-style-name="N125"/>
    <style:style style:name="ce148P7" style:family="table-cell" style:parent-style-name="ce148" style:data-style-name="N126"/>
    <style:style style:name="ce148N7" style:family="table-cell" style:parent-style-name="ce148" style:data-style-name="N127"/>
    <style:style style:name="ce148C8" style:family="table-cell" style:parent-style-name="ce148" style:data-style-name="N128"/>
    <style:style style:name="ce148P8" style:family="table-cell" style:parent-style-name="ce148" style:data-style-name="N129"/>
    <style:style style:name="ce148N8" style:family="table-cell" style:parent-style-name="ce148" style:data-style-name="N130"/>
    <style:style style:name="ce149" style:family="table-cell">
      <style:table-cell-properties style:text-align-source="fix" style:repeat-content="false" fo:background-color="#808000"/>
      <style:paragraph-properties fo:text-align="end"/>
      <style:text-properties fo:color="#ffffff" style:font-name="Tahoma" fo:font-size="11pt" fo:font-weight="bold"/>
    </style:style>
    <style:style style:name="ce149DA" style:family="table-cell" style:parent-style-name="ce149" style:data-style-name="N36"/>
    <style:style style:name="ce149DH" style:family="table-cell" style:parent-style-name="ce149" style:data-style-name="N51"/>
    <style:style style:name="ce149DE" style:family="table-cell" style:parent-style-name="ce149" style:data-style-name="N76"/>
    <style:style style:name="ce149C0" style:family="table-cell" style:parent-style-name="ce149" style:data-style-name="N103"/>
    <style:style style:name="ce149P0" style:family="table-cell" style:parent-style-name="ce149" style:data-style-name="N10"/>
    <style:style style:name="ce149N0" style:family="table-cell" style:parent-style-name="ce149" style:data-style-name="N113"/>
    <style:style style:name="ce149C1" style:family="table-cell" style:parent-style-name="ce149" style:data-style-name="N110"/>
    <style:style style:name="ce149P1" style:family="table-cell" style:parent-style-name="ce149" style:data-style-name="N111"/>
    <style:style style:name="ce149N1" style:family="table-cell" style:parent-style-name="ce149" style:data-style-name="N112"/>
    <style:style style:name="ce149C2" style:family="table-cell" style:parent-style-name="ce149" style:data-style-name="N104"/>
    <style:style style:name="ce149P2" style:family="table-cell" style:parent-style-name="ce149" style:data-style-name="N11"/>
    <style:style style:name="ce149N2" style:family="table-cell" style:parent-style-name="ce149" style:data-style-name="N109"/>
    <style:style style:name="ce149C3" style:family="table-cell" style:parent-style-name="ce149" style:data-style-name="N114"/>
    <style:style style:name="ce149P3" style:family="table-cell" style:parent-style-name="ce149" style:data-style-name="N107"/>
    <style:style style:name="ce149N3" style:family="table-cell" style:parent-style-name="ce149" style:data-style-name="N115"/>
    <style:style style:name="ce149C4" style:family="table-cell" style:parent-style-name="ce149" style:data-style-name="N116"/>
    <style:style style:name="ce149P4" style:family="table-cell" style:parent-style-name="ce149" style:data-style-name="N118"/>
    <style:style style:name="ce149N4" style:family="table-cell" style:parent-style-name="ce149" style:data-style-name="N117"/>
    <style:style style:name="ce149C5" style:family="table-cell" style:parent-style-name="ce149" style:data-style-name="N119"/>
    <style:style style:name="ce149P5" style:family="table-cell" style:parent-style-name="ce149" style:data-style-name="N120"/>
    <style:style style:name="ce149N5" style:family="table-cell" style:parent-style-name="ce149" style:data-style-name="N121"/>
    <style:style style:name="ce149C6" style:family="table-cell" style:parent-style-name="ce149" style:data-style-name="N122"/>
    <style:style style:name="ce149P6" style:family="table-cell" style:parent-style-name="ce149" style:data-style-name="N123"/>
    <style:style style:name="ce149N6" style:family="table-cell" style:parent-style-name="ce149" style:data-style-name="N124"/>
    <style:style style:name="ce149C7" style:family="table-cell" style:parent-style-name="ce149" style:data-style-name="N125"/>
    <style:style style:name="ce149P7" style:family="table-cell" style:parent-style-name="ce149" style:data-style-name="N126"/>
    <style:style style:name="ce149N7" style:family="table-cell" style:parent-style-name="ce149" style:data-style-name="N127"/>
    <style:style style:name="ce149C8" style:family="table-cell" style:parent-style-name="ce149" style:data-style-name="N128"/>
    <style:style style:name="ce149P8" style:family="table-cell" style:parent-style-name="ce149" style:data-style-name="N129"/>
    <style:style style:name="ce149N8" style:family="table-cell" style:parent-style-name="ce149" style:data-style-name="N130"/>
    <style:style style:name="ce15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150DA" style:family="table-cell" style:parent-style-name="ce150" style:data-style-name="N36"/>
    <style:style style:name="ce150DH" style:family="table-cell" style:parent-style-name="ce150" style:data-style-name="N51"/>
    <style:style style:name="ce150DE" style:family="table-cell" style:parent-style-name="ce150" style:data-style-name="N76"/>
    <style:style style:name="ce150C0" style:family="table-cell" style:parent-style-name="ce150" style:data-style-name="N103"/>
    <style:style style:name="ce150P0" style:family="table-cell" style:parent-style-name="ce150" style:data-style-name="N10"/>
    <style:style style:name="ce150N0" style:family="table-cell" style:parent-style-name="ce150" style:data-style-name="N113"/>
    <style:style style:name="ce150C1" style:family="table-cell" style:parent-style-name="ce150" style:data-style-name="N110"/>
    <style:style style:name="ce150P1" style:family="table-cell" style:parent-style-name="ce150" style:data-style-name="N111"/>
    <style:style style:name="ce150N1" style:family="table-cell" style:parent-style-name="ce150" style:data-style-name="N112"/>
    <style:style style:name="ce150C2" style:family="table-cell" style:parent-style-name="ce150" style:data-style-name="N104"/>
    <style:style style:name="ce150P2" style:family="table-cell" style:parent-style-name="ce150" style:data-style-name="N11"/>
    <style:style style:name="ce150N2" style:family="table-cell" style:parent-style-name="ce150" style:data-style-name="N109"/>
    <style:style style:name="ce150C3" style:family="table-cell" style:parent-style-name="ce150" style:data-style-name="N114"/>
    <style:style style:name="ce150P3" style:family="table-cell" style:parent-style-name="ce150" style:data-style-name="N107"/>
    <style:style style:name="ce150N3" style:family="table-cell" style:parent-style-name="ce150" style:data-style-name="N115"/>
    <style:style style:name="ce150C4" style:family="table-cell" style:parent-style-name="ce150" style:data-style-name="N116"/>
    <style:style style:name="ce150P4" style:family="table-cell" style:parent-style-name="ce150" style:data-style-name="N118"/>
    <style:style style:name="ce150N4" style:family="table-cell" style:parent-style-name="ce150" style:data-style-name="N117"/>
    <style:style style:name="ce150C5" style:family="table-cell" style:parent-style-name="ce150" style:data-style-name="N119"/>
    <style:style style:name="ce150P5" style:family="table-cell" style:parent-style-name="ce150" style:data-style-name="N120"/>
    <style:style style:name="ce150N5" style:family="table-cell" style:parent-style-name="ce150" style:data-style-name="N121"/>
    <style:style style:name="ce150C6" style:family="table-cell" style:parent-style-name="ce150" style:data-style-name="N122"/>
    <style:style style:name="ce150P6" style:family="table-cell" style:parent-style-name="ce150" style:data-style-name="N123"/>
    <style:style style:name="ce150N6" style:family="table-cell" style:parent-style-name="ce150" style:data-style-name="N124"/>
    <style:style style:name="ce150C7" style:family="table-cell" style:parent-style-name="ce150" style:data-style-name="N125"/>
    <style:style style:name="ce150P7" style:family="table-cell" style:parent-style-name="ce150" style:data-style-name="N126"/>
    <style:style style:name="ce150N7" style:family="table-cell" style:parent-style-name="ce150" style:data-style-name="N127"/>
    <style:style style:name="ce150C8" style:family="table-cell" style:parent-style-name="ce150" style:data-style-name="N128"/>
    <style:style style:name="ce150P8" style:family="table-cell" style:parent-style-name="ce150" style:data-style-name="N129"/>
    <style:style style:name="ce150N8" style:family="table-cell" style:parent-style-name="ce150" style:data-style-name="N130"/>
    <style:style style:name="ce151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151DA" style:family="table-cell" style:parent-style-name="ce151" style:data-style-name="N36"/>
    <style:style style:name="ce151DH" style:family="table-cell" style:parent-style-name="ce151" style:data-style-name="N51"/>
    <style:style style:name="ce151DE" style:family="table-cell" style:parent-style-name="ce151" style:data-style-name="N76"/>
    <style:style style:name="ce151C0" style:family="table-cell" style:parent-style-name="ce151" style:data-style-name="N103"/>
    <style:style style:name="ce151P0" style:family="table-cell" style:parent-style-name="ce151" style:data-style-name="N10"/>
    <style:style style:name="ce151N0" style:family="table-cell" style:parent-style-name="ce151" style:data-style-name="N113"/>
    <style:style style:name="ce151C1" style:family="table-cell" style:parent-style-name="ce151" style:data-style-name="N110"/>
    <style:style style:name="ce151P1" style:family="table-cell" style:parent-style-name="ce151" style:data-style-name="N111"/>
    <style:style style:name="ce151N1" style:family="table-cell" style:parent-style-name="ce151" style:data-style-name="N112"/>
    <style:style style:name="ce151C2" style:family="table-cell" style:parent-style-name="ce151" style:data-style-name="N104"/>
    <style:style style:name="ce151P2" style:family="table-cell" style:parent-style-name="ce151" style:data-style-name="N11"/>
    <style:style style:name="ce151N2" style:family="table-cell" style:parent-style-name="ce151" style:data-style-name="N109"/>
    <style:style style:name="ce151C3" style:family="table-cell" style:parent-style-name="ce151" style:data-style-name="N114"/>
    <style:style style:name="ce151P3" style:family="table-cell" style:parent-style-name="ce151" style:data-style-name="N107"/>
    <style:style style:name="ce151N3" style:family="table-cell" style:parent-style-name="ce151" style:data-style-name="N115"/>
    <style:style style:name="ce151C4" style:family="table-cell" style:parent-style-name="ce151" style:data-style-name="N116"/>
    <style:style style:name="ce151P4" style:family="table-cell" style:parent-style-name="ce151" style:data-style-name="N118"/>
    <style:style style:name="ce151N4" style:family="table-cell" style:parent-style-name="ce151" style:data-style-name="N117"/>
    <style:style style:name="ce151C5" style:family="table-cell" style:parent-style-name="ce151" style:data-style-name="N119"/>
    <style:style style:name="ce151P5" style:family="table-cell" style:parent-style-name="ce151" style:data-style-name="N120"/>
    <style:style style:name="ce151N5" style:family="table-cell" style:parent-style-name="ce151" style:data-style-name="N121"/>
    <style:style style:name="ce151C6" style:family="table-cell" style:parent-style-name="ce151" style:data-style-name="N122"/>
    <style:style style:name="ce151P6" style:family="table-cell" style:parent-style-name="ce151" style:data-style-name="N123"/>
    <style:style style:name="ce151N6" style:family="table-cell" style:parent-style-name="ce151" style:data-style-name="N124"/>
    <style:style style:name="ce151C7" style:family="table-cell" style:parent-style-name="ce151" style:data-style-name="N125"/>
    <style:style style:name="ce151P7" style:family="table-cell" style:parent-style-name="ce151" style:data-style-name="N126"/>
    <style:style style:name="ce151N7" style:family="table-cell" style:parent-style-name="ce151" style:data-style-name="N127"/>
    <style:style style:name="ce151C8" style:family="table-cell" style:parent-style-name="ce151" style:data-style-name="N128"/>
    <style:style style:name="ce151P8" style:family="table-cell" style:parent-style-name="ce151" style:data-style-name="N129"/>
    <style:style style:name="ce151N8" style:family="table-cell" style:parent-style-name="ce151" style:data-style-name="N130"/>
    <style:style style:name="ce152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/>
    </style:style>
    <style:style style:name="ce152DA" style:family="table-cell" style:parent-style-name="ce152" style:data-style-name="N36"/>
    <style:style style:name="ce152DH" style:family="table-cell" style:parent-style-name="ce152" style:data-style-name="N51"/>
    <style:style style:name="ce152DE" style:family="table-cell" style:parent-style-name="ce152" style:data-style-name="N76"/>
    <style:style style:name="ce152C0" style:family="table-cell" style:parent-style-name="ce152" style:data-style-name="N103"/>
    <style:style style:name="ce152P0" style:family="table-cell" style:parent-style-name="ce152" style:data-style-name="N10"/>
    <style:style style:name="ce152N0" style:family="table-cell" style:parent-style-name="ce152" style:data-style-name="N113"/>
    <style:style style:name="ce152C1" style:family="table-cell" style:parent-style-name="ce152" style:data-style-name="N110"/>
    <style:style style:name="ce152P1" style:family="table-cell" style:parent-style-name="ce152" style:data-style-name="N111"/>
    <style:style style:name="ce152N1" style:family="table-cell" style:parent-style-name="ce152" style:data-style-name="N112"/>
    <style:style style:name="ce152C2" style:family="table-cell" style:parent-style-name="ce152" style:data-style-name="N104"/>
    <style:style style:name="ce152P2" style:family="table-cell" style:parent-style-name="ce152" style:data-style-name="N11"/>
    <style:style style:name="ce152N2" style:family="table-cell" style:parent-style-name="ce152" style:data-style-name="N109"/>
    <style:style style:name="ce152C3" style:family="table-cell" style:parent-style-name="ce152" style:data-style-name="N114"/>
    <style:style style:name="ce152P3" style:family="table-cell" style:parent-style-name="ce152" style:data-style-name="N107"/>
    <style:style style:name="ce152N3" style:family="table-cell" style:parent-style-name="ce152" style:data-style-name="N115"/>
    <style:style style:name="ce152C4" style:family="table-cell" style:parent-style-name="ce152" style:data-style-name="N116"/>
    <style:style style:name="ce152P4" style:family="table-cell" style:parent-style-name="ce152" style:data-style-name="N118"/>
    <style:style style:name="ce152N4" style:family="table-cell" style:parent-style-name="ce152" style:data-style-name="N117"/>
    <style:style style:name="ce152C5" style:family="table-cell" style:parent-style-name="ce152" style:data-style-name="N119"/>
    <style:style style:name="ce152P5" style:family="table-cell" style:parent-style-name="ce152" style:data-style-name="N120"/>
    <style:style style:name="ce152N5" style:family="table-cell" style:parent-style-name="ce152" style:data-style-name="N121"/>
    <style:style style:name="ce152C6" style:family="table-cell" style:parent-style-name="ce152" style:data-style-name="N122"/>
    <style:style style:name="ce152P6" style:family="table-cell" style:parent-style-name="ce152" style:data-style-name="N123"/>
    <style:style style:name="ce152N6" style:family="table-cell" style:parent-style-name="ce152" style:data-style-name="N124"/>
    <style:style style:name="ce152C7" style:family="table-cell" style:parent-style-name="ce152" style:data-style-name="N125"/>
    <style:style style:name="ce152P7" style:family="table-cell" style:parent-style-name="ce152" style:data-style-name="N126"/>
    <style:style style:name="ce152N7" style:family="table-cell" style:parent-style-name="ce152" style:data-style-name="N127"/>
    <style:style style:name="ce152C8" style:family="table-cell" style:parent-style-name="ce152" style:data-style-name="N128"/>
    <style:style style:name="ce152P8" style:family="table-cell" style:parent-style-name="ce152" style:data-style-name="N129"/>
    <style:style style:name="ce152N8" style:family="table-cell" style:parent-style-name="ce152" style:data-style-name="N130"/>
    <style:style style:name="ce153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 fo:font-weight="bold"/>
    </style:style>
    <style:style style:name="ce153DA" style:family="table-cell" style:parent-style-name="ce153" style:data-style-name="N36"/>
    <style:style style:name="ce153DH" style:family="table-cell" style:parent-style-name="ce153" style:data-style-name="N51"/>
    <style:style style:name="ce153DE" style:family="table-cell" style:parent-style-name="ce153" style:data-style-name="N76"/>
    <style:style style:name="ce153C0" style:family="table-cell" style:parent-style-name="ce153" style:data-style-name="N103"/>
    <style:style style:name="ce153P0" style:family="table-cell" style:parent-style-name="ce153" style:data-style-name="N10"/>
    <style:style style:name="ce153N0" style:family="table-cell" style:parent-style-name="ce153" style:data-style-name="N113"/>
    <style:style style:name="ce153C1" style:family="table-cell" style:parent-style-name="ce153" style:data-style-name="N110"/>
    <style:style style:name="ce153P1" style:family="table-cell" style:parent-style-name="ce153" style:data-style-name="N111"/>
    <style:style style:name="ce153N1" style:family="table-cell" style:parent-style-name="ce153" style:data-style-name="N112"/>
    <style:style style:name="ce153C2" style:family="table-cell" style:parent-style-name="ce153" style:data-style-name="N104"/>
    <style:style style:name="ce153P2" style:family="table-cell" style:parent-style-name="ce153" style:data-style-name="N11"/>
    <style:style style:name="ce153N2" style:family="table-cell" style:parent-style-name="ce153" style:data-style-name="N109"/>
    <style:style style:name="ce153C3" style:family="table-cell" style:parent-style-name="ce153" style:data-style-name="N114"/>
    <style:style style:name="ce153P3" style:family="table-cell" style:parent-style-name="ce153" style:data-style-name="N107"/>
    <style:style style:name="ce153N3" style:family="table-cell" style:parent-style-name="ce153" style:data-style-name="N115"/>
    <style:style style:name="ce153C4" style:family="table-cell" style:parent-style-name="ce153" style:data-style-name="N116"/>
    <style:style style:name="ce153P4" style:family="table-cell" style:parent-style-name="ce153" style:data-style-name="N118"/>
    <style:style style:name="ce153N4" style:family="table-cell" style:parent-style-name="ce153" style:data-style-name="N117"/>
    <style:style style:name="ce153C5" style:family="table-cell" style:parent-style-name="ce153" style:data-style-name="N119"/>
    <style:style style:name="ce153P5" style:family="table-cell" style:parent-style-name="ce153" style:data-style-name="N120"/>
    <style:style style:name="ce153N5" style:family="table-cell" style:parent-style-name="ce153" style:data-style-name="N121"/>
    <style:style style:name="ce153C6" style:family="table-cell" style:parent-style-name="ce153" style:data-style-name="N122"/>
    <style:style style:name="ce153P6" style:family="table-cell" style:parent-style-name="ce153" style:data-style-name="N123"/>
    <style:style style:name="ce153N6" style:family="table-cell" style:parent-style-name="ce153" style:data-style-name="N124"/>
    <style:style style:name="ce153C7" style:family="table-cell" style:parent-style-name="ce153" style:data-style-name="N125"/>
    <style:style style:name="ce153P7" style:family="table-cell" style:parent-style-name="ce153" style:data-style-name="N126"/>
    <style:style style:name="ce153N7" style:family="table-cell" style:parent-style-name="ce153" style:data-style-name="N127"/>
    <style:style style:name="ce153C8" style:family="table-cell" style:parent-style-name="ce153" style:data-style-name="N128"/>
    <style:style style:name="ce153P8" style:family="table-cell" style:parent-style-name="ce153" style:data-style-name="N129"/>
    <style:style style:name="ce153N8" style:family="table-cell" style:parent-style-name="ce153" style:data-style-name="N130"/>
    <style:style style:name="ce154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0pt" fo:font-weight="bold"/>
    </style:style>
    <style:style style:name="ce154DA" style:family="table-cell" style:parent-style-name="ce154" style:data-style-name="N36"/>
    <style:style style:name="ce154DH" style:family="table-cell" style:parent-style-name="ce154" style:data-style-name="N51"/>
    <style:style style:name="ce154DE" style:family="table-cell" style:parent-style-name="ce154" style:data-style-name="N76"/>
    <style:style style:name="ce154C0" style:family="table-cell" style:parent-style-name="ce154" style:data-style-name="N103"/>
    <style:style style:name="ce154P0" style:family="table-cell" style:parent-style-name="ce154" style:data-style-name="N10"/>
    <style:style style:name="ce154N0" style:family="table-cell" style:parent-style-name="ce154" style:data-style-name="N113"/>
    <style:style style:name="ce154C1" style:family="table-cell" style:parent-style-name="ce154" style:data-style-name="N110"/>
    <style:style style:name="ce154P1" style:family="table-cell" style:parent-style-name="ce154" style:data-style-name="N111"/>
    <style:style style:name="ce154N1" style:family="table-cell" style:parent-style-name="ce154" style:data-style-name="N112"/>
    <style:style style:name="ce154C2" style:family="table-cell" style:parent-style-name="ce154" style:data-style-name="N104"/>
    <style:style style:name="ce154P2" style:family="table-cell" style:parent-style-name="ce154" style:data-style-name="N11"/>
    <style:style style:name="ce154N2" style:family="table-cell" style:parent-style-name="ce154" style:data-style-name="N109"/>
    <style:style style:name="ce154C3" style:family="table-cell" style:parent-style-name="ce154" style:data-style-name="N114"/>
    <style:style style:name="ce154P3" style:family="table-cell" style:parent-style-name="ce154" style:data-style-name="N107"/>
    <style:style style:name="ce154N3" style:family="table-cell" style:parent-style-name="ce154" style:data-style-name="N115"/>
    <style:style style:name="ce154C4" style:family="table-cell" style:parent-style-name="ce154" style:data-style-name="N116"/>
    <style:style style:name="ce154P4" style:family="table-cell" style:parent-style-name="ce154" style:data-style-name="N118"/>
    <style:style style:name="ce154N4" style:family="table-cell" style:parent-style-name="ce154" style:data-style-name="N117"/>
    <style:style style:name="ce154C5" style:family="table-cell" style:parent-style-name="ce154" style:data-style-name="N119"/>
    <style:style style:name="ce154P5" style:family="table-cell" style:parent-style-name="ce154" style:data-style-name="N120"/>
    <style:style style:name="ce154N5" style:family="table-cell" style:parent-style-name="ce154" style:data-style-name="N121"/>
    <style:style style:name="ce154C6" style:family="table-cell" style:parent-style-name="ce154" style:data-style-name="N122"/>
    <style:style style:name="ce154P6" style:family="table-cell" style:parent-style-name="ce154" style:data-style-name="N123"/>
    <style:style style:name="ce154N6" style:family="table-cell" style:parent-style-name="ce154" style:data-style-name="N124"/>
    <style:style style:name="ce154C7" style:family="table-cell" style:parent-style-name="ce154" style:data-style-name="N125"/>
    <style:style style:name="ce154P7" style:family="table-cell" style:parent-style-name="ce154" style:data-style-name="N126"/>
    <style:style style:name="ce154N7" style:family="table-cell" style:parent-style-name="ce154" style:data-style-name="N127"/>
    <style:style style:name="ce154C8" style:family="table-cell" style:parent-style-name="ce154" style:data-style-name="N128"/>
    <style:style style:name="ce154P8" style:family="table-cell" style:parent-style-name="ce154" style:data-style-name="N129"/>
    <style:style style:name="ce154N8" style:family="table-cell" style:parent-style-name="ce154" style:data-style-name="N130"/>
    <style:style style:name="ce155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155DA" style:family="table-cell" style:parent-style-name="ce155" style:data-style-name="N36"/>
    <style:style style:name="ce155DH" style:family="table-cell" style:parent-style-name="ce155" style:data-style-name="N51"/>
    <style:style style:name="ce155DE" style:family="table-cell" style:parent-style-name="ce155" style:data-style-name="N76"/>
    <style:style style:name="ce155C0" style:family="table-cell" style:parent-style-name="ce155" style:data-style-name="N103"/>
    <style:style style:name="ce155P0" style:family="table-cell" style:parent-style-name="ce155" style:data-style-name="N10"/>
    <style:style style:name="ce155N0" style:family="table-cell" style:parent-style-name="ce155" style:data-style-name="N113"/>
    <style:style style:name="ce155C1" style:family="table-cell" style:parent-style-name="ce155" style:data-style-name="N110"/>
    <style:style style:name="ce155P1" style:family="table-cell" style:parent-style-name="ce155" style:data-style-name="N111"/>
    <style:style style:name="ce155N1" style:family="table-cell" style:parent-style-name="ce155" style:data-style-name="N112"/>
    <style:style style:name="ce155C2" style:family="table-cell" style:parent-style-name="ce155" style:data-style-name="N104"/>
    <style:style style:name="ce155P2" style:family="table-cell" style:parent-style-name="ce155" style:data-style-name="N11"/>
    <style:style style:name="ce155N2" style:family="table-cell" style:parent-style-name="ce155" style:data-style-name="N109"/>
    <style:style style:name="ce155C3" style:family="table-cell" style:parent-style-name="ce155" style:data-style-name="N114"/>
    <style:style style:name="ce155P3" style:family="table-cell" style:parent-style-name="ce155" style:data-style-name="N107"/>
    <style:style style:name="ce155N3" style:family="table-cell" style:parent-style-name="ce155" style:data-style-name="N115"/>
    <style:style style:name="ce155C4" style:family="table-cell" style:parent-style-name="ce155" style:data-style-name="N116"/>
    <style:style style:name="ce155P4" style:family="table-cell" style:parent-style-name="ce155" style:data-style-name="N118"/>
    <style:style style:name="ce155N4" style:family="table-cell" style:parent-style-name="ce155" style:data-style-name="N117"/>
    <style:style style:name="ce155C5" style:family="table-cell" style:parent-style-name="ce155" style:data-style-name="N119"/>
    <style:style style:name="ce155P5" style:family="table-cell" style:parent-style-name="ce155" style:data-style-name="N120"/>
    <style:style style:name="ce155N5" style:family="table-cell" style:parent-style-name="ce155" style:data-style-name="N121"/>
    <style:style style:name="ce155C6" style:family="table-cell" style:parent-style-name="ce155" style:data-style-name="N122"/>
    <style:style style:name="ce155P6" style:family="table-cell" style:parent-style-name="ce155" style:data-style-name="N123"/>
    <style:style style:name="ce155N6" style:family="table-cell" style:parent-style-name="ce155" style:data-style-name="N124"/>
    <style:style style:name="ce155C7" style:family="table-cell" style:parent-style-name="ce155" style:data-style-name="N125"/>
    <style:style style:name="ce155P7" style:family="table-cell" style:parent-style-name="ce155" style:data-style-name="N126"/>
    <style:style style:name="ce155N7" style:family="table-cell" style:parent-style-name="ce155" style:data-style-name="N127"/>
    <style:style style:name="ce155C8" style:family="table-cell" style:parent-style-name="ce155" style:data-style-name="N128"/>
    <style:style style:name="ce155P8" style:family="table-cell" style:parent-style-name="ce155" style:data-style-name="N129"/>
    <style:style style:name="ce155N8" style:family="table-cell" style:parent-style-name="ce155" style:data-style-name="N130"/>
    <style:style style:name="ce156" style:family="table-cell">
      <style:table-cell-properties style:text-align-source="fix" style:repeat-content="false" fo:background-color="#e6e6ff"/>
      <style:paragraph-properties fo:text-align="start"/>
      <style:text-properties fo:color="#000080" style:font-name="Tahoma" fo:font-size="10pt" fo:font-weight="bold"/>
    </style:style>
    <style:style style:name="ce156DA" style:family="table-cell" style:parent-style-name="ce156" style:data-style-name="N36"/>
    <style:style style:name="ce156DH" style:family="table-cell" style:parent-style-name="ce156" style:data-style-name="N51"/>
    <style:style style:name="ce156DE" style:family="table-cell" style:parent-style-name="ce156" style:data-style-name="N76"/>
    <style:style style:name="ce156C0" style:family="table-cell" style:parent-style-name="ce156" style:data-style-name="N103"/>
    <style:style style:name="ce156P0" style:family="table-cell" style:parent-style-name="ce156" style:data-style-name="N10"/>
    <style:style style:name="ce156N0" style:family="table-cell" style:parent-style-name="ce156" style:data-style-name="N113"/>
    <style:style style:name="ce156C1" style:family="table-cell" style:parent-style-name="ce156" style:data-style-name="N110"/>
    <style:style style:name="ce156P1" style:family="table-cell" style:parent-style-name="ce156" style:data-style-name="N111"/>
    <style:style style:name="ce156N1" style:family="table-cell" style:parent-style-name="ce156" style:data-style-name="N112"/>
    <style:style style:name="ce156C2" style:family="table-cell" style:parent-style-name="ce156" style:data-style-name="N104"/>
    <style:style style:name="ce156P2" style:family="table-cell" style:parent-style-name="ce156" style:data-style-name="N11"/>
    <style:style style:name="ce156N2" style:family="table-cell" style:parent-style-name="ce156" style:data-style-name="N109"/>
    <style:style style:name="ce156C3" style:family="table-cell" style:parent-style-name="ce156" style:data-style-name="N114"/>
    <style:style style:name="ce156P3" style:family="table-cell" style:parent-style-name="ce156" style:data-style-name="N107"/>
    <style:style style:name="ce156N3" style:family="table-cell" style:parent-style-name="ce156" style:data-style-name="N115"/>
    <style:style style:name="ce156C4" style:family="table-cell" style:parent-style-name="ce156" style:data-style-name="N116"/>
    <style:style style:name="ce156P4" style:family="table-cell" style:parent-style-name="ce156" style:data-style-name="N118"/>
    <style:style style:name="ce156N4" style:family="table-cell" style:parent-style-name="ce156" style:data-style-name="N117"/>
    <style:style style:name="ce156C5" style:family="table-cell" style:parent-style-name="ce156" style:data-style-name="N119"/>
    <style:style style:name="ce156P5" style:family="table-cell" style:parent-style-name="ce156" style:data-style-name="N120"/>
    <style:style style:name="ce156N5" style:family="table-cell" style:parent-style-name="ce156" style:data-style-name="N121"/>
    <style:style style:name="ce156C6" style:family="table-cell" style:parent-style-name="ce156" style:data-style-name="N122"/>
    <style:style style:name="ce156P6" style:family="table-cell" style:parent-style-name="ce156" style:data-style-name="N123"/>
    <style:style style:name="ce156N6" style:family="table-cell" style:parent-style-name="ce156" style:data-style-name="N124"/>
    <style:style style:name="ce156C7" style:family="table-cell" style:parent-style-name="ce156" style:data-style-name="N125"/>
    <style:style style:name="ce156P7" style:family="table-cell" style:parent-style-name="ce156" style:data-style-name="N126"/>
    <style:style style:name="ce156N7" style:family="table-cell" style:parent-style-name="ce156" style:data-style-name="N127"/>
    <style:style style:name="ce156C8" style:family="table-cell" style:parent-style-name="ce156" style:data-style-name="N128"/>
    <style:style style:name="ce156P8" style:family="table-cell" style:parent-style-name="ce156" style:data-style-name="N129"/>
    <style:style style:name="ce156N8" style:family="table-cell" style:parent-style-name="ce156" style:data-style-name="N130"/>
    <style:style style:name="ce157" style:family="table-cell">
      <style:table-cell-properties style:text-align-source="fix" style:repeat-content="false" fo:background-color="#e6e6ff"/>
      <style:paragraph-properties fo:text-align="end"/>
      <style:text-properties fo:color="#000080" style:font-name="Tahoma" fo:font-size="10pt" fo:font-weight="bold"/>
    </style:style>
    <style:style style:name="ce157DA" style:family="table-cell" style:parent-style-name="ce157" style:data-style-name="N36"/>
    <style:style style:name="ce157DH" style:family="table-cell" style:parent-style-name="ce157" style:data-style-name="N51"/>
    <style:style style:name="ce157DE" style:family="table-cell" style:parent-style-name="ce157" style:data-style-name="N76"/>
    <style:style style:name="ce157C0" style:family="table-cell" style:parent-style-name="ce157" style:data-style-name="N103"/>
    <style:style style:name="ce157P0" style:family="table-cell" style:parent-style-name="ce157" style:data-style-name="N10"/>
    <style:style style:name="ce157N0" style:family="table-cell" style:parent-style-name="ce157" style:data-style-name="N113"/>
    <style:style style:name="ce157C1" style:family="table-cell" style:parent-style-name="ce157" style:data-style-name="N110"/>
    <style:style style:name="ce157P1" style:family="table-cell" style:parent-style-name="ce157" style:data-style-name="N111"/>
    <style:style style:name="ce157N1" style:family="table-cell" style:parent-style-name="ce157" style:data-style-name="N112"/>
    <style:style style:name="ce157C2" style:family="table-cell" style:parent-style-name="ce157" style:data-style-name="N104"/>
    <style:style style:name="ce157P2" style:family="table-cell" style:parent-style-name="ce157" style:data-style-name="N11"/>
    <style:style style:name="ce157N2" style:family="table-cell" style:parent-style-name="ce157" style:data-style-name="N109"/>
    <style:style style:name="ce157C3" style:family="table-cell" style:parent-style-name="ce157" style:data-style-name="N114"/>
    <style:style style:name="ce157P3" style:family="table-cell" style:parent-style-name="ce157" style:data-style-name="N107"/>
    <style:style style:name="ce157N3" style:family="table-cell" style:parent-style-name="ce157" style:data-style-name="N115"/>
    <style:style style:name="ce157C4" style:family="table-cell" style:parent-style-name="ce157" style:data-style-name="N116"/>
    <style:style style:name="ce157P4" style:family="table-cell" style:parent-style-name="ce157" style:data-style-name="N118"/>
    <style:style style:name="ce157N4" style:family="table-cell" style:parent-style-name="ce157" style:data-style-name="N117"/>
    <style:style style:name="ce157C5" style:family="table-cell" style:parent-style-name="ce157" style:data-style-name="N119"/>
    <style:style style:name="ce157P5" style:family="table-cell" style:parent-style-name="ce157" style:data-style-name="N120"/>
    <style:style style:name="ce157N5" style:family="table-cell" style:parent-style-name="ce157" style:data-style-name="N121"/>
    <style:style style:name="ce157C6" style:family="table-cell" style:parent-style-name="ce157" style:data-style-name="N122"/>
    <style:style style:name="ce157P6" style:family="table-cell" style:parent-style-name="ce157" style:data-style-name="N123"/>
    <style:style style:name="ce157N6" style:family="table-cell" style:parent-style-name="ce157" style:data-style-name="N124"/>
    <style:style style:name="ce157C7" style:family="table-cell" style:parent-style-name="ce157" style:data-style-name="N125"/>
    <style:style style:name="ce157P7" style:family="table-cell" style:parent-style-name="ce157" style:data-style-name="N126"/>
    <style:style style:name="ce157N7" style:family="table-cell" style:parent-style-name="ce157" style:data-style-name="N127"/>
    <style:style style:name="ce157C8" style:family="table-cell" style:parent-style-name="ce157" style:data-style-name="N128"/>
    <style:style style:name="ce157P8" style:family="table-cell" style:parent-style-name="ce157" style:data-style-name="N129"/>
    <style:style style:name="ce157N8" style:family="table-cell" style:parent-style-name="ce157" style:data-style-name="N130"/>
    <style:style style:name="ce158" style:family="table-cell">
      <style:table-cell-properties style:text-align-source="fix" style:repeat-content="false" fo:background-color="#BEFFBE"/>
      <style:paragraph-properties fo:text-align="start"/>
      <style:text-properties fo:color="#008000" style:font-name="Tahoma" fo:font-size="10pt" fo:font-weight="bold"/>
    </style:style>
    <style:style style:name="ce158DA" style:family="table-cell" style:parent-style-name="ce158" style:data-style-name="N36"/>
    <style:style style:name="ce158DH" style:family="table-cell" style:parent-style-name="ce158" style:data-style-name="N51"/>
    <style:style style:name="ce158DE" style:family="table-cell" style:parent-style-name="ce158" style:data-style-name="N76"/>
    <style:style style:name="ce158C0" style:family="table-cell" style:parent-style-name="ce158" style:data-style-name="N103"/>
    <style:style style:name="ce158P0" style:family="table-cell" style:parent-style-name="ce158" style:data-style-name="N10"/>
    <style:style style:name="ce158N0" style:family="table-cell" style:parent-style-name="ce158" style:data-style-name="N113"/>
    <style:style style:name="ce158C1" style:family="table-cell" style:parent-style-name="ce158" style:data-style-name="N110"/>
    <style:style style:name="ce158P1" style:family="table-cell" style:parent-style-name="ce158" style:data-style-name="N111"/>
    <style:style style:name="ce158N1" style:family="table-cell" style:parent-style-name="ce158" style:data-style-name="N112"/>
    <style:style style:name="ce158C2" style:family="table-cell" style:parent-style-name="ce158" style:data-style-name="N104"/>
    <style:style style:name="ce158P2" style:family="table-cell" style:parent-style-name="ce158" style:data-style-name="N11"/>
    <style:style style:name="ce158N2" style:family="table-cell" style:parent-style-name="ce158" style:data-style-name="N109"/>
    <style:style style:name="ce158C3" style:family="table-cell" style:parent-style-name="ce158" style:data-style-name="N114"/>
    <style:style style:name="ce158P3" style:family="table-cell" style:parent-style-name="ce158" style:data-style-name="N107"/>
    <style:style style:name="ce158N3" style:family="table-cell" style:parent-style-name="ce158" style:data-style-name="N115"/>
    <style:style style:name="ce158C4" style:family="table-cell" style:parent-style-name="ce158" style:data-style-name="N116"/>
    <style:style style:name="ce158P4" style:family="table-cell" style:parent-style-name="ce158" style:data-style-name="N118"/>
    <style:style style:name="ce158N4" style:family="table-cell" style:parent-style-name="ce158" style:data-style-name="N117"/>
    <style:style style:name="ce158C5" style:family="table-cell" style:parent-style-name="ce158" style:data-style-name="N119"/>
    <style:style style:name="ce158P5" style:family="table-cell" style:parent-style-name="ce158" style:data-style-name="N120"/>
    <style:style style:name="ce158N5" style:family="table-cell" style:parent-style-name="ce158" style:data-style-name="N121"/>
    <style:style style:name="ce158C6" style:family="table-cell" style:parent-style-name="ce158" style:data-style-name="N122"/>
    <style:style style:name="ce158P6" style:family="table-cell" style:parent-style-name="ce158" style:data-style-name="N123"/>
    <style:style style:name="ce158N6" style:family="table-cell" style:parent-style-name="ce158" style:data-style-name="N124"/>
    <style:style style:name="ce158C7" style:family="table-cell" style:parent-style-name="ce158" style:data-style-name="N125"/>
    <style:style style:name="ce158P7" style:family="table-cell" style:parent-style-name="ce158" style:data-style-name="N126"/>
    <style:style style:name="ce158N7" style:family="table-cell" style:parent-style-name="ce158" style:data-style-name="N127"/>
    <style:style style:name="ce158C8" style:family="table-cell" style:parent-style-name="ce158" style:data-style-name="N128"/>
    <style:style style:name="ce158P8" style:family="table-cell" style:parent-style-name="ce158" style:data-style-name="N129"/>
    <style:style style:name="ce158N8" style:family="table-cell" style:parent-style-name="ce158" style:data-style-name="N130"/>
    <style:style style:name="ce159" style:family="table-cell">
      <style:table-cell-properties style:text-align-source="fix" style:repeat-content="false" fo:background-color="#BEFFBE"/>
      <style:paragraph-properties fo:text-align="end"/>
      <style:text-properties fo:color="#008000" style:font-name="Tahoma" fo:font-size="10pt" fo:font-weight="bold"/>
    </style:style>
    <style:style style:name="ce159DA" style:family="table-cell" style:parent-style-name="ce159" style:data-style-name="N36"/>
    <style:style style:name="ce159DH" style:family="table-cell" style:parent-style-name="ce159" style:data-style-name="N51"/>
    <style:style style:name="ce159DE" style:family="table-cell" style:parent-style-name="ce159" style:data-style-name="N76"/>
    <style:style style:name="ce159C0" style:family="table-cell" style:parent-style-name="ce159" style:data-style-name="N103"/>
    <style:style style:name="ce159P0" style:family="table-cell" style:parent-style-name="ce159" style:data-style-name="N10"/>
    <style:style style:name="ce159N0" style:family="table-cell" style:parent-style-name="ce159" style:data-style-name="N113"/>
    <style:style style:name="ce159C1" style:family="table-cell" style:parent-style-name="ce159" style:data-style-name="N110"/>
    <style:style style:name="ce159P1" style:family="table-cell" style:parent-style-name="ce159" style:data-style-name="N111"/>
    <style:style style:name="ce159N1" style:family="table-cell" style:parent-style-name="ce159" style:data-style-name="N112"/>
    <style:style style:name="ce159C2" style:family="table-cell" style:parent-style-name="ce159" style:data-style-name="N104"/>
    <style:style style:name="ce159P2" style:family="table-cell" style:parent-style-name="ce159" style:data-style-name="N11"/>
    <style:style style:name="ce159N2" style:family="table-cell" style:parent-style-name="ce159" style:data-style-name="N109"/>
    <style:style style:name="ce159C3" style:family="table-cell" style:parent-style-name="ce159" style:data-style-name="N114"/>
    <style:style style:name="ce159P3" style:family="table-cell" style:parent-style-name="ce159" style:data-style-name="N107"/>
    <style:style style:name="ce159N3" style:family="table-cell" style:parent-style-name="ce159" style:data-style-name="N115"/>
    <style:style style:name="ce159C4" style:family="table-cell" style:parent-style-name="ce159" style:data-style-name="N116"/>
    <style:style style:name="ce159P4" style:family="table-cell" style:parent-style-name="ce159" style:data-style-name="N118"/>
    <style:style style:name="ce159N4" style:family="table-cell" style:parent-style-name="ce159" style:data-style-name="N117"/>
    <style:style style:name="ce159C5" style:family="table-cell" style:parent-style-name="ce159" style:data-style-name="N119"/>
    <style:style style:name="ce159P5" style:family="table-cell" style:parent-style-name="ce159" style:data-style-name="N120"/>
    <style:style style:name="ce159N5" style:family="table-cell" style:parent-style-name="ce159" style:data-style-name="N121"/>
    <style:style style:name="ce159C6" style:family="table-cell" style:parent-style-name="ce159" style:data-style-name="N122"/>
    <style:style style:name="ce159P6" style:family="table-cell" style:parent-style-name="ce159" style:data-style-name="N123"/>
    <style:style style:name="ce159N6" style:family="table-cell" style:parent-style-name="ce159" style:data-style-name="N124"/>
    <style:style style:name="ce159C7" style:family="table-cell" style:parent-style-name="ce159" style:data-style-name="N125"/>
    <style:style style:name="ce159P7" style:family="table-cell" style:parent-style-name="ce159" style:data-style-name="N126"/>
    <style:style style:name="ce159N7" style:family="table-cell" style:parent-style-name="ce159" style:data-style-name="N127"/>
    <style:style style:name="ce159C8" style:family="table-cell" style:parent-style-name="ce159" style:data-style-name="N128"/>
    <style:style style:name="ce159P8" style:family="table-cell" style:parent-style-name="ce159" style:data-style-name="N129"/>
    <style:style style:name="ce159N8" style:family="table-cell" style:parent-style-name="ce159" style:data-style-name="N130"/>
    <style:style style:name="ce160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160DA" style:family="table-cell" style:parent-style-name="ce160" style:data-style-name="N36"/>
    <style:style style:name="ce160DH" style:family="table-cell" style:parent-style-name="ce160" style:data-style-name="N51"/>
    <style:style style:name="ce160DE" style:family="table-cell" style:parent-style-name="ce160" style:data-style-name="N76"/>
    <style:style style:name="ce160C0" style:family="table-cell" style:parent-style-name="ce160" style:data-style-name="N103"/>
    <style:style style:name="ce160P0" style:family="table-cell" style:parent-style-name="ce160" style:data-style-name="N10"/>
    <style:style style:name="ce160N0" style:family="table-cell" style:parent-style-name="ce160" style:data-style-name="N113"/>
    <style:style style:name="ce160C1" style:family="table-cell" style:parent-style-name="ce160" style:data-style-name="N110"/>
    <style:style style:name="ce160P1" style:family="table-cell" style:parent-style-name="ce160" style:data-style-name="N111"/>
    <style:style style:name="ce160N1" style:family="table-cell" style:parent-style-name="ce160" style:data-style-name="N112"/>
    <style:style style:name="ce160C2" style:family="table-cell" style:parent-style-name="ce160" style:data-style-name="N104"/>
    <style:style style:name="ce160P2" style:family="table-cell" style:parent-style-name="ce160" style:data-style-name="N11"/>
    <style:style style:name="ce160N2" style:family="table-cell" style:parent-style-name="ce160" style:data-style-name="N109"/>
    <style:style style:name="ce160C3" style:family="table-cell" style:parent-style-name="ce160" style:data-style-name="N114"/>
    <style:style style:name="ce160P3" style:family="table-cell" style:parent-style-name="ce160" style:data-style-name="N107"/>
    <style:style style:name="ce160N3" style:family="table-cell" style:parent-style-name="ce160" style:data-style-name="N115"/>
    <style:style style:name="ce160C4" style:family="table-cell" style:parent-style-name="ce160" style:data-style-name="N116"/>
    <style:style style:name="ce160P4" style:family="table-cell" style:parent-style-name="ce160" style:data-style-name="N118"/>
    <style:style style:name="ce160N4" style:family="table-cell" style:parent-style-name="ce160" style:data-style-name="N117"/>
    <style:style style:name="ce160C5" style:family="table-cell" style:parent-style-name="ce160" style:data-style-name="N119"/>
    <style:style style:name="ce160P5" style:family="table-cell" style:parent-style-name="ce160" style:data-style-name="N120"/>
    <style:style style:name="ce160N5" style:family="table-cell" style:parent-style-name="ce160" style:data-style-name="N121"/>
    <style:style style:name="ce160C6" style:family="table-cell" style:parent-style-name="ce160" style:data-style-name="N122"/>
    <style:style style:name="ce160P6" style:family="table-cell" style:parent-style-name="ce160" style:data-style-name="N123"/>
    <style:style style:name="ce160N6" style:family="table-cell" style:parent-style-name="ce160" style:data-style-name="N124"/>
    <style:style style:name="ce160C7" style:family="table-cell" style:parent-style-name="ce160" style:data-style-name="N125"/>
    <style:style style:name="ce160P7" style:family="table-cell" style:parent-style-name="ce160" style:data-style-name="N126"/>
    <style:style style:name="ce160N7" style:family="table-cell" style:parent-style-name="ce160" style:data-style-name="N127"/>
    <style:style style:name="ce160C8" style:family="table-cell" style:parent-style-name="ce160" style:data-style-name="N128"/>
    <style:style style:name="ce160P8" style:family="table-cell" style:parent-style-name="ce160" style:data-style-name="N129"/>
    <style:style style:name="ce160N8" style:family="table-cell" style:parent-style-name="ce160" style:data-style-name="N130"/>
    <style:style style:name="ce161" style:family="table-cell">
      <style:table-cell-properties style:text-align-source="fix" style:repeat-content="false"/>
      <style:paragraph-properties fo:text-align="center"/>
      <style:text-properties fo:color="#FF8C00" style:font-name="Tahoma" fo:font-size="10pt"/>
    </style:style>
    <style:style style:name="ce161DA" style:family="table-cell" style:parent-style-name="ce161" style:data-style-name="N36"/>
    <style:style style:name="ce161DH" style:family="table-cell" style:parent-style-name="ce161" style:data-style-name="N51"/>
    <style:style style:name="ce161DE" style:family="table-cell" style:parent-style-name="ce161" style:data-style-name="N76"/>
    <style:style style:name="ce161C0" style:family="table-cell" style:parent-style-name="ce161" style:data-style-name="N103"/>
    <style:style style:name="ce161P0" style:family="table-cell" style:parent-style-name="ce161" style:data-style-name="N10"/>
    <style:style style:name="ce161N0" style:family="table-cell" style:parent-style-name="ce161" style:data-style-name="N113"/>
    <style:style style:name="ce161C1" style:family="table-cell" style:parent-style-name="ce161" style:data-style-name="N110"/>
    <style:style style:name="ce161P1" style:family="table-cell" style:parent-style-name="ce161" style:data-style-name="N111"/>
    <style:style style:name="ce161N1" style:family="table-cell" style:parent-style-name="ce161" style:data-style-name="N112"/>
    <style:style style:name="ce161C2" style:family="table-cell" style:parent-style-name="ce161" style:data-style-name="N104"/>
    <style:style style:name="ce161P2" style:family="table-cell" style:parent-style-name="ce161" style:data-style-name="N11"/>
    <style:style style:name="ce161N2" style:family="table-cell" style:parent-style-name="ce161" style:data-style-name="N109"/>
    <style:style style:name="ce161C3" style:family="table-cell" style:parent-style-name="ce161" style:data-style-name="N114"/>
    <style:style style:name="ce161P3" style:family="table-cell" style:parent-style-name="ce161" style:data-style-name="N107"/>
    <style:style style:name="ce161N3" style:family="table-cell" style:parent-style-name="ce161" style:data-style-name="N115"/>
    <style:style style:name="ce161C4" style:family="table-cell" style:parent-style-name="ce161" style:data-style-name="N116"/>
    <style:style style:name="ce161P4" style:family="table-cell" style:parent-style-name="ce161" style:data-style-name="N118"/>
    <style:style style:name="ce161N4" style:family="table-cell" style:parent-style-name="ce161" style:data-style-name="N117"/>
    <style:style style:name="ce161C5" style:family="table-cell" style:parent-style-name="ce161" style:data-style-name="N119"/>
    <style:style style:name="ce161P5" style:family="table-cell" style:parent-style-name="ce161" style:data-style-name="N120"/>
    <style:style style:name="ce161N5" style:family="table-cell" style:parent-style-name="ce161" style:data-style-name="N121"/>
    <style:style style:name="ce161C6" style:family="table-cell" style:parent-style-name="ce161" style:data-style-name="N122"/>
    <style:style style:name="ce161P6" style:family="table-cell" style:parent-style-name="ce161" style:data-style-name="N123"/>
    <style:style style:name="ce161N6" style:family="table-cell" style:parent-style-name="ce161" style:data-style-name="N124"/>
    <style:style style:name="ce161C7" style:family="table-cell" style:parent-style-name="ce161" style:data-style-name="N125"/>
    <style:style style:name="ce161P7" style:family="table-cell" style:parent-style-name="ce161" style:data-style-name="N126"/>
    <style:style style:name="ce161N7" style:family="table-cell" style:parent-style-name="ce161" style:data-style-name="N127"/>
    <style:style style:name="ce161C8" style:family="table-cell" style:parent-style-name="ce161" style:data-style-name="N128"/>
    <style:style style:name="ce161P8" style:family="table-cell" style:parent-style-name="ce161" style:data-style-name="N129"/>
    <style:style style:name="ce161N8" style:family="table-cell" style:parent-style-name="ce161" style:data-style-name="N130"/>
    <style:style style:name="ce162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162DA" style:family="table-cell" style:parent-style-name="ce162" style:data-style-name="N36"/>
    <style:style style:name="ce162DH" style:family="table-cell" style:parent-style-name="ce162" style:data-style-name="N51"/>
    <style:style style:name="ce162DE" style:family="table-cell" style:parent-style-name="ce162" style:data-style-name="N76"/>
    <style:style style:name="ce162C0" style:family="table-cell" style:parent-style-name="ce162" style:data-style-name="N103"/>
    <style:style style:name="ce162P0" style:family="table-cell" style:parent-style-name="ce162" style:data-style-name="N10"/>
    <style:style style:name="ce162N0" style:family="table-cell" style:parent-style-name="ce162" style:data-style-name="N113"/>
    <style:style style:name="ce162C1" style:family="table-cell" style:parent-style-name="ce162" style:data-style-name="N110"/>
    <style:style style:name="ce162P1" style:family="table-cell" style:parent-style-name="ce162" style:data-style-name="N111"/>
    <style:style style:name="ce162N1" style:family="table-cell" style:parent-style-name="ce162" style:data-style-name="N112"/>
    <style:style style:name="ce162C2" style:family="table-cell" style:parent-style-name="ce162" style:data-style-name="N104"/>
    <style:style style:name="ce162P2" style:family="table-cell" style:parent-style-name="ce162" style:data-style-name="N11"/>
    <style:style style:name="ce162N2" style:family="table-cell" style:parent-style-name="ce162" style:data-style-name="N109"/>
    <style:style style:name="ce162C3" style:family="table-cell" style:parent-style-name="ce162" style:data-style-name="N114"/>
    <style:style style:name="ce162P3" style:family="table-cell" style:parent-style-name="ce162" style:data-style-name="N107"/>
    <style:style style:name="ce162N3" style:family="table-cell" style:parent-style-name="ce162" style:data-style-name="N115"/>
    <style:style style:name="ce162C4" style:family="table-cell" style:parent-style-name="ce162" style:data-style-name="N116"/>
    <style:style style:name="ce162P4" style:family="table-cell" style:parent-style-name="ce162" style:data-style-name="N118"/>
    <style:style style:name="ce162N4" style:family="table-cell" style:parent-style-name="ce162" style:data-style-name="N117"/>
    <style:style style:name="ce162C5" style:family="table-cell" style:parent-style-name="ce162" style:data-style-name="N119"/>
    <style:style style:name="ce162P5" style:family="table-cell" style:parent-style-name="ce162" style:data-style-name="N120"/>
    <style:style style:name="ce162N5" style:family="table-cell" style:parent-style-name="ce162" style:data-style-name="N121"/>
    <style:style style:name="ce162C6" style:family="table-cell" style:parent-style-name="ce162" style:data-style-name="N122"/>
    <style:style style:name="ce162P6" style:family="table-cell" style:parent-style-name="ce162" style:data-style-name="N123"/>
    <style:style style:name="ce162N6" style:family="table-cell" style:parent-style-name="ce162" style:data-style-name="N124"/>
    <style:style style:name="ce162C7" style:family="table-cell" style:parent-style-name="ce162" style:data-style-name="N125"/>
    <style:style style:name="ce162P7" style:family="table-cell" style:parent-style-name="ce162" style:data-style-name="N126"/>
    <style:style style:name="ce162N7" style:family="table-cell" style:parent-style-name="ce162" style:data-style-name="N127"/>
    <style:style style:name="ce162C8" style:family="table-cell" style:parent-style-name="ce162" style:data-style-name="N128"/>
    <style:style style:name="ce162P8" style:family="table-cell" style:parent-style-name="ce162" style:data-style-name="N129"/>
    <style:style style:name="ce162N8" style:family="table-cell" style:parent-style-name="ce162" style:data-style-name="N130"/>
    <style:style style:name="ce163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163DA" style:family="table-cell" style:parent-style-name="ce163" style:data-style-name="N36"/>
    <style:style style:name="ce163DH" style:family="table-cell" style:parent-style-name="ce163" style:data-style-name="N51"/>
    <style:style style:name="ce163DE" style:family="table-cell" style:parent-style-name="ce163" style:data-style-name="N76"/>
    <style:style style:name="ce163C0" style:family="table-cell" style:parent-style-name="ce163" style:data-style-name="N103"/>
    <style:style style:name="ce163P0" style:family="table-cell" style:parent-style-name="ce163" style:data-style-name="N10"/>
    <style:style style:name="ce163N0" style:family="table-cell" style:parent-style-name="ce163" style:data-style-name="N113"/>
    <style:style style:name="ce163C1" style:family="table-cell" style:parent-style-name="ce163" style:data-style-name="N110"/>
    <style:style style:name="ce163P1" style:family="table-cell" style:parent-style-name="ce163" style:data-style-name="N111"/>
    <style:style style:name="ce163N1" style:family="table-cell" style:parent-style-name="ce163" style:data-style-name="N112"/>
    <style:style style:name="ce163C2" style:family="table-cell" style:parent-style-name="ce163" style:data-style-name="N104"/>
    <style:style style:name="ce163P2" style:family="table-cell" style:parent-style-name="ce163" style:data-style-name="N11"/>
    <style:style style:name="ce163N2" style:family="table-cell" style:parent-style-name="ce163" style:data-style-name="N109"/>
    <style:style style:name="ce163C3" style:family="table-cell" style:parent-style-name="ce163" style:data-style-name="N114"/>
    <style:style style:name="ce163P3" style:family="table-cell" style:parent-style-name="ce163" style:data-style-name="N107"/>
    <style:style style:name="ce163N3" style:family="table-cell" style:parent-style-name="ce163" style:data-style-name="N115"/>
    <style:style style:name="ce163C4" style:family="table-cell" style:parent-style-name="ce163" style:data-style-name="N116"/>
    <style:style style:name="ce163P4" style:family="table-cell" style:parent-style-name="ce163" style:data-style-name="N118"/>
    <style:style style:name="ce163N4" style:family="table-cell" style:parent-style-name="ce163" style:data-style-name="N117"/>
    <style:style style:name="ce163C5" style:family="table-cell" style:parent-style-name="ce163" style:data-style-name="N119"/>
    <style:style style:name="ce163P5" style:family="table-cell" style:parent-style-name="ce163" style:data-style-name="N120"/>
    <style:style style:name="ce163N5" style:family="table-cell" style:parent-style-name="ce163" style:data-style-name="N121"/>
    <style:style style:name="ce163C6" style:family="table-cell" style:parent-style-name="ce163" style:data-style-name="N122"/>
    <style:style style:name="ce163P6" style:family="table-cell" style:parent-style-name="ce163" style:data-style-name="N123"/>
    <style:style style:name="ce163N6" style:family="table-cell" style:parent-style-name="ce163" style:data-style-name="N124"/>
    <style:style style:name="ce163C7" style:family="table-cell" style:parent-style-name="ce163" style:data-style-name="N125"/>
    <style:style style:name="ce163P7" style:family="table-cell" style:parent-style-name="ce163" style:data-style-name="N126"/>
    <style:style style:name="ce163N7" style:family="table-cell" style:parent-style-name="ce163" style:data-style-name="N127"/>
    <style:style style:name="ce163C8" style:family="table-cell" style:parent-style-name="ce163" style:data-style-name="N128"/>
    <style:style style:name="ce163P8" style:family="table-cell" style:parent-style-name="ce163" style:data-style-name="N129"/>
    <style:style style:name="ce163N8" style:family="table-cell" style:parent-style-name="ce163" style:data-style-name="N130"/>
    <style:style style:name="ce164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164DA" style:family="table-cell" style:parent-style-name="ce164" style:data-style-name="N36"/>
    <style:style style:name="ce164DH" style:family="table-cell" style:parent-style-name="ce164" style:data-style-name="N51"/>
    <style:style style:name="ce164DE" style:family="table-cell" style:parent-style-name="ce164" style:data-style-name="N76"/>
    <style:style style:name="ce164C0" style:family="table-cell" style:parent-style-name="ce164" style:data-style-name="N103"/>
    <style:style style:name="ce164P0" style:family="table-cell" style:parent-style-name="ce164" style:data-style-name="N10"/>
    <style:style style:name="ce164N0" style:family="table-cell" style:parent-style-name="ce164" style:data-style-name="N113"/>
    <style:style style:name="ce164C1" style:family="table-cell" style:parent-style-name="ce164" style:data-style-name="N110"/>
    <style:style style:name="ce164P1" style:family="table-cell" style:parent-style-name="ce164" style:data-style-name="N111"/>
    <style:style style:name="ce164N1" style:family="table-cell" style:parent-style-name="ce164" style:data-style-name="N112"/>
    <style:style style:name="ce164C2" style:family="table-cell" style:parent-style-name="ce164" style:data-style-name="N104"/>
    <style:style style:name="ce164P2" style:family="table-cell" style:parent-style-name="ce164" style:data-style-name="N11"/>
    <style:style style:name="ce164N2" style:family="table-cell" style:parent-style-name="ce164" style:data-style-name="N109"/>
    <style:style style:name="ce164C3" style:family="table-cell" style:parent-style-name="ce164" style:data-style-name="N114"/>
    <style:style style:name="ce164P3" style:family="table-cell" style:parent-style-name="ce164" style:data-style-name="N107"/>
    <style:style style:name="ce164N3" style:family="table-cell" style:parent-style-name="ce164" style:data-style-name="N115"/>
    <style:style style:name="ce164C4" style:family="table-cell" style:parent-style-name="ce164" style:data-style-name="N116"/>
    <style:style style:name="ce164P4" style:family="table-cell" style:parent-style-name="ce164" style:data-style-name="N118"/>
    <style:style style:name="ce164N4" style:family="table-cell" style:parent-style-name="ce164" style:data-style-name="N117"/>
    <style:style style:name="ce164C5" style:family="table-cell" style:parent-style-name="ce164" style:data-style-name="N119"/>
    <style:style style:name="ce164P5" style:family="table-cell" style:parent-style-name="ce164" style:data-style-name="N120"/>
    <style:style style:name="ce164N5" style:family="table-cell" style:parent-style-name="ce164" style:data-style-name="N121"/>
    <style:style style:name="ce164C6" style:family="table-cell" style:parent-style-name="ce164" style:data-style-name="N122"/>
    <style:style style:name="ce164P6" style:family="table-cell" style:parent-style-name="ce164" style:data-style-name="N123"/>
    <style:style style:name="ce164N6" style:family="table-cell" style:parent-style-name="ce164" style:data-style-name="N124"/>
    <style:style style:name="ce164C7" style:family="table-cell" style:parent-style-name="ce164" style:data-style-name="N125"/>
    <style:style style:name="ce164P7" style:family="table-cell" style:parent-style-name="ce164" style:data-style-name="N126"/>
    <style:style style:name="ce164N7" style:family="table-cell" style:parent-style-name="ce164" style:data-style-name="N127"/>
    <style:style style:name="ce164C8" style:family="table-cell" style:parent-style-name="ce164" style:data-style-name="N128"/>
    <style:style style:name="ce164P8" style:family="table-cell" style:parent-style-name="ce164" style:data-style-name="N129"/>
    <style:style style:name="ce164N8" style:family="table-cell" style:parent-style-name="ce164" style:data-style-name="N130"/>
    <style:style style:name="ce165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165DA" style:family="table-cell" style:parent-style-name="ce165" style:data-style-name="N36"/>
    <style:style style:name="ce165DH" style:family="table-cell" style:parent-style-name="ce165" style:data-style-name="N51"/>
    <style:style style:name="ce165DE" style:family="table-cell" style:parent-style-name="ce165" style:data-style-name="N76"/>
    <style:style style:name="ce165C0" style:family="table-cell" style:parent-style-name="ce165" style:data-style-name="N103"/>
    <style:style style:name="ce165P0" style:family="table-cell" style:parent-style-name="ce165" style:data-style-name="N10"/>
    <style:style style:name="ce165N0" style:family="table-cell" style:parent-style-name="ce165" style:data-style-name="N113"/>
    <style:style style:name="ce165C1" style:family="table-cell" style:parent-style-name="ce165" style:data-style-name="N110"/>
    <style:style style:name="ce165P1" style:family="table-cell" style:parent-style-name="ce165" style:data-style-name="N111"/>
    <style:style style:name="ce165N1" style:family="table-cell" style:parent-style-name="ce165" style:data-style-name="N112"/>
    <style:style style:name="ce165C2" style:family="table-cell" style:parent-style-name="ce165" style:data-style-name="N104"/>
    <style:style style:name="ce165P2" style:family="table-cell" style:parent-style-name="ce165" style:data-style-name="N11"/>
    <style:style style:name="ce165N2" style:family="table-cell" style:parent-style-name="ce165" style:data-style-name="N109"/>
    <style:style style:name="ce165C3" style:family="table-cell" style:parent-style-name="ce165" style:data-style-name="N114"/>
    <style:style style:name="ce165P3" style:family="table-cell" style:parent-style-name="ce165" style:data-style-name="N107"/>
    <style:style style:name="ce165N3" style:family="table-cell" style:parent-style-name="ce165" style:data-style-name="N115"/>
    <style:style style:name="ce165C4" style:family="table-cell" style:parent-style-name="ce165" style:data-style-name="N116"/>
    <style:style style:name="ce165P4" style:family="table-cell" style:parent-style-name="ce165" style:data-style-name="N118"/>
    <style:style style:name="ce165N4" style:family="table-cell" style:parent-style-name="ce165" style:data-style-name="N117"/>
    <style:style style:name="ce165C5" style:family="table-cell" style:parent-style-name="ce165" style:data-style-name="N119"/>
    <style:style style:name="ce165P5" style:family="table-cell" style:parent-style-name="ce165" style:data-style-name="N120"/>
    <style:style style:name="ce165N5" style:family="table-cell" style:parent-style-name="ce165" style:data-style-name="N121"/>
    <style:style style:name="ce165C6" style:family="table-cell" style:parent-style-name="ce165" style:data-style-name="N122"/>
    <style:style style:name="ce165P6" style:family="table-cell" style:parent-style-name="ce165" style:data-style-name="N123"/>
    <style:style style:name="ce165N6" style:family="table-cell" style:parent-style-name="ce165" style:data-style-name="N124"/>
    <style:style style:name="ce165C7" style:family="table-cell" style:parent-style-name="ce165" style:data-style-name="N125"/>
    <style:style style:name="ce165P7" style:family="table-cell" style:parent-style-name="ce165" style:data-style-name="N126"/>
    <style:style style:name="ce165N7" style:family="table-cell" style:parent-style-name="ce165" style:data-style-name="N127"/>
    <style:style style:name="ce165C8" style:family="table-cell" style:parent-style-name="ce165" style:data-style-name="N128"/>
    <style:style style:name="ce165P8" style:family="table-cell" style:parent-style-name="ce165" style:data-style-name="N129"/>
    <style:style style:name="ce165N8" style:family="table-cell" style:parent-style-name="ce165" style:data-style-name="N130"/>
    <style:style style:name="ce166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166DA" style:family="table-cell" style:parent-style-name="ce166" style:data-style-name="N36"/>
    <style:style style:name="ce166DH" style:family="table-cell" style:parent-style-name="ce166" style:data-style-name="N51"/>
    <style:style style:name="ce166DE" style:family="table-cell" style:parent-style-name="ce166" style:data-style-name="N76"/>
    <style:style style:name="ce166C0" style:family="table-cell" style:parent-style-name="ce166" style:data-style-name="N103"/>
    <style:style style:name="ce166P0" style:family="table-cell" style:parent-style-name="ce166" style:data-style-name="N10"/>
    <style:style style:name="ce166N0" style:family="table-cell" style:parent-style-name="ce166" style:data-style-name="N113"/>
    <style:style style:name="ce166C1" style:family="table-cell" style:parent-style-name="ce166" style:data-style-name="N110"/>
    <style:style style:name="ce166P1" style:family="table-cell" style:parent-style-name="ce166" style:data-style-name="N111"/>
    <style:style style:name="ce166N1" style:family="table-cell" style:parent-style-name="ce166" style:data-style-name="N112"/>
    <style:style style:name="ce166C2" style:family="table-cell" style:parent-style-name="ce166" style:data-style-name="N104"/>
    <style:style style:name="ce166P2" style:family="table-cell" style:parent-style-name="ce166" style:data-style-name="N11"/>
    <style:style style:name="ce166N2" style:family="table-cell" style:parent-style-name="ce166" style:data-style-name="N109"/>
    <style:style style:name="ce166C3" style:family="table-cell" style:parent-style-name="ce166" style:data-style-name="N114"/>
    <style:style style:name="ce166P3" style:family="table-cell" style:parent-style-name="ce166" style:data-style-name="N107"/>
    <style:style style:name="ce166N3" style:family="table-cell" style:parent-style-name="ce166" style:data-style-name="N115"/>
    <style:style style:name="ce166C4" style:family="table-cell" style:parent-style-name="ce166" style:data-style-name="N116"/>
    <style:style style:name="ce166P4" style:family="table-cell" style:parent-style-name="ce166" style:data-style-name="N118"/>
    <style:style style:name="ce166N4" style:family="table-cell" style:parent-style-name="ce166" style:data-style-name="N117"/>
    <style:style style:name="ce166C5" style:family="table-cell" style:parent-style-name="ce166" style:data-style-name="N119"/>
    <style:style style:name="ce166P5" style:family="table-cell" style:parent-style-name="ce166" style:data-style-name="N120"/>
    <style:style style:name="ce166N5" style:family="table-cell" style:parent-style-name="ce166" style:data-style-name="N121"/>
    <style:style style:name="ce166C6" style:family="table-cell" style:parent-style-name="ce166" style:data-style-name="N122"/>
    <style:style style:name="ce166P6" style:family="table-cell" style:parent-style-name="ce166" style:data-style-name="N123"/>
    <style:style style:name="ce166N6" style:family="table-cell" style:parent-style-name="ce166" style:data-style-name="N124"/>
    <style:style style:name="ce166C7" style:family="table-cell" style:parent-style-name="ce166" style:data-style-name="N125"/>
    <style:style style:name="ce166P7" style:family="table-cell" style:parent-style-name="ce166" style:data-style-name="N126"/>
    <style:style style:name="ce166N7" style:family="table-cell" style:parent-style-name="ce166" style:data-style-name="N127"/>
    <style:style style:name="ce166C8" style:family="table-cell" style:parent-style-name="ce166" style:data-style-name="N128"/>
    <style:style style:name="ce166P8" style:family="table-cell" style:parent-style-name="ce166" style:data-style-name="N129"/>
    <style:style style:name="ce166N8" style:family="table-cell" style:parent-style-name="ce166" style:data-style-name="N130"/>
    <style:style style:name="ce167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67DA" style:family="table-cell" style:parent-style-name="ce167" style:data-style-name="N36"/>
    <style:style style:name="ce167DH" style:family="table-cell" style:parent-style-name="ce167" style:data-style-name="N51"/>
    <style:style style:name="ce167DE" style:family="table-cell" style:parent-style-name="ce167" style:data-style-name="N76"/>
    <style:style style:name="ce167C0" style:family="table-cell" style:parent-style-name="ce167" style:data-style-name="N103"/>
    <style:style style:name="ce167P0" style:family="table-cell" style:parent-style-name="ce167" style:data-style-name="N10"/>
    <style:style style:name="ce167N0" style:family="table-cell" style:parent-style-name="ce167" style:data-style-name="N113"/>
    <style:style style:name="ce167C1" style:family="table-cell" style:parent-style-name="ce167" style:data-style-name="N110"/>
    <style:style style:name="ce167P1" style:family="table-cell" style:parent-style-name="ce167" style:data-style-name="N111"/>
    <style:style style:name="ce167N1" style:family="table-cell" style:parent-style-name="ce167" style:data-style-name="N112"/>
    <style:style style:name="ce167C2" style:family="table-cell" style:parent-style-name="ce167" style:data-style-name="N104"/>
    <style:style style:name="ce167P2" style:family="table-cell" style:parent-style-name="ce167" style:data-style-name="N11"/>
    <style:style style:name="ce167N2" style:family="table-cell" style:parent-style-name="ce167" style:data-style-name="N109"/>
    <style:style style:name="ce167C3" style:family="table-cell" style:parent-style-name="ce167" style:data-style-name="N114"/>
    <style:style style:name="ce167P3" style:family="table-cell" style:parent-style-name="ce167" style:data-style-name="N107"/>
    <style:style style:name="ce167N3" style:family="table-cell" style:parent-style-name="ce167" style:data-style-name="N115"/>
    <style:style style:name="ce167C4" style:family="table-cell" style:parent-style-name="ce167" style:data-style-name="N116"/>
    <style:style style:name="ce167P4" style:family="table-cell" style:parent-style-name="ce167" style:data-style-name="N118"/>
    <style:style style:name="ce167N4" style:family="table-cell" style:parent-style-name="ce167" style:data-style-name="N117"/>
    <style:style style:name="ce167C5" style:family="table-cell" style:parent-style-name="ce167" style:data-style-name="N119"/>
    <style:style style:name="ce167P5" style:family="table-cell" style:parent-style-name="ce167" style:data-style-name="N120"/>
    <style:style style:name="ce167N5" style:family="table-cell" style:parent-style-name="ce167" style:data-style-name="N121"/>
    <style:style style:name="ce167C6" style:family="table-cell" style:parent-style-name="ce167" style:data-style-name="N122"/>
    <style:style style:name="ce167P6" style:family="table-cell" style:parent-style-name="ce167" style:data-style-name="N123"/>
    <style:style style:name="ce167N6" style:family="table-cell" style:parent-style-name="ce167" style:data-style-name="N124"/>
    <style:style style:name="ce167C7" style:family="table-cell" style:parent-style-name="ce167" style:data-style-name="N125"/>
    <style:style style:name="ce167P7" style:family="table-cell" style:parent-style-name="ce167" style:data-style-name="N126"/>
    <style:style style:name="ce167N7" style:family="table-cell" style:parent-style-name="ce167" style:data-style-name="N127"/>
    <style:style style:name="ce167C8" style:family="table-cell" style:parent-style-name="ce167" style:data-style-name="N128"/>
    <style:style style:name="ce167P8" style:family="table-cell" style:parent-style-name="ce167" style:data-style-name="N129"/>
    <style:style style:name="ce167N8" style:family="table-cell" style:parent-style-name="ce167" style:data-style-name="N130"/>
    <style:style style:name="ce168" style:family="table-cell">
      <style:table-cell-properties style:text-align-source="fix" style:repeat-content="false"/>
      <style:paragraph-properties fo:text-align="start"/>
      <style:text-properties fo:color="#556B2F" style:font-name="Tahoma" fo:font-size="10pt"/>
    </style:style>
    <style:style style:name="ce168DA" style:family="table-cell" style:parent-style-name="ce168" style:data-style-name="N36"/>
    <style:style style:name="ce168DH" style:family="table-cell" style:parent-style-name="ce168" style:data-style-name="N51"/>
    <style:style style:name="ce168DE" style:family="table-cell" style:parent-style-name="ce168" style:data-style-name="N76"/>
    <style:style style:name="ce168C0" style:family="table-cell" style:parent-style-name="ce168" style:data-style-name="N103"/>
    <style:style style:name="ce168P0" style:family="table-cell" style:parent-style-name="ce168" style:data-style-name="N10"/>
    <style:style style:name="ce168N0" style:family="table-cell" style:parent-style-name="ce168" style:data-style-name="N113"/>
    <style:style style:name="ce168C1" style:family="table-cell" style:parent-style-name="ce168" style:data-style-name="N110"/>
    <style:style style:name="ce168P1" style:family="table-cell" style:parent-style-name="ce168" style:data-style-name="N111"/>
    <style:style style:name="ce168N1" style:family="table-cell" style:parent-style-name="ce168" style:data-style-name="N112"/>
    <style:style style:name="ce168C2" style:family="table-cell" style:parent-style-name="ce168" style:data-style-name="N104"/>
    <style:style style:name="ce168P2" style:family="table-cell" style:parent-style-name="ce168" style:data-style-name="N11"/>
    <style:style style:name="ce168N2" style:family="table-cell" style:parent-style-name="ce168" style:data-style-name="N109"/>
    <style:style style:name="ce168C3" style:family="table-cell" style:parent-style-name="ce168" style:data-style-name="N114"/>
    <style:style style:name="ce168P3" style:family="table-cell" style:parent-style-name="ce168" style:data-style-name="N107"/>
    <style:style style:name="ce168N3" style:family="table-cell" style:parent-style-name="ce168" style:data-style-name="N115"/>
    <style:style style:name="ce168C4" style:family="table-cell" style:parent-style-name="ce168" style:data-style-name="N116"/>
    <style:style style:name="ce168P4" style:family="table-cell" style:parent-style-name="ce168" style:data-style-name="N118"/>
    <style:style style:name="ce168N4" style:family="table-cell" style:parent-style-name="ce168" style:data-style-name="N117"/>
    <style:style style:name="ce168C5" style:family="table-cell" style:parent-style-name="ce168" style:data-style-name="N119"/>
    <style:style style:name="ce168P5" style:family="table-cell" style:parent-style-name="ce168" style:data-style-name="N120"/>
    <style:style style:name="ce168N5" style:family="table-cell" style:parent-style-name="ce168" style:data-style-name="N121"/>
    <style:style style:name="ce168C6" style:family="table-cell" style:parent-style-name="ce168" style:data-style-name="N122"/>
    <style:style style:name="ce168P6" style:family="table-cell" style:parent-style-name="ce168" style:data-style-name="N123"/>
    <style:style style:name="ce168N6" style:family="table-cell" style:parent-style-name="ce168" style:data-style-name="N124"/>
    <style:style style:name="ce168C7" style:family="table-cell" style:parent-style-name="ce168" style:data-style-name="N125"/>
    <style:style style:name="ce168P7" style:family="table-cell" style:parent-style-name="ce168" style:data-style-name="N126"/>
    <style:style style:name="ce168N7" style:family="table-cell" style:parent-style-name="ce168" style:data-style-name="N127"/>
    <style:style style:name="ce168C8" style:family="table-cell" style:parent-style-name="ce168" style:data-style-name="N128"/>
    <style:style style:name="ce168P8" style:family="table-cell" style:parent-style-name="ce168" style:data-style-name="N129"/>
    <style:style style:name="ce168N8" style:family="table-cell" style:parent-style-name="ce168" style:data-style-name="N130"/>
    <style:style style:name="ce169" style:family="table-cell">
      <style:table-cell-properties style:text-align-source="fix" style:repeat-content="false"/>
      <style:paragraph-properties fo:text-align="end"/>
      <style:text-properties fo:color="#556B2F" style:font-name="Tahoma" fo:font-size="10pt"/>
    </style:style>
    <style:style style:name="ce169DA" style:family="table-cell" style:parent-style-name="ce169" style:data-style-name="N36"/>
    <style:style style:name="ce169DH" style:family="table-cell" style:parent-style-name="ce169" style:data-style-name="N51"/>
    <style:style style:name="ce169DE" style:family="table-cell" style:parent-style-name="ce169" style:data-style-name="N76"/>
    <style:style style:name="ce169C0" style:family="table-cell" style:parent-style-name="ce169" style:data-style-name="N103"/>
    <style:style style:name="ce169P0" style:family="table-cell" style:parent-style-name="ce169" style:data-style-name="N10"/>
    <style:style style:name="ce169N0" style:family="table-cell" style:parent-style-name="ce169" style:data-style-name="N113"/>
    <style:style style:name="ce169C1" style:family="table-cell" style:parent-style-name="ce169" style:data-style-name="N110"/>
    <style:style style:name="ce169P1" style:family="table-cell" style:parent-style-name="ce169" style:data-style-name="N111"/>
    <style:style style:name="ce169N1" style:family="table-cell" style:parent-style-name="ce169" style:data-style-name="N112"/>
    <style:style style:name="ce169C2" style:family="table-cell" style:parent-style-name="ce169" style:data-style-name="N104"/>
    <style:style style:name="ce169P2" style:family="table-cell" style:parent-style-name="ce169" style:data-style-name="N11"/>
    <style:style style:name="ce169N2" style:family="table-cell" style:parent-style-name="ce169" style:data-style-name="N109"/>
    <style:style style:name="ce169C3" style:family="table-cell" style:parent-style-name="ce169" style:data-style-name="N114"/>
    <style:style style:name="ce169P3" style:family="table-cell" style:parent-style-name="ce169" style:data-style-name="N107"/>
    <style:style style:name="ce169N3" style:family="table-cell" style:parent-style-name="ce169" style:data-style-name="N115"/>
    <style:style style:name="ce169C4" style:family="table-cell" style:parent-style-name="ce169" style:data-style-name="N116"/>
    <style:style style:name="ce169P4" style:family="table-cell" style:parent-style-name="ce169" style:data-style-name="N118"/>
    <style:style style:name="ce169N4" style:family="table-cell" style:parent-style-name="ce169" style:data-style-name="N117"/>
    <style:style style:name="ce169C5" style:family="table-cell" style:parent-style-name="ce169" style:data-style-name="N119"/>
    <style:style style:name="ce169P5" style:family="table-cell" style:parent-style-name="ce169" style:data-style-name="N120"/>
    <style:style style:name="ce169N5" style:family="table-cell" style:parent-style-name="ce169" style:data-style-name="N121"/>
    <style:style style:name="ce169C6" style:family="table-cell" style:parent-style-name="ce169" style:data-style-name="N122"/>
    <style:style style:name="ce169P6" style:family="table-cell" style:parent-style-name="ce169" style:data-style-name="N123"/>
    <style:style style:name="ce169N6" style:family="table-cell" style:parent-style-name="ce169" style:data-style-name="N124"/>
    <style:style style:name="ce169C7" style:family="table-cell" style:parent-style-name="ce169" style:data-style-name="N125"/>
    <style:style style:name="ce169P7" style:family="table-cell" style:parent-style-name="ce169" style:data-style-name="N126"/>
    <style:style style:name="ce169N7" style:family="table-cell" style:parent-style-name="ce169" style:data-style-name="N127"/>
    <style:style style:name="ce169C8" style:family="table-cell" style:parent-style-name="ce169" style:data-style-name="N128"/>
    <style:style style:name="ce169P8" style:family="table-cell" style:parent-style-name="ce169" style:data-style-name="N129"/>
    <style:style style:name="ce169N8" style:family="table-cell" style:parent-style-name="ce169" style:data-style-name="N130"/>
    <style:style style:name="ce170" style:family="table-cell">
      <style:table-cell-properties style:text-align-source="fix" style:repeat-content="false"/>
      <style:paragraph-properties fo:text-align="center"/>
      <style:text-properties fo:color="#556B2F" style:font-name="Tahoma" fo:font-size="10pt"/>
    </style:style>
    <style:style style:name="ce170DA" style:family="table-cell" style:parent-style-name="ce170" style:data-style-name="N36"/>
    <style:style style:name="ce170DH" style:family="table-cell" style:parent-style-name="ce170" style:data-style-name="N51"/>
    <style:style style:name="ce170DE" style:family="table-cell" style:parent-style-name="ce170" style:data-style-name="N76"/>
    <style:style style:name="ce170C0" style:family="table-cell" style:parent-style-name="ce170" style:data-style-name="N103"/>
    <style:style style:name="ce170P0" style:family="table-cell" style:parent-style-name="ce170" style:data-style-name="N10"/>
    <style:style style:name="ce170N0" style:family="table-cell" style:parent-style-name="ce170" style:data-style-name="N113"/>
    <style:style style:name="ce170C1" style:family="table-cell" style:parent-style-name="ce170" style:data-style-name="N110"/>
    <style:style style:name="ce170P1" style:family="table-cell" style:parent-style-name="ce170" style:data-style-name="N111"/>
    <style:style style:name="ce170N1" style:family="table-cell" style:parent-style-name="ce170" style:data-style-name="N112"/>
    <style:style style:name="ce170C2" style:family="table-cell" style:parent-style-name="ce170" style:data-style-name="N104"/>
    <style:style style:name="ce170P2" style:family="table-cell" style:parent-style-name="ce170" style:data-style-name="N11"/>
    <style:style style:name="ce170N2" style:family="table-cell" style:parent-style-name="ce170" style:data-style-name="N109"/>
    <style:style style:name="ce170C3" style:family="table-cell" style:parent-style-name="ce170" style:data-style-name="N114"/>
    <style:style style:name="ce170P3" style:family="table-cell" style:parent-style-name="ce170" style:data-style-name="N107"/>
    <style:style style:name="ce170N3" style:family="table-cell" style:parent-style-name="ce170" style:data-style-name="N115"/>
    <style:style style:name="ce170C4" style:family="table-cell" style:parent-style-name="ce170" style:data-style-name="N116"/>
    <style:style style:name="ce170P4" style:family="table-cell" style:parent-style-name="ce170" style:data-style-name="N118"/>
    <style:style style:name="ce170N4" style:family="table-cell" style:parent-style-name="ce170" style:data-style-name="N117"/>
    <style:style style:name="ce170C5" style:family="table-cell" style:parent-style-name="ce170" style:data-style-name="N119"/>
    <style:style style:name="ce170P5" style:family="table-cell" style:parent-style-name="ce170" style:data-style-name="N120"/>
    <style:style style:name="ce170N5" style:family="table-cell" style:parent-style-name="ce170" style:data-style-name="N121"/>
    <style:style style:name="ce170C6" style:family="table-cell" style:parent-style-name="ce170" style:data-style-name="N122"/>
    <style:style style:name="ce170P6" style:family="table-cell" style:parent-style-name="ce170" style:data-style-name="N123"/>
    <style:style style:name="ce170N6" style:family="table-cell" style:parent-style-name="ce170" style:data-style-name="N124"/>
    <style:style style:name="ce170C7" style:family="table-cell" style:parent-style-name="ce170" style:data-style-name="N125"/>
    <style:style style:name="ce170P7" style:family="table-cell" style:parent-style-name="ce170" style:data-style-name="N126"/>
    <style:style style:name="ce170N7" style:family="table-cell" style:parent-style-name="ce170" style:data-style-name="N127"/>
    <style:style style:name="ce170C8" style:family="table-cell" style:parent-style-name="ce170" style:data-style-name="N128"/>
    <style:style style:name="ce170P8" style:family="table-cell" style:parent-style-name="ce170" style:data-style-name="N129"/>
    <style:style style:name="ce170N8" style:family="table-cell" style:parent-style-name="ce170" style:data-style-name="N130"/>
    <style:style style:name="ce171" style:family="table-cell">
      <style:table-cell-properties style:text-align-source="fix" style:repeat-content="false"/>
      <style:paragraph-properties fo:text-align="start"/>
      <style:text-properties fo:color="#556B2F" style:font-name="Tahoma" fo:font-size="10pt" fo:font-weight="bold"/>
    </style:style>
    <style:style style:name="ce171DA" style:family="table-cell" style:parent-style-name="ce171" style:data-style-name="N36"/>
    <style:style style:name="ce171DH" style:family="table-cell" style:parent-style-name="ce171" style:data-style-name="N51"/>
    <style:style style:name="ce171DE" style:family="table-cell" style:parent-style-name="ce171" style:data-style-name="N76"/>
    <style:style style:name="ce171C0" style:family="table-cell" style:parent-style-name="ce171" style:data-style-name="N103"/>
    <style:style style:name="ce171P0" style:family="table-cell" style:parent-style-name="ce171" style:data-style-name="N10"/>
    <style:style style:name="ce171N0" style:family="table-cell" style:parent-style-name="ce171" style:data-style-name="N113"/>
    <style:style style:name="ce171C1" style:family="table-cell" style:parent-style-name="ce171" style:data-style-name="N110"/>
    <style:style style:name="ce171P1" style:family="table-cell" style:parent-style-name="ce171" style:data-style-name="N111"/>
    <style:style style:name="ce171N1" style:family="table-cell" style:parent-style-name="ce171" style:data-style-name="N112"/>
    <style:style style:name="ce171C2" style:family="table-cell" style:parent-style-name="ce171" style:data-style-name="N104"/>
    <style:style style:name="ce171P2" style:family="table-cell" style:parent-style-name="ce171" style:data-style-name="N11"/>
    <style:style style:name="ce171N2" style:family="table-cell" style:parent-style-name="ce171" style:data-style-name="N109"/>
    <style:style style:name="ce171C3" style:family="table-cell" style:parent-style-name="ce171" style:data-style-name="N114"/>
    <style:style style:name="ce171P3" style:family="table-cell" style:parent-style-name="ce171" style:data-style-name="N107"/>
    <style:style style:name="ce171N3" style:family="table-cell" style:parent-style-name="ce171" style:data-style-name="N115"/>
    <style:style style:name="ce171C4" style:family="table-cell" style:parent-style-name="ce171" style:data-style-name="N116"/>
    <style:style style:name="ce171P4" style:family="table-cell" style:parent-style-name="ce171" style:data-style-name="N118"/>
    <style:style style:name="ce171N4" style:family="table-cell" style:parent-style-name="ce171" style:data-style-name="N117"/>
    <style:style style:name="ce171C5" style:family="table-cell" style:parent-style-name="ce171" style:data-style-name="N119"/>
    <style:style style:name="ce171P5" style:family="table-cell" style:parent-style-name="ce171" style:data-style-name="N120"/>
    <style:style style:name="ce171N5" style:family="table-cell" style:parent-style-name="ce171" style:data-style-name="N121"/>
    <style:style style:name="ce171C6" style:family="table-cell" style:parent-style-name="ce171" style:data-style-name="N122"/>
    <style:style style:name="ce171P6" style:family="table-cell" style:parent-style-name="ce171" style:data-style-name="N123"/>
    <style:style style:name="ce171N6" style:family="table-cell" style:parent-style-name="ce171" style:data-style-name="N124"/>
    <style:style style:name="ce171C7" style:family="table-cell" style:parent-style-name="ce171" style:data-style-name="N125"/>
    <style:style style:name="ce171P7" style:family="table-cell" style:parent-style-name="ce171" style:data-style-name="N126"/>
    <style:style style:name="ce171N7" style:family="table-cell" style:parent-style-name="ce171" style:data-style-name="N127"/>
    <style:style style:name="ce171C8" style:family="table-cell" style:parent-style-name="ce171" style:data-style-name="N128"/>
    <style:style style:name="ce171P8" style:family="table-cell" style:parent-style-name="ce171" style:data-style-name="N129"/>
    <style:style style:name="ce171N8" style:family="table-cell" style:parent-style-name="ce171" style:data-style-name="N130"/>
    <style:style style:name="ce172" style:family="table-cell">
      <style:table-cell-properties style:text-align-source="fix" style:repeat-content="false"/>
      <style:paragraph-properties fo:text-align="end"/>
      <style:text-properties fo:color="#556B2F" style:font-name="Tahoma" fo:font-size="10pt" fo:font-weight="bold"/>
    </style:style>
    <style:style style:name="ce172DA" style:family="table-cell" style:parent-style-name="ce172" style:data-style-name="N36"/>
    <style:style style:name="ce172DH" style:family="table-cell" style:parent-style-name="ce172" style:data-style-name="N51"/>
    <style:style style:name="ce172DE" style:family="table-cell" style:parent-style-name="ce172" style:data-style-name="N76"/>
    <style:style style:name="ce172C0" style:family="table-cell" style:parent-style-name="ce172" style:data-style-name="N103"/>
    <style:style style:name="ce172P0" style:family="table-cell" style:parent-style-name="ce172" style:data-style-name="N10"/>
    <style:style style:name="ce172N0" style:family="table-cell" style:parent-style-name="ce172" style:data-style-name="N113"/>
    <style:style style:name="ce172C1" style:family="table-cell" style:parent-style-name="ce172" style:data-style-name="N110"/>
    <style:style style:name="ce172P1" style:family="table-cell" style:parent-style-name="ce172" style:data-style-name="N111"/>
    <style:style style:name="ce172N1" style:family="table-cell" style:parent-style-name="ce172" style:data-style-name="N112"/>
    <style:style style:name="ce172C2" style:family="table-cell" style:parent-style-name="ce172" style:data-style-name="N104"/>
    <style:style style:name="ce172P2" style:family="table-cell" style:parent-style-name="ce172" style:data-style-name="N11"/>
    <style:style style:name="ce172N2" style:family="table-cell" style:parent-style-name="ce172" style:data-style-name="N109"/>
    <style:style style:name="ce172C3" style:family="table-cell" style:parent-style-name="ce172" style:data-style-name="N114"/>
    <style:style style:name="ce172P3" style:family="table-cell" style:parent-style-name="ce172" style:data-style-name="N107"/>
    <style:style style:name="ce172N3" style:family="table-cell" style:parent-style-name="ce172" style:data-style-name="N115"/>
    <style:style style:name="ce172C4" style:family="table-cell" style:parent-style-name="ce172" style:data-style-name="N116"/>
    <style:style style:name="ce172P4" style:family="table-cell" style:parent-style-name="ce172" style:data-style-name="N118"/>
    <style:style style:name="ce172N4" style:family="table-cell" style:parent-style-name="ce172" style:data-style-name="N117"/>
    <style:style style:name="ce172C5" style:family="table-cell" style:parent-style-name="ce172" style:data-style-name="N119"/>
    <style:style style:name="ce172P5" style:family="table-cell" style:parent-style-name="ce172" style:data-style-name="N120"/>
    <style:style style:name="ce172N5" style:family="table-cell" style:parent-style-name="ce172" style:data-style-name="N121"/>
    <style:style style:name="ce172C6" style:family="table-cell" style:parent-style-name="ce172" style:data-style-name="N122"/>
    <style:style style:name="ce172P6" style:family="table-cell" style:parent-style-name="ce172" style:data-style-name="N123"/>
    <style:style style:name="ce172N6" style:family="table-cell" style:parent-style-name="ce172" style:data-style-name="N124"/>
    <style:style style:name="ce172C7" style:family="table-cell" style:parent-style-name="ce172" style:data-style-name="N125"/>
    <style:style style:name="ce172P7" style:family="table-cell" style:parent-style-name="ce172" style:data-style-name="N126"/>
    <style:style style:name="ce172N7" style:family="table-cell" style:parent-style-name="ce172" style:data-style-name="N127"/>
    <style:style style:name="ce172C8" style:family="table-cell" style:parent-style-name="ce172" style:data-style-name="N128"/>
    <style:style style:name="ce172P8" style:family="table-cell" style:parent-style-name="ce172" style:data-style-name="N129"/>
    <style:style style:name="ce172N8" style:family="table-cell" style:parent-style-name="ce172" style:data-style-name="N130"/>
    <style:style style:name="ce173" style:family="table-cell">
      <style:table-cell-properties style:text-align-source="fix" style:repeat-content="false"/>
      <style:paragraph-properties fo:text-align="center"/>
      <style:text-properties fo:color="#556B2F" style:font-name="Tahoma" fo:font-size="10pt" fo:font-weight="bold"/>
    </style:style>
    <style:style style:name="ce173DA" style:family="table-cell" style:parent-style-name="ce173" style:data-style-name="N36"/>
    <style:style style:name="ce173DH" style:family="table-cell" style:parent-style-name="ce173" style:data-style-name="N51"/>
    <style:style style:name="ce173DE" style:family="table-cell" style:parent-style-name="ce173" style:data-style-name="N76"/>
    <style:style style:name="ce173C0" style:family="table-cell" style:parent-style-name="ce173" style:data-style-name="N103"/>
    <style:style style:name="ce173P0" style:family="table-cell" style:parent-style-name="ce173" style:data-style-name="N10"/>
    <style:style style:name="ce173N0" style:family="table-cell" style:parent-style-name="ce173" style:data-style-name="N113"/>
    <style:style style:name="ce173C1" style:family="table-cell" style:parent-style-name="ce173" style:data-style-name="N110"/>
    <style:style style:name="ce173P1" style:family="table-cell" style:parent-style-name="ce173" style:data-style-name="N111"/>
    <style:style style:name="ce173N1" style:family="table-cell" style:parent-style-name="ce173" style:data-style-name="N112"/>
    <style:style style:name="ce173C2" style:family="table-cell" style:parent-style-name="ce173" style:data-style-name="N104"/>
    <style:style style:name="ce173P2" style:family="table-cell" style:parent-style-name="ce173" style:data-style-name="N11"/>
    <style:style style:name="ce173N2" style:family="table-cell" style:parent-style-name="ce173" style:data-style-name="N109"/>
    <style:style style:name="ce173C3" style:family="table-cell" style:parent-style-name="ce173" style:data-style-name="N114"/>
    <style:style style:name="ce173P3" style:family="table-cell" style:parent-style-name="ce173" style:data-style-name="N107"/>
    <style:style style:name="ce173N3" style:family="table-cell" style:parent-style-name="ce173" style:data-style-name="N115"/>
    <style:style style:name="ce173C4" style:family="table-cell" style:parent-style-name="ce173" style:data-style-name="N116"/>
    <style:style style:name="ce173P4" style:family="table-cell" style:parent-style-name="ce173" style:data-style-name="N118"/>
    <style:style style:name="ce173N4" style:family="table-cell" style:parent-style-name="ce173" style:data-style-name="N117"/>
    <style:style style:name="ce173C5" style:family="table-cell" style:parent-style-name="ce173" style:data-style-name="N119"/>
    <style:style style:name="ce173P5" style:family="table-cell" style:parent-style-name="ce173" style:data-style-name="N120"/>
    <style:style style:name="ce173N5" style:family="table-cell" style:parent-style-name="ce173" style:data-style-name="N121"/>
    <style:style style:name="ce173C6" style:family="table-cell" style:parent-style-name="ce173" style:data-style-name="N122"/>
    <style:style style:name="ce173P6" style:family="table-cell" style:parent-style-name="ce173" style:data-style-name="N123"/>
    <style:style style:name="ce173N6" style:family="table-cell" style:parent-style-name="ce173" style:data-style-name="N124"/>
    <style:style style:name="ce173C7" style:family="table-cell" style:parent-style-name="ce173" style:data-style-name="N125"/>
    <style:style style:name="ce173P7" style:family="table-cell" style:parent-style-name="ce173" style:data-style-name="N126"/>
    <style:style style:name="ce173N7" style:family="table-cell" style:parent-style-name="ce173" style:data-style-name="N127"/>
    <style:style style:name="ce173C8" style:family="table-cell" style:parent-style-name="ce173" style:data-style-name="N128"/>
    <style:style style:name="ce173P8" style:family="table-cell" style:parent-style-name="ce173" style:data-style-name="N129"/>
    <style:style style:name="ce173N8" style:family="table-cell" style:parent-style-name="ce173" style:data-style-name="N130"/>
    <style:style style:name="ce174" style:family="table-cell">
      <style:table-cell-properties style:text-align-source="fix" style:repeat-content="false" fo:background-color="#808000"/>
      <style:paragraph-properties fo:text-align="start"/>
      <style:text-properties fo:color="#808080" style:font-name="Tahoma" fo:font-size="10pt"/>
    </style:style>
    <style:style style:name="ce174DA" style:family="table-cell" style:parent-style-name="ce174" style:data-style-name="N36"/>
    <style:style style:name="ce174DH" style:family="table-cell" style:parent-style-name="ce174" style:data-style-name="N51"/>
    <style:style style:name="ce174DE" style:family="table-cell" style:parent-style-name="ce174" style:data-style-name="N76"/>
    <style:style style:name="ce174C0" style:family="table-cell" style:parent-style-name="ce174" style:data-style-name="N103"/>
    <style:style style:name="ce174P0" style:family="table-cell" style:parent-style-name="ce174" style:data-style-name="N10"/>
    <style:style style:name="ce174N0" style:family="table-cell" style:parent-style-name="ce174" style:data-style-name="N113"/>
    <style:style style:name="ce174C1" style:family="table-cell" style:parent-style-name="ce174" style:data-style-name="N110"/>
    <style:style style:name="ce174P1" style:family="table-cell" style:parent-style-name="ce174" style:data-style-name="N111"/>
    <style:style style:name="ce174N1" style:family="table-cell" style:parent-style-name="ce174" style:data-style-name="N112"/>
    <style:style style:name="ce174C2" style:family="table-cell" style:parent-style-name="ce174" style:data-style-name="N104"/>
    <style:style style:name="ce174P2" style:family="table-cell" style:parent-style-name="ce174" style:data-style-name="N11"/>
    <style:style style:name="ce174N2" style:family="table-cell" style:parent-style-name="ce174" style:data-style-name="N109"/>
    <style:style style:name="ce174C3" style:family="table-cell" style:parent-style-name="ce174" style:data-style-name="N114"/>
    <style:style style:name="ce174P3" style:family="table-cell" style:parent-style-name="ce174" style:data-style-name="N107"/>
    <style:style style:name="ce174N3" style:family="table-cell" style:parent-style-name="ce174" style:data-style-name="N115"/>
    <style:style style:name="ce174C4" style:family="table-cell" style:parent-style-name="ce174" style:data-style-name="N116"/>
    <style:style style:name="ce174P4" style:family="table-cell" style:parent-style-name="ce174" style:data-style-name="N118"/>
    <style:style style:name="ce174N4" style:family="table-cell" style:parent-style-name="ce174" style:data-style-name="N117"/>
    <style:style style:name="ce174C5" style:family="table-cell" style:parent-style-name="ce174" style:data-style-name="N119"/>
    <style:style style:name="ce174P5" style:family="table-cell" style:parent-style-name="ce174" style:data-style-name="N120"/>
    <style:style style:name="ce174N5" style:family="table-cell" style:parent-style-name="ce174" style:data-style-name="N121"/>
    <style:style style:name="ce174C6" style:family="table-cell" style:parent-style-name="ce174" style:data-style-name="N122"/>
    <style:style style:name="ce174P6" style:family="table-cell" style:parent-style-name="ce174" style:data-style-name="N123"/>
    <style:style style:name="ce174N6" style:family="table-cell" style:parent-style-name="ce174" style:data-style-name="N124"/>
    <style:style style:name="ce174C7" style:family="table-cell" style:parent-style-name="ce174" style:data-style-name="N125"/>
    <style:style style:name="ce174P7" style:family="table-cell" style:parent-style-name="ce174" style:data-style-name="N126"/>
    <style:style style:name="ce174N7" style:family="table-cell" style:parent-style-name="ce174" style:data-style-name="N127"/>
    <style:style style:name="ce174C8" style:family="table-cell" style:parent-style-name="ce174" style:data-style-name="N128"/>
    <style:style style:name="ce174P8" style:family="table-cell" style:parent-style-name="ce174" style:data-style-name="N129"/>
    <style:style style:name="ce174N8" style:family="table-cell" style:parent-style-name="ce174" style:data-style-name="N130"/>
    <style:style style:name="ce175" style:family="table-cell">
      <style:table-cell-properties style:text-align-source="fix" style:repeat-content="false"/>
      <style:paragraph-properties fo:text-align="end"/>
      <style:text-properties fo:color="#808080" style:font-name="Tahoma" fo:font-size="10pt"/>
    </style:style>
    <style:style style:name="ce175DA" style:family="table-cell" style:parent-style-name="ce175" style:data-style-name="N36"/>
    <style:style style:name="ce175DH" style:family="table-cell" style:parent-style-name="ce175" style:data-style-name="N51"/>
    <style:style style:name="ce175DE" style:family="table-cell" style:parent-style-name="ce175" style:data-style-name="N76"/>
    <style:style style:name="ce175C0" style:family="table-cell" style:parent-style-name="ce175" style:data-style-name="N103"/>
    <style:style style:name="ce175P0" style:family="table-cell" style:parent-style-name="ce175" style:data-style-name="N10"/>
    <style:style style:name="ce175N0" style:family="table-cell" style:parent-style-name="ce175" style:data-style-name="N113"/>
    <style:style style:name="ce175C1" style:family="table-cell" style:parent-style-name="ce175" style:data-style-name="N110"/>
    <style:style style:name="ce175P1" style:family="table-cell" style:parent-style-name="ce175" style:data-style-name="N111"/>
    <style:style style:name="ce175N1" style:family="table-cell" style:parent-style-name="ce175" style:data-style-name="N112"/>
    <style:style style:name="ce175C2" style:family="table-cell" style:parent-style-name="ce175" style:data-style-name="N104"/>
    <style:style style:name="ce175P2" style:family="table-cell" style:parent-style-name="ce175" style:data-style-name="N11"/>
    <style:style style:name="ce175N2" style:family="table-cell" style:parent-style-name="ce175" style:data-style-name="N109"/>
    <style:style style:name="ce175C3" style:family="table-cell" style:parent-style-name="ce175" style:data-style-name="N114"/>
    <style:style style:name="ce175P3" style:family="table-cell" style:parent-style-name="ce175" style:data-style-name="N107"/>
    <style:style style:name="ce175N3" style:family="table-cell" style:parent-style-name="ce175" style:data-style-name="N115"/>
    <style:style style:name="ce175C4" style:family="table-cell" style:parent-style-name="ce175" style:data-style-name="N116"/>
    <style:style style:name="ce175P4" style:family="table-cell" style:parent-style-name="ce175" style:data-style-name="N118"/>
    <style:style style:name="ce175N4" style:family="table-cell" style:parent-style-name="ce175" style:data-style-name="N117"/>
    <style:style style:name="ce175C5" style:family="table-cell" style:parent-style-name="ce175" style:data-style-name="N119"/>
    <style:style style:name="ce175P5" style:family="table-cell" style:parent-style-name="ce175" style:data-style-name="N120"/>
    <style:style style:name="ce175N5" style:family="table-cell" style:parent-style-name="ce175" style:data-style-name="N121"/>
    <style:style style:name="ce175C6" style:family="table-cell" style:parent-style-name="ce175" style:data-style-name="N122"/>
    <style:style style:name="ce175P6" style:family="table-cell" style:parent-style-name="ce175" style:data-style-name="N123"/>
    <style:style style:name="ce175N6" style:family="table-cell" style:parent-style-name="ce175" style:data-style-name="N124"/>
    <style:style style:name="ce175C7" style:family="table-cell" style:parent-style-name="ce175" style:data-style-name="N125"/>
    <style:style style:name="ce175P7" style:family="table-cell" style:parent-style-name="ce175" style:data-style-name="N126"/>
    <style:style style:name="ce175N7" style:family="table-cell" style:parent-style-name="ce175" style:data-style-name="N127"/>
    <style:style style:name="ce175C8" style:family="table-cell" style:parent-style-name="ce175" style:data-style-name="N128"/>
    <style:style style:name="ce175P8" style:family="table-cell" style:parent-style-name="ce175" style:data-style-name="N129"/>
    <style:style style:name="ce175N8" style:family="table-cell" style:parent-style-name="ce175" style:data-style-name="N130"/>
    <style:style style:name="ce176" style:family="table-cell">
      <style:table-cell-properties style:text-align-source="fix" style:repeat-content="false"/>
      <style:paragraph-properties fo:text-align="center"/>
      <style:text-properties fo:color="#808080" style:font-name="Tahoma" fo:font-size="10pt"/>
    </style:style>
    <style:style style:name="ce176DA" style:family="table-cell" style:parent-style-name="ce176" style:data-style-name="N36"/>
    <style:style style:name="ce176DH" style:family="table-cell" style:parent-style-name="ce176" style:data-style-name="N51"/>
    <style:style style:name="ce176DE" style:family="table-cell" style:parent-style-name="ce176" style:data-style-name="N76"/>
    <style:style style:name="ce176C0" style:family="table-cell" style:parent-style-name="ce176" style:data-style-name="N103"/>
    <style:style style:name="ce176P0" style:family="table-cell" style:parent-style-name="ce176" style:data-style-name="N10"/>
    <style:style style:name="ce176N0" style:family="table-cell" style:parent-style-name="ce176" style:data-style-name="N113"/>
    <style:style style:name="ce176C1" style:family="table-cell" style:parent-style-name="ce176" style:data-style-name="N110"/>
    <style:style style:name="ce176P1" style:family="table-cell" style:parent-style-name="ce176" style:data-style-name="N111"/>
    <style:style style:name="ce176N1" style:family="table-cell" style:parent-style-name="ce176" style:data-style-name="N112"/>
    <style:style style:name="ce176C2" style:family="table-cell" style:parent-style-name="ce176" style:data-style-name="N104"/>
    <style:style style:name="ce176P2" style:family="table-cell" style:parent-style-name="ce176" style:data-style-name="N11"/>
    <style:style style:name="ce176N2" style:family="table-cell" style:parent-style-name="ce176" style:data-style-name="N109"/>
    <style:style style:name="ce176C3" style:family="table-cell" style:parent-style-name="ce176" style:data-style-name="N114"/>
    <style:style style:name="ce176P3" style:family="table-cell" style:parent-style-name="ce176" style:data-style-name="N107"/>
    <style:style style:name="ce176N3" style:family="table-cell" style:parent-style-name="ce176" style:data-style-name="N115"/>
    <style:style style:name="ce176C4" style:family="table-cell" style:parent-style-name="ce176" style:data-style-name="N116"/>
    <style:style style:name="ce176P4" style:family="table-cell" style:parent-style-name="ce176" style:data-style-name="N118"/>
    <style:style style:name="ce176N4" style:family="table-cell" style:parent-style-name="ce176" style:data-style-name="N117"/>
    <style:style style:name="ce176C5" style:family="table-cell" style:parent-style-name="ce176" style:data-style-name="N119"/>
    <style:style style:name="ce176P5" style:family="table-cell" style:parent-style-name="ce176" style:data-style-name="N120"/>
    <style:style style:name="ce176N5" style:family="table-cell" style:parent-style-name="ce176" style:data-style-name="N121"/>
    <style:style style:name="ce176C6" style:family="table-cell" style:parent-style-name="ce176" style:data-style-name="N122"/>
    <style:style style:name="ce176P6" style:family="table-cell" style:parent-style-name="ce176" style:data-style-name="N123"/>
    <style:style style:name="ce176N6" style:family="table-cell" style:parent-style-name="ce176" style:data-style-name="N124"/>
    <style:style style:name="ce176C7" style:family="table-cell" style:parent-style-name="ce176" style:data-style-name="N125"/>
    <style:style style:name="ce176P7" style:family="table-cell" style:parent-style-name="ce176" style:data-style-name="N126"/>
    <style:style style:name="ce176N7" style:family="table-cell" style:parent-style-name="ce176" style:data-style-name="N127"/>
    <style:style style:name="ce176C8" style:family="table-cell" style:parent-style-name="ce176" style:data-style-name="N128"/>
    <style:style style:name="ce176P8" style:family="table-cell" style:parent-style-name="ce176" style:data-style-name="N129"/>
    <style:style style:name="ce176N8" style:family="table-cell" style:parent-style-name="ce176" style:data-style-name="N130"/>
    <style:style style:name="ce177" style:family="table-cell">
      <style:table-cell-properties style:text-align-source="fix" style:repeat-content="false"/>
      <style:paragraph-properties fo:text-align="start"/>
      <style:text-properties fo:color="#808080" style:font-name="Tahoma" fo:font-size="10pt" fo:font-weight="bold"/>
    </style:style>
    <style:style style:name="ce177DA" style:family="table-cell" style:parent-style-name="ce177" style:data-style-name="N36"/>
    <style:style style:name="ce177DH" style:family="table-cell" style:parent-style-name="ce177" style:data-style-name="N51"/>
    <style:style style:name="ce177DE" style:family="table-cell" style:parent-style-name="ce177" style:data-style-name="N76"/>
    <style:style style:name="ce177C0" style:family="table-cell" style:parent-style-name="ce177" style:data-style-name="N103"/>
    <style:style style:name="ce177P0" style:family="table-cell" style:parent-style-name="ce177" style:data-style-name="N10"/>
    <style:style style:name="ce177N0" style:family="table-cell" style:parent-style-name="ce177" style:data-style-name="N113"/>
    <style:style style:name="ce177C1" style:family="table-cell" style:parent-style-name="ce177" style:data-style-name="N110"/>
    <style:style style:name="ce177P1" style:family="table-cell" style:parent-style-name="ce177" style:data-style-name="N111"/>
    <style:style style:name="ce177N1" style:family="table-cell" style:parent-style-name="ce177" style:data-style-name="N112"/>
    <style:style style:name="ce177C2" style:family="table-cell" style:parent-style-name="ce177" style:data-style-name="N104"/>
    <style:style style:name="ce177P2" style:family="table-cell" style:parent-style-name="ce177" style:data-style-name="N11"/>
    <style:style style:name="ce177N2" style:family="table-cell" style:parent-style-name="ce177" style:data-style-name="N109"/>
    <style:style style:name="ce177C3" style:family="table-cell" style:parent-style-name="ce177" style:data-style-name="N114"/>
    <style:style style:name="ce177P3" style:family="table-cell" style:parent-style-name="ce177" style:data-style-name="N107"/>
    <style:style style:name="ce177N3" style:family="table-cell" style:parent-style-name="ce177" style:data-style-name="N115"/>
    <style:style style:name="ce177C4" style:family="table-cell" style:parent-style-name="ce177" style:data-style-name="N116"/>
    <style:style style:name="ce177P4" style:family="table-cell" style:parent-style-name="ce177" style:data-style-name="N118"/>
    <style:style style:name="ce177N4" style:family="table-cell" style:parent-style-name="ce177" style:data-style-name="N117"/>
    <style:style style:name="ce177C5" style:family="table-cell" style:parent-style-name="ce177" style:data-style-name="N119"/>
    <style:style style:name="ce177P5" style:family="table-cell" style:parent-style-name="ce177" style:data-style-name="N120"/>
    <style:style style:name="ce177N5" style:family="table-cell" style:parent-style-name="ce177" style:data-style-name="N121"/>
    <style:style style:name="ce177C6" style:family="table-cell" style:parent-style-name="ce177" style:data-style-name="N122"/>
    <style:style style:name="ce177P6" style:family="table-cell" style:parent-style-name="ce177" style:data-style-name="N123"/>
    <style:style style:name="ce177N6" style:family="table-cell" style:parent-style-name="ce177" style:data-style-name="N124"/>
    <style:style style:name="ce177C7" style:family="table-cell" style:parent-style-name="ce177" style:data-style-name="N125"/>
    <style:style style:name="ce177P7" style:family="table-cell" style:parent-style-name="ce177" style:data-style-name="N126"/>
    <style:style style:name="ce177N7" style:family="table-cell" style:parent-style-name="ce177" style:data-style-name="N127"/>
    <style:style style:name="ce177C8" style:family="table-cell" style:parent-style-name="ce177" style:data-style-name="N128"/>
    <style:style style:name="ce177P8" style:family="table-cell" style:parent-style-name="ce177" style:data-style-name="N129"/>
    <style:style style:name="ce177N8" style:family="table-cell" style:parent-style-name="ce177" style:data-style-name="N130"/>
    <style:style style:name="ce178" style:family="table-cell">
      <style:table-cell-properties style:text-align-source="fix" style:repeat-content="false"/>
      <style:paragraph-properties fo:text-align="end"/>
      <style:text-properties fo:color="#808080" style:font-name="Tahoma" fo:font-size="10pt" fo:font-weight="bold"/>
    </style:style>
    <style:style style:name="ce178DA" style:family="table-cell" style:parent-style-name="ce178" style:data-style-name="N36"/>
    <style:style style:name="ce178DH" style:family="table-cell" style:parent-style-name="ce178" style:data-style-name="N51"/>
    <style:style style:name="ce178DE" style:family="table-cell" style:parent-style-name="ce178" style:data-style-name="N76"/>
    <style:style style:name="ce178C0" style:family="table-cell" style:parent-style-name="ce178" style:data-style-name="N103"/>
    <style:style style:name="ce178P0" style:family="table-cell" style:parent-style-name="ce178" style:data-style-name="N10"/>
    <style:style style:name="ce178N0" style:family="table-cell" style:parent-style-name="ce178" style:data-style-name="N113"/>
    <style:style style:name="ce178C1" style:family="table-cell" style:parent-style-name="ce178" style:data-style-name="N110"/>
    <style:style style:name="ce178P1" style:family="table-cell" style:parent-style-name="ce178" style:data-style-name="N111"/>
    <style:style style:name="ce178N1" style:family="table-cell" style:parent-style-name="ce178" style:data-style-name="N112"/>
    <style:style style:name="ce178C2" style:family="table-cell" style:parent-style-name="ce178" style:data-style-name="N104"/>
    <style:style style:name="ce178P2" style:family="table-cell" style:parent-style-name="ce178" style:data-style-name="N11"/>
    <style:style style:name="ce178N2" style:family="table-cell" style:parent-style-name="ce178" style:data-style-name="N109"/>
    <style:style style:name="ce178C3" style:family="table-cell" style:parent-style-name="ce178" style:data-style-name="N114"/>
    <style:style style:name="ce178P3" style:family="table-cell" style:parent-style-name="ce178" style:data-style-name="N107"/>
    <style:style style:name="ce178N3" style:family="table-cell" style:parent-style-name="ce178" style:data-style-name="N115"/>
    <style:style style:name="ce178C4" style:family="table-cell" style:parent-style-name="ce178" style:data-style-name="N116"/>
    <style:style style:name="ce178P4" style:family="table-cell" style:parent-style-name="ce178" style:data-style-name="N118"/>
    <style:style style:name="ce178N4" style:family="table-cell" style:parent-style-name="ce178" style:data-style-name="N117"/>
    <style:style style:name="ce178C5" style:family="table-cell" style:parent-style-name="ce178" style:data-style-name="N119"/>
    <style:style style:name="ce178P5" style:family="table-cell" style:parent-style-name="ce178" style:data-style-name="N120"/>
    <style:style style:name="ce178N5" style:family="table-cell" style:parent-style-name="ce178" style:data-style-name="N121"/>
    <style:style style:name="ce178C6" style:family="table-cell" style:parent-style-name="ce178" style:data-style-name="N122"/>
    <style:style style:name="ce178P6" style:family="table-cell" style:parent-style-name="ce178" style:data-style-name="N123"/>
    <style:style style:name="ce178N6" style:family="table-cell" style:parent-style-name="ce178" style:data-style-name="N124"/>
    <style:style style:name="ce178C7" style:family="table-cell" style:parent-style-name="ce178" style:data-style-name="N125"/>
    <style:style style:name="ce178P7" style:family="table-cell" style:parent-style-name="ce178" style:data-style-name="N126"/>
    <style:style style:name="ce178N7" style:family="table-cell" style:parent-style-name="ce178" style:data-style-name="N127"/>
    <style:style style:name="ce178C8" style:family="table-cell" style:parent-style-name="ce178" style:data-style-name="N128"/>
    <style:style style:name="ce178P8" style:family="table-cell" style:parent-style-name="ce178" style:data-style-name="N129"/>
    <style:style style:name="ce178N8" style:family="table-cell" style:parent-style-name="ce178" style:data-style-name="N130"/>
    <style:style style:name="ce179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179DA" style:family="table-cell" style:parent-style-name="ce179" style:data-style-name="N36"/>
    <style:style style:name="ce179DH" style:family="table-cell" style:parent-style-name="ce179" style:data-style-name="N51"/>
    <style:style style:name="ce179DE" style:family="table-cell" style:parent-style-name="ce179" style:data-style-name="N76"/>
    <style:style style:name="ce179C0" style:family="table-cell" style:parent-style-name="ce179" style:data-style-name="N103"/>
    <style:style style:name="ce179P0" style:family="table-cell" style:parent-style-name="ce179" style:data-style-name="N10"/>
    <style:style style:name="ce179N0" style:family="table-cell" style:parent-style-name="ce179" style:data-style-name="N113"/>
    <style:style style:name="ce179C1" style:family="table-cell" style:parent-style-name="ce179" style:data-style-name="N110"/>
    <style:style style:name="ce179P1" style:family="table-cell" style:parent-style-name="ce179" style:data-style-name="N111"/>
    <style:style style:name="ce179N1" style:family="table-cell" style:parent-style-name="ce179" style:data-style-name="N112"/>
    <style:style style:name="ce179C2" style:family="table-cell" style:parent-style-name="ce179" style:data-style-name="N104"/>
    <style:style style:name="ce179P2" style:family="table-cell" style:parent-style-name="ce179" style:data-style-name="N11"/>
    <style:style style:name="ce179N2" style:family="table-cell" style:parent-style-name="ce179" style:data-style-name="N109"/>
    <style:style style:name="ce179C3" style:family="table-cell" style:parent-style-name="ce179" style:data-style-name="N114"/>
    <style:style style:name="ce179P3" style:family="table-cell" style:parent-style-name="ce179" style:data-style-name="N107"/>
    <style:style style:name="ce179N3" style:family="table-cell" style:parent-style-name="ce179" style:data-style-name="N115"/>
    <style:style style:name="ce179C4" style:family="table-cell" style:parent-style-name="ce179" style:data-style-name="N116"/>
    <style:style style:name="ce179P4" style:family="table-cell" style:parent-style-name="ce179" style:data-style-name="N118"/>
    <style:style style:name="ce179N4" style:family="table-cell" style:parent-style-name="ce179" style:data-style-name="N117"/>
    <style:style style:name="ce179C5" style:family="table-cell" style:parent-style-name="ce179" style:data-style-name="N119"/>
    <style:style style:name="ce179P5" style:family="table-cell" style:parent-style-name="ce179" style:data-style-name="N120"/>
    <style:style style:name="ce179N5" style:family="table-cell" style:parent-style-name="ce179" style:data-style-name="N121"/>
    <style:style style:name="ce179C6" style:family="table-cell" style:parent-style-name="ce179" style:data-style-name="N122"/>
    <style:style style:name="ce179P6" style:family="table-cell" style:parent-style-name="ce179" style:data-style-name="N123"/>
    <style:style style:name="ce179N6" style:family="table-cell" style:parent-style-name="ce179" style:data-style-name="N124"/>
    <style:style style:name="ce179C7" style:family="table-cell" style:parent-style-name="ce179" style:data-style-name="N125"/>
    <style:style style:name="ce179P7" style:family="table-cell" style:parent-style-name="ce179" style:data-style-name="N126"/>
    <style:style style:name="ce179N7" style:family="table-cell" style:parent-style-name="ce179" style:data-style-name="N127"/>
    <style:style style:name="ce179C8" style:family="table-cell" style:parent-style-name="ce179" style:data-style-name="N128"/>
    <style:style style:name="ce179P8" style:family="table-cell" style:parent-style-name="ce179" style:data-style-name="N129"/>
    <style:style style:name="ce179N8" style:family="table-cell" style:parent-style-name="ce179" style:data-style-name="N130"/>
    <style:style style:name="ce180" style:family="table-cell">
      <style:table-cell-properties style:text-align-source="fix" style:repeat-content="false"/>
      <style:paragraph-properties fo:text-align="start"/>
      <style:text-properties fo:color="#800080" style:font-name="Tahoma" fo:font-size="10pt"/>
    </style:style>
    <style:style style:name="ce180DA" style:family="table-cell" style:parent-style-name="ce180" style:data-style-name="N36"/>
    <style:style style:name="ce180DH" style:family="table-cell" style:parent-style-name="ce180" style:data-style-name="N51"/>
    <style:style style:name="ce180DE" style:family="table-cell" style:parent-style-name="ce180" style:data-style-name="N76"/>
    <style:style style:name="ce180C0" style:family="table-cell" style:parent-style-name="ce180" style:data-style-name="N103"/>
    <style:style style:name="ce180P0" style:family="table-cell" style:parent-style-name="ce180" style:data-style-name="N10"/>
    <style:style style:name="ce180N0" style:family="table-cell" style:parent-style-name="ce180" style:data-style-name="N113"/>
    <style:style style:name="ce180C1" style:family="table-cell" style:parent-style-name="ce180" style:data-style-name="N110"/>
    <style:style style:name="ce180P1" style:family="table-cell" style:parent-style-name="ce180" style:data-style-name="N111"/>
    <style:style style:name="ce180N1" style:family="table-cell" style:parent-style-name="ce180" style:data-style-name="N112"/>
    <style:style style:name="ce180C2" style:family="table-cell" style:parent-style-name="ce180" style:data-style-name="N104"/>
    <style:style style:name="ce180P2" style:family="table-cell" style:parent-style-name="ce180" style:data-style-name="N11"/>
    <style:style style:name="ce180N2" style:family="table-cell" style:parent-style-name="ce180" style:data-style-name="N109"/>
    <style:style style:name="ce180C3" style:family="table-cell" style:parent-style-name="ce180" style:data-style-name="N114"/>
    <style:style style:name="ce180P3" style:family="table-cell" style:parent-style-name="ce180" style:data-style-name="N107"/>
    <style:style style:name="ce180N3" style:family="table-cell" style:parent-style-name="ce180" style:data-style-name="N115"/>
    <style:style style:name="ce180C4" style:family="table-cell" style:parent-style-name="ce180" style:data-style-name="N116"/>
    <style:style style:name="ce180P4" style:family="table-cell" style:parent-style-name="ce180" style:data-style-name="N118"/>
    <style:style style:name="ce180N4" style:family="table-cell" style:parent-style-name="ce180" style:data-style-name="N117"/>
    <style:style style:name="ce180C5" style:family="table-cell" style:parent-style-name="ce180" style:data-style-name="N119"/>
    <style:style style:name="ce180P5" style:family="table-cell" style:parent-style-name="ce180" style:data-style-name="N120"/>
    <style:style style:name="ce180N5" style:family="table-cell" style:parent-style-name="ce180" style:data-style-name="N121"/>
    <style:style style:name="ce180C6" style:family="table-cell" style:parent-style-name="ce180" style:data-style-name="N122"/>
    <style:style style:name="ce180P6" style:family="table-cell" style:parent-style-name="ce180" style:data-style-name="N123"/>
    <style:style style:name="ce180N6" style:family="table-cell" style:parent-style-name="ce180" style:data-style-name="N124"/>
    <style:style style:name="ce180C7" style:family="table-cell" style:parent-style-name="ce180" style:data-style-name="N125"/>
    <style:style style:name="ce180P7" style:family="table-cell" style:parent-style-name="ce180" style:data-style-name="N126"/>
    <style:style style:name="ce180N7" style:family="table-cell" style:parent-style-name="ce180" style:data-style-name="N127"/>
    <style:style style:name="ce180C8" style:family="table-cell" style:parent-style-name="ce180" style:data-style-name="N128"/>
    <style:style style:name="ce180P8" style:family="table-cell" style:parent-style-name="ce180" style:data-style-name="N129"/>
    <style:style style:name="ce180N8" style:family="table-cell" style:parent-style-name="ce180" style:data-style-name="N130"/>
    <style:style style:name="ce181" style:family="table-cell">
      <style:table-cell-properties style:text-align-source="fix" style:repeat-content="false"/>
      <style:paragraph-properties fo:text-align="end"/>
      <style:text-properties fo:color="#800080" style:font-name="Tahoma" fo:font-size="10pt"/>
    </style:style>
    <style:style style:name="ce181DA" style:family="table-cell" style:parent-style-name="ce181" style:data-style-name="N36"/>
    <style:style style:name="ce181DH" style:family="table-cell" style:parent-style-name="ce181" style:data-style-name="N51"/>
    <style:style style:name="ce181DE" style:family="table-cell" style:parent-style-name="ce181" style:data-style-name="N76"/>
    <style:style style:name="ce181C0" style:family="table-cell" style:parent-style-name="ce181" style:data-style-name="N103"/>
    <style:style style:name="ce181P0" style:family="table-cell" style:parent-style-name="ce181" style:data-style-name="N10"/>
    <style:style style:name="ce181N0" style:family="table-cell" style:parent-style-name="ce181" style:data-style-name="N113"/>
    <style:style style:name="ce181C1" style:family="table-cell" style:parent-style-name="ce181" style:data-style-name="N110"/>
    <style:style style:name="ce181P1" style:family="table-cell" style:parent-style-name="ce181" style:data-style-name="N111"/>
    <style:style style:name="ce181N1" style:family="table-cell" style:parent-style-name="ce181" style:data-style-name="N112"/>
    <style:style style:name="ce181C2" style:family="table-cell" style:parent-style-name="ce181" style:data-style-name="N104"/>
    <style:style style:name="ce181P2" style:family="table-cell" style:parent-style-name="ce181" style:data-style-name="N11"/>
    <style:style style:name="ce181N2" style:family="table-cell" style:parent-style-name="ce181" style:data-style-name="N109"/>
    <style:style style:name="ce181C3" style:family="table-cell" style:parent-style-name="ce181" style:data-style-name="N114"/>
    <style:style style:name="ce181P3" style:family="table-cell" style:parent-style-name="ce181" style:data-style-name="N107"/>
    <style:style style:name="ce181N3" style:family="table-cell" style:parent-style-name="ce181" style:data-style-name="N115"/>
    <style:style style:name="ce181C4" style:family="table-cell" style:parent-style-name="ce181" style:data-style-name="N116"/>
    <style:style style:name="ce181P4" style:family="table-cell" style:parent-style-name="ce181" style:data-style-name="N118"/>
    <style:style style:name="ce181N4" style:family="table-cell" style:parent-style-name="ce181" style:data-style-name="N117"/>
    <style:style style:name="ce181C5" style:family="table-cell" style:parent-style-name="ce181" style:data-style-name="N119"/>
    <style:style style:name="ce181P5" style:family="table-cell" style:parent-style-name="ce181" style:data-style-name="N120"/>
    <style:style style:name="ce181N5" style:family="table-cell" style:parent-style-name="ce181" style:data-style-name="N121"/>
    <style:style style:name="ce181C6" style:family="table-cell" style:parent-style-name="ce181" style:data-style-name="N122"/>
    <style:style style:name="ce181P6" style:family="table-cell" style:parent-style-name="ce181" style:data-style-name="N123"/>
    <style:style style:name="ce181N6" style:family="table-cell" style:parent-style-name="ce181" style:data-style-name="N124"/>
    <style:style style:name="ce181C7" style:family="table-cell" style:parent-style-name="ce181" style:data-style-name="N125"/>
    <style:style style:name="ce181P7" style:family="table-cell" style:parent-style-name="ce181" style:data-style-name="N126"/>
    <style:style style:name="ce181N7" style:family="table-cell" style:parent-style-name="ce181" style:data-style-name="N127"/>
    <style:style style:name="ce181C8" style:family="table-cell" style:parent-style-name="ce181" style:data-style-name="N128"/>
    <style:style style:name="ce181P8" style:family="table-cell" style:parent-style-name="ce181" style:data-style-name="N129"/>
    <style:style style:name="ce181N8" style:family="table-cell" style:parent-style-name="ce181" style:data-style-name="N130"/>
    <style:style style:name="ce182" style:family="table-cell">
      <style:table-cell-properties style:text-align-source="fix" style:repeat-content="false"/>
      <style:paragraph-properties fo:text-align="center"/>
      <style:text-properties fo:color="#800080" style:font-name="Tahoma" fo:font-size="10pt"/>
    </style:style>
    <style:style style:name="ce182DA" style:family="table-cell" style:parent-style-name="ce182" style:data-style-name="N36"/>
    <style:style style:name="ce182DH" style:family="table-cell" style:parent-style-name="ce182" style:data-style-name="N51"/>
    <style:style style:name="ce182DE" style:family="table-cell" style:parent-style-name="ce182" style:data-style-name="N76"/>
    <style:style style:name="ce182C0" style:family="table-cell" style:parent-style-name="ce182" style:data-style-name="N103"/>
    <style:style style:name="ce182P0" style:family="table-cell" style:parent-style-name="ce182" style:data-style-name="N10"/>
    <style:style style:name="ce182N0" style:family="table-cell" style:parent-style-name="ce182" style:data-style-name="N113"/>
    <style:style style:name="ce182C1" style:family="table-cell" style:parent-style-name="ce182" style:data-style-name="N110"/>
    <style:style style:name="ce182P1" style:family="table-cell" style:parent-style-name="ce182" style:data-style-name="N111"/>
    <style:style style:name="ce182N1" style:family="table-cell" style:parent-style-name="ce182" style:data-style-name="N112"/>
    <style:style style:name="ce182C2" style:family="table-cell" style:parent-style-name="ce182" style:data-style-name="N104"/>
    <style:style style:name="ce182P2" style:family="table-cell" style:parent-style-name="ce182" style:data-style-name="N11"/>
    <style:style style:name="ce182N2" style:family="table-cell" style:parent-style-name="ce182" style:data-style-name="N109"/>
    <style:style style:name="ce182C3" style:family="table-cell" style:parent-style-name="ce182" style:data-style-name="N114"/>
    <style:style style:name="ce182P3" style:family="table-cell" style:parent-style-name="ce182" style:data-style-name="N107"/>
    <style:style style:name="ce182N3" style:family="table-cell" style:parent-style-name="ce182" style:data-style-name="N115"/>
    <style:style style:name="ce182C4" style:family="table-cell" style:parent-style-name="ce182" style:data-style-name="N116"/>
    <style:style style:name="ce182P4" style:family="table-cell" style:parent-style-name="ce182" style:data-style-name="N118"/>
    <style:style style:name="ce182N4" style:family="table-cell" style:parent-style-name="ce182" style:data-style-name="N117"/>
    <style:style style:name="ce182C5" style:family="table-cell" style:parent-style-name="ce182" style:data-style-name="N119"/>
    <style:style style:name="ce182P5" style:family="table-cell" style:parent-style-name="ce182" style:data-style-name="N120"/>
    <style:style style:name="ce182N5" style:family="table-cell" style:parent-style-name="ce182" style:data-style-name="N121"/>
    <style:style style:name="ce182C6" style:family="table-cell" style:parent-style-name="ce182" style:data-style-name="N122"/>
    <style:style style:name="ce182P6" style:family="table-cell" style:parent-style-name="ce182" style:data-style-name="N123"/>
    <style:style style:name="ce182N6" style:family="table-cell" style:parent-style-name="ce182" style:data-style-name="N124"/>
    <style:style style:name="ce182C7" style:family="table-cell" style:parent-style-name="ce182" style:data-style-name="N125"/>
    <style:style style:name="ce182P7" style:family="table-cell" style:parent-style-name="ce182" style:data-style-name="N126"/>
    <style:style style:name="ce182N7" style:family="table-cell" style:parent-style-name="ce182" style:data-style-name="N127"/>
    <style:style style:name="ce182C8" style:family="table-cell" style:parent-style-name="ce182" style:data-style-name="N128"/>
    <style:style style:name="ce182P8" style:family="table-cell" style:parent-style-name="ce182" style:data-style-name="N129"/>
    <style:style style:name="ce182N8" style:family="table-cell" style:parent-style-name="ce182" style:data-style-name="N130"/>
    <style:style style:name="ce183" style:family="table-cell">
      <style:table-cell-properties style:text-align-source="fix" style:repeat-content="false"/>
      <style:paragraph-properties fo:text-align="start"/>
      <style:text-properties fo:color="#800080" style:font-name="Tahoma" fo:font-size="10pt" fo:font-weight="bold"/>
    </style:style>
    <style:style style:name="ce183DA" style:family="table-cell" style:parent-style-name="ce183" style:data-style-name="N36"/>
    <style:style style:name="ce183DH" style:family="table-cell" style:parent-style-name="ce183" style:data-style-name="N51"/>
    <style:style style:name="ce183DE" style:family="table-cell" style:parent-style-name="ce183" style:data-style-name="N76"/>
    <style:style style:name="ce183C0" style:family="table-cell" style:parent-style-name="ce183" style:data-style-name="N103"/>
    <style:style style:name="ce183P0" style:family="table-cell" style:parent-style-name="ce183" style:data-style-name="N10"/>
    <style:style style:name="ce183N0" style:family="table-cell" style:parent-style-name="ce183" style:data-style-name="N113"/>
    <style:style style:name="ce183C1" style:family="table-cell" style:parent-style-name="ce183" style:data-style-name="N110"/>
    <style:style style:name="ce183P1" style:family="table-cell" style:parent-style-name="ce183" style:data-style-name="N111"/>
    <style:style style:name="ce183N1" style:family="table-cell" style:parent-style-name="ce183" style:data-style-name="N112"/>
    <style:style style:name="ce183C2" style:family="table-cell" style:parent-style-name="ce183" style:data-style-name="N104"/>
    <style:style style:name="ce183P2" style:family="table-cell" style:parent-style-name="ce183" style:data-style-name="N11"/>
    <style:style style:name="ce183N2" style:family="table-cell" style:parent-style-name="ce183" style:data-style-name="N109"/>
    <style:style style:name="ce183C3" style:family="table-cell" style:parent-style-name="ce183" style:data-style-name="N114"/>
    <style:style style:name="ce183P3" style:family="table-cell" style:parent-style-name="ce183" style:data-style-name="N107"/>
    <style:style style:name="ce183N3" style:family="table-cell" style:parent-style-name="ce183" style:data-style-name="N115"/>
    <style:style style:name="ce183C4" style:family="table-cell" style:parent-style-name="ce183" style:data-style-name="N116"/>
    <style:style style:name="ce183P4" style:family="table-cell" style:parent-style-name="ce183" style:data-style-name="N118"/>
    <style:style style:name="ce183N4" style:family="table-cell" style:parent-style-name="ce183" style:data-style-name="N117"/>
    <style:style style:name="ce183C5" style:family="table-cell" style:parent-style-name="ce183" style:data-style-name="N119"/>
    <style:style style:name="ce183P5" style:family="table-cell" style:parent-style-name="ce183" style:data-style-name="N120"/>
    <style:style style:name="ce183N5" style:family="table-cell" style:parent-style-name="ce183" style:data-style-name="N121"/>
    <style:style style:name="ce183C6" style:family="table-cell" style:parent-style-name="ce183" style:data-style-name="N122"/>
    <style:style style:name="ce183P6" style:family="table-cell" style:parent-style-name="ce183" style:data-style-name="N123"/>
    <style:style style:name="ce183N6" style:family="table-cell" style:parent-style-name="ce183" style:data-style-name="N124"/>
    <style:style style:name="ce183C7" style:family="table-cell" style:parent-style-name="ce183" style:data-style-name="N125"/>
    <style:style style:name="ce183P7" style:family="table-cell" style:parent-style-name="ce183" style:data-style-name="N126"/>
    <style:style style:name="ce183N7" style:family="table-cell" style:parent-style-name="ce183" style:data-style-name="N127"/>
    <style:style style:name="ce183C8" style:family="table-cell" style:parent-style-name="ce183" style:data-style-name="N128"/>
    <style:style style:name="ce183P8" style:family="table-cell" style:parent-style-name="ce183" style:data-style-name="N129"/>
    <style:style style:name="ce183N8" style:family="table-cell" style:parent-style-name="ce183" style:data-style-name="N130"/>
    <style:style style:name="ce184" style:family="table-cell">
      <style:table-cell-properties style:text-align-source="fix" style:repeat-content="false"/>
      <style:paragraph-properties fo:text-align="end"/>
      <style:text-properties fo:color="#800080" style:font-name="Tahoma" fo:font-size="10pt" fo:font-weight="bold"/>
    </style:style>
    <style:style style:name="ce184DA" style:family="table-cell" style:parent-style-name="ce184" style:data-style-name="N36"/>
    <style:style style:name="ce184DH" style:family="table-cell" style:parent-style-name="ce184" style:data-style-name="N51"/>
    <style:style style:name="ce184DE" style:family="table-cell" style:parent-style-name="ce184" style:data-style-name="N76"/>
    <style:style style:name="ce184C0" style:family="table-cell" style:parent-style-name="ce184" style:data-style-name="N103"/>
    <style:style style:name="ce184P0" style:family="table-cell" style:parent-style-name="ce184" style:data-style-name="N10"/>
    <style:style style:name="ce184N0" style:family="table-cell" style:parent-style-name="ce184" style:data-style-name="N113"/>
    <style:style style:name="ce184C1" style:family="table-cell" style:parent-style-name="ce184" style:data-style-name="N110"/>
    <style:style style:name="ce184P1" style:family="table-cell" style:parent-style-name="ce184" style:data-style-name="N111"/>
    <style:style style:name="ce184N1" style:family="table-cell" style:parent-style-name="ce184" style:data-style-name="N112"/>
    <style:style style:name="ce184C2" style:family="table-cell" style:parent-style-name="ce184" style:data-style-name="N104"/>
    <style:style style:name="ce184P2" style:family="table-cell" style:parent-style-name="ce184" style:data-style-name="N11"/>
    <style:style style:name="ce184N2" style:family="table-cell" style:parent-style-name="ce184" style:data-style-name="N109"/>
    <style:style style:name="ce184C3" style:family="table-cell" style:parent-style-name="ce184" style:data-style-name="N114"/>
    <style:style style:name="ce184P3" style:family="table-cell" style:parent-style-name="ce184" style:data-style-name="N107"/>
    <style:style style:name="ce184N3" style:family="table-cell" style:parent-style-name="ce184" style:data-style-name="N115"/>
    <style:style style:name="ce184C4" style:family="table-cell" style:parent-style-name="ce184" style:data-style-name="N116"/>
    <style:style style:name="ce184P4" style:family="table-cell" style:parent-style-name="ce184" style:data-style-name="N118"/>
    <style:style style:name="ce184N4" style:family="table-cell" style:parent-style-name="ce184" style:data-style-name="N117"/>
    <style:style style:name="ce184C5" style:family="table-cell" style:parent-style-name="ce184" style:data-style-name="N119"/>
    <style:style style:name="ce184P5" style:family="table-cell" style:parent-style-name="ce184" style:data-style-name="N120"/>
    <style:style style:name="ce184N5" style:family="table-cell" style:parent-style-name="ce184" style:data-style-name="N121"/>
    <style:style style:name="ce184C6" style:family="table-cell" style:parent-style-name="ce184" style:data-style-name="N122"/>
    <style:style style:name="ce184P6" style:family="table-cell" style:parent-style-name="ce184" style:data-style-name="N123"/>
    <style:style style:name="ce184N6" style:family="table-cell" style:parent-style-name="ce184" style:data-style-name="N124"/>
    <style:style style:name="ce184C7" style:family="table-cell" style:parent-style-name="ce184" style:data-style-name="N125"/>
    <style:style style:name="ce184P7" style:family="table-cell" style:parent-style-name="ce184" style:data-style-name="N126"/>
    <style:style style:name="ce184N7" style:family="table-cell" style:parent-style-name="ce184" style:data-style-name="N127"/>
    <style:style style:name="ce184C8" style:family="table-cell" style:parent-style-name="ce184" style:data-style-name="N128"/>
    <style:style style:name="ce184P8" style:family="table-cell" style:parent-style-name="ce184" style:data-style-name="N129"/>
    <style:style style:name="ce184N8" style:family="table-cell" style:parent-style-name="ce184" style:data-style-name="N130"/>
    <style:style style:name="ce185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185DA" style:family="table-cell" style:parent-style-name="ce185" style:data-style-name="N36"/>
    <style:style style:name="ce185DH" style:family="table-cell" style:parent-style-name="ce185" style:data-style-name="N51"/>
    <style:style style:name="ce185DE" style:family="table-cell" style:parent-style-name="ce185" style:data-style-name="N76"/>
    <style:style style:name="ce185C0" style:family="table-cell" style:parent-style-name="ce185" style:data-style-name="N103"/>
    <style:style style:name="ce185P0" style:family="table-cell" style:parent-style-name="ce185" style:data-style-name="N10"/>
    <style:style style:name="ce185N0" style:family="table-cell" style:parent-style-name="ce185" style:data-style-name="N113"/>
    <style:style style:name="ce185C1" style:family="table-cell" style:parent-style-name="ce185" style:data-style-name="N110"/>
    <style:style style:name="ce185P1" style:family="table-cell" style:parent-style-name="ce185" style:data-style-name="N111"/>
    <style:style style:name="ce185N1" style:family="table-cell" style:parent-style-name="ce185" style:data-style-name="N112"/>
    <style:style style:name="ce185C2" style:family="table-cell" style:parent-style-name="ce185" style:data-style-name="N104"/>
    <style:style style:name="ce185P2" style:family="table-cell" style:parent-style-name="ce185" style:data-style-name="N11"/>
    <style:style style:name="ce185N2" style:family="table-cell" style:parent-style-name="ce185" style:data-style-name="N109"/>
    <style:style style:name="ce185C3" style:family="table-cell" style:parent-style-name="ce185" style:data-style-name="N114"/>
    <style:style style:name="ce185P3" style:family="table-cell" style:parent-style-name="ce185" style:data-style-name="N107"/>
    <style:style style:name="ce185N3" style:family="table-cell" style:parent-style-name="ce185" style:data-style-name="N115"/>
    <style:style style:name="ce185C4" style:family="table-cell" style:parent-style-name="ce185" style:data-style-name="N116"/>
    <style:style style:name="ce185P4" style:family="table-cell" style:parent-style-name="ce185" style:data-style-name="N118"/>
    <style:style style:name="ce185N4" style:family="table-cell" style:parent-style-name="ce185" style:data-style-name="N117"/>
    <style:style style:name="ce185C5" style:family="table-cell" style:parent-style-name="ce185" style:data-style-name="N119"/>
    <style:style style:name="ce185P5" style:family="table-cell" style:parent-style-name="ce185" style:data-style-name="N120"/>
    <style:style style:name="ce185N5" style:family="table-cell" style:parent-style-name="ce185" style:data-style-name="N121"/>
    <style:style style:name="ce185C6" style:family="table-cell" style:parent-style-name="ce185" style:data-style-name="N122"/>
    <style:style style:name="ce185P6" style:family="table-cell" style:parent-style-name="ce185" style:data-style-name="N123"/>
    <style:style style:name="ce185N6" style:family="table-cell" style:parent-style-name="ce185" style:data-style-name="N124"/>
    <style:style style:name="ce185C7" style:family="table-cell" style:parent-style-name="ce185" style:data-style-name="N125"/>
    <style:style style:name="ce185P7" style:family="table-cell" style:parent-style-name="ce185" style:data-style-name="N126"/>
    <style:style style:name="ce185N7" style:family="table-cell" style:parent-style-name="ce185" style:data-style-name="N127"/>
    <style:style style:name="ce185C8" style:family="table-cell" style:parent-style-name="ce185" style:data-style-name="N128"/>
    <style:style style:name="ce185P8" style:family="table-cell" style:parent-style-name="ce185" style:data-style-name="N129"/>
    <style:style style:name="ce185N8" style:family="table-cell" style:parent-style-name="ce185" style:data-style-name="N130"/>
    <style:style style:name="ce186" style:family="table-cell">
      <style:table-cell-properties style:text-align-source="fix" style:repeat-content="false"/>
      <style:paragraph-properties fo:text-align="start"/>
      <style:text-properties style:font-name="Tahoma" fo:font-size="12pt" fo:font-weight="bold"/>
    </style:style>
    <style:style style:name="ce186DA" style:family="table-cell" style:parent-style-name="ce186" style:data-style-name="N36"/>
    <style:style style:name="ce186DH" style:family="table-cell" style:parent-style-name="ce186" style:data-style-name="N51"/>
    <style:style style:name="ce186DE" style:family="table-cell" style:parent-style-name="ce186" style:data-style-name="N76"/>
    <style:style style:name="ce186C0" style:family="table-cell" style:parent-style-name="ce186" style:data-style-name="N103"/>
    <style:style style:name="ce186P0" style:family="table-cell" style:parent-style-name="ce186" style:data-style-name="N10"/>
    <style:style style:name="ce186N0" style:family="table-cell" style:parent-style-name="ce186" style:data-style-name="N113"/>
    <style:style style:name="ce186C1" style:family="table-cell" style:parent-style-name="ce186" style:data-style-name="N110"/>
    <style:style style:name="ce186P1" style:family="table-cell" style:parent-style-name="ce186" style:data-style-name="N111"/>
    <style:style style:name="ce186N1" style:family="table-cell" style:parent-style-name="ce186" style:data-style-name="N112"/>
    <style:style style:name="ce186C2" style:family="table-cell" style:parent-style-name="ce186" style:data-style-name="N104"/>
    <style:style style:name="ce186P2" style:family="table-cell" style:parent-style-name="ce186" style:data-style-name="N11"/>
    <style:style style:name="ce186N2" style:family="table-cell" style:parent-style-name="ce186" style:data-style-name="N109"/>
    <style:style style:name="ce186C3" style:family="table-cell" style:parent-style-name="ce186" style:data-style-name="N114"/>
    <style:style style:name="ce186P3" style:family="table-cell" style:parent-style-name="ce186" style:data-style-name="N107"/>
    <style:style style:name="ce186N3" style:family="table-cell" style:parent-style-name="ce186" style:data-style-name="N115"/>
    <style:style style:name="ce186C4" style:family="table-cell" style:parent-style-name="ce186" style:data-style-name="N116"/>
    <style:style style:name="ce186P4" style:family="table-cell" style:parent-style-name="ce186" style:data-style-name="N118"/>
    <style:style style:name="ce186N4" style:family="table-cell" style:parent-style-name="ce186" style:data-style-name="N117"/>
    <style:style style:name="ce186C5" style:family="table-cell" style:parent-style-name="ce186" style:data-style-name="N119"/>
    <style:style style:name="ce186P5" style:family="table-cell" style:parent-style-name="ce186" style:data-style-name="N120"/>
    <style:style style:name="ce186N5" style:family="table-cell" style:parent-style-name="ce186" style:data-style-name="N121"/>
    <style:style style:name="ce186C6" style:family="table-cell" style:parent-style-name="ce186" style:data-style-name="N122"/>
    <style:style style:name="ce186P6" style:family="table-cell" style:parent-style-name="ce186" style:data-style-name="N123"/>
    <style:style style:name="ce186N6" style:family="table-cell" style:parent-style-name="ce186" style:data-style-name="N124"/>
    <style:style style:name="ce186C7" style:family="table-cell" style:parent-style-name="ce186" style:data-style-name="N125"/>
    <style:style style:name="ce186P7" style:family="table-cell" style:parent-style-name="ce186" style:data-style-name="N126"/>
    <style:style style:name="ce186N7" style:family="table-cell" style:parent-style-name="ce186" style:data-style-name="N127"/>
    <style:style style:name="ce186C8" style:family="table-cell" style:parent-style-name="ce186" style:data-style-name="N128"/>
    <style:style style:name="ce186P8" style:family="table-cell" style:parent-style-name="ce186" style:data-style-name="N129"/>
    <style:style style:name="ce186N8" style:family="table-cell" style:parent-style-name="ce186" style:data-style-name="N130"/>
    <style:style style:name="ce187" style:family="table-cell">
      <style:table-cell-properties style:text-align-source="fix" style:repeat-content="false" fo:background-color="#e9fde9"/>
      <style:paragraph-properties fo:text-align="end"/>
      <style:text-properties fo:color="#0c350e" style:font-name="Tahoma" fo:font-size="10pt" fo:font-weight="bold"/>
    </style:style>
    <style:style style:name="ce187DA" style:family="table-cell" style:parent-style-name="ce187" style:data-style-name="N36"/>
    <style:style style:name="ce187DH" style:family="table-cell" style:parent-style-name="ce187" style:data-style-name="N51"/>
    <style:style style:name="ce187DE" style:family="table-cell" style:parent-style-name="ce187" style:data-style-name="N76"/>
    <style:style style:name="ce187C0" style:family="table-cell" style:parent-style-name="ce187" style:data-style-name="N103"/>
    <style:style style:name="ce187P0" style:family="table-cell" style:parent-style-name="ce187" style:data-style-name="N10"/>
    <style:style style:name="ce187N0" style:family="table-cell" style:parent-style-name="ce187" style:data-style-name="N113"/>
    <style:style style:name="ce187C1" style:family="table-cell" style:parent-style-name="ce187" style:data-style-name="N110"/>
    <style:style style:name="ce187P1" style:family="table-cell" style:parent-style-name="ce187" style:data-style-name="N111"/>
    <style:style style:name="ce187N1" style:family="table-cell" style:parent-style-name="ce187" style:data-style-name="N112"/>
    <style:style style:name="ce187C2" style:family="table-cell" style:parent-style-name="ce187" style:data-style-name="N104"/>
    <style:style style:name="ce187P2" style:family="table-cell" style:parent-style-name="ce187" style:data-style-name="N11"/>
    <style:style style:name="ce187N2" style:family="table-cell" style:parent-style-name="ce187" style:data-style-name="N109"/>
    <style:style style:name="ce187C3" style:family="table-cell" style:parent-style-name="ce187" style:data-style-name="N114"/>
    <style:style style:name="ce187P3" style:family="table-cell" style:parent-style-name="ce187" style:data-style-name="N107"/>
    <style:style style:name="ce187N3" style:family="table-cell" style:parent-style-name="ce187" style:data-style-name="N115"/>
    <style:style style:name="ce187C4" style:family="table-cell" style:parent-style-name="ce187" style:data-style-name="N116"/>
    <style:style style:name="ce187P4" style:family="table-cell" style:parent-style-name="ce187" style:data-style-name="N118"/>
    <style:style style:name="ce187N4" style:family="table-cell" style:parent-style-name="ce187" style:data-style-name="N117"/>
    <style:style style:name="ce187C5" style:family="table-cell" style:parent-style-name="ce187" style:data-style-name="N119"/>
    <style:style style:name="ce187P5" style:family="table-cell" style:parent-style-name="ce187" style:data-style-name="N120"/>
    <style:style style:name="ce187N5" style:family="table-cell" style:parent-style-name="ce187" style:data-style-name="N121"/>
    <style:style style:name="ce187C6" style:family="table-cell" style:parent-style-name="ce187" style:data-style-name="N122"/>
    <style:style style:name="ce187P6" style:family="table-cell" style:parent-style-name="ce187" style:data-style-name="N123"/>
    <style:style style:name="ce187N6" style:family="table-cell" style:parent-style-name="ce187" style:data-style-name="N124"/>
    <style:style style:name="ce187C7" style:family="table-cell" style:parent-style-name="ce187" style:data-style-name="N125"/>
    <style:style style:name="ce187P7" style:family="table-cell" style:parent-style-name="ce187" style:data-style-name="N126"/>
    <style:style style:name="ce187N7" style:family="table-cell" style:parent-style-name="ce187" style:data-style-name="N127"/>
    <style:style style:name="ce187C8" style:family="table-cell" style:parent-style-name="ce187" style:data-style-name="N128"/>
    <style:style style:name="ce187P8" style:family="table-cell" style:parent-style-name="ce187" style:data-style-name="N129"/>
    <style:style style:name="ce187N8" style:family="table-cell" style:parent-style-name="ce187" style:data-style-name="N130"/>
    <style:style style:name="ce188" style:family="table-cell">
      <style:table-cell-properties style:text-align-source="fix" style:repeat-content="false" fo:background-color="#ebedff"/>
      <style:paragraph-properties fo:text-align="end"/>
      <style:text-properties fo:color="#0b1036" style:font-name="Tahoma" fo:font-size="10pt"/>
    </style:style>
    <style:style style:name="ce188DA" style:family="table-cell" style:parent-style-name="ce188" style:data-style-name="N36"/>
    <style:style style:name="ce188DH" style:family="table-cell" style:parent-style-name="ce188" style:data-style-name="N51"/>
    <style:style style:name="ce188DE" style:family="table-cell" style:parent-style-name="ce188" style:data-style-name="N76"/>
    <style:style style:name="ce188C0" style:family="table-cell" style:parent-style-name="ce188" style:data-style-name="N103"/>
    <style:style style:name="ce188P0" style:family="table-cell" style:parent-style-name="ce188" style:data-style-name="N10"/>
    <style:style style:name="ce188N0" style:family="table-cell" style:parent-style-name="ce188" style:data-style-name="N113"/>
    <style:style style:name="ce188C1" style:family="table-cell" style:parent-style-name="ce188" style:data-style-name="N110"/>
    <style:style style:name="ce188P1" style:family="table-cell" style:parent-style-name="ce188" style:data-style-name="N111"/>
    <style:style style:name="ce188N1" style:family="table-cell" style:parent-style-name="ce188" style:data-style-name="N112"/>
    <style:style style:name="ce188C2" style:family="table-cell" style:parent-style-name="ce188" style:data-style-name="N104"/>
    <style:style style:name="ce188P2" style:family="table-cell" style:parent-style-name="ce188" style:data-style-name="N11"/>
    <style:style style:name="ce188N2" style:family="table-cell" style:parent-style-name="ce188" style:data-style-name="N109"/>
    <style:style style:name="ce188C3" style:family="table-cell" style:parent-style-name="ce188" style:data-style-name="N114"/>
    <style:style style:name="ce188P3" style:family="table-cell" style:parent-style-name="ce188" style:data-style-name="N107"/>
    <style:style style:name="ce188N3" style:family="table-cell" style:parent-style-name="ce188" style:data-style-name="N115"/>
    <style:style style:name="ce188C4" style:family="table-cell" style:parent-style-name="ce188" style:data-style-name="N116"/>
    <style:style style:name="ce188P4" style:family="table-cell" style:parent-style-name="ce188" style:data-style-name="N118"/>
    <style:style style:name="ce188N4" style:family="table-cell" style:parent-style-name="ce188" style:data-style-name="N117"/>
    <style:style style:name="ce188C5" style:family="table-cell" style:parent-style-name="ce188" style:data-style-name="N119"/>
    <style:style style:name="ce188P5" style:family="table-cell" style:parent-style-name="ce188" style:data-style-name="N120"/>
    <style:style style:name="ce188N5" style:family="table-cell" style:parent-style-name="ce188" style:data-style-name="N121"/>
    <style:style style:name="ce188C6" style:family="table-cell" style:parent-style-name="ce188" style:data-style-name="N122"/>
    <style:style style:name="ce188P6" style:family="table-cell" style:parent-style-name="ce188" style:data-style-name="N123"/>
    <style:style style:name="ce188N6" style:family="table-cell" style:parent-style-name="ce188" style:data-style-name="N124"/>
    <style:style style:name="ce188C7" style:family="table-cell" style:parent-style-name="ce188" style:data-style-name="N125"/>
    <style:style style:name="ce188P7" style:family="table-cell" style:parent-style-name="ce188" style:data-style-name="N126"/>
    <style:style style:name="ce188N7" style:family="table-cell" style:parent-style-name="ce188" style:data-style-name="N127"/>
    <style:style style:name="ce188C8" style:family="table-cell" style:parent-style-name="ce188" style:data-style-name="N128"/>
    <style:style style:name="ce188P8" style:family="table-cell" style:parent-style-name="ce188" style:data-style-name="N129"/>
    <style:style style:name="ce188N8" style:family="table-cell" style:parent-style-name="ce188" style:data-style-name="N130"/>
    <style:style style:name="ce189" style:family="table-cell">
      <style:table-cell-properties style:text-align-source="fix" style:repeat-content="false" fo:background-color="#fee6fe"/>
      <style:paragraph-properties fo:text-align="end"/>
      <style:text-properties fo:color="#270727" style:font-name="Tahoma" fo:font-size="10pt"/>
    </style:style>
    <style:style style:name="ce189DA" style:family="table-cell" style:parent-style-name="ce189" style:data-style-name="N36"/>
    <style:style style:name="ce189DH" style:family="table-cell" style:parent-style-name="ce189" style:data-style-name="N51"/>
    <style:style style:name="ce189DE" style:family="table-cell" style:parent-style-name="ce189" style:data-style-name="N76"/>
    <style:style style:name="ce189C0" style:family="table-cell" style:parent-style-name="ce189" style:data-style-name="N103"/>
    <style:style style:name="ce189P0" style:family="table-cell" style:parent-style-name="ce189" style:data-style-name="N10"/>
    <style:style style:name="ce189N0" style:family="table-cell" style:parent-style-name="ce189" style:data-style-name="N113"/>
    <style:style style:name="ce189C1" style:family="table-cell" style:parent-style-name="ce189" style:data-style-name="N110"/>
    <style:style style:name="ce189P1" style:family="table-cell" style:parent-style-name="ce189" style:data-style-name="N111"/>
    <style:style style:name="ce189N1" style:family="table-cell" style:parent-style-name="ce189" style:data-style-name="N112"/>
    <style:style style:name="ce189C2" style:family="table-cell" style:parent-style-name="ce189" style:data-style-name="N104"/>
    <style:style style:name="ce189P2" style:family="table-cell" style:parent-style-name="ce189" style:data-style-name="N11"/>
    <style:style style:name="ce189N2" style:family="table-cell" style:parent-style-name="ce189" style:data-style-name="N109"/>
    <style:style style:name="ce189C3" style:family="table-cell" style:parent-style-name="ce189" style:data-style-name="N114"/>
    <style:style style:name="ce189P3" style:family="table-cell" style:parent-style-name="ce189" style:data-style-name="N107"/>
    <style:style style:name="ce189N3" style:family="table-cell" style:parent-style-name="ce189" style:data-style-name="N115"/>
    <style:style style:name="ce189C4" style:family="table-cell" style:parent-style-name="ce189" style:data-style-name="N116"/>
    <style:style style:name="ce189P4" style:family="table-cell" style:parent-style-name="ce189" style:data-style-name="N118"/>
    <style:style style:name="ce189N4" style:family="table-cell" style:parent-style-name="ce189" style:data-style-name="N117"/>
    <style:style style:name="ce189C5" style:family="table-cell" style:parent-style-name="ce189" style:data-style-name="N119"/>
    <style:style style:name="ce189P5" style:family="table-cell" style:parent-style-name="ce189" style:data-style-name="N120"/>
    <style:style style:name="ce189N5" style:family="table-cell" style:parent-style-name="ce189" style:data-style-name="N121"/>
    <style:style style:name="ce189C6" style:family="table-cell" style:parent-style-name="ce189" style:data-style-name="N122"/>
    <style:style style:name="ce189P6" style:family="table-cell" style:parent-style-name="ce189" style:data-style-name="N123"/>
    <style:style style:name="ce189N6" style:family="table-cell" style:parent-style-name="ce189" style:data-style-name="N124"/>
    <style:style style:name="ce189C7" style:family="table-cell" style:parent-style-name="ce189" style:data-style-name="N125"/>
    <style:style style:name="ce189P7" style:family="table-cell" style:parent-style-name="ce189" style:data-style-name="N126"/>
    <style:style style:name="ce189N7" style:family="table-cell" style:parent-style-name="ce189" style:data-style-name="N127"/>
    <style:style style:name="ce189C8" style:family="table-cell" style:parent-style-name="ce189" style:data-style-name="N128"/>
    <style:style style:name="ce189P8" style:family="table-cell" style:parent-style-name="ce189" style:data-style-name="N129"/>
    <style:style style:name="ce189N8" style:family="table-cell" style:parent-style-name="ce189" style:data-style-name="N130"/>
    <style:style style:name="ce190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/>
    </style:style>
    <style:style style:name="ce190DA" style:family="table-cell" style:parent-style-name="ce190" style:data-style-name="N36"/>
    <style:style style:name="ce190DH" style:family="table-cell" style:parent-style-name="ce190" style:data-style-name="N51"/>
    <style:style style:name="ce190DE" style:family="table-cell" style:parent-style-name="ce190" style:data-style-name="N76"/>
    <style:style style:name="ce190C0" style:family="table-cell" style:parent-style-name="ce190" style:data-style-name="N103"/>
    <style:style style:name="ce190P0" style:family="table-cell" style:parent-style-name="ce190" style:data-style-name="N10"/>
    <style:style style:name="ce190N0" style:family="table-cell" style:parent-style-name="ce190" style:data-style-name="N113"/>
    <style:style style:name="ce190C1" style:family="table-cell" style:parent-style-name="ce190" style:data-style-name="N110"/>
    <style:style style:name="ce190P1" style:family="table-cell" style:parent-style-name="ce190" style:data-style-name="N111"/>
    <style:style style:name="ce190N1" style:family="table-cell" style:parent-style-name="ce190" style:data-style-name="N112"/>
    <style:style style:name="ce190C2" style:family="table-cell" style:parent-style-name="ce190" style:data-style-name="N104"/>
    <style:style style:name="ce190P2" style:family="table-cell" style:parent-style-name="ce190" style:data-style-name="N11"/>
    <style:style style:name="ce190N2" style:family="table-cell" style:parent-style-name="ce190" style:data-style-name="N109"/>
    <style:style style:name="ce190C3" style:family="table-cell" style:parent-style-name="ce190" style:data-style-name="N114"/>
    <style:style style:name="ce190P3" style:family="table-cell" style:parent-style-name="ce190" style:data-style-name="N107"/>
    <style:style style:name="ce190N3" style:family="table-cell" style:parent-style-name="ce190" style:data-style-name="N115"/>
    <style:style style:name="ce190C4" style:family="table-cell" style:parent-style-name="ce190" style:data-style-name="N116"/>
    <style:style style:name="ce190P4" style:family="table-cell" style:parent-style-name="ce190" style:data-style-name="N118"/>
    <style:style style:name="ce190N4" style:family="table-cell" style:parent-style-name="ce190" style:data-style-name="N117"/>
    <style:style style:name="ce190C5" style:family="table-cell" style:parent-style-name="ce190" style:data-style-name="N119"/>
    <style:style style:name="ce190P5" style:family="table-cell" style:parent-style-name="ce190" style:data-style-name="N120"/>
    <style:style style:name="ce190N5" style:family="table-cell" style:parent-style-name="ce190" style:data-style-name="N121"/>
    <style:style style:name="ce190C6" style:family="table-cell" style:parent-style-name="ce190" style:data-style-name="N122"/>
    <style:style style:name="ce190P6" style:family="table-cell" style:parent-style-name="ce190" style:data-style-name="N123"/>
    <style:style style:name="ce190N6" style:family="table-cell" style:parent-style-name="ce190" style:data-style-name="N124"/>
    <style:style style:name="ce190C7" style:family="table-cell" style:parent-style-name="ce190" style:data-style-name="N125"/>
    <style:style style:name="ce190P7" style:family="table-cell" style:parent-style-name="ce190" style:data-style-name="N126"/>
    <style:style style:name="ce190N7" style:family="table-cell" style:parent-style-name="ce190" style:data-style-name="N127"/>
    <style:style style:name="ce190C8" style:family="table-cell" style:parent-style-name="ce190" style:data-style-name="N128"/>
    <style:style style:name="ce190P8" style:family="table-cell" style:parent-style-name="ce190" style:data-style-name="N129"/>
    <style:style style:name="ce190N8" style:family="table-cell" style:parent-style-name="ce190" style:data-style-name="N130"/>
    <style:style style:name="ce191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/>
    </style:style>
    <style:style style:name="ce191DA" style:family="table-cell" style:parent-style-name="ce191" style:data-style-name="N36"/>
    <style:style style:name="ce191DH" style:family="table-cell" style:parent-style-name="ce191" style:data-style-name="N51"/>
    <style:style style:name="ce191DE" style:family="table-cell" style:parent-style-name="ce191" style:data-style-name="N76"/>
    <style:style style:name="ce191C0" style:family="table-cell" style:parent-style-name="ce191" style:data-style-name="N103"/>
    <style:style style:name="ce191P0" style:family="table-cell" style:parent-style-name="ce191" style:data-style-name="N10"/>
    <style:style style:name="ce191N0" style:family="table-cell" style:parent-style-name="ce191" style:data-style-name="N113"/>
    <style:style style:name="ce191C1" style:family="table-cell" style:parent-style-name="ce191" style:data-style-name="N110"/>
    <style:style style:name="ce191P1" style:family="table-cell" style:parent-style-name="ce191" style:data-style-name="N111"/>
    <style:style style:name="ce191N1" style:family="table-cell" style:parent-style-name="ce191" style:data-style-name="N112"/>
    <style:style style:name="ce191C2" style:family="table-cell" style:parent-style-name="ce191" style:data-style-name="N104"/>
    <style:style style:name="ce191P2" style:family="table-cell" style:parent-style-name="ce191" style:data-style-name="N11"/>
    <style:style style:name="ce191N2" style:family="table-cell" style:parent-style-name="ce191" style:data-style-name="N109"/>
    <style:style style:name="ce191C3" style:family="table-cell" style:parent-style-name="ce191" style:data-style-name="N114"/>
    <style:style style:name="ce191P3" style:family="table-cell" style:parent-style-name="ce191" style:data-style-name="N107"/>
    <style:style style:name="ce191N3" style:family="table-cell" style:parent-style-name="ce191" style:data-style-name="N115"/>
    <style:style style:name="ce191C4" style:family="table-cell" style:parent-style-name="ce191" style:data-style-name="N116"/>
    <style:style style:name="ce191P4" style:family="table-cell" style:parent-style-name="ce191" style:data-style-name="N118"/>
    <style:style style:name="ce191N4" style:family="table-cell" style:parent-style-name="ce191" style:data-style-name="N117"/>
    <style:style style:name="ce191C5" style:family="table-cell" style:parent-style-name="ce191" style:data-style-name="N119"/>
    <style:style style:name="ce191P5" style:family="table-cell" style:parent-style-name="ce191" style:data-style-name="N120"/>
    <style:style style:name="ce191N5" style:family="table-cell" style:parent-style-name="ce191" style:data-style-name="N121"/>
    <style:style style:name="ce191C6" style:family="table-cell" style:parent-style-name="ce191" style:data-style-name="N122"/>
    <style:style style:name="ce191P6" style:family="table-cell" style:parent-style-name="ce191" style:data-style-name="N123"/>
    <style:style style:name="ce191N6" style:family="table-cell" style:parent-style-name="ce191" style:data-style-name="N124"/>
    <style:style style:name="ce191C7" style:family="table-cell" style:parent-style-name="ce191" style:data-style-name="N125"/>
    <style:style style:name="ce191P7" style:family="table-cell" style:parent-style-name="ce191" style:data-style-name="N126"/>
    <style:style style:name="ce191N7" style:family="table-cell" style:parent-style-name="ce191" style:data-style-name="N127"/>
    <style:style style:name="ce191C8" style:family="table-cell" style:parent-style-name="ce191" style:data-style-name="N128"/>
    <style:style style:name="ce191P8" style:family="table-cell" style:parent-style-name="ce191" style:data-style-name="N129"/>
    <style:style style:name="ce191N8" style:family="table-cell" style:parent-style-name="ce191" style:data-style-name="N130"/>
    <style:style style:name="ce192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/>
    </style:style>
    <style:style style:name="ce192DA" style:family="table-cell" style:parent-style-name="ce192" style:data-style-name="N36"/>
    <style:style style:name="ce192DH" style:family="table-cell" style:parent-style-name="ce192" style:data-style-name="N51"/>
    <style:style style:name="ce192DE" style:family="table-cell" style:parent-style-name="ce192" style:data-style-name="N76"/>
    <style:style style:name="ce192C0" style:family="table-cell" style:parent-style-name="ce192" style:data-style-name="N103"/>
    <style:style style:name="ce192P0" style:family="table-cell" style:parent-style-name="ce192" style:data-style-name="N10"/>
    <style:style style:name="ce192N0" style:family="table-cell" style:parent-style-name="ce192" style:data-style-name="N113"/>
    <style:style style:name="ce192C1" style:family="table-cell" style:parent-style-name="ce192" style:data-style-name="N110"/>
    <style:style style:name="ce192P1" style:family="table-cell" style:parent-style-name="ce192" style:data-style-name="N111"/>
    <style:style style:name="ce192N1" style:family="table-cell" style:parent-style-name="ce192" style:data-style-name="N112"/>
    <style:style style:name="ce192C2" style:family="table-cell" style:parent-style-name="ce192" style:data-style-name="N104"/>
    <style:style style:name="ce192P2" style:family="table-cell" style:parent-style-name="ce192" style:data-style-name="N11"/>
    <style:style style:name="ce192N2" style:family="table-cell" style:parent-style-name="ce192" style:data-style-name="N109"/>
    <style:style style:name="ce192C3" style:family="table-cell" style:parent-style-name="ce192" style:data-style-name="N114"/>
    <style:style style:name="ce192P3" style:family="table-cell" style:parent-style-name="ce192" style:data-style-name="N107"/>
    <style:style style:name="ce192N3" style:family="table-cell" style:parent-style-name="ce192" style:data-style-name="N115"/>
    <style:style style:name="ce192C4" style:family="table-cell" style:parent-style-name="ce192" style:data-style-name="N116"/>
    <style:style style:name="ce192P4" style:family="table-cell" style:parent-style-name="ce192" style:data-style-name="N118"/>
    <style:style style:name="ce192N4" style:family="table-cell" style:parent-style-name="ce192" style:data-style-name="N117"/>
    <style:style style:name="ce192C5" style:family="table-cell" style:parent-style-name="ce192" style:data-style-name="N119"/>
    <style:style style:name="ce192P5" style:family="table-cell" style:parent-style-name="ce192" style:data-style-name="N120"/>
    <style:style style:name="ce192N5" style:family="table-cell" style:parent-style-name="ce192" style:data-style-name="N121"/>
    <style:style style:name="ce192C6" style:family="table-cell" style:parent-style-name="ce192" style:data-style-name="N122"/>
    <style:style style:name="ce192P6" style:family="table-cell" style:parent-style-name="ce192" style:data-style-name="N123"/>
    <style:style style:name="ce192N6" style:family="table-cell" style:parent-style-name="ce192" style:data-style-name="N124"/>
    <style:style style:name="ce192C7" style:family="table-cell" style:parent-style-name="ce192" style:data-style-name="N125"/>
    <style:style style:name="ce192P7" style:family="table-cell" style:parent-style-name="ce192" style:data-style-name="N126"/>
    <style:style style:name="ce192N7" style:family="table-cell" style:parent-style-name="ce192" style:data-style-name="N127"/>
    <style:style style:name="ce192C8" style:family="table-cell" style:parent-style-name="ce192" style:data-style-name="N128"/>
    <style:style style:name="ce192P8" style:family="table-cell" style:parent-style-name="ce192" style:data-style-name="N129"/>
    <style:style style:name="ce192N8" style:family="table-cell" style:parent-style-name="ce192" style:data-style-name="N130"/>
    <style:style style:name="ce193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 fo:font-weight="bold"/>
    </style:style>
    <style:style style:name="ce193DA" style:family="table-cell" style:parent-style-name="ce193" style:data-style-name="N36"/>
    <style:style style:name="ce193DH" style:family="table-cell" style:parent-style-name="ce193" style:data-style-name="N51"/>
    <style:style style:name="ce193DE" style:family="table-cell" style:parent-style-name="ce193" style:data-style-name="N76"/>
    <style:style style:name="ce193C0" style:family="table-cell" style:parent-style-name="ce193" style:data-style-name="N103"/>
    <style:style style:name="ce193P0" style:family="table-cell" style:parent-style-name="ce193" style:data-style-name="N10"/>
    <style:style style:name="ce193N0" style:family="table-cell" style:parent-style-name="ce193" style:data-style-name="N113"/>
    <style:style style:name="ce193C1" style:family="table-cell" style:parent-style-name="ce193" style:data-style-name="N110"/>
    <style:style style:name="ce193P1" style:family="table-cell" style:parent-style-name="ce193" style:data-style-name="N111"/>
    <style:style style:name="ce193N1" style:family="table-cell" style:parent-style-name="ce193" style:data-style-name="N112"/>
    <style:style style:name="ce193C2" style:family="table-cell" style:parent-style-name="ce193" style:data-style-name="N104"/>
    <style:style style:name="ce193P2" style:family="table-cell" style:parent-style-name="ce193" style:data-style-name="N11"/>
    <style:style style:name="ce193N2" style:family="table-cell" style:parent-style-name="ce193" style:data-style-name="N109"/>
    <style:style style:name="ce193C3" style:family="table-cell" style:parent-style-name="ce193" style:data-style-name="N114"/>
    <style:style style:name="ce193P3" style:family="table-cell" style:parent-style-name="ce193" style:data-style-name="N107"/>
    <style:style style:name="ce193N3" style:family="table-cell" style:parent-style-name="ce193" style:data-style-name="N115"/>
    <style:style style:name="ce193C4" style:family="table-cell" style:parent-style-name="ce193" style:data-style-name="N116"/>
    <style:style style:name="ce193P4" style:family="table-cell" style:parent-style-name="ce193" style:data-style-name="N118"/>
    <style:style style:name="ce193N4" style:family="table-cell" style:parent-style-name="ce193" style:data-style-name="N117"/>
    <style:style style:name="ce193C5" style:family="table-cell" style:parent-style-name="ce193" style:data-style-name="N119"/>
    <style:style style:name="ce193P5" style:family="table-cell" style:parent-style-name="ce193" style:data-style-name="N120"/>
    <style:style style:name="ce193N5" style:family="table-cell" style:parent-style-name="ce193" style:data-style-name="N121"/>
    <style:style style:name="ce193C6" style:family="table-cell" style:parent-style-name="ce193" style:data-style-name="N122"/>
    <style:style style:name="ce193P6" style:family="table-cell" style:parent-style-name="ce193" style:data-style-name="N123"/>
    <style:style style:name="ce193N6" style:family="table-cell" style:parent-style-name="ce193" style:data-style-name="N124"/>
    <style:style style:name="ce193C7" style:family="table-cell" style:parent-style-name="ce193" style:data-style-name="N125"/>
    <style:style style:name="ce193P7" style:family="table-cell" style:parent-style-name="ce193" style:data-style-name="N126"/>
    <style:style style:name="ce193N7" style:family="table-cell" style:parent-style-name="ce193" style:data-style-name="N127"/>
    <style:style style:name="ce193C8" style:family="table-cell" style:parent-style-name="ce193" style:data-style-name="N128"/>
    <style:style style:name="ce193P8" style:family="table-cell" style:parent-style-name="ce193" style:data-style-name="N129"/>
    <style:style style:name="ce193N8" style:family="table-cell" style:parent-style-name="ce193" style:data-style-name="N130"/>
    <style:style style:name="ce194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 fo:font-weight="bold"/>
    </style:style>
    <style:style style:name="ce194DA" style:family="table-cell" style:parent-style-name="ce194" style:data-style-name="N36"/>
    <style:style style:name="ce194DH" style:family="table-cell" style:parent-style-name="ce194" style:data-style-name="N51"/>
    <style:style style:name="ce194DE" style:family="table-cell" style:parent-style-name="ce194" style:data-style-name="N76"/>
    <style:style style:name="ce194C0" style:family="table-cell" style:parent-style-name="ce194" style:data-style-name="N103"/>
    <style:style style:name="ce194P0" style:family="table-cell" style:parent-style-name="ce194" style:data-style-name="N10"/>
    <style:style style:name="ce194N0" style:family="table-cell" style:parent-style-name="ce194" style:data-style-name="N113"/>
    <style:style style:name="ce194C1" style:family="table-cell" style:parent-style-name="ce194" style:data-style-name="N110"/>
    <style:style style:name="ce194P1" style:family="table-cell" style:parent-style-name="ce194" style:data-style-name="N111"/>
    <style:style style:name="ce194N1" style:family="table-cell" style:parent-style-name="ce194" style:data-style-name="N112"/>
    <style:style style:name="ce194C2" style:family="table-cell" style:parent-style-name="ce194" style:data-style-name="N104"/>
    <style:style style:name="ce194P2" style:family="table-cell" style:parent-style-name="ce194" style:data-style-name="N11"/>
    <style:style style:name="ce194N2" style:family="table-cell" style:parent-style-name="ce194" style:data-style-name="N109"/>
    <style:style style:name="ce194C3" style:family="table-cell" style:parent-style-name="ce194" style:data-style-name="N114"/>
    <style:style style:name="ce194P3" style:family="table-cell" style:parent-style-name="ce194" style:data-style-name="N107"/>
    <style:style style:name="ce194N3" style:family="table-cell" style:parent-style-name="ce194" style:data-style-name="N115"/>
    <style:style style:name="ce194C4" style:family="table-cell" style:parent-style-name="ce194" style:data-style-name="N116"/>
    <style:style style:name="ce194P4" style:family="table-cell" style:parent-style-name="ce194" style:data-style-name="N118"/>
    <style:style style:name="ce194N4" style:family="table-cell" style:parent-style-name="ce194" style:data-style-name="N117"/>
    <style:style style:name="ce194C5" style:family="table-cell" style:parent-style-name="ce194" style:data-style-name="N119"/>
    <style:style style:name="ce194P5" style:family="table-cell" style:parent-style-name="ce194" style:data-style-name="N120"/>
    <style:style style:name="ce194N5" style:family="table-cell" style:parent-style-name="ce194" style:data-style-name="N121"/>
    <style:style style:name="ce194C6" style:family="table-cell" style:parent-style-name="ce194" style:data-style-name="N122"/>
    <style:style style:name="ce194P6" style:family="table-cell" style:parent-style-name="ce194" style:data-style-name="N123"/>
    <style:style style:name="ce194N6" style:family="table-cell" style:parent-style-name="ce194" style:data-style-name="N124"/>
    <style:style style:name="ce194C7" style:family="table-cell" style:parent-style-name="ce194" style:data-style-name="N125"/>
    <style:style style:name="ce194P7" style:family="table-cell" style:parent-style-name="ce194" style:data-style-name="N126"/>
    <style:style style:name="ce194N7" style:family="table-cell" style:parent-style-name="ce194" style:data-style-name="N127"/>
    <style:style style:name="ce194C8" style:family="table-cell" style:parent-style-name="ce194" style:data-style-name="N128"/>
    <style:style style:name="ce194P8" style:family="table-cell" style:parent-style-name="ce194" style:data-style-name="N129"/>
    <style:style style:name="ce194N8" style:family="table-cell" style:parent-style-name="ce194" style:data-style-name="N130"/>
    <style:style style:name="ce195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 fo:font-weight="bold"/>
    </style:style>
    <style:style style:name="ce195DA" style:family="table-cell" style:parent-style-name="ce195" style:data-style-name="N36"/>
    <style:style style:name="ce195DH" style:family="table-cell" style:parent-style-name="ce195" style:data-style-name="N51"/>
    <style:style style:name="ce195DE" style:family="table-cell" style:parent-style-name="ce195" style:data-style-name="N76"/>
    <style:style style:name="ce195C0" style:family="table-cell" style:parent-style-name="ce195" style:data-style-name="N103"/>
    <style:style style:name="ce195P0" style:family="table-cell" style:parent-style-name="ce195" style:data-style-name="N10"/>
    <style:style style:name="ce195N0" style:family="table-cell" style:parent-style-name="ce195" style:data-style-name="N113"/>
    <style:style style:name="ce195C1" style:family="table-cell" style:parent-style-name="ce195" style:data-style-name="N110"/>
    <style:style style:name="ce195P1" style:family="table-cell" style:parent-style-name="ce195" style:data-style-name="N111"/>
    <style:style style:name="ce195N1" style:family="table-cell" style:parent-style-name="ce195" style:data-style-name="N112"/>
    <style:style style:name="ce195C2" style:family="table-cell" style:parent-style-name="ce195" style:data-style-name="N104"/>
    <style:style style:name="ce195P2" style:family="table-cell" style:parent-style-name="ce195" style:data-style-name="N11"/>
    <style:style style:name="ce195N2" style:family="table-cell" style:parent-style-name="ce195" style:data-style-name="N109"/>
    <style:style style:name="ce195C3" style:family="table-cell" style:parent-style-name="ce195" style:data-style-name="N114"/>
    <style:style style:name="ce195P3" style:family="table-cell" style:parent-style-name="ce195" style:data-style-name="N107"/>
    <style:style style:name="ce195N3" style:family="table-cell" style:parent-style-name="ce195" style:data-style-name="N115"/>
    <style:style style:name="ce195C4" style:family="table-cell" style:parent-style-name="ce195" style:data-style-name="N116"/>
    <style:style style:name="ce195P4" style:family="table-cell" style:parent-style-name="ce195" style:data-style-name="N118"/>
    <style:style style:name="ce195N4" style:family="table-cell" style:parent-style-name="ce195" style:data-style-name="N117"/>
    <style:style style:name="ce195C5" style:family="table-cell" style:parent-style-name="ce195" style:data-style-name="N119"/>
    <style:style style:name="ce195P5" style:family="table-cell" style:parent-style-name="ce195" style:data-style-name="N120"/>
    <style:style style:name="ce195N5" style:family="table-cell" style:parent-style-name="ce195" style:data-style-name="N121"/>
    <style:style style:name="ce195C6" style:family="table-cell" style:parent-style-name="ce195" style:data-style-name="N122"/>
    <style:style style:name="ce195P6" style:family="table-cell" style:parent-style-name="ce195" style:data-style-name="N123"/>
    <style:style style:name="ce195N6" style:family="table-cell" style:parent-style-name="ce195" style:data-style-name="N124"/>
    <style:style style:name="ce195C7" style:family="table-cell" style:parent-style-name="ce195" style:data-style-name="N125"/>
    <style:style style:name="ce195P7" style:family="table-cell" style:parent-style-name="ce195" style:data-style-name="N126"/>
    <style:style style:name="ce195N7" style:family="table-cell" style:parent-style-name="ce195" style:data-style-name="N127"/>
    <style:style style:name="ce195C8" style:family="table-cell" style:parent-style-name="ce195" style:data-style-name="N128"/>
    <style:style style:name="ce195P8" style:family="table-cell" style:parent-style-name="ce195" style:data-style-name="N129"/>
    <style:style style:name="ce195N8" style:family="table-cell" style:parent-style-name="ce195" style:data-style-name="N130"/>
    <style:style style:name="ce196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196DA" style:family="table-cell" style:parent-style-name="ce196" style:data-style-name="N36"/>
    <style:style style:name="ce196DH" style:family="table-cell" style:parent-style-name="ce196" style:data-style-name="N51"/>
    <style:style style:name="ce196DE" style:family="table-cell" style:parent-style-name="ce196" style:data-style-name="N76"/>
    <style:style style:name="ce196C0" style:family="table-cell" style:parent-style-name="ce196" style:data-style-name="N103"/>
    <style:style style:name="ce196P0" style:family="table-cell" style:parent-style-name="ce196" style:data-style-name="N10"/>
    <style:style style:name="ce196N0" style:family="table-cell" style:parent-style-name="ce196" style:data-style-name="N113"/>
    <style:style style:name="ce196C1" style:family="table-cell" style:parent-style-name="ce196" style:data-style-name="N110"/>
    <style:style style:name="ce196P1" style:family="table-cell" style:parent-style-name="ce196" style:data-style-name="N111"/>
    <style:style style:name="ce196N1" style:family="table-cell" style:parent-style-name="ce196" style:data-style-name="N112"/>
    <style:style style:name="ce196C2" style:family="table-cell" style:parent-style-name="ce196" style:data-style-name="N104"/>
    <style:style style:name="ce196P2" style:family="table-cell" style:parent-style-name="ce196" style:data-style-name="N11"/>
    <style:style style:name="ce196N2" style:family="table-cell" style:parent-style-name="ce196" style:data-style-name="N109"/>
    <style:style style:name="ce196C3" style:family="table-cell" style:parent-style-name="ce196" style:data-style-name="N114"/>
    <style:style style:name="ce196P3" style:family="table-cell" style:parent-style-name="ce196" style:data-style-name="N107"/>
    <style:style style:name="ce196N3" style:family="table-cell" style:parent-style-name="ce196" style:data-style-name="N115"/>
    <style:style style:name="ce196C4" style:family="table-cell" style:parent-style-name="ce196" style:data-style-name="N116"/>
    <style:style style:name="ce196P4" style:family="table-cell" style:parent-style-name="ce196" style:data-style-name="N118"/>
    <style:style style:name="ce196N4" style:family="table-cell" style:parent-style-name="ce196" style:data-style-name="N117"/>
    <style:style style:name="ce196C5" style:family="table-cell" style:parent-style-name="ce196" style:data-style-name="N119"/>
    <style:style style:name="ce196P5" style:family="table-cell" style:parent-style-name="ce196" style:data-style-name="N120"/>
    <style:style style:name="ce196N5" style:family="table-cell" style:parent-style-name="ce196" style:data-style-name="N121"/>
    <style:style style:name="ce196C6" style:family="table-cell" style:parent-style-name="ce196" style:data-style-name="N122"/>
    <style:style style:name="ce196P6" style:family="table-cell" style:parent-style-name="ce196" style:data-style-name="N123"/>
    <style:style style:name="ce196N6" style:family="table-cell" style:parent-style-name="ce196" style:data-style-name="N124"/>
    <style:style style:name="ce196C7" style:family="table-cell" style:parent-style-name="ce196" style:data-style-name="N125"/>
    <style:style style:name="ce196P7" style:family="table-cell" style:parent-style-name="ce196" style:data-style-name="N126"/>
    <style:style style:name="ce196N7" style:family="table-cell" style:parent-style-name="ce196" style:data-style-name="N127"/>
    <style:style style:name="ce196C8" style:family="table-cell" style:parent-style-name="ce196" style:data-style-name="N128"/>
    <style:style style:name="ce196P8" style:family="table-cell" style:parent-style-name="ce196" style:data-style-name="N129"/>
    <style:style style:name="ce196N8" style:family="table-cell" style:parent-style-name="ce196" style:data-style-name="N130"/>
    <style:style style:name="ce197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/>
    </style:style>
    <style:style style:name="ce197DA" style:family="table-cell" style:parent-style-name="ce197" style:data-style-name="N36"/>
    <style:style style:name="ce197DH" style:family="table-cell" style:parent-style-name="ce197" style:data-style-name="N51"/>
    <style:style style:name="ce197DE" style:family="table-cell" style:parent-style-name="ce197" style:data-style-name="N76"/>
    <style:style style:name="ce197C0" style:family="table-cell" style:parent-style-name="ce197" style:data-style-name="N103"/>
    <style:style style:name="ce197P0" style:family="table-cell" style:parent-style-name="ce197" style:data-style-name="N10"/>
    <style:style style:name="ce197N0" style:family="table-cell" style:parent-style-name="ce197" style:data-style-name="N113"/>
    <style:style style:name="ce197C1" style:family="table-cell" style:parent-style-name="ce197" style:data-style-name="N110"/>
    <style:style style:name="ce197P1" style:family="table-cell" style:parent-style-name="ce197" style:data-style-name="N111"/>
    <style:style style:name="ce197N1" style:family="table-cell" style:parent-style-name="ce197" style:data-style-name="N112"/>
    <style:style style:name="ce197C2" style:family="table-cell" style:parent-style-name="ce197" style:data-style-name="N104"/>
    <style:style style:name="ce197P2" style:family="table-cell" style:parent-style-name="ce197" style:data-style-name="N11"/>
    <style:style style:name="ce197N2" style:family="table-cell" style:parent-style-name="ce197" style:data-style-name="N109"/>
    <style:style style:name="ce197C3" style:family="table-cell" style:parent-style-name="ce197" style:data-style-name="N114"/>
    <style:style style:name="ce197P3" style:family="table-cell" style:parent-style-name="ce197" style:data-style-name="N107"/>
    <style:style style:name="ce197N3" style:family="table-cell" style:parent-style-name="ce197" style:data-style-name="N115"/>
    <style:style style:name="ce197C4" style:family="table-cell" style:parent-style-name="ce197" style:data-style-name="N116"/>
    <style:style style:name="ce197P4" style:family="table-cell" style:parent-style-name="ce197" style:data-style-name="N118"/>
    <style:style style:name="ce197N4" style:family="table-cell" style:parent-style-name="ce197" style:data-style-name="N117"/>
    <style:style style:name="ce197C5" style:family="table-cell" style:parent-style-name="ce197" style:data-style-name="N119"/>
    <style:style style:name="ce197P5" style:family="table-cell" style:parent-style-name="ce197" style:data-style-name="N120"/>
    <style:style style:name="ce197N5" style:family="table-cell" style:parent-style-name="ce197" style:data-style-name="N121"/>
    <style:style style:name="ce197C6" style:family="table-cell" style:parent-style-name="ce197" style:data-style-name="N122"/>
    <style:style style:name="ce197P6" style:family="table-cell" style:parent-style-name="ce197" style:data-style-name="N123"/>
    <style:style style:name="ce197N6" style:family="table-cell" style:parent-style-name="ce197" style:data-style-name="N124"/>
    <style:style style:name="ce197C7" style:family="table-cell" style:parent-style-name="ce197" style:data-style-name="N125"/>
    <style:style style:name="ce197P7" style:family="table-cell" style:parent-style-name="ce197" style:data-style-name="N126"/>
    <style:style style:name="ce197N7" style:family="table-cell" style:parent-style-name="ce197" style:data-style-name="N127"/>
    <style:style style:name="ce197C8" style:family="table-cell" style:parent-style-name="ce197" style:data-style-name="N128"/>
    <style:style style:name="ce197P8" style:family="table-cell" style:parent-style-name="ce197" style:data-style-name="N129"/>
    <style:style style:name="ce197N8" style:family="table-cell" style:parent-style-name="ce197" style:data-style-name="N130"/>
    <style:style style:name="ce198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/>
    </style:style>
    <style:style style:name="ce198DA" style:family="table-cell" style:parent-style-name="ce198" style:data-style-name="N36"/>
    <style:style style:name="ce198DH" style:family="table-cell" style:parent-style-name="ce198" style:data-style-name="N51"/>
    <style:style style:name="ce198DE" style:family="table-cell" style:parent-style-name="ce198" style:data-style-name="N76"/>
    <style:style style:name="ce198C0" style:family="table-cell" style:parent-style-name="ce198" style:data-style-name="N103"/>
    <style:style style:name="ce198P0" style:family="table-cell" style:parent-style-name="ce198" style:data-style-name="N10"/>
    <style:style style:name="ce198N0" style:family="table-cell" style:parent-style-name="ce198" style:data-style-name="N113"/>
    <style:style style:name="ce198C1" style:family="table-cell" style:parent-style-name="ce198" style:data-style-name="N110"/>
    <style:style style:name="ce198P1" style:family="table-cell" style:parent-style-name="ce198" style:data-style-name="N111"/>
    <style:style style:name="ce198N1" style:family="table-cell" style:parent-style-name="ce198" style:data-style-name="N112"/>
    <style:style style:name="ce198C2" style:family="table-cell" style:parent-style-name="ce198" style:data-style-name="N104"/>
    <style:style style:name="ce198P2" style:family="table-cell" style:parent-style-name="ce198" style:data-style-name="N11"/>
    <style:style style:name="ce198N2" style:family="table-cell" style:parent-style-name="ce198" style:data-style-name="N109"/>
    <style:style style:name="ce198C3" style:family="table-cell" style:parent-style-name="ce198" style:data-style-name="N114"/>
    <style:style style:name="ce198P3" style:family="table-cell" style:parent-style-name="ce198" style:data-style-name="N107"/>
    <style:style style:name="ce198N3" style:family="table-cell" style:parent-style-name="ce198" style:data-style-name="N115"/>
    <style:style style:name="ce198C4" style:family="table-cell" style:parent-style-name="ce198" style:data-style-name="N116"/>
    <style:style style:name="ce198P4" style:family="table-cell" style:parent-style-name="ce198" style:data-style-name="N118"/>
    <style:style style:name="ce198N4" style:family="table-cell" style:parent-style-name="ce198" style:data-style-name="N117"/>
    <style:style style:name="ce198C5" style:family="table-cell" style:parent-style-name="ce198" style:data-style-name="N119"/>
    <style:style style:name="ce198P5" style:family="table-cell" style:parent-style-name="ce198" style:data-style-name="N120"/>
    <style:style style:name="ce198N5" style:family="table-cell" style:parent-style-name="ce198" style:data-style-name="N121"/>
    <style:style style:name="ce198C6" style:family="table-cell" style:parent-style-name="ce198" style:data-style-name="N122"/>
    <style:style style:name="ce198P6" style:family="table-cell" style:parent-style-name="ce198" style:data-style-name="N123"/>
    <style:style style:name="ce198N6" style:family="table-cell" style:parent-style-name="ce198" style:data-style-name="N124"/>
    <style:style style:name="ce198C7" style:family="table-cell" style:parent-style-name="ce198" style:data-style-name="N125"/>
    <style:style style:name="ce198P7" style:family="table-cell" style:parent-style-name="ce198" style:data-style-name="N126"/>
    <style:style style:name="ce198N7" style:family="table-cell" style:parent-style-name="ce198" style:data-style-name="N127"/>
    <style:style style:name="ce198C8" style:family="table-cell" style:parent-style-name="ce198" style:data-style-name="N128"/>
    <style:style style:name="ce198P8" style:family="table-cell" style:parent-style-name="ce198" style:data-style-name="N129"/>
    <style:style style:name="ce198N8" style:family="table-cell" style:parent-style-name="ce198" style:data-style-name="N130"/>
    <style:style style:name="ce199" style:family="table-cell">
      <style:table-cell-properties style:text-align-source="fix" style:repeat-content="false" fo:background-color="#4CB7F1"/>
      <style:paragraph-properties fo:text-align="start"/>
      <style:text-properties style:font-name="Tahoma" fo:font-size="11pt" fo:font-weight="bold"/>
    </style:style>
    <style:style style:name="ce199DA" style:family="table-cell" style:parent-style-name="ce199" style:data-style-name="N36"/>
    <style:style style:name="ce199DH" style:family="table-cell" style:parent-style-name="ce199" style:data-style-name="N51"/>
    <style:style style:name="ce199DE" style:family="table-cell" style:parent-style-name="ce199" style:data-style-name="N76"/>
    <style:style style:name="ce199C0" style:family="table-cell" style:parent-style-name="ce199" style:data-style-name="N103"/>
    <style:style style:name="ce199P0" style:family="table-cell" style:parent-style-name="ce199" style:data-style-name="N10"/>
    <style:style style:name="ce199N0" style:family="table-cell" style:parent-style-name="ce199" style:data-style-name="N113"/>
    <style:style style:name="ce199C1" style:family="table-cell" style:parent-style-name="ce199" style:data-style-name="N110"/>
    <style:style style:name="ce199P1" style:family="table-cell" style:parent-style-name="ce199" style:data-style-name="N111"/>
    <style:style style:name="ce199N1" style:family="table-cell" style:parent-style-name="ce199" style:data-style-name="N112"/>
    <style:style style:name="ce199C2" style:family="table-cell" style:parent-style-name="ce199" style:data-style-name="N104"/>
    <style:style style:name="ce199P2" style:family="table-cell" style:parent-style-name="ce199" style:data-style-name="N11"/>
    <style:style style:name="ce199N2" style:family="table-cell" style:parent-style-name="ce199" style:data-style-name="N109"/>
    <style:style style:name="ce199C3" style:family="table-cell" style:parent-style-name="ce199" style:data-style-name="N114"/>
    <style:style style:name="ce199P3" style:family="table-cell" style:parent-style-name="ce199" style:data-style-name="N107"/>
    <style:style style:name="ce199N3" style:family="table-cell" style:parent-style-name="ce199" style:data-style-name="N115"/>
    <style:style style:name="ce199C4" style:family="table-cell" style:parent-style-name="ce199" style:data-style-name="N116"/>
    <style:style style:name="ce199P4" style:family="table-cell" style:parent-style-name="ce199" style:data-style-name="N118"/>
    <style:style style:name="ce199N4" style:family="table-cell" style:parent-style-name="ce199" style:data-style-name="N117"/>
    <style:style style:name="ce199C5" style:family="table-cell" style:parent-style-name="ce199" style:data-style-name="N119"/>
    <style:style style:name="ce199P5" style:family="table-cell" style:parent-style-name="ce199" style:data-style-name="N120"/>
    <style:style style:name="ce199N5" style:family="table-cell" style:parent-style-name="ce199" style:data-style-name="N121"/>
    <style:style style:name="ce199C6" style:family="table-cell" style:parent-style-name="ce199" style:data-style-name="N122"/>
    <style:style style:name="ce199P6" style:family="table-cell" style:parent-style-name="ce199" style:data-style-name="N123"/>
    <style:style style:name="ce199N6" style:family="table-cell" style:parent-style-name="ce199" style:data-style-name="N124"/>
    <style:style style:name="ce199C7" style:family="table-cell" style:parent-style-name="ce199" style:data-style-name="N125"/>
    <style:style style:name="ce199P7" style:family="table-cell" style:parent-style-name="ce199" style:data-style-name="N126"/>
    <style:style style:name="ce199N7" style:family="table-cell" style:parent-style-name="ce199" style:data-style-name="N127"/>
    <style:style style:name="ce199C8" style:family="table-cell" style:parent-style-name="ce199" style:data-style-name="N128"/>
    <style:style style:name="ce199P8" style:family="table-cell" style:parent-style-name="ce199" style:data-style-name="N129"/>
    <style:style style:name="ce199N8" style:family="table-cell" style:parent-style-name="ce199" style:data-style-name="N130"/>
    <style:style style:name="ce200" style:family="table-cell">
      <style:table-cell-properties style:text-align-source="fix" style:repeat-content="false" fo:background-color="#4CB7F1"/>
      <style:paragraph-properties fo:text-align="end"/>
      <style:text-properties style:font-name="Tahoma" fo:font-size="11pt" fo:font-weight="bold"/>
    </style:style>
    <style:style style:name="ce200DA" style:family="table-cell" style:parent-style-name="ce200" style:data-style-name="N36"/>
    <style:style style:name="ce200DH" style:family="table-cell" style:parent-style-name="ce200" style:data-style-name="N51"/>
    <style:style style:name="ce200DE" style:family="table-cell" style:parent-style-name="ce200" style:data-style-name="N76"/>
    <style:style style:name="ce200C0" style:family="table-cell" style:parent-style-name="ce200" style:data-style-name="N103"/>
    <style:style style:name="ce200P0" style:family="table-cell" style:parent-style-name="ce200" style:data-style-name="N10"/>
    <style:style style:name="ce200N0" style:family="table-cell" style:parent-style-name="ce200" style:data-style-name="N113"/>
    <style:style style:name="ce200C1" style:family="table-cell" style:parent-style-name="ce200" style:data-style-name="N110"/>
    <style:style style:name="ce200P1" style:family="table-cell" style:parent-style-name="ce200" style:data-style-name="N111"/>
    <style:style style:name="ce200N1" style:family="table-cell" style:parent-style-name="ce200" style:data-style-name="N112"/>
    <style:style style:name="ce200C2" style:family="table-cell" style:parent-style-name="ce200" style:data-style-name="N104"/>
    <style:style style:name="ce200P2" style:family="table-cell" style:parent-style-name="ce200" style:data-style-name="N11"/>
    <style:style style:name="ce200N2" style:family="table-cell" style:parent-style-name="ce200" style:data-style-name="N109"/>
    <style:style style:name="ce200C3" style:family="table-cell" style:parent-style-name="ce200" style:data-style-name="N114"/>
    <style:style style:name="ce200P3" style:family="table-cell" style:parent-style-name="ce200" style:data-style-name="N107"/>
    <style:style style:name="ce200N3" style:family="table-cell" style:parent-style-name="ce200" style:data-style-name="N115"/>
    <style:style style:name="ce200C4" style:family="table-cell" style:parent-style-name="ce200" style:data-style-name="N116"/>
    <style:style style:name="ce200P4" style:family="table-cell" style:parent-style-name="ce200" style:data-style-name="N118"/>
    <style:style style:name="ce200N4" style:family="table-cell" style:parent-style-name="ce200" style:data-style-name="N117"/>
    <style:style style:name="ce200C5" style:family="table-cell" style:parent-style-name="ce200" style:data-style-name="N119"/>
    <style:style style:name="ce200P5" style:family="table-cell" style:parent-style-name="ce200" style:data-style-name="N120"/>
    <style:style style:name="ce200N5" style:family="table-cell" style:parent-style-name="ce200" style:data-style-name="N121"/>
    <style:style style:name="ce200C6" style:family="table-cell" style:parent-style-name="ce200" style:data-style-name="N122"/>
    <style:style style:name="ce200P6" style:family="table-cell" style:parent-style-name="ce200" style:data-style-name="N123"/>
    <style:style style:name="ce200N6" style:family="table-cell" style:parent-style-name="ce200" style:data-style-name="N124"/>
    <style:style style:name="ce200C7" style:family="table-cell" style:parent-style-name="ce200" style:data-style-name="N125"/>
    <style:style style:name="ce200P7" style:family="table-cell" style:parent-style-name="ce200" style:data-style-name="N126"/>
    <style:style style:name="ce200N7" style:family="table-cell" style:parent-style-name="ce200" style:data-style-name="N127"/>
    <style:style style:name="ce200C8" style:family="table-cell" style:parent-style-name="ce200" style:data-style-name="N128"/>
    <style:style style:name="ce200P8" style:family="table-cell" style:parent-style-name="ce200" style:data-style-name="N129"/>
    <style:style style:name="ce200N8" style:family="table-cell" style:parent-style-name="ce200" style:data-style-name="N130"/>
    <style:style style:name="ce201" style:family="table-cell">
      <style:table-cell-properties style:text-align-source="fix" style:repeat-content="false" fo:background-color="#4CB7F1"/>
      <style:paragraph-properties fo:text-align="center"/>
      <style:text-properties style:font-name="Tahoma" fo:font-size="11pt" fo:font-weight="bold"/>
    </style:style>
    <style:style style:name="ce201DA" style:family="table-cell" style:parent-style-name="ce201" style:data-style-name="N36"/>
    <style:style style:name="ce201DH" style:family="table-cell" style:parent-style-name="ce201" style:data-style-name="N51"/>
    <style:style style:name="ce201DE" style:family="table-cell" style:parent-style-name="ce201" style:data-style-name="N76"/>
    <style:style style:name="ce201C0" style:family="table-cell" style:parent-style-name="ce201" style:data-style-name="N103"/>
    <style:style style:name="ce201P0" style:family="table-cell" style:parent-style-name="ce201" style:data-style-name="N10"/>
    <style:style style:name="ce201N0" style:family="table-cell" style:parent-style-name="ce201" style:data-style-name="N113"/>
    <style:style style:name="ce201C1" style:family="table-cell" style:parent-style-name="ce201" style:data-style-name="N110"/>
    <style:style style:name="ce201P1" style:family="table-cell" style:parent-style-name="ce201" style:data-style-name="N111"/>
    <style:style style:name="ce201N1" style:family="table-cell" style:parent-style-name="ce201" style:data-style-name="N112"/>
    <style:style style:name="ce201C2" style:family="table-cell" style:parent-style-name="ce201" style:data-style-name="N104"/>
    <style:style style:name="ce201P2" style:family="table-cell" style:parent-style-name="ce201" style:data-style-name="N11"/>
    <style:style style:name="ce201N2" style:family="table-cell" style:parent-style-name="ce201" style:data-style-name="N109"/>
    <style:style style:name="ce201C3" style:family="table-cell" style:parent-style-name="ce201" style:data-style-name="N114"/>
    <style:style style:name="ce201P3" style:family="table-cell" style:parent-style-name="ce201" style:data-style-name="N107"/>
    <style:style style:name="ce201N3" style:family="table-cell" style:parent-style-name="ce201" style:data-style-name="N115"/>
    <style:style style:name="ce201C4" style:family="table-cell" style:parent-style-name="ce201" style:data-style-name="N116"/>
    <style:style style:name="ce201P4" style:family="table-cell" style:parent-style-name="ce201" style:data-style-name="N118"/>
    <style:style style:name="ce201N4" style:family="table-cell" style:parent-style-name="ce201" style:data-style-name="N117"/>
    <style:style style:name="ce201C5" style:family="table-cell" style:parent-style-name="ce201" style:data-style-name="N119"/>
    <style:style style:name="ce201P5" style:family="table-cell" style:parent-style-name="ce201" style:data-style-name="N120"/>
    <style:style style:name="ce201N5" style:family="table-cell" style:parent-style-name="ce201" style:data-style-name="N121"/>
    <style:style style:name="ce201C6" style:family="table-cell" style:parent-style-name="ce201" style:data-style-name="N122"/>
    <style:style style:name="ce201P6" style:family="table-cell" style:parent-style-name="ce201" style:data-style-name="N123"/>
    <style:style style:name="ce201N6" style:family="table-cell" style:parent-style-name="ce201" style:data-style-name="N124"/>
    <style:style style:name="ce201C7" style:family="table-cell" style:parent-style-name="ce201" style:data-style-name="N125"/>
    <style:style style:name="ce201P7" style:family="table-cell" style:parent-style-name="ce201" style:data-style-name="N126"/>
    <style:style style:name="ce201N7" style:family="table-cell" style:parent-style-name="ce201" style:data-style-name="N127"/>
    <style:style style:name="ce201C8" style:family="table-cell" style:parent-style-name="ce201" style:data-style-name="N128"/>
    <style:style style:name="ce201P8" style:family="table-cell" style:parent-style-name="ce201" style:data-style-name="N129"/>
    <style:style style:name="ce201N8" style:family="table-cell" style:parent-style-name="ce201" style:data-style-name="N130"/>
    <style:style style:name="ce202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0pt"/>
    </style:style>
    <style:style style:name="ce202DA" style:family="table-cell" style:parent-style-name="ce202" style:data-style-name="N36"/>
    <style:style style:name="ce202DH" style:family="table-cell" style:parent-style-name="ce202" style:data-style-name="N51"/>
    <style:style style:name="ce202DE" style:family="table-cell" style:parent-style-name="ce202" style:data-style-name="N76"/>
    <style:style style:name="ce202C0" style:family="table-cell" style:parent-style-name="ce202" style:data-style-name="N103"/>
    <style:style style:name="ce202P0" style:family="table-cell" style:parent-style-name="ce202" style:data-style-name="N10"/>
    <style:style style:name="ce202N0" style:family="table-cell" style:parent-style-name="ce202" style:data-style-name="N113"/>
    <style:style style:name="ce202C1" style:family="table-cell" style:parent-style-name="ce202" style:data-style-name="N110"/>
    <style:style style:name="ce202P1" style:family="table-cell" style:parent-style-name="ce202" style:data-style-name="N111"/>
    <style:style style:name="ce202N1" style:family="table-cell" style:parent-style-name="ce202" style:data-style-name="N112"/>
    <style:style style:name="ce202C2" style:family="table-cell" style:parent-style-name="ce202" style:data-style-name="N104"/>
    <style:style style:name="ce202P2" style:family="table-cell" style:parent-style-name="ce202" style:data-style-name="N11"/>
    <style:style style:name="ce202N2" style:family="table-cell" style:parent-style-name="ce202" style:data-style-name="N109"/>
    <style:style style:name="ce202C3" style:family="table-cell" style:parent-style-name="ce202" style:data-style-name="N114"/>
    <style:style style:name="ce202P3" style:family="table-cell" style:parent-style-name="ce202" style:data-style-name="N107"/>
    <style:style style:name="ce202N3" style:family="table-cell" style:parent-style-name="ce202" style:data-style-name="N115"/>
    <style:style style:name="ce202C4" style:family="table-cell" style:parent-style-name="ce202" style:data-style-name="N116"/>
    <style:style style:name="ce202P4" style:family="table-cell" style:parent-style-name="ce202" style:data-style-name="N118"/>
    <style:style style:name="ce202N4" style:family="table-cell" style:parent-style-name="ce202" style:data-style-name="N117"/>
    <style:style style:name="ce202C5" style:family="table-cell" style:parent-style-name="ce202" style:data-style-name="N119"/>
    <style:style style:name="ce202P5" style:family="table-cell" style:parent-style-name="ce202" style:data-style-name="N120"/>
    <style:style style:name="ce202N5" style:family="table-cell" style:parent-style-name="ce202" style:data-style-name="N121"/>
    <style:style style:name="ce202C6" style:family="table-cell" style:parent-style-name="ce202" style:data-style-name="N122"/>
    <style:style style:name="ce202P6" style:family="table-cell" style:parent-style-name="ce202" style:data-style-name="N123"/>
    <style:style style:name="ce202N6" style:family="table-cell" style:parent-style-name="ce202" style:data-style-name="N124"/>
    <style:style style:name="ce202C7" style:family="table-cell" style:parent-style-name="ce202" style:data-style-name="N125"/>
    <style:style style:name="ce202P7" style:family="table-cell" style:parent-style-name="ce202" style:data-style-name="N126"/>
    <style:style style:name="ce202N7" style:family="table-cell" style:parent-style-name="ce202" style:data-style-name="N127"/>
    <style:style style:name="ce202C8" style:family="table-cell" style:parent-style-name="ce202" style:data-style-name="N128"/>
    <style:style style:name="ce202P8" style:family="table-cell" style:parent-style-name="ce202" style:data-style-name="N129"/>
    <style:style style:name="ce202N8" style:family="table-cell" style:parent-style-name="ce202" style:data-style-name="N130"/>
    <style:style style:name="ce203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0pt"/>
    </style:style>
    <style:style style:name="ce203DA" style:family="table-cell" style:parent-style-name="ce203" style:data-style-name="N36"/>
    <style:style style:name="ce203DH" style:family="table-cell" style:parent-style-name="ce203" style:data-style-name="N51"/>
    <style:style style:name="ce203DE" style:family="table-cell" style:parent-style-name="ce203" style:data-style-name="N76"/>
    <style:style style:name="ce203C0" style:family="table-cell" style:parent-style-name="ce203" style:data-style-name="N103"/>
    <style:style style:name="ce203P0" style:family="table-cell" style:parent-style-name="ce203" style:data-style-name="N10"/>
    <style:style style:name="ce203N0" style:family="table-cell" style:parent-style-name="ce203" style:data-style-name="N113"/>
    <style:style style:name="ce203C1" style:family="table-cell" style:parent-style-name="ce203" style:data-style-name="N110"/>
    <style:style style:name="ce203P1" style:family="table-cell" style:parent-style-name="ce203" style:data-style-name="N111"/>
    <style:style style:name="ce203N1" style:family="table-cell" style:parent-style-name="ce203" style:data-style-name="N112"/>
    <style:style style:name="ce203C2" style:family="table-cell" style:parent-style-name="ce203" style:data-style-name="N104"/>
    <style:style style:name="ce203P2" style:family="table-cell" style:parent-style-name="ce203" style:data-style-name="N11"/>
    <style:style style:name="ce203N2" style:family="table-cell" style:parent-style-name="ce203" style:data-style-name="N109"/>
    <style:style style:name="ce203C3" style:family="table-cell" style:parent-style-name="ce203" style:data-style-name="N114"/>
    <style:style style:name="ce203P3" style:family="table-cell" style:parent-style-name="ce203" style:data-style-name="N107"/>
    <style:style style:name="ce203N3" style:family="table-cell" style:parent-style-name="ce203" style:data-style-name="N115"/>
    <style:style style:name="ce203C4" style:family="table-cell" style:parent-style-name="ce203" style:data-style-name="N116"/>
    <style:style style:name="ce203P4" style:family="table-cell" style:parent-style-name="ce203" style:data-style-name="N118"/>
    <style:style style:name="ce203N4" style:family="table-cell" style:parent-style-name="ce203" style:data-style-name="N117"/>
    <style:style style:name="ce203C5" style:family="table-cell" style:parent-style-name="ce203" style:data-style-name="N119"/>
    <style:style style:name="ce203P5" style:family="table-cell" style:parent-style-name="ce203" style:data-style-name="N120"/>
    <style:style style:name="ce203N5" style:family="table-cell" style:parent-style-name="ce203" style:data-style-name="N121"/>
    <style:style style:name="ce203C6" style:family="table-cell" style:parent-style-name="ce203" style:data-style-name="N122"/>
    <style:style style:name="ce203P6" style:family="table-cell" style:parent-style-name="ce203" style:data-style-name="N123"/>
    <style:style style:name="ce203N6" style:family="table-cell" style:parent-style-name="ce203" style:data-style-name="N124"/>
    <style:style style:name="ce203C7" style:family="table-cell" style:parent-style-name="ce203" style:data-style-name="N125"/>
    <style:style style:name="ce203P7" style:family="table-cell" style:parent-style-name="ce203" style:data-style-name="N126"/>
    <style:style style:name="ce203N7" style:family="table-cell" style:parent-style-name="ce203" style:data-style-name="N127"/>
    <style:style style:name="ce203C8" style:family="table-cell" style:parent-style-name="ce203" style:data-style-name="N128"/>
    <style:style style:name="ce203P8" style:family="table-cell" style:parent-style-name="ce203" style:data-style-name="N129"/>
    <style:style style:name="ce203N8" style:family="table-cell" style:parent-style-name="ce203" style:data-style-name="N130"/>
    <style:style style:name="ce204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0pt"/>
    </style:style>
    <style:style style:name="ce204DA" style:family="table-cell" style:parent-style-name="ce204" style:data-style-name="N36"/>
    <style:style style:name="ce204DH" style:family="table-cell" style:parent-style-name="ce204" style:data-style-name="N51"/>
    <style:style style:name="ce204DE" style:family="table-cell" style:parent-style-name="ce204" style:data-style-name="N76"/>
    <style:style style:name="ce204C0" style:family="table-cell" style:parent-style-name="ce204" style:data-style-name="N103"/>
    <style:style style:name="ce204P0" style:family="table-cell" style:parent-style-name="ce204" style:data-style-name="N10"/>
    <style:style style:name="ce204N0" style:family="table-cell" style:parent-style-name="ce204" style:data-style-name="N113"/>
    <style:style style:name="ce204C1" style:family="table-cell" style:parent-style-name="ce204" style:data-style-name="N110"/>
    <style:style style:name="ce204P1" style:family="table-cell" style:parent-style-name="ce204" style:data-style-name="N111"/>
    <style:style style:name="ce204N1" style:family="table-cell" style:parent-style-name="ce204" style:data-style-name="N112"/>
    <style:style style:name="ce204C2" style:family="table-cell" style:parent-style-name="ce204" style:data-style-name="N104"/>
    <style:style style:name="ce204P2" style:family="table-cell" style:parent-style-name="ce204" style:data-style-name="N11"/>
    <style:style style:name="ce204N2" style:family="table-cell" style:parent-style-name="ce204" style:data-style-name="N109"/>
    <style:style style:name="ce204C3" style:family="table-cell" style:parent-style-name="ce204" style:data-style-name="N114"/>
    <style:style style:name="ce204P3" style:family="table-cell" style:parent-style-name="ce204" style:data-style-name="N107"/>
    <style:style style:name="ce204N3" style:family="table-cell" style:parent-style-name="ce204" style:data-style-name="N115"/>
    <style:style style:name="ce204C4" style:family="table-cell" style:parent-style-name="ce204" style:data-style-name="N116"/>
    <style:style style:name="ce204P4" style:family="table-cell" style:parent-style-name="ce204" style:data-style-name="N118"/>
    <style:style style:name="ce204N4" style:family="table-cell" style:parent-style-name="ce204" style:data-style-name="N117"/>
    <style:style style:name="ce204C5" style:family="table-cell" style:parent-style-name="ce204" style:data-style-name="N119"/>
    <style:style style:name="ce204P5" style:family="table-cell" style:parent-style-name="ce204" style:data-style-name="N120"/>
    <style:style style:name="ce204N5" style:family="table-cell" style:parent-style-name="ce204" style:data-style-name="N121"/>
    <style:style style:name="ce204C6" style:family="table-cell" style:parent-style-name="ce204" style:data-style-name="N122"/>
    <style:style style:name="ce204P6" style:family="table-cell" style:parent-style-name="ce204" style:data-style-name="N123"/>
    <style:style style:name="ce204N6" style:family="table-cell" style:parent-style-name="ce204" style:data-style-name="N124"/>
    <style:style style:name="ce204C7" style:family="table-cell" style:parent-style-name="ce204" style:data-style-name="N125"/>
    <style:style style:name="ce204P7" style:family="table-cell" style:parent-style-name="ce204" style:data-style-name="N126"/>
    <style:style style:name="ce204N7" style:family="table-cell" style:parent-style-name="ce204" style:data-style-name="N127"/>
    <style:style style:name="ce204C8" style:family="table-cell" style:parent-style-name="ce204" style:data-style-name="N128"/>
    <style:style style:name="ce204P8" style:family="table-cell" style:parent-style-name="ce204" style:data-style-name="N129"/>
    <style:style style:name="ce204N8" style:family="table-cell" style:parent-style-name="ce204" style:data-style-name="N130"/>
    <style:style style:name="ce205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1pt" fo:font-weight="bold"/>
    </style:style>
    <style:style style:name="ce205DA" style:family="table-cell" style:parent-style-name="ce205" style:data-style-name="N36"/>
    <style:style style:name="ce205DH" style:family="table-cell" style:parent-style-name="ce205" style:data-style-name="N51"/>
    <style:style style:name="ce205DE" style:family="table-cell" style:parent-style-name="ce205" style:data-style-name="N76"/>
    <style:style style:name="ce205C0" style:family="table-cell" style:parent-style-name="ce205" style:data-style-name="N103"/>
    <style:style style:name="ce205P0" style:family="table-cell" style:parent-style-name="ce205" style:data-style-name="N10"/>
    <style:style style:name="ce205N0" style:family="table-cell" style:parent-style-name="ce205" style:data-style-name="N113"/>
    <style:style style:name="ce205C1" style:family="table-cell" style:parent-style-name="ce205" style:data-style-name="N110"/>
    <style:style style:name="ce205P1" style:family="table-cell" style:parent-style-name="ce205" style:data-style-name="N111"/>
    <style:style style:name="ce205N1" style:family="table-cell" style:parent-style-name="ce205" style:data-style-name="N112"/>
    <style:style style:name="ce205C2" style:family="table-cell" style:parent-style-name="ce205" style:data-style-name="N104"/>
    <style:style style:name="ce205P2" style:family="table-cell" style:parent-style-name="ce205" style:data-style-name="N11"/>
    <style:style style:name="ce205N2" style:family="table-cell" style:parent-style-name="ce205" style:data-style-name="N109"/>
    <style:style style:name="ce205C3" style:family="table-cell" style:parent-style-name="ce205" style:data-style-name="N114"/>
    <style:style style:name="ce205P3" style:family="table-cell" style:parent-style-name="ce205" style:data-style-name="N107"/>
    <style:style style:name="ce205N3" style:family="table-cell" style:parent-style-name="ce205" style:data-style-name="N115"/>
    <style:style style:name="ce205C4" style:family="table-cell" style:parent-style-name="ce205" style:data-style-name="N116"/>
    <style:style style:name="ce205P4" style:family="table-cell" style:parent-style-name="ce205" style:data-style-name="N118"/>
    <style:style style:name="ce205N4" style:family="table-cell" style:parent-style-name="ce205" style:data-style-name="N117"/>
    <style:style style:name="ce205C5" style:family="table-cell" style:parent-style-name="ce205" style:data-style-name="N119"/>
    <style:style style:name="ce205P5" style:family="table-cell" style:parent-style-name="ce205" style:data-style-name="N120"/>
    <style:style style:name="ce205N5" style:family="table-cell" style:parent-style-name="ce205" style:data-style-name="N121"/>
    <style:style style:name="ce205C6" style:family="table-cell" style:parent-style-name="ce205" style:data-style-name="N122"/>
    <style:style style:name="ce205P6" style:family="table-cell" style:parent-style-name="ce205" style:data-style-name="N123"/>
    <style:style style:name="ce205N6" style:family="table-cell" style:parent-style-name="ce205" style:data-style-name="N124"/>
    <style:style style:name="ce205C7" style:family="table-cell" style:parent-style-name="ce205" style:data-style-name="N125"/>
    <style:style style:name="ce205P7" style:family="table-cell" style:parent-style-name="ce205" style:data-style-name="N126"/>
    <style:style style:name="ce205N7" style:family="table-cell" style:parent-style-name="ce205" style:data-style-name="N127"/>
    <style:style style:name="ce205C8" style:family="table-cell" style:parent-style-name="ce205" style:data-style-name="N128"/>
    <style:style style:name="ce205P8" style:family="table-cell" style:parent-style-name="ce205" style:data-style-name="N129"/>
    <style:style style:name="ce205N8" style:family="table-cell" style:parent-style-name="ce205" style:data-style-name="N130"/>
    <style:style style:name="ce206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1pt" fo:font-weight="bold"/>
    </style:style>
    <style:style style:name="ce206DA" style:family="table-cell" style:parent-style-name="ce206" style:data-style-name="N36"/>
    <style:style style:name="ce206DH" style:family="table-cell" style:parent-style-name="ce206" style:data-style-name="N51"/>
    <style:style style:name="ce206DE" style:family="table-cell" style:parent-style-name="ce206" style:data-style-name="N76"/>
    <style:style style:name="ce206C0" style:family="table-cell" style:parent-style-name="ce206" style:data-style-name="N103"/>
    <style:style style:name="ce206P0" style:family="table-cell" style:parent-style-name="ce206" style:data-style-name="N10"/>
    <style:style style:name="ce206N0" style:family="table-cell" style:parent-style-name="ce206" style:data-style-name="N113"/>
    <style:style style:name="ce206C1" style:family="table-cell" style:parent-style-name="ce206" style:data-style-name="N110"/>
    <style:style style:name="ce206P1" style:family="table-cell" style:parent-style-name="ce206" style:data-style-name="N111"/>
    <style:style style:name="ce206N1" style:family="table-cell" style:parent-style-name="ce206" style:data-style-name="N112"/>
    <style:style style:name="ce206C2" style:family="table-cell" style:parent-style-name="ce206" style:data-style-name="N104"/>
    <style:style style:name="ce206P2" style:family="table-cell" style:parent-style-name="ce206" style:data-style-name="N11"/>
    <style:style style:name="ce206N2" style:family="table-cell" style:parent-style-name="ce206" style:data-style-name="N109"/>
    <style:style style:name="ce206C3" style:family="table-cell" style:parent-style-name="ce206" style:data-style-name="N114"/>
    <style:style style:name="ce206P3" style:family="table-cell" style:parent-style-name="ce206" style:data-style-name="N107"/>
    <style:style style:name="ce206N3" style:family="table-cell" style:parent-style-name="ce206" style:data-style-name="N115"/>
    <style:style style:name="ce206C4" style:family="table-cell" style:parent-style-name="ce206" style:data-style-name="N116"/>
    <style:style style:name="ce206P4" style:family="table-cell" style:parent-style-name="ce206" style:data-style-name="N118"/>
    <style:style style:name="ce206N4" style:family="table-cell" style:parent-style-name="ce206" style:data-style-name="N117"/>
    <style:style style:name="ce206C5" style:family="table-cell" style:parent-style-name="ce206" style:data-style-name="N119"/>
    <style:style style:name="ce206P5" style:family="table-cell" style:parent-style-name="ce206" style:data-style-name="N120"/>
    <style:style style:name="ce206N5" style:family="table-cell" style:parent-style-name="ce206" style:data-style-name="N121"/>
    <style:style style:name="ce206C6" style:family="table-cell" style:parent-style-name="ce206" style:data-style-name="N122"/>
    <style:style style:name="ce206P6" style:family="table-cell" style:parent-style-name="ce206" style:data-style-name="N123"/>
    <style:style style:name="ce206N6" style:family="table-cell" style:parent-style-name="ce206" style:data-style-name="N124"/>
    <style:style style:name="ce206C7" style:family="table-cell" style:parent-style-name="ce206" style:data-style-name="N125"/>
    <style:style style:name="ce206P7" style:family="table-cell" style:parent-style-name="ce206" style:data-style-name="N126"/>
    <style:style style:name="ce206N7" style:family="table-cell" style:parent-style-name="ce206" style:data-style-name="N127"/>
    <style:style style:name="ce206C8" style:family="table-cell" style:parent-style-name="ce206" style:data-style-name="N128"/>
    <style:style style:name="ce206P8" style:family="table-cell" style:parent-style-name="ce206" style:data-style-name="N129"/>
    <style:style style:name="ce206N8" style:family="table-cell" style:parent-style-name="ce206" style:data-style-name="N130"/>
    <style:style style:name="ce207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1pt" fo:font-weight="bold"/>
    </style:style>
    <style:style style:name="ce207DA" style:family="table-cell" style:parent-style-name="ce207" style:data-style-name="N36"/>
    <style:style style:name="ce207DH" style:family="table-cell" style:parent-style-name="ce207" style:data-style-name="N51"/>
    <style:style style:name="ce207DE" style:family="table-cell" style:parent-style-name="ce207" style:data-style-name="N76"/>
    <style:style style:name="ce207C0" style:family="table-cell" style:parent-style-name="ce207" style:data-style-name="N103"/>
    <style:style style:name="ce207P0" style:family="table-cell" style:parent-style-name="ce207" style:data-style-name="N10"/>
    <style:style style:name="ce207N0" style:family="table-cell" style:parent-style-name="ce207" style:data-style-name="N113"/>
    <style:style style:name="ce207C1" style:family="table-cell" style:parent-style-name="ce207" style:data-style-name="N110"/>
    <style:style style:name="ce207P1" style:family="table-cell" style:parent-style-name="ce207" style:data-style-name="N111"/>
    <style:style style:name="ce207N1" style:family="table-cell" style:parent-style-name="ce207" style:data-style-name="N112"/>
    <style:style style:name="ce207C2" style:family="table-cell" style:parent-style-name="ce207" style:data-style-name="N104"/>
    <style:style style:name="ce207P2" style:family="table-cell" style:parent-style-name="ce207" style:data-style-name="N11"/>
    <style:style style:name="ce207N2" style:family="table-cell" style:parent-style-name="ce207" style:data-style-name="N109"/>
    <style:style style:name="ce207C3" style:family="table-cell" style:parent-style-name="ce207" style:data-style-name="N114"/>
    <style:style style:name="ce207P3" style:family="table-cell" style:parent-style-name="ce207" style:data-style-name="N107"/>
    <style:style style:name="ce207N3" style:family="table-cell" style:parent-style-name="ce207" style:data-style-name="N115"/>
    <style:style style:name="ce207C4" style:family="table-cell" style:parent-style-name="ce207" style:data-style-name="N116"/>
    <style:style style:name="ce207P4" style:family="table-cell" style:parent-style-name="ce207" style:data-style-name="N118"/>
    <style:style style:name="ce207N4" style:family="table-cell" style:parent-style-name="ce207" style:data-style-name="N117"/>
    <style:style style:name="ce207C5" style:family="table-cell" style:parent-style-name="ce207" style:data-style-name="N119"/>
    <style:style style:name="ce207P5" style:family="table-cell" style:parent-style-name="ce207" style:data-style-name="N120"/>
    <style:style style:name="ce207N5" style:family="table-cell" style:parent-style-name="ce207" style:data-style-name="N121"/>
    <style:style style:name="ce207C6" style:family="table-cell" style:parent-style-name="ce207" style:data-style-name="N122"/>
    <style:style style:name="ce207P6" style:family="table-cell" style:parent-style-name="ce207" style:data-style-name="N123"/>
    <style:style style:name="ce207N6" style:family="table-cell" style:parent-style-name="ce207" style:data-style-name="N124"/>
    <style:style style:name="ce207C7" style:family="table-cell" style:parent-style-name="ce207" style:data-style-name="N125"/>
    <style:style style:name="ce207P7" style:family="table-cell" style:parent-style-name="ce207" style:data-style-name="N126"/>
    <style:style style:name="ce207N7" style:family="table-cell" style:parent-style-name="ce207" style:data-style-name="N127"/>
    <style:style style:name="ce207C8" style:family="table-cell" style:parent-style-name="ce207" style:data-style-name="N128"/>
    <style:style style:name="ce207P8" style:family="table-cell" style:parent-style-name="ce207" style:data-style-name="N129"/>
    <style:style style:name="ce207N8" style:family="table-cell" style:parent-style-name="ce207" style:data-style-name="N130"/>
    <style:style style:name="ce20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208DA" style:family="table-cell" style:parent-style-name="ce208" style:data-style-name="N36"/>
    <style:style style:name="ce208DH" style:family="table-cell" style:parent-style-name="ce208" style:data-style-name="N51"/>
    <style:style style:name="ce208DE" style:family="table-cell" style:parent-style-name="ce208" style:data-style-name="N76"/>
    <style:style style:name="ce208C0" style:family="table-cell" style:parent-style-name="ce208" style:data-style-name="N103"/>
    <style:style style:name="ce208P0" style:family="table-cell" style:parent-style-name="ce208" style:data-style-name="N10"/>
    <style:style style:name="ce208N0" style:family="table-cell" style:parent-style-name="ce208" style:data-style-name="N113"/>
    <style:style style:name="ce208C1" style:family="table-cell" style:parent-style-name="ce208" style:data-style-name="N110"/>
    <style:style style:name="ce208P1" style:family="table-cell" style:parent-style-name="ce208" style:data-style-name="N111"/>
    <style:style style:name="ce208N1" style:family="table-cell" style:parent-style-name="ce208" style:data-style-name="N112"/>
    <style:style style:name="ce208C2" style:family="table-cell" style:parent-style-name="ce208" style:data-style-name="N104"/>
    <style:style style:name="ce208P2" style:family="table-cell" style:parent-style-name="ce208" style:data-style-name="N11"/>
    <style:style style:name="ce208N2" style:family="table-cell" style:parent-style-name="ce208" style:data-style-name="N109"/>
    <style:style style:name="ce208C3" style:family="table-cell" style:parent-style-name="ce208" style:data-style-name="N114"/>
    <style:style style:name="ce208P3" style:family="table-cell" style:parent-style-name="ce208" style:data-style-name="N107"/>
    <style:style style:name="ce208N3" style:family="table-cell" style:parent-style-name="ce208" style:data-style-name="N115"/>
    <style:style style:name="ce208C4" style:family="table-cell" style:parent-style-name="ce208" style:data-style-name="N116"/>
    <style:style style:name="ce208P4" style:family="table-cell" style:parent-style-name="ce208" style:data-style-name="N118"/>
    <style:style style:name="ce208N4" style:family="table-cell" style:parent-style-name="ce208" style:data-style-name="N117"/>
    <style:style style:name="ce208C5" style:family="table-cell" style:parent-style-name="ce208" style:data-style-name="N119"/>
    <style:style style:name="ce208P5" style:family="table-cell" style:parent-style-name="ce208" style:data-style-name="N120"/>
    <style:style style:name="ce208N5" style:family="table-cell" style:parent-style-name="ce208" style:data-style-name="N121"/>
    <style:style style:name="ce208C6" style:family="table-cell" style:parent-style-name="ce208" style:data-style-name="N122"/>
    <style:style style:name="ce208P6" style:family="table-cell" style:parent-style-name="ce208" style:data-style-name="N123"/>
    <style:style style:name="ce208N6" style:family="table-cell" style:parent-style-name="ce208" style:data-style-name="N124"/>
    <style:style style:name="ce208C7" style:family="table-cell" style:parent-style-name="ce208" style:data-style-name="N125"/>
    <style:style style:name="ce208P7" style:family="table-cell" style:parent-style-name="ce208" style:data-style-name="N126"/>
    <style:style style:name="ce208N7" style:family="table-cell" style:parent-style-name="ce208" style:data-style-name="N127"/>
    <style:style style:name="ce208C8" style:family="table-cell" style:parent-style-name="ce208" style:data-style-name="N128"/>
    <style:style style:name="ce208P8" style:family="table-cell" style:parent-style-name="ce208" style:data-style-name="N129"/>
    <style:style style:name="ce208N8" style:family="table-cell" style:parent-style-name="ce208" style:data-style-name="N130"/>
    <style:style style:name="ce209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209DA" style:family="table-cell" style:parent-style-name="ce209" style:data-style-name="N36"/>
    <style:style style:name="ce209DH" style:family="table-cell" style:parent-style-name="ce209" style:data-style-name="N51"/>
    <style:style style:name="ce209DE" style:family="table-cell" style:parent-style-name="ce209" style:data-style-name="N76"/>
    <style:style style:name="ce209C0" style:family="table-cell" style:parent-style-name="ce209" style:data-style-name="N103"/>
    <style:style style:name="ce209P0" style:family="table-cell" style:parent-style-name="ce209" style:data-style-name="N10"/>
    <style:style style:name="ce209N0" style:family="table-cell" style:parent-style-name="ce209" style:data-style-name="N113"/>
    <style:style style:name="ce209C1" style:family="table-cell" style:parent-style-name="ce209" style:data-style-name="N110"/>
    <style:style style:name="ce209P1" style:family="table-cell" style:parent-style-name="ce209" style:data-style-name="N111"/>
    <style:style style:name="ce209N1" style:family="table-cell" style:parent-style-name="ce209" style:data-style-name="N112"/>
    <style:style style:name="ce209C2" style:family="table-cell" style:parent-style-name="ce209" style:data-style-name="N104"/>
    <style:style style:name="ce209P2" style:family="table-cell" style:parent-style-name="ce209" style:data-style-name="N11"/>
    <style:style style:name="ce209N2" style:family="table-cell" style:parent-style-name="ce209" style:data-style-name="N109"/>
    <style:style style:name="ce209C3" style:family="table-cell" style:parent-style-name="ce209" style:data-style-name="N114"/>
    <style:style style:name="ce209P3" style:family="table-cell" style:parent-style-name="ce209" style:data-style-name="N107"/>
    <style:style style:name="ce209N3" style:family="table-cell" style:parent-style-name="ce209" style:data-style-name="N115"/>
    <style:style style:name="ce209C4" style:family="table-cell" style:parent-style-name="ce209" style:data-style-name="N116"/>
    <style:style style:name="ce209P4" style:family="table-cell" style:parent-style-name="ce209" style:data-style-name="N118"/>
    <style:style style:name="ce209N4" style:family="table-cell" style:parent-style-name="ce209" style:data-style-name="N117"/>
    <style:style style:name="ce209C5" style:family="table-cell" style:parent-style-name="ce209" style:data-style-name="N119"/>
    <style:style style:name="ce209P5" style:family="table-cell" style:parent-style-name="ce209" style:data-style-name="N120"/>
    <style:style style:name="ce209N5" style:family="table-cell" style:parent-style-name="ce209" style:data-style-name="N121"/>
    <style:style style:name="ce209C6" style:family="table-cell" style:parent-style-name="ce209" style:data-style-name="N122"/>
    <style:style style:name="ce209P6" style:family="table-cell" style:parent-style-name="ce209" style:data-style-name="N123"/>
    <style:style style:name="ce209N6" style:family="table-cell" style:parent-style-name="ce209" style:data-style-name="N124"/>
    <style:style style:name="ce209C7" style:family="table-cell" style:parent-style-name="ce209" style:data-style-name="N125"/>
    <style:style style:name="ce209P7" style:family="table-cell" style:parent-style-name="ce209" style:data-style-name="N126"/>
    <style:style style:name="ce209N7" style:family="table-cell" style:parent-style-name="ce209" style:data-style-name="N127"/>
    <style:style style:name="ce209C8" style:family="table-cell" style:parent-style-name="ce209" style:data-style-name="N128"/>
    <style:style style:name="ce209P8" style:family="table-cell" style:parent-style-name="ce209" style:data-style-name="N129"/>
    <style:style style:name="ce209N8" style:family="table-cell" style:parent-style-name="ce209" style:data-style-name="N130"/>
    <style:style style:name="ce210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 fo:font-weight="bold"/>
    </style:style>
    <style:style style:name="ce210DA" style:family="table-cell" style:parent-style-name="ce210" style:data-style-name="N36"/>
    <style:style style:name="ce210DH" style:family="table-cell" style:parent-style-name="ce210" style:data-style-name="N51"/>
    <style:style style:name="ce210DE" style:family="table-cell" style:parent-style-name="ce210" style:data-style-name="N76"/>
    <style:style style:name="ce210C0" style:family="table-cell" style:parent-style-name="ce210" style:data-style-name="N103"/>
    <style:style style:name="ce210P0" style:family="table-cell" style:parent-style-name="ce210" style:data-style-name="N10"/>
    <style:style style:name="ce210N0" style:family="table-cell" style:parent-style-name="ce210" style:data-style-name="N113"/>
    <style:style style:name="ce210C1" style:family="table-cell" style:parent-style-name="ce210" style:data-style-name="N110"/>
    <style:style style:name="ce210P1" style:family="table-cell" style:parent-style-name="ce210" style:data-style-name="N111"/>
    <style:style style:name="ce210N1" style:family="table-cell" style:parent-style-name="ce210" style:data-style-name="N112"/>
    <style:style style:name="ce210C2" style:family="table-cell" style:parent-style-name="ce210" style:data-style-name="N104"/>
    <style:style style:name="ce210P2" style:family="table-cell" style:parent-style-name="ce210" style:data-style-name="N11"/>
    <style:style style:name="ce210N2" style:family="table-cell" style:parent-style-name="ce210" style:data-style-name="N109"/>
    <style:style style:name="ce210C3" style:family="table-cell" style:parent-style-name="ce210" style:data-style-name="N114"/>
    <style:style style:name="ce210P3" style:family="table-cell" style:parent-style-name="ce210" style:data-style-name="N107"/>
    <style:style style:name="ce210N3" style:family="table-cell" style:parent-style-name="ce210" style:data-style-name="N115"/>
    <style:style style:name="ce210C4" style:family="table-cell" style:parent-style-name="ce210" style:data-style-name="N116"/>
    <style:style style:name="ce210P4" style:family="table-cell" style:parent-style-name="ce210" style:data-style-name="N118"/>
    <style:style style:name="ce210N4" style:family="table-cell" style:parent-style-name="ce210" style:data-style-name="N117"/>
    <style:style style:name="ce210C5" style:family="table-cell" style:parent-style-name="ce210" style:data-style-name="N119"/>
    <style:style style:name="ce210P5" style:family="table-cell" style:parent-style-name="ce210" style:data-style-name="N120"/>
    <style:style style:name="ce210N5" style:family="table-cell" style:parent-style-name="ce210" style:data-style-name="N121"/>
    <style:style style:name="ce210C6" style:family="table-cell" style:parent-style-name="ce210" style:data-style-name="N122"/>
    <style:style style:name="ce210P6" style:family="table-cell" style:parent-style-name="ce210" style:data-style-name="N123"/>
    <style:style style:name="ce210N6" style:family="table-cell" style:parent-style-name="ce210" style:data-style-name="N124"/>
    <style:style style:name="ce210C7" style:family="table-cell" style:parent-style-name="ce210" style:data-style-name="N125"/>
    <style:style style:name="ce210P7" style:family="table-cell" style:parent-style-name="ce210" style:data-style-name="N126"/>
    <style:style style:name="ce210N7" style:family="table-cell" style:parent-style-name="ce210" style:data-style-name="N127"/>
    <style:style style:name="ce210C8" style:family="table-cell" style:parent-style-name="ce210" style:data-style-name="N128"/>
    <style:style style:name="ce210P8" style:family="table-cell" style:parent-style-name="ce210" style:data-style-name="N129"/>
    <style:style style:name="ce210N8" style:family="table-cell" style:parent-style-name="ce210" style:data-style-name="N130"/>
    <style:style style:name="ce211" style:family="table-cell">
      <style:table-cell-properties style:text-align-source="fix" style:repeat-content="false"/>
      <style:paragraph-properties fo:text-align="start"/>
      <style:text-properties style:font-name="Tahoma" fo:font-size="10pt" fo:font-style="italic"/>
    </style:style>
    <style:style style:name="ce211DA" style:family="table-cell" style:parent-style-name="ce211" style:data-style-name="N36"/>
    <style:style style:name="ce211DH" style:family="table-cell" style:parent-style-name="ce211" style:data-style-name="N51"/>
    <style:style style:name="ce211DE" style:family="table-cell" style:parent-style-name="ce211" style:data-style-name="N76"/>
    <style:style style:name="ce211C0" style:family="table-cell" style:parent-style-name="ce211" style:data-style-name="N103"/>
    <style:style style:name="ce211P0" style:family="table-cell" style:parent-style-name="ce211" style:data-style-name="N10"/>
    <style:style style:name="ce211N0" style:family="table-cell" style:parent-style-name="ce211" style:data-style-name="N113"/>
    <style:style style:name="ce211C1" style:family="table-cell" style:parent-style-name="ce211" style:data-style-name="N110"/>
    <style:style style:name="ce211P1" style:family="table-cell" style:parent-style-name="ce211" style:data-style-name="N111"/>
    <style:style style:name="ce211N1" style:family="table-cell" style:parent-style-name="ce211" style:data-style-name="N112"/>
    <style:style style:name="ce211C2" style:family="table-cell" style:parent-style-name="ce211" style:data-style-name="N104"/>
    <style:style style:name="ce211P2" style:family="table-cell" style:parent-style-name="ce211" style:data-style-name="N11"/>
    <style:style style:name="ce211N2" style:family="table-cell" style:parent-style-name="ce211" style:data-style-name="N109"/>
    <style:style style:name="ce211C3" style:family="table-cell" style:parent-style-name="ce211" style:data-style-name="N114"/>
    <style:style style:name="ce211P3" style:family="table-cell" style:parent-style-name="ce211" style:data-style-name="N107"/>
    <style:style style:name="ce211N3" style:family="table-cell" style:parent-style-name="ce211" style:data-style-name="N115"/>
    <style:style style:name="ce211C4" style:family="table-cell" style:parent-style-name="ce211" style:data-style-name="N116"/>
    <style:style style:name="ce211P4" style:family="table-cell" style:parent-style-name="ce211" style:data-style-name="N118"/>
    <style:style style:name="ce211N4" style:family="table-cell" style:parent-style-name="ce211" style:data-style-name="N117"/>
    <style:style style:name="ce211C5" style:family="table-cell" style:parent-style-name="ce211" style:data-style-name="N119"/>
    <style:style style:name="ce211P5" style:family="table-cell" style:parent-style-name="ce211" style:data-style-name="N120"/>
    <style:style style:name="ce211N5" style:family="table-cell" style:parent-style-name="ce211" style:data-style-name="N121"/>
    <style:style style:name="ce211C6" style:family="table-cell" style:parent-style-name="ce211" style:data-style-name="N122"/>
    <style:style style:name="ce211P6" style:family="table-cell" style:parent-style-name="ce211" style:data-style-name="N123"/>
    <style:style style:name="ce211N6" style:family="table-cell" style:parent-style-name="ce211" style:data-style-name="N124"/>
    <style:style style:name="ce211C7" style:family="table-cell" style:parent-style-name="ce211" style:data-style-name="N125"/>
    <style:style style:name="ce211P7" style:family="table-cell" style:parent-style-name="ce211" style:data-style-name="N126"/>
    <style:style style:name="ce211N7" style:family="table-cell" style:parent-style-name="ce211" style:data-style-name="N127"/>
    <style:style style:name="ce211C8" style:family="table-cell" style:parent-style-name="ce211" style:data-style-name="N128"/>
    <style:style style:name="ce211P8" style:family="table-cell" style:parent-style-name="ce211" style:data-style-name="N129"/>
    <style:style style:name="ce211N8" style:family="table-cell" style:parent-style-name="ce211" style:data-style-name="N130"/>
    <style:style style:name="ce212" style:family="table-cell">
      <style:table-cell-properties style:text-align-source="fix" style:repeat-content="false"/>
      <style:paragraph-properties fo:text-align="end"/>
      <style:text-properties style:font-name="Tahoma" fo:font-size="10pt" fo:font-style="italic"/>
    </style:style>
    <style:style style:name="ce212DA" style:family="table-cell" style:parent-style-name="ce212" style:data-style-name="N36"/>
    <style:style style:name="ce212DH" style:family="table-cell" style:parent-style-name="ce212" style:data-style-name="N51"/>
    <style:style style:name="ce212DE" style:family="table-cell" style:parent-style-name="ce212" style:data-style-name="N76"/>
    <style:style style:name="ce212C0" style:family="table-cell" style:parent-style-name="ce212" style:data-style-name="N103"/>
    <style:style style:name="ce212P0" style:family="table-cell" style:parent-style-name="ce212" style:data-style-name="N10"/>
    <style:style style:name="ce212N0" style:family="table-cell" style:parent-style-name="ce212" style:data-style-name="N113"/>
    <style:style style:name="ce212C1" style:family="table-cell" style:parent-style-name="ce212" style:data-style-name="N110"/>
    <style:style style:name="ce212P1" style:family="table-cell" style:parent-style-name="ce212" style:data-style-name="N111"/>
    <style:style style:name="ce212N1" style:family="table-cell" style:parent-style-name="ce212" style:data-style-name="N112"/>
    <style:style style:name="ce212C2" style:family="table-cell" style:parent-style-name="ce212" style:data-style-name="N104"/>
    <style:style style:name="ce212P2" style:family="table-cell" style:parent-style-name="ce212" style:data-style-name="N11"/>
    <style:style style:name="ce212N2" style:family="table-cell" style:parent-style-name="ce212" style:data-style-name="N109"/>
    <style:style style:name="ce212C3" style:family="table-cell" style:parent-style-name="ce212" style:data-style-name="N114"/>
    <style:style style:name="ce212P3" style:family="table-cell" style:parent-style-name="ce212" style:data-style-name="N107"/>
    <style:style style:name="ce212N3" style:family="table-cell" style:parent-style-name="ce212" style:data-style-name="N115"/>
    <style:style style:name="ce212C4" style:family="table-cell" style:parent-style-name="ce212" style:data-style-name="N116"/>
    <style:style style:name="ce212P4" style:family="table-cell" style:parent-style-name="ce212" style:data-style-name="N118"/>
    <style:style style:name="ce212N4" style:family="table-cell" style:parent-style-name="ce212" style:data-style-name="N117"/>
    <style:style style:name="ce212C5" style:family="table-cell" style:parent-style-name="ce212" style:data-style-name="N119"/>
    <style:style style:name="ce212P5" style:family="table-cell" style:parent-style-name="ce212" style:data-style-name="N120"/>
    <style:style style:name="ce212N5" style:family="table-cell" style:parent-style-name="ce212" style:data-style-name="N121"/>
    <style:style style:name="ce212C6" style:family="table-cell" style:parent-style-name="ce212" style:data-style-name="N122"/>
    <style:style style:name="ce212P6" style:family="table-cell" style:parent-style-name="ce212" style:data-style-name="N123"/>
    <style:style style:name="ce212N6" style:family="table-cell" style:parent-style-name="ce212" style:data-style-name="N124"/>
    <style:style style:name="ce212C7" style:family="table-cell" style:parent-style-name="ce212" style:data-style-name="N125"/>
    <style:style style:name="ce212P7" style:family="table-cell" style:parent-style-name="ce212" style:data-style-name="N126"/>
    <style:style style:name="ce212N7" style:family="table-cell" style:parent-style-name="ce212" style:data-style-name="N127"/>
    <style:style style:name="ce212C8" style:family="table-cell" style:parent-style-name="ce212" style:data-style-name="N128"/>
    <style:style style:name="ce212P8" style:family="table-cell" style:parent-style-name="ce212" style:data-style-name="N129"/>
    <style:style style:name="ce212N8" style:family="table-cell" style:parent-style-name="ce212" style:data-style-name="N130"/>
    <style:style style:name="ce213" style:family="table-cell">
      <style:table-cell-properties style:text-align-source="fix" style:repeat-content="false"/>
      <style:paragraph-properties fo:text-align="center"/>
      <style:text-properties style:font-name="Tahoma" fo:font-size="10pt" fo:font-style="italic"/>
    </style:style>
    <style:style style:name="ce213DA" style:family="table-cell" style:parent-style-name="ce213" style:data-style-name="N36"/>
    <style:style style:name="ce213DH" style:family="table-cell" style:parent-style-name="ce213" style:data-style-name="N51"/>
    <style:style style:name="ce213DE" style:family="table-cell" style:parent-style-name="ce213" style:data-style-name="N76"/>
    <style:style style:name="ce213C0" style:family="table-cell" style:parent-style-name="ce213" style:data-style-name="N103"/>
    <style:style style:name="ce213P0" style:family="table-cell" style:parent-style-name="ce213" style:data-style-name="N10"/>
    <style:style style:name="ce213N0" style:family="table-cell" style:parent-style-name="ce213" style:data-style-name="N113"/>
    <style:style style:name="ce213C1" style:family="table-cell" style:parent-style-name="ce213" style:data-style-name="N110"/>
    <style:style style:name="ce213P1" style:family="table-cell" style:parent-style-name="ce213" style:data-style-name="N111"/>
    <style:style style:name="ce213N1" style:family="table-cell" style:parent-style-name="ce213" style:data-style-name="N112"/>
    <style:style style:name="ce213C2" style:family="table-cell" style:parent-style-name="ce213" style:data-style-name="N104"/>
    <style:style style:name="ce213P2" style:family="table-cell" style:parent-style-name="ce213" style:data-style-name="N11"/>
    <style:style style:name="ce213N2" style:family="table-cell" style:parent-style-name="ce213" style:data-style-name="N109"/>
    <style:style style:name="ce213C3" style:family="table-cell" style:parent-style-name="ce213" style:data-style-name="N114"/>
    <style:style style:name="ce213P3" style:family="table-cell" style:parent-style-name="ce213" style:data-style-name="N107"/>
    <style:style style:name="ce213N3" style:family="table-cell" style:parent-style-name="ce213" style:data-style-name="N115"/>
    <style:style style:name="ce213C4" style:family="table-cell" style:parent-style-name="ce213" style:data-style-name="N116"/>
    <style:style style:name="ce213P4" style:family="table-cell" style:parent-style-name="ce213" style:data-style-name="N118"/>
    <style:style style:name="ce213N4" style:family="table-cell" style:parent-style-name="ce213" style:data-style-name="N117"/>
    <style:style style:name="ce213C5" style:family="table-cell" style:parent-style-name="ce213" style:data-style-name="N119"/>
    <style:style style:name="ce213P5" style:family="table-cell" style:parent-style-name="ce213" style:data-style-name="N120"/>
    <style:style style:name="ce213N5" style:family="table-cell" style:parent-style-name="ce213" style:data-style-name="N121"/>
    <style:style style:name="ce213C6" style:family="table-cell" style:parent-style-name="ce213" style:data-style-name="N122"/>
    <style:style style:name="ce213P6" style:family="table-cell" style:parent-style-name="ce213" style:data-style-name="N123"/>
    <style:style style:name="ce213N6" style:family="table-cell" style:parent-style-name="ce213" style:data-style-name="N124"/>
    <style:style style:name="ce213C7" style:family="table-cell" style:parent-style-name="ce213" style:data-style-name="N125"/>
    <style:style style:name="ce213P7" style:family="table-cell" style:parent-style-name="ce213" style:data-style-name="N126"/>
    <style:style style:name="ce213N7" style:family="table-cell" style:parent-style-name="ce213" style:data-style-name="N127"/>
    <style:style style:name="ce213C8" style:family="table-cell" style:parent-style-name="ce213" style:data-style-name="N128"/>
    <style:style style:name="ce213P8" style:family="table-cell" style:parent-style-name="ce213" style:data-style-name="N129"/>
    <style:style style:name="ce213N8" style:family="table-cell" style:parent-style-name="ce213" style:data-style-name="N130"/>
    <style:style style:name="ce214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 fo:font-style="italic"/>
    </style:style>
    <style:style style:name="ce214DA" style:family="table-cell" style:parent-style-name="ce214" style:data-style-name="N36"/>
    <style:style style:name="ce214DH" style:family="table-cell" style:parent-style-name="ce214" style:data-style-name="N51"/>
    <style:style style:name="ce214DE" style:family="table-cell" style:parent-style-name="ce214" style:data-style-name="N76"/>
    <style:style style:name="ce214C0" style:family="table-cell" style:parent-style-name="ce214" style:data-style-name="N103"/>
    <style:style style:name="ce214P0" style:family="table-cell" style:parent-style-name="ce214" style:data-style-name="N10"/>
    <style:style style:name="ce214N0" style:family="table-cell" style:parent-style-name="ce214" style:data-style-name="N113"/>
    <style:style style:name="ce214C1" style:family="table-cell" style:parent-style-name="ce214" style:data-style-name="N110"/>
    <style:style style:name="ce214P1" style:family="table-cell" style:parent-style-name="ce214" style:data-style-name="N111"/>
    <style:style style:name="ce214N1" style:family="table-cell" style:parent-style-name="ce214" style:data-style-name="N112"/>
    <style:style style:name="ce214C2" style:family="table-cell" style:parent-style-name="ce214" style:data-style-name="N104"/>
    <style:style style:name="ce214P2" style:family="table-cell" style:parent-style-name="ce214" style:data-style-name="N11"/>
    <style:style style:name="ce214N2" style:family="table-cell" style:parent-style-name="ce214" style:data-style-name="N109"/>
    <style:style style:name="ce214C3" style:family="table-cell" style:parent-style-name="ce214" style:data-style-name="N114"/>
    <style:style style:name="ce214P3" style:family="table-cell" style:parent-style-name="ce214" style:data-style-name="N107"/>
    <style:style style:name="ce214N3" style:family="table-cell" style:parent-style-name="ce214" style:data-style-name="N115"/>
    <style:style style:name="ce214C4" style:family="table-cell" style:parent-style-name="ce214" style:data-style-name="N116"/>
    <style:style style:name="ce214P4" style:family="table-cell" style:parent-style-name="ce214" style:data-style-name="N118"/>
    <style:style style:name="ce214N4" style:family="table-cell" style:parent-style-name="ce214" style:data-style-name="N117"/>
    <style:style style:name="ce214C5" style:family="table-cell" style:parent-style-name="ce214" style:data-style-name="N119"/>
    <style:style style:name="ce214P5" style:family="table-cell" style:parent-style-name="ce214" style:data-style-name="N120"/>
    <style:style style:name="ce214N5" style:family="table-cell" style:parent-style-name="ce214" style:data-style-name="N121"/>
    <style:style style:name="ce214C6" style:family="table-cell" style:parent-style-name="ce214" style:data-style-name="N122"/>
    <style:style style:name="ce214P6" style:family="table-cell" style:parent-style-name="ce214" style:data-style-name="N123"/>
    <style:style style:name="ce214N6" style:family="table-cell" style:parent-style-name="ce214" style:data-style-name="N124"/>
    <style:style style:name="ce214C7" style:family="table-cell" style:parent-style-name="ce214" style:data-style-name="N125"/>
    <style:style style:name="ce214P7" style:family="table-cell" style:parent-style-name="ce214" style:data-style-name="N126"/>
    <style:style style:name="ce214N7" style:family="table-cell" style:parent-style-name="ce214" style:data-style-name="N127"/>
    <style:style style:name="ce214C8" style:family="table-cell" style:parent-style-name="ce214" style:data-style-name="N128"/>
    <style:style style:name="ce214P8" style:family="table-cell" style:parent-style-name="ce214" style:data-style-name="N129"/>
    <style:style style:name="ce214N8" style:family="table-cell" style:parent-style-name="ce214" style:data-style-name="N130"/>
    <style:style style:name="ce215" style:family="table-cell">
      <style:table-cell-properties style:text-align-source="fix" style:repeat-content="false"/>
      <style:paragraph-properties fo:text-align="end"/>
      <style:text-properties style:font-name="Tahoma" fo:font-weight="bold" fo:font-style="italic"/>
    </style:style>
    <style:style style:name="ce215DA" style:family="table-cell" style:parent-style-name="ce215" style:data-style-name="N36"/>
    <style:style style:name="ce215DH" style:family="table-cell" style:parent-style-name="ce215" style:data-style-name="N51"/>
    <style:style style:name="ce215DE" style:family="table-cell" style:parent-style-name="ce215" style:data-style-name="N76"/>
    <style:style style:name="ce215C0" style:family="table-cell" style:parent-style-name="ce215" style:data-style-name="N103"/>
    <style:style style:name="ce215P0" style:family="table-cell" style:parent-style-name="ce215" style:data-style-name="N10"/>
    <style:style style:name="ce215N0" style:family="table-cell" style:parent-style-name="ce215" style:data-style-name="N113"/>
    <style:style style:name="ce215C1" style:family="table-cell" style:parent-style-name="ce215" style:data-style-name="N110"/>
    <style:style style:name="ce215P1" style:family="table-cell" style:parent-style-name="ce215" style:data-style-name="N111"/>
    <style:style style:name="ce215N1" style:family="table-cell" style:parent-style-name="ce215" style:data-style-name="N112"/>
    <style:style style:name="ce215C2" style:family="table-cell" style:parent-style-name="ce215" style:data-style-name="N104"/>
    <style:style style:name="ce215P2" style:family="table-cell" style:parent-style-name="ce215" style:data-style-name="N11"/>
    <style:style style:name="ce215N2" style:family="table-cell" style:parent-style-name="ce215" style:data-style-name="N109"/>
    <style:style style:name="ce215C3" style:family="table-cell" style:parent-style-name="ce215" style:data-style-name="N114"/>
    <style:style style:name="ce215P3" style:family="table-cell" style:parent-style-name="ce215" style:data-style-name="N107"/>
    <style:style style:name="ce215N3" style:family="table-cell" style:parent-style-name="ce215" style:data-style-name="N115"/>
    <style:style style:name="ce215C4" style:family="table-cell" style:parent-style-name="ce215" style:data-style-name="N116"/>
    <style:style style:name="ce215P4" style:family="table-cell" style:parent-style-name="ce215" style:data-style-name="N118"/>
    <style:style style:name="ce215N4" style:family="table-cell" style:parent-style-name="ce215" style:data-style-name="N117"/>
    <style:style style:name="ce215C5" style:family="table-cell" style:parent-style-name="ce215" style:data-style-name="N119"/>
    <style:style style:name="ce215P5" style:family="table-cell" style:parent-style-name="ce215" style:data-style-name="N120"/>
    <style:style style:name="ce215N5" style:family="table-cell" style:parent-style-name="ce215" style:data-style-name="N121"/>
    <style:style style:name="ce215C6" style:family="table-cell" style:parent-style-name="ce215" style:data-style-name="N122"/>
    <style:style style:name="ce215P6" style:family="table-cell" style:parent-style-name="ce215" style:data-style-name="N123"/>
    <style:style style:name="ce215N6" style:family="table-cell" style:parent-style-name="ce215" style:data-style-name="N124"/>
    <style:style style:name="ce215C7" style:family="table-cell" style:parent-style-name="ce215" style:data-style-name="N125"/>
    <style:style style:name="ce215P7" style:family="table-cell" style:parent-style-name="ce215" style:data-style-name="N126"/>
    <style:style style:name="ce215N7" style:family="table-cell" style:parent-style-name="ce215" style:data-style-name="N127"/>
    <style:style style:name="ce215C8" style:family="table-cell" style:parent-style-name="ce215" style:data-style-name="N128"/>
    <style:style style:name="ce215P8" style:family="table-cell" style:parent-style-name="ce215" style:data-style-name="N129"/>
    <style:style style:name="ce215N8" style:family="table-cell" style:parent-style-name="ce215" style:data-style-name="N130"/>
    <style:style style:name="ce216" style:family="table-cell">
      <style:table-cell-properties style:text-align-source="fix" style:repeat-content="false"/>
      <style:paragraph-properties fo:text-align="center"/>
      <style:text-properties style:font-name="Tahoma" fo:font-weight="bold" fo:font-style="italic"/>
    </style:style>
    <style:style style:name="ce216DA" style:family="table-cell" style:parent-style-name="ce216" style:data-style-name="N36"/>
    <style:style style:name="ce216DH" style:family="table-cell" style:parent-style-name="ce216" style:data-style-name="N51"/>
    <style:style style:name="ce216DE" style:family="table-cell" style:parent-style-name="ce216" style:data-style-name="N76"/>
    <style:style style:name="ce216C0" style:family="table-cell" style:parent-style-name="ce216" style:data-style-name="N103"/>
    <style:style style:name="ce216P0" style:family="table-cell" style:parent-style-name="ce216" style:data-style-name="N10"/>
    <style:style style:name="ce216N0" style:family="table-cell" style:parent-style-name="ce216" style:data-style-name="N113"/>
    <style:style style:name="ce216C1" style:family="table-cell" style:parent-style-name="ce216" style:data-style-name="N110"/>
    <style:style style:name="ce216P1" style:family="table-cell" style:parent-style-name="ce216" style:data-style-name="N111"/>
    <style:style style:name="ce216N1" style:family="table-cell" style:parent-style-name="ce216" style:data-style-name="N112"/>
    <style:style style:name="ce216C2" style:family="table-cell" style:parent-style-name="ce216" style:data-style-name="N104"/>
    <style:style style:name="ce216P2" style:family="table-cell" style:parent-style-name="ce216" style:data-style-name="N11"/>
    <style:style style:name="ce216N2" style:family="table-cell" style:parent-style-name="ce216" style:data-style-name="N109"/>
    <style:style style:name="ce216C3" style:family="table-cell" style:parent-style-name="ce216" style:data-style-name="N114"/>
    <style:style style:name="ce216P3" style:family="table-cell" style:parent-style-name="ce216" style:data-style-name="N107"/>
    <style:style style:name="ce216N3" style:family="table-cell" style:parent-style-name="ce216" style:data-style-name="N115"/>
    <style:style style:name="ce216C4" style:family="table-cell" style:parent-style-name="ce216" style:data-style-name="N116"/>
    <style:style style:name="ce216P4" style:family="table-cell" style:parent-style-name="ce216" style:data-style-name="N118"/>
    <style:style style:name="ce216N4" style:family="table-cell" style:parent-style-name="ce216" style:data-style-name="N117"/>
    <style:style style:name="ce216C5" style:family="table-cell" style:parent-style-name="ce216" style:data-style-name="N119"/>
    <style:style style:name="ce216P5" style:family="table-cell" style:parent-style-name="ce216" style:data-style-name="N120"/>
    <style:style style:name="ce216N5" style:family="table-cell" style:parent-style-name="ce216" style:data-style-name="N121"/>
    <style:style style:name="ce216C6" style:family="table-cell" style:parent-style-name="ce216" style:data-style-name="N122"/>
    <style:style style:name="ce216P6" style:family="table-cell" style:parent-style-name="ce216" style:data-style-name="N123"/>
    <style:style style:name="ce216N6" style:family="table-cell" style:parent-style-name="ce216" style:data-style-name="N124"/>
    <style:style style:name="ce216C7" style:family="table-cell" style:parent-style-name="ce216" style:data-style-name="N125"/>
    <style:style style:name="ce216P7" style:family="table-cell" style:parent-style-name="ce216" style:data-style-name="N126"/>
    <style:style style:name="ce216N7" style:family="table-cell" style:parent-style-name="ce216" style:data-style-name="N127"/>
    <style:style style:name="ce216C8" style:family="table-cell" style:parent-style-name="ce216" style:data-style-name="N128"/>
    <style:style style:name="ce216P8" style:family="table-cell" style:parent-style-name="ce216" style:data-style-name="N129"/>
    <style:style style:name="ce216N8" style:family="table-cell" style:parent-style-name="ce216" style:data-style-name="N130"/>
    <style:style style:name="ce217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/>
    </style:style>
    <style:style style:name="ce217DA" style:family="table-cell" style:parent-style-name="ce217" style:data-style-name="N36"/>
    <style:style style:name="ce217DH" style:family="table-cell" style:parent-style-name="ce217" style:data-style-name="N51"/>
    <style:style style:name="ce217DE" style:family="table-cell" style:parent-style-name="ce217" style:data-style-name="N76"/>
    <style:style style:name="ce217C0" style:family="table-cell" style:parent-style-name="ce217" style:data-style-name="N103"/>
    <style:style style:name="ce217P0" style:family="table-cell" style:parent-style-name="ce217" style:data-style-name="N10"/>
    <style:style style:name="ce217N0" style:family="table-cell" style:parent-style-name="ce217" style:data-style-name="N113"/>
    <style:style style:name="ce217C1" style:family="table-cell" style:parent-style-name="ce217" style:data-style-name="N110"/>
    <style:style style:name="ce217P1" style:family="table-cell" style:parent-style-name="ce217" style:data-style-name="N111"/>
    <style:style style:name="ce217N1" style:family="table-cell" style:parent-style-name="ce217" style:data-style-name="N112"/>
    <style:style style:name="ce217C2" style:family="table-cell" style:parent-style-name="ce217" style:data-style-name="N104"/>
    <style:style style:name="ce217P2" style:family="table-cell" style:parent-style-name="ce217" style:data-style-name="N11"/>
    <style:style style:name="ce217N2" style:family="table-cell" style:parent-style-name="ce217" style:data-style-name="N109"/>
    <style:style style:name="ce217C3" style:family="table-cell" style:parent-style-name="ce217" style:data-style-name="N114"/>
    <style:style style:name="ce217P3" style:family="table-cell" style:parent-style-name="ce217" style:data-style-name="N107"/>
    <style:style style:name="ce217N3" style:family="table-cell" style:parent-style-name="ce217" style:data-style-name="N115"/>
    <style:style style:name="ce217C4" style:family="table-cell" style:parent-style-name="ce217" style:data-style-name="N116"/>
    <style:style style:name="ce217P4" style:family="table-cell" style:parent-style-name="ce217" style:data-style-name="N118"/>
    <style:style style:name="ce217N4" style:family="table-cell" style:parent-style-name="ce217" style:data-style-name="N117"/>
    <style:style style:name="ce217C5" style:family="table-cell" style:parent-style-name="ce217" style:data-style-name="N119"/>
    <style:style style:name="ce217P5" style:family="table-cell" style:parent-style-name="ce217" style:data-style-name="N120"/>
    <style:style style:name="ce217N5" style:family="table-cell" style:parent-style-name="ce217" style:data-style-name="N121"/>
    <style:style style:name="ce217C6" style:family="table-cell" style:parent-style-name="ce217" style:data-style-name="N122"/>
    <style:style style:name="ce217P6" style:family="table-cell" style:parent-style-name="ce217" style:data-style-name="N123"/>
    <style:style style:name="ce217N6" style:family="table-cell" style:parent-style-name="ce217" style:data-style-name="N124"/>
    <style:style style:name="ce217C7" style:family="table-cell" style:parent-style-name="ce217" style:data-style-name="N125"/>
    <style:style style:name="ce217P7" style:family="table-cell" style:parent-style-name="ce217" style:data-style-name="N126"/>
    <style:style style:name="ce217N7" style:family="table-cell" style:parent-style-name="ce217" style:data-style-name="N127"/>
    <style:style style:name="ce217C8" style:family="table-cell" style:parent-style-name="ce217" style:data-style-name="N128"/>
    <style:style style:name="ce217P8" style:family="table-cell" style:parent-style-name="ce217" style:data-style-name="N129"/>
    <style:style style:name="ce217N8" style:family="table-cell" style:parent-style-name="ce217" style:data-style-name="N130"/>
    <style:style style:name="ce218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/>
    </style:style>
    <style:style style:name="ce218DA" style:family="table-cell" style:parent-style-name="ce218" style:data-style-name="N36"/>
    <style:style style:name="ce218DH" style:family="table-cell" style:parent-style-name="ce218" style:data-style-name="N51"/>
    <style:style style:name="ce218DE" style:family="table-cell" style:parent-style-name="ce218" style:data-style-name="N76"/>
    <style:style style:name="ce218C0" style:family="table-cell" style:parent-style-name="ce218" style:data-style-name="N103"/>
    <style:style style:name="ce218P0" style:family="table-cell" style:parent-style-name="ce218" style:data-style-name="N10"/>
    <style:style style:name="ce218N0" style:family="table-cell" style:parent-style-name="ce218" style:data-style-name="N113"/>
    <style:style style:name="ce218C1" style:family="table-cell" style:parent-style-name="ce218" style:data-style-name="N110"/>
    <style:style style:name="ce218P1" style:family="table-cell" style:parent-style-name="ce218" style:data-style-name="N111"/>
    <style:style style:name="ce218N1" style:family="table-cell" style:parent-style-name="ce218" style:data-style-name="N112"/>
    <style:style style:name="ce218C2" style:family="table-cell" style:parent-style-name="ce218" style:data-style-name="N104"/>
    <style:style style:name="ce218P2" style:family="table-cell" style:parent-style-name="ce218" style:data-style-name="N11"/>
    <style:style style:name="ce218N2" style:family="table-cell" style:parent-style-name="ce218" style:data-style-name="N109"/>
    <style:style style:name="ce218C3" style:family="table-cell" style:parent-style-name="ce218" style:data-style-name="N114"/>
    <style:style style:name="ce218P3" style:family="table-cell" style:parent-style-name="ce218" style:data-style-name="N107"/>
    <style:style style:name="ce218N3" style:family="table-cell" style:parent-style-name="ce218" style:data-style-name="N115"/>
    <style:style style:name="ce218C4" style:family="table-cell" style:parent-style-name="ce218" style:data-style-name="N116"/>
    <style:style style:name="ce218P4" style:family="table-cell" style:parent-style-name="ce218" style:data-style-name="N118"/>
    <style:style style:name="ce218N4" style:family="table-cell" style:parent-style-name="ce218" style:data-style-name="N117"/>
    <style:style style:name="ce218C5" style:family="table-cell" style:parent-style-name="ce218" style:data-style-name="N119"/>
    <style:style style:name="ce218P5" style:family="table-cell" style:parent-style-name="ce218" style:data-style-name="N120"/>
    <style:style style:name="ce218N5" style:family="table-cell" style:parent-style-name="ce218" style:data-style-name="N121"/>
    <style:style style:name="ce218C6" style:family="table-cell" style:parent-style-name="ce218" style:data-style-name="N122"/>
    <style:style style:name="ce218P6" style:family="table-cell" style:parent-style-name="ce218" style:data-style-name="N123"/>
    <style:style style:name="ce218N6" style:family="table-cell" style:parent-style-name="ce218" style:data-style-name="N124"/>
    <style:style style:name="ce218C7" style:family="table-cell" style:parent-style-name="ce218" style:data-style-name="N125"/>
    <style:style style:name="ce218P7" style:family="table-cell" style:parent-style-name="ce218" style:data-style-name="N126"/>
    <style:style style:name="ce218N7" style:family="table-cell" style:parent-style-name="ce218" style:data-style-name="N127"/>
    <style:style style:name="ce218C8" style:family="table-cell" style:parent-style-name="ce218" style:data-style-name="N128"/>
    <style:style style:name="ce218P8" style:family="table-cell" style:parent-style-name="ce218" style:data-style-name="N129"/>
    <style:style style:name="ce218N8" style:family="table-cell" style:parent-style-name="ce218" style:data-style-name="N130"/>
    <style:style style:name="ce219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/>
    </style:style>
    <style:style style:name="ce219DA" style:family="table-cell" style:parent-style-name="ce219" style:data-style-name="N36"/>
    <style:style style:name="ce219DH" style:family="table-cell" style:parent-style-name="ce219" style:data-style-name="N51"/>
    <style:style style:name="ce219DE" style:family="table-cell" style:parent-style-name="ce219" style:data-style-name="N76"/>
    <style:style style:name="ce219C0" style:family="table-cell" style:parent-style-name="ce219" style:data-style-name="N103"/>
    <style:style style:name="ce219P0" style:family="table-cell" style:parent-style-name="ce219" style:data-style-name="N10"/>
    <style:style style:name="ce219N0" style:family="table-cell" style:parent-style-name="ce219" style:data-style-name="N113"/>
    <style:style style:name="ce219C1" style:family="table-cell" style:parent-style-name="ce219" style:data-style-name="N110"/>
    <style:style style:name="ce219P1" style:family="table-cell" style:parent-style-name="ce219" style:data-style-name="N111"/>
    <style:style style:name="ce219N1" style:family="table-cell" style:parent-style-name="ce219" style:data-style-name="N112"/>
    <style:style style:name="ce219C2" style:family="table-cell" style:parent-style-name="ce219" style:data-style-name="N104"/>
    <style:style style:name="ce219P2" style:family="table-cell" style:parent-style-name="ce219" style:data-style-name="N11"/>
    <style:style style:name="ce219N2" style:family="table-cell" style:parent-style-name="ce219" style:data-style-name="N109"/>
    <style:style style:name="ce219C3" style:family="table-cell" style:parent-style-name="ce219" style:data-style-name="N114"/>
    <style:style style:name="ce219P3" style:family="table-cell" style:parent-style-name="ce219" style:data-style-name="N107"/>
    <style:style style:name="ce219N3" style:family="table-cell" style:parent-style-name="ce219" style:data-style-name="N115"/>
    <style:style style:name="ce219C4" style:family="table-cell" style:parent-style-name="ce219" style:data-style-name="N116"/>
    <style:style style:name="ce219P4" style:family="table-cell" style:parent-style-name="ce219" style:data-style-name="N118"/>
    <style:style style:name="ce219N4" style:family="table-cell" style:parent-style-name="ce219" style:data-style-name="N117"/>
    <style:style style:name="ce219C5" style:family="table-cell" style:parent-style-name="ce219" style:data-style-name="N119"/>
    <style:style style:name="ce219P5" style:family="table-cell" style:parent-style-name="ce219" style:data-style-name="N120"/>
    <style:style style:name="ce219N5" style:family="table-cell" style:parent-style-name="ce219" style:data-style-name="N121"/>
    <style:style style:name="ce219C6" style:family="table-cell" style:parent-style-name="ce219" style:data-style-name="N122"/>
    <style:style style:name="ce219P6" style:family="table-cell" style:parent-style-name="ce219" style:data-style-name="N123"/>
    <style:style style:name="ce219N6" style:family="table-cell" style:parent-style-name="ce219" style:data-style-name="N124"/>
    <style:style style:name="ce219C7" style:family="table-cell" style:parent-style-name="ce219" style:data-style-name="N125"/>
    <style:style style:name="ce219P7" style:family="table-cell" style:parent-style-name="ce219" style:data-style-name="N126"/>
    <style:style style:name="ce219N7" style:family="table-cell" style:parent-style-name="ce219" style:data-style-name="N127"/>
    <style:style style:name="ce219C8" style:family="table-cell" style:parent-style-name="ce219" style:data-style-name="N128"/>
    <style:style style:name="ce219P8" style:family="table-cell" style:parent-style-name="ce219" style:data-style-name="N129"/>
    <style:style style:name="ce219N8" style:family="table-cell" style:parent-style-name="ce219" style:data-style-name="N130"/>
    <style:style style:name="ce220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/>
    </style:style>
    <style:style style:name="ce220DA" style:family="table-cell" style:parent-style-name="ce220" style:data-style-name="N36"/>
    <style:style style:name="ce220DH" style:family="table-cell" style:parent-style-name="ce220" style:data-style-name="N51"/>
    <style:style style:name="ce220DE" style:family="table-cell" style:parent-style-name="ce220" style:data-style-name="N76"/>
    <style:style style:name="ce220C0" style:family="table-cell" style:parent-style-name="ce220" style:data-style-name="N103"/>
    <style:style style:name="ce220P0" style:family="table-cell" style:parent-style-name="ce220" style:data-style-name="N10"/>
    <style:style style:name="ce220N0" style:family="table-cell" style:parent-style-name="ce220" style:data-style-name="N113"/>
    <style:style style:name="ce220C1" style:family="table-cell" style:parent-style-name="ce220" style:data-style-name="N110"/>
    <style:style style:name="ce220P1" style:family="table-cell" style:parent-style-name="ce220" style:data-style-name="N111"/>
    <style:style style:name="ce220N1" style:family="table-cell" style:parent-style-name="ce220" style:data-style-name="N112"/>
    <style:style style:name="ce220C2" style:family="table-cell" style:parent-style-name="ce220" style:data-style-name="N104"/>
    <style:style style:name="ce220P2" style:family="table-cell" style:parent-style-name="ce220" style:data-style-name="N11"/>
    <style:style style:name="ce220N2" style:family="table-cell" style:parent-style-name="ce220" style:data-style-name="N109"/>
    <style:style style:name="ce220C3" style:family="table-cell" style:parent-style-name="ce220" style:data-style-name="N114"/>
    <style:style style:name="ce220P3" style:family="table-cell" style:parent-style-name="ce220" style:data-style-name="N107"/>
    <style:style style:name="ce220N3" style:family="table-cell" style:parent-style-name="ce220" style:data-style-name="N115"/>
    <style:style style:name="ce220C4" style:family="table-cell" style:parent-style-name="ce220" style:data-style-name="N116"/>
    <style:style style:name="ce220P4" style:family="table-cell" style:parent-style-name="ce220" style:data-style-name="N118"/>
    <style:style style:name="ce220N4" style:family="table-cell" style:parent-style-name="ce220" style:data-style-name="N117"/>
    <style:style style:name="ce220C5" style:family="table-cell" style:parent-style-name="ce220" style:data-style-name="N119"/>
    <style:style style:name="ce220P5" style:family="table-cell" style:parent-style-name="ce220" style:data-style-name="N120"/>
    <style:style style:name="ce220N5" style:family="table-cell" style:parent-style-name="ce220" style:data-style-name="N121"/>
    <style:style style:name="ce220C6" style:family="table-cell" style:parent-style-name="ce220" style:data-style-name="N122"/>
    <style:style style:name="ce220P6" style:family="table-cell" style:parent-style-name="ce220" style:data-style-name="N123"/>
    <style:style style:name="ce220N6" style:family="table-cell" style:parent-style-name="ce220" style:data-style-name="N124"/>
    <style:style style:name="ce220C7" style:family="table-cell" style:parent-style-name="ce220" style:data-style-name="N125"/>
    <style:style style:name="ce220P7" style:family="table-cell" style:parent-style-name="ce220" style:data-style-name="N126"/>
    <style:style style:name="ce220N7" style:family="table-cell" style:parent-style-name="ce220" style:data-style-name="N127"/>
    <style:style style:name="ce220C8" style:family="table-cell" style:parent-style-name="ce220" style:data-style-name="N128"/>
    <style:style style:name="ce220P8" style:family="table-cell" style:parent-style-name="ce220" style:data-style-name="N129"/>
    <style:style style:name="ce220N8" style:family="table-cell" style:parent-style-name="ce220" style:data-style-name="N130"/>
    <style:style style:name="ce221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/>
    </style:style>
    <style:style style:name="ce221DA" style:family="table-cell" style:parent-style-name="ce221" style:data-style-name="N36"/>
    <style:style style:name="ce221DH" style:family="table-cell" style:parent-style-name="ce221" style:data-style-name="N51"/>
    <style:style style:name="ce221DE" style:family="table-cell" style:parent-style-name="ce221" style:data-style-name="N76"/>
    <style:style style:name="ce221C0" style:family="table-cell" style:parent-style-name="ce221" style:data-style-name="N103"/>
    <style:style style:name="ce221P0" style:family="table-cell" style:parent-style-name="ce221" style:data-style-name="N10"/>
    <style:style style:name="ce221N0" style:family="table-cell" style:parent-style-name="ce221" style:data-style-name="N113"/>
    <style:style style:name="ce221C1" style:family="table-cell" style:parent-style-name="ce221" style:data-style-name="N110"/>
    <style:style style:name="ce221P1" style:family="table-cell" style:parent-style-name="ce221" style:data-style-name="N111"/>
    <style:style style:name="ce221N1" style:family="table-cell" style:parent-style-name="ce221" style:data-style-name="N112"/>
    <style:style style:name="ce221C2" style:family="table-cell" style:parent-style-name="ce221" style:data-style-name="N104"/>
    <style:style style:name="ce221P2" style:family="table-cell" style:parent-style-name="ce221" style:data-style-name="N11"/>
    <style:style style:name="ce221N2" style:family="table-cell" style:parent-style-name="ce221" style:data-style-name="N109"/>
    <style:style style:name="ce221C3" style:family="table-cell" style:parent-style-name="ce221" style:data-style-name="N114"/>
    <style:style style:name="ce221P3" style:family="table-cell" style:parent-style-name="ce221" style:data-style-name="N107"/>
    <style:style style:name="ce221N3" style:family="table-cell" style:parent-style-name="ce221" style:data-style-name="N115"/>
    <style:style style:name="ce221C4" style:family="table-cell" style:parent-style-name="ce221" style:data-style-name="N116"/>
    <style:style style:name="ce221P4" style:family="table-cell" style:parent-style-name="ce221" style:data-style-name="N118"/>
    <style:style style:name="ce221N4" style:family="table-cell" style:parent-style-name="ce221" style:data-style-name="N117"/>
    <style:style style:name="ce221C5" style:family="table-cell" style:parent-style-name="ce221" style:data-style-name="N119"/>
    <style:style style:name="ce221P5" style:family="table-cell" style:parent-style-name="ce221" style:data-style-name="N120"/>
    <style:style style:name="ce221N5" style:family="table-cell" style:parent-style-name="ce221" style:data-style-name="N121"/>
    <style:style style:name="ce221C6" style:family="table-cell" style:parent-style-name="ce221" style:data-style-name="N122"/>
    <style:style style:name="ce221P6" style:family="table-cell" style:parent-style-name="ce221" style:data-style-name="N123"/>
    <style:style style:name="ce221N6" style:family="table-cell" style:parent-style-name="ce221" style:data-style-name="N124"/>
    <style:style style:name="ce221C7" style:family="table-cell" style:parent-style-name="ce221" style:data-style-name="N125"/>
    <style:style style:name="ce221P7" style:family="table-cell" style:parent-style-name="ce221" style:data-style-name="N126"/>
    <style:style style:name="ce221N7" style:family="table-cell" style:parent-style-name="ce221" style:data-style-name="N127"/>
    <style:style style:name="ce221C8" style:family="table-cell" style:parent-style-name="ce221" style:data-style-name="N128"/>
    <style:style style:name="ce221P8" style:family="table-cell" style:parent-style-name="ce221" style:data-style-name="N129"/>
    <style:style style:name="ce221N8" style:family="table-cell" style:parent-style-name="ce221" style:data-style-name="N130"/>
    <style:style style:name="ce222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/>
    </style:style>
    <style:style style:name="ce222DA" style:family="table-cell" style:parent-style-name="ce222" style:data-style-name="N36"/>
    <style:style style:name="ce222DH" style:family="table-cell" style:parent-style-name="ce222" style:data-style-name="N51"/>
    <style:style style:name="ce222DE" style:family="table-cell" style:parent-style-name="ce222" style:data-style-name="N76"/>
    <style:style style:name="ce222C0" style:family="table-cell" style:parent-style-name="ce222" style:data-style-name="N103"/>
    <style:style style:name="ce222P0" style:family="table-cell" style:parent-style-name="ce222" style:data-style-name="N10"/>
    <style:style style:name="ce222N0" style:family="table-cell" style:parent-style-name="ce222" style:data-style-name="N113"/>
    <style:style style:name="ce222C1" style:family="table-cell" style:parent-style-name="ce222" style:data-style-name="N110"/>
    <style:style style:name="ce222P1" style:family="table-cell" style:parent-style-name="ce222" style:data-style-name="N111"/>
    <style:style style:name="ce222N1" style:family="table-cell" style:parent-style-name="ce222" style:data-style-name="N112"/>
    <style:style style:name="ce222C2" style:family="table-cell" style:parent-style-name="ce222" style:data-style-name="N104"/>
    <style:style style:name="ce222P2" style:family="table-cell" style:parent-style-name="ce222" style:data-style-name="N11"/>
    <style:style style:name="ce222N2" style:family="table-cell" style:parent-style-name="ce222" style:data-style-name="N109"/>
    <style:style style:name="ce222C3" style:family="table-cell" style:parent-style-name="ce222" style:data-style-name="N114"/>
    <style:style style:name="ce222P3" style:family="table-cell" style:parent-style-name="ce222" style:data-style-name="N107"/>
    <style:style style:name="ce222N3" style:family="table-cell" style:parent-style-name="ce222" style:data-style-name="N115"/>
    <style:style style:name="ce222C4" style:family="table-cell" style:parent-style-name="ce222" style:data-style-name="N116"/>
    <style:style style:name="ce222P4" style:family="table-cell" style:parent-style-name="ce222" style:data-style-name="N118"/>
    <style:style style:name="ce222N4" style:family="table-cell" style:parent-style-name="ce222" style:data-style-name="N117"/>
    <style:style style:name="ce222C5" style:family="table-cell" style:parent-style-name="ce222" style:data-style-name="N119"/>
    <style:style style:name="ce222P5" style:family="table-cell" style:parent-style-name="ce222" style:data-style-name="N120"/>
    <style:style style:name="ce222N5" style:family="table-cell" style:parent-style-name="ce222" style:data-style-name="N121"/>
    <style:style style:name="ce222C6" style:family="table-cell" style:parent-style-name="ce222" style:data-style-name="N122"/>
    <style:style style:name="ce222P6" style:family="table-cell" style:parent-style-name="ce222" style:data-style-name="N123"/>
    <style:style style:name="ce222N6" style:family="table-cell" style:parent-style-name="ce222" style:data-style-name="N124"/>
    <style:style style:name="ce222C7" style:family="table-cell" style:parent-style-name="ce222" style:data-style-name="N125"/>
    <style:style style:name="ce222P7" style:family="table-cell" style:parent-style-name="ce222" style:data-style-name="N126"/>
    <style:style style:name="ce222N7" style:family="table-cell" style:parent-style-name="ce222" style:data-style-name="N127"/>
    <style:style style:name="ce222C8" style:family="table-cell" style:parent-style-name="ce222" style:data-style-name="N128"/>
    <style:style style:name="ce222P8" style:family="table-cell" style:parent-style-name="ce222" style:data-style-name="N129"/>
    <style:style style:name="ce222N8" style:family="table-cell" style:parent-style-name="ce222" style:data-style-name="N130"/>
    <style:style style:name="ce223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style="italic"/>
    </style:style>
    <style:style style:name="ce223DA" style:family="table-cell" style:parent-style-name="ce223" style:data-style-name="N36"/>
    <style:style style:name="ce223DH" style:family="table-cell" style:parent-style-name="ce223" style:data-style-name="N51"/>
    <style:style style:name="ce223DE" style:family="table-cell" style:parent-style-name="ce223" style:data-style-name="N76"/>
    <style:style style:name="ce223C0" style:family="table-cell" style:parent-style-name="ce223" style:data-style-name="N103"/>
    <style:style style:name="ce223P0" style:family="table-cell" style:parent-style-name="ce223" style:data-style-name="N10"/>
    <style:style style:name="ce223N0" style:family="table-cell" style:parent-style-name="ce223" style:data-style-name="N113"/>
    <style:style style:name="ce223C1" style:family="table-cell" style:parent-style-name="ce223" style:data-style-name="N110"/>
    <style:style style:name="ce223P1" style:family="table-cell" style:parent-style-name="ce223" style:data-style-name="N111"/>
    <style:style style:name="ce223N1" style:family="table-cell" style:parent-style-name="ce223" style:data-style-name="N112"/>
    <style:style style:name="ce223C2" style:family="table-cell" style:parent-style-name="ce223" style:data-style-name="N104"/>
    <style:style style:name="ce223P2" style:family="table-cell" style:parent-style-name="ce223" style:data-style-name="N11"/>
    <style:style style:name="ce223N2" style:family="table-cell" style:parent-style-name="ce223" style:data-style-name="N109"/>
    <style:style style:name="ce223C3" style:family="table-cell" style:parent-style-name="ce223" style:data-style-name="N114"/>
    <style:style style:name="ce223P3" style:family="table-cell" style:parent-style-name="ce223" style:data-style-name="N107"/>
    <style:style style:name="ce223N3" style:family="table-cell" style:parent-style-name="ce223" style:data-style-name="N115"/>
    <style:style style:name="ce223C4" style:family="table-cell" style:parent-style-name="ce223" style:data-style-name="N116"/>
    <style:style style:name="ce223P4" style:family="table-cell" style:parent-style-name="ce223" style:data-style-name="N118"/>
    <style:style style:name="ce223N4" style:family="table-cell" style:parent-style-name="ce223" style:data-style-name="N117"/>
    <style:style style:name="ce223C5" style:family="table-cell" style:parent-style-name="ce223" style:data-style-name="N119"/>
    <style:style style:name="ce223P5" style:family="table-cell" style:parent-style-name="ce223" style:data-style-name="N120"/>
    <style:style style:name="ce223N5" style:family="table-cell" style:parent-style-name="ce223" style:data-style-name="N121"/>
    <style:style style:name="ce223C6" style:family="table-cell" style:parent-style-name="ce223" style:data-style-name="N122"/>
    <style:style style:name="ce223P6" style:family="table-cell" style:parent-style-name="ce223" style:data-style-name="N123"/>
    <style:style style:name="ce223N6" style:family="table-cell" style:parent-style-name="ce223" style:data-style-name="N124"/>
    <style:style style:name="ce223C7" style:family="table-cell" style:parent-style-name="ce223" style:data-style-name="N125"/>
    <style:style style:name="ce223P7" style:family="table-cell" style:parent-style-name="ce223" style:data-style-name="N126"/>
    <style:style style:name="ce223N7" style:family="table-cell" style:parent-style-name="ce223" style:data-style-name="N127"/>
    <style:style style:name="ce223C8" style:family="table-cell" style:parent-style-name="ce223" style:data-style-name="N128"/>
    <style:style style:name="ce223P8" style:family="table-cell" style:parent-style-name="ce223" style:data-style-name="N129"/>
    <style:style style:name="ce223N8" style:family="table-cell" style:parent-style-name="ce223" style:data-style-name="N130"/>
    <style:style style:name="ce224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style="italic"/>
    </style:style>
    <style:style style:name="ce224DA" style:family="table-cell" style:parent-style-name="ce224" style:data-style-name="N36"/>
    <style:style style:name="ce224DH" style:family="table-cell" style:parent-style-name="ce224" style:data-style-name="N51"/>
    <style:style style:name="ce224DE" style:family="table-cell" style:parent-style-name="ce224" style:data-style-name="N76"/>
    <style:style style:name="ce224C0" style:family="table-cell" style:parent-style-name="ce224" style:data-style-name="N103"/>
    <style:style style:name="ce224P0" style:family="table-cell" style:parent-style-name="ce224" style:data-style-name="N10"/>
    <style:style style:name="ce224N0" style:family="table-cell" style:parent-style-name="ce224" style:data-style-name="N113"/>
    <style:style style:name="ce224C1" style:family="table-cell" style:parent-style-name="ce224" style:data-style-name="N110"/>
    <style:style style:name="ce224P1" style:family="table-cell" style:parent-style-name="ce224" style:data-style-name="N111"/>
    <style:style style:name="ce224N1" style:family="table-cell" style:parent-style-name="ce224" style:data-style-name="N112"/>
    <style:style style:name="ce224C2" style:family="table-cell" style:parent-style-name="ce224" style:data-style-name="N104"/>
    <style:style style:name="ce224P2" style:family="table-cell" style:parent-style-name="ce224" style:data-style-name="N11"/>
    <style:style style:name="ce224N2" style:family="table-cell" style:parent-style-name="ce224" style:data-style-name="N109"/>
    <style:style style:name="ce224C3" style:family="table-cell" style:parent-style-name="ce224" style:data-style-name="N114"/>
    <style:style style:name="ce224P3" style:family="table-cell" style:parent-style-name="ce224" style:data-style-name="N107"/>
    <style:style style:name="ce224N3" style:family="table-cell" style:parent-style-name="ce224" style:data-style-name="N115"/>
    <style:style style:name="ce224C4" style:family="table-cell" style:parent-style-name="ce224" style:data-style-name="N116"/>
    <style:style style:name="ce224P4" style:family="table-cell" style:parent-style-name="ce224" style:data-style-name="N118"/>
    <style:style style:name="ce224N4" style:family="table-cell" style:parent-style-name="ce224" style:data-style-name="N117"/>
    <style:style style:name="ce224C5" style:family="table-cell" style:parent-style-name="ce224" style:data-style-name="N119"/>
    <style:style style:name="ce224P5" style:family="table-cell" style:parent-style-name="ce224" style:data-style-name="N120"/>
    <style:style style:name="ce224N5" style:family="table-cell" style:parent-style-name="ce224" style:data-style-name="N121"/>
    <style:style style:name="ce224C6" style:family="table-cell" style:parent-style-name="ce224" style:data-style-name="N122"/>
    <style:style style:name="ce224P6" style:family="table-cell" style:parent-style-name="ce224" style:data-style-name="N123"/>
    <style:style style:name="ce224N6" style:family="table-cell" style:parent-style-name="ce224" style:data-style-name="N124"/>
    <style:style style:name="ce224C7" style:family="table-cell" style:parent-style-name="ce224" style:data-style-name="N125"/>
    <style:style style:name="ce224P7" style:family="table-cell" style:parent-style-name="ce224" style:data-style-name="N126"/>
    <style:style style:name="ce224N7" style:family="table-cell" style:parent-style-name="ce224" style:data-style-name="N127"/>
    <style:style style:name="ce224C8" style:family="table-cell" style:parent-style-name="ce224" style:data-style-name="N128"/>
    <style:style style:name="ce224P8" style:family="table-cell" style:parent-style-name="ce224" style:data-style-name="N129"/>
    <style:style style:name="ce224N8" style:family="table-cell" style:parent-style-name="ce224" style:data-style-name="N130"/>
    <style:style style:name="ce225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style="italic"/>
    </style:style>
    <style:style style:name="ce225DA" style:family="table-cell" style:parent-style-name="ce225" style:data-style-name="N36"/>
    <style:style style:name="ce225DH" style:family="table-cell" style:parent-style-name="ce225" style:data-style-name="N51"/>
    <style:style style:name="ce225DE" style:family="table-cell" style:parent-style-name="ce225" style:data-style-name="N76"/>
    <style:style style:name="ce225C0" style:family="table-cell" style:parent-style-name="ce225" style:data-style-name="N103"/>
    <style:style style:name="ce225P0" style:family="table-cell" style:parent-style-name="ce225" style:data-style-name="N10"/>
    <style:style style:name="ce225N0" style:family="table-cell" style:parent-style-name="ce225" style:data-style-name="N113"/>
    <style:style style:name="ce225C1" style:family="table-cell" style:parent-style-name="ce225" style:data-style-name="N110"/>
    <style:style style:name="ce225P1" style:family="table-cell" style:parent-style-name="ce225" style:data-style-name="N111"/>
    <style:style style:name="ce225N1" style:family="table-cell" style:parent-style-name="ce225" style:data-style-name="N112"/>
    <style:style style:name="ce225C2" style:family="table-cell" style:parent-style-name="ce225" style:data-style-name="N104"/>
    <style:style style:name="ce225P2" style:family="table-cell" style:parent-style-name="ce225" style:data-style-name="N11"/>
    <style:style style:name="ce225N2" style:family="table-cell" style:parent-style-name="ce225" style:data-style-name="N109"/>
    <style:style style:name="ce225C3" style:family="table-cell" style:parent-style-name="ce225" style:data-style-name="N114"/>
    <style:style style:name="ce225P3" style:family="table-cell" style:parent-style-name="ce225" style:data-style-name="N107"/>
    <style:style style:name="ce225N3" style:family="table-cell" style:parent-style-name="ce225" style:data-style-name="N115"/>
    <style:style style:name="ce225C4" style:family="table-cell" style:parent-style-name="ce225" style:data-style-name="N116"/>
    <style:style style:name="ce225P4" style:family="table-cell" style:parent-style-name="ce225" style:data-style-name="N118"/>
    <style:style style:name="ce225N4" style:family="table-cell" style:parent-style-name="ce225" style:data-style-name="N117"/>
    <style:style style:name="ce225C5" style:family="table-cell" style:parent-style-name="ce225" style:data-style-name="N119"/>
    <style:style style:name="ce225P5" style:family="table-cell" style:parent-style-name="ce225" style:data-style-name="N120"/>
    <style:style style:name="ce225N5" style:family="table-cell" style:parent-style-name="ce225" style:data-style-name="N121"/>
    <style:style style:name="ce225C6" style:family="table-cell" style:parent-style-name="ce225" style:data-style-name="N122"/>
    <style:style style:name="ce225P6" style:family="table-cell" style:parent-style-name="ce225" style:data-style-name="N123"/>
    <style:style style:name="ce225N6" style:family="table-cell" style:parent-style-name="ce225" style:data-style-name="N124"/>
    <style:style style:name="ce225C7" style:family="table-cell" style:parent-style-name="ce225" style:data-style-name="N125"/>
    <style:style style:name="ce225P7" style:family="table-cell" style:parent-style-name="ce225" style:data-style-name="N126"/>
    <style:style style:name="ce225N7" style:family="table-cell" style:parent-style-name="ce225" style:data-style-name="N127"/>
    <style:style style:name="ce225C8" style:family="table-cell" style:parent-style-name="ce225" style:data-style-name="N128"/>
    <style:style style:name="ce225P8" style:family="table-cell" style:parent-style-name="ce225" style:data-style-name="N129"/>
    <style:style style:name="ce225N8" style:family="table-cell" style:parent-style-name="ce225" style:data-style-name="N130"/>
    <style:style style:name="ce226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 fo:font-style="italic"/>
    </style:style>
    <style:style style:name="ce226DA" style:family="table-cell" style:parent-style-name="ce226" style:data-style-name="N36"/>
    <style:style style:name="ce226DH" style:family="table-cell" style:parent-style-name="ce226" style:data-style-name="N51"/>
    <style:style style:name="ce226DE" style:family="table-cell" style:parent-style-name="ce226" style:data-style-name="N76"/>
    <style:style style:name="ce226C0" style:family="table-cell" style:parent-style-name="ce226" style:data-style-name="N103"/>
    <style:style style:name="ce226P0" style:family="table-cell" style:parent-style-name="ce226" style:data-style-name="N10"/>
    <style:style style:name="ce226N0" style:family="table-cell" style:parent-style-name="ce226" style:data-style-name="N113"/>
    <style:style style:name="ce226C1" style:family="table-cell" style:parent-style-name="ce226" style:data-style-name="N110"/>
    <style:style style:name="ce226P1" style:family="table-cell" style:parent-style-name="ce226" style:data-style-name="N111"/>
    <style:style style:name="ce226N1" style:family="table-cell" style:parent-style-name="ce226" style:data-style-name="N112"/>
    <style:style style:name="ce226C2" style:family="table-cell" style:parent-style-name="ce226" style:data-style-name="N104"/>
    <style:style style:name="ce226P2" style:family="table-cell" style:parent-style-name="ce226" style:data-style-name="N11"/>
    <style:style style:name="ce226N2" style:family="table-cell" style:parent-style-name="ce226" style:data-style-name="N109"/>
    <style:style style:name="ce226C3" style:family="table-cell" style:parent-style-name="ce226" style:data-style-name="N114"/>
    <style:style style:name="ce226P3" style:family="table-cell" style:parent-style-name="ce226" style:data-style-name="N107"/>
    <style:style style:name="ce226N3" style:family="table-cell" style:parent-style-name="ce226" style:data-style-name="N115"/>
    <style:style style:name="ce226C4" style:family="table-cell" style:parent-style-name="ce226" style:data-style-name="N116"/>
    <style:style style:name="ce226P4" style:family="table-cell" style:parent-style-name="ce226" style:data-style-name="N118"/>
    <style:style style:name="ce226N4" style:family="table-cell" style:parent-style-name="ce226" style:data-style-name="N117"/>
    <style:style style:name="ce226C5" style:family="table-cell" style:parent-style-name="ce226" style:data-style-name="N119"/>
    <style:style style:name="ce226P5" style:family="table-cell" style:parent-style-name="ce226" style:data-style-name="N120"/>
    <style:style style:name="ce226N5" style:family="table-cell" style:parent-style-name="ce226" style:data-style-name="N121"/>
    <style:style style:name="ce226C6" style:family="table-cell" style:parent-style-name="ce226" style:data-style-name="N122"/>
    <style:style style:name="ce226P6" style:family="table-cell" style:parent-style-name="ce226" style:data-style-name="N123"/>
    <style:style style:name="ce226N6" style:family="table-cell" style:parent-style-name="ce226" style:data-style-name="N124"/>
    <style:style style:name="ce226C7" style:family="table-cell" style:parent-style-name="ce226" style:data-style-name="N125"/>
    <style:style style:name="ce226P7" style:family="table-cell" style:parent-style-name="ce226" style:data-style-name="N126"/>
    <style:style style:name="ce226N7" style:family="table-cell" style:parent-style-name="ce226" style:data-style-name="N127"/>
    <style:style style:name="ce226C8" style:family="table-cell" style:parent-style-name="ce226" style:data-style-name="N128"/>
    <style:style style:name="ce226P8" style:family="table-cell" style:parent-style-name="ce226" style:data-style-name="N129"/>
    <style:style style:name="ce226N8" style:family="table-cell" style:parent-style-name="ce226" style:data-style-name="N130"/>
    <style:style style:name="ce227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 fo:font-style="italic"/>
    </style:style>
    <style:style style:name="ce227DA" style:family="table-cell" style:parent-style-name="ce227" style:data-style-name="N36"/>
    <style:style style:name="ce227DH" style:family="table-cell" style:parent-style-name="ce227" style:data-style-name="N51"/>
    <style:style style:name="ce227DE" style:family="table-cell" style:parent-style-name="ce227" style:data-style-name="N76"/>
    <style:style style:name="ce227C0" style:family="table-cell" style:parent-style-name="ce227" style:data-style-name="N103"/>
    <style:style style:name="ce227P0" style:family="table-cell" style:parent-style-name="ce227" style:data-style-name="N10"/>
    <style:style style:name="ce227N0" style:family="table-cell" style:parent-style-name="ce227" style:data-style-name="N113"/>
    <style:style style:name="ce227C1" style:family="table-cell" style:parent-style-name="ce227" style:data-style-name="N110"/>
    <style:style style:name="ce227P1" style:family="table-cell" style:parent-style-name="ce227" style:data-style-name="N111"/>
    <style:style style:name="ce227N1" style:family="table-cell" style:parent-style-name="ce227" style:data-style-name="N112"/>
    <style:style style:name="ce227C2" style:family="table-cell" style:parent-style-name="ce227" style:data-style-name="N104"/>
    <style:style style:name="ce227P2" style:family="table-cell" style:parent-style-name="ce227" style:data-style-name="N11"/>
    <style:style style:name="ce227N2" style:family="table-cell" style:parent-style-name="ce227" style:data-style-name="N109"/>
    <style:style style:name="ce227C3" style:family="table-cell" style:parent-style-name="ce227" style:data-style-name="N114"/>
    <style:style style:name="ce227P3" style:family="table-cell" style:parent-style-name="ce227" style:data-style-name="N107"/>
    <style:style style:name="ce227N3" style:family="table-cell" style:parent-style-name="ce227" style:data-style-name="N115"/>
    <style:style style:name="ce227C4" style:family="table-cell" style:parent-style-name="ce227" style:data-style-name="N116"/>
    <style:style style:name="ce227P4" style:family="table-cell" style:parent-style-name="ce227" style:data-style-name="N118"/>
    <style:style style:name="ce227N4" style:family="table-cell" style:parent-style-name="ce227" style:data-style-name="N117"/>
    <style:style style:name="ce227C5" style:family="table-cell" style:parent-style-name="ce227" style:data-style-name="N119"/>
    <style:style style:name="ce227P5" style:family="table-cell" style:parent-style-name="ce227" style:data-style-name="N120"/>
    <style:style style:name="ce227N5" style:family="table-cell" style:parent-style-name="ce227" style:data-style-name="N121"/>
    <style:style style:name="ce227C6" style:family="table-cell" style:parent-style-name="ce227" style:data-style-name="N122"/>
    <style:style style:name="ce227P6" style:family="table-cell" style:parent-style-name="ce227" style:data-style-name="N123"/>
    <style:style style:name="ce227N6" style:family="table-cell" style:parent-style-name="ce227" style:data-style-name="N124"/>
    <style:style style:name="ce227C7" style:family="table-cell" style:parent-style-name="ce227" style:data-style-name="N125"/>
    <style:style style:name="ce227P7" style:family="table-cell" style:parent-style-name="ce227" style:data-style-name="N126"/>
    <style:style style:name="ce227N7" style:family="table-cell" style:parent-style-name="ce227" style:data-style-name="N127"/>
    <style:style style:name="ce227C8" style:family="table-cell" style:parent-style-name="ce227" style:data-style-name="N128"/>
    <style:style style:name="ce227P8" style:family="table-cell" style:parent-style-name="ce227" style:data-style-name="N129"/>
    <style:style style:name="ce227N8" style:family="table-cell" style:parent-style-name="ce227" style:data-style-name="N130"/>
    <style:style style:name="ce228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 fo:font-style="italic"/>
    </style:style>
    <style:style style:name="ce228DA" style:family="table-cell" style:parent-style-name="ce228" style:data-style-name="N36"/>
    <style:style style:name="ce228DH" style:family="table-cell" style:parent-style-name="ce228" style:data-style-name="N51"/>
    <style:style style:name="ce228DE" style:family="table-cell" style:parent-style-name="ce228" style:data-style-name="N76"/>
    <style:style style:name="ce228C0" style:family="table-cell" style:parent-style-name="ce228" style:data-style-name="N103"/>
    <style:style style:name="ce228P0" style:family="table-cell" style:parent-style-name="ce228" style:data-style-name="N10"/>
    <style:style style:name="ce228N0" style:family="table-cell" style:parent-style-name="ce228" style:data-style-name="N113"/>
    <style:style style:name="ce228C1" style:family="table-cell" style:parent-style-name="ce228" style:data-style-name="N110"/>
    <style:style style:name="ce228P1" style:family="table-cell" style:parent-style-name="ce228" style:data-style-name="N111"/>
    <style:style style:name="ce228N1" style:family="table-cell" style:parent-style-name="ce228" style:data-style-name="N112"/>
    <style:style style:name="ce228C2" style:family="table-cell" style:parent-style-name="ce228" style:data-style-name="N104"/>
    <style:style style:name="ce228P2" style:family="table-cell" style:parent-style-name="ce228" style:data-style-name="N11"/>
    <style:style style:name="ce228N2" style:family="table-cell" style:parent-style-name="ce228" style:data-style-name="N109"/>
    <style:style style:name="ce228C3" style:family="table-cell" style:parent-style-name="ce228" style:data-style-name="N114"/>
    <style:style style:name="ce228P3" style:family="table-cell" style:parent-style-name="ce228" style:data-style-name="N107"/>
    <style:style style:name="ce228N3" style:family="table-cell" style:parent-style-name="ce228" style:data-style-name="N115"/>
    <style:style style:name="ce228C4" style:family="table-cell" style:parent-style-name="ce228" style:data-style-name="N116"/>
    <style:style style:name="ce228P4" style:family="table-cell" style:parent-style-name="ce228" style:data-style-name="N118"/>
    <style:style style:name="ce228N4" style:family="table-cell" style:parent-style-name="ce228" style:data-style-name="N117"/>
    <style:style style:name="ce228C5" style:family="table-cell" style:parent-style-name="ce228" style:data-style-name="N119"/>
    <style:style style:name="ce228P5" style:family="table-cell" style:parent-style-name="ce228" style:data-style-name="N120"/>
    <style:style style:name="ce228N5" style:family="table-cell" style:parent-style-name="ce228" style:data-style-name="N121"/>
    <style:style style:name="ce228C6" style:family="table-cell" style:parent-style-name="ce228" style:data-style-name="N122"/>
    <style:style style:name="ce228P6" style:family="table-cell" style:parent-style-name="ce228" style:data-style-name="N123"/>
    <style:style style:name="ce228N6" style:family="table-cell" style:parent-style-name="ce228" style:data-style-name="N124"/>
    <style:style style:name="ce228C7" style:family="table-cell" style:parent-style-name="ce228" style:data-style-name="N125"/>
    <style:style style:name="ce228P7" style:family="table-cell" style:parent-style-name="ce228" style:data-style-name="N126"/>
    <style:style style:name="ce228N7" style:family="table-cell" style:parent-style-name="ce228" style:data-style-name="N127"/>
    <style:style style:name="ce228C8" style:family="table-cell" style:parent-style-name="ce228" style:data-style-name="N128"/>
    <style:style style:name="ce228P8" style:family="table-cell" style:parent-style-name="ce228" style:data-style-name="N129"/>
    <style:style style:name="ce228N8" style:family="table-cell" style:parent-style-name="ce228" style:data-style-name="N130"/>
    <style:style style:name="ce229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/>
    </style:style>
    <style:style style:name="ce229DA" style:family="table-cell" style:parent-style-name="ce229" style:data-style-name="N36"/>
    <style:style style:name="ce229DH" style:family="table-cell" style:parent-style-name="ce229" style:data-style-name="N51"/>
    <style:style style:name="ce229DE" style:family="table-cell" style:parent-style-name="ce229" style:data-style-name="N76"/>
    <style:style style:name="ce229C0" style:family="table-cell" style:parent-style-name="ce229" style:data-style-name="N103"/>
    <style:style style:name="ce229P0" style:family="table-cell" style:parent-style-name="ce229" style:data-style-name="N10"/>
    <style:style style:name="ce229N0" style:family="table-cell" style:parent-style-name="ce229" style:data-style-name="N113"/>
    <style:style style:name="ce229C1" style:family="table-cell" style:parent-style-name="ce229" style:data-style-name="N110"/>
    <style:style style:name="ce229P1" style:family="table-cell" style:parent-style-name="ce229" style:data-style-name="N111"/>
    <style:style style:name="ce229N1" style:family="table-cell" style:parent-style-name="ce229" style:data-style-name="N112"/>
    <style:style style:name="ce229C2" style:family="table-cell" style:parent-style-name="ce229" style:data-style-name="N104"/>
    <style:style style:name="ce229P2" style:family="table-cell" style:parent-style-name="ce229" style:data-style-name="N11"/>
    <style:style style:name="ce229N2" style:family="table-cell" style:parent-style-name="ce229" style:data-style-name="N109"/>
    <style:style style:name="ce229C3" style:family="table-cell" style:parent-style-name="ce229" style:data-style-name="N114"/>
    <style:style style:name="ce229P3" style:family="table-cell" style:parent-style-name="ce229" style:data-style-name="N107"/>
    <style:style style:name="ce229N3" style:family="table-cell" style:parent-style-name="ce229" style:data-style-name="N115"/>
    <style:style style:name="ce229C4" style:family="table-cell" style:parent-style-name="ce229" style:data-style-name="N116"/>
    <style:style style:name="ce229P4" style:family="table-cell" style:parent-style-name="ce229" style:data-style-name="N118"/>
    <style:style style:name="ce229N4" style:family="table-cell" style:parent-style-name="ce229" style:data-style-name="N117"/>
    <style:style style:name="ce229C5" style:family="table-cell" style:parent-style-name="ce229" style:data-style-name="N119"/>
    <style:style style:name="ce229P5" style:family="table-cell" style:parent-style-name="ce229" style:data-style-name="N120"/>
    <style:style style:name="ce229N5" style:family="table-cell" style:parent-style-name="ce229" style:data-style-name="N121"/>
    <style:style style:name="ce229C6" style:family="table-cell" style:parent-style-name="ce229" style:data-style-name="N122"/>
    <style:style style:name="ce229P6" style:family="table-cell" style:parent-style-name="ce229" style:data-style-name="N123"/>
    <style:style style:name="ce229N6" style:family="table-cell" style:parent-style-name="ce229" style:data-style-name="N124"/>
    <style:style style:name="ce229C7" style:family="table-cell" style:parent-style-name="ce229" style:data-style-name="N125"/>
    <style:style style:name="ce229P7" style:family="table-cell" style:parent-style-name="ce229" style:data-style-name="N126"/>
    <style:style style:name="ce229N7" style:family="table-cell" style:parent-style-name="ce229" style:data-style-name="N127"/>
    <style:style style:name="ce229C8" style:family="table-cell" style:parent-style-name="ce229" style:data-style-name="N128"/>
    <style:style style:name="ce229P8" style:family="table-cell" style:parent-style-name="ce229" style:data-style-name="N129"/>
    <style:style style:name="ce229N8" style:family="table-cell" style:parent-style-name="ce229" style:data-style-name="N130"/>
    <style:style style:name="ce23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230DA" style:family="table-cell" style:parent-style-name="ce230" style:data-style-name="N36"/>
    <style:style style:name="ce230DH" style:family="table-cell" style:parent-style-name="ce230" style:data-style-name="N51"/>
    <style:style style:name="ce230DE" style:family="table-cell" style:parent-style-name="ce230" style:data-style-name="N76"/>
    <style:style style:name="ce230C0" style:family="table-cell" style:parent-style-name="ce230" style:data-style-name="N103"/>
    <style:style style:name="ce230P0" style:family="table-cell" style:parent-style-name="ce230" style:data-style-name="N10"/>
    <style:style style:name="ce230N0" style:family="table-cell" style:parent-style-name="ce230" style:data-style-name="N113"/>
    <style:style style:name="ce230C1" style:family="table-cell" style:parent-style-name="ce230" style:data-style-name="N110"/>
    <style:style style:name="ce230P1" style:family="table-cell" style:parent-style-name="ce230" style:data-style-name="N111"/>
    <style:style style:name="ce230N1" style:family="table-cell" style:parent-style-name="ce230" style:data-style-name="N112"/>
    <style:style style:name="ce230C2" style:family="table-cell" style:parent-style-name="ce230" style:data-style-name="N104"/>
    <style:style style:name="ce230P2" style:family="table-cell" style:parent-style-name="ce230" style:data-style-name="N11"/>
    <style:style style:name="ce230N2" style:family="table-cell" style:parent-style-name="ce230" style:data-style-name="N109"/>
    <style:style style:name="ce230C3" style:family="table-cell" style:parent-style-name="ce230" style:data-style-name="N114"/>
    <style:style style:name="ce230P3" style:family="table-cell" style:parent-style-name="ce230" style:data-style-name="N107"/>
    <style:style style:name="ce230N3" style:family="table-cell" style:parent-style-name="ce230" style:data-style-name="N115"/>
    <style:style style:name="ce230C4" style:family="table-cell" style:parent-style-name="ce230" style:data-style-name="N116"/>
    <style:style style:name="ce230P4" style:family="table-cell" style:parent-style-name="ce230" style:data-style-name="N118"/>
    <style:style style:name="ce230N4" style:family="table-cell" style:parent-style-name="ce230" style:data-style-name="N117"/>
    <style:style style:name="ce230C5" style:family="table-cell" style:parent-style-name="ce230" style:data-style-name="N119"/>
    <style:style style:name="ce230P5" style:family="table-cell" style:parent-style-name="ce230" style:data-style-name="N120"/>
    <style:style style:name="ce230N5" style:family="table-cell" style:parent-style-name="ce230" style:data-style-name="N121"/>
    <style:style style:name="ce230C6" style:family="table-cell" style:parent-style-name="ce230" style:data-style-name="N122"/>
    <style:style style:name="ce230P6" style:family="table-cell" style:parent-style-name="ce230" style:data-style-name="N123"/>
    <style:style style:name="ce230N6" style:family="table-cell" style:parent-style-name="ce230" style:data-style-name="N124"/>
    <style:style style:name="ce230C7" style:family="table-cell" style:parent-style-name="ce230" style:data-style-name="N125"/>
    <style:style style:name="ce230P7" style:family="table-cell" style:parent-style-name="ce230" style:data-style-name="N126"/>
    <style:style style:name="ce230N7" style:family="table-cell" style:parent-style-name="ce230" style:data-style-name="N127"/>
    <style:style style:name="ce230C8" style:family="table-cell" style:parent-style-name="ce230" style:data-style-name="N128"/>
    <style:style style:name="ce230P8" style:family="table-cell" style:parent-style-name="ce230" style:data-style-name="N129"/>
    <style:style style:name="ce230N8" style:family="table-cell" style:parent-style-name="ce230" style:data-style-name="N130"/>
    <style:style style:name="ce231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/>
    </style:style>
    <style:style style:name="ce231DA" style:family="table-cell" style:parent-style-name="ce231" style:data-style-name="N36"/>
    <style:style style:name="ce231DH" style:family="table-cell" style:parent-style-name="ce231" style:data-style-name="N51"/>
    <style:style style:name="ce231DE" style:family="table-cell" style:parent-style-name="ce231" style:data-style-name="N76"/>
    <style:style style:name="ce231C0" style:family="table-cell" style:parent-style-name="ce231" style:data-style-name="N103"/>
    <style:style style:name="ce231P0" style:family="table-cell" style:parent-style-name="ce231" style:data-style-name="N10"/>
    <style:style style:name="ce231N0" style:family="table-cell" style:parent-style-name="ce231" style:data-style-name="N113"/>
    <style:style style:name="ce231C1" style:family="table-cell" style:parent-style-name="ce231" style:data-style-name="N110"/>
    <style:style style:name="ce231P1" style:family="table-cell" style:parent-style-name="ce231" style:data-style-name="N111"/>
    <style:style style:name="ce231N1" style:family="table-cell" style:parent-style-name="ce231" style:data-style-name="N112"/>
    <style:style style:name="ce231C2" style:family="table-cell" style:parent-style-name="ce231" style:data-style-name="N104"/>
    <style:style style:name="ce231P2" style:family="table-cell" style:parent-style-name="ce231" style:data-style-name="N11"/>
    <style:style style:name="ce231N2" style:family="table-cell" style:parent-style-name="ce231" style:data-style-name="N109"/>
    <style:style style:name="ce231C3" style:family="table-cell" style:parent-style-name="ce231" style:data-style-name="N114"/>
    <style:style style:name="ce231P3" style:family="table-cell" style:parent-style-name="ce231" style:data-style-name="N107"/>
    <style:style style:name="ce231N3" style:family="table-cell" style:parent-style-name="ce231" style:data-style-name="N115"/>
    <style:style style:name="ce231C4" style:family="table-cell" style:parent-style-name="ce231" style:data-style-name="N116"/>
    <style:style style:name="ce231P4" style:family="table-cell" style:parent-style-name="ce231" style:data-style-name="N118"/>
    <style:style style:name="ce231N4" style:family="table-cell" style:parent-style-name="ce231" style:data-style-name="N117"/>
    <style:style style:name="ce231C5" style:family="table-cell" style:parent-style-name="ce231" style:data-style-name="N119"/>
    <style:style style:name="ce231P5" style:family="table-cell" style:parent-style-name="ce231" style:data-style-name="N120"/>
    <style:style style:name="ce231N5" style:family="table-cell" style:parent-style-name="ce231" style:data-style-name="N121"/>
    <style:style style:name="ce231C6" style:family="table-cell" style:parent-style-name="ce231" style:data-style-name="N122"/>
    <style:style style:name="ce231P6" style:family="table-cell" style:parent-style-name="ce231" style:data-style-name="N123"/>
    <style:style style:name="ce231N6" style:family="table-cell" style:parent-style-name="ce231" style:data-style-name="N124"/>
    <style:style style:name="ce231C7" style:family="table-cell" style:parent-style-name="ce231" style:data-style-name="N125"/>
    <style:style style:name="ce231P7" style:family="table-cell" style:parent-style-name="ce231" style:data-style-name="N126"/>
    <style:style style:name="ce231N7" style:family="table-cell" style:parent-style-name="ce231" style:data-style-name="N127"/>
    <style:style style:name="ce231C8" style:family="table-cell" style:parent-style-name="ce231" style:data-style-name="N128"/>
    <style:style style:name="ce231P8" style:family="table-cell" style:parent-style-name="ce231" style:data-style-name="N129"/>
    <style:style style:name="ce231N8" style:family="table-cell" style:parent-style-name="ce231" style:data-style-name="N130"/>
    <style:style style:name="ce232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/>
    </style:style>
    <style:style style:name="ce232DA" style:family="table-cell" style:parent-style-name="ce232" style:data-style-name="N36"/>
    <style:style style:name="ce232DH" style:family="table-cell" style:parent-style-name="ce232" style:data-style-name="N51"/>
    <style:style style:name="ce232DE" style:family="table-cell" style:parent-style-name="ce232" style:data-style-name="N76"/>
    <style:style style:name="ce232C0" style:family="table-cell" style:parent-style-name="ce232" style:data-style-name="N103"/>
    <style:style style:name="ce232P0" style:family="table-cell" style:parent-style-name="ce232" style:data-style-name="N10"/>
    <style:style style:name="ce232N0" style:family="table-cell" style:parent-style-name="ce232" style:data-style-name="N113"/>
    <style:style style:name="ce232C1" style:family="table-cell" style:parent-style-name="ce232" style:data-style-name="N110"/>
    <style:style style:name="ce232P1" style:family="table-cell" style:parent-style-name="ce232" style:data-style-name="N111"/>
    <style:style style:name="ce232N1" style:family="table-cell" style:parent-style-name="ce232" style:data-style-name="N112"/>
    <style:style style:name="ce232C2" style:family="table-cell" style:parent-style-name="ce232" style:data-style-name="N104"/>
    <style:style style:name="ce232P2" style:family="table-cell" style:parent-style-name="ce232" style:data-style-name="N11"/>
    <style:style style:name="ce232N2" style:family="table-cell" style:parent-style-name="ce232" style:data-style-name="N109"/>
    <style:style style:name="ce232C3" style:family="table-cell" style:parent-style-name="ce232" style:data-style-name="N114"/>
    <style:style style:name="ce232P3" style:family="table-cell" style:parent-style-name="ce232" style:data-style-name="N107"/>
    <style:style style:name="ce232N3" style:family="table-cell" style:parent-style-name="ce232" style:data-style-name="N115"/>
    <style:style style:name="ce232C4" style:family="table-cell" style:parent-style-name="ce232" style:data-style-name="N116"/>
    <style:style style:name="ce232P4" style:family="table-cell" style:parent-style-name="ce232" style:data-style-name="N118"/>
    <style:style style:name="ce232N4" style:family="table-cell" style:parent-style-name="ce232" style:data-style-name="N117"/>
    <style:style style:name="ce232C5" style:family="table-cell" style:parent-style-name="ce232" style:data-style-name="N119"/>
    <style:style style:name="ce232P5" style:family="table-cell" style:parent-style-name="ce232" style:data-style-name="N120"/>
    <style:style style:name="ce232N5" style:family="table-cell" style:parent-style-name="ce232" style:data-style-name="N121"/>
    <style:style style:name="ce232C6" style:family="table-cell" style:parent-style-name="ce232" style:data-style-name="N122"/>
    <style:style style:name="ce232P6" style:family="table-cell" style:parent-style-name="ce232" style:data-style-name="N123"/>
    <style:style style:name="ce232N6" style:family="table-cell" style:parent-style-name="ce232" style:data-style-name="N124"/>
    <style:style style:name="ce232C7" style:family="table-cell" style:parent-style-name="ce232" style:data-style-name="N125"/>
    <style:style style:name="ce232P7" style:family="table-cell" style:parent-style-name="ce232" style:data-style-name="N126"/>
    <style:style style:name="ce232N7" style:family="table-cell" style:parent-style-name="ce232" style:data-style-name="N127"/>
    <style:style style:name="ce232C8" style:family="table-cell" style:parent-style-name="ce232" style:data-style-name="N128"/>
    <style:style style:name="ce232P8" style:family="table-cell" style:parent-style-name="ce232" style:data-style-name="N129"/>
    <style:style style:name="ce232N8" style:family="table-cell" style:parent-style-name="ce232" style:data-style-name="N130"/>
    <style:style style:name="ce233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233DA" style:family="table-cell" style:parent-style-name="ce233" style:data-style-name="N36"/>
    <style:style style:name="ce233DH" style:family="table-cell" style:parent-style-name="ce233" style:data-style-name="N51"/>
    <style:style style:name="ce233DE" style:family="table-cell" style:parent-style-name="ce233" style:data-style-name="N76"/>
    <style:style style:name="ce233C0" style:family="table-cell" style:parent-style-name="ce233" style:data-style-name="N103"/>
    <style:style style:name="ce233P0" style:family="table-cell" style:parent-style-name="ce233" style:data-style-name="N10"/>
    <style:style style:name="ce233N0" style:family="table-cell" style:parent-style-name="ce233" style:data-style-name="N113"/>
    <style:style style:name="ce233C1" style:family="table-cell" style:parent-style-name="ce233" style:data-style-name="N110"/>
    <style:style style:name="ce233P1" style:family="table-cell" style:parent-style-name="ce233" style:data-style-name="N111"/>
    <style:style style:name="ce233N1" style:family="table-cell" style:parent-style-name="ce233" style:data-style-name="N112"/>
    <style:style style:name="ce233C2" style:family="table-cell" style:parent-style-name="ce233" style:data-style-name="N104"/>
    <style:style style:name="ce233P2" style:family="table-cell" style:parent-style-name="ce233" style:data-style-name="N11"/>
    <style:style style:name="ce233N2" style:family="table-cell" style:parent-style-name="ce233" style:data-style-name="N109"/>
    <style:style style:name="ce233C3" style:family="table-cell" style:parent-style-name="ce233" style:data-style-name="N114"/>
    <style:style style:name="ce233P3" style:family="table-cell" style:parent-style-name="ce233" style:data-style-name="N107"/>
    <style:style style:name="ce233N3" style:family="table-cell" style:parent-style-name="ce233" style:data-style-name="N115"/>
    <style:style style:name="ce233C4" style:family="table-cell" style:parent-style-name="ce233" style:data-style-name="N116"/>
    <style:style style:name="ce233P4" style:family="table-cell" style:parent-style-name="ce233" style:data-style-name="N118"/>
    <style:style style:name="ce233N4" style:family="table-cell" style:parent-style-name="ce233" style:data-style-name="N117"/>
    <style:style style:name="ce233C5" style:family="table-cell" style:parent-style-name="ce233" style:data-style-name="N119"/>
    <style:style style:name="ce233P5" style:family="table-cell" style:parent-style-name="ce233" style:data-style-name="N120"/>
    <style:style style:name="ce233N5" style:family="table-cell" style:parent-style-name="ce233" style:data-style-name="N121"/>
    <style:style style:name="ce233C6" style:family="table-cell" style:parent-style-name="ce233" style:data-style-name="N122"/>
    <style:style style:name="ce233P6" style:family="table-cell" style:parent-style-name="ce233" style:data-style-name="N123"/>
    <style:style style:name="ce233N6" style:family="table-cell" style:parent-style-name="ce233" style:data-style-name="N124"/>
    <style:style style:name="ce233C7" style:family="table-cell" style:parent-style-name="ce233" style:data-style-name="N125"/>
    <style:style style:name="ce233P7" style:family="table-cell" style:parent-style-name="ce233" style:data-style-name="N126"/>
    <style:style style:name="ce233N7" style:family="table-cell" style:parent-style-name="ce233" style:data-style-name="N127"/>
    <style:style style:name="ce233C8" style:family="table-cell" style:parent-style-name="ce233" style:data-style-name="N128"/>
    <style:style style:name="ce233P8" style:family="table-cell" style:parent-style-name="ce233" style:data-style-name="N129"/>
    <style:style style:name="ce233N8" style:family="table-cell" style:parent-style-name="ce233" style:data-style-name="N130"/>
    <style:style style:name="ce234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/>
    </style:style>
    <style:style style:name="ce234DA" style:family="table-cell" style:parent-style-name="ce234" style:data-style-name="N36"/>
    <style:style style:name="ce234DH" style:family="table-cell" style:parent-style-name="ce234" style:data-style-name="N51"/>
    <style:style style:name="ce234DE" style:family="table-cell" style:parent-style-name="ce234" style:data-style-name="N76"/>
    <style:style style:name="ce234C0" style:family="table-cell" style:parent-style-name="ce234" style:data-style-name="N103"/>
    <style:style style:name="ce234P0" style:family="table-cell" style:parent-style-name="ce234" style:data-style-name="N10"/>
    <style:style style:name="ce234N0" style:family="table-cell" style:parent-style-name="ce234" style:data-style-name="N113"/>
    <style:style style:name="ce234C1" style:family="table-cell" style:parent-style-name="ce234" style:data-style-name="N110"/>
    <style:style style:name="ce234P1" style:family="table-cell" style:parent-style-name="ce234" style:data-style-name="N111"/>
    <style:style style:name="ce234N1" style:family="table-cell" style:parent-style-name="ce234" style:data-style-name="N112"/>
    <style:style style:name="ce234C2" style:family="table-cell" style:parent-style-name="ce234" style:data-style-name="N104"/>
    <style:style style:name="ce234P2" style:family="table-cell" style:parent-style-name="ce234" style:data-style-name="N11"/>
    <style:style style:name="ce234N2" style:family="table-cell" style:parent-style-name="ce234" style:data-style-name="N109"/>
    <style:style style:name="ce234C3" style:family="table-cell" style:parent-style-name="ce234" style:data-style-name="N114"/>
    <style:style style:name="ce234P3" style:family="table-cell" style:parent-style-name="ce234" style:data-style-name="N107"/>
    <style:style style:name="ce234N3" style:family="table-cell" style:parent-style-name="ce234" style:data-style-name="N115"/>
    <style:style style:name="ce234C4" style:family="table-cell" style:parent-style-name="ce234" style:data-style-name="N116"/>
    <style:style style:name="ce234P4" style:family="table-cell" style:parent-style-name="ce234" style:data-style-name="N118"/>
    <style:style style:name="ce234N4" style:family="table-cell" style:parent-style-name="ce234" style:data-style-name="N117"/>
    <style:style style:name="ce234C5" style:family="table-cell" style:parent-style-name="ce234" style:data-style-name="N119"/>
    <style:style style:name="ce234P5" style:family="table-cell" style:parent-style-name="ce234" style:data-style-name="N120"/>
    <style:style style:name="ce234N5" style:family="table-cell" style:parent-style-name="ce234" style:data-style-name="N121"/>
    <style:style style:name="ce234C6" style:family="table-cell" style:parent-style-name="ce234" style:data-style-name="N122"/>
    <style:style style:name="ce234P6" style:family="table-cell" style:parent-style-name="ce234" style:data-style-name="N123"/>
    <style:style style:name="ce234N6" style:family="table-cell" style:parent-style-name="ce234" style:data-style-name="N124"/>
    <style:style style:name="ce234C7" style:family="table-cell" style:parent-style-name="ce234" style:data-style-name="N125"/>
    <style:style style:name="ce234P7" style:family="table-cell" style:parent-style-name="ce234" style:data-style-name="N126"/>
    <style:style style:name="ce234N7" style:family="table-cell" style:parent-style-name="ce234" style:data-style-name="N127"/>
    <style:style style:name="ce234C8" style:family="table-cell" style:parent-style-name="ce234" style:data-style-name="N128"/>
    <style:style style:name="ce234P8" style:family="table-cell" style:parent-style-name="ce234" style:data-style-name="N129"/>
    <style:style style:name="ce234N8" style:family="table-cell" style:parent-style-name="ce234" style:data-style-name="N130"/>
    <style:style style:name="ce235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style="italic"/>
    </style:style>
    <style:style style:name="ce235DA" style:family="table-cell" style:parent-style-name="ce235" style:data-style-name="N36"/>
    <style:style style:name="ce235DH" style:family="table-cell" style:parent-style-name="ce235" style:data-style-name="N51"/>
    <style:style style:name="ce235DE" style:family="table-cell" style:parent-style-name="ce235" style:data-style-name="N76"/>
    <style:style style:name="ce235C0" style:family="table-cell" style:parent-style-name="ce235" style:data-style-name="N103"/>
    <style:style style:name="ce235P0" style:family="table-cell" style:parent-style-name="ce235" style:data-style-name="N10"/>
    <style:style style:name="ce235N0" style:family="table-cell" style:parent-style-name="ce235" style:data-style-name="N113"/>
    <style:style style:name="ce235C1" style:family="table-cell" style:parent-style-name="ce235" style:data-style-name="N110"/>
    <style:style style:name="ce235P1" style:family="table-cell" style:parent-style-name="ce235" style:data-style-name="N111"/>
    <style:style style:name="ce235N1" style:family="table-cell" style:parent-style-name="ce235" style:data-style-name="N112"/>
    <style:style style:name="ce235C2" style:family="table-cell" style:parent-style-name="ce235" style:data-style-name="N104"/>
    <style:style style:name="ce235P2" style:family="table-cell" style:parent-style-name="ce235" style:data-style-name="N11"/>
    <style:style style:name="ce235N2" style:family="table-cell" style:parent-style-name="ce235" style:data-style-name="N109"/>
    <style:style style:name="ce235C3" style:family="table-cell" style:parent-style-name="ce235" style:data-style-name="N114"/>
    <style:style style:name="ce235P3" style:family="table-cell" style:parent-style-name="ce235" style:data-style-name="N107"/>
    <style:style style:name="ce235N3" style:family="table-cell" style:parent-style-name="ce235" style:data-style-name="N115"/>
    <style:style style:name="ce235C4" style:family="table-cell" style:parent-style-name="ce235" style:data-style-name="N116"/>
    <style:style style:name="ce235P4" style:family="table-cell" style:parent-style-name="ce235" style:data-style-name="N118"/>
    <style:style style:name="ce235N4" style:family="table-cell" style:parent-style-name="ce235" style:data-style-name="N117"/>
    <style:style style:name="ce235C5" style:family="table-cell" style:parent-style-name="ce235" style:data-style-name="N119"/>
    <style:style style:name="ce235P5" style:family="table-cell" style:parent-style-name="ce235" style:data-style-name="N120"/>
    <style:style style:name="ce235N5" style:family="table-cell" style:parent-style-name="ce235" style:data-style-name="N121"/>
    <style:style style:name="ce235C6" style:family="table-cell" style:parent-style-name="ce235" style:data-style-name="N122"/>
    <style:style style:name="ce235P6" style:family="table-cell" style:parent-style-name="ce235" style:data-style-name="N123"/>
    <style:style style:name="ce235N6" style:family="table-cell" style:parent-style-name="ce235" style:data-style-name="N124"/>
    <style:style style:name="ce235C7" style:family="table-cell" style:parent-style-name="ce235" style:data-style-name="N125"/>
    <style:style style:name="ce235P7" style:family="table-cell" style:parent-style-name="ce235" style:data-style-name="N126"/>
    <style:style style:name="ce235N7" style:family="table-cell" style:parent-style-name="ce235" style:data-style-name="N127"/>
    <style:style style:name="ce235C8" style:family="table-cell" style:parent-style-name="ce235" style:data-style-name="N128"/>
    <style:style style:name="ce235P8" style:family="table-cell" style:parent-style-name="ce235" style:data-style-name="N129"/>
    <style:style style:name="ce235N8" style:family="table-cell" style:parent-style-name="ce235" style:data-style-name="N130"/>
    <style:style style:name="ce236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style="italic"/>
    </style:style>
    <style:style style:name="ce236DA" style:family="table-cell" style:parent-style-name="ce236" style:data-style-name="N36"/>
    <style:style style:name="ce236DH" style:family="table-cell" style:parent-style-name="ce236" style:data-style-name="N51"/>
    <style:style style:name="ce236DE" style:family="table-cell" style:parent-style-name="ce236" style:data-style-name="N76"/>
    <style:style style:name="ce236C0" style:family="table-cell" style:parent-style-name="ce236" style:data-style-name="N103"/>
    <style:style style:name="ce236P0" style:family="table-cell" style:parent-style-name="ce236" style:data-style-name="N10"/>
    <style:style style:name="ce236N0" style:family="table-cell" style:parent-style-name="ce236" style:data-style-name="N113"/>
    <style:style style:name="ce236C1" style:family="table-cell" style:parent-style-name="ce236" style:data-style-name="N110"/>
    <style:style style:name="ce236P1" style:family="table-cell" style:parent-style-name="ce236" style:data-style-name="N111"/>
    <style:style style:name="ce236N1" style:family="table-cell" style:parent-style-name="ce236" style:data-style-name="N112"/>
    <style:style style:name="ce236C2" style:family="table-cell" style:parent-style-name="ce236" style:data-style-name="N104"/>
    <style:style style:name="ce236P2" style:family="table-cell" style:parent-style-name="ce236" style:data-style-name="N11"/>
    <style:style style:name="ce236N2" style:family="table-cell" style:parent-style-name="ce236" style:data-style-name="N109"/>
    <style:style style:name="ce236C3" style:family="table-cell" style:parent-style-name="ce236" style:data-style-name="N114"/>
    <style:style style:name="ce236P3" style:family="table-cell" style:parent-style-name="ce236" style:data-style-name="N107"/>
    <style:style style:name="ce236N3" style:family="table-cell" style:parent-style-name="ce236" style:data-style-name="N115"/>
    <style:style style:name="ce236C4" style:family="table-cell" style:parent-style-name="ce236" style:data-style-name="N116"/>
    <style:style style:name="ce236P4" style:family="table-cell" style:parent-style-name="ce236" style:data-style-name="N118"/>
    <style:style style:name="ce236N4" style:family="table-cell" style:parent-style-name="ce236" style:data-style-name="N117"/>
    <style:style style:name="ce236C5" style:family="table-cell" style:parent-style-name="ce236" style:data-style-name="N119"/>
    <style:style style:name="ce236P5" style:family="table-cell" style:parent-style-name="ce236" style:data-style-name="N120"/>
    <style:style style:name="ce236N5" style:family="table-cell" style:parent-style-name="ce236" style:data-style-name="N121"/>
    <style:style style:name="ce236C6" style:family="table-cell" style:parent-style-name="ce236" style:data-style-name="N122"/>
    <style:style style:name="ce236P6" style:family="table-cell" style:parent-style-name="ce236" style:data-style-name="N123"/>
    <style:style style:name="ce236N6" style:family="table-cell" style:parent-style-name="ce236" style:data-style-name="N124"/>
    <style:style style:name="ce236C7" style:family="table-cell" style:parent-style-name="ce236" style:data-style-name="N125"/>
    <style:style style:name="ce236P7" style:family="table-cell" style:parent-style-name="ce236" style:data-style-name="N126"/>
    <style:style style:name="ce236N7" style:family="table-cell" style:parent-style-name="ce236" style:data-style-name="N127"/>
    <style:style style:name="ce236C8" style:family="table-cell" style:parent-style-name="ce236" style:data-style-name="N128"/>
    <style:style style:name="ce236P8" style:family="table-cell" style:parent-style-name="ce236" style:data-style-name="N129"/>
    <style:style style:name="ce236N8" style:family="table-cell" style:parent-style-name="ce236" style:data-style-name="N130"/>
    <style:style style:name="ce237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style="italic"/>
    </style:style>
    <style:style style:name="ce237DA" style:family="table-cell" style:parent-style-name="ce237" style:data-style-name="N36"/>
    <style:style style:name="ce237DH" style:family="table-cell" style:parent-style-name="ce237" style:data-style-name="N51"/>
    <style:style style:name="ce237DE" style:family="table-cell" style:parent-style-name="ce237" style:data-style-name="N76"/>
    <style:style style:name="ce237C0" style:family="table-cell" style:parent-style-name="ce237" style:data-style-name="N103"/>
    <style:style style:name="ce237P0" style:family="table-cell" style:parent-style-name="ce237" style:data-style-name="N10"/>
    <style:style style:name="ce237N0" style:family="table-cell" style:parent-style-name="ce237" style:data-style-name="N113"/>
    <style:style style:name="ce237C1" style:family="table-cell" style:parent-style-name="ce237" style:data-style-name="N110"/>
    <style:style style:name="ce237P1" style:family="table-cell" style:parent-style-name="ce237" style:data-style-name="N111"/>
    <style:style style:name="ce237N1" style:family="table-cell" style:parent-style-name="ce237" style:data-style-name="N112"/>
    <style:style style:name="ce237C2" style:family="table-cell" style:parent-style-name="ce237" style:data-style-name="N104"/>
    <style:style style:name="ce237P2" style:family="table-cell" style:parent-style-name="ce237" style:data-style-name="N11"/>
    <style:style style:name="ce237N2" style:family="table-cell" style:parent-style-name="ce237" style:data-style-name="N109"/>
    <style:style style:name="ce237C3" style:family="table-cell" style:parent-style-name="ce237" style:data-style-name="N114"/>
    <style:style style:name="ce237P3" style:family="table-cell" style:parent-style-name="ce237" style:data-style-name="N107"/>
    <style:style style:name="ce237N3" style:family="table-cell" style:parent-style-name="ce237" style:data-style-name="N115"/>
    <style:style style:name="ce237C4" style:family="table-cell" style:parent-style-name="ce237" style:data-style-name="N116"/>
    <style:style style:name="ce237P4" style:family="table-cell" style:parent-style-name="ce237" style:data-style-name="N118"/>
    <style:style style:name="ce237N4" style:family="table-cell" style:parent-style-name="ce237" style:data-style-name="N117"/>
    <style:style style:name="ce237C5" style:family="table-cell" style:parent-style-name="ce237" style:data-style-name="N119"/>
    <style:style style:name="ce237P5" style:family="table-cell" style:parent-style-name="ce237" style:data-style-name="N120"/>
    <style:style style:name="ce237N5" style:family="table-cell" style:parent-style-name="ce237" style:data-style-name="N121"/>
    <style:style style:name="ce237C6" style:family="table-cell" style:parent-style-name="ce237" style:data-style-name="N122"/>
    <style:style style:name="ce237P6" style:family="table-cell" style:parent-style-name="ce237" style:data-style-name="N123"/>
    <style:style style:name="ce237N6" style:family="table-cell" style:parent-style-name="ce237" style:data-style-name="N124"/>
    <style:style style:name="ce237C7" style:family="table-cell" style:parent-style-name="ce237" style:data-style-name="N125"/>
    <style:style style:name="ce237P7" style:family="table-cell" style:parent-style-name="ce237" style:data-style-name="N126"/>
    <style:style style:name="ce237N7" style:family="table-cell" style:parent-style-name="ce237" style:data-style-name="N127"/>
    <style:style style:name="ce237C8" style:family="table-cell" style:parent-style-name="ce237" style:data-style-name="N128"/>
    <style:style style:name="ce237P8" style:family="table-cell" style:parent-style-name="ce237" style:data-style-name="N129"/>
    <style:style style:name="ce237N8" style:family="table-cell" style:parent-style-name="ce237" style:data-style-name="N130"/>
    <style:style style:name="ce238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 fo:font-style="italic"/>
    </style:style>
    <style:style style:name="ce238DA" style:family="table-cell" style:parent-style-name="ce238" style:data-style-name="N36"/>
    <style:style style:name="ce238DH" style:family="table-cell" style:parent-style-name="ce238" style:data-style-name="N51"/>
    <style:style style:name="ce238DE" style:family="table-cell" style:parent-style-name="ce238" style:data-style-name="N76"/>
    <style:style style:name="ce238C0" style:family="table-cell" style:parent-style-name="ce238" style:data-style-name="N103"/>
    <style:style style:name="ce238P0" style:family="table-cell" style:parent-style-name="ce238" style:data-style-name="N10"/>
    <style:style style:name="ce238N0" style:family="table-cell" style:parent-style-name="ce238" style:data-style-name="N113"/>
    <style:style style:name="ce238C1" style:family="table-cell" style:parent-style-name="ce238" style:data-style-name="N110"/>
    <style:style style:name="ce238P1" style:family="table-cell" style:parent-style-name="ce238" style:data-style-name="N111"/>
    <style:style style:name="ce238N1" style:family="table-cell" style:parent-style-name="ce238" style:data-style-name="N112"/>
    <style:style style:name="ce238C2" style:family="table-cell" style:parent-style-name="ce238" style:data-style-name="N104"/>
    <style:style style:name="ce238P2" style:family="table-cell" style:parent-style-name="ce238" style:data-style-name="N11"/>
    <style:style style:name="ce238N2" style:family="table-cell" style:parent-style-name="ce238" style:data-style-name="N109"/>
    <style:style style:name="ce238C3" style:family="table-cell" style:parent-style-name="ce238" style:data-style-name="N114"/>
    <style:style style:name="ce238P3" style:family="table-cell" style:parent-style-name="ce238" style:data-style-name="N107"/>
    <style:style style:name="ce238N3" style:family="table-cell" style:parent-style-name="ce238" style:data-style-name="N115"/>
    <style:style style:name="ce238C4" style:family="table-cell" style:parent-style-name="ce238" style:data-style-name="N116"/>
    <style:style style:name="ce238P4" style:family="table-cell" style:parent-style-name="ce238" style:data-style-name="N118"/>
    <style:style style:name="ce238N4" style:family="table-cell" style:parent-style-name="ce238" style:data-style-name="N117"/>
    <style:style style:name="ce238C5" style:family="table-cell" style:parent-style-name="ce238" style:data-style-name="N119"/>
    <style:style style:name="ce238P5" style:family="table-cell" style:parent-style-name="ce238" style:data-style-name="N120"/>
    <style:style style:name="ce238N5" style:family="table-cell" style:parent-style-name="ce238" style:data-style-name="N121"/>
    <style:style style:name="ce238C6" style:family="table-cell" style:parent-style-name="ce238" style:data-style-name="N122"/>
    <style:style style:name="ce238P6" style:family="table-cell" style:parent-style-name="ce238" style:data-style-name="N123"/>
    <style:style style:name="ce238N6" style:family="table-cell" style:parent-style-name="ce238" style:data-style-name="N124"/>
    <style:style style:name="ce238C7" style:family="table-cell" style:parent-style-name="ce238" style:data-style-name="N125"/>
    <style:style style:name="ce238P7" style:family="table-cell" style:parent-style-name="ce238" style:data-style-name="N126"/>
    <style:style style:name="ce238N7" style:family="table-cell" style:parent-style-name="ce238" style:data-style-name="N127"/>
    <style:style style:name="ce238C8" style:family="table-cell" style:parent-style-name="ce238" style:data-style-name="N128"/>
    <style:style style:name="ce238P8" style:family="table-cell" style:parent-style-name="ce238" style:data-style-name="N129"/>
    <style:style style:name="ce238N8" style:family="table-cell" style:parent-style-name="ce238" style:data-style-name="N130"/>
    <style:style style:name="ce239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 fo:font-style="italic"/>
    </style:style>
    <style:style style:name="ce239DA" style:family="table-cell" style:parent-style-name="ce239" style:data-style-name="N36"/>
    <style:style style:name="ce239DH" style:family="table-cell" style:parent-style-name="ce239" style:data-style-name="N51"/>
    <style:style style:name="ce239DE" style:family="table-cell" style:parent-style-name="ce239" style:data-style-name="N76"/>
    <style:style style:name="ce239C0" style:family="table-cell" style:parent-style-name="ce239" style:data-style-name="N103"/>
    <style:style style:name="ce239P0" style:family="table-cell" style:parent-style-name="ce239" style:data-style-name="N10"/>
    <style:style style:name="ce239N0" style:family="table-cell" style:parent-style-name="ce239" style:data-style-name="N113"/>
    <style:style style:name="ce239C1" style:family="table-cell" style:parent-style-name="ce239" style:data-style-name="N110"/>
    <style:style style:name="ce239P1" style:family="table-cell" style:parent-style-name="ce239" style:data-style-name="N111"/>
    <style:style style:name="ce239N1" style:family="table-cell" style:parent-style-name="ce239" style:data-style-name="N112"/>
    <style:style style:name="ce239C2" style:family="table-cell" style:parent-style-name="ce239" style:data-style-name="N104"/>
    <style:style style:name="ce239P2" style:family="table-cell" style:parent-style-name="ce239" style:data-style-name="N11"/>
    <style:style style:name="ce239N2" style:family="table-cell" style:parent-style-name="ce239" style:data-style-name="N109"/>
    <style:style style:name="ce239C3" style:family="table-cell" style:parent-style-name="ce239" style:data-style-name="N114"/>
    <style:style style:name="ce239P3" style:family="table-cell" style:parent-style-name="ce239" style:data-style-name="N107"/>
    <style:style style:name="ce239N3" style:family="table-cell" style:parent-style-name="ce239" style:data-style-name="N115"/>
    <style:style style:name="ce239C4" style:family="table-cell" style:parent-style-name="ce239" style:data-style-name="N116"/>
    <style:style style:name="ce239P4" style:family="table-cell" style:parent-style-name="ce239" style:data-style-name="N118"/>
    <style:style style:name="ce239N4" style:family="table-cell" style:parent-style-name="ce239" style:data-style-name="N117"/>
    <style:style style:name="ce239C5" style:family="table-cell" style:parent-style-name="ce239" style:data-style-name="N119"/>
    <style:style style:name="ce239P5" style:family="table-cell" style:parent-style-name="ce239" style:data-style-name="N120"/>
    <style:style style:name="ce239N5" style:family="table-cell" style:parent-style-name="ce239" style:data-style-name="N121"/>
    <style:style style:name="ce239C6" style:family="table-cell" style:parent-style-name="ce239" style:data-style-name="N122"/>
    <style:style style:name="ce239P6" style:family="table-cell" style:parent-style-name="ce239" style:data-style-name="N123"/>
    <style:style style:name="ce239N6" style:family="table-cell" style:parent-style-name="ce239" style:data-style-name="N124"/>
    <style:style style:name="ce239C7" style:family="table-cell" style:parent-style-name="ce239" style:data-style-name="N125"/>
    <style:style style:name="ce239P7" style:family="table-cell" style:parent-style-name="ce239" style:data-style-name="N126"/>
    <style:style style:name="ce239N7" style:family="table-cell" style:parent-style-name="ce239" style:data-style-name="N127"/>
    <style:style style:name="ce239C8" style:family="table-cell" style:parent-style-name="ce239" style:data-style-name="N128"/>
    <style:style style:name="ce239P8" style:family="table-cell" style:parent-style-name="ce239" style:data-style-name="N129"/>
    <style:style style:name="ce239N8" style:family="table-cell" style:parent-style-name="ce239" style:data-style-name="N130"/>
    <style:style style:name="ce240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 fo:font-style="italic"/>
    </style:style>
    <style:style style:name="ce240DA" style:family="table-cell" style:parent-style-name="ce240" style:data-style-name="N36"/>
    <style:style style:name="ce240DH" style:family="table-cell" style:parent-style-name="ce240" style:data-style-name="N51"/>
    <style:style style:name="ce240DE" style:family="table-cell" style:parent-style-name="ce240" style:data-style-name="N76"/>
    <style:style style:name="ce240C0" style:family="table-cell" style:parent-style-name="ce240" style:data-style-name="N103"/>
    <style:style style:name="ce240P0" style:family="table-cell" style:parent-style-name="ce240" style:data-style-name="N10"/>
    <style:style style:name="ce240N0" style:family="table-cell" style:parent-style-name="ce240" style:data-style-name="N113"/>
    <style:style style:name="ce240C1" style:family="table-cell" style:parent-style-name="ce240" style:data-style-name="N110"/>
    <style:style style:name="ce240P1" style:family="table-cell" style:parent-style-name="ce240" style:data-style-name="N111"/>
    <style:style style:name="ce240N1" style:family="table-cell" style:parent-style-name="ce240" style:data-style-name="N112"/>
    <style:style style:name="ce240C2" style:family="table-cell" style:parent-style-name="ce240" style:data-style-name="N104"/>
    <style:style style:name="ce240P2" style:family="table-cell" style:parent-style-name="ce240" style:data-style-name="N11"/>
    <style:style style:name="ce240N2" style:family="table-cell" style:parent-style-name="ce240" style:data-style-name="N109"/>
    <style:style style:name="ce240C3" style:family="table-cell" style:parent-style-name="ce240" style:data-style-name="N114"/>
    <style:style style:name="ce240P3" style:family="table-cell" style:parent-style-name="ce240" style:data-style-name="N107"/>
    <style:style style:name="ce240N3" style:family="table-cell" style:parent-style-name="ce240" style:data-style-name="N115"/>
    <style:style style:name="ce240C4" style:family="table-cell" style:parent-style-name="ce240" style:data-style-name="N116"/>
    <style:style style:name="ce240P4" style:family="table-cell" style:parent-style-name="ce240" style:data-style-name="N118"/>
    <style:style style:name="ce240N4" style:family="table-cell" style:parent-style-name="ce240" style:data-style-name="N117"/>
    <style:style style:name="ce240C5" style:family="table-cell" style:parent-style-name="ce240" style:data-style-name="N119"/>
    <style:style style:name="ce240P5" style:family="table-cell" style:parent-style-name="ce240" style:data-style-name="N120"/>
    <style:style style:name="ce240N5" style:family="table-cell" style:parent-style-name="ce240" style:data-style-name="N121"/>
    <style:style style:name="ce240C6" style:family="table-cell" style:parent-style-name="ce240" style:data-style-name="N122"/>
    <style:style style:name="ce240P6" style:family="table-cell" style:parent-style-name="ce240" style:data-style-name="N123"/>
    <style:style style:name="ce240N6" style:family="table-cell" style:parent-style-name="ce240" style:data-style-name="N124"/>
    <style:style style:name="ce240C7" style:family="table-cell" style:parent-style-name="ce240" style:data-style-name="N125"/>
    <style:style style:name="ce240P7" style:family="table-cell" style:parent-style-name="ce240" style:data-style-name="N126"/>
    <style:style style:name="ce240N7" style:family="table-cell" style:parent-style-name="ce240" style:data-style-name="N127"/>
    <style:style style:name="ce240C8" style:family="table-cell" style:parent-style-name="ce240" style:data-style-name="N128"/>
    <style:style style:name="ce240P8" style:family="table-cell" style:parent-style-name="ce240" style:data-style-name="N129"/>
    <style:style style:name="ce240N8" style:family="table-cell" style:parent-style-name="ce240" style:data-style-name="N130"/>
    <style:style style:name="ce241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/>
    </style:style>
    <style:style style:name="ce241DA" style:family="table-cell" style:parent-style-name="ce241" style:data-style-name="N36"/>
    <style:style style:name="ce241DH" style:family="table-cell" style:parent-style-name="ce241" style:data-style-name="N51"/>
    <style:style style:name="ce241DE" style:family="table-cell" style:parent-style-name="ce241" style:data-style-name="N76"/>
    <style:style style:name="ce241C0" style:family="table-cell" style:parent-style-name="ce241" style:data-style-name="N103"/>
    <style:style style:name="ce241P0" style:family="table-cell" style:parent-style-name="ce241" style:data-style-name="N10"/>
    <style:style style:name="ce241N0" style:family="table-cell" style:parent-style-name="ce241" style:data-style-name="N113"/>
    <style:style style:name="ce241C1" style:family="table-cell" style:parent-style-name="ce241" style:data-style-name="N110"/>
    <style:style style:name="ce241P1" style:family="table-cell" style:parent-style-name="ce241" style:data-style-name="N111"/>
    <style:style style:name="ce241N1" style:family="table-cell" style:parent-style-name="ce241" style:data-style-name="N112"/>
    <style:style style:name="ce241C2" style:family="table-cell" style:parent-style-name="ce241" style:data-style-name="N104"/>
    <style:style style:name="ce241P2" style:family="table-cell" style:parent-style-name="ce241" style:data-style-name="N11"/>
    <style:style style:name="ce241N2" style:family="table-cell" style:parent-style-name="ce241" style:data-style-name="N109"/>
    <style:style style:name="ce241C3" style:family="table-cell" style:parent-style-name="ce241" style:data-style-name="N114"/>
    <style:style style:name="ce241P3" style:family="table-cell" style:parent-style-name="ce241" style:data-style-name="N107"/>
    <style:style style:name="ce241N3" style:family="table-cell" style:parent-style-name="ce241" style:data-style-name="N115"/>
    <style:style style:name="ce241C4" style:family="table-cell" style:parent-style-name="ce241" style:data-style-name="N116"/>
    <style:style style:name="ce241P4" style:family="table-cell" style:parent-style-name="ce241" style:data-style-name="N118"/>
    <style:style style:name="ce241N4" style:family="table-cell" style:parent-style-name="ce241" style:data-style-name="N117"/>
    <style:style style:name="ce241C5" style:family="table-cell" style:parent-style-name="ce241" style:data-style-name="N119"/>
    <style:style style:name="ce241P5" style:family="table-cell" style:parent-style-name="ce241" style:data-style-name="N120"/>
    <style:style style:name="ce241N5" style:family="table-cell" style:parent-style-name="ce241" style:data-style-name="N121"/>
    <style:style style:name="ce241C6" style:family="table-cell" style:parent-style-name="ce241" style:data-style-name="N122"/>
    <style:style style:name="ce241P6" style:family="table-cell" style:parent-style-name="ce241" style:data-style-name="N123"/>
    <style:style style:name="ce241N6" style:family="table-cell" style:parent-style-name="ce241" style:data-style-name="N124"/>
    <style:style style:name="ce241C7" style:family="table-cell" style:parent-style-name="ce241" style:data-style-name="N125"/>
    <style:style style:name="ce241P7" style:family="table-cell" style:parent-style-name="ce241" style:data-style-name="N126"/>
    <style:style style:name="ce241N7" style:family="table-cell" style:parent-style-name="ce241" style:data-style-name="N127"/>
    <style:style style:name="ce241C8" style:family="table-cell" style:parent-style-name="ce241" style:data-style-name="N128"/>
    <style:style style:name="ce241P8" style:family="table-cell" style:parent-style-name="ce241" style:data-style-name="N129"/>
    <style:style style:name="ce241N8" style:family="table-cell" style:parent-style-name="ce241" style:data-style-name="N130"/>
    <style:style style:name="ce242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242DA" style:family="table-cell" style:parent-style-name="ce242" style:data-style-name="N36"/>
    <style:style style:name="ce242DH" style:family="table-cell" style:parent-style-name="ce242" style:data-style-name="N51"/>
    <style:style style:name="ce242DE" style:family="table-cell" style:parent-style-name="ce242" style:data-style-name="N76"/>
    <style:style style:name="ce242C0" style:family="table-cell" style:parent-style-name="ce242" style:data-style-name="N103"/>
    <style:style style:name="ce242P0" style:family="table-cell" style:parent-style-name="ce242" style:data-style-name="N10"/>
    <style:style style:name="ce242N0" style:family="table-cell" style:parent-style-name="ce242" style:data-style-name="N113"/>
    <style:style style:name="ce242C1" style:family="table-cell" style:parent-style-name="ce242" style:data-style-name="N110"/>
    <style:style style:name="ce242P1" style:family="table-cell" style:parent-style-name="ce242" style:data-style-name="N111"/>
    <style:style style:name="ce242N1" style:family="table-cell" style:parent-style-name="ce242" style:data-style-name="N112"/>
    <style:style style:name="ce242C2" style:family="table-cell" style:parent-style-name="ce242" style:data-style-name="N104"/>
    <style:style style:name="ce242P2" style:family="table-cell" style:parent-style-name="ce242" style:data-style-name="N11"/>
    <style:style style:name="ce242N2" style:family="table-cell" style:parent-style-name="ce242" style:data-style-name="N109"/>
    <style:style style:name="ce242C3" style:family="table-cell" style:parent-style-name="ce242" style:data-style-name="N114"/>
    <style:style style:name="ce242P3" style:family="table-cell" style:parent-style-name="ce242" style:data-style-name="N107"/>
    <style:style style:name="ce242N3" style:family="table-cell" style:parent-style-name="ce242" style:data-style-name="N115"/>
    <style:style style:name="ce242C4" style:family="table-cell" style:parent-style-name="ce242" style:data-style-name="N116"/>
    <style:style style:name="ce242P4" style:family="table-cell" style:parent-style-name="ce242" style:data-style-name="N118"/>
    <style:style style:name="ce242N4" style:family="table-cell" style:parent-style-name="ce242" style:data-style-name="N117"/>
    <style:style style:name="ce242C5" style:family="table-cell" style:parent-style-name="ce242" style:data-style-name="N119"/>
    <style:style style:name="ce242P5" style:family="table-cell" style:parent-style-name="ce242" style:data-style-name="N120"/>
    <style:style style:name="ce242N5" style:family="table-cell" style:parent-style-name="ce242" style:data-style-name="N121"/>
    <style:style style:name="ce242C6" style:family="table-cell" style:parent-style-name="ce242" style:data-style-name="N122"/>
    <style:style style:name="ce242P6" style:family="table-cell" style:parent-style-name="ce242" style:data-style-name="N123"/>
    <style:style style:name="ce242N6" style:family="table-cell" style:parent-style-name="ce242" style:data-style-name="N124"/>
    <style:style style:name="ce242C7" style:family="table-cell" style:parent-style-name="ce242" style:data-style-name="N125"/>
    <style:style style:name="ce242P7" style:family="table-cell" style:parent-style-name="ce242" style:data-style-name="N126"/>
    <style:style style:name="ce242N7" style:family="table-cell" style:parent-style-name="ce242" style:data-style-name="N127"/>
    <style:style style:name="ce242C8" style:family="table-cell" style:parent-style-name="ce242" style:data-style-name="N128"/>
    <style:style style:name="ce242P8" style:family="table-cell" style:parent-style-name="ce242" style:data-style-name="N129"/>
    <style:style style:name="ce242N8" style:family="table-cell" style:parent-style-name="ce242" style:data-style-name="N130"/>
    <style:style style:name="ce243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/>
    </style:style>
    <style:style style:name="ce243DA" style:family="table-cell" style:parent-style-name="ce243" style:data-style-name="N36"/>
    <style:style style:name="ce243DH" style:family="table-cell" style:parent-style-name="ce243" style:data-style-name="N51"/>
    <style:style style:name="ce243DE" style:family="table-cell" style:parent-style-name="ce243" style:data-style-name="N76"/>
    <style:style style:name="ce243C0" style:family="table-cell" style:parent-style-name="ce243" style:data-style-name="N103"/>
    <style:style style:name="ce243P0" style:family="table-cell" style:parent-style-name="ce243" style:data-style-name="N10"/>
    <style:style style:name="ce243N0" style:family="table-cell" style:parent-style-name="ce243" style:data-style-name="N113"/>
    <style:style style:name="ce243C1" style:family="table-cell" style:parent-style-name="ce243" style:data-style-name="N110"/>
    <style:style style:name="ce243P1" style:family="table-cell" style:parent-style-name="ce243" style:data-style-name="N111"/>
    <style:style style:name="ce243N1" style:family="table-cell" style:parent-style-name="ce243" style:data-style-name="N112"/>
    <style:style style:name="ce243C2" style:family="table-cell" style:parent-style-name="ce243" style:data-style-name="N104"/>
    <style:style style:name="ce243P2" style:family="table-cell" style:parent-style-name="ce243" style:data-style-name="N11"/>
    <style:style style:name="ce243N2" style:family="table-cell" style:parent-style-name="ce243" style:data-style-name="N109"/>
    <style:style style:name="ce243C3" style:family="table-cell" style:parent-style-name="ce243" style:data-style-name="N114"/>
    <style:style style:name="ce243P3" style:family="table-cell" style:parent-style-name="ce243" style:data-style-name="N107"/>
    <style:style style:name="ce243N3" style:family="table-cell" style:parent-style-name="ce243" style:data-style-name="N115"/>
    <style:style style:name="ce243C4" style:family="table-cell" style:parent-style-name="ce243" style:data-style-name="N116"/>
    <style:style style:name="ce243P4" style:family="table-cell" style:parent-style-name="ce243" style:data-style-name="N118"/>
    <style:style style:name="ce243N4" style:family="table-cell" style:parent-style-name="ce243" style:data-style-name="N117"/>
    <style:style style:name="ce243C5" style:family="table-cell" style:parent-style-name="ce243" style:data-style-name="N119"/>
    <style:style style:name="ce243P5" style:family="table-cell" style:parent-style-name="ce243" style:data-style-name="N120"/>
    <style:style style:name="ce243N5" style:family="table-cell" style:parent-style-name="ce243" style:data-style-name="N121"/>
    <style:style style:name="ce243C6" style:family="table-cell" style:parent-style-name="ce243" style:data-style-name="N122"/>
    <style:style style:name="ce243P6" style:family="table-cell" style:parent-style-name="ce243" style:data-style-name="N123"/>
    <style:style style:name="ce243N6" style:family="table-cell" style:parent-style-name="ce243" style:data-style-name="N124"/>
    <style:style style:name="ce243C7" style:family="table-cell" style:parent-style-name="ce243" style:data-style-name="N125"/>
    <style:style style:name="ce243P7" style:family="table-cell" style:parent-style-name="ce243" style:data-style-name="N126"/>
    <style:style style:name="ce243N7" style:family="table-cell" style:parent-style-name="ce243" style:data-style-name="N127"/>
    <style:style style:name="ce243C8" style:family="table-cell" style:parent-style-name="ce243" style:data-style-name="N128"/>
    <style:style style:name="ce243P8" style:family="table-cell" style:parent-style-name="ce243" style:data-style-name="N129"/>
    <style:style style:name="ce243N8" style:family="table-cell" style:parent-style-name="ce243" style:data-style-name="N130"/>
    <style:style style:name="ce244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style="italic"/>
    </style:style>
    <style:style style:name="ce244DA" style:family="table-cell" style:parent-style-name="ce244" style:data-style-name="N36"/>
    <style:style style:name="ce244DH" style:family="table-cell" style:parent-style-name="ce244" style:data-style-name="N51"/>
    <style:style style:name="ce244DE" style:family="table-cell" style:parent-style-name="ce244" style:data-style-name="N76"/>
    <style:style style:name="ce244C0" style:family="table-cell" style:parent-style-name="ce244" style:data-style-name="N103"/>
    <style:style style:name="ce244P0" style:family="table-cell" style:parent-style-name="ce244" style:data-style-name="N10"/>
    <style:style style:name="ce244N0" style:family="table-cell" style:parent-style-name="ce244" style:data-style-name="N113"/>
    <style:style style:name="ce244C1" style:family="table-cell" style:parent-style-name="ce244" style:data-style-name="N110"/>
    <style:style style:name="ce244P1" style:family="table-cell" style:parent-style-name="ce244" style:data-style-name="N111"/>
    <style:style style:name="ce244N1" style:family="table-cell" style:parent-style-name="ce244" style:data-style-name="N112"/>
    <style:style style:name="ce244C2" style:family="table-cell" style:parent-style-name="ce244" style:data-style-name="N104"/>
    <style:style style:name="ce244P2" style:family="table-cell" style:parent-style-name="ce244" style:data-style-name="N11"/>
    <style:style style:name="ce244N2" style:family="table-cell" style:parent-style-name="ce244" style:data-style-name="N109"/>
    <style:style style:name="ce244C3" style:family="table-cell" style:parent-style-name="ce244" style:data-style-name="N114"/>
    <style:style style:name="ce244P3" style:family="table-cell" style:parent-style-name="ce244" style:data-style-name="N107"/>
    <style:style style:name="ce244N3" style:family="table-cell" style:parent-style-name="ce244" style:data-style-name="N115"/>
    <style:style style:name="ce244C4" style:family="table-cell" style:parent-style-name="ce244" style:data-style-name="N116"/>
    <style:style style:name="ce244P4" style:family="table-cell" style:parent-style-name="ce244" style:data-style-name="N118"/>
    <style:style style:name="ce244N4" style:family="table-cell" style:parent-style-name="ce244" style:data-style-name="N117"/>
    <style:style style:name="ce244C5" style:family="table-cell" style:parent-style-name="ce244" style:data-style-name="N119"/>
    <style:style style:name="ce244P5" style:family="table-cell" style:parent-style-name="ce244" style:data-style-name="N120"/>
    <style:style style:name="ce244N5" style:family="table-cell" style:parent-style-name="ce244" style:data-style-name="N121"/>
    <style:style style:name="ce244C6" style:family="table-cell" style:parent-style-name="ce244" style:data-style-name="N122"/>
    <style:style style:name="ce244P6" style:family="table-cell" style:parent-style-name="ce244" style:data-style-name="N123"/>
    <style:style style:name="ce244N6" style:family="table-cell" style:parent-style-name="ce244" style:data-style-name="N124"/>
    <style:style style:name="ce244C7" style:family="table-cell" style:parent-style-name="ce244" style:data-style-name="N125"/>
    <style:style style:name="ce244P7" style:family="table-cell" style:parent-style-name="ce244" style:data-style-name="N126"/>
    <style:style style:name="ce244N7" style:family="table-cell" style:parent-style-name="ce244" style:data-style-name="N127"/>
    <style:style style:name="ce244C8" style:family="table-cell" style:parent-style-name="ce244" style:data-style-name="N128"/>
    <style:style style:name="ce244P8" style:family="table-cell" style:parent-style-name="ce244" style:data-style-name="N129"/>
    <style:style style:name="ce244N8" style:family="table-cell" style:parent-style-name="ce244" style:data-style-name="N130"/>
    <style:style style:name="ce245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style="italic"/>
    </style:style>
    <style:style style:name="ce245DA" style:family="table-cell" style:parent-style-name="ce245" style:data-style-name="N36"/>
    <style:style style:name="ce245DH" style:family="table-cell" style:parent-style-name="ce245" style:data-style-name="N51"/>
    <style:style style:name="ce245DE" style:family="table-cell" style:parent-style-name="ce245" style:data-style-name="N76"/>
    <style:style style:name="ce245C0" style:family="table-cell" style:parent-style-name="ce245" style:data-style-name="N103"/>
    <style:style style:name="ce245P0" style:family="table-cell" style:parent-style-name="ce245" style:data-style-name="N10"/>
    <style:style style:name="ce245N0" style:family="table-cell" style:parent-style-name="ce245" style:data-style-name="N113"/>
    <style:style style:name="ce245C1" style:family="table-cell" style:parent-style-name="ce245" style:data-style-name="N110"/>
    <style:style style:name="ce245P1" style:family="table-cell" style:parent-style-name="ce245" style:data-style-name="N111"/>
    <style:style style:name="ce245N1" style:family="table-cell" style:parent-style-name="ce245" style:data-style-name="N112"/>
    <style:style style:name="ce245C2" style:family="table-cell" style:parent-style-name="ce245" style:data-style-name="N104"/>
    <style:style style:name="ce245P2" style:family="table-cell" style:parent-style-name="ce245" style:data-style-name="N11"/>
    <style:style style:name="ce245N2" style:family="table-cell" style:parent-style-name="ce245" style:data-style-name="N109"/>
    <style:style style:name="ce245C3" style:family="table-cell" style:parent-style-name="ce245" style:data-style-name="N114"/>
    <style:style style:name="ce245P3" style:family="table-cell" style:parent-style-name="ce245" style:data-style-name="N107"/>
    <style:style style:name="ce245N3" style:family="table-cell" style:parent-style-name="ce245" style:data-style-name="N115"/>
    <style:style style:name="ce245C4" style:family="table-cell" style:parent-style-name="ce245" style:data-style-name="N116"/>
    <style:style style:name="ce245P4" style:family="table-cell" style:parent-style-name="ce245" style:data-style-name="N118"/>
    <style:style style:name="ce245N4" style:family="table-cell" style:parent-style-name="ce245" style:data-style-name="N117"/>
    <style:style style:name="ce245C5" style:family="table-cell" style:parent-style-name="ce245" style:data-style-name="N119"/>
    <style:style style:name="ce245P5" style:family="table-cell" style:parent-style-name="ce245" style:data-style-name="N120"/>
    <style:style style:name="ce245N5" style:family="table-cell" style:parent-style-name="ce245" style:data-style-name="N121"/>
    <style:style style:name="ce245C6" style:family="table-cell" style:parent-style-name="ce245" style:data-style-name="N122"/>
    <style:style style:name="ce245P6" style:family="table-cell" style:parent-style-name="ce245" style:data-style-name="N123"/>
    <style:style style:name="ce245N6" style:family="table-cell" style:parent-style-name="ce245" style:data-style-name="N124"/>
    <style:style style:name="ce245C7" style:family="table-cell" style:parent-style-name="ce245" style:data-style-name="N125"/>
    <style:style style:name="ce245P7" style:family="table-cell" style:parent-style-name="ce245" style:data-style-name="N126"/>
    <style:style style:name="ce245N7" style:family="table-cell" style:parent-style-name="ce245" style:data-style-name="N127"/>
    <style:style style:name="ce245C8" style:family="table-cell" style:parent-style-name="ce245" style:data-style-name="N128"/>
    <style:style style:name="ce245P8" style:family="table-cell" style:parent-style-name="ce245" style:data-style-name="N129"/>
    <style:style style:name="ce245N8" style:family="table-cell" style:parent-style-name="ce245" style:data-style-name="N130"/>
    <style:style style:name="ce246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style="italic"/>
    </style:style>
    <style:style style:name="ce246DA" style:family="table-cell" style:parent-style-name="ce246" style:data-style-name="N36"/>
    <style:style style:name="ce246DH" style:family="table-cell" style:parent-style-name="ce246" style:data-style-name="N51"/>
    <style:style style:name="ce246DE" style:family="table-cell" style:parent-style-name="ce246" style:data-style-name="N76"/>
    <style:style style:name="ce246C0" style:family="table-cell" style:parent-style-name="ce246" style:data-style-name="N103"/>
    <style:style style:name="ce246P0" style:family="table-cell" style:parent-style-name="ce246" style:data-style-name="N10"/>
    <style:style style:name="ce246N0" style:family="table-cell" style:parent-style-name="ce246" style:data-style-name="N113"/>
    <style:style style:name="ce246C1" style:family="table-cell" style:parent-style-name="ce246" style:data-style-name="N110"/>
    <style:style style:name="ce246P1" style:family="table-cell" style:parent-style-name="ce246" style:data-style-name="N111"/>
    <style:style style:name="ce246N1" style:family="table-cell" style:parent-style-name="ce246" style:data-style-name="N112"/>
    <style:style style:name="ce246C2" style:family="table-cell" style:parent-style-name="ce246" style:data-style-name="N104"/>
    <style:style style:name="ce246P2" style:family="table-cell" style:parent-style-name="ce246" style:data-style-name="N11"/>
    <style:style style:name="ce246N2" style:family="table-cell" style:parent-style-name="ce246" style:data-style-name="N109"/>
    <style:style style:name="ce246C3" style:family="table-cell" style:parent-style-name="ce246" style:data-style-name="N114"/>
    <style:style style:name="ce246P3" style:family="table-cell" style:parent-style-name="ce246" style:data-style-name="N107"/>
    <style:style style:name="ce246N3" style:family="table-cell" style:parent-style-name="ce246" style:data-style-name="N115"/>
    <style:style style:name="ce246C4" style:family="table-cell" style:parent-style-name="ce246" style:data-style-name="N116"/>
    <style:style style:name="ce246P4" style:family="table-cell" style:parent-style-name="ce246" style:data-style-name="N118"/>
    <style:style style:name="ce246N4" style:family="table-cell" style:parent-style-name="ce246" style:data-style-name="N117"/>
    <style:style style:name="ce246C5" style:family="table-cell" style:parent-style-name="ce246" style:data-style-name="N119"/>
    <style:style style:name="ce246P5" style:family="table-cell" style:parent-style-name="ce246" style:data-style-name="N120"/>
    <style:style style:name="ce246N5" style:family="table-cell" style:parent-style-name="ce246" style:data-style-name="N121"/>
    <style:style style:name="ce246C6" style:family="table-cell" style:parent-style-name="ce246" style:data-style-name="N122"/>
    <style:style style:name="ce246P6" style:family="table-cell" style:parent-style-name="ce246" style:data-style-name="N123"/>
    <style:style style:name="ce246N6" style:family="table-cell" style:parent-style-name="ce246" style:data-style-name="N124"/>
    <style:style style:name="ce246C7" style:family="table-cell" style:parent-style-name="ce246" style:data-style-name="N125"/>
    <style:style style:name="ce246P7" style:family="table-cell" style:parent-style-name="ce246" style:data-style-name="N126"/>
    <style:style style:name="ce246N7" style:family="table-cell" style:parent-style-name="ce246" style:data-style-name="N127"/>
    <style:style style:name="ce246C8" style:family="table-cell" style:parent-style-name="ce246" style:data-style-name="N128"/>
    <style:style style:name="ce246P8" style:family="table-cell" style:parent-style-name="ce246" style:data-style-name="N129"/>
    <style:style style:name="ce246N8" style:family="table-cell" style:parent-style-name="ce246" style:data-style-name="N130"/>
    <style:style style:name="ce247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 fo:font-style="italic"/>
    </style:style>
    <style:style style:name="ce247DA" style:family="table-cell" style:parent-style-name="ce247" style:data-style-name="N36"/>
    <style:style style:name="ce247DH" style:family="table-cell" style:parent-style-name="ce247" style:data-style-name="N51"/>
    <style:style style:name="ce247DE" style:family="table-cell" style:parent-style-name="ce247" style:data-style-name="N76"/>
    <style:style style:name="ce247C0" style:family="table-cell" style:parent-style-name="ce247" style:data-style-name="N103"/>
    <style:style style:name="ce247P0" style:family="table-cell" style:parent-style-name="ce247" style:data-style-name="N10"/>
    <style:style style:name="ce247N0" style:family="table-cell" style:parent-style-name="ce247" style:data-style-name="N113"/>
    <style:style style:name="ce247C1" style:family="table-cell" style:parent-style-name="ce247" style:data-style-name="N110"/>
    <style:style style:name="ce247P1" style:family="table-cell" style:parent-style-name="ce247" style:data-style-name="N111"/>
    <style:style style:name="ce247N1" style:family="table-cell" style:parent-style-name="ce247" style:data-style-name="N112"/>
    <style:style style:name="ce247C2" style:family="table-cell" style:parent-style-name="ce247" style:data-style-name="N104"/>
    <style:style style:name="ce247P2" style:family="table-cell" style:parent-style-name="ce247" style:data-style-name="N11"/>
    <style:style style:name="ce247N2" style:family="table-cell" style:parent-style-name="ce247" style:data-style-name="N109"/>
    <style:style style:name="ce247C3" style:family="table-cell" style:parent-style-name="ce247" style:data-style-name="N114"/>
    <style:style style:name="ce247P3" style:family="table-cell" style:parent-style-name="ce247" style:data-style-name="N107"/>
    <style:style style:name="ce247N3" style:family="table-cell" style:parent-style-name="ce247" style:data-style-name="N115"/>
    <style:style style:name="ce247C4" style:family="table-cell" style:parent-style-name="ce247" style:data-style-name="N116"/>
    <style:style style:name="ce247P4" style:family="table-cell" style:parent-style-name="ce247" style:data-style-name="N118"/>
    <style:style style:name="ce247N4" style:family="table-cell" style:parent-style-name="ce247" style:data-style-name="N117"/>
    <style:style style:name="ce247C5" style:family="table-cell" style:parent-style-name="ce247" style:data-style-name="N119"/>
    <style:style style:name="ce247P5" style:family="table-cell" style:parent-style-name="ce247" style:data-style-name="N120"/>
    <style:style style:name="ce247N5" style:family="table-cell" style:parent-style-name="ce247" style:data-style-name="N121"/>
    <style:style style:name="ce247C6" style:family="table-cell" style:parent-style-name="ce247" style:data-style-name="N122"/>
    <style:style style:name="ce247P6" style:family="table-cell" style:parent-style-name="ce247" style:data-style-name="N123"/>
    <style:style style:name="ce247N6" style:family="table-cell" style:parent-style-name="ce247" style:data-style-name="N124"/>
    <style:style style:name="ce247C7" style:family="table-cell" style:parent-style-name="ce247" style:data-style-name="N125"/>
    <style:style style:name="ce247P7" style:family="table-cell" style:parent-style-name="ce247" style:data-style-name="N126"/>
    <style:style style:name="ce247N7" style:family="table-cell" style:parent-style-name="ce247" style:data-style-name="N127"/>
    <style:style style:name="ce247C8" style:family="table-cell" style:parent-style-name="ce247" style:data-style-name="N128"/>
    <style:style style:name="ce247P8" style:family="table-cell" style:parent-style-name="ce247" style:data-style-name="N129"/>
    <style:style style:name="ce247N8" style:family="table-cell" style:parent-style-name="ce247" style:data-style-name="N130"/>
    <style:style style:name="ce24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 fo:font-style="italic"/>
    </style:style>
    <style:style style:name="ce248DA" style:family="table-cell" style:parent-style-name="ce248" style:data-style-name="N36"/>
    <style:style style:name="ce248DH" style:family="table-cell" style:parent-style-name="ce248" style:data-style-name="N51"/>
    <style:style style:name="ce248DE" style:family="table-cell" style:parent-style-name="ce248" style:data-style-name="N76"/>
    <style:style style:name="ce248C0" style:family="table-cell" style:parent-style-name="ce248" style:data-style-name="N103"/>
    <style:style style:name="ce248P0" style:family="table-cell" style:parent-style-name="ce248" style:data-style-name="N10"/>
    <style:style style:name="ce248N0" style:family="table-cell" style:parent-style-name="ce248" style:data-style-name="N113"/>
    <style:style style:name="ce248C1" style:family="table-cell" style:parent-style-name="ce248" style:data-style-name="N110"/>
    <style:style style:name="ce248P1" style:family="table-cell" style:parent-style-name="ce248" style:data-style-name="N111"/>
    <style:style style:name="ce248N1" style:family="table-cell" style:parent-style-name="ce248" style:data-style-name="N112"/>
    <style:style style:name="ce248C2" style:family="table-cell" style:parent-style-name="ce248" style:data-style-name="N104"/>
    <style:style style:name="ce248P2" style:family="table-cell" style:parent-style-name="ce248" style:data-style-name="N11"/>
    <style:style style:name="ce248N2" style:family="table-cell" style:parent-style-name="ce248" style:data-style-name="N109"/>
    <style:style style:name="ce248C3" style:family="table-cell" style:parent-style-name="ce248" style:data-style-name="N114"/>
    <style:style style:name="ce248P3" style:family="table-cell" style:parent-style-name="ce248" style:data-style-name="N107"/>
    <style:style style:name="ce248N3" style:family="table-cell" style:parent-style-name="ce248" style:data-style-name="N115"/>
    <style:style style:name="ce248C4" style:family="table-cell" style:parent-style-name="ce248" style:data-style-name="N116"/>
    <style:style style:name="ce248P4" style:family="table-cell" style:parent-style-name="ce248" style:data-style-name="N118"/>
    <style:style style:name="ce248N4" style:family="table-cell" style:parent-style-name="ce248" style:data-style-name="N117"/>
    <style:style style:name="ce248C5" style:family="table-cell" style:parent-style-name="ce248" style:data-style-name="N119"/>
    <style:style style:name="ce248P5" style:family="table-cell" style:parent-style-name="ce248" style:data-style-name="N120"/>
    <style:style style:name="ce248N5" style:family="table-cell" style:parent-style-name="ce248" style:data-style-name="N121"/>
    <style:style style:name="ce248C6" style:family="table-cell" style:parent-style-name="ce248" style:data-style-name="N122"/>
    <style:style style:name="ce248P6" style:family="table-cell" style:parent-style-name="ce248" style:data-style-name="N123"/>
    <style:style style:name="ce248N6" style:family="table-cell" style:parent-style-name="ce248" style:data-style-name="N124"/>
    <style:style style:name="ce248C7" style:family="table-cell" style:parent-style-name="ce248" style:data-style-name="N125"/>
    <style:style style:name="ce248P7" style:family="table-cell" style:parent-style-name="ce248" style:data-style-name="N126"/>
    <style:style style:name="ce248N7" style:family="table-cell" style:parent-style-name="ce248" style:data-style-name="N127"/>
    <style:style style:name="ce248C8" style:family="table-cell" style:parent-style-name="ce248" style:data-style-name="N128"/>
    <style:style style:name="ce248P8" style:family="table-cell" style:parent-style-name="ce248" style:data-style-name="N129"/>
    <style:style style:name="ce248N8" style:family="table-cell" style:parent-style-name="ce248" style:data-style-name="N130"/>
    <style:style style:name="ce249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 fo:font-style="italic"/>
    </style:style>
    <style:style style:name="ce249DA" style:family="table-cell" style:parent-style-name="ce249" style:data-style-name="N36"/>
    <style:style style:name="ce249DH" style:family="table-cell" style:parent-style-name="ce249" style:data-style-name="N51"/>
    <style:style style:name="ce249DE" style:family="table-cell" style:parent-style-name="ce249" style:data-style-name="N76"/>
    <style:style style:name="ce249C0" style:family="table-cell" style:parent-style-name="ce249" style:data-style-name="N103"/>
    <style:style style:name="ce249P0" style:family="table-cell" style:parent-style-name="ce249" style:data-style-name="N10"/>
    <style:style style:name="ce249N0" style:family="table-cell" style:parent-style-name="ce249" style:data-style-name="N113"/>
    <style:style style:name="ce249C1" style:family="table-cell" style:parent-style-name="ce249" style:data-style-name="N110"/>
    <style:style style:name="ce249P1" style:family="table-cell" style:parent-style-name="ce249" style:data-style-name="N111"/>
    <style:style style:name="ce249N1" style:family="table-cell" style:parent-style-name="ce249" style:data-style-name="N112"/>
    <style:style style:name="ce249C2" style:family="table-cell" style:parent-style-name="ce249" style:data-style-name="N104"/>
    <style:style style:name="ce249P2" style:family="table-cell" style:parent-style-name="ce249" style:data-style-name="N11"/>
    <style:style style:name="ce249N2" style:family="table-cell" style:parent-style-name="ce249" style:data-style-name="N109"/>
    <style:style style:name="ce249C3" style:family="table-cell" style:parent-style-name="ce249" style:data-style-name="N114"/>
    <style:style style:name="ce249P3" style:family="table-cell" style:parent-style-name="ce249" style:data-style-name="N107"/>
    <style:style style:name="ce249N3" style:family="table-cell" style:parent-style-name="ce249" style:data-style-name="N115"/>
    <style:style style:name="ce249C4" style:family="table-cell" style:parent-style-name="ce249" style:data-style-name="N116"/>
    <style:style style:name="ce249P4" style:family="table-cell" style:parent-style-name="ce249" style:data-style-name="N118"/>
    <style:style style:name="ce249N4" style:family="table-cell" style:parent-style-name="ce249" style:data-style-name="N117"/>
    <style:style style:name="ce249C5" style:family="table-cell" style:parent-style-name="ce249" style:data-style-name="N119"/>
    <style:style style:name="ce249P5" style:family="table-cell" style:parent-style-name="ce249" style:data-style-name="N120"/>
    <style:style style:name="ce249N5" style:family="table-cell" style:parent-style-name="ce249" style:data-style-name="N121"/>
    <style:style style:name="ce249C6" style:family="table-cell" style:parent-style-name="ce249" style:data-style-name="N122"/>
    <style:style style:name="ce249P6" style:family="table-cell" style:parent-style-name="ce249" style:data-style-name="N123"/>
    <style:style style:name="ce249N6" style:family="table-cell" style:parent-style-name="ce249" style:data-style-name="N124"/>
    <style:style style:name="ce249C7" style:family="table-cell" style:parent-style-name="ce249" style:data-style-name="N125"/>
    <style:style style:name="ce249P7" style:family="table-cell" style:parent-style-name="ce249" style:data-style-name="N126"/>
    <style:style style:name="ce249N7" style:family="table-cell" style:parent-style-name="ce249" style:data-style-name="N127"/>
    <style:style style:name="ce249C8" style:family="table-cell" style:parent-style-name="ce249" style:data-style-name="N128"/>
    <style:style style:name="ce249P8" style:family="table-cell" style:parent-style-name="ce249" style:data-style-name="N129"/>
    <style:style style:name="ce249N8" style:family="table-cell" style:parent-style-name="ce249" style:data-style-name="N130"/>
    <style:style style:name="ce250" style:family="table-cell">
      <style:table-cell-properties style:text-align-source="fix" style:repeat-content="false" fo:background-color="#FFEED5"/>
      <style:paragraph-properties fo:text-align="center"/>
      <style:text-properties style:font-name="Tahoma" fo:font-size="11pt" fo:font-weight="bold"/>
    </style:style>
    <style:style style:name="ce250DA" style:family="table-cell" style:parent-style-name="ce250" style:data-style-name="N36"/>
    <style:style style:name="ce250DH" style:family="table-cell" style:parent-style-name="ce250" style:data-style-name="N51"/>
    <style:style style:name="ce250DE" style:family="table-cell" style:parent-style-name="ce250" style:data-style-name="N76"/>
    <style:style style:name="ce250C0" style:family="table-cell" style:parent-style-name="ce250" style:data-style-name="N103"/>
    <style:style style:name="ce250P0" style:family="table-cell" style:parent-style-name="ce250" style:data-style-name="N10"/>
    <style:style style:name="ce250N0" style:family="table-cell" style:parent-style-name="ce250" style:data-style-name="N113"/>
    <style:style style:name="ce250C1" style:family="table-cell" style:parent-style-name="ce250" style:data-style-name="N110"/>
    <style:style style:name="ce250P1" style:family="table-cell" style:parent-style-name="ce250" style:data-style-name="N111"/>
    <style:style style:name="ce250N1" style:family="table-cell" style:parent-style-name="ce250" style:data-style-name="N112"/>
    <style:style style:name="ce250C2" style:family="table-cell" style:parent-style-name="ce250" style:data-style-name="N104"/>
    <style:style style:name="ce250P2" style:family="table-cell" style:parent-style-name="ce250" style:data-style-name="N11"/>
    <style:style style:name="ce250N2" style:family="table-cell" style:parent-style-name="ce250" style:data-style-name="N109"/>
    <style:style style:name="ce250C3" style:family="table-cell" style:parent-style-name="ce250" style:data-style-name="N114"/>
    <style:style style:name="ce250P3" style:family="table-cell" style:parent-style-name="ce250" style:data-style-name="N107"/>
    <style:style style:name="ce250N3" style:family="table-cell" style:parent-style-name="ce250" style:data-style-name="N115"/>
    <style:style style:name="ce250C4" style:family="table-cell" style:parent-style-name="ce250" style:data-style-name="N116"/>
    <style:style style:name="ce250P4" style:family="table-cell" style:parent-style-name="ce250" style:data-style-name="N118"/>
    <style:style style:name="ce250N4" style:family="table-cell" style:parent-style-name="ce250" style:data-style-name="N117"/>
    <style:style style:name="ce250C5" style:family="table-cell" style:parent-style-name="ce250" style:data-style-name="N119"/>
    <style:style style:name="ce250P5" style:family="table-cell" style:parent-style-name="ce250" style:data-style-name="N120"/>
    <style:style style:name="ce250N5" style:family="table-cell" style:parent-style-name="ce250" style:data-style-name="N121"/>
    <style:style style:name="ce250C6" style:family="table-cell" style:parent-style-name="ce250" style:data-style-name="N122"/>
    <style:style style:name="ce250P6" style:family="table-cell" style:parent-style-name="ce250" style:data-style-name="N123"/>
    <style:style style:name="ce250N6" style:family="table-cell" style:parent-style-name="ce250" style:data-style-name="N124"/>
    <style:style style:name="ce250C7" style:family="table-cell" style:parent-style-name="ce250" style:data-style-name="N125"/>
    <style:style style:name="ce250P7" style:family="table-cell" style:parent-style-name="ce250" style:data-style-name="N126"/>
    <style:style style:name="ce250N7" style:family="table-cell" style:parent-style-name="ce250" style:data-style-name="N127"/>
    <style:style style:name="ce250C8" style:family="table-cell" style:parent-style-name="ce250" style:data-style-name="N128"/>
    <style:style style:name="ce250P8" style:family="table-cell" style:parent-style-name="ce250" style:data-style-name="N129"/>
    <style:style style:name="ce250N8" style:family="table-cell" style:parent-style-name="ce250" style:data-style-name="N130"/>
    <style:style style:name="ce251" style:family="table-cell">
      <style:table-cell-properties style:text-align-source="fix" style:repeat-content="false" fo:background-color="#FFEED5"/>
      <style:paragraph-properties fo:text-align="end"/>
      <style:text-properties style:font-name="Tahoma" fo:font-size="10pt"/>
    </style:style>
    <style:style style:name="ce251DA" style:family="table-cell" style:parent-style-name="ce251" style:data-style-name="N36"/>
    <style:style style:name="ce251DH" style:family="table-cell" style:parent-style-name="ce251" style:data-style-name="N51"/>
    <style:style style:name="ce251DE" style:family="table-cell" style:parent-style-name="ce251" style:data-style-name="N76"/>
    <style:style style:name="ce251C0" style:family="table-cell" style:parent-style-name="ce251" style:data-style-name="N103"/>
    <style:style style:name="ce251P0" style:family="table-cell" style:parent-style-name="ce251" style:data-style-name="N10"/>
    <style:style style:name="ce251N0" style:family="table-cell" style:parent-style-name="ce251" style:data-style-name="N113"/>
    <style:style style:name="ce251C1" style:family="table-cell" style:parent-style-name="ce251" style:data-style-name="N110"/>
    <style:style style:name="ce251P1" style:family="table-cell" style:parent-style-name="ce251" style:data-style-name="N111"/>
    <style:style style:name="ce251N1" style:family="table-cell" style:parent-style-name="ce251" style:data-style-name="N112"/>
    <style:style style:name="ce251C2" style:family="table-cell" style:parent-style-name="ce251" style:data-style-name="N104"/>
    <style:style style:name="ce251P2" style:family="table-cell" style:parent-style-name="ce251" style:data-style-name="N11"/>
    <style:style style:name="ce251N2" style:family="table-cell" style:parent-style-name="ce251" style:data-style-name="N109"/>
    <style:style style:name="ce251C3" style:family="table-cell" style:parent-style-name="ce251" style:data-style-name="N114"/>
    <style:style style:name="ce251P3" style:family="table-cell" style:parent-style-name="ce251" style:data-style-name="N107"/>
    <style:style style:name="ce251N3" style:family="table-cell" style:parent-style-name="ce251" style:data-style-name="N115"/>
    <style:style style:name="ce251C4" style:family="table-cell" style:parent-style-name="ce251" style:data-style-name="N116"/>
    <style:style style:name="ce251P4" style:family="table-cell" style:parent-style-name="ce251" style:data-style-name="N118"/>
    <style:style style:name="ce251N4" style:family="table-cell" style:parent-style-name="ce251" style:data-style-name="N117"/>
    <style:style style:name="ce251C5" style:family="table-cell" style:parent-style-name="ce251" style:data-style-name="N119"/>
    <style:style style:name="ce251P5" style:family="table-cell" style:parent-style-name="ce251" style:data-style-name="N120"/>
    <style:style style:name="ce251N5" style:family="table-cell" style:parent-style-name="ce251" style:data-style-name="N121"/>
    <style:style style:name="ce251C6" style:family="table-cell" style:parent-style-name="ce251" style:data-style-name="N122"/>
    <style:style style:name="ce251P6" style:family="table-cell" style:parent-style-name="ce251" style:data-style-name="N123"/>
    <style:style style:name="ce251N6" style:family="table-cell" style:parent-style-name="ce251" style:data-style-name="N124"/>
    <style:style style:name="ce251C7" style:family="table-cell" style:parent-style-name="ce251" style:data-style-name="N125"/>
    <style:style style:name="ce251P7" style:family="table-cell" style:parent-style-name="ce251" style:data-style-name="N126"/>
    <style:style style:name="ce251N7" style:family="table-cell" style:parent-style-name="ce251" style:data-style-name="N127"/>
    <style:style style:name="ce251C8" style:family="table-cell" style:parent-style-name="ce251" style:data-style-name="N128"/>
    <style:style style:name="ce251P8" style:family="table-cell" style:parent-style-name="ce251" style:data-style-name="N129"/>
    <style:style style:name="ce251N8" style:family="table-cell" style:parent-style-name="ce251" style:data-style-name="N130"/>
    <style:style style:name="ce252" style:family="table-cell">
      <style:table-cell-properties style:text-align-source="fix" style:repeat-content="false" fo:background-color="#FFEED5"/>
      <style:paragraph-properties fo:text-align="start"/>
      <style:text-properties style:font-name="Tahoma" fo:font-size="10pt"/>
    </style:style>
    <style:style style:name="ce252DA" style:family="table-cell" style:parent-style-name="ce252" style:data-style-name="N36"/>
    <style:style style:name="ce252DH" style:family="table-cell" style:parent-style-name="ce252" style:data-style-name="N51"/>
    <style:style style:name="ce252DE" style:family="table-cell" style:parent-style-name="ce252" style:data-style-name="N76"/>
    <style:style style:name="ce252C0" style:family="table-cell" style:parent-style-name="ce252" style:data-style-name="N103"/>
    <style:style style:name="ce252P0" style:family="table-cell" style:parent-style-name="ce252" style:data-style-name="N10"/>
    <style:style style:name="ce252N0" style:family="table-cell" style:parent-style-name="ce252" style:data-style-name="N113"/>
    <style:style style:name="ce252C1" style:family="table-cell" style:parent-style-name="ce252" style:data-style-name="N110"/>
    <style:style style:name="ce252P1" style:family="table-cell" style:parent-style-name="ce252" style:data-style-name="N111"/>
    <style:style style:name="ce252N1" style:family="table-cell" style:parent-style-name="ce252" style:data-style-name="N112"/>
    <style:style style:name="ce252C2" style:family="table-cell" style:parent-style-name="ce252" style:data-style-name="N104"/>
    <style:style style:name="ce252P2" style:family="table-cell" style:parent-style-name="ce252" style:data-style-name="N11"/>
    <style:style style:name="ce252N2" style:family="table-cell" style:parent-style-name="ce252" style:data-style-name="N109"/>
    <style:style style:name="ce252C3" style:family="table-cell" style:parent-style-name="ce252" style:data-style-name="N114"/>
    <style:style style:name="ce252P3" style:family="table-cell" style:parent-style-name="ce252" style:data-style-name="N107"/>
    <style:style style:name="ce252N3" style:family="table-cell" style:parent-style-name="ce252" style:data-style-name="N115"/>
    <style:style style:name="ce252C4" style:family="table-cell" style:parent-style-name="ce252" style:data-style-name="N116"/>
    <style:style style:name="ce252P4" style:family="table-cell" style:parent-style-name="ce252" style:data-style-name="N118"/>
    <style:style style:name="ce252N4" style:family="table-cell" style:parent-style-name="ce252" style:data-style-name="N117"/>
    <style:style style:name="ce252C5" style:family="table-cell" style:parent-style-name="ce252" style:data-style-name="N119"/>
    <style:style style:name="ce252P5" style:family="table-cell" style:parent-style-name="ce252" style:data-style-name="N120"/>
    <style:style style:name="ce252N5" style:family="table-cell" style:parent-style-name="ce252" style:data-style-name="N121"/>
    <style:style style:name="ce252C6" style:family="table-cell" style:parent-style-name="ce252" style:data-style-name="N122"/>
    <style:style style:name="ce252P6" style:family="table-cell" style:parent-style-name="ce252" style:data-style-name="N123"/>
    <style:style style:name="ce252N6" style:family="table-cell" style:parent-style-name="ce252" style:data-style-name="N124"/>
    <style:style style:name="ce252C7" style:family="table-cell" style:parent-style-name="ce252" style:data-style-name="N125"/>
    <style:style style:name="ce252P7" style:family="table-cell" style:parent-style-name="ce252" style:data-style-name="N126"/>
    <style:style style:name="ce252N7" style:family="table-cell" style:parent-style-name="ce252" style:data-style-name="N127"/>
    <style:style style:name="ce252C8" style:family="table-cell" style:parent-style-name="ce252" style:data-style-name="N128"/>
    <style:style style:name="ce252P8" style:family="table-cell" style:parent-style-name="ce252" style:data-style-name="N129"/>
    <style:style style:name="ce252N8" style:family="table-cell" style:parent-style-name="ce252" style:data-style-name="N130"/>
    <style:style style:name="ce253" style:family="table-cell">
      <style:table-cell-properties style:text-align-source="fix" style:repeat-content="false" fo:background-color="#EEE4E9"/>
      <style:paragraph-properties fo:text-align="end"/>
      <style:text-properties fo:color="#000080" style:font-name="Tahoma" fo:font-size="10pt" fo:font-weight="bold"/>
    </style:style>
    <style:style style:name="ce253DA" style:family="table-cell" style:parent-style-name="ce253" style:data-style-name="N36"/>
    <style:style style:name="ce253DH" style:family="table-cell" style:parent-style-name="ce253" style:data-style-name="N51"/>
    <style:style style:name="ce253DE" style:family="table-cell" style:parent-style-name="ce253" style:data-style-name="N76"/>
    <style:style style:name="ce253C0" style:family="table-cell" style:parent-style-name="ce253" style:data-style-name="N103"/>
    <style:style style:name="ce253P0" style:family="table-cell" style:parent-style-name="ce253" style:data-style-name="N10"/>
    <style:style style:name="ce253N0" style:family="table-cell" style:parent-style-name="ce253" style:data-style-name="N113"/>
    <style:style style:name="ce253C1" style:family="table-cell" style:parent-style-name="ce253" style:data-style-name="N110"/>
    <style:style style:name="ce253P1" style:family="table-cell" style:parent-style-name="ce253" style:data-style-name="N111"/>
    <style:style style:name="ce253N1" style:family="table-cell" style:parent-style-name="ce253" style:data-style-name="N112"/>
    <style:style style:name="ce253C2" style:family="table-cell" style:parent-style-name="ce253" style:data-style-name="N104"/>
    <style:style style:name="ce253P2" style:family="table-cell" style:parent-style-name="ce253" style:data-style-name="N11"/>
    <style:style style:name="ce253N2" style:family="table-cell" style:parent-style-name="ce253" style:data-style-name="N109"/>
    <style:style style:name="ce253C3" style:family="table-cell" style:parent-style-name="ce253" style:data-style-name="N114"/>
    <style:style style:name="ce253P3" style:family="table-cell" style:parent-style-name="ce253" style:data-style-name="N107"/>
    <style:style style:name="ce253N3" style:family="table-cell" style:parent-style-name="ce253" style:data-style-name="N115"/>
    <style:style style:name="ce253C4" style:family="table-cell" style:parent-style-name="ce253" style:data-style-name="N116"/>
    <style:style style:name="ce253P4" style:family="table-cell" style:parent-style-name="ce253" style:data-style-name="N118"/>
    <style:style style:name="ce253N4" style:family="table-cell" style:parent-style-name="ce253" style:data-style-name="N117"/>
    <style:style style:name="ce253C5" style:family="table-cell" style:parent-style-name="ce253" style:data-style-name="N119"/>
    <style:style style:name="ce253P5" style:family="table-cell" style:parent-style-name="ce253" style:data-style-name="N120"/>
    <style:style style:name="ce253N5" style:family="table-cell" style:parent-style-name="ce253" style:data-style-name="N121"/>
    <style:style style:name="ce253C6" style:family="table-cell" style:parent-style-name="ce253" style:data-style-name="N122"/>
    <style:style style:name="ce253P6" style:family="table-cell" style:parent-style-name="ce253" style:data-style-name="N123"/>
    <style:style style:name="ce253N6" style:family="table-cell" style:parent-style-name="ce253" style:data-style-name="N124"/>
    <style:style style:name="ce253C7" style:family="table-cell" style:parent-style-name="ce253" style:data-style-name="N125"/>
    <style:style style:name="ce253P7" style:family="table-cell" style:parent-style-name="ce253" style:data-style-name="N126"/>
    <style:style style:name="ce253N7" style:family="table-cell" style:parent-style-name="ce253" style:data-style-name="N127"/>
    <style:style style:name="ce253C8" style:family="table-cell" style:parent-style-name="ce253" style:data-style-name="N128"/>
    <style:style style:name="ce253P8" style:family="table-cell" style:parent-style-name="ce253" style:data-style-name="N129"/>
    <style:style style:name="ce253N8" style:family="table-cell" style:parent-style-name="ce253" style:data-style-name="N130"/>
    <style:style style:name="ce254" style:family="table-cell">
      <style:table-cell-properties style:text-align-source="fix" style:repeat-content="false" fo:background-color="#656565"/>
      <style:paragraph-properties fo:text-align="start"/>
      <style:text-properties fo:color="#ffffff" style:font-name="Tahoma" fo:font-size="10pt" fo:font-weight="bold"/>
    </style:style>
    <style:style style:name="ce254DA" style:family="table-cell" style:parent-style-name="ce254" style:data-style-name="N36"/>
    <style:style style:name="ce254DH" style:family="table-cell" style:parent-style-name="ce254" style:data-style-name="N51"/>
    <style:style style:name="ce254DE" style:family="table-cell" style:parent-style-name="ce254" style:data-style-name="N76"/>
    <style:style style:name="ce254C0" style:family="table-cell" style:parent-style-name="ce254" style:data-style-name="N103"/>
    <style:style style:name="ce254P0" style:family="table-cell" style:parent-style-name="ce254" style:data-style-name="N10"/>
    <style:style style:name="ce254N0" style:family="table-cell" style:parent-style-name="ce254" style:data-style-name="N113"/>
    <style:style style:name="ce254C1" style:family="table-cell" style:parent-style-name="ce254" style:data-style-name="N110"/>
    <style:style style:name="ce254P1" style:family="table-cell" style:parent-style-name="ce254" style:data-style-name="N111"/>
    <style:style style:name="ce254N1" style:family="table-cell" style:parent-style-name="ce254" style:data-style-name="N112"/>
    <style:style style:name="ce254C2" style:family="table-cell" style:parent-style-name="ce254" style:data-style-name="N104"/>
    <style:style style:name="ce254P2" style:family="table-cell" style:parent-style-name="ce254" style:data-style-name="N11"/>
    <style:style style:name="ce254N2" style:family="table-cell" style:parent-style-name="ce254" style:data-style-name="N109"/>
    <style:style style:name="ce254C3" style:family="table-cell" style:parent-style-name="ce254" style:data-style-name="N114"/>
    <style:style style:name="ce254P3" style:family="table-cell" style:parent-style-name="ce254" style:data-style-name="N107"/>
    <style:style style:name="ce254N3" style:family="table-cell" style:parent-style-name="ce254" style:data-style-name="N115"/>
    <style:style style:name="ce254C4" style:family="table-cell" style:parent-style-name="ce254" style:data-style-name="N116"/>
    <style:style style:name="ce254P4" style:family="table-cell" style:parent-style-name="ce254" style:data-style-name="N118"/>
    <style:style style:name="ce254N4" style:family="table-cell" style:parent-style-name="ce254" style:data-style-name="N117"/>
    <style:style style:name="ce254C5" style:family="table-cell" style:parent-style-name="ce254" style:data-style-name="N119"/>
    <style:style style:name="ce254P5" style:family="table-cell" style:parent-style-name="ce254" style:data-style-name="N120"/>
    <style:style style:name="ce254N5" style:family="table-cell" style:parent-style-name="ce254" style:data-style-name="N121"/>
    <style:style style:name="ce254C6" style:family="table-cell" style:parent-style-name="ce254" style:data-style-name="N122"/>
    <style:style style:name="ce254P6" style:family="table-cell" style:parent-style-name="ce254" style:data-style-name="N123"/>
    <style:style style:name="ce254N6" style:family="table-cell" style:parent-style-name="ce254" style:data-style-name="N124"/>
    <style:style style:name="ce254C7" style:family="table-cell" style:parent-style-name="ce254" style:data-style-name="N125"/>
    <style:style style:name="ce254P7" style:family="table-cell" style:parent-style-name="ce254" style:data-style-name="N126"/>
    <style:style style:name="ce254N7" style:family="table-cell" style:parent-style-name="ce254" style:data-style-name="N127"/>
    <style:style style:name="ce254C8" style:family="table-cell" style:parent-style-name="ce254" style:data-style-name="N128"/>
    <style:style style:name="ce254P8" style:family="table-cell" style:parent-style-name="ce254" style:data-style-name="N129"/>
    <style:style style:name="ce254N8" style:family="table-cell" style:parent-style-name="ce254" style:data-style-name="N130"/>
    <style:style style:name="ce255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 fo:font-weight="bold"/>
    </style:style>
    <style:style style:name="ce255DA" style:family="table-cell" style:parent-style-name="ce255" style:data-style-name="N36"/>
    <style:style style:name="ce255DH" style:family="table-cell" style:parent-style-name="ce255" style:data-style-name="N51"/>
    <style:style style:name="ce255DE" style:family="table-cell" style:parent-style-name="ce255" style:data-style-name="N76"/>
    <style:style style:name="ce255C0" style:family="table-cell" style:parent-style-name="ce255" style:data-style-name="N103"/>
    <style:style style:name="ce255P0" style:family="table-cell" style:parent-style-name="ce255" style:data-style-name="N10"/>
    <style:style style:name="ce255N0" style:family="table-cell" style:parent-style-name="ce255" style:data-style-name="N113"/>
    <style:style style:name="ce255C1" style:family="table-cell" style:parent-style-name="ce255" style:data-style-name="N110"/>
    <style:style style:name="ce255P1" style:family="table-cell" style:parent-style-name="ce255" style:data-style-name="N111"/>
    <style:style style:name="ce255N1" style:family="table-cell" style:parent-style-name="ce255" style:data-style-name="N112"/>
    <style:style style:name="ce255C2" style:family="table-cell" style:parent-style-name="ce255" style:data-style-name="N104"/>
    <style:style style:name="ce255P2" style:family="table-cell" style:parent-style-name="ce255" style:data-style-name="N11"/>
    <style:style style:name="ce255N2" style:family="table-cell" style:parent-style-name="ce255" style:data-style-name="N109"/>
    <style:style style:name="ce255C3" style:family="table-cell" style:parent-style-name="ce255" style:data-style-name="N114"/>
    <style:style style:name="ce255P3" style:family="table-cell" style:parent-style-name="ce255" style:data-style-name="N107"/>
    <style:style style:name="ce255N3" style:family="table-cell" style:parent-style-name="ce255" style:data-style-name="N115"/>
    <style:style style:name="ce255C4" style:family="table-cell" style:parent-style-name="ce255" style:data-style-name="N116"/>
    <style:style style:name="ce255P4" style:family="table-cell" style:parent-style-name="ce255" style:data-style-name="N118"/>
    <style:style style:name="ce255N4" style:family="table-cell" style:parent-style-name="ce255" style:data-style-name="N117"/>
    <style:style style:name="ce255C5" style:family="table-cell" style:parent-style-name="ce255" style:data-style-name="N119"/>
    <style:style style:name="ce255P5" style:family="table-cell" style:parent-style-name="ce255" style:data-style-name="N120"/>
    <style:style style:name="ce255N5" style:family="table-cell" style:parent-style-name="ce255" style:data-style-name="N121"/>
    <style:style style:name="ce255C6" style:family="table-cell" style:parent-style-name="ce255" style:data-style-name="N122"/>
    <style:style style:name="ce255P6" style:family="table-cell" style:parent-style-name="ce255" style:data-style-name="N123"/>
    <style:style style:name="ce255N6" style:family="table-cell" style:parent-style-name="ce255" style:data-style-name="N124"/>
    <style:style style:name="ce255C7" style:family="table-cell" style:parent-style-name="ce255" style:data-style-name="N125"/>
    <style:style style:name="ce255P7" style:family="table-cell" style:parent-style-name="ce255" style:data-style-name="N126"/>
    <style:style style:name="ce255N7" style:family="table-cell" style:parent-style-name="ce255" style:data-style-name="N127"/>
    <style:style style:name="ce255C8" style:family="table-cell" style:parent-style-name="ce255" style:data-style-name="N128"/>
    <style:style style:name="ce255P8" style:family="table-cell" style:parent-style-name="ce255" style:data-style-name="N129"/>
    <style:style style:name="ce255N8" style:family="table-cell" style:parent-style-name="ce255" style:data-style-name="N130"/>
    <style:style style:name="ce256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 fo:font-weight="bold"/>
    </style:style>
    <style:style style:name="ce256DA" style:family="table-cell" style:parent-style-name="ce256" style:data-style-name="N36"/>
    <style:style style:name="ce256DH" style:family="table-cell" style:parent-style-name="ce256" style:data-style-name="N51"/>
    <style:style style:name="ce256DE" style:family="table-cell" style:parent-style-name="ce256" style:data-style-name="N76"/>
    <style:style style:name="ce256C0" style:family="table-cell" style:parent-style-name="ce256" style:data-style-name="N103"/>
    <style:style style:name="ce256P0" style:family="table-cell" style:parent-style-name="ce256" style:data-style-name="N10"/>
    <style:style style:name="ce256N0" style:family="table-cell" style:parent-style-name="ce256" style:data-style-name="N113"/>
    <style:style style:name="ce256C1" style:family="table-cell" style:parent-style-name="ce256" style:data-style-name="N110"/>
    <style:style style:name="ce256P1" style:family="table-cell" style:parent-style-name="ce256" style:data-style-name="N111"/>
    <style:style style:name="ce256N1" style:family="table-cell" style:parent-style-name="ce256" style:data-style-name="N112"/>
    <style:style style:name="ce256C2" style:family="table-cell" style:parent-style-name="ce256" style:data-style-name="N104"/>
    <style:style style:name="ce256P2" style:family="table-cell" style:parent-style-name="ce256" style:data-style-name="N11"/>
    <style:style style:name="ce256N2" style:family="table-cell" style:parent-style-name="ce256" style:data-style-name="N109"/>
    <style:style style:name="ce256C3" style:family="table-cell" style:parent-style-name="ce256" style:data-style-name="N114"/>
    <style:style style:name="ce256P3" style:family="table-cell" style:parent-style-name="ce256" style:data-style-name="N107"/>
    <style:style style:name="ce256N3" style:family="table-cell" style:parent-style-name="ce256" style:data-style-name="N115"/>
    <style:style style:name="ce256C4" style:family="table-cell" style:parent-style-name="ce256" style:data-style-name="N116"/>
    <style:style style:name="ce256P4" style:family="table-cell" style:parent-style-name="ce256" style:data-style-name="N118"/>
    <style:style style:name="ce256N4" style:family="table-cell" style:parent-style-name="ce256" style:data-style-name="N117"/>
    <style:style style:name="ce256C5" style:family="table-cell" style:parent-style-name="ce256" style:data-style-name="N119"/>
    <style:style style:name="ce256P5" style:family="table-cell" style:parent-style-name="ce256" style:data-style-name="N120"/>
    <style:style style:name="ce256N5" style:family="table-cell" style:parent-style-name="ce256" style:data-style-name="N121"/>
    <style:style style:name="ce256C6" style:family="table-cell" style:parent-style-name="ce256" style:data-style-name="N122"/>
    <style:style style:name="ce256P6" style:family="table-cell" style:parent-style-name="ce256" style:data-style-name="N123"/>
    <style:style style:name="ce256N6" style:family="table-cell" style:parent-style-name="ce256" style:data-style-name="N124"/>
    <style:style style:name="ce256C7" style:family="table-cell" style:parent-style-name="ce256" style:data-style-name="N125"/>
    <style:style style:name="ce256P7" style:family="table-cell" style:parent-style-name="ce256" style:data-style-name="N126"/>
    <style:style style:name="ce256N7" style:family="table-cell" style:parent-style-name="ce256" style:data-style-name="N127"/>
    <style:style style:name="ce256C8" style:family="table-cell" style:parent-style-name="ce256" style:data-style-name="N128"/>
    <style:style style:name="ce256P8" style:family="table-cell" style:parent-style-name="ce256" style:data-style-name="N129"/>
    <style:style style:name="ce256N8" style:family="table-cell" style:parent-style-name="ce256" style:data-style-name="N130"/>
    <style:style style:name="ce257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257DA" style:family="table-cell" style:parent-style-name="ce257" style:data-style-name="N36"/>
    <style:style style:name="ce257DH" style:family="table-cell" style:parent-style-name="ce257" style:data-style-name="N51"/>
    <style:style style:name="ce257DE" style:family="table-cell" style:parent-style-name="ce257" style:data-style-name="N76"/>
    <style:style style:name="ce257C0" style:family="table-cell" style:parent-style-name="ce257" style:data-style-name="N103"/>
    <style:style style:name="ce257P0" style:family="table-cell" style:parent-style-name="ce257" style:data-style-name="N10"/>
    <style:style style:name="ce257N0" style:family="table-cell" style:parent-style-name="ce257" style:data-style-name="N113"/>
    <style:style style:name="ce257C1" style:family="table-cell" style:parent-style-name="ce257" style:data-style-name="N110"/>
    <style:style style:name="ce257P1" style:family="table-cell" style:parent-style-name="ce257" style:data-style-name="N111"/>
    <style:style style:name="ce257N1" style:family="table-cell" style:parent-style-name="ce257" style:data-style-name="N112"/>
    <style:style style:name="ce257C2" style:family="table-cell" style:parent-style-name="ce257" style:data-style-name="N104"/>
    <style:style style:name="ce257P2" style:family="table-cell" style:parent-style-name="ce257" style:data-style-name="N11"/>
    <style:style style:name="ce257N2" style:family="table-cell" style:parent-style-name="ce257" style:data-style-name="N109"/>
    <style:style style:name="ce257C3" style:family="table-cell" style:parent-style-name="ce257" style:data-style-name="N114"/>
    <style:style style:name="ce257P3" style:family="table-cell" style:parent-style-name="ce257" style:data-style-name="N107"/>
    <style:style style:name="ce257N3" style:family="table-cell" style:parent-style-name="ce257" style:data-style-name="N115"/>
    <style:style style:name="ce257C4" style:family="table-cell" style:parent-style-name="ce257" style:data-style-name="N116"/>
    <style:style style:name="ce257P4" style:family="table-cell" style:parent-style-name="ce257" style:data-style-name="N118"/>
    <style:style style:name="ce257N4" style:family="table-cell" style:parent-style-name="ce257" style:data-style-name="N117"/>
    <style:style style:name="ce257C5" style:family="table-cell" style:parent-style-name="ce257" style:data-style-name="N119"/>
    <style:style style:name="ce257P5" style:family="table-cell" style:parent-style-name="ce257" style:data-style-name="N120"/>
    <style:style style:name="ce257N5" style:family="table-cell" style:parent-style-name="ce257" style:data-style-name="N121"/>
    <style:style style:name="ce257C6" style:family="table-cell" style:parent-style-name="ce257" style:data-style-name="N122"/>
    <style:style style:name="ce257P6" style:family="table-cell" style:parent-style-name="ce257" style:data-style-name="N123"/>
    <style:style style:name="ce257N6" style:family="table-cell" style:parent-style-name="ce257" style:data-style-name="N124"/>
    <style:style style:name="ce257C7" style:family="table-cell" style:parent-style-name="ce257" style:data-style-name="N125"/>
    <style:style style:name="ce257P7" style:family="table-cell" style:parent-style-name="ce257" style:data-style-name="N126"/>
    <style:style style:name="ce257N7" style:family="table-cell" style:parent-style-name="ce257" style:data-style-name="N127"/>
    <style:style style:name="ce257C8" style:family="table-cell" style:parent-style-name="ce257" style:data-style-name="N128"/>
    <style:style style:name="ce257P8" style:family="table-cell" style:parent-style-name="ce257" style:data-style-name="N129"/>
    <style:style style:name="ce257N8" style:family="table-cell" style:parent-style-name="ce257" style:data-style-name="N130"/>
    <style:style style:name="ce258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258DA" style:family="table-cell" style:parent-style-name="ce258" style:data-style-name="N36"/>
    <style:style style:name="ce258DH" style:family="table-cell" style:parent-style-name="ce258" style:data-style-name="N51"/>
    <style:style style:name="ce258DE" style:family="table-cell" style:parent-style-name="ce258" style:data-style-name="N76"/>
    <style:style style:name="ce258C0" style:family="table-cell" style:parent-style-name="ce258" style:data-style-name="N103"/>
    <style:style style:name="ce258P0" style:family="table-cell" style:parent-style-name="ce258" style:data-style-name="N10"/>
    <style:style style:name="ce258N0" style:family="table-cell" style:parent-style-name="ce258" style:data-style-name="N113"/>
    <style:style style:name="ce258C1" style:family="table-cell" style:parent-style-name="ce258" style:data-style-name="N110"/>
    <style:style style:name="ce258P1" style:family="table-cell" style:parent-style-name="ce258" style:data-style-name="N111"/>
    <style:style style:name="ce258N1" style:family="table-cell" style:parent-style-name="ce258" style:data-style-name="N112"/>
    <style:style style:name="ce258C2" style:family="table-cell" style:parent-style-name="ce258" style:data-style-name="N104"/>
    <style:style style:name="ce258P2" style:family="table-cell" style:parent-style-name="ce258" style:data-style-name="N11"/>
    <style:style style:name="ce258N2" style:family="table-cell" style:parent-style-name="ce258" style:data-style-name="N109"/>
    <style:style style:name="ce258C3" style:family="table-cell" style:parent-style-name="ce258" style:data-style-name="N114"/>
    <style:style style:name="ce258P3" style:family="table-cell" style:parent-style-name="ce258" style:data-style-name="N107"/>
    <style:style style:name="ce258N3" style:family="table-cell" style:parent-style-name="ce258" style:data-style-name="N115"/>
    <style:style style:name="ce258C4" style:family="table-cell" style:parent-style-name="ce258" style:data-style-name="N116"/>
    <style:style style:name="ce258P4" style:family="table-cell" style:parent-style-name="ce258" style:data-style-name="N118"/>
    <style:style style:name="ce258N4" style:family="table-cell" style:parent-style-name="ce258" style:data-style-name="N117"/>
    <style:style style:name="ce258C5" style:family="table-cell" style:parent-style-name="ce258" style:data-style-name="N119"/>
    <style:style style:name="ce258P5" style:family="table-cell" style:parent-style-name="ce258" style:data-style-name="N120"/>
    <style:style style:name="ce258N5" style:family="table-cell" style:parent-style-name="ce258" style:data-style-name="N121"/>
    <style:style style:name="ce258C6" style:family="table-cell" style:parent-style-name="ce258" style:data-style-name="N122"/>
    <style:style style:name="ce258P6" style:family="table-cell" style:parent-style-name="ce258" style:data-style-name="N123"/>
    <style:style style:name="ce258N6" style:family="table-cell" style:parent-style-name="ce258" style:data-style-name="N124"/>
    <style:style style:name="ce258C7" style:family="table-cell" style:parent-style-name="ce258" style:data-style-name="N125"/>
    <style:style style:name="ce258P7" style:family="table-cell" style:parent-style-name="ce258" style:data-style-name="N126"/>
    <style:style style:name="ce258N7" style:family="table-cell" style:parent-style-name="ce258" style:data-style-name="N127"/>
    <style:style style:name="ce258C8" style:family="table-cell" style:parent-style-name="ce258" style:data-style-name="N128"/>
    <style:style style:name="ce258P8" style:family="table-cell" style:parent-style-name="ce258" style:data-style-name="N129"/>
    <style:style style:name="ce258N8" style:family="table-cell" style:parent-style-name="ce258" style:data-style-name="N130"/>
    <style:style style:name="ce259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 fo:font-weight="bold"/>
    </style:style>
    <style:style style:name="ce259DA" style:family="table-cell" style:parent-style-name="ce259" style:data-style-name="N36"/>
    <style:style style:name="ce259DH" style:family="table-cell" style:parent-style-name="ce259" style:data-style-name="N51"/>
    <style:style style:name="ce259DE" style:family="table-cell" style:parent-style-name="ce259" style:data-style-name="N76"/>
    <style:style style:name="ce259C0" style:family="table-cell" style:parent-style-name="ce259" style:data-style-name="N103"/>
    <style:style style:name="ce259P0" style:family="table-cell" style:parent-style-name="ce259" style:data-style-name="N10"/>
    <style:style style:name="ce259N0" style:family="table-cell" style:parent-style-name="ce259" style:data-style-name="N113"/>
    <style:style style:name="ce259C1" style:family="table-cell" style:parent-style-name="ce259" style:data-style-name="N110"/>
    <style:style style:name="ce259P1" style:family="table-cell" style:parent-style-name="ce259" style:data-style-name="N111"/>
    <style:style style:name="ce259N1" style:family="table-cell" style:parent-style-name="ce259" style:data-style-name="N112"/>
    <style:style style:name="ce259C2" style:family="table-cell" style:parent-style-name="ce259" style:data-style-name="N104"/>
    <style:style style:name="ce259P2" style:family="table-cell" style:parent-style-name="ce259" style:data-style-name="N11"/>
    <style:style style:name="ce259N2" style:family="table-cell" style:parent-style-name="ce259" style:data-style-name="N109"/>
    <style:style style:name="ce259C3" style:family="table-cell" style:parent-style-name="ce259" style:data-style-name="N114"/>
    <style:style style:name="ce259P3" style:family="table-cell" style:parent-style-name="ce259" style:data-style-name="N107"/>
    <style:style style:name="ce259N3" style:family="table-cell" style:parent-style-name="ce259" style:data-style-name="N115"/>
    <style:style style:name="ce259C4" style:family="table-cell" style:parent-style-name="ce259" style:data-style-name="N116"/>
    <style:style style:name="ce259P4" style:family="table-cell" style:parent-style-name="ce259" style:data-style-name="N118"/>
    <style:style style:name="ce259N4" style:family="table-cell" style:parent-style-name="ce259" style:data-style-name="N117"/>
    <style:style style:name="ce259C5" style:family="table-cell" style:parent-style-name="ce259" style:data-style-name="N119"/>
    <style:style style:name="ce259P5" style:family="table-cell" style:parent-style-name="ce259" style:data-style-name="N120"/>
    <style:style style:name="ce259N5" style:family="table-cell" style:parent-style-name="ce259" style:data-style-name="N121"/>
    <style:style style:name="ce259C6" style:family="table-cell" style:parent-style-name="ce259" style:data-style-name="N122"/>
    <style:style style:name="ce259P6" style:family="table-cell" style:parent-style-name="ce259" style:data-style-name="N123"/>
    <style:style style:name="ce259N6" style:family="table-cell" style:parent-style-name="ce259" style:data-style-name="N124"/>
    <style:style style:name="ce259C7" style:family="table-cell" style:parent-style-name="ce259" style:data-style-name="N125"/>
    <style:style style:name="ce259P7" style:family="table-cell" style:parent-style-name="ce259" style:data-style-name="N126"/>
    <style:style style:name="ce259N7" style:family="table-cell" style:parent-style-name="ce259" style:data-style-name="N127"/>
    <style:style style:name="ce259C8" style:family="table-cell" style:parent-style-name="ce259" style:data-style-name="N128"/>
    <style:style style:name="ce259P8" style:family="table-cell" style:parent-style-name="ce259" style:data-style-name="N129"/>
    <style:style style:name="ce259N8" style:family="table-cell" style:parent-style-name="ce259" style:data-style-name="N130"/>
    <style:style style:name="ce260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 fo:font-weight="bold"/>
    </style:style>
    <style:style style:name="ce260DA" style:family="table-cell" style:parent-style-name="ce260" style:data-style-name="N36"/>
    <style:style style:name="ce260DH" style:family="table-cell" style:parent-style-name="ce260" style:data-style-name="N51"/>
    <style:style style:name="ce260DE" style:family="table-cell" style:parent-style-name="ce260" style:data-style-name="N76"/>
    <style:style style:name="ce260C0" style:family="table-cell" style:parent-style-name="ce260" style:data-style-name="N103"/>
    <style:style style:name="ce260P0" style:family="table-cell" style:parent-style-name="ce260" style:data-style-name="N10"/>
    <style:style style:name="ce260N0" style:family="table-cell" style:parent-style-name="ce260" style:data-style-name="N113"/>
    <style:style style:name="ce260C1" style:family="table-cell" style:parent-style-name="ce260" style:data-style-name="N110"/>
    <style:style style:name="ce260P1" style:family="table-cell" style:parent-style-name="ce260" style:data-style-name="N111"/>
    <style:style style:name="ce260N1" style:family="table-cell" style:parent-style-name="ce260" style:data-style-name="N112"/>
    <style:style style:name="ce260C2" style:family="table-cell" style:parent-style-name="ce260" style:data-style-name="N104"/>
    <style:style style:name="ce260P2" style:family="table-cell" style:parent-style-name="ce260" style:data-style-name="N11"/>
    <style:style style:name="ce260N2" style:family="table-cell" style:parent-style-name="ce260" style:data-style-name="N109"/>
    <style:style style:name="ce260C3" style:family="table-cell" style:parent-style-name="ce260" style:data-style-name="N114"/>
    <style:style style:name="ce260P3" style:family="table-cell" style:parent-style-name="ce260" style:data-style-name="N107"/>
    <style:style style:name="ce260N3" style:family="table-cell" style:parent-style-name="ce260" style:data-style-name="N115"/>
    <style:style style:name="ce260C4" style:family="table-cell" style:parent-style-name="ce260" style:data-style-name="N116"/>
    <style:style style:name="ce260P4" style:family="table-cell" style:parent-style-name="ce260" style:data-style-name="N118"/>
    <style:style style:name="ce260N4" style:family="table-cell" style:parent-style-name="ce260" style:data-style-name="N117"/>
    <style:style style:name="ce260C5" style:family="table-cell" style:parent-style-name="ce260" style:data-style-name="N119"/>
    <style:style style:name="ce260P5" style:family="table-cell" style:parent-style-name="ce260" style:data-style-name="N120"/>
    <style:style style:name="ce260N5" style:family="table-cell" style:parent-style-name="ce260" style:data-style-name="N121"/>
    <style:style style:name="ce260C6" style:family="table-cell" style:parent-style-name="ce260" style:data-style-name="N122"/>
    <style:style style:name="ce260P6" style:family="table-cell" style:parent-style-name="ce260" style:data-style-name="N123"/>
    <style:style style:name="ce260N6" style:family="table-cell" style:parent-style-name="ce260" style:data-style-name="N124"/>
    <style:style style:name="ce260C7" style:family="table-cell" style:parent-style-name="ce260" style:data-style-name="N125"/>
    <style:style style:name="ce260P7" style:family="table-cell" style:parent-style-name="ce260" style:data-style-name="N126"/>
    <style:style style:name="ce260N7" style:family="table-cell" style:parent-style-name="ce260" style:data-style-name="N127"/>
    <style:style style:name="ce260C8" style:family="table-cell" style:parent-style-name="ce260" style:data-style-name="N128"/>
    <style:style style:name="ce260P8" style:family="table-cell" style:parent-style-name="ce260" style:data-style-name="N129"/>
    <style:style style:name="ce260N8" style:family="table-cell" style:parent-style-name="ce260" style:data-style-name="N130"/>
    <style:style style:name="ce261" style:family="table-cell">
      <style:table-cell-properties style:text-align-source="fix" style:repeat-content="false" fo:background-color="#efc2ea"/>
      <style:paragraph-properties fo:text-align="end"/>
      <style:text-properties style:font-name="Tahoma" fo:font-size="10pt"/>
    </style:style>
    <style:style style:name="ce261DA" style:family="table-cell" style:parent-style-name="ce261" style:data-style-name="N36"/>
    <style:style style:name="ce261DH" style:family="table-cell" style:parent-style-name="ce261" style:data-style-name="N51"/>
    <style:style style:name="ce261DE" style:family="table-cell" style:parent-style-name="ce261" style:data-style-name="N76"/>
    <style:style style:name="ce261C0" style:family="table-cell" style:parent-style-name="ce261" style:data-style-name="N103"/>
    <style:style style:name="ce261P0" style:family="table-cell" style:parent-style-name="ce261" style:data-style-name="N10"/>
    <style:style style:name="ce261N0" style:family="table-cell" style:parent-style-name="ce261" style:data-style-name="N113"/>
    <style:style style:name="ce261C1" style:family="table-cell" style:parent-style-name="ce261" style:data-style-name="N110"/>
    <style:style style:name="ce261P1" style:family="table-cell" style:parent-style-name="ce261" style:data-style-name="N111"/>
    <style:style style:name="ce261N1" style:family="table-cell" style:parent-style-name="ce261" style:data-style-name="N112"/>
    <style:style style:name="ce261C2" style:family="table-cell" style:parent-style-name="ce261" style:data-style-name="N104"/>
    <style:style style:name="ce261P2" style:family="table-cell" style:parent-style-name="ce261" style:data-style-name="N11"/>
    <style:style style:name="ce261N2" style:family="table-cell" style:parent-style-name="ce261" style:data-style-name="N109"/>
    <style:style style:name="ce261C3" style:family="table-cell" style:parent-style-name="ce261" style:data-style-name="N114"/>
    <style:style style:name="ce261P3" style:family="table-cell" style:parent-style-name="ce261" style:data-style-name="N107"/>
    <style:style style:name="ce261N3" style:family="table-cell" style:parent-style-name="ce261" style:data-style-name="N115"/>
    <style:style style:name="ce261C4" style:family="table-cell" style:parent-style-name="ce261" style:data-style-name="N116"/>
    <style:style style:name="ce261P4" style:family="table-cell" style:parent-style-name="ce261" style:data-style-name="N118"/>
    <style:style style:name="ce261N4" style:family="table-cell" style:parent-style-name="ce261" style:data-style-name="N117"/>
    <style:style style:name="ce261C5" style:family="table-cell" style:parent-style-name="ce261" style:data-style-name="N119"/>
    <style:style style:name="ce261P5" style:family="table-cell" style:parent-style-name="ce261" style:data-style-name="N120"/>
    <style:style style:name="ce261N5" style:family="table-cell" style:parent-style-name="ce261" style:data-style-name="N121"/>
    <style:style style:name="ce261C6" style:family="table-cell" style:parent-style-name="ce261" style:data-style-name="N122"/>
    <style:style style:name="ce261P6" style:family="table-cell" style:parent-style-name="ce261" style:data-style-name="N123"/>
    <style:style style:name="ce261N6" style:family="table-cell" style:parent-style-name="ce261" style:data-style-name="N124"/>
    <style:style style:name="ce261C7" style:family="table-cell" style:parent-style-name="ce261" style:data-style-name="N125"/>
    <style:style style:name="ce261P7" style:family="table-cell" style:parent-style-name="ce261" style:data-style-name="N126"/>
    <style:style style:name="ce261N7" style:family="table-cell" style:parent-style-name="ce261" style:data-style-name="N127"/>
    <style:style style:name="ce261C8" style:family="table-cell" style:parent-style-name="ce261" style:data-style-name="N128"/>
    <style:style style:name="ce261P8" style:family="table-cell" style:parent-style-name="ce261" style:data-style-name="N129"/>
    <style:style style:name="ce261N8" style:family="table-cell" style:parent-style-name="ce261" style:data-style-name="N130"/>
    <style:style style:name="ce262" style:family="table-cell">
      <style:table-cell-properties style:text-align-source="fix" style:repeat-content="false" fo:background-color="#efc2ea"/>
      <style:paragraph-properties fo:text-align="start"/>
      <style:text-properties style:font-name="Tahoma" fo:font-size="10pt"/>
    </style:style>
    <style:style style:name="ce262DA" style:family="table-cell" style:parent-style-name="ce262" style:data-style-name="N36"/>
    <style:style style:name="ce262DH" style:family="table-cell" style:parent-style-name="ce262" style:data-style-name="N51"/>
    <style:style style:name="ce262DE" style:family="table-cell" style:parent-style-name="ce262" style:data-style-name="N76"/>
    <style:style style:name="ce262C0" style:family="table-cell" style:parent-style-name="ce262" style:data-style-name="N103"/>
    <style:style style:name="ce262P0" style:family="table-cell" style:parent-style-name="ce262" style:data-style-name="N10"/>
    <style:style style:name="ce262N0" style:family="table-cell" style:parent-style-name="ce262" style:data-style-name="N113"/>
    <style:style style:name="ce262C1" style:family="table-cell" style:parent-style-name="ce262" style:data-style-name="N110"/>
    <style:style style:name="ce262P1" style:family="table-cell" style:parent-style-name="ce262" style:data-style-name="N111"/>
    <style:style style:name="ce262N1" style:family="table-cell" style:parent-style-name="ce262" style:data-style-name="N112"/>
    <style:style style:name="ce262C2" style:family="table-cell" style:parent-style-name="ce262" style:data-style-name="N104"/>
    <style:style style:name="ce262P2" style:family="table-cell" style:parent-style-name="ce262" style:data-style-name="N11"/>
    <style:style style:name="ce262N2" style:family="table-cell" style:parent-style-name="ce262" style:data-style-name="N109"/>
    <style:style style:name="ce262C3" style:family="table-cell" style:parent-style-name="ce262" style:data-style-name="N114"/>
    <style:style style:name="ce262P3" style:family="table-cell" style:parent-style-name="ce262" style:data-style-name="N107"/>
    <style:style style:name="ce262N3" style:family="table-cell" style:parent-style-name="ce262" style:data-style-name="N115"/>
    <style:style style:name="ce262C4" style:family="table-cell" style:parent-style-name="ce262" style:data-style-name="N116"/>
    <style:style style:name="ce262P4" style:family="table-cell" style:parent-style-name="ce262" style:data-style-name="N118"/>
    <style:style style:name="ce262N4" style:family="table-cell" style:parent-style-name="ce262" style:data-style-name="N117"/>
    <style:style style:name="ce262C5" style:family="table-cell" style:parent-style-name="ce262" style:data-style-name="N119"/>
    <style:style style:name="ce262P5" style:family="table-cell" style:parent-style-name="ce262" style:data-style-name="N120"/>
    <style:style style:name="ce262N5" style:family="table-cell" style:parent-style-name="ce262" style:data-style-name="N121"/>
    <style:style style:name="ce262C6" style:family="table-cell" style:parent-style-name="ce262" style:data-style-name="N122"/>
    <style:style style:name="ce262P6" style:family="table-cell" style:parent-style-name="ce262" style:data-style-name="N123"/>
    <style:style style:name="ce262N6" style:family="table-cell" style:parent-style-name="ce262" style:data-style-name="N124"/>
    <style:style style:name="ce262C7" style:family="table-cell" style:parent-style-name="ce262" style:data-style-name="N125"/>
    <style:style style:name="ce262P7" style:family="table-cell" style:parent-style-name="ce262" style:data-style-name="N126"/>
    <style:style style:name="ce262N7" style:family="table-cell" style:parent-style-name="ce262" style:data-style-name="N127"/>
    <style:style style:name="ce262C8" style:family="table-cell" style:parent-style-name="ce262" style:data-style-name="N128"/>
    <style:style style:name="ce262P8" style:family="table-cell" style:parent-style-name="ce262" style:data-style-name="N129"/>
    <style:style style:name="ce262N8" style:family="table-cell" style:parent-style-name="ce262" style:data-style-name="N130"/>
    <style:style style:name="ce263" style:family="table-cell">
      <style:table-cell-properties style:text-align-source="fix" style:repeat-content="false" fo:background-color="#efc2ea"/>
      <style:paragraph-properties fo:text-align="center"/>
      <style:text-properties style:font-name="Tahoma" fo:font-size="10pt"/>
    </style:style>
    <style:style style:name="ce263DA" style:family="table-cell" style:parent-style-name="ce263" style:data-style-name="N36"/>
    <style:style style:name="ce263DH" style:family="table-cell" style:parent-style-name="ce263" style:data-style-name="N51"/>
    <style:style style:name="ce263DE" style:family="table-cell" style:parent-style-name="ce263" style:data-style-name="N76"/>
    <style:style style:name="ce263C0" style:family="table-cell" style:parent-style-name="ce263" style:data-style-name="N103"/>
    <style:style style:name="ce263P0" style:family="table-cell" style:parent-style-name="ce263" style:data-style-name="N10"/>
    <style:style style:name="ce263N0" style:family="table-cell" style:parent-style-name="ce263" style:data-style-name="N113"/>
    <style:style style:name="ce263C1" style:family="table-cell" style:parent-style-name="ce263" style:data-style-name="N110"/>
    <style:style style:name="ce263P1" style:family="table-cell" style:parent-style-name="ce263" style:data-style-name="N111"/>
    <style:style style:name="ce263N1" style:family="table-cell" style:parent-style-name="ce263" style:data-style-name="N112"/>
    <style:style style:name="ce263C2" style:family="table-cell" style:parent-style-name="ce263" style:data-style-name="N104"/>
    <style:style style:name="ce263P2" style:family="table-cell" style:parent-style-name="ce263" style:data-style-name="N11"/>
    <style:style style:name="ce263N2" style:family="table-cell" style:parent-style-name="ce263" style:data-style-name="N109"/>
    <style:style style:name="ce263C3" style:family="table-cell" style:parent-style-name="ce263" style:data-style-name="N114"/>
    <style:style style:name="ce263P3" style:family="table-cell" style:parent-style-name="ce263" style:data-style-name="N107"/>
    <style:style style:name="ce263N3" style:family="table-cell" style:parent-style-name="ce263" style:data-style-name="N115"/>
    <style:style style:name="ce263C4" style:family="table-cell" style:parent-style-name="ce263" style:data-style-name="N116"/>
    <style:style style:name="ce263P4" style:family="table-cell" style:parent-style-name="ce263" style:data-style-name="N118"/>
    <style:style style:name="ce263N4" style:family="table-cell" style:parent-style-name="ce263" style:data-style-name="N117"/>
    <style:style style:name="ce263C5" style:family="table-cell" style:parent-style-name="ce263" style:data-style-name="N119"/>
    <style:style style:name="ce263P5" style:family="table-cell" style:parent-style-name="ce263" style:data-style-name="N120"/>
    <style:style style:name="ce263N5" style:family="table-cell" style:parent-style-name="ce263" style:data-style-name="N121"/>
    <style:style style:name="ce263C6" style:family="table-cell" style:parent-style-name="ce263" style:data-style-name="N122"/>
    <style:style style:name="ce263P6" style:family="table-cell" style:parent-style-name="ce263" style:data-style-name="N123"/>
    <style:style style:name="ce263N6" style:family="table-cell" style:parent-style-name="ce263" style:data-style-name="N124"/>
    <style:style style:name="ce263C7" style:family="table-cell" style:parent-style-name="ce263" style:data-style-name="N125"/>
    <style:style style:name="ce263P7" style:family="table-cell" style:parent-style-name="ce263" style:data-style-name="N126"/>
    <style:style style:name="ce263N7" style:family="table-cell" style:parent-style-name="ce263" style:data-style-name="N127"/>
    <style:style style:name="ce263C8" style:family="table-cell" style:parent-style-name="ce263" style:data-style-name="N128"/>
    <style:style style:name="ce263P8" style:family="table-cell" style:parent-style-name="ce263" style:data-style-name="N129"/>
    <style:style style:name="ce263N8" style:family="table-cell" style:parent-style-name="ce263" style:data-style-name="N130"/>
    <style:style style:name="ce264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/>
    </style:style>
    <style:style style:name="ce264DA" style:family="table-cell" style:parent-style-name="ce264" style:data-style-name="N36"/>
    <style:style style:name="ce264DH" style:family="table-cell" style:parent-style-name="ce264" style:data-style-name="N51"/>
    <style:style style:name="ce264DE" style:family="table-cell" style:parent-style-name="ce264" style:data-style-name="N76"/>
    <style:style style:name="ce264C0" style:family="table-cell" style:parent-style-name="ce264" style:data-style-name="N103"/>
    <style:style style:name="ce264P0" style:family="table-cell" style:parent-style-name="ce264" style:data-style-name="N10"/>
    <style:style style:name="ce264N0" style:family="table-cell" style:parent-style-name="ce264" style:data-style-name="N113"/>
    <style:style style:name="ce264C1" style:family="table-cell" style:parent-style-name="ce264" style:data-style-name="N110"/>
    <style:style style:name="ce264P1" style:family="table-cell" style:parent-style-name="ce264" style:data-style-name="N111"/>
    <style:style style:name="ce264N1" style:family="table-cell" style:parent-style-name="ce264" style:data-style-name="N112"/>
    <style:style style:name="ce264C2" style:family="table-cell" style:parent-style-name="ce264" style:data-style-name="N104"/>
    <style:style style:name="ce264P2" style:family="table-cell" style:parent-style-name="ce264" style:data-style-name="N11"/>
    <style:style style:name="ce264N2" style:family="table-cell" style:parent-style-name="ce264" style:data-style-name="N109"/>
    <style:style style:name="ce264C3" style:family="table-cell" style:parent-style-name="ce264" style:data-style-name="N114"/>
    <style:style style:name="ce264P3" style:family="table-cell" style:parent-style-name="ce264" style:data-style-name="N107"/>
    <style:style style:name="ce264N3" style:family="table-cell" style:parent-style-name="ce264" style:data-style-name="N115"/>
    <style:style style:name="ce264C4" style:family="table-cell" style:parent-style-name="ce264" style:data-style-name="N116"/>
    <style:style style:name="ce264P4" style:family="table-cell" style:parent-style-name="ce264" style:data-style-name="N118"/>
    <style:style style:name="ce264N4" style:family="table-cell" style:parent-style-name="ce264" style:data-style-name="N117"/>
    <style:style style:name="ce264C5" style:family="table-cell" style:parent-style-name="ce264" style:data-style-name="N119"/>
    <style:style style:name="ce264P5" style:family="table-cell" style:parent-style-name="ce264" style:data-style-name="N120"/>
    <style:style style:name="ce264N5" style:family="table-cell" style:parent-style-name="ce264" style:data-style-name="N121"/>
    <style:style style:name="ce264C6" style:family="table-cell" style:parent-style-name="ce264" style:data-style-name="N122"/>
    <style:style style:name="ce264P6" style:family="table-cell" style:parent-style-name="ce264" style:data-style-name="N123"/>
    <style:style style:name="ce264N6" style:family="table-cell" style:parent-style-name="ce264" style:data-style-name="N124"/>
    <style:style style:name="ce264C7" style:family="table-cell" style:parent-style-name="ce264" style:data-style-name="N125"/>
    <style:style style:name="ce264P7" style:family="table-cell" style:parent-style-name="ce264" style:data-style-name="N126"/>
    <style:style style:name="ce264N7" style:family="table-cell" style:parent-style-name="ce264" style:data-style-name="N127"/>
    <style:style style:name="ce264C8" style:family="table-cell" style:parent-style-name="ce264" style:data-style-name="N128"/>
    <style:style style:name="ce264P8" style:family="table-cell" style:parent-style-name="ce264" style:data-style-name="N129"/>
    <style:style style:name="ce264N8" style:family="table-cell" style:parent-style-name="ce264" style:data-style-name="N130"/>
    <style:style style:name="ce265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/>
    </style:style>
    <style:style style:name="ce265DA" style:family="table-cell" style:parent-style-name="ce265" style:data-style-name="N36"/>
    <style:style style:name="ce265DH" style:family="table-cell" style:parent-style-name="ce265" style:data-style-name="N51"/>
    <style:style style:name="ce265DE" style:family="table-cell" style:parent-style-name="ce265" style:data-style-name="N76"/>
    <style:style style:name="ce265C0" style:family="table-cell" style:parent-style-name="ce265" style:data-style-name="N103"/>
    <style:style style:name="ce265P0" style:family="table-cell" style:parent-style-name="ce265" style:data-style-name="N10"/>
    <style:style style:name="ce265N0" style:family="table-cell" style:parent-style-name="ce265" style:data-style-name="N113"/>
    <style:style style:name="ce265C1" style:family="table-cell" style:parent-style-name="ce265" style:data-style-name="N110"/>
    <style:style style:name="ce265P1" style:family="table-cell" style:parent-style-name="ce265" style:data-style-name="N111"/>
    <style:style style:name="ce265N1" style:family="table-cell" style:parent-style-name="ce265" style:data-style-name="N112"/>
    <style:style style:name="ce265C2" style:family="table-cell" style:parent-style-name="ce265" style:data-style-name="N104"/>
    <style:style style:name="ce265P2" style:family="table-cell" style:parent-style-name="ce265" style:data-style-name="N11"/>
    <style:style style:name="ce265N2" style:family="table-cell" style:parent-style-name="ce265" style:data-style-name="N109"/>
    <style:style style:name="ce265C3" style:family="table-cell" style:parent-style-name="ce265" style:data-style-name="N114"/>
    <style:style style:name="ce265P3" style:family="table-cell" style:parent-style-name="ce265" style:data-style-name="N107"/>
    <style:style style:name="ce265N3" style:family="table-cell" style:parent-style-name="ce265" style:data-style-name="N115"/>
    <style:style style:name="ce265C4" style:family="table-cell" style:parent-style-name="ce265" style:data-style-name="N116"/>
    <style:style style:name="ce265P4" style:family="table-cell" style:parent-style-name="ce265" style:data-style-name="N118"/>
    <style:style style:name="ce265N4" style:family="table-cell" style:parent-style-name="ce265" style:data-style-name="N117"/>
    <style:style style:name="ce265C5" style:family="table-cell" style:parent-style-name="ce265" style:data-style-name="N119"/>
    <style:style style:name="ce265P5" style:family="table-cell" style:parent-style-name="ce265" style:data-style-name="N120"/>
    <style:style style:name="ce265N5" style:family="table-cell" style:parent-style-name="ce265" style:data-style-name="N121"/>
    <style:style style:name="ce265C6" style:family="table-cell" style:parent-style-name="ce265" style:data-style-name="N122"/>
    <style:style style:name="ce265P6" style:family="table-cell" style:parent-style-name="ce265" style:data-style-name="N123"/>
    <style:style style:name="ce265N6" style:family="table-cell" style:parent-style-name="ce265" style:data-style-name="N124"/>
    <style:style style:name="ce265C7" style:family="table-cell" style:parent-style-name="ce265" style:data-style-name="N125"/>
    <style:style style:name="ce265P7" style:family="table-cell" style:parent-style-name="ce265" style:data-style-name="N126"/>
    <style:style style:name="ce265N7" style:family="table-cell" style:parent-style-name="ce265" style:data-style-name="N127"/>
    <style:style style:name="ce265C8" style:family="table-cell" style:parent-style-name="ce265" style:data-style-name="N128"/>
    <style:style style:name="ce265P8" style:family="table-cell" style:parent-style-name="ce265" style:data-style-name="N129"/>
    <style:style style:name="ce265N8" style:family="table-cell" style:parent-style-name="ce265" style:data-style-name="N130"/>
    <style:style style:name="ce266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 fo:font-weight="bold"/>
    </style:style>
    <style:style style:name="ce266DA" style:family="table-cell" style:parent-style-name="ce266" style:data-style-name="N36"/>
    <style:style style:name="ce266DH" style:family="table-cell" style:parent-style-name="ce266" style:data-style-name="N51"/>
    <style:style style:name="ce266DE" style:family="table-cell" style:parent-style-name="ce266" style:data-style-name="N76"/>
    <style:style style:name="ce266C0" style:family="table-cell" style:parent-style-name="ce266" style:data-style-name="N103"/>
    <style:style style:name="ce266P0" style:family="table-cell" style:parent-style-name="ce266" style:data-style-name="N10"/>
    <style:style style:name="ce266N0" style:family="table-cell" style:parent-style-name="ce266" style:data-style-name="N113"/>
    <style:style style:name="ce266C1" style:family="table-cell" style:parent-style-name="ce266" style:data-style-name="N110"/>
    <style:style style:name="ce266P1" style:family="table-cell" style:parent-style-name="ce266" style:data-style-name="N111"/>
    <style:style style:name="ce266N1" style:family="table-cell" style:parent-style-name="ce266" style:data-style-name="N112"/>
    <style:style style:name="ce266C2" style:family="table-cell" style:parent-style-name="ce266" style:data-style-name="N104"/>
    <style:style style:name="ce266P2" style:family="table-cell" style:parent-style-name="ce266" style:data-style-name="N11"/>
    <style:style style:name="ce266N2" style:family="table-cell" style:parent-style-name="ce266" style:data-style-name="N109"/>
    <style:style style:name="ce266C3" style:family="table-cell" style:parent-style-name="ce266" style:data-style-name="N114"/>
    <style:style style:name="ce266P3" style:family="table-cell" style:parent-style-name="ce266" style:data-style-name="N107"/>
    <style:style style:name="ce266N3" style:family="table-cell" style:parent-style-name="ce266" style:data-style-name="N115"/>
    <style:style style:name="ce266C4" style:family="table-cell" style:parent-style-name="ce266" style:data-style-name="N116"/>
    <style:style style:name="ce266P4" style:family="table-cell" style:parent-style-name="ce266" style:data-style-name="N118"/>
    <style:style style:name="ce266N4" style:family="table-cell" style:parent-style-name="ce266" style:data-style-name="N117"/>
    <style:style style:name="ce266C5" style:family="table-cell" style:parent-style-name="ce266" style:data-style-name="N119"/>
    <style:style style:name="ce266P5" style:family="table-cell" style:parent-style-name="ce266" style:data-style-name="N120"/>
    <style:style style:name="ce266N5" style:family="table-cell" style:parent-style-name="ce266" style:data-style-name="N121"/>
    <style:style style:name="ce266C6" style:family="table-cell" style:parent-style-name="ce266" style:data-style-name="N122"/>
    <style:style style:name="ce266P6" style:family="table-cell" style:parent-style-name="ce266" style:data-style-name="N123"/>
    <style:style style:name="ce266N6" style:family="table-cell" style:parent-style-name="ce266" style:data-style-name="N124"/>
    <style:style style:name="ce266C7" style:family="table-cell" style:parent-style-name="ce266" style:data-style-name="N125"/>
    <style:style style:name="ce266P7" style:family="table-cell" style:parent-style-name="ce266" style:data-style-name="N126"/>
    <style:style style:name="ce266N7" style:family="table-cell" style:parent-style-name="ce266" style:data-style-name="N127"/>
    <style:style style:name="ce266C8" style:family="table-cell" style:parent-style-name="ce266" style:data-style-name="N128"/>
    <style:style style:name="ce266P8" style:family="table-cell" style:parent-style-name="ce266" style:data-style-name="N129"/>
    <style:style style:name="ce266N8" style:family="table-cell" style:parent-style-name="ce266" style:data-style-name="N130"/>
    <style:style style:name="ce267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 fo:font-weight="bold"/>
    </style:style>
    <style:style style:name="ce267DA" style:family="table-cell" style:parent-style-name="ce267" style:data-style-name="N36"/>
    <style:style style:name="ce267DH" style:family="table-cell" style:parent-style-name="ce267" style:data-style-name="N51"/>
    <style:style style:name="ce267DE" style:family="table-cell" style:parent-style-name="ce267" style:data-style-name="N76"/>
    <style:style style:name="ce267C0" style:family="table-cell" style:parent-style-name="ce267" style:data-style-name="N103"/>
    <style:style style:name="ce267P0" style:family="table-cell" style:parent-style-name="ce267" style:data-style-name="N10"/>
    <style:style style:name="ce267N0" style:family="table-cell" style:parent-style-name="ce267" style:data-style-name="N113"/>
    <style:style style:name="ce267C1" style:family="table-cell" style:parent-style-name="ce267" style:data-style-name="N110"/>
    <style:style style:name="ce267P1" style:family="table-cell" style:parent-style-name="ce267" style:data-style-name="N111"/>
    <style:style style:name="ce267N1" style:family="table-cell" style:parent-style-name="ce267" style:data-style-name="N112"/>
    <style:style style:name="ce267C2" style:family="table-cell" style:parent-style-name="ce267" style:data-style-name="N104"/>
    <style:style style:name="ce267P2" style:family="table-cell" style:parent-style-name="ce267" style:data-style-name="N11"/>
    <style:style style:name="ce267N2" style:family="table-cell" style:parent-style-name="ce267" style:data-style-name="N109"/>
    <style:style style:name="ce267C3" style:family="table-cell" style:parent-style-name="ce267" style:data-style-name="N114"/>
    <style:style style:name="ce267P3" style:family="table-cell" style:parent-style-name="ce267" style:data-style-name="N107"/>
    <style:style style:name="ce267N3" style:family="table-cell" style:parent-style-name="ce267" style:data-style-name="N115"/>
    <style:style style:name="ce267C4" style:family="table-cell" style:parent-style-name="ce267" style:data-style-name="N116"/>
    <style:style style:name="ce267P4" style:family="table-cell" style:parent-style-name="ce267" style:data-style-name="N118"/>
    <style:style style:name="ce267N4" style:family="table-cell" style:parent-style-name="ce267" style:data-style-name="N117"/>
    <style:style style:name="ce267C5" style:family="table-cell" style:parent-style-name="ce267" style:data-style-name="N119"/>
    <style:style style:name="ce267P5" style:family="table-cell" style:parent-style-name="ce267" style:data-style-name="N120"/>
    <style:style style:name="ce267N5" style:family="table-cell" style:parent-style-name="ce267" style:data-style-name="N121"/>
    <style:style style:name="ce267C6" style:family="table-cell" style:parent-style-name="ce267" style:data-style-name="N122"/>
    <style:style style:name="ce267P6" style:family="table-cell" style:parent-style-name="ce267" style:data-style-name="N123"/>
    <style:style style:name="ce267N6" style:family="table-cell" style:parent-style-name="ce267" style:data-style-name="N124"/>
    <style:style style:name="ce267C7" style:family="table-cell" style:parent-style-name="ce267" style:data-style-name="N125"/>
    <style:style style:name="ce267P7" style:family="table-cell" style:parent-style-name="ce267" style:data-style-name="N126"/>
    <style:style style:name="ce267N7" style:family="table-cell" style:parent-style-name="ce267" style:data-style-name="N127"/>
    <style:style style:name="ce267C8" style:family="table-cell" style:parent-style-name="ce267" style:data-style-name="N128"/>
    <style:style style:name="ce267P8" style:family="table-cell" style:parent-style-name="ce267" style:data-style-name="N129"/>
    <style:style style:name="ce267N8" style:family="table-cell" style:parent-style-name="ce267" style:data-style-name="N130"/>
    <style:style style:name="ce268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/>
    </style:style>
    <style:style style:name="ce268DA" style:family="table-cell" style:parent-style-name="ce268" style:data-style-name="N36"/>
    <style:style style:name="ce268DH" style:family="table-cell" style:parent-style-name="ce268" style:data-style-name="N51"/>
    <style:style style:name="ce268DE" style:family="table-cell" style:parent-style-name="ce268" style:data-style-name="N76"/>
    <style:style style:name="ce268C0" style:family="table-cell" style:parent-style-name="ce268" style:data-style-name="N103"/>
    <style:style style:name="ce268P0" style:family="table-cell" style:parent-style-name="ce268" style:data-style-name="N10"/>
    <style:style style:name="ce268N0" style:family="table-cell" style:parent-style-name="ce268" style:data-style-name="N113"/>
    <style:style style:name="ce268C1" style:family="table-cell" style:parent-style-name="ce268" style:data-style-name="N110"/>
    <style:style style:name="ce268P1" style:family="table-cell" style:parent-style-name="ce268" style:data-style-name="N111"/>
    <style:style style:name="ce268N1" style:family="table-cell" style:parent-style-name="ce268" style:data-style-name="N112"/>
    <style:style style:name="ce268C2" style:family="table-cell" style:parent-style-name="ce268" style:data-style-name="N104"/>
    <style:style style:name="ce268P2" style:family="table-cell" style:parent-style-name="ce268" style:data-style-name="N11"/>
    <style:style style:name="ce268N2" style:family="table-cell" style:parent-style-name="ce268" style:data-style-name="N109"/>
    <style:style style:name="ce268C3" style:family="table-cell" style:parent-style-name="ce268" style:data-style-name="N114"/>
    <style:style style:name="ce268P3" style:family="table-cell" style:parent-style-name="ce268" style:data-style-name="N107"/>
    <style:style style:name="ce268N3" style:family="table-cell" style:parent-style-name="ce268" style:data-style-name="N115"/>
    <style:style style:name="ce268C4" style:family="table-cell" style:parent-style-name="ce268" style:data-style-name="N116"/>
    <style:style style:name="ce268P4" style:family="table-cell" style:parent-style-name="ce268" style:data-style-name="N118"/>
    <style:style style:name="ce268N4" style:family="table-cell" style:parent-style-name="ce268" style:data-style-name="N117"/>
    <style:style style:name="ce268C5" style:family="table-cell" style:parent-style-name="ce268" style:data-style-name="N119"/>
    <style:style style:name="ce268P5" style:family="table-cell" style:parent-style-name="ce268" style:data-style-name="N120"/>
    <style:style style:name="ce268N5" style:family="table-cell" style:parent-style-name="ce268" style:data-style-name="N121"/>
    <style:style style:name="ce268C6" style:family="table-cell" style:parent-style-name="ce268" style:data-style-name="N122"/>
    <style:style style:name="ce268P6" style:family="table-cell" style:parent-style-name="ce268" style:data-style-name="N123"/>
    <style:style style:name="ce268N6" style:family="table-cell" style:parent-style-name="ce268" style:data-style-name="N124"/>
    <style:style style:name="ce268C7" style:family="table-cell" style:parent-style-name="ce268" style:data-style-name="N125"/>
    <style:style style:name="ce268P7" style:family="table-cell" style:parent-style-name="ce268" style:data-style-name="N126"/>
    <style:style style:name="ce268N7" style:family="table-cell" style:parent-style-name="ce268" style:data-style-name="N127"/>
    <style:style style:name="ce268C8" style:family="table-cell" style:parent-style-name="ce268" style:data-style-name="N128"/>
    <style:style style:name="ce268P8" style:family="table-cell" style:parent-style-name="ce268" style:data-style-name="N129"/>
    <style:style style:name="ce268N8" style:family="table-cell" style:parent-style-name="ce268" style:data-style-name="N130"/>
    <style:style style:name="ce269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/>
    </style:style>
    <style:style style:name="ce269DA" style:family="table-cell" style:parent-style-name="ce269" style:data-style-name="N36"/>
    <style:style style:name="ce269DH" style:family="table-cell" style:parent-style-name="ce269" style:data-style-name="N51"/>
    <style:style style:name="ce269DE" style:family="table-cell" style:parent-style-name="ce269" style:data-style-name="N76"/>
    <style:style style:name="ce269C0" style:family="table-cell" style:parent-style-name="ce269" style:data-style-name="N103"/>
    <style:style style:name="ce269P0" style:family="table-cell" style:parent-style-name="ce269" style:data-style-name="N10"/>
    <style:style style:name="ce269N0" style:family="table-cell" style:parent-style-name="ce269" style:data-style-name="N113"/>
    <style:style style:name="ce269C1" style:family="table-cell" style:parent-style-name="ce269" style:data-style-name="N110"/>
    <style:style style:name="ce269P1" style:family="table-cell" style:parent-style-name="ce269" style:data-style-name="N111"/>
    <style:style style:name="ce269N1" style:family="table-cell" style:parent-style-name="ce269" style:data-style-name="N112"/>
    <style:style style:name="ce269C2" style:family="table-cell" style:parent-style-name="ce269" style:data-style-name="N104"/>
    <style:style style:name="ce269P2" style:family="table-cell" style:parent-style-name="ce269" style:data-style-name="N11"/>
    <style:style style:name="ce269N2" style:family="table-cell" style:parent-style-name="ce269" style:data-style-name="N109"/>
    <style:style style:name="ce269C3" style:family="table-cell" style:parent-style-name="ce269" style:data-style-name="N114"/>
    <style:style style:name="ce269P3" style:family="table-cell" style:parent-style-name="ce269" style:data-style-name="N107"/>
    <style:style style:name="ce269N3" style:family="table-cell" style:parent-style-name="ce269" style:data-style-name="N115"/>
    <style:style style:name="ce269C4" style:family="table-cell" style:parent-style-name="ce269" style:data-style-name="N116"/>
    <style:style style:name="ce269P4" style:family="table-cell" style:parent-style-name="ce269" style:data-style-name="N118"/>
    <style:style style:name="ce269N4" style:family="table-cell" style:parent-style-name="ce269" style:data-style-name="N117"/>
    <style:style style:name="ce269C5" style:family="table-cell" style:parent-style-name="ce269" style:data-style-name="N119"/>
    <style:style style:name="ce269P5" style:family="table-cell" style:parent-style-name="ce269" style:data-style-name="N120"/>
    <style:style style:name="ce269N5" style:family="table-cell" style:parent-style-name="ce269" style:data-style-name="N121"/>
    <style:style style:name="ce269C6" style:family="table-cell" style:parent-style-name="ce269" style:data-style-name="N122"/>
    <style:style style:name="ce269P6" style:family="table-cell" style:parent-style-name="ce269" style:data-style-name="N123"/>
    <style:style style:name="ce269N6" style:family="table-cell" style:parent-style-name="ce269" style:data-style-name="N124"/>
    <style:style style:name="ce269C7" style:family="table-cell" style:parent-style-name="ce269" style:data-style-name="N125"/>
    <style:style style:name="ce269P7" style:family="table-cell" style:parent-style-name="ce269" style:data-style-name="N126"/>
    <style:style style:name="ce269N7" style:family="table-cell" style:parent-style-name="ce269" style:data-style-name="N127"/>
    <style:style style:name="ce269C8" style:family="table-cell" style:parent-style-name="ce269" style:data-style-name="N128"/>
    <style:style style:name="ce269P8" style:family="table-cell" style:parent-style-name="ce269" style:data-style-name="N129"/>
    <style:style style:name="ce269N8" style:family="table-cell" style:parent-style-name="ce269" style:data-style-name="N130"/>
    <style:style style:name="ce270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/>
    </style:style>
    <style:style style:name="ce270DA" style:family="table-cell" style:parent-style-name="ce270" style:data-style-name="N36"/>
    <style:style style:name="ce270DH" style:family="table-cell" style:parent-style-name="ce270" style:data-style-name="N51"/>
    <style:style style:name="ce270DE" style:family="table-cell" style:parent-style-name="ce270" style:data-style-name="N76"/>
    <style:style style:name="ce270C0" style:family="table-cell" style:parent-style-name="ce270" style:data-style-name="N103"/>
    <style:style style:name="ce270P0" style:family="table-cell" style:parent-style-name="ce270" style:data-style-name="N10"/>
    <style:style style:name="ce270N0" style:family="table-cell" style:parent-style-name="ce270" style:data-style-name="N113"/>
    <style:style style:name="ce270C1" style:family="table-cell" style:parent-style-name="ce270" style:data-style-name="N110"/>
    <style:style style:name="ce270P1" style:family="table-cell" style:parent-style-name="ce270" style:data-style-name="N111"/>
    <style:style style:name="ce270N1" style:family="table-cell" style:parent-style-name="ce270" style:data-style-name="N112"/>
    <style:style style:name="ce270C2" style:family="table-cell" style:parent-style-name="ce270" style:data-style-name="N104"/>
    <style:style style:name="ce270P2" style:family="table-cell" style:parent-style-name="ce270" style:data-style-name="N11"/>
    <style:style style:name="ce270N2" style:family="table-cell" style:parent-style-name="ce270" style:data-style-name="N109"/>
    <style:style style:name="ce270C3" style:family="table-cell" style:parent-style-name="ce270" style:data-style-name="N114"/>
    <style:style style:name="ce270P3" style:family="table-cell" style:parent-style-name="ce270" style:data-style-name="N107"/>
    <style:style style:name="ce270N3" style:family="table-cell" style:parent-style-name="ce270" style:data-style-name="N115"/>
    <style:style style:name="ce270C4" style:family="table-cell" style:parent-style-name="ce270" style:data-style-name="N116"/>
    <style:style style:name="ce270P4" style:family="table-cell" style:parent-style-name="ce270" style:data-style-name="N118"/>
    <style:style style:name="ce270N4" style:family="table-cell" style:parent-style-name="ce270" style:data-style-name="N117"/>
    <style:style style:name="ce270C5" style:family="table-cell" style:parent-style-name="ce270" style:data-style-name="N119"/>
    <style:style style:name="ce270P5" style:family="table-cell" style:parent-style-name="ce270" style:data-style-name="N120"/>
    <style:style style:name="ce270N5" style:family="table-cell" style:parent-style-name="ce270" style:data-style-name="N121"/>
    <style:style style:name="ce270C6" style:family="table-cell" style:parent-style-name="ce270" style:data-style-name="N122"/>
    <style:style style:name="ce270P6" style:family="table-cell" style:parent-style-name="ce270" style:data-style-name="N123"/>
    <style:style style:name="ce270N6" style:family="table-cell" style:parent-style-name="ce270" style:data-style-name="N124"/>
    <style:style style:name="ce270C7" style:family="table-cell" style:parent-style-name="ce270" style:data-style-name="N125"/>
    <style:style style:name="ce270P7" style:family="table-cell" style:parent-style-name="ce270" style:data-style-name="N126"/>
    <style:style style:name="ce270N7" style:family="table-cell" style:parent-style-name="ce270" style:data-style-name="N127"/>
    <style:style style:name="ce270C8" style:family="table-cell" style:parent-style-name="ce270" style:data-style-name="N128"/>
    <style:style style:name="ce270P8" style:family="table-cell" style:parent-style-name="ce270" style:data-style-name="N129"/>
    <style:style style:name="ce270N8" style:family="table-cell" style:parent-style-name="ce270" style:data-style-name="N130"/>
    <style:style style:name="ce271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71DA" style:family="table-cell" style:parent-style-name="ce271" style:data-style-name="N36"/>
    <style:style style:name="ce271DH" style:family="table-cell" style:parent-style-name="ce271" style:data-style-name="N51"/>
    <style:style style:name="ce271DE" style:family="table-cell" style:parent-style-name="ce271" style:data-style-name="N76"/>
    <style:style style:name="ce271C0" style:family="table-cell" style:parent-style-name="ce271" style:data-style-name="N103"/>
    <style:style style:name="ce271P0" style:family="table-cell" style:parent-style-name="ce271" style:data-style-name="N10"/>
    <style:style style:name="ce271N0" style:family="table-cell" style:parent-style-name="ce271" style:data-style-name="N113"/>
    <style:style style:name="ce271C1" style:family="table-cell" style:parent-style-name="ce271" style:data-style-name="N110"/>
    <style:style style:name="ce271P1" style:family="table-cell" style:parent-style-name="ce271" style:data-style-name="N111"/>
    <style:style style:name="ce271N1" style:family="table-cell" style:parent-style-name="ce271" style:data-style-name="N112"/>
    <style:style style:name="ce271C2" style:family="table-cell" style:parent-style-name="ce271" style:data-style-name="N104"/>
    <style:style style:name="ce271P2" style:family="table-cell" style:parent-style-name="ce271" style:data-style-name="N11"/>
    <style:style style:name="ce271N2" style:family="table-cell" style:parent-style-name="ce271" style:data-style-name="N109"/>
    <style:style style:name="ce271C3" style:family="table-cell" style:parent-style-name="ce271" style:data-style-name="N114"/>
    <style:style style:name="ce271P3" style:family="table-cell" style:parent-style-name="ce271" style:data-style-name="N107"/>
    <style:style style:name="ce271N3" style:family="table-cell" style:parent-style-name="ce271" style:data-style-name="N115"/>
    <style:style style:name="ce271C4" style:family="table-cell" style:parent-style-name="ce271" style:data-style-name="N116"/>
    <style:style style:name="ce271P4" style:family="table-cell" style:parent-style-name="ce271" style:data-style-name="N118"/>
    <style:style style:name="ce271N4" style:family="table-cell" style:parent-style-name="ce271" style:data-style-name="N117"/>
    <style:style style:name="ce271C5" style:family="table-cell" style:parent-style-name="ce271" style:data-style-name="N119"/>
    <style:style style:name="ce271P5" style:family="table-cell" style:parent-style-name="ce271" style:data-style-name="N120"/>
    <style:style style:name="ce271N5" style:family="table-cell" style:parent-style-name="ce271" style:data-style-name="N121"/>
    <style:style style:name="ce271C6" style:family="table-cell" style:parent-style-name="ce271" style:data-style-name="N122"/>
    <style:style style:name="ce271P6" style:family="table-cell" style:parent-style-name="ce271" style:data-style-name="N123"/>
    <style:style style:name="ce271N6" style:family="table-cell" style:parent-style-name="ce271" style:data-style-name="N124"/>
    <style:style style:name="ce271C7" style:family="table-cell" style:parent-style-name="ce271" style:data-style-name="N125"/>
    <style:style style:name="ce271P7" style:family="table-cell" style:parent-style-name="ce271" style:data-style-name="N126"/>
    <style:style style:name="ce271N7" style:family="table-cell" style:parent-style-name="ce271" style:data-style-name="N127"/>
    <style:style style:name="ce271C8" style:family="table-cell" style:parent-style-name="ce271" style:data-style-name="N128"/>
    <style:style style:name="ce271P8" style:family="table-cell" style:parent-style-name="ce271" style:data-style-name="N129"/>
    <style:style style:name="ce271N8" style:family="table-cell" style:parent-style-name="ce271" style:data-style-name="N130"/>
    <style:style style:name="ce272" style:family="table-cell">
      <style:table-cell-properties style:text-align-source="fix" style:repeat-content="false"/>
      <style:paragraph-properties fo:text-align="center"/>
      <style:text-properties fo:color="#808000" style:font-name="Tahoma" fo:font-size="10pt"/>
    </style:style>
    <style:style style:name="ce272DA" style:family="table-cell" style:parent-style-name="ce272" style:data-style-name="N36"/>
    <style:style style:name="ce272DH" style:family="table-cell" style:parent-style-name="ce272" style:data-style-name="N51"/>
    <style:style style:name="ce272DE" style:family="table-cell" style:parent-style-name="ce272" style:data-style-name="N76"/>
    <style:style style:name="ce272C0" style:family="table-cell" style:parent-style-name="ce272" style:data-style-name="N103"/>
    <style:style style:name="ce272P0" style:family="table-cell" style:parent-style-name="ce272" style:data-style-name="N10"/>
    <style:style style:name="ce272N0" style:family="table-cell" style:parent-style-name="ce272" style:data-style-name="N113"/>
    <style:style style:name="ce272C1" style:family="table-cell" style:parent-style-name="ce272" style:data-style-name="N110"/>
    <style:style style:name="ce272P1" style:family="table-cell" style:parent-style-name="ce272" style:data-style-name="N111"/>
    <style:style style:name="ce272N1" style:family="table-cell" style:parent-style-name="ce272" style:data-style-name="N112"/>
    <style:style style:name="ce272C2" style:family="table-cell" style:parent-style-name="ce272" style:data-style-name="N104"/>
    <style:style style:name="ce272P2" style:family="table-cell" style:parent-style-name="ce272" style:data-style-name="N11"/>
    <style:style style:name="ce272N2" style:family="table-cell" style:parent-style-name="ce272" style:data-style-name="N109"/>
    <style:style style:name="ce272C3" style:family="table-cell" style:parent-style-name="ce272" style:data-style-name="N114"/>
    <style:style style:name="ce272P3" style:family="table-cell" style:parent-style-name="ce272" style:data-style-name="N107"/>
    <style:style style:name="ce272N3" style:family="table-cell" style:parent-style-name="ce272" style:data-style-name="N115"/>
    <style:style style:name="ce272C4" style:family="table-cell" style:parent-style-name="ce272" style:data-style-name="N116"/>
    <style:style style:name="ce272P4" style:family="table-cell" style:parent-style-name="ce272" style:data-style-name="N118"/>
    <style:style style:name="ce272N4" style:family="table-cell" style:parent-style-name="ce272" style:data-style-name="N117"/>
    <style:style style:name="ce272C5" style:family="table-cell" style:parent-style-name="ce272" style:data-style-name="N119"/>
    <style:style style:name="ce272P5" style:family="table-cell" style:parent-style-name="ce272" style:data-style-name="N120"/>
    <style:style style:name="ce272N5" style:family="table-cell" style:parent-style-name="ce272" style:data-style-name="N121"/>
    <style:style style:name="ce272C6" style:family="table-cell" style:parent-style-name="ce272" style:data-style-name="N122"/>
    <style:style style:name="ce272P6" style:family="table-cell" style:parent-style-name="ce272" style:data-style-name="N123"/>
    <style:style style:name="ce272N6" style:family="table-cell" style:parent-style-name="ce272" style:data-style-name="N124"/>
    <style:style style:name="ce272C7" style:family="table-cell" style:parent-style-name="ce272" style:data-style-name="N125"/>
    <style:style style:name="ce272P7" style:family="table-cell" style:parent-style-name="ce272" style:data-style-name="N126"/>
    <style:style style:name="ce272N7" style:family="table-cell" style:parent-style-name="ce272" style:data-style-name="N127"/>
    <style:style style:name="ce272C8" style:family="table-cell" style:parent-style-name="ce272" style:data-style-name="N128"/>
    <style:style style:name="ce272P8" style:family="table-cell" style:parent-style-name="ce272" style:data-style-name="N129"/>
    <style:style style:name="ce272N8" style:family="table-cell" style:parent-style-name="ce272" style:data-style-name="N130"/>
    <style:style style:name="ce273" style:family="table-cell">
      <style:table-cell-properties style:text-align-source="fix" style:repeat-content="false"/>
      <style:paragraph-properties fo:text-align="start"/>
      <style:text-properties style:font-name="Tahoma" fo:font-size="9pt"/>
    </style:style>
    <style:style style:name="ce273DA" style:family="table-cell" style:parent-style-name="ce273" style:data-style-name="N36"/>
    <style:style style:name="ce273DH" style:family="table-cell" style:parent-style-name="ce273" style:data-style-name="N51"/>
    <style:style style:name="ce273DE" style:family="table-cell" style:parent-style-name="ce273" style:data-style-name="N76"/>
    <style:style style:name="ce273C0" style:family="table-cell" style:parent-style-name="ce273" style:data-style-name="N103"/>
    <style:style style:name="ce273P0" style:family="table-cell" style:parent-style-name="ce273" style:data-style-name="N10"/>
    <style:style style:name="ce273N0" style:family="table-cell" style:parent-style-name="ce273" style:data-style-name="N113"/>
    <style:style style:name="ce273C1" style:family="table-cell" style:parent-style-name="ce273" style:data-style-name="N110"/>
    <style:style style:name="ce273P1" style:family="table-cell" style:parent-style-name="ce273" style:data-style-name="N111"/>
    <style:style style:name="ce273N1" style:family="table-cell" style:parent-style-name="ce273" style:data-style-name="N112"/>
    <style:style style:name="ce273C2" style:family="table-cell" style:parent-style-name="ce273" style:data-style-name="N104"/>
    <style:style style:name="ce273P2" style:family="table-cell" style:parent-style-name="ce273" style:data-style-name="N11"/>
    <style:style style:name="ce273N2" style:family="table-cell" style:parent-style-name="ce273" style:data-style-name="N109"/>
    <style:style style:name="ce273C3" style:family="table-cell" style:parent-style-name="ce273" style:data-style-name="N114"/>
    <style:style style:name="ce273P3" style:family="table-cell" style:parent-style-name="ce273" style:data-style-name="N107"/>
    <style:style style:name="ce273N3" style:family="table-cell" style:parent-style-name="ce273" style:data-style-name="N115"/>
    <style:style style:name="ce273C4" style:family="table-cell" style:parent-style-name="ce273" style:data-style-name="N116"/>
    <style:style style:name="ce273P4" style:family="table-cell" style:parent-style-name="ce273" style:data-style-name="N118"/>
    <style:style style:name="ce273N4" style:family="table-cell" style:parent-style-name="ce273" style:data-style-name="N117"/>
    <style:style style:name="ce273C5" style:family="table-cell" style:parent-style-name="ce273" style:data-style-name="N119"/>
    <style:style style:name="ce273P5" style:family="table-cell" style:parent-style-name="ce273" style:data-style-name="N120"/>
    <style:style style:name="ce273N5" style:family="table-cell" style:parent-style-name="ce273" style:data-style-name="N121"/>
    <style:style style:name="ce273C6" style:family="table-cell" style:parent-style-name="ce273" style:data-style-name="N122"/>
    <style:style style:name="ce273P6" style:family="table-cell" style:parent-style-name="ce273" style:data-style-name="N123"/>
    <style:style style:name="ce273N6" style:family="table-cell" style:parent-style-name="ce273" style:data-style-name="N124"/>
    <style:style style:name="ce273C7" style:family="table-cell" style:parent-style-name="ce273" style:data-style-name="N125"/>
    <style:style style:name="ce273P7" style:family="table-cell" style:parent-style-name="ce273" style:data-style-name="N126"/>
    <style:style style:name="ce273N7" style:family="table-cell" style:parent-style-name="ce273" style:data-style-name="N127"/>
    <style:style style:name="ce273C8" style:family="table-cell" style:parent-style-name="ce273" style:data-style-name="N128"/>
    <style:style style:name="ce273P8" style:family="table-cell" style:parent-style-name="ce273" style:data-style-name="N129"/>
    <style:style style:name="ce273N8" style:family="table-cell" style:parent-style-name="ce273" style:data-style-name="N130"/>
    <style:style style:name="ce274" style:family="table-cell">
      <style:table-cell-properties style:text-align-source="fix" style:repeat-content="false"/>
      <style:paragraph-properties fo:text-align="center"/>
      <style:text-properties style:font-name="Tahoma" fo:font-size="9pt"/>
    </style:style>
    <style:style style:name="ce274DA" style:family="table-cell" style:parent-style-name="ce274" style:data-style-name="N36"/>
    <style:style style:name="ce274DH" style:family="table-cell" style:parent-style-name="ce274" style:data-style-name="N51"/>
    <style:style style:name="ce274DE" style:family="table-cell" style:parent-style-name="ce274" style:data-style-name="N76"/>
    <style:style style:name="ce274C0" style:family="table-cell" style:parent-style-name="ce274" style:data-style-name="N103"/>
    <style:style style:name="ce274P0" style:family="table-cell" style:parent-style-name="ce274" style:data-style-name="N10"/>
    <style:style style:name="ce274N0" style:family="table-cell" style:parent-style-name="ce274" style:data-style-name="N113"/>
    <style:style style:name="ce274C1" style:family="table-cell" style:parent-style-name="ce274" style:data-style-name="N110"/>
    <style:style style:name="ce274P1" style:family="table-cell" style:parent-style-name="ce274" style:data-style-name="N111"/>
    <style:style style:name="ce274N1" style:family="table-cell" style:parent-style-name="ce274" style:data-style-name="N112"/>
    <style:style style:name="ce274C2" style:family="table-cell" style:parent-style-name="ce274" style:data-style-name="N104"/>
    <style:style style:name="ce274P2" style:family="table-cell" style:parent-style-name="ce274" style:data-style-name="N11"/>
    <style:style style:name="ce274N2" style:family="table-cell" style:parent-style-name="ce274" style:data-style-name="N109"/>
    <style:style style:name="ce274C3" style:family="table-cell" style:parent-style-name="ce274" style:data-style-name="N114"/>
    <style:style style:name="ce274P3" style:family="table-cell" style:parent-style-name="ce274" style:data-style-name="N107"/>
    <style:style style:name="ce274N3" style:family="table-cell" style:parent-style-name="ce274" style:data-style-name="N115"/>
    <style:style style:name="ce274C4" style:family="table-cell" style:parent-style-name="ce274" style:data-style-name="N116"/>
    <style:style style:name="ce274P4" style:family="table-cell" style:parent-style-name="ce274" style:data-style-name="N118"/>
    <style:style style:name="ce274N4" style:family="table-cell" style:parent-style-name="ce274" style:data-style-name="N117"/>
    <style:style style:name="ce274C5" style:family="table-cell" style:parent-style-name="ce274" style:data-style-name="N119"/>
    <style:style style:name="ce274P5" style:family="table-cell" style:parent-style-name="ce274" style:data-style-name="N120"/>
    <style:style style:name="ce274N5" style:family="table-cell" style:parent-style-name="ce274" style:data-style-name="N121"/>
    <style:style style:name="ce274C6" style:family="table-cell" style:parent-style-name="ce274" style:data-style-name="N122"/>
    <style:style style:name="ce274P6" style:family="table-cell" style:parent-style-name="ce274" style:data-style-name="N123"/>
    <style:style style:name="ce274N6" style:family="table-cell" style:parent-style-name="ce274" style:data-style-name="N124"/>
    <style:style style:name="ce274C7" style:family="table-cell" style:parent-style-name="ce274" style:data-style-name="N125"/>
    <style:style style:name="ce274P7" style:family="table-cell" style:parent-style-name="ce274" style:data-style-name="N126"/>
    <style:style style:name="ce274N7" style:family="table-cell" style:parent-style-name="ce274" style:data-style-name="N127"/>
    <style:style style:name="ce274C8" style:family="table-cell" style:parent-style-name="ce274" style:data-style-name="N128"/>
    <style:style style:name="ce274P8" style:family="table-cell" style:parent-style-name="ce274" style:data-style-name="N129"/>
    <style:style style:name="ce274N8" style:family="table-cell" style:parent-style-name="ce274" style:data-style-name="N130"/>
    <style:style style:name="ce275" style:family="table-cell">
      <style:table-cell-properties style:text-align-source="fix" style:repeat-content="false"/>
      <style:paragraph-properties fo:text-align="end"/>
      <style:text-properties style:font-name="Tahoma" fo:font-size="9pt"/>
    </style:style>
    <style:style style:name="ce275DA" style:family="table-cell" style:parent-style-name="ce275" style:data-style-name="N36"/>
    <style:style style:name="ce275DH" style:family="table-cell" style:parent-style-name="ce275" style:data-style-name="N51"/>
    <style:style style:name="ce275DE" style:family="table-cell" style:parent-style-name="ce275" style:data-style-name="N76"/>
    <style:style style:name="ce275C0" style:family="table-cell" style:parent-style-name="ce275" style:data-style-name="N103"/>
    <style:style style:name="ce275P0" style:family="table-cell" style:parent-style-name="ce275" style:data-style-name="N10"/>
    <style:style style:name="ce275N0" style:family="table-cell" style:parent-style-name="ce275" style:data-style-name="N113"/>
    <style:style style:name="ce275C1" style:family="table-cell" style:parent-style-name="ce275" style:data-style-name="N110"/>
    <style:style style:name="ce275P1" style:family="table-cell" style:parent-style-name="ce275" style:data-style-name="N111"/>
    <style:style style:name="ce275N1" style:family="table-cell" style:parent-style-name="ce275" style:data-style-name="N112"/>
    <style:style style:name="ce275C2" style:family="table-cell" style:parent-style-name="ce275" style:data-style-name="N104"/>
    <style:style style:name="ce275P2" style:family="table-cell" style:parent-style-name="ce275" style:data-style-name="N11"/>
    <style:style style:name="ce275N2" style:family="table-cell" style:parent-style-name="ce275" style:data-style-name="N109"/>
    <style:style style:name="ce275C3" style:family="table-cell" style:parent-style-name="ce275" style:data-style-name="N114"/>
    <style:style style:name="ce275P3" style:family="table-cell" style:parent-style-name="ce275" style:data-style-name="N107"/>
    <style:style style:name="ce275N3" style:family="table-cell" style:parent-style-name="ce275" style:data-style-name="N115"/>
    <style:style style:name="ce275C4" style:family="table-cell" style:parent-style-name="ce275" style:data-style-name="N116"/>
    <style:style style:name="ce275P4" style:family="table-cell" style:parent-style-name="ce275" style:data-style-name="N118"/>
    <style:style style:name="ce275N4" style:family="table-cell" style:parent-style-name="ce275" style:data-style-name="N117"/>
    <style:style style:name="ce275C5" style:family="table-cell" style:parent-style-name="ce275" style:data-style-name="N119"/>
    <style:style style:name="ce275P5" style:family="table-cell" style:parent-style-name="ce275" style:data-style-name="N120"/>
    <style:style style:name="ce275N5" style:family="table-cell" style:parent-style-name="ce275" style:data-style-name="N121"/>
    <style:style style:name="ce275C6" style:family="table-cell" style:parent-style-name="ce275" style:data-style-name="N122"/>
    <style:style style:name="ce275P6" style:family="table-cell" style:parent-style-name="ce275" style:data-style-name="N123"/>
    <style:style style:name="ce275N6" style:family="table-cell" style:parent-style-name="ce275" style:data-style-name="N124"/>
    <style:style style:name="ce275C7" style:family="table-cell" style:parent-style-name="ce275" style:data-style-name="N125"/>
    <style:style style:name="ce275P7" style:family="table-cell" style:parent-style-name="ce275" style:data-style-name="N126"/>
    <style:style style:name="ce275N7" style:family="table-cell" style:parent-style-name="ce275" style:data-style-name="N127"/>
    <style:style style:name="ce275C8" style:family="table-cell" style:parent-style-name="ce275" style:data-style-name="N128"/>
    <style:style style:name="ce275P8" style:family="table-cell" style:parent-style-name="ce275" style:data-style-name="N129"/>
    <style:style style:name="ce275N8" style:family="table-cell" style:parent-style-name="ce275" style:data-style-name="N130"/>
    <style:style style:name="ce276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276DA" style:family="table-cell" style:parent-style-name="ce276" style:data-style-name="N36"/>
    <style:style style:name="ce276DH" style:family="table-cell" style:parent-style-name="ce276" style:data-style-name="N51"/>
    <style:style style:name="ce276DE" style:family="table-cell" style:parent-style-name="ce276" style:data-style-name="N76"/>
    <style:style style:name="ce276C0" style:family="table-cell" style:parent-style-name="ce276" style:data-style-name="N103"/>
    <style:style style:name="ce276P0" style:family="table-cell" style:parent-style-name="ce276" style:data-style-name="N10"/>
    <style:style style:name="ce276N0" style:family="table-cell" style:parent-style-name="ce276" style:data-style-name="N113"/>
    <style:style style:name="ce276C1" style:family="table-cell" style:parent-style-name="ce276" style:data-style-name="N110"/>
    <style:style style:name="ce276P1" style:family="table-cell" style:parent-style-name="ce276" style:data-style-name="N111"/>
    <style:style style:name="ce276N1" style:family="table-cell" style:parent-style-name="ce276" style:data-style-name="N112"/>
    <style:style style:name="ce276C2" style:family="table-cell" style:parent-style-name="ce276" style:data-style-name="N104"/>
    <style:style style:name="ce276P2" style:family="table-cell" style:parent-style-name="ce276" style:data-style-name="N11"/>
    <style:style style:name="ce276N2" style:family="table-cell" style:parent-style-name="ce276" style:data-style-name="N109"/>
    <style:style style:name="ce276C3" style:family="table-cell" style:parent-style-name="ce276" style:data-style-name="N114"/>
    <style:style style:name="ce276P3" style:family="table-cell" style:parent-style-name="ce276" style:data-style-name="N107"/>
    <style:style style:name="ce276N3" style:family="table-cell" style:parent-style-name="ce276" style:data-style-name="N115"/>
    <style:style style:name="ce276C4" style:family="table-cell" style:parent-style-name="ce276" style:data-style-name="N116"/>
    <style:style style:name="ce276P4" style:family="table-cell" style:parent-style-name="ce276" style:data-style-name="N118"/>
    <style:style style:name="ce276N4" style:family="table-cell" style:parent-style-name="ce276" style:data-style-name="N117"/>
    <style:style style:name="ce276C5" style:family="table-cell" style:parent-style-name="ce276" style:data-style-name="N119"/>
    <style:style style:name="ce276P5" style:family="table-cell" style:parent-style-name="ce276" style:data-style-name="N120"/>
    <style:style style:name="ce276N5" style:family="table-cell" style:parent-style-name="ce276" style:data-style-name="N121"/>
    <style:style style:name="ce276C6" style:family="table-cell" style:parent-style-name="ce276" style:data-style-name="N122"/>
    <style:style style:name="ce276P6" style:family="table-cell" style:parent-style-name="ce276" style:data-style-name="N123"/>
    <style:style style:name="ce276N6" style:family="table-cell" style:parent-style-name="ce276" style:data-style-name="N124"/>
    <style:style style:name="ce276C7" style:family="table-cell" style:parent-style-name="ce276" style:data-style-name="N125"/>
    <style:style style:name="ce276P7" style:family="table-cell" style:parent-style-name="ce276" style:data-style-name="N126"/>
    <style:style style:name="ce276N7" style:family="table-cell" style:parent-style-name="ce276" style:data-style-name="N127"/>
    <style:style style:name="ce276C8" style:family="table-cell" style:parent-style-name="ce276" style:data-style-name="N128"/>
    <style:style style:name="ce276P8" style:family="table-cell" style:parent-style-name="ce276" style:data-style-name="N129"/>
    <style:style style:name="ce276N8" style:family="table-cell" style:parent-style-name="ce276" style:data-style-name="N130"/>
    <style:style style:name="ce277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277DA" style:family="table-cell" style:parent-style-name="ce277" style:data-style-name="N36"/>
    <style:style style:name="ce277DH" style:family="table-cell" style:parent-style-name="ce277" style:data-style-name="N51"/>
    <style:style style:name="ce277DE" style:family="table-cell" style:parent-style-name="ce277" style:data-style-name="N76"/>
    <style:style style:name="ce277C0" style:family="table-cell" style:parent-style-name="ce277" style:data-style-name="N103"/>
    <style:style style:name="ce277P0" style:family="table-cell" style:parent-style-name="ce277" style:data-style-name="N10"/>
    <style:style style:name="ce277N0" style:family="table-cell" style:parent-style-name="ce277" style:data-style-name="N113"/>
    <style:style style:name="ce277C1" style:family="table-cell" style:parent-style-name="ce277" style:data-style-name="N110"/>
    <style:style style:name="ce277P1" style:family="table-cell" style:parent-style-name="ce277" style:data-style-name="N111"/>
    <style:style style:name="ce277N1" style:family="table-cell" style:parent-style-name="ce277" style:data-style-name="N112"/>
    <style:style style:name="ce277C2" style:family="table-cell" style:parent-style-name="ce277" style:data-style-name="N104"/>
    <style:style style:name="ce277P2" style:family="table-cell" style:parent-style-name="ce277" style:data-style-name="N11"/>
    <style:style style:name="ce277N2" style:family="table-cell" style:parent-style-name="ce277" style:data-style-name="N109"/>
    <style:style style:name="ce277C3" style:family="table-cell" style:parent-style-name="ce277" style:data-style-name="N114"/>
    <style:style style:name="ce277P3" style:family="table-cell" style:parent-style-name="ce277" style:data-style-name="N107"/>
    <style:style style:name="ce277N3" style:family="table-cell" style:parent-style-name="ce277" style:data-style-name="N115"/>
    <style:style style:name="ce277C4" style:family="table-cell" style:parent-style-name="ce277" style:data-style-name="N116"/>
    <style:style style:name="ce277P4" style:family="table-cell" style:parent-style-name="ce277" style:data-style-name="N118"/>
    <style:style style:name="ce277N4" style:family="table-cell" style:parent-style-name="ce277" style:data-style-name="N117"/>
    <style:style style:name="ce277C5" style:family="table-cell" style:parent-style-name="ce277" style:data-style-name="N119"/>
    <style:style style:name="ce277P5" style:family="table-cell" style:parent-style-name="ce277" style:data-style-name="N120"/>
    <style:style style:name="ce277N5" style:family="table-cell" style:parent-style-name="ce277" style:data-style-name="N121"/>
    <style:style style:name="ce277C6" style:family="table-cell" style:parent-style-name="ce277" style:data-style-name="N122"/>
    <style:style style:name="ce277P6" style:family="table-cell" style:parent-style-name="ce277" style:data-style-name="N123"/>
    <style:style style:name="ce277N6" style:family="table-cell" style:parent-style-name="ce277" style:data-style-name="N124"/>
    <style:style style:name="ce277C7" style:family="table-cell" style:parent-style-name="ce277" style:data-style-name="N125"/>
    <style:style style:name="ce277P7" style:family="table-cell" style:parent-style-name="ce277" style:data-style-name="N126"/>
    <style:style style:name="ce277N7" style:family="table-cell" style:parent-style-name="ce277" style:data-style-name="N127"/>
    <style:style style:name="ce277C8" style:family="table-cell" style:parent-style-name="ce277" style:data-style-name="N128"/>
    <style:style style:name="ce277P8" style:family="table-cell" style:parent-style-name="ce277" style:data-style-name="N129"/>
    <style:style style:name="ce277N8" style:family="table-cell" style:parent-style-name="ce277" style:data-style-name="N130"/>
    <style:style style:name="ce27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78DA" style:family="table-cell" style:parent-style-name="ce278" style:data-style-name="N36"/>
    <style:style style:name="ce278DH" style:family="table-cell" style:parent-style-name="ce278" style:data-style-name="N51"/>
    <style:style style:name="ce278DE" style:family="table-cell" style:parent-style-name="ce278" style:data-style-name="N76"/>
    <style:style style:name="ce278C0" style:family="table-cell" style:parent-style-name="ce278" style:data-style-name="N103"/>
    <style:style style:name="ce278P0" style:family="table-cell" style:parent-style-name="ce278" style:data-style-name="N10"/>
    <style:style style:name="ce278N0" style:family="table-cell" style:parent-style-name="ce278" style:data-style-name="N113"/>
    <style:style style:name="ce278C1" style:family="table-cell" style:parent-style-name="ce278" style:data-style-name="N110"/>
    <style:style style:name="ce278P1" style:family="table-cell" style:parent-style-name="ce278" style:data-style-name="N111"/>
    <style:style style:name="ce278N1" style:family="table-cell" style:parent-style-name="ce278" style:data-style-name="N112"/>
    <style:style style:name="ce278C2" style:family="table-cell" style:parent-style-name="ce278" style:data-style-name="N104"/>
    <style:style style:name="ce278P2" style:family="table-cell" style:parent-style-name="ce278" style:data-style-name="N11"/>
    <style:style style:name="ce278N2" style:family="table-cell" style:parent-style-name="ce278" style:data-style-name="N109"/>
    <style:style style:name="ce278C3" style:family="table-cell" style:parent-style-name="ce278" style:data-style-name="N114"/>
    <style:style style:name="ce278P3" style:family="table-cell" style:parent-style-name="ce278" style:data-style-name="N107"/>
    <style:style style:name="ce278N3" style:family="table-cell" style:parent-style-name="ce278" style:data-style-name="N115"/>
    <style:style style:name="ce278C4" style:family="table-cell" style:parent-style-name="ce278" style:data-style-name="N116"/>
    <style:style style:name="ce278P4" style:family="table-cell" style:parent-style-name="ce278" style:data-style-name="N118"/>
    <style:style style:name="ce278N4" style:family="table-cell" style:parent-style-name="ce278" style:data-style-name="N117"/>
    <style:style style:name="ce278C5" style:family="table-cell" style:parent-style-name="ce278" style:data-style-name="N119"/>
    <style:style style:name="ce278P5" style:family="table-cell" style:parent-style-name="ce278" style:data-style-name="N120"/>
    <style:style style:name="ce278N5" style:family="table-cell" style:parent-style-name="ce278" style:data-style-name="N121"/>
    <style:style style:name="ce278C6" style:family="table-cell" style:parent-style-name="ce278" style:data-style-name="N122"/>
    <style:style style:name="ce278P6" style:family="table-cell" style:parent-style-name="ce278" style:data-style-name="N123"/>
    <style:style style:name="ce278N6" style:family="table-cell" style:parent-style-name="ce278" style:data-style-name="N124"/>
    <style:style style:name="ce278C7" style:family="table-cell" style:parent-style-name="ce278" style:data-style-name="N125"/>
    <style:style style:name="ce278P7" style:family="table-cell" style:parent-style-name="ce278" style:data-style-name="N126"/>
    <style:style style:name="ce278N7" style:family="table-cell" style:parent-style-name="ce278" style:data-style-name="N127"/>
    <style:style style:name="ce278C8" style:family="table-cell" style:parent-style-name="ce278" style:data-style-name="N128"/>
    <style:style style:name="ce278P8" style:family="table-cell" style:parent-style-name="ce278" style:data-style-name="N129"/>
    <style:style style:name="ce278N8" style:family="table-cell" style:parent-style-name="ce278" style:data-style-name="N130"/>
    <style:style style:name="ce279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 fo:font-weight="bold"/>
    </style:style>
    <style:style style:name="ce279DA" style:family="table-cell" style:parent-style-name="ce279" style:data-style-name="N36"/>
    <style:style style:name="ce279DH" style:family="table-cell" style:parent-style-name="ce279" style:data-style-name="N51"/>
    <style:style style:name="ce279DE" style:family="table-cell" style:parent-style-name="ce279" style:data-style-name="N76"/>
    <style:style style:name="ce279C0" style:family="table-cell" style:parent-style-name="ce279" style:data-style-name="N103"/>
    <style:style style:name="ce279P0" style:family="table-cell" style:parent-style-name="ce279" style:data-style-name="N10"/>
    <style:style style:name="ce279N0" style:family="table-cell" style:parent-style-name="ce279" style:data-style-name="N113"/>
    <style:style style:name="ce279C1" style:family="table-cell" style:parent-style-name="ce279" style:data-style-name="N110"/>
    <style:style style:name="ce279P1" style:family="table-cell" style:parent-style-name="ce279" style:data-style-name="N111"/>
    <style:style style:name="ce279N1" style:family="table-cell" style:parent-style-name="ce279" style:data-style-name="N112"/>
    <style:style style:name="ce279C2" style:family="table-cell" style:parent-style-name="ce279" style:data-style-name="N104"/>
    <style:style style:name="ce279P2" style:family="table-cell" style:parent-style-name="ce279" style:data-style-name="N11"/>
    <style:style style:name="ce279N2" style:family="table-cell" style:parent-style-name="ce279" style:data-style-name="N109"/>
    <style:style style:name="ce279C3" style:family="table-cell" style:parent-style-name="ce279" style:data-style-name="N114"/>
    <style:style style:name="ce279P3" style:family="table-cell" style:parent-style-name="ce279" style:data-style-name="N107"/>
    <style:style style:name="ce279N3" style:family="table-cell" style:parent-style-name="ce279" style:data-style-name="N115"/>
    <style:style style:name="ce279C4" style:family="table-cell" style:parent-style-name="ce279" style:data-style-name="N116"/>
    <style:style style:name="ce279P4" style:family="table-cell" style:parent-style-name="ce279" style:data-style-name="N118"/>
    <style:style style:name="ce279N4" style:family="table-cell" style:parent-style-name="ce279" style:data-style-name="N117"/>
    <style:style style:name="ce279C5" style:family="table-cell" style:parent-style-name="ce279" style:data-style-name="N119"/>
    <style:style style:name="ce279P5" style:family="table-cell" style:parent-style-name="ce279" style:data-style-name="N120"/>
    <style:style style:name="ce279N5" style:family="table-cell" style:parent-style-name="ce279" style:data-style-name="N121"/>
    <style:style style:name="ce279C6" style:family="table-cell" style:parent-style-name="ce279" style:data-style-name="N122"/>
    <style:style style:name="ce279P6" style:family="table-cell" style:parent-style-name="ce279" style:data-style-name="N123"/>
    <style:style style:name="ce279N6" style:family="table-cell" style:parent-style-name="ce279" style:data-style-name="N124"/>
    <style:style style:name="ce279C7" style:family="table-cell" style:parent-style-name="ce279" style:data-style-name="N125"/>
    <style:style style:name="ce279P7" style:family="table-cell" style:parent-style-name="ce279" style:data-style-name="N126"/>
    <style:style style:name="ce279N7" style:family="table-cell" style:parent-style-name="ce279" style:data-style-name="N127"/>
    <style:style style:name="ce279C8" style:family="table-cell" style:parent-style-name="ce279" style:data-style-name="N128"/>
    <style:style style:name="ce279P8" style:family="table-cell" style:parent-style-name="ce279" style:data-style-name="N129"/>
    <style:style style:name="ce279N8" style:family="table-cell" style:parent-style-name="ce279" style:data-style-name="N130"/>
    <style:style style:name="ce280" style:family="table-cell">
      <style:table-cell-properties style:text-align-source="fix" style:repeat-content="false" style:vertical-align="middle" fo:border="0.74pt solid #000000" fo:background-color="#C5E0B4"/>
      <style:paragraph-properties fo:text-align="center"/>
      <style:text-properties style:font-name="Tahoma" fo:font-size="10pt" fo:font-weight="bold"/>
    </style:style>
    <style:style style:name="ce280DA" style:family="table-cell" style:parent-style-name="ce280" style:data-style-name="N36"/>
    <style:style style:name="ce280DH" style:family="table-cell" style:parent-style-name="ce280" style:data-style-name="N51"/>
    <style:style style:name="ce280DE" style:family="table-cell" style:parent-style-name="ce280" style:data-style-name="N76"/>
    <style:style style:name="ce280C0" style:family="table-cell" style:parent-style-name="ce280" style:data-style-name="N103"/>
    <style:style style:name="ce280P0" style:family="table-cell" style:parent-style-name="ce280" style:data-style-name="N10"/>
    <style:style style:name="ce280N0" style:family="table-cell" style:parent-style-name="ce280" style:data-style-name="N113"/>
    <style:style style:name="ce280C1" style:family="table-cell" style:parent-style-name="ce280" style:data-style-name="N110"/>
    <style:style style:name="ce280P1" style:family="table-cell" style:parent-style-name="ce280" style:data-style-name="N111"/>
    <style:style style:name="ce280N1" style:family="table-cell" style:parent-style-name="ce280" style:data-style-name="N112"/>
    <style:style style:name="ce280C2" style:family="table-cell" style:parent-style-name="ce280" style:data-style-name="N104"/>
    <style:style style:name="ce280P2" style:family="table-cell" style:parent-style-name="ce280" style:data-style-name="N11"/>
    <style:style style:name="ce280N2" style:family="table-cell" style:parent-style-name="ce280" style:data-style-name="N109"/>
    <style:style style:name="ce280C3" style:family="table-cell" style:parent-style-name="ce280" style:data-style-name="N114"/>
    <style:style style:name="ce280P3" style:family="table-cell" style:parent-style-name="ce280" style:data-style-name="N107"/>
    <style:style style:name="ce280N3" style:family="table-cell" style:parent-style-name="ce280" style:data-style-name="N115"/>
    <style:style style:name="ce280C4" style:family="table-cell" style:parent-style-name="ce280" style:data-style-name="N116"/>
    <style:style style:name="ce280P4" style:family="table-cell" style:parent-style-name="ce280" style:data-style-name="N118"/>
    <style:style style:name="ce280N4" style:family="table-cell" style:parent-style-name="ce280" style:data-style-name="N117"/>
    <style:style style:name="ce280C5" style:family="table-cell" style:parent-style-name="ce280" style:data-style-name="N119"/>
    <style:style style:name="ce280P5" style:family="table-cell" style:parent-style-name="ce280" style:data-style-name="N120"/>
    <style:style style:name="ce280N5" style:family="table-cell" style:parent-style-name="ce280" style:data-style-name="N121"/>
    <style:style style:name="ce280C6" style:family="table-cell" style:parent-style-name="ce280" style:data-style-name="N122"/>
    <style:style style:name="ce280P6" style:family="table-cell" style:parent-style-name="ce280" style:data-style-name="N123"/>
    <style:style style:name="ce280N6" style:family="table-cell" style:parent-style-name="ce280" style:data-style-name="N124"/>
    <style:style style:name="ce280C7" style:family="table-cell" style:parent-style-name="ce280" style:data-style-name="N125"/>
    <style:style style:name="ce280P7" style:family="table-cell" style:parent-style-name="ce280" style:data-style-name="N126"/>
    <style:style style:name="ce280N7" style:family="table-cell" style:parent-style-name="ce280" style:data-style-name="N127"/>
    <style:style style:name="ce280C8" style:family="table-cell" style:parent-style-name="ce280" style:data-style-name="N128"/>
    <style:style style:name="ce280P8" style:family="table-cell" style:parent-style-name="ce280" style:data-style-name="N129"/>
    <style:style style:name="ce280N8" style:family="table-cell" style:parent-style-name="ce280" style:data-style-name="N130"/>
    <style:style style:name="ce281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3384E3" style:font-name="Tahoma" fo:font-size="10pt" fo:font-weight="bold"/>
    </style:style>
    <style:style style:name="ce281DA" style:family="table-cell" style:parent-style-name="ce281" style:data-style-name="N36"/>
    <style:style style:name="ce281DH" style:family="table-cell" style:parent-style-name="ce281" style:data-style-name="N51"/>
    <style:style style:name="ce281DE" style:family="table-cell" style:parent-style-name="ce281" style:data-style-name="N76"/>
    <style:style style:name="ce281C0" style:family="table-cell" style:parent-style-name="ce281" style:data-style-name="N103"/>
    <style:style style:name="ce281P0" style:family="table-cell" style:parent-style-name="ce281" style:data-style-name="N10"/>
    <style:style style:name="ce281N0" style:family="table-cell" style:parent-style-name="ce281" style:data-style-name="N113"/>
    <style:style style:name="ce281C1" style:family="table-cell" style:parent-style-name="ce281" style:data-style-name="N110"/>
    <style:style style:name="ce281P1" style:family="table-cell" style:parent-style-name="ce281" style:data-style-name="N111"/>
    <style:style style:name="ce281N1" style:family="table-cell" style:parent-style-name="ce281" style:data-style-name="N112"/>
    <style:style style:name="ce281C2" style:family="table-cell" style:parent-style-name="ce281" style:data-style-name="N104"/>
    <style:style style:name="ce281P2" style:family="table-cell" style:parent-style-name="ce281" style:data-style-name="N11"/>
    <style:style style:name="ce281N2" style:family="table-cell" style:parent-style-name="ce281" style:data-style-name="N109"/>
    <style:style style:name="ce281C3" style:family="table-cell" style:parent-style-name="ce281" style:data-style-name="N114"/>
    <style:style style:name="ce281P3" style:family="table-cell" style:parent-style-name="ce281" style:data-style-name="N107"/>
    <style:style style:name="ce281N3" style:family="table-cell" style:parent-style-name="ce281" style:data-style-name="N115"/>
    <style:style style:name="ce281C4" style:family="table-cell" style:parent-style-name="ce281" style:data-style-name="N116"/>
    <style:style style:name="ce281P4" style:family="table-cell" style:parent-style-name="ce281" style:data-style-name="N118"/>
    <style:style style:name="ce281N4" style:family="table-cell" style:parent-style-name="ce281" style:data-style-name="N117"/>
    <style:style style:name="ce281C5" style:family="table-cell" style:parent-style-name="ce281" style:data-style-name="N119"/>
    <style:style style:name="ce281P5" style:family="table-cell" style:parent-style-name="ce281" style:data-style-name="N120"/>
    <style:style style:name="ce281N5" style:family="table-cell" style:parent-style-name="ce281" style:data-style-name="N121"/>
    <style:style style:name="ce281C6" style:family="table-cell" style:parent-style-name="ce281" style:data-style-name="N122"/>
    <style:style style:name="ce281P6" style:family="table-cell" style:parent-style-name="ce281" style:data-style-name="N123"/>
    <style:style style:name="ce281N6" style:family="table-cell" style:parent-style-name="ce281" style:data-style-name="N124"/>
    <style:style style:name="ce281C7" style:family="table-cell" style:parent-style-name="ce281" style:data-style-name="N125"/>
    <style:style style:name="ce281P7" style:family="table-cell" style:parent-style-name="ce281" style:data-style-name="N126"/>
    <style:style style:name="ce281N7" style:family="table-cell" style:parent-style-name="ce281" style:data-style-name="N127"/>
    <style:style style:name="ce281C8" style:family="table-cell" style:parent-style-name="ce281" style:data-style-name="N128"/>
    <style:style style:name="ce281P8" style:family="table-cell" style:parent-style-name="ce281" style:data-style-name="N129"/>
    <style:style style:name="ce281N8" style:family="table-cell" style:parent-style-name="ce281" style:data-style-name="N130"/>
    <style:style style:name="ce282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/>
    </style:style>
    <style:style style:name="ce282DA" style:family="table-cell" style:parent-style-name="ce282" style:data-style-name="N36"/>
    <style:style style:name="ce282DH" style:family="table-cell" style:parent-style-name="ce282" style:data-style-name="N51"/>
    <style:style style:name="ce282DE" style:family="table-cell" style:parent-style-name="ce282" style:data-style-name="N76"/>
    <style:style style:name="ce282C0" style:family="table-cell" style:parent-style-name="ce282" style:data-style-name="N103"/>
    <style:style style:name="ce282P0" style:family="table-cell" style:parent-style-name="ce282" style:data-style-name="N10"/>
    <style:style style:name="ce282N0" style:family="table-cell" style:parent-style-name="ce282" style:data-style-name="N113"/>
    <style:style style:name="ce282C1" style:family="table-cell" style:parent-style-name="ce282" style:data-style-name="N110"/>
    <style:style style:name="ce282P1" style:family="table-cell" style:parent-style-name="ce282" style:data-style-name="N111"/>
    <style:style style:name="ce282N1" style:family="table-cell" style:parent-style-name="ce282" style:data-style-name="N112"/>
    <style:style style:name="ce282C2" style:family="table-cell" style:parent-style-name="ce282" style:data-style-name="N104"/>
    <style:style style:name="ce282P2" style:family="table-cell" style:parent-style-name="ce282" style:data-style-name="N11"/>
    <style:style style:name="ce282N2" style:family="table-cell" style:parent-style-name="ce282" style:data-style-name="N109"/>
    <style:style style:name="ce282C3" style:family="table-cell" style:parent-style-name="ce282" style:data-style-name="N114"/>
    <style:style style:name="ce282P3" style:family="table-cell" style:parent-style-name="ce282" style:data-style-name="N107"/>
    <style:style style:name="ce282N3" style:family="table-cell" style:parent-style-name="ce282" style:data-style-name="N115"/>
    <style:style style:name="ce282C4" style:family="table-cell" style:parent-style-name="ce282" style:data-style-name="N116"/>
    <style:style style:name="ce282P4" style:family="table-cell" style:parent-style-name="ce282" style:data-style-name="N118"/>
    <style:style style:name="ce282N4" style:family="table-cell" style:parent-style-name="ce282" style:data-style-name="N117"/>
    <style:style style:name="ce282C5" style:family="table-cell" style:parent-style-name="ce282" style:data-style-name="N119"/>
    <style:style style:name="ce282P5" style:family="table-cell" style:parent-style-name="ce282" style:data-style-name="N120"/>
    <style:style style:name="ce282N5" style:family="table-cell" style:parent-style-name="ce282" style:data-style-name="N121"/>
    <style:style style:name="ce282C6" style:family="table-cell" style:parent-style-name="ce282" style:data-style-name="N122"/>
    <style:style style:name="ce282P6" style:family="table-cell" style:parent-style-name="ce282" style:data-style-name="N123"/>
    <style:style style:name="ce282N6" style:family="table-cell" style:parent-style-name="ce282" style:data-style-name="N124"/>
    <style:style style:name="ce282C7" style:family="table-cell" style:parent-style-name="ce282" style:data-style-name="N125"/>
    <style:style style:name="ce282P7" style:family="table-cell" style:parent-style-name="ce282" style:data-style-name="N126"/>
    <style:style style:name="ce282N7" style:family="table-cell" style:parent-style-name="ce282" style:data-style-name="N127"/>
    <style:style style:name="ce282C8" style:family="table-cell" style:parent-style-name="ce282" style:data-style-name="N128"/>
    <style:style style:name="ce282P8" style:family="table-cell" style:parent-style-name="ce282" style:data-style-name="N129"/>
    <style:style style:name="ce282N8" style:family="table-cell" style:parent-style-name="ce282" style:data-style-name="N130"/>
    <style:style style:name="ce283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 fo:font-weight="bold"/>
    </style:style>
    <style:style style:name="ce283DA" style:family="table-cell" style:parent-style-name="ce283" style:data-style-name="N36"/>
    <style:style style:name="ce283DH" style:family="table-cell" style:parent-style-name="ce283" style:data-style-name="N51"/>
    <style:style style:name="ce283DE" style:family="table-cell" style:parent-style-name="ce283" style:data-style-name="N76"/>
    <style:style style:name="ce283C0" style:family="table-cell" style:parent-style-name="ce283" style:data-style-name="N103"/>
    <style:style style:name="ce283P0" style:family="table-cell" style:parent-style-name="ce283" style:data-style-name="N10"/>
    <style:style style:name="ce283N0" style:family="table-cell" style:parent-style-name="ce283" style:data-style-name="N113"/>
    <style:style style:name="ce283C1" style:family="table-cell" style:parent-style-name="ce283" style:data-style-name="N110"/>
    <style:style style:name="ce283P1" style:family="table-cell" style:parent-style-name="ce283" style:data-style-name="N111"/>
    <style:style style:name="ce283N1" style:family="table-cell" style:parent-style-name="ce283" style:data-style-name="N112"/>
    <style:style style:name="ce283C2" style:family="table-cell" style:parent-style-name="ce283" style:data-style-name="N104"/>
    <style:style style:name="ce283P2" style:family="table-cell" style:parent-style-name="ce283" style:data-style-name="N11"/>
    <style:style style:name="ce283N2" style:family="table-cell" style:parent-style-name="ce283" style:data-style-name="N109"/>
    <style:style style:name="ce283C3" style:family="table-cell" style:parent-style-name="ce283" style:data-style-name="N114"/>
    <style:style style:name="ce283P3" style:family="table-cell" style:parent-style-name="ce283" style:data-style-name="N107"/>
    <style:style style:name="ce283N3" style:family="table-cell" style:parent-style-name="ce283" style:data-style-name="N115"/>
    <style:style style:name="ce283C4" style:family="table-cell" style:parent-style-name="ce283" style:data-style-name="N116"/>
    <style:style style:name="ce283P4" style:family="table-cell" style:parent-style-name="ce283" style:data-style-name="N118"/>
    <style:style style:name="ce283N4" style:family="table-cell" style:parent-style-name="ce283" style:data-style-name="N117"/>
    <style:style style:name="ce283C5" style:family="table-cell" style:parent-style-name="ce283" style:data-style-name="N119"/>
    <style:style style:name="ce283P5" style:family="table-cell" style:parent-style-name="ce283" style:data-style-name="N120"/>
    <style:style style:name="ce283N5" style:family="table-cell" style:parent-style-name="ce283" style:data-style-name="N121"/>
    <style:style style:name="ce283C6" style:family="table-cell" style:parent-style-name="ce283" style:data-style-name="N122"/>
    <style:style style:name="ce283P6" style:family="table-cell" style:parent-style-name="ce283" style:data-style-name="N123"/>
    <style:style style:name="ce283N6" style:family="table-cell" style:parent-style-name="ce283" style:data-style-name="N124"/>
    <style:style style:name="ce283C7" style:family="table-cell" style:parent-style-name="ce283" style:data-style-name="N125"/>
    <style:style style:name="ce283P7" style:family="table-cell" style:parent-style-name="ce283" style:data-style-name="N126"/>
    <style:style style:name="ce283N7" style:family="table-cell" style:parent-style-name="ce283" style:data-style-name="N127"/>
    <style:style style:name="ce283C8" style:family="table-cell" style:parent-style-name="ce283" style:data-style-name="N128"/>
    <style:style style:name="ce283P8" style:family="table-cell" style:parent-style-name="ce283" style:data-style-name="N129"/>
    <style:style style:name="ce283N8" style:family="table-cell" style:parent-style-name="ce283" style:data-style-name="N130"/>
    <style:style style:name="ce284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FF0000" style:font-name="Tahoma" fo:font-size="10pt"/>
    </style:style>
    <style:style style:name="ce284DA" style:family="table-cell" style:parent-style-name="ce284" style:data-style-name="N36"/>
    <style:style style:name="ce284DH" style:family="table-cell" style:parent-style-name="ce284" style:data-style-name="N51"/>
    <style:style style:name="ce284DE" style:family="table-cell" style:parent-style-name="ce284" style:data-style-name="N76"/>
    <style:style style:name="ce284C0" style:family="table-cell" style:parent-style-name="ce284" style:data-style-name="N103"/>
    <style:style style:name="ce284P0" style:family="table-cell" style:parent-style-name="ce284" style:data-style-name="N10"/>
    <style:style style:name="ce284N0" style:family="table-cell" style:parent-style-name="ce284" style:data-style-name="N113"/>
    <style:style style:name="ce284C1" style:family="table-cell" style:parent-style-name="ce284" style:data-style-name="N110"/>
    <style:style style:name="ce284P1" style:family="table-cell" style:parent-style-name="ce284" style:data-style-name="N111"/>
    <style:style style:name="ce284N1" style:family="table-cell" style:parent-style-name="ce284" style:data-style-name="N112"/>
    <style:style style:name="ce284C2" style:family="table-cell" style:parent-style-name="ce284" style:data-style-name="N104"/>
    <style:style style:name="ce284P2" style:family="table-cell" style:parent-style-name="ce284" style:data-style-name="N11"/>
    <style:style style:name="ce284N2" style:family="table-cell" style:parent-style-name="ce284" style:data-style-name="N109"/>
    <style:style style:name="ce284C3" style:family="table-cell" style:parent-style-name="ce284" style:data-style-name="N114"/>
    <style:style style:name="ce284P3" style:family="table-cell" style:parent-style-name="ce284" style:data-style-name="N107"/>
    <style:style style:name="ce284N3" style:family="table-cell" style:parent-style-name="ce284" style:data-style-name="N115"/>
    <style:style style:name="ce284C4" style:family="table-cell" style:parent-style-name="ce284" style:data-style-name="N116"/>
    <style:style style:name="ce284P4" style:family="table-cell" style:parent-style-name="ce284" style:data-style-name="N118"/>
    <style:style style:name="ce284N4" style:family="table-cell" style:parent-style-name="ce284" style:data-style-name="N117"/>
    <style:style style:name="ce284C5" style:family="table-cell" style:parent-style-name="ce284" style:data-style-name="N119"/>
    <style:style style:name="ce284P5" style:family="table-cell" style:parent-style-name="ce284" style:data-style-name="N120"/>
    <style:style style:name="ce284N5" style:family="table-cell" style:parent-style-name="ce284" style:data-style-name="N121"/>
    <style:style style:name="ce284C6" style:family="table-cell" style:parent-style-name="ce284" style:data-style-name="N122"/>
    <style:style style:name="ce284P6" style:family="table-cell" style:parent-style-name="ce284" style:data-style-name="N123"/>
    <style:style style:name="ce284N6" style:family="table-cell" style:parent-style-name="ce284" style:data-style-name="N124"/>
    <style:style style:name="ce284C7" style:family="table-cell" style:parent-style-name="ce284" style:data-style-name="N125"/>
    <style:style style:name="ce284P7" style:family="table-cell" style:parent-style-name="ce284" style:data-style-name="N126"/>
    <style:style style:name="ce284N7" style:family="table-cell" style:parent-style-name="ce284" style:data-style-name="N127"/>
    <style:style style:name="ce284C8" style:family="table-cell" style:parent-style-name="ce284" style:data-style-name="N128"/>
    <style:style style:name="ce284P8" style:family="table-cell" style:parent-style-name="ce284" style:data-style-name="N129"/>
    <style:style style:name="ce284N8" style:family="table-cell" style:parent-style-name="ce284" style:data-style-name="N130"/>
    <style:style style:name="ce285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/>
    </style:style>
    <style:style style:name="ce285DA" style:family="table-cell" style:parent-style-name="ce285" style:data-style-name="N36"/>
    <style:style style:name="ce285DH" style:family="table-cell" style:parent-style-name="ce285" style:data-style-name="N51"/>
    <style:style style:name="ce285DE" style:family="table-cell" style:parent-style-name="ce285" style:data-style-name="N76"/>
    <style:style style:name="ce285C0" style:family="table-cell" style:parent-style-name="ce285" style:data-style-name="N103"/>
    <style:style style:name="ce285P0" style:family="table-cell" style:parent-style-name="ce285" style:data-style-name="N10"/>
    <style:style style:name="ce285N0" style:family="table-cell" style:parent-style-name="ce285" style:data-style-name="N113"/>
    <style:style style:name="ce285C1" style:family="table-cell" style:parent-style-name="ce285" style:data-style-name="N110"/>
    <style:style style:name="ce285P1" style:family="table-cell" style:parent-style-name="ce285" style:data-style-name="N111"/>
    <style:style style:name="ce285N1" style:family="table-cell" style:parent-style-name="ce285" style:data-style-name="N112"/>
    <style:style style:name="ce285C2" style:family="table-cell" style:parent-style-name="ce285" style:data-style-name="N104"/>
    <style:style style:name="ce285P2" style:family="table-cell" style:parent-style-name="ce285" style:data-style-name="N11"/>
    <style:style style:name="ce285N2" style:family="table-cell" style:parent-style-name="ce285" style:data-style-name="N109"/>
    <style:style style:name="ce285C3" style:family="table-cell" style:parent-style-name="ce285" style:data-style-name="N114"/>
    <style:style style:name="ce285P3" style:family="table-cell" style:parent-style-name="ce285" style:data-style-name="N107"/>
    <style:style style:name="ce285N3" style:family="table-cell" style:parent-style-name="ce285" style:data-style-name="N115"/>
    <style:style style:name="ce285C4" style:family="table-cell" style:parent-style-name="ce285" style:data-style-name="N116"/>
    <style:style style:name="ce285P4" style:family="table-cell" style:parent-style-name="ce285" style:data-style-name="N118"/>
    <style:style style:name="ce285N4" style:family="table-cell" style:parent-style-name="ce285" style:data-style-name="N117"/>
    <style:style style:name="ce285C5" style:family="table-cell" style:parent-style-name="ce285" style:data-style-name="N119"/>
    <style:style style:name="ce285P5" style:family="table-cell" style:parent-style-name="ce285" style:data-style-name="N120"/>
    <style:style style:name="ce285N5" style:family="table-cell" style:parent-style-name="ce285" style:data-style-name="N121"/>
    <style:style style:name="ce285C6" style:family="table-cell" style:parent-style-name="ce285" style:data-style-name="N122"/>
    <style:style style:name="ce285P6" style:family="table-cell" style:parent-style-name="ce285" style:data-style-name="N123"/>
    <style:style style:name="ce285N6" style:family="table-cell" style:parent-style-name="ce285" style:data-style-name="N124"/>
    <style:style style:name="ce285C7" style:family="table-cell" style:parent-style-name="ce285" style:data-style-name="N125"/>
    <style:style style:name="ce285P7" style:family="table-cell" style:parent-style-name="ce285" style:data-style-name="N126"/>
    <style:style style:name="ce285N7" style:family="table-cell" style:parent-style-name="ce285" style:data-style-name="N127"/>
    <style:style style:name="ce285C8" style:family="table-cell" style:parent-style-name="ce285" style:data-style-name="N128"/>
    <style:style style:name="ce285P8" style:family="table-cell" style:parent-style-name="ce285" style:data-style-name="N129"/>
    <style:style style:name="ce285N8" style:family="table-cell" style:parent-style-name="ce285" style:data-style-name="N130"/>
    <style:style style:name="ce286" style:family="table-cell">
      <style:table-cell-properties style:text-align-source="fix" style:repeat-content="false" fo:background-color="#C5E0B4"/>
      <style:paragraph-properties fo:text-align="center"/>
      <style:text-properties style:font-name="Tahoma" fo:font-size="10pt" fo:font-weight="bold"/>
    </style:style>
    <style:style style:name="ce286DA" style:family="table-cell" style:parent-style-name="ce286" style:data-style-name="N36"/>
    <style:style style:name="ce286DH" style:family="table-cell" style:parent-style-name="ce286" style:data-style-name="N51"/>
    <style:style style:name="ce286DE" style:family="table-cell" style:parent-style-name="ce286" style:data-style-name="N76"/>
    <style:style style:name="ce286C0" style:family="table-cell" style:parent-style-name="ce286" style:data-style-name="N103"/>
    <style:style style:name="ce286P0" style:family="table-cell" style:parent-style-name="ce286" style:data-style-name="N10"/>
    <style:style style:name="ce286N0" style:family="table-cell" style:parent-style-name="ce286" style:data-style-name="N113"/>
    <style:style style:name="ce286C1" style:family="table-cell" style:parent-style-name="ce286" style:data-style-name="N110"/>
    <style:style style:name="ce286P1" style:family="table-cell" style:parent-style-name="ce286" style:data-style-name="N111"/>
    <style:style style:name="ce286N1" style:family="table-cell" style:parent-style-name="ce286" style:data-style-name="N112"/>
    <style:style style:name="ce286C2" style:family="table-cell" style:parent-style-name="ce286" style:data-style-name="N104"/>
    <style:style style:name="ce286P2" style:family="table-cell" style:parent-style-name="ce286" style:data-style-name="N11"/>
    <style:style style:name="ce286N2" style:family="table-cell" style:parent-style-name="ce286" style:data-style-name="N109"/>
    <style:style style:name="ce286C3" style:family="table-cell" style:parent-style-name="ce286" style:data-style-name="N114"/>
    <style:style style:name="ce286P3" style:family="table-cell" style:parent-style-name="ce286" style:data-style-name="N107"/>
    <style:style style:name="ce286N3" style:family="table-cell" style:parent-style-name="ce286" style:data-style-name="N115"/>
    <style:style style:name="ce286C4" style:family="table-cell" style:parent-style-name="ce286" style:data-style-name="N116"/>
    <style:style style:name="ce286P4" style:family="table-cell" style:parent-style-name="ce286" style:data-style-name="N118"/>
    <style:style style:name="ce286N4" style:family="table-cell" style:parent-style-name="ce286" style:data-style-name="N117"/>
    <style:style style:name="ce286C5" style:family="table-cell" style:parent-style-name="ce286" style:data-style-name="N119"/>
    <style:style style:name="ce286P5" style:family="table-cell" style:parent-style-name="ce286" style:data-style-name="N120"/>
    <style:style style:name="ce286N5" style:family="table-cell" style:parent-style-name="ce286" style:data-style-name="N121"/>
    <style:style style:name="ce286C6" style:family="table-cell" style:parent-style-name="ce286" style:data-style-name="N122"/>
    <style:style style:name="ce286P6" style:family="table-cell" style:parent-style-name="ce286" style:data-style-name="N123"/>
    <style:style style:name="ce286N6" style:family="table-cell" style:parent-style-name="ce286" style:data-style-name="N124"/>
    <style:style style:name="ce286C7" style:family="table-cell" style:parent-style-name="ce286" style:data-style-name="N125"/>
    <style:style style:name="ce286P7" style:family="table-cell" style:parent-style-name="ce286" style:data-style-name="N126"/>
    <style:style style:name="ce286N7" style:family="table-cell" style:parent-style-name="ce286" style:data-style-name="N127"/>
    <style:style style:name="ce286C8" style:family="table-cell" style:parent-style-name="ce286" style:data-style-name="N128"/>
    <style:style style:name="ce286P8" style:family="table-cell" style:parent-style-name="ce286" style:data-style-name="N129"/>
    <style:style style:name="ce286N8" style:family="table-cell" style:parent-style-name="ce286" style:data-style-name="N130"/>
    <style:style style:name="ce287" style:family="table-cell">
      <style:table-cell-properties style:text-align-source="fix" style:repeat-content="false"/>
      <style:paragraph-properties fo:text-align="end"/>
      <style:text-properties fo:color="#3384E3" style:font-name="Tahoma" fo:font-weight="bold"/>
    </style:style>
    <style:style style:name="ce287DA" style:family="table-cell" style:parent-style-name="ce287" style:data-style-name="N36"/>
    <style:style style:name="ce287DH" style:family="table-cell" style:parent-style-name="ce287" style:data-style-name="N51"/>
    <style:style style:name="ce287DE" style:family="table-cell" style:parent-style-name="ce287" style:data-style-name="N76"/>
    <style:style style:name="ce287C0" style:family="table-cell" style:parent-style-name="ce287" style:data-style-name="N103"/>
    <style:style style:name="ce287P0" style:family="table-cell" style:parent-style-name="ce287" style:data-style-name="N10"/>
    <style:style style:name="ce287N0" style:family="table-cell" style:parent-style-name="ce287" style:data-style-name="N113"/>
    <style:style style:name="ce287C1" style:family="table-cell" style:parent-style-name="ce287" style:data-style-name="N110"/>
    <style:style style:name="ce287P1" style:family="table-cell" style:parent-style-name="ce287" style:data-style-name="N111"/>
    <style:style style:name="ce287N1" style:family="table-cell" style:parent-style-name="ce287" style:data-style-name="N112"/>
    <style:style style:name="ce287C2" style:family="table-cell" style:parent-style-name="ce287" style:data-style-name="N104"/>
    <style:style style:name="ce287P2" style:family="table-cell" style:parent-style-name="ce287" style:data-style-name="N11"/>
    <style:style style:name="ce287N2" style:family="table-cell" style:parent-style-name="ce287" style:data-style-name="N109"/>
    <style:style style:name="ce287C3" style:family="table-cell" style:parent-style-name="ce287" style:data-style-name="N114"/>
    <style:style style:name="ce287P3" style:family="table-cell" style:parent-style-name="ce287" style:data-style-name="N107"/>
    <style:style style:name="ce287N3" style:family="table-cell" style:parent-style-name="ce287" style:data-style-name="N115"/>
    <style:style style:name="ce287C4" style:family="table-cell" style:parent-style-name="ce287" style:data-style-name="N116"/>
    <style:style style:name="ce287P4" style:family="table-cell" style:parent-style-name="ce287" style:data-style-name="N118"/>
    <style:style style:name="ce287N4" style:family="table-cell" style:parent-style-name="ce287" style:data-style-name="N117"/>
    <style:style style:name="ce287C5" style:family="table-cell" style:parent-style-name="ce287" style:data-style-name="N119"/>
    <style:style style:name="ce287P5" style:family="table-cell" style:parent-style-name="ce287" style:data-style-name="N120"/>
    <style:style style:name="ce287N5" style:family="table-cell" style:parent-style-name="ce287" style:data-style-name="N121"/>
    <style:style style:name="ce287C6" style:family="table-cell" style:parent-style-name="ce287" style:data-style-name="N122"/>
    <style:style style:name="ce287P6" style:family="table-cell" style:parent-style-name="ce287" style:data-style-name="N123"/>
    <style:style style:name="ce287N6" style:family="table-cell" style:parent-style-name="ce287" style:data-style-name="N124"/>
    <style:style style:name="ce287C7" style:family="table-cell" style:parent-style-name="ce287" style:data-style-name="N125"/>
    <style:style style:name="ce287P7" style:family="table-cell" style:parent-style-name="ce287" style:data-style-name="N126"/>
    <style:style style:name="ce287N7" style:family="table-cell" style:parent-style-name="ce287" style:data-style-name="N127"/>
    <style:style style:name="ce287C8" style:family="table-cell" style:parent-style-name="ce287" style:data-style-name="N128"/>
    <style:style style:name="ce287P8" style:family="table-cell" style:parent-style-name="ce287" style:data-style-name="N129"/>
    <style:style style:name="ce287N8" style:family="table-cell" style:parent-style-name="ce287" style:data-style-name="N130"/>
    <style:style style:name="ce288" style:family="table-cell">
      <style:table-cell-properties style:text-align-source="fix" style:repeat-content="false"/>
      <style:paragraph-properties fo:text-align="center"/>
      <style:text-properties fo:color="#0000FF" style:font-name="Tahoma" fo:font-size="10pt" fo:font-weight="bold"/>
    </style:style>
    <style:style style:name="ce288DA" style:family="table-cell" style:parent-style-name="ce288" style:data-style-name="N36"/>
    <style:style style:name="ce288DH" style:family="table-cell" style:parent-style-name="ce288" style:data-style-name="N51"/>
    <style:style style:name="ce288DE" style:family="table-cell" style:parent-style-name="ce288" style:data-style-name="N76"/>
    <style:style style:name="ce288C0" style:family="table-cell" style:parent-style-name="ce288" style:data-style-name="N103"/>
    <style:style style:name="ce288P0" style:family="table-cell" style:parent-style-name="ce288" style:data-style-name="N10"/>
    <style:style style:name="ce288N0" style:family="table-cell" style:parent-style-name="ce288" style:data-style-name="N113"/>
    <style:style style:name="ce288C1" style:family="table-cell" style:parent-style-name="ce288" style:data-style-name="N110"/>
    <style:style style:name="ce288P1" style:family="table-cell" style:parent-style-name="ce288" style:data-style-name="N111"/>
    <style:style style:name="ce288N1" style:family="table-cell" style:parent-style-name="ce288" style:data-style-name="N112"/>
    <style:style style:name="ce288C2" style:family="table-cell" style:parent-style-name="ce288" style:data-style-name="N104"/>
    <style:style style:name="ce288P2" style:family="table-cell" style:parent-style-name="ce288" style:data-style-name="N11"/>
    <style:style style:name="ce288N2" style:family="table-cell" style:parent-style-name="ce288" style:data-style-name="N109"/>
    <style:style style:name="ce288C3" style:family="table-cell" style:parent-style-name="ce288" style:data-style-name="N114"/>
    <style:style style:name="ce288P3" style:family="table-cell" style:parent-style-name="ce288" style:data-style-name="N107"/>
    <style:style style:name="ce288N3" style:family="table-cell" style:parent-style-name="ce288" style:data-style-name="N115"/>
    <style:style style:name="ce288C4" style:family="table-cell" style:parent-style-name="ce288" style:data-style-name="N116"/>
    <style:style style:name="ce288P4" style:family="table-cell" style:parent-style-name="ce288" style:data-style-name="N118"/>
    <style:style style:name="ce288N4" style:family="table-cell" style:parent-style-name="ce288" style:data-style-name="N117"/>
    <style:style style:name="ce288C5" style:family="table-cell" style:parent-style-name="ce288" style:data-style-name="N119"/>
    <style:style style:name="ce288P5" style:family="table-cell" style:parent-style-name="ce288" style:data-style-name="N120"/>
    <style:style style:name="ce288N5" style:family="table-cell" style:parent-style-name="ce288" style:data-style-name="N121"/>
    <style:style style:name="ce288C6" style:family="table-cell" style:parent-style-name="ce288" style:data-style-name="N122"/>
    <style:style style:name="ce288P6" style:family="table-cell" style:parent-style-name="ce288" style:data-style-name="N123"/>
    <style:style style:name="ce288N6" style:family="table-cell" style:parent-style-name="ce288" style:data-style-name="N124"/>
    <style:style style:name="ce288C7" style:family="table-cell" style:parent-style-name="ce288" style:data-style-name="N125"/>
    <style:style style:name="ce288P7" style:family="table-cell" style:parent-style-name="ce288" style:data-style-name="N126"/>
    <style:style style:name="ce288N7" style:family="table-cell" style:parent-style-name="ce288" style:data-style-name="N127"/>
    <style:style style:name="ce288C8" style:family="table-cell" style:parent-style-name="ce288" style:data-style-name="N128"/>
    <style:style style:name="ce288P8" style:family="table-cell" style:parent-style-name="ce288" style:data-style-name="N129"/>
    <style:style style:name="ce288N8" style:family="table-cell" style:parent-style-name="ce288" style:data-style-name="N130"/>
    <style:style style:name="ce289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89DA" style:family="table-cell" style:parent-style-name="ce289" style:data-style-name="N36"/>
    <style:style style:name="ce289DH" style:family="table-cell" style:parent-style-name="ce289" style:data-style-name="N51"/>
    <style:style style:name="ce289DE" style:family="table-cell" style:parent-style-name="ce289" style:data-style-name="N76"/>
    <style:style style:name="ce289C0" style:family="table-cell" style:parent-style-name="ce289" style:data-style-name="N103"/>
    <style:style style:name="ce289P0" style:family="table-cell" style:parent-style-name="ce289" style:data-style-name="N10"/>
    <style:style style:name="ce289N0" style:family="table-cell" style:parent-style-name="ce289" style:data-style-name="N113"/>
    <style:style style:name="ce289C1" style:family="table-cell" style:parent-style-name="ce289" style:data-style-name="N110"/>
    <style:style style:name="ce289P1" style:family="table-cell" style:parent-style-name="ce289" style:data-style-name="N111"/>
    <style:style style:name="ce289N1" style:family="table-cell" style:parent-style-name="ce289" style:data-style-name="N112"/>
    <style:style style:name="ce289C2" style:family="table-cell" style:parent-style-name="ce289" style:data-style-name="N104"/>
    <style:style style:name="ce289P2" style:family="table-cell" style:parent-style-name="ce289" style:data-style-name="N11"/>
    <style:style style:name="ce289N2" style:family="table-cell" style:parent-style-name="ce289" style:data-style-name="N109"/>
    <style:style style:name="ce289C3" style:family="table-cell" style:parent-style-name="ce289" style:data-style-name="N114"/>
    <style:style style:name="ce289P3" style:family="table-cell" style:parent-style-name="ce289" style:data-style-name="N107"/>
    <style:style style:name="ce289N3" style:family="table-cell" style:parent-style-name="ce289" style:data-style-name="N115"/>
    <style:style style:name="ce289C4" style:family="table-cell" style:parent-style-name="ce289" style:data-style-name="N116"/>
    <style:style style:name="ce289P4" style:family="table-cell" style:parent-style-name="ce289" style:data-style-name="N118"/>
    <style:style style:name="ce289N4" style:family="table-cell" style:parent-style-name="ce289" style:data-style-name="N117"/>
    <style:style style:name="ce289C5" style:family="table-cell" style:parent-style-name="ce289" style:data-style-name="N119"/>
    <style:style style:name="ce289P5" style:family="table-cell" style:parent-style-name="ce289" style:data-style-name="N120"/>
    <style:style style:name="ce289N5" style:family="table-cell" style:parent-style-name="ce289" style:data-style-name="N121"/>
    <style:style style:name="ce289C6" style:family="table-cell" style:parent-style-name="ce289" style:data-style-name="N122"/>
    <style:style style:name="ce289P6" style:family="table-cell" style:parent-style-name="ce289" style:data-style-name="N123"/>
    <style:style style:name="ce289N6" style:family="table-cell" style:parent-style-name="ce289" style:data-style-name="N124"/>
    <style:style style:name="ce289C7" style:family="table-cell" style:parent-style-name="ce289" style:data-style-name="N125"/>
    <style:style style:name="ce289P7" style:family="table-cell" style:parent-style-name="ce289" style:data-style-name="N126"/>
    <style:style style:name="ce289N7" style:family="table-cell" style:parent-style-name="ce289" style:data-style-name="N127"/>
    <style:style style:name="ce289C8" style:family="table-cell" style:parent-style-name="ce289" style:data-style-name="N128"/>
    <style:style style:name="ce289P8" style:family="table-cell" style:parent-style-name="ce289" style:data-style-name="N129"/>
    <style:style style:name="ce289N8" style:family="table-cell" style:parent-style-name="ce289" style:data-style-name="N130"/>
    <style:style style:name="ce290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290DA" style:family="table-cell" style:parent-style-name="ce290" style:data-style-name="N36"/>
    <style:style style:name="ce290DH" style:family="table-cell" style:parent-style-name="ce290" style:data-style-name="N51"/>
    <style:style style:name="ce290DE" style:family="table-cell" style:parent-style-name="ce290" style:data-style-name="N76"/>
    <style:style style:name="ce290C0" style:family="table-cell" style:parent-style-name="ce290" style:data-style-name="N103"/>
    <style:style style:name="ce290P0" style:family="table-cell" style:parent-style-name="ce290" style:data-style-name="N10"/>
    <style:style style:name="ce290N0" style:family="table-cell" style:parent-style-name="ce290" style:data-style-name="N113"/>
    <style:style style:name="ce290C1" style:family="table-cell" style:parent-style-name="ce290" style:data-style-name="N110"/>
    <style:style style:name="ce290P1" style:family="table-cell" style:parent-style-name="ce290" style:data-style-name="N111"/>
    <style:style style:name="ce290N1" style:family="table-cell" style:parent-style-name="ce290" style:data-style-name="N112"/>
    <style:style style:name="ce290C2" style:family="table-cell" style:parent-style-name="ce290" style:data-style-name="N104"/>
    <style:style style:name="ce290P2" style:family="table-cell" style:parent-style-name="ce290" style:data-style-name="N11"/>
    <style:style style:name="ce290N2" style:family="table-cell" style:parent-style-name="ce290" style:data-style-name="N109"/>
    <style:style style:name="ce290C3" style:family="table-cell" style:parent-style-name="ce290" style:data-style-name="N114"/>
    <style:style style:name="ce290P3" style:family="table-cell" style:parent-style-name="ce290" style:data-style-name="N107"/>
    <style:style style:name="ce290N3" style:family="table-cell" style:parent-style-name="ce290" style:data-style-name="N115"/>
    <style:style style:name="ce290C4" style:family="table-cell" style:parent-style-name="ce290" style:data-style-name="N116"/>
    <style:style style:name="ce290P4" style:family="table-cell" style:parent-style-name="ce290" style:data-style-name="N118"/>
    <style:style style:name="ce290N4" style:family="table-cell" style:parent-style-name="ce290" style:data-style-name="N117"/>
    <style:style style:name="ce290C5" style:family="table-cell" style:parent-style-name="ce290" style:data-style-name="N119"/>
    <style:style style:name="ce290P5" style:family="table-cell" style:parent-style-name="ce290" style:data-style-name="N120"/>
    <style:style style:name="ce290N5" style:family="table-cell" style:parent-style-name="ce290" style:data-style-name="N121"/>
    <style:style style:name="ce290C6" style:family="table-cell" style:parent-style-name="ce290" style:data-style-name="N122"/>
    <style:style style:name="ce290P6" style:family="table-cell" style:parent-style-name="ce290" style:data-style-name="N123"/>
    <style:style style:name="ce290N6" style:family="table-cell" style:parent-style-name="ce290" style:data-style-name="N124"/>
    <style:style style:name="ce290C7" style:family="table-cell" style:parent-style-name="ce290" style:data-style-name="N125"/>
    <style:style style:name="ce290P7" style:family="table-cell" style:parent-style-name="ce290" style:data-style-name="N126"/>
    <style:style style:name="ce290N7" style:family="table-cell" style:parent-style-name="ce290" style:data-style-name="N127"/>
    <style:style style:name="ce290C8" style:family="table-cell" style:parent-style-name="ce290" style:data-style-name="N128"/>
    <style:style style:name="ce290P8" style:family="table-cell" style:parent-style-name="ce290" style:data-style-name="N129"/>
    <style:style style:name="ce290N8" style:family="table-cell" style:parent-style-name="ce290" style:data-style-name="N130"/>
    <style:style style:name="ce291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291DA" style:family="table-cell" style:parent-style-name="ce291" style:data-style-name="N36"/>
    <style:style style:name="ce291DH" style:family="table-cell" style:parent-style-name="ce291" style:data-style-name="N51"/>
    <style:style style:name="ce291DE" style:family="table-cell" style:parent-style-name="ce291" style:data-style-name="N76"/>
    <style:style style:name="ce291C0" style:family="table-cell" style:parent-style-name="ce291" style:data-style-name="N103"/>
    <style:style style:name="ce291P0" style:family="table-cell" style:parent-style-name="ce291" style:data-style-name="N10"/>
    <style:style style:name="ce291N0" style:family="table-cell" style:parent-style-name="ce291" style:data-style-name="N113"/>
    <style:style style:name="ce291C1" style:family="table-cell" style:parent-style-name="ce291" style:data-style-name="N110"/>
    <style:style style:name="ce291P1" style:family="table-cell" style:parent-style-name="ce291" style:data-style-name="N111"/>
    <style:style style:name="ce291N1" style:family="table-cell" style:parent-style-name="ce291" style:data-style-name="N112"/>
    <style:style style:name="ce291C2" style:family="table-cell" style:parent-style-name="ce291" style:data-style-name="N104"/>
    <style:style style:name="ce291P2" style:family="table-cell" style:parent-style-name="ce291" style:data-style-name="N11"/>
    <style:style style:name="ce291N2" style:family="table-cell" style:parent-style-name="ce291" style:data-style-name="N109"/>
    <style:style style:name="ce291C3" style:family="table-cell" style:parent-style-name="ce291" style:data-style-name="N114"/>
    <style:style style:name="ce291P3" style:family="table-cell" style:parent-style-name="ce291" style:data-style-name="N107"/>
    <style:style style:name="ce291N3" style:family="table-cell" style:parent-style-name="ce291" style:data-style-name="N115"/>
    <style:style style:name="ce291C4" style:family="table-cell" style:parent-style-name="ce291" style:data-style-name="N116"/>
    <style:style style:name="ce291P4" style:family="table-cell" style:parent-style-name="ce291" style:data-style-name="N118"/>
    <style:style style:name="ce291N4" style:family="table-cell" style:parent-style-name="ce291" style:data-style-name="N117"/>
    <style:style style:name="ce291C5" style:family="table-cell" style:parent-style-name="ce291" style:data-style-name="N119"/>
    <style:style style:name="ce291P5" style:family="table-cell" style:parent-style-name="ce291" style:data-style-name="N120"/>
    <style:style style:name="ce291N5" style:family="table-cell" style:parent-style-name="ce291" style:data-style-name="N121"/>
    <style:style style:name="ce291C6" style:family="table-cell" style:parent-style-name="ce291" style:data-style-name="N122"/>
    <style:style style:name="ce291P6" style:family="table-cell" style:parent-style-name="ce291" style:data-style-name="N123"/>
    <style:style style:name="ce291N6" style:family="table-cell" style:parent-style-name="ce291" style:data-style-name="N124"/>
    <style:style style:name="ce291C7" style:family="table-cell" style:parent-style-name="ce291" style:data-style-name="N125"/>
    <style:style style:name="ce291P7" style:family="table-cell" style:parent-style-name="ce291" style:data-style-name="N126"/>
    <style:style style:name="ce291N7" style:family="table-cell" style:parent-style-name="ce291" style:data-style-name="N127"/>
    <style:style style:name="ce291C8" style:family="table-cell" style:parent-style-name="ce291" style:data-style-name="N128"/>
    <style:style style:name="ce291P8" style:family="table-cell" style:parent-style-name="ce291" style:data-style-name="N129"/>
    <style:style style:name="ce291N8" style:family="table-cell" style:parent-style-name="ce291" style:data-style-name="N130"/>
    <style:style style:name="ce292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92DA" style:family="table-cell" style:parent-style-name="ce292" style:data-style-name="N36"/>
    <style:style style:name="ce292DH" style:family="table-cell" style:parent-style-name="ce292" style:data-style-name="N51"/>
    <style:style style:name="ce292DE" style:family="table-cell" style:parent-style-name="ce292" style:data-style-name="N76"/>
    <style:style style:name="ce292C0" style:family="table-cell" style:parent-style-name="ce292" style:data-style-name="N103"/>
    <style:style style:name="ce292P0" style:family="table-cell" style:parent-style-name="ce292" style:data-style-name="N10"/>
    <style:style style:name="ce292N0" style:family="table-cell" style:parent-style-name="ce292" style:data-style-name="N113"/>
    <style:style style:name="ce292C1" style:family="table-cell" style:parent-style-name="ce292" style:data-style-name="N110"/>
    <style:style style:name="ce292P1" style:family="table-cell" style:parent-style-name="ce292" style:data-style-name="N111"/>
    <style:style style:name="ce292N1" style:family="table-cell" style:parent-style-name="ce292" style:data-style-name="N112"/>
    <style:style style:name="ce292C2" style:family="table-cell" style:parent-style-name="ce292" style:data-style-name="N104"/>
    <style:style style:name="ce292P2" style:family="table-cell" style:parent-style-name="ce292" style:data-style-name="N11"/>
    <style:style style:name="ce292N2" style:family="table-cell" style:parent-style-name="ce292" style:data-style-name="N109"/>
    <style:style style:name="ce292C3" style:family="table-cell" style:parent-style-name="ce292" style:data-style-name="N114"/>
    <style:style style:name="ce292P3" style:family="table-cell" style:parent-style-name="ce292" style:data-style-name="N107"/>
    <style:style style:name="ce292N3" style:family="table-cell" style:parent-style-name="ce292" style:data-style-name="N115"/>
    <style:style style:name="ce292C4" style:family="table-cell" style:parent-style-name="ce292" style:data-style-name="N116"/>
    <style:style style:name="ce292P4" style:family="table-cell" style:parent-style-name="ce292" style:data-style-name="N118"/>
    <style:style style:name="ce292N4" style:family="table-cell" style:parent-style-name="ce292" style:data-style-name="N117"/>
    <style:style style:name="ce292C5" style:family="table-cell" style:parent-style-name="ce292" style:data-style-name="N119"/>
    <style:style style:name="ce292P5" style:family="table-cell" style:parent-style-name="ce292" style:data-style-name="N120"/>
    <style:style style:name="ce292N5" style:family="table-cell" style:parent-style-name="ce292" style:data-style-name="N121"/>
    <style:style style:name="ce292C6" style:family="table-cell" style:parent-style-name="ce292" style:data-style-name="N122"/>
    <style:style style:name="ce292P6" style:family="table-cell" style:parent-style-name="ce292" style:data-style-name="N123"/>
    <style:style style:name="ce292N6" style:family="table-cell" style:parent-style-name="ce292" style:data-style-name="N124"/>
    <style:style style:name="ce292C7" style:family="table-cell" style:parent-style-name="ce292" style:data-style-name="N125"/>
    <style:style style:name="ce292P7" style:family="table-cell" style:parent-style-name="ce292" style:data-style-name="N126"/>
    <style:style style:name="ce292N7" style:family="table-cell" style:parent-style-name="ce292" style:data-style-name="N127"/>
    <style:style style:name="ce292C8" style:family="table-cell" style:parent-style-name="ce292" style:data-style-name="N128"/>
    <style:style style:name="ce292P8" style:family="table-cell" style:parent-style-name="ce292" style:data-style-name="N129"/>
    <style:style style:name="ce292N8" style:family="table-cell" style:parent-style-name="ce292" style:data-style-name="N130"/>
    <style:style style:name="ce293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293DA" style:family="table-cell" style:parent-style-name="ce293" style:data-style-name="N36"/>
    <style:style style:name="ce293DH" style:family="table-cell" style:parent-style-name="ce293" style:data-style-name="N51"/>
    <style:style style:name="ce293DE" style:family="table-cell" style:parent-style-name="ce293" style:data-style-name="N76"/>
    <style:style style:name="ce293C0" style:family="table-cell" style:parent-style-name="ce293" style:data-style-name="N103"/>
    <style:style style:name="ce293P0" style:family="table-cell" style:parent-style-name="ce293" style:data-style-name="N10"/>
    <style:style style:name="ce293N0" style:family="table-cell" style:parent-style-name="ce293" style:data-style-name="N113"/>
    <style:style style:name="ce293C1" style:family="table-cell" style:parent-style-name="ce293" style:data-style-name="N110"/>
    <style:style style:name="ce293P1" style:family="table-cell" style:parent-style-name="ce293" style:data-style-name="N111"/>
    <style:style style:name="ce293N1" style:family="table-cell" style:parent-style-name="ce293" style:data-style-name="N112"/>
    <style:style style:name="ce293C2" style:family="table-cell" style:parent-style-name="ce293" style:data-style-name="N104"/>
    <style:style style:name="ce293P2" style:family="table-cell" style:parent-style-name="ce293" style:data-style-name="N11"/>
    <style:style style:name="ce293N2" style:family="table-cell" style:parent-style-name="ce293" style:data-style-name="N109"/>
    <style:style style:name="ce293C3" style:family="table-cell" style:parent-style-name="ce293" style:data-style-name="N114"/>
    <style:style style:name="ce293P3" style:family="table-cell" style:parent-style-name="ce293" style:data-style-name="N107"/>
    <style:style style:name="ce293N3" style:family="table-cell" style:parent-style-name="ce293" style:data-style-name="N115"/>
    <style:style style:name="ce293C4" style:family="table-cell" style:parent-style-name="ce293" style:data-style-name="N116"/>
    <style:style style:name="ce293P4" style:family="table-cell" style:parent-style-name="ce293" style:data-style-name="N118"/>
    <style:style style:name="ce293N4" style:family="table-cell" style:parent-style-name="ce293" style:data-style-name="N117"/>
    <style:style style:name="ce293C5" style:family="table-cell" style:parent-style-name="ce293" style:data-style-name="N119"/>
    <style:style style:name="ce293P5" style:family="table-cell" style:parent-style-name="ce293" style:data-style-name="N120"/>
    <style:style style:name="ce293N5" style:family="table-cell" style:parent-style-name="ce293" style:data-style-name="N121"/>
    <style:style style:name="ce293C6" style:family="table-cell" style:parent-style-name="ce293" style:data-style-name="N122"/>
    <style:style style:name="ce293P6" style:family="table-cell" style:parent-style-name="ce293" style:data-style-name="N123"/>
    <style:style style:name="ce293N6" style:family="table-cell" style:parent-style-name="ce293" style:data-style-name="N124"/>
    <style:style style:name="ce293C7" style:family="table-cell" style:parent-style-name="ce293" style:data-style-name="N125"/>
    <style:style style:name="ce293P7" style:family="table-cell" style:parent-style-name="ce293" style:data-style-name="N126"/>
    <style:style style:name="ce293N7" style:family="table-cell" style:parent-style-name="ce293" style:data-style-name="N127"/>
    <style:style style:name="ce293C8" style:family="table-cell" style:parent-style-name="ce293" style:data-style-name="N128"/>
    <style:style style:name="ce293P8" style:family="table-cell" style:parent-style-name="ce293" style:data-style-name="N129"/>
    <style:style style:name="ce293N8" style:family="table-cell" style:parent-style-name="ce293" style:data-style-name="N130"/>
    <style:style style:name="ce294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294DA" style:family="table-cell" style:parent-style-name="ce294" style:data-style-name="N36"/>
    <style:style style:name="ce294DH" style:family="table-cell" style:parent-style-name="ce294" style:data-style-name="N51"/>
    <style:style style:name="ce294DE" style:family="table-cell" style:parent-style-name="ce294" style:data-style-name="N76"/>
    <style:style style:name="ce294C0" style:family="table-cell" style:parent-style-name="ce294" style:data-style-name="N103"/>
    <style:style style:name="ce294P0" style:family="table-cell" style:parent-style-name="ce294" style:data-style-name="N10"/>
    <style:style style:name="ce294N0" style:family="table-cell" style:parent-style-name="ce294" style:data-style-name="N113"/>
    <style:style style:name="ce294C1" style:family="table-cell" style:parent-style-name="ce294" style:data-style-name="N110"/>
    <style:style style:name="ce294P1" style:family="table-cell" style:parent-style-name="ce294" style:data-style-name="N111"/>
    <style:style style:name="ce294N1" style:family="table-cell" style:parent-style-name="ce294" style:data-style-name="N112"/>
    <style:style style:name="ce294C2" style:family="table-cell" style:parent-style-name="ce294" style:data-style-name="N104"/>
    <style:style style:name="ce294P2" style:family="table-cell" style:parent-style-name="ce294" style:data-style-name="N11"/>
    <style:style style:name="ce294N2" style:family="table-cell" style:parent-style-name="ce294" style:data-style-name="N109"/>
    <style:style style:name="ce294C3" style:family="table-cell" style:parent-style-name="ce294" style:data-style-name="N114"/>
    <style:style style:name="ce294P3" style:family="table-cell" style:parent-style-name="ce294" style:data-style-name="N107"/>
    <style:style style:name="ce294N3" style:family="table-cell" style:parent-style-name="ce294" style:data-style-name="N115"/>
    <style:style style:name="ce294C4" style:family="table-cell" style:parent-style-name="ce294" style:data-style-name="N116"/>
    <style:style style:name="ce294P4" style:family="table-cell" style:parent-style-name="ce294" style:data-style-name="N118"/>
    <style:style style:name="ce294N4" style:family="table-cell" style:parent-style-name="ce294" style:data-style-name="N117"/>
    <style:style style:name="ce294C5" style:family="table-cell" style:parent-style-name="ce294" style:data-style-name="N119"/>
    <style:style style:name="ce294P5" style:family="table-cell" style:parent-style-name="ce294" style:data-style-name="N120"/>
    <style:style style:name="ce294N5" style:family="table-cell" style:parent-style-name="ce294" style:data-style-name="N121"/>
    <style:style style:name="ce294C6" style:family="table-cell" style:parent-style-name="ce294" style:data-style-name="N122"/>
    <style:style style:name="ce294P6" style:family="table-cell" style:parent-style-name="ce294" style:data-style-name="N123"/>
    <style:style style:name="ce294N6" style:family="table-cell" style:parent-style-name="ce294" style:data-style-name="N124"/>
    <style:style style:name="ce294C7" style:family="table-cell" style:parent-style-name="ce294" style:data-style-name="N125"/>
    <style:style style:name="ce294P7" style:family="table-cell" style:parent-style-name="ce294" style:data-style-name="N126"/>
    <style:style style:name="ce294N7" style:family="table-cell" style:parent-style-name="ce294" style:data-style-name="N127"/>
    <style:style style:name="ce294C8" style:family="table-cell" style:parent-style-name="ce294" style:data-style-name="N128"/>
    <style:style style:name="ce294P8" style:family="table-cell" style:parent-style-name="ce294" style:data-style-name="N129"/>
    <style:style style:name="ce294N8" style:family="table-cell" style:parent-style-name="ce294" style:data-style-name="N130"/>
    <style:style style:name="ce295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295DA" style:family="table-cell" style:parent-style-name="ce295" style:data-style-name="N36"/>
    <style:style style:name="ce295DH" style:family="table-cell" style:parent-style-name="ce295" style:data-style-name="N51"/>
    <style:style style:name="ce295DE" style:family="table-cell" style:parent-style-name="ce295" style:data-style-name="N76"/>
    <style:style style:name="ce295C0" style:family="table-cell" style:parent-style-name="ce295" style:data-style-name="N103"/>
    <style:style style:name="ce295P0" style:family="table-cell" style:parent-style-name="ce295" style:data-style-name="N10"/>
    <style:style style:name="ce295N0" style:family="table-cell" style:parent-style-name="ce295" style:data-style-name="N113"/>
    <style:style style:name="ce295C1" style:family="table-cell" style:parent-style-name="ce295" style:data-style-name="N110"/>
    <style:style style:name="ce295P1" style:family="table-cell" style:parent-style-name="ce295" style:data-style-name="N111"/>
    <style:style style:name="ce295N1" style:family="table-cell" style:parent-style-name="ce295" style:data-style-name="N112"/>
    <style:style style:name="ce295C2" style:family="table-cell" style:parent-style-name="ce295" style:data-style-name="N104"/>
    <style:style style:name="ce295P2" style:family="table-cell" style:parent-style-name="ce295" style:data-style-name="N11"/>
    <style:style style:name="ce295N2" style:family="table-cell" style:parent-style-name="ce295" style:data-style-name="N109"/>
    <style:style style:name="ce295C3" style:family="table-cell" style:parent-style-name="ce295" style:data-style-name="N114"/>
    <style:style style:name="ce295P3" style:family="table-cell" style:parent-style-name="ce295" style:data-style-name="N107"/>
    <style:style style:name="ce295N3" style:family="table-cell" style:parent-style-name="ce295" style:data-style-name="N115"/>
    <style:style style:name="ce295C4" style:family="table-cell" style:parent-style-name="ce295" style:data-style-name="N116"/>
    <style:style style:name="ce295P4" style:family="table-cell" style:parent-style-name="ce295" style:data-style-name="N118"/>
    <style:style style:name="ce295N4" style:family="table-cell" style:parent-style-name="ce295" style:data-style-name="N117"/>
    <style:style style:name="ce295C5" style:family="table-cell" style:parent-style-name="ce295" style:data-style-name="N119"/>
    <style:style style:name="ce295P5" style:family="table-cell" style:parent-style-name="ce295" style:data-style-name="N120"/>
    <style:style style:name="ce295N5" style:family="table-cell" style:parent-style-name="ce295" style:data-style-name="N121"/>
    <style:style style:name="ce295C6" style:family="table-cell" style:parent-style-name="ce295" style:data-style-name="N122"/>
    <style:style style:name="ce295P6" style:family="table-cell" style:parent-style-name="ce295" style:data-style-name="N123"/>
    <style:style style:name="ce295N6" style:family="table-cell" style:parent-style-name="ce295" style:data-style-name="N124"/>
    <style:style style:name="ce295C7" style:family="table-cell" style:parent-style-name="ce295" style:data-style-name="N125"/>
    <style:style style:name="ce295P7" style:family="table-cell" style:parent-style-name="ce295" style:data-style-name="N126"/>
    <style:style style:name="ce295N7" style:family="table-cell" style:parent-style-name="ce295" style:data-style-name="N127"/>
    <style:style style:name="ce295C8" style:family="table-cell" style:parent-style-name="ce295" style:data-style-name="N128"/>
    <style:style style:name="ce295P8" style:family="table-cell" style:parent-style-name="ce295" style:data-style-name="N129"/>
    <style:style style:name="ce295N8" style:family="table-cell" style:parent-style-name="ce295" style:data-style-name="N130"/>
    <style:style style:name="ce296" style:family="table-cell">
      <style:table-cell-properties style:text-align-source="fix" style:repeat-content="false"/>
      <style:paragraph-properties fo:text-align="center"/>
      <style:text-properties fo:color="#1C8DFF" style:font-name="Tahoma" fo:font-size="10pt" fo:font-weight="bold"/>
    </style:style>
    <style:style style:name="ce296DA" style:family="table-cell" style:parent-style-name="ce296" style:data-style-name="N36"/>
    <style:style style:name="ce296DH" style:family="table-cell" style:parent-style-name="ce296" style:data-style-name="N51"/>
    <style:style style:name="ce296DE" style:family="table-cell" style:parent-style-name="ce296" style:data-style-name="N76"/>
    <style:style style:name="ce296C0" style:family="table-cell" style:parent-style-name="ce296" style:data-style-name="N103"/>
    <style:style style:name="ce296P0" style:family="table-cell" style:parent-style-name="ce296" style:data-style-name="N10"/>
    <style:style style:name="ce296N0" style:family="table-cell" style:parent-style-name="ce296" style:data-style-name="N113"/>
    <style:style style:name="ce296C1" style:family="table-cell" style:parent-style-name="ce296" style:data-style-name="N110"/>
    <style:style style:name="ce296P1" style:family="table-cell" style:parent-style-name="ce296" style:data-style-name="N111"/>
    <style:style style:name="ce296N1" style:family="table-cell" style:parent-style-name="ce296" style:data-style-name="N112"/>
    <style:style style:name="ce296C2" style:family="table-cell" style:parent-style-name="ce296" style:data-style-name="N104"/>
    <style:style style:name="ce296P2" style:family="table-cell" style:parent-style-name="ce296" style:data-style-name="N11"/>
    <style:style style:name="ce296N2" style:family="table-cell" style:parent-style-name="ce296" style:data-style-name="N109"/>
    <style:style style:name="ce296C3" style:family="table-cell" style:parent-style-name="ce296" style:data-style-name="N114"/>
    <style:style style:name="ce296P3" style:family="table-cell" style:parent-style-name="ce296" style:data-style-name="N107"/>
    <style:style style:name="ce296N3" style:family="table-cell" style:parent-style-name="ce296" style:data-style-name="N115"/>
    <style:style style:name="ce296C4" style:family="table-cell" style:parent-style-name="ce296" style:data-style-name="N116"/>
    <style:style style:name="ce296P4" style:family="table-cell" style:parent-style-name="ce296" style:data-style-name="N118"/>
    <style:style style:name="ce296N4" style:family="table-cell" style:parent-style-name="ce296" style:data-style-name="N117"/>
    <style:style style:name="ce296C5" style:family="table-cell" style:parent-style-name="ce296" style:data-style-name="N119"/>
    <style:style style:name="ce296P5" style:family="table-cell" style:parent-style-name="ce296" style:data-style-name="N120"/>
    <style:style style:name="ce296N5" style:family="table-cell" style:parent-style-name="ce296" style:data-style-name="N121"/>
    <style:style style:name="ce296C6" style:family="table-cell" style:parent-style-name="ce296" style:data-style-name="N122"/>
    <style:style style:name="ce296P6" style:family="table-cell" style:parent-style-name="ce296" style:data-style-name="N123"/>
    <style:style style:name="ce296N6" style:family="table-cell" style:parent-style-name="ce296" style:data-style-name="N124"/>
    <style:style style:name="ce296C7" style:family="table-cell" style:parent-style-name="ce296" style:data-style-name="N125"/>
    <style:style style:name="ce296P7" style:family="table-cell" style:parent-style-name="ce296" style:data-style-name="N126"/>
    <style:style style:name="ce296N7" style:family="table-cell" style:parent-style-name="ce296" style:data-style-name="N127"/>
    <style:style style:name="ce296C8" style:family="table-cell" style:parent-style-name="ce296" style:data-style-name="N128"/>
    <style:style style:name="ce296P8" style:family="table-cell" style:parent-style-name="ce296" style:data-style-name="N129"/>
    <style:style style:name="ce296N8" style:family="table-cell" style:parent-style-name="ce296" style:data-style-name="N130"/>
    <style:style style:name="ce297" style:family="table-cell">
      <style:table-cell-properties style:text-align-source="fix" style:repeat-content="false"/>
      <style:paragraph-properties fo:text-align="center"/>
      <style:text-properties fo:color="#EA0000" style:font-name="Tahoma" fo:font-size="10pt" fo:font-weight="bold"/>
    </style:style>
    <style:style style:name="ce297DA" style:family="table-cell" style:parent-style-name="ce297" style:data-style-name="N36"/>
    <style:style style:name="ce297DH" style:family="table-cell" style:parent-style-name="ce297" style:data-style-name="N51"/>
    <style:style style:name="ce297DE" style:family="table-cell" style:parent-style-name="ce297" style:data-style-name="N76"/>
    <style:style style:name="ce297C0" style:family="table-cell" style:parent-style-name="ce297" style:data-style-name="N103"/>
    <style:style style:name="ce297P0" style:family="table-cell" style:parent-style-name="ce297" style:data-style-name="N10"/>
    <style:style style:name="ce297N0" style:family="table-cell" style:parent-style-name="ce297" style:data-style-name="N113"/>
    <style:style style:name="ce297C1" style:family="table-cell" style:parent-style-name="ce297" style:data-style-name="N110"/>
    <style:style style:name="ce297P1" style:family="table-cell" style:parent-style-name="ce297" style:data-style-name="N111"/>
    <style:style style:name="ce297N1" style:family="table-cell" style:parent-style-name="ce297" style:data-style-name="N112"/>
    <style:style style:name="ce297C2" style:family="table-cell" style:parent-style-name="ce297" style:data-style-name="N104"/>
    <style:style style:name="ce297P2" style:family="table-cell" style:parent-style-name="ce297" style:data-style-name="N11"/>
    <style:style style:name="ce297N2" style:family="table-cell" style:parent-style-name="ce297" style:data-style-name="N109"/>
    <style:style style:name="ce297C3" style:family="table-cell" style:parent-style-name="ce297" style:data-style-name="N114"/>
    <style:style style:name="ce297P3" style:family="table-cell" style:parent-style-name="ce297" style:data-style-name="N107"/>
    <style:style style:name="ce297N3" style:family="table-cell" style:parent-style-name="ce297" style:data-style-name="N115"/>
    <style:style style:name="ce297C4" style:family="table-cell" style:parent-style-name="ce297" style:data-style-name="N116"/>
    <style:style style:name="ce297P4" style:family="table-cell" style:parent-style-name="ce297" style:data-style-name="N118"/>
    <style:style style:name="ce297N4" style:family="table-cell" style:parent-style-name="ce297" style:data-style-name="N117"/>
    <style:style style:name="ce297C5" style:family="table-cell" style:parent-style-name="ce297" style:data-style-name="N119"/>
    <style:style style:name="ce297P5" style:family="table-cell" style:parent-style-name="ce297" style:data-style-name="N120"/>
    <style:style style:name="ce297N5" style:family="table-cell" style:parent-style-name="ce297" style:data-style-name="N121"/>
    <style:style style:name="ce297C6" style:family="table-cell" style:parent-style-name="ce297" style:data-style-name="N122"/>
    <style:style style:name="ce297P6" style:family="table-cell" style:parent-style-name="ce297" style:data-style-name="N123"/>
    <style:style style:name="ce297N6" style:family="table-cell" style:parent-style-name="ce297" style:data-style-name="N124"/>
    <style:style style:name="ce297C7" style:family="table-cell" style:parent-style-name="ce297" style:data-style-name="N125"/>
    <style:style style:name="ce297P7" style:family="table-cell" style:parent-style-name="ce297" style:data-style-name="N126"/>
    <style:style style:name="ce297N7" style:family="table-cell" style:parent-style-name="ce297" style:data-style-name="N127"/>
    <style:style style:name="ce297C8" style:family="table-cell" style:parent-style-name="ce297" style:data-style-name="N128"/>
    <style:style style:name="ce297P8" style:family="table-cell" style:parent-style-name="ce297" style:data-style-name="N129"/>
    <style:style style:name="ce297N8" style:family="table-cell" style:parent-style-name="ce297" style:data-style-name="N130"/>
    <style:style style:name="ce298" style:family="table-cell">
      <style:table-cell-properties style:text-align-source="fix" style:repeat-content="false"/>
      <style:paragraph-properties fo:text-align="center"/>
      <style:text-properties fo:color="#800000" style:font-name="Tahoma" fo:font-size="10pt" fo:font-weight="bold"/>
    </style:style>
    <style:style style:name="ce298DA" style:family="table-cell" style:parent-style-name="ce298" style:data-style-name="N36"/>
    <style:style style:name="ce298DH" style:family="table-cell" style:parent-style-name="ce298" style:data-style-name="N51"/>
    <style:style style:name="ce298DE" style:family="table-cell" style:parent-style-name="ce298" style:data-style-name="N76"/>
    <style:style style:name="ce298C0" style:family="table-cell" style:parent-style-name="ce298" style:data-style-name="N103"/>
    <style:style style:name="ce298P0" style:family="table-cell" style:parent-style-name="ce298" style:data-style-name="N10"/>
    <style:style style:name="ce298N0" style:family="table-cell" style:parent-style-name="ce298" style:data-style-name="N113"/>
    <style:style style:name="ce298C1" style:family="table-cell" style:parent-style-name="ce298" style:data-style-name="N110"/>
    <style:style style:name="ce298P1" style:family="table-cell" style:parent-style-name="ce298" style:data-style-name="N111"/>
    <style:style style:name="ce298N1" style:family="table-cell" style:parent-style-name="ce298" style:data-style-name="N112"/>
    <style:style style:name="ce298C2" style:family="table-cell" style:parent-style-name="ce298" style:data-style-name="N104"/>
    <style:style style:name="ce298P2" style:family="table-cell" style:parent-style-name="ce298" style:data-style-name="N11"/>
    <style:style style:name="ce298N2" style:family="table-cell" style:parent-style-name="ce298" style:data-style-name="N109"/>
    <style:style style:name="ce298C3" style:family="table-cell" style:parent-style-name="ce298" style:data-style-name="N114"/>
    <style:style style:name="ce298P3" style:family="table-cell" style:parent-style-name="ce298" style:data-style-name="N107"/>
    <style:style style:name="ce298N3" style:family="table-cell" style:parent-style-name="ce298" style:data-style-name="N115"/>
    <style:style style:name="ce298C4" style:family="table-cell" style:parent-style-name="ce298" style:data-style-name="N116"/>
    <style:style style:name="ce298P4" style:family="table-cell" style:parent-style-name="ce298" style:data-style-name="N118"/>
    <style:style style:name="ce298N4" style:family="table-cell" style:parent-style-name="ce298" style:data-style-name="N117"/>
    <style:style style:name="ce298C5" style:family="table-cell" style:parent-style-name="ce298" style:data-style-name="N119"/>
    <style:style style:name="ce298P5" style:family="table-cell" style:parent-style-name="ce298" style:data-style-name="N120"/>
    <style:style style:name="ce298N5" style:family="table-cell" style:parent-style-name="ce298" style:data-style-name="N121"/>
    <style:style style:name="ce298C6" style:family="table-cell" style:parent-style-name="ce298" style:data-style-name="N122"/>
    <style:style style:name="ce298P6" style:family="table-cell" style:parent-style-name="ce298" style:data-style-name="N123"/>
    <style:style style:name="ce298N6" style:family="table-cell" style:parent-style-name="ce298" style:data-style-name="N124"/>
    <style:style style:name="ce298C7" style:family="table-cell" style:parent-style-name="ce298" style:data-style-name="N125"/>
    <style:style style:name="ce298P7" style:family="table-cell" style:parent-style-name="ce298" style:data-style-name="N126"/>
    <style:style style:name="ce298N7" style:family="table-cell" style:parent-style-name="ce298" style:data-style-name="N127"/>
    <style:style style:name="ce298C8" style:family="table-cell" style:parent-style-name="ce298" style:data-style-name="N128"/>
    <style:style style:name="ce298P8" style:family="table-cell" style:parent-style-name="ce298" style:data-style-name="N129"/>
    <style:style style:name="ce298N8" style:family="table-cell" style:parent-style-name="ce298" style:data-style-name="N130"/>
    <style:style style:name="ce299" style:family="table-cell">
      <style:table-cell-properties style:text-align-source="fix" style:repeat-content="false"/>
      <style:paragraph-properties fo:text-align="center"/>
      <style:text-properties fo:color="#8C4600" style:font-name="Tahoma" fo:font-size="10pt" fo:font-weight="bold"/>
    </style:style>
    <style:style style:name="ce299DA" style:family="table-cell" style:parent-style-name="ce299" style:data-style-name="N36"/>
    <style:style style:name="ce299DH" style:family="table-cell" style:parent-style-name="ce299" style:data-style-name="N51"/>
    <style:style style:name="ce299DE" style:family="table-cell" style:parent-style-name="ce299" style:data-style-name="N76"/>
    <style:style style:name="ce299C0" style:family="table-cell" style:parent-style-name="ce299" style:data-style-name="N103"/>
    <style:style style:name="ce299P0" style:family="table-cell" style:parent-style-name="ce299" style:data-style-name="N10"/>
    <style:style style:name="ce299N0" style:family="table-cell" style:parent-style-name="ce299" style:data-style-name="N113"/>
    <style:style style:name="ce299C1" style:family="table-cell" style:parent-style-name="ce299" style:data-style-name="N110"/>
    <style:style style:name="ce299P1" style:family="table-cell" style:parent-style-name="ce299" style:data-style-name="N111"/>
    <style:style style:name="ce299N1" style:family="table-cell" style:parent-style-name="ce299" style:data-style-name="N112"/>
    <style:style style:name="ce299C2" style:family="table-cell" style:parent-style-name="ce299" style:data-style-name="N104"/>
    <style:style style:name="ce299P2" style:family="table-cell" style:parent-style-name="ce299" style:data-style-name="N11"/>
    <style:style style:name="ce299N2" style:family="table-cell" style:parent-style-name="ce299" style:data-style-name="N109"/>
    <style:style style:name="ce299C3" style:family="table-cell" style:parent-style-name="ce299" style:data-style-name="N114"/>
    <style:style style:name="ce299P3" style:family="table-cell" style:parent-style-name="ce299" style:data-style-name="N107"/>
    <style:style style:name="ce299N3" style:family="table-cell" style:parent-style-name="ce299" style:data-style-name="N115"/>
    <style:style style:name="ce299C4" style:family="table-cell" style:parent-style-name="ce299" style:data-style-name="N116"/>
    <style:style style:name="ce299P4" style:family="table-cell" style:parent-style-name="ce299" style:data-style-name="N118"/>
    <style:style style:name="ce299N4" style:family="table-cell" style:parent-style-name="ce299" style:data-style-name="N117"/>
    <style:style style:name="ce299C5" style:family="table-cell" style:parent-style-name="ce299" style:data-style-name="N119"/>
    <style:style style:name="ce299P5" style:family="table-cell" style:parent-style-name="ce299" style:data-style-name="N120"/>
    <style:style style:name="ce299N5" style:family="table-cell" style:parent-style-name="ce299" style:data-style-name="N121"/>
    <style:style style:name="ce299C6" style:family="table-cell" style:parent-style-name="ce299" style:data-style-name="N122"/>
    <style:style style:name="ce299P6" style:family="table-cell" style:parent-style-name="ce299" style:data-style-name="N123"/>
    <style:style style:name="ce299N6" style:family="table-cell" style:parent-style-name="ce299" style:data-style-name="N124"/>
    <style:style style:name="ce299C7" style:family="table-cell" style:parent-style-name="ce299" style:data-style-name="N125"/>
    <style:style style:name="ce299P7" style:family="table-cell" style:parent-style-name="ce299" style:data-style-name="N126"/>
    <style:style style:name="ce299N7" style:family="table-cell" style:parent-style-name="ce299" style:data-style-name="N127"/>
    <style:style style:name="ce299C8" style:family="table-cell" style:parent-style-name="ce299" style:data-style-name="N128"/>
    <style:style style:name="ce299P8" style:family="table-cell" style:parent-style-name="ce299" style:data-style-name="N129"/>
    <style:style style:name="ce299N8" style:family="table-cell" style:parent-style-name="ce299" style:data-style-name="N130"/>
    <style:style style:name="ce300" style:family="table-cell">
      <style:table-cell-properties style:text-align-source="fix" style:repeat-content="false"/>
      <style:paragraph-properties fo:text-align="center"/>
      <style:text-properties fo:color="#CE6700" style:font-name="Tahoma" fo:font-size="10pt" fo:font-weight="bold"/>
    </style:style>
    <style:style style:name="ce300DA" style:family="table-cell" style:parent-style-name="ce300" style:data-style-name="N36"/>
    <style:style style:name="ce300DH" style:family="table-cell" style:parent-style-name="ce300" style:data-style-name="N51"/>
    <style:style style:name="ce300DE" style:family="table-cell" style:parent-style-name="ce300" style:data-style-name="N76"/>
    <style:style style:name="ce300C0" style:family="table-cell" style:parent-style-name="ce300" style:data-style-name="N103"/>
    <style:style style:name="ce300P0" style:family="table-cell" style:parent-style-name="ce300" style:data-style-name="N10"/>
    <style:style style:name="ce300N0" style:family="table-cell" style:parent-style-name="ce300" style:data-style-name="N113"/>
    <style:style style:name="ce300C1" style:family="table-cell" style:parent-style-name="ce300" style:data-style-name="N110"/>
    <style:style style:name="ce300P1" style:family="table-cell" style:parent-style-name="ce300" style:data-style-name="N111"/>
    <style:style style:name="ce300N1" style:family="table-cell" style:parent-style-name="ce300" style:data-style-name="N112"/>
    <style:style style:name="ce300C2" style:family="table-cell" style:parent-style-name="ce300" style:data-style-name="N104"/>
    <style:style style:name="ce300P2" style:family="table-cell" style:parent-style-name="ce300" style:data-style-name="N11"/>
    <style:style style:name="ce300N2" style:family="table-cell" style:parent-style-name="ce300" style:data-style-name="N109"/>
    <style:style style:name="ce300C3" style:family="table-cell" style:parent-style-name="ce300" style:data-style-name="N114"/>
    <style:style style:name="ce300P3" style:family="table-cell" style:parent-style-name="ce300" style:data-style-name="N107"/>
    <style:style style:name="ce300N3" style:family="table-cell" style:parent-style-name="ce300" style:data-style-name="N115"/>
    <style:style style:name="ce300C4" style:family="table-cell" style:parent-style-name="ce300" style:data-style-name="N116"/>
    <style:style style:name="ce300P4" style:family="table-cell" style:parent-style-name="ce300" style:data-style-name="N118"/>
    <style:style style:name="ce300N4" style:family="table-cell" style:parent-style-name="ce300" style:data-style-name="N117"/>
    <style:style style:name="ce300C5" style:family="table-cell" style:parent-style-name="ce300" style:data-style-name="N119"/>
    <style:style style:name="ce300P5" style:family="table-cell" style:parent-style-name="ce300" style:data-style-name="N120"/>
    <style:style style:name="ce300N5" style:family="table-cell" style:parent-style-name="ce300" style:data-style-name="N121"/>
    <style:style style:name="ce300C6" style:family="table-cell" style:parent-style-name="ce300" style:data-style-name="N122"/>
    <style:style style:name="ce300P6" style:family="table-cell" style:parent-style-name="ce300" style:data-style-name="N123"/>
    <style:style style:name="ce300N6" style:family="table-cell" style:parent-style-name="ce300" style:data-style-name="N124"/>
    <style:style style:name="ce300C7" style:family="table-cell" style:parent-style-name="ce300" style:data-style-name="N125"/>
    <style:style style:name="ce300P7" style:family="table-cell" style:parent-style-name="ce300" style:data-style-name="N126"/>
    <style:style style:name="ce300N7" style:family="table-cell" style:parent-style-name="ce300" style:data-style-name="N127"/>
    <style:style style:name="ce300C8" style:family="table-cell" style:parent-style-name="ce300" style:data-style-name="N128"/>
    <style:style style:name="ce300P8" style:family="table-cell" style:parent-style-name="ce300" style:data-style-name="N129"/>
    <style:style style:name="ce300N8" style:family="table-cell" style:parent-style-name="ce300" style:data-style-name="N130"/>
    <style:style style:name="ce301" style:family="table-cell">
      <style:table-cell-properties style:text-align-source="fix" style:repeat-content="false"/>
      <style:paragraph-properties fo:text-align="center"/>
      <style:text-properties fo:color="#477DB4" style:font-name="Tahoma" fo:font-size="10pt" fo:font-weight="bold"/>
    </style:style>
    <style:style style:name="ce301DA" style:family="table-cell" style:parent-style-name="ce301" style:data-style-name="N36"/>
    <style:style style:name="ce301DH" style:family="table-cell" style:parent-style-name="ce301" style:data-style-name="N51"/>
    <style:style style:name="ce301DE" style:family="table-cell" style:parent-style-name="ce301" style:data-style-name="N76"/>
    <style:style style:name="ce301C0" style:family="table-cell" style:parent-style-name="ce301" style:data-style-name="N103"/>
    <style:style style:name="ce301P0" style:family="table-cell" style:parent-style-name="ce301" style:data-style-name="N10"/>
    <style:style style:name="ce301N0" style:family="table-cell" style:parent-style-name="ce301" style:data-style-name="N113"/>
    <style:style style:name="ce301C1" style:family="table-cell" style:parent-style-name="ce301" style:data-style-name="N110"/>
    <style:style style:name="ce301P1" style:family="table-cell" style:parent-style-name="ce301" style:data-style-name="N111"/>
    <style:style style:name="ce301N1" style:family="table-cell" style:parent-style-name="ce301" style:data-style-name="N112"/>
    <style:style style:name="ce301C2" style:family="table-cell" style:parent-style-name="ce301" style:data-style-name="N104"/>
    <style:style style:name="ce301P2" style:family="table-cell" style:parent-style-name="ce301" style:data-style-name="N11"/>
    <style:style style:name="ce301N2" style:family="table-cell" style:parent-style-name="ce301" style:data-style-name="N109"/>
    <style:style style:name="ce301C3" style:family="table-cell" style:parent-style-name="ce301" style:data-style-name="N114"/>
    <style:style style:name="ce301P3" style:family="table-cell" style:parent-style-name="ce301" style:data-style-name="N107"/>
    <style:style style:name="ce301N3" style:family="table-cell" style:parent-style-name="ce301" style:data-style-name="N115"/>
    <style:style style:name="ce301C4" style:family="table-cell" style:parent-style-name="ce301" style:data-style-name="N116"/>
    <style:style style:name="ce301P4" style:family="table-cell" style:parent-style-name="ce301" style:data-style-name="N118"/>
    <style:style style:name="ce301N4" style:family="table-cell" style:parent-style-name="ce301" style:data-style-name="N117"/>
    <style:style style:name="ce301C5" style:family="table-cell" style:parent-style-name="ce301" style:data-style-name="N119"/>
    <style:style style:name="ce301P5" style:family="table-cell" style:parent-style-name="ce301" style:data-style-name="N120"/>
    <style:style style:name="ce301N5" style:family="table-cell" style:parent-style-name="ce301" style:data-style-name="N121"/>
    <style:style style:name="ce301C6" style:family="table-cell" style:parent-style-name="ce301" style:data-style-name="N122"/>
    <style:style style:name="ce301P6" style:family="table-cell" style:parent-style-name="ce301" style:data-style-name="N123"/>
    <style:style style:name="ce301N6" style:family="table-cell" style:parent-style-name="ce301" style:data-style-name="N124"/>
    <style:style style:name="ce301C7" style:family="table-cell" style:parent-style-name="ce301" style:data-style-name="N125"/>
    <style:style style:name="ce301P7" style:family="table-cell" style:parent-style-name="ce301" style:data-style-name="N126"/>
    <style:style style:name="ce301N7" style:family="table-cell" style:parent-style-name="ce301" style:data-style-name="N127"/>
    <style:style style:name="ce301C8" style:family="table-cell" style:parent-style-name="ce301" style:data-style-name="N128"/>
    <style:style style:name="ce301P8" style:family="table-cell" style:parent-style-name="ce301" style:data-style-name="N129"/>
    <style:style style:name="ce301N8" style:family="table-cell" style:parent-style-name="ce301" style:data-style-name="N130"/>
    <style:style style:name="ce302" style:family="table-cell">
      <style:table-cell-properties style:text-align-source="fix" style:repeat-content="false"/>
      <style:paragraph-properties fo:text-align="center"/>
      <style:text-properties fo:color="#81A7CD" style:font-name="Tahoma" fo:font-size="10pt" fo:font-weight="bold"/>
    </style:style>
    <style:style style:name="ce302DA" style:family="table-cell" style:parent-style-name="ce302" style:data-style-name="N36"/>
    <style:style style:name="ce302DH" style:family="table-cell" style:parent-style-name="ce302" style:data-style-name="N51"/>
    <style:style style:name="ce302DE" style:family="table-cell" style:parent-style-name="ce302" style:data-style-name="N76"/>
    <style:style style:name="ce302C0" style:family="table-cell" style:parent-style-name="ce302" style:data-style-name="N103"/>
    <style:style style:name="ce302P0" style:family="table-cell" style:parent-style-name="ce302" style:data-style-name="N10"/>
    <style:style style:name="ce302N0" style:family="table-cell" style:parent-style-name="ce302" style:data-style-name="N113"/>
    <style:style style:name="ce302C1" style:family="table-cell" style:parent-style-name="ce302" style:data-style-name="N110"/>
    <style:style style:name="ce302P1" style:family="table-cell" style:parent-style-name="ce302" style:data-style-name="N111"/>
    <style:style style:name="ce302N1" style:family="table-cell" style:parent-style-name="ce302" style:data-style-name="N112"/>
    <style:style style:name="ce302C2" style:family="table-cell" style:parent-style-name="ce302" style:data-style-name="N104"/>
    <style:style style:name="ce302P2" style:family="table-cell" style:parent-style-name="ce302" style:data-style-name="N11"/>
    <style:style style:name="ce302N2" style:family="table-cell" style:parent-style-name="ce302" style:data-style-name="N109"/>
    <style:style style:name="ce302C3" style:family="table-cell" style:parent-style-name="ce302" style:data-style-name="N114"/>
    <style:style style:name="ce302P3" style:family="table-cell" style:parent-style-name="ce302" style:data-style-name="N107"/>
    <style:style style:name="ce302N3" style:family="table-cell" style:parent-style-name="ce302" style:data-style-name="N115"/>
    <style:style style:name="ce302C4" style:family="table-cell" style:parent-style-name="ce302" style:data-style-name="N116"/>
    <style:style style:name="ce302P4" style:family="table-cell" style:parent-style-name="ce302" style:data-style-name="N118"/>
    <style:style style:name="ce302N4" style:family="table-cell" style:parent-style-name="ce302" style:data-style-name="N117"/>
    <style:style style:name="ce302C5" style:family="table-cell" style:parent-style-name="ce302" style:data-style-name="N119"/>
    <style:style style:name="ce302P5" style:family="table-cell" style:parent-style-name="ce302" style:data-style-name="N120"/>
    <style:style style:name="ce302N5" style:family="table-cell" style:parent-style-name="ce302" style:data-style-name="N121"/>
    <style:style style:name="ce302C6" style:family="table-cell" style:parent-style-name="ce302" style:data-style-name="N122"/>
    <style:style style:name="ce302P6" style:family="table-cell" style:parent-style-name="ce302" style:data-style-name="N123"/>
    <style:style style:name="ce302N6" style:family="table-cell" style:parent-style-name="ce302" style:data-style-name="N124"/>
    <style:style style:name="ce302C7" style:family="table-cell" style:parent-style-name="ce302" style:data-style-name="N125"/>
    <style:style style:name="ce302P7" style:family="table-cell" style:parent-style-name="ce302" style:data-style-name="N126"/>
    <style:style style:name="ce302N7" style:family="table-cell" style:parent-style-name="ce302" style:data-style-name="N127"/>
    <style:style style:name="ce302C8" style:family="table-cell" style:parent-style-name="ce302" style:data-style-name="N128"/>
    <style:style style:name="ce302P8" style:family="table-cell" style:parent-style-name="ce302" style:data-style-name="N129"/>
    <style:style style:name="ce302N8" style:family="table-cell" style:parent-style-name="ce302" style:data-style-name="N130"/>
    <style:style style:name="ce303" style:family="table-cell">
      <style:table-cell-properties style:text-align-source="fix" style:repeat-content="false"/>
      <style:paragraph-properties fo:text-align="center"/>
      <style:text-properties fo:color="#5400A8" style:font-name="Tahoma" fo:font-size="10pt" fo:font-weight="bold"/>
    </style:style>
    <style:style style:name="ce303DA" style:family="table-cell" style:parent-style-name="ce303" style:data-style-name="N36"/>
    <style:style style:name="ce303DH" style:family="table-cell" style:parent-style-name="ce303" style:data-style-name="N51"/>
    <style:style style:name="ce303DE" style:family="table-cell" style:parent-style-name="ce303" style:data-style-name="N76"/>
    <style:style style:name="ce303C0" style:family="table-cell" style:parent-style-name="ce303" style:data-style-name="N103"/>
    <style:style style:name="ce303P0" style:family="table-cell" style:parent-style-name="ce303" style:data-style-name="N10"/>
    <style:style style:name="ce303N0" style:family="table-cell" style:parent-style-name="ce303" style:data-style-name="N113"/>
    <style:style style:name="ce303C1" style:family="table-cell" style:parent-style-name="ce303" style:data-style-name="N110"/>
    <style:style style:name="ce303P1" style:family="table-cell" style:parent-style-name="ce303" style:data-style-name="N111"/>
    <style:style style:name="ce303N1" style:family="table-cell" style:parent-style-name="ce303" style:data-style-name="N112"/>
    <style:style style:name="ce303C2" style:family="table-cell" style:parent-style-name="ce303" style:data-style-name="N104"/>
    <style:style style:name="ce303P2" style:family="table-cell" style:parent-style-name="ce303" style:data-style-name="N11"/>
    <style:style style:name="ce303N2" style:family="table-cell" style:parent-style-name="ce303" style:data-style-name="N109"/>
    <style:style style:name="ce303C3" style:family="table-cell" style:parent-style-name="ce303" style:data-style-name="N114"/>
    <style:style style:name="ce303P3" style:family="table-cell" style:parent-style-name="ce303" style:data-style-name="N107"/>
    <style:style style:name="ce303N3" style:family="table-cell" style:parent-style-name="ce303" style:data-style-name="N115"/>
    <style:style style:name="ce303C4" style:family="table-cell" style:parent-style-name="ce303" style:data-style-name="N116"/>
    <style:style style:name="ce303P4" style:family="table-cell" style:parent-style-name="ce303" style:data-style-name="N118"/>
    <style:style style:name="ce303N4" style:family="table-cell" style:parent-style-name="ce303" style:data-style-name="N117"/>
    <style:style style:name="ce303C5" style:family="table-cell" style:parent-style-name="ce303" style:data-style-name="N119"/>
    <style:style style:name="ce303P5" style:family="table-cell" style:parent-style-name="ce303" style:data-style-name="N120"/>
    <style:style style:name="ce303N5" style:family="table-cell" style:parent-style-name="ce303" style:data-style-name="N121"/>
    <style:style style:name="ce303C6" style:family="table-cell" style:parent-style-name="ce303" style:data-style-name="N122"/>
    <style:style style:name="ce303P6" style:family="table-cell" style:parent-style-name="ce303" style:data-style-name="N123"/>
    <style:style style:name="ce303N6" style:family="table-cell" style:parent-style-name="ce303" style:data-style-name="N124"/>
    <style:style style:name="ce303C7" style:family="table-cell" style:parent-style-name="ce303" style:data-style-name="N125"/>
    <style:style style:name="ce303P7" style:family="table-cell" style:parent-style-name="ce303" style:data-style-name="N126"/>
    <style:style style:name="ce303N7" style:family="table-cell" style:parent-style-name="ce303" style:data-style-name="N127"/>
    <style:style style:name="ce303C8" style:family="table-cell" style:parent-style-name="ce303" style:data-style-name="N128"/>
    <style:style style:name="ce303P8" style:family="table-cell" style:parent-style-name="ce303" style:data-style-name="N129"/>
    <style:style style:name="ce303N8" style:family="table-cell" style:parent-style-name="ce303" style:data-style-name="N130"/>
    <style:style style:name="ce304" style:family="table-cell">
      <style:table-cell-properties style:text-align-source="fix" style:repeat-content="false"/>
      <style:paragraph-properties fo:text-align="center"/>
      <style:text-properties fo:color="#962DFF" style:font-name="Tahoma" fo:font-size="10pt" fo:font-weight="bold"/>
    </style:style>
    <style:style style:name="ce304DA" style:family="table-cell" style:parent-style-name="ce304" style:data-style-name="N36"/>
    <style:style style:name="ce304DH" style:family="table-cell" style:parent-style-name="ce304" style:data-style-name="N51"/>
    <style:style style:name="ce304DE" style:family="table-cell" style:parent-style-name="ce304" style:data-style-name="N76"/>
    <style:style style:name="ce304C0" style:family="table-cell" style:parent-style-name="ce304" style:data-style-name="N103"/>
    <style:style style:name="ce304P0" style:family="table-cell" style:parent-style-name="ce304" style:data-style-name="N10"/>
    <style:style style:name="ce304N0" style:family="table-cell" style:parent-style-name="ce304" style:data-style-name="N113"/>
    <style:style style:name="ce304C1" style:family="table-cell" style:parent-style-name="ce304" style:data-style-name="N110"/>
    <style:style style:name="ce304P1" style:family="table-cell" style:parent-style-name="ce304" style:data-style-name="N111"/>
    <style:style style:name="ce304N1" style:family="table-cell" style:parent-style-name="ce304" style:data-style-name="N112"/>
    <style:style style:name="ce304C2" style:family="table-cell" style:parent-style-name="ce304" style:data-style-name="N104"/>
    <style:style style:name="ce304P2" style:family="table-cell" style:parent-style-name="ce304" style:data-style-name="N11"/>
    <style:style style:name="ce304N2" style:family="table-cell" style:parent-style-name="ce304" style:data-style-name="N109"/>
    <style:style style:name="ce304C3" style:family="table-cell" style:parent-style-name="ce304" style:data-style-name="N114"/>
    <style:style style:name="ce304P3" style:family="table-cell" style:parent-style-name="ce304" style:data-style-name="N107"/>
    <style:style style:name="ce304N3" style:family="table-cell" style:parent-style-name="ce304" style:data-style-name="N115"/>
    <style:style style:name="ce304C4" style:family="table-cell" style:parent-style-name="ce304" style:data-style-name="N116"/>
    <style:style style:name="ce304P4" style:family="table-cell" style:parent-style-name="ce304" style:data-style-name="N118"/>
    <style:style style:name="ce304N4" style:family="table-cell" style:parent-style-name="ce304" style:data-style-name="N117"/>
    <style:style style:name="ce304C5" style:family="table-cell" style:parent-style-name="ce304" style:data-style-name="N119"/>
    <style:style style:name="ce304P5" style:family="table-cell" style:parent-style-name="ce304" style:data-style-name="N120"/>
    <style:style style:name="ce304N5" style:family="table-cell" style:parent-style-name="ce304" style:data-style-name="N121"/>
    <style:style style:name="ce304C6" style:family="table-cell" style:parent-style-name="ce304" style:data-style-name="N122"/>
    <style:style style:name="ce304P6" style:family="table-cell" style:parent-style-name="ce304" style:data-style-name="N123"/>
    <style:style style:name="ce304N6" style:family="table-cell" style:parent-style-name="ce304" style:data-style-name="N124"/>
    <style:style style:name="ce304C7" style:family="table-cell" style:parent-style-name="ce304" style:data-style-name="N125"/>
    <style:style style:name="ce304P7" style:family="table-cell" style:parent-style-name="ce304" style:data-style-name="N126"/>
    <style:style style:name="ce304N7" style:family="table-cell" style:parent-style-name="ce304" style:data-style-name="N127"/>
    <style:style style:name="ce304C8" style:family="table-cell" style:parent-style-name="ce304" style:data-style-name="N128"/>
    <style:style style:name="ce304P8" style:family="table-cell" style:parent-style-name="ce304" style:data-style-name="N129"/>
    <style:style style:name="ce304N8" style:family="table-cell" style:parent-style-name="ce304" style:data-style-name="N130"/>
    <style:style style:name="ce305" style:family="table-cell">
      <style:table-cell-properties style:text-align-source="fix" style:repeat-content="false"/>
      <style:paragraph-properties fo:text-align="center"/>
      <style:text-properties fo:color="#00C1C1" style:font-name="Tahoma" fo:font-size="10pt" fo:font-weight="bold"/>
    </style:style>
    <style:style style:name="ce305DA" style:family="table-cell" style:parent-style-name="ce305" style:data-style-name="N36"/>
    <style:style style:name="ce305DH" style:family="table-cell" style:parent-style-name="ce305" style:data-style-name="N51"/>
    <style:style style:name="ce305DE" style:family="table-cell" style:parent-style-name="ce305" style:data-style-name="N76"/>
    <style:style style:name="ce305C0" style:family="table-cell" style:parent-style-name="ce305" style:data-style-name="N103"/>
    <style:style style:name="ce305P0" style:family="table-cell" style:parent-style-name="ce305" style:data-style-name="N10"/>
    <style:style style:name="ce305N0" style:family="table-cell" style:parent-style-name="ce305" style:data-style-name="N113"/>
    <style:style style:name="ce305C1" style:family="table-cell" style:parent-style-name="ce305" style:data-style-name="N110"/>
    <style:style style:name="ce305P1" style:family="table-cell" style:parent-style-name="ce305" style:data-style-name="N111"/>
    <style:style style:name="ce305N1" style:family="table-cell" style:parent-style-name="ce305" style:data-style-name="N112"/>
    <style:style style:name="ce305C2" style:family="table-cell" style:parent-style-name="ce305" style:data-style-name="N104"/>
    <style:style style:name="ce305P2" style:family="table-cell" style:parent-style-name="ce305" style:data-style-name="N11"/>
    <style:style style:name="ce305N2" style:family="table-cell" style:parent-style-name="ce305" style:data-style-name="N109"/>
    <style:style style:name="ce305C3" style:family="table-cell" style:parent-style-name="ce305" style:data-style-name="N114"/>
    <style:style style:name="ce305P3" style:family="table-cell" style:parent-style-name="ce305" style:data-style-name="N107"/>
    <style:style style:name="ce305N3" style:family="table-cell" style:parent-style-name="ce305" style:data-style-name="N115"/>
    <style:style style:name="ce305C4" style:family="table-cell" style:parent-style-name="ce305" style:data-style-name="N116"/>
    <style:style style:name="ce305P4" style:family="table-cell" style:parent-style-name="ce305" style:data-style-name="N118"/>
    <style:style style:name="ce305N4" style:family="table-cell" style:parent-style-name="ce305" style:data-style-name="N117"/>
    <style:style style:name="ce305C5" style:family="table-cell" style:parent-style-name="ce305" style:data-style-name="N119"/>
    <style:style style:name="ce305P5" style:family="table-cell" style:parent-style-name="ce305" style:data-style-name="N120"/>
    <style:style style:name="ce305N5" style:family="table-cell" style:parent-style-name="ce305" style:data-style-name="N121"/>
    <style:style style:name="ce305C6" style:family="table-cell" style:parent-style-name="ce305" style:data-style-name="N122"/>
    <style:style style:name="ce305P6" style:family="table-cell" style:parent-style-name="ce305" style:data-style-name="N123"/>
    <style:style style:name="ce305N6" style:family="table-cell" style:parent-style-name="ce305" style:data-style-name="N124"/>
    <style:style style:name="ce305C7" style:family="table-cell" style:parent-style-name="ce305" style:data-style-name="N125"/>
    <style:style style:name="ce305P7" style:family="table-cell" style:parent-style-name="ce305" style:data-style-name="N126"/>
    <style:style style:name="ce305N7" style:family="table-cell" style:parent-style-name="ce305" style:data-style-name="N127"/>
    <style:style style:name="ce305C8" style:family="table-cell" style:parent-style-name="ce305" style:data-style-name="N128"/>
    <style:style style:name="ce305P8" style:family="table-cell" style:parent-style-name="ce305" style:data-style-name="N129"/>
    <style:style style:name="ce305N8" style:family="table-cell" style:parent-style-name="ce305" style:data-style-name="N130"/>
    <style:style style:name="ce306" style:family="table-cell">
      <style:table-cell-properties style:text-align-source="fix" style:repeat-content="false"/>
      <style:paragraph-properties fo:text-align="center"/>
      <style:text-properties fo:color="#D5334B" style:font-name="Tahoma" fo:font-size="10pt" fo:font-weight="bold"/>
    </style:style>
    <style:style style:name="ce306DA" style:family="table-cell" style:parent-style-name="ce306" style:data-style-name="N36"/>
    <style:style style:name="ce306DH" style:family="table-cell" style:parent-style-name="ce306" style:data-style-name="N51"/>
    <style:style style:name="ce306DE" style:family="table-cell" style:parent-style-name="ce306" style:data-style-name="N76"/>
    <style:style style:name="ce306C0" style:family="table-cell" style:parent-style-name="ce306" style:data-style-name="N103"/>
    <style:style style:name="ce306P0" style:family="table-cell" style:parent-style-name="ce306" style:data-style-name="N10"/>
    <style:style style:name="ce306N0" style:family="table-cell" style:parent-style-name="ce306" style:data-style-name="N113"/>
    <style:style style:name="ce306C1" style:family="table-cell" style:parent-style-name="ce306" style:data-style-name="N110"/>
    <style:style style:name="ce306P1" style:family="table-cell" style:parent-style-name="ce306" style:data-style-name="N111"/>
    <style:style style:name="ce306N1" style:family="table-cell" style:parent-style-name="ce306" style:data-style-name="N112"/>
    <style:style style:name="ce306C2" style:family="table-cell" style:parent-style-name="ce306" style:data-style-name="N104"/>
    <style:style style:name="ce306P2" style:family="table-cell" style:parent-style-name="ce306" style:data-style-name="N11"/>
    <style:style style:name="ce306N2" style:family="table-cell" style:parent-style-name="ce306" style:data-style-name="N109"/>
    <style:style style:name="ce306C3" style:family="table-cell" style:parent-style-name="ce306" style:data-style-name="N114"/>
    <style:style style:name="ce306P3" style:family="table-cell" style:parent-style-name="ce306" style:data-style-name="N107"/>
    <style:style style:name="ce306N3" style:family="table-cell" style:parent-style-name="ce306" style:data-style-name="N115"/>
    <style:style style:name="ce306C4" style:family="table-cell" style:parent-style-name="ce306" style:data-style-name="N116"/>
    <style:style style:name="ce306P4" style:family="table-cell" style:parent-style-name="ce306" style:data-style-name="N118"/>
    <style:style style:name="ce306N4" style:family="table-cell" style:parent-style-name="ce306" style:data-style-name="N117"/>
    <style:style style:name="ce306C5" style:family="table-cell" style:parent-style-name="ce306" style:data-style-name="N119"/>
    <style:style style:name="ce306P5" style:family="table-cell" style:parent-style-name="ce306" style:data-style-name="N120"/>
    <style:style style:name="ce306N5" style:family="table-cell" style:parent-style-name="ce306" style:data-style-name="N121"/>
    <style:style style:name="ce306C6" style:family="table-cell" style:parent-style-name="ce306" style:data-style-name="N122"/>
    <style:style style:name="ce306P6" style:family="table-cell" style:parent-style-name="ce306" style:data-style-name="N123"/>
    <style:style style:name="ce306N6" style:family="table-cell" style:parent-style-name="ce306" style:data-style-name="N124"/>
    <style:style style:name="ce306C7" style:family="table-cell" style:parent-style-name="ce306" style:data-style-name="N125"/>
    <style:style style:name="ce306P7" style:family="table-cell" style:parent-style-name="ce306" style:data-style-name="N126"/>
    <style:style style:name="ce306N7" style:family="table-cell" style:parent-style-name="ce306" style:data-style-name="N127"/>
    <style:style style:name="ce306C8" style:family="table-cell" style:parent-style-name="ce306" style:data-style-name="N128"/>
    <style:style style:name="ce306P8" style:family="table-cell" style:parent-style-name="ce306" style:data-style-name="N129"/>
    <style:style style:name="ce306N8" style:family="table-cell" style:parent-style-name="ce306" style:data-style-name="N130"/>
    <style:style style:name="ce307" style:family="table-cell">
      <style:table-cell-properties style:text-align-source="fix" style:repeat-content="false"/>
      <style:paragraph-properties fo:text-align="center"/>
      <style:text-properties fo:color="#E16F80" style:font-name="Tahoma" fo:font-size="10pt" fo:font-weight="bold"/>
    </style:style>
    <style:style style:name="ce307DA" style:family="table-cell" style:parent-style-name="ce307" style:data-style-name="N36"/>
    <style:style style:name="ce307DH" style:family="table-cell" style:parent-style-name="ce307" style:data-style-name="N51"/>
    <style:style style:name="ce307DE" style:family="table-cell" style:parent-style-name="ce307" style:data-style-name="N76"/>
    <style:style style:name="ce307C0" style:family="table-cell" style:parent-style-name="ce307" style:data-style-name="N103"/>
    <style:style style:name="ce307P0" style:family="table-cell" style:parent-style-name="ce307" style:data-style-name="N10"/>
    <style:style style:name="ce307N0" style:family="table-cell" style:parent-style-name="ce307" style:data-style-name="N113"/>
    <style:style style:name="ce307C1" style:family="table-cell" style:parent-style-name="ce307" style:data-style-name="N110"/>
    <style:style style:name="ce307P1" style:family="table-cell" style:parent-style-name="ce307" style:data-style-name="N111"/>
    <style:style style:name="ce307N1" style:family="table-cell" style:parent-style-name="ce307" style:data-style-name="N112"/>
    <style:style style:name="ce307C2" style:family="table-cell" style:parent-style-name="ce307" style:data-style-name="N104"/>
    <style:style style:name="ce307P2" style:family="table-cell" style:parent-style-name="ce307" style:data-style-name="N11"/>
    <style:style style:name="ce307N2" style:family="table-cell" style:parent-style-name="ce307" style:data-style-name="N109"/>
    <style:style style:name="ce307C3" style:family="table-cell" style:parent-style-name="ce307" style:data-style-name="N114"/>
    <style:style style:name="ce307P3" style:family="table-cell" style:parent-style-name="ce307" style:data-style-name="N107"/>
    <style:style style:name="ce307N3" style:family="table-cell" style:parent-style-name="ce307" style:data-style-name="N115"/>
    <style:style style:name="ce307C4" style:family="table-cell" style:parent-style-name="ce307" style:data-style-name="N116"/>
    <style:style style:name="ce307P4" style:family="table-cell" style:parent-style-name="ce307" style:data-style-name="N118"/>
    <style:style style:name="ce307N4" style:family="table-cell" style:parent-style-name="ce307" style:data-style-name="N117"/>
    <style:style style:name="ce307C5" style:family="table-cell" style:parent-style-name="ce307" style:data-style-name="N119"/>
    <style:style style:name="ce307P5" style:family="table-cell" style:parent-style-name="ce307" style:data-style-name="N120"/>
    <style:style style:name="ce307N5" style:family="table-cell" style:parent-style-name="ce307" style:data-style-name="N121"/>
    <style:style style:name="ce307C6" style:family="table-cell" style:parent-style-name="ce307" style:data-style-name="N122"/>
    <style:style style:name="ce307P6" style:family="table-cell" style:parent-style-name="ce307" style:data-style-name="N123"/>
    <style:style style:name="ce307N6" style:family="table-cell" style:parent-style-name="ce307" style:data-style-name="N124"/>
    <style:style style:name="ce307C7" style:family="table-cell" style:parent-style-name="ce307" style:data-style-name="N125"/>
    <style:style style:name="ce307P7" style:family="table-cell" style:parent-style-name="ce307" style:data-style-name="N126"/>
    <style:style style:name="ce307N7" style:family="table-cell" style:parent-style-name="ce307" style:data-style-name="N127"/>
    <style:style style:name="ce307C8" style:family="table-cell" style:parent-style-name="ce307" style:data-style-name="N128"/>
    <style:style style:name="ce307P8" style:family="table-cell" style:parent-style-name="ce307" style:data-style-name="N129"/>
    <style:style style:name="ce307N8" style:family="table-cell" style:parent-style-name="ce307" style:data-style-name="N130"/>
    <style:style style:name="ce308" style:family="table-cell">
      <style:table-cell-properties style:text-align-source="fix" style:repeat-content="false"/>
      <style:paragraph-properties fo:text-align="center"/>
      <style:text-properties fo:color="#B000B0" style:font-name="Tahoma" fo:font-size="10pt" fo:font-weight="bold"/>
    </style:style>
    <style:style style:name="ce308DA" style:family="table-cell" style:parent-style-name="ce308" style:data-style-name="N36"/>
    <style:style style:name="ce308DH" style:family="table-cell" style:parent-style-name="ce308" style:data-style-name="N51"/>
    <style:style style:name="ce308DE" style:family="table-cell" style:parent-style-name="ce308" style:data-style-name="N76"/>
    <style:style style:name="ce308C0" style:family="table-cell" style:parent-style-name="ce308" style:data-style-name="N103"/>
    <style:style style:name="ce308P0" style:family="table-cell" style:parent-style-name="ce308" style:data-style-name="N10"/>
    <style:style style:name="ce308N0" style:family="table-cell" style:parent-style-name="ce308" style:data-style-name="N113"/>
    <style:style style:name="ce308C1" style:family="table-cell" style:parent-style-name="ce308" style:data-style-name="N110"/>
    <style:style style:name="ce308P1" style:family="table-cell" style:parent-style-name="ce308" style:data-style-name="N111"/>
    <style:style style:name="ce308N1" style:family="table-cell" style:parent-style-name="ce308" style:data-style-name="N112"/>
    <style:style style:name="ce308C2" style:family="table-cell" style:parent-style-name="ce308" style:data-style-name="N104"/>
    <style:style style:name="ce308P2" style:family="table-cell" style:parent-style-name="ce308" style:data-style-name="N11"/>
    <style:style style:name="ce308N2" style:family="table-cell" style:parent-style-name="ce308" style:data-style-name="N109"/>
    <style:style style:name="ce308C3" style:family="table-cell" style:parent-style-name="ce308" style:data-style-name="N114"/>
    <style:style style:name="ce308P3" style:family="table-cell" style:parent-style-name="ce308" style:data-style-name="N107"/>
    <style:style style:name="ce308N3" style:family="table-cell" style:parent-style-name="ce308" style:data-style-name="N115"/>
    <style:style style:name="ce308C4" style:family="table-cell" style:parent-style-name="ce308" style:data-style-name="N116"/>
    <style:style style:name="ce308P4" style:family="table-cell" style:parent-style-name="ce308" style:data-style-name="N118"/>
    <style:style style:name="ce308N4" style:family="table-cell" style:parent-style-name="ce308" style:data-style-name="N117"/>
    <style:style style:name="ce308C5" style:family="table-cell" style:parent-style-name="ce308" style:data-style-name="N119"/>
    <style:style style:name="ce308P5" style:family="table-cell" style:parent-style-name="ce308" style:data-style-name="N120"/>
    <style:style style:name="ce308N5" style:family="table-cell" style:parent-style-name="ce308" style:data-style-name="N121"/>
    <style:style style:name="ce308C6" style:family="table-cell" style:parent-style-name="ce308" style:data-style-name="N122"/>
    <style:style style:name="ce308P6" style:family="table-cell" style:parent-style-name="ce308" style:data-style-name="N123"/>
    <style:style style:name="ce308N6" style:family="table-cell" style:parent-style-name="ce308" style:data-style-name="N124"/>
    <style:style style:name="ce308C7" style:family="table-cell" style:parent-style-name="ce308" style:data-style-name="N125"/>
    <style:style style:name="ce308P7" style:family="table-cell" style:parent-style-name="ce308" style:data-style-name="N126"/>
    <style:style style:name="ce308N7" style:family="table-cell" style:parent-style-name="ce308" style:data-style-name="N127"/>
    <style:style style:name="ce308C8" style:family="table-cell" style:parent-style-name="ce308" style:data-style-name="N128"/>
    <style:style style:name="ce308P8" style:family="table-cell" style:parent-style-name="ce308" style:data-style-name="N129"/>
    <style:style style:name="ce308N8" style:family="table-cell" style:parent-style-name="ce308" style:data-style-name="N130"/>
    <style:style style:name="ce309" style:family="table-cell">
      <style:table-cell-properties style:text-align-source="fix" style:repeat-content="false"/>
      <style:paragraph-properties fo:text-align="center"/>
      <style:text-properties fo:color="#770077" style:font-name="Tahoma" fo:font-size="10pt" fo:font-weight="bold"/>
    </style:style>
    <style:style style:name="ce309DA" style:family="table-cell" style:parent-style-name="ce309" style:data-style-name="N36"/>
    <style:style style:name="ce309DH" style:family="table-cell" style:parent-style-name="ce309" style:data-style-name="N51"/>
    <style:style style:name="ce309DE" style:family="table-cell" style:parent-style-name="ce309" style:data-style-name="N76"/>
    <style:style style:name="ce309C0" style:family="table-cell" style:parent-style-name="ce309" style:data-style-name="N103"/>
    <style:style style:name="ce309P0" style:family="table-cell" style:parent-style-name="ce309" style:data-style-name="N10"/>
    <style:style style:name="ce309N0" style:family="table-cell" style:parent-style-name="ce309" style:data-style-name="N113"/>
    <style:style style:name="ce309C1" style:family="table-cell" style:parent-style-name="ce309" style:data-style-name="N110"/>
    <style:style style:name="ce309P1" style:family="table-cell" style:parent-style-name="ce309" style:data-style-name="N111"/>
    <style:style style:name="ce309N1" style:family="table-cell" style:parent-style-name="ce309" style:data-style-name="N112"/>
    <style:style style:name="ce309C2" style:family="table-cell" style:parent-style-name="ce309" style:data-style-name="N104"/>
    <style:style style:name="ce309P2" style:family="table-cell" style:parent-style-name="ce309" style:data-style-name="N11"/>
    <style:style style:name="ce309N2" style:family="table-cell" style:parent-style-name="ce309" style:data-style-name="N109"/>
    <style:style style:name="ce309C3" style:family="table-cell" style:parent-style-name="ce309" style:data-style-name="N114"/>
    <style:style style:name="ce309P3" style:family="table-cell" style:parent-style-name="ce309" style:data-style-name="N107"/>
    <style:style style:name="ce309N3" style:family="table-cell" style:parent-style-name="ce309" style:data-style-name="N115"/>
    <style:style style:name="ce309C4" style:family="table-cell" style:parent-style-name="ce309" style:data-style-name="N116"/>
    <style:style style:name="ce309P4" style:family="table-cell" style:parent-style-name="ce309" style:data-style-name="N118"/>
    <style:style style:name="ce309N4" style:family="table-cell" style:parent-style-name="ce309" style:data-style-name="N117"/>
    <style:style style:name="ce309C5" style:family="table-cell" style:parent-style-name="ce309" style:data-style-name="N119"/>
    <style:style style:name="ce309P5" style:family="table-cell" style:parent-style-name="ce309" style:data-style-name="N120"/>
    <style:style style:name="ce309N5" style:family="table-cell" style:parent-style-name="ce309" style:data-style-name="N121"/>
    <style:style style:name="ce309C6" style:family="table-cell" style:parent-style-name="ce309" style:data-style-name="N122"/>
    <style:style style:name="ce309P6" style:family="table-cell" style:parent-style-name="ce309" style:data-style-name="N123"/>
    <style:style style:name="ce309N6" style:family="table-cell" style:parent-style-name="ce309" style:data-style-name="N124"/>
    <style:style style:name="ce309C7" style:family="table-cell" style:parent-style-name="ce309" style:data-style-name="N125"/>
    <style:style style:name="ce309P7" style:family="table-cell" style:parent-style-name="ce309" style:data-style-name="N126"/>
    <style:style style:name="ce309N7" style:family="table-cell" style:parent-style-name="ce309" style:data-style-name="N127"/>
    <style:style style:name="ce309C8" style:family="table-cell" style:parent-style-name="ce309" style:data-style-name="N128"/>
    <style:style style:name="ce309P8" style:family="table-cell" style:parent-style-name="ce309" style:data-style-name="N129"/>
    <style:style style:name="ce309N8" style:family="table-cell" style:parent-style-name="ce309" style:data-style-name="N130"/>
    <style:style style:name="ce310" style:family="table-cell">
      <style:table-cell-properties style:text-align-source="fix" style:repeat-content="false"/>
      <style:paragraph-properties fo:text-align="center"/>
      <style:text-properties fo:color="#BBBB00" style:font-name="Tahoma" fo:font-size="10pt" fo:font-weight="bold"/>
    </style:style>
    <style:style style:name="ce310DA" style:family="table-cell" style:parent-style-name="ce310" style:data-style-name="N36"/>
    <style:style style:name="ce310DH" style:family="table-cell" style:parent-style-name="ce310" style:data-style-name="N51"/>
    <style:style style:name="ce310DE" style:family="table-cell" style:parent-style-name="ce310" style:data-style-name="N76"/>
    <style:style style:name="ce310C0" style:family="table-cell" style:parent-style-name="ce310" style:data-style-name="N103"/>
    <style:style style:name="ce310P0" style:family="table-cell" style:parent-style-name="ce310" style:data-style-name="N10"/>
    <style:style style:name="ce310N0" style:family="table-cell" style:parent-style-name="ce310" style:data-style-name="N113"/>
    <style:style style:name="ce310C1" style:family="table-cell" style:parent-style-name="ce310" style:data-style-name="N110"/>
    <style:style style:name="ce310P1" style:family="table-cell" style:parent-style-name="ce310" style:data-style-name="N111"/>
    <style:style style:name="ce310N1" style:family="table-cell" style:parent-style-name="ce310" style:data-style-name="N112"/>
    <style:style style:name="ce310C2" style:family="table-cell" style:parent-style-name="ce310" style:data-style-name="N104"/>
    <style:style style:name="ce310P2" style:family="table-cell" style:parent-style-name="ce310" style:data-style-name="N11"/>
    <style:style style:name="ce310N2" style:family="table-cell" style:parent-style-name="ce310" style:data-style-name="N109"/>
    <style:style style:name="ce310C3" style:family="table-cell" style:parent-style-name="ce310" style:data-style-name="N114"/>
    <style:style style:name="ce310P3" style:family="table-cell" style:parent-style-name="ce310" style:data-style-name="N107"/>
    <style:style style:name="ce310N3" style:family="table-cell" style:parent-style-name="ce310" style:data-style-name="N115"/>
    <style:style style:name="ce310C4" style:family="table-cell" style:parent-style-name="ce310" style:data-style-name="N116"/>
    <style:style style:name="ce310P4" style:family="table-cell" style:parent-style-name="ce310" style:data-style-name="N118"/>
    <style:style style:name="ce310N4" style:family="table-cell" style:parent-style-name="ce310" style:data-style-name="N117"/>
    <style:style style:name="ce310C5" style:family="table-cell" style:parent-style-name="ce310" style:data-style-name="N119"/>
    <style:style style:name="ce310P5" style:family="table-cell" style:parent-style-name="ce310" style:data-style-name="N120"/>
    <style:style style:name="ce310N5" style:family="table-cell" style:parent-style-name="ce310" style:data-style-name="N121"/>
    <style:style style:name="ce310C6" style:family="table-cell" style:parent-style-name="ce310" style:data-style-name="N122"/>
    <style:style style:name="ce310P6" style:family="table-cell" style:parent-style-name="ce310" style:data-style-name="N123"/>
    <style:style style:name="ce310N6" style:family="table-cell" style:parent-style-name="ce310" style:data-style-name="N124"/>
    <style:style style:name="ce310C7" style:family="table-cell" style:parent-style-name="ce310" style:data-style-name="N125"/>
    <style:style style:name="ce310P7" style:family="table-cell" style:parent-style-name="ce310" style:data-style-name="N126"/>
    <style:style style:name="ce310N7" style:family="table-cell" style:parent-style-name="ce310" style:data-style-name="N127"/>
    <style:style style:name="ce310C8" style:family="table-cell" style:parent-style-name="ce310" style:data-style-name="N128"/>
    <style:style style:name="ce310P8" style:family="table-cell" style:parent-style-name="ce310" style:data-style-name="N129"/>
    <style:style style:name="ce310N8" style:family="table-cell" style:parent-style-name="ce310" style:data-style-name="N130"/>
    <style:style style:name="ce311" style:family="table-cell">
      <style:table-cell-properties style:text-align-source="fix" style:repeat-content="false"/>
      <style:paragraph-properties fo:text-align="center"/>
      <style:text-properties fo:color="#028DD0" style:font-name="Tahoma" fo:font-size="10pt" fo:font-weight="bold"/>
    </style:style>
    <style:style style:name="ce311DA" style:family="table-cell" style:parent-style-name="ce311" style:data-style-name="N36"/>
    <style:style style:name="ce311DH" style:family="table-cell" style:parent-style-name="ce311" style:data-style-name="N51"/>
    <style:style style:name="ce311DE" style:family="table-cell" style:parent-style-name="ce311" style:data-style-name="N76"/>
    <style:style style:name="ce311C0" style:family="table-cell" style:parent-style-name="ce311" style:data-style-name="N103"/>
    <style:style style:name="ce311P0" style:family="table-cell" style:parent-style-name="ce311" style:data-style-name="N10"/>
    <style:style style:name="ce311N0" style:family="table-cell" style:parent-style-name="ce311" style:data-style-name="N113"/>
    <style:style style:name="ce311C1" style:family="table-cell" style:parent-style-name="ce311" style:data-style-name="N110"/>
    <style:style style:name="ce311P1" style:family="table-cell" style:parent-style-name="ce311" style:data-style-name="N111"/>
    <style:style style:name="ce311N1" style:family="table-cell" style:parent-style-name="ce311" style:data-style-name="N112"/>
    <style:style style:name="ce311C2" style:family="table-cell" style:parent-style-name="ce311" style:data-style-name="N104"/>
    <style:style style:name="ce311P2" style:family="table-cell" style:parent-style-name="ce311" style:data-style-name="N11"/>
    <style:style style:name="ce311N2" style:family="table-cell" style:parent-style-name="ce311" style:data-style-name="N109"/>
    <style:style style:name="ce311C3" style:family="table-cell" style:parent-style-name="ce311" style:data-style-name="N114"/>
    <style:style style:name="ce311P3" style:family="table-cell" style:parent-style-name="ce311" style:data-style-name="N107"/>
    <style:style style:name="ce311N3" style:family="table-cell" style:parent-style-name="ce311" style:data-style-name="N115"/>
    <style:style style:name="ce311C4" style:family="table-cell" style:parent-style-name="ce311" style:data-style-name="N116"/>
    <style:style style:name="ce311P4" style:family="table-cell" style:parent-style-name="ce311" style:data-style-name="N118"/>
    <style:style style:name="ce311N4" style:family="table-cell" style:parent-style-name="ce311" style:data-style-name="N117"/>
    <style:style style:name="ce311C5" style:family="table-cell" style:parent-style-name="ce311" style:data-style-name="N119"/>
    <style:style style:name="ce311P5" style:family="table-cell" style:parent-style-name="ce311" style:data-style-name="N120"/>
    <style:style style:name="ce311N5" style:family="table-cell" style:parent-style-name="ce311" style:data-style-name="N121"/>
    <style:style style:name="ce311C6" style:family="table-cell" style:parent-style-name="ce311" style:data-style-name="N122"/>
    <style:style style:name="ce311P6" style:family="table-cell" style:parent-style-name="ce311" style:data-style-name="N123"/>
    <style:style style:name="ce311N6" style:family="table-cell" style:parent-style-name="ce311" style:data-style-name="N124"/>
    <style:style style:name="ce311C7" style:family="table-cell" style:parent-style-name="ce311" style:data-style-name="N125"/>
    <style:style style:name="ce311P7" style:family="table-cell" style:parent-style-name="ce311" style:data-style-name="N126"/>
    <style:style style:name="ce311N7" style:family="table-cell" style:parent-style-name="ce311" style:data-style-name="N127"/>
    <style:style style:name="ce311C8" style:family="table-cell" style:parent-style-name="ce311" style:data-style-name="N128"/>
    <style:style style:name="ce311P8" style:family="table-cell" style:parent-style-name="ce311" style:data-style-name="N129"/>
    <style:style style:name="ce311N8" style:family="table-cell" style:parent-style-name="ce311" style:data-style-name="N130"/>
    <style:style style:name="ce312" style:family="table-cell">
      <style:table-cell-properties style:text-align-source="fix" style:repeat-content="false"/>
      <style:paragraph-properties fo:text-align="center"/>
      <style:text-properties fo:color="#31DB0F" style:font-name="Tahoma" fo:font-size="10pt" fo:font-weight="bold"/>
    </style:style>
    <style:style style:name="ce312DA" style:family="table-cell" style:parent-style-name="ce312" style:data-style-name="N36"/>
    <style:style style:name="ce312DH" style:family="table-cell" style:parent-style-name="ce312" style:data-style-name="N51"/>
    <style:style style:name="ce312DE" style:family="table-cell" style:parent-style-name="ce312" style:data-style-name="N76"/>
    <style:style style:name="ce312C0" style:family="table-cell" style:parent-style-name="ce312" style:data-style-name="N103"/>
    <style:style style:name="ce312P0" style:family="table-cell" style:parent-style-name="ce312" style:data-style-name="N10"/>
    <style:style style:name="ce312N0" style:family="table-cell" style:parent-style-name="ce312" style:data-style-name="N113"/>
    <style:style style:name="ce312C1" style:family="table-cell" style:parent-style-name="ce312" style:data-style-name="N110"/>
    <style:style style:name="ce312P1" style:family="table-cell" style:parent-style-name="ce312" style:data-style-name="N111"/>
    <style:style style:name="ce312N1" style:family="table-cell" style:parent-style-name="ce312" style:data-style-name="N112"/>
    <style:style style:name="ce312C2" style:family="table-cell" style:parent-style-name="ce312" style:data-style-name="N104"/>
    <style:style style:name="ce312P2" style:family="table-cell" style:parent-style-name="ce312" style:data-style-name="N11"/>
    <style:style style:name="ce312N2" style:family="table-cell" style:parent-style-name="ce312" style:data-style-name="N109"/>
    <style:style style:name="ce312C3" style:family="table-cell" style:parent-style-name="ce312" style:data-style-name="N114"/>
    <style:style style:name="ce312P3" style:family="table-cell" style:parent-style-name="ce312" style:data-style-name="N107"/>
    <style:style style:name="ce312N3" style:family="table-cell" style:parent-style-name="ce312" style:data-style-name="N115"/>
    <style:style style:name="ce312C4" style:family="table-cell" style:parent-style-name="ce312" style:data-style-name="N116"/>
    <style:style style:name="ce312P4" style:family="table-cell" style:parent-style-name="ce312" style:data-style-name="N118"/>
    <style:style style:name="ce312N4" style:family="table-cell" style:parent-style-name="ce312" style:data-style-name="N117"/>
    <style:style style:name="ce312C5" style:family="table-cell" style:parent-style-name="ce312" style:data-style-name="N119"/>
    <style:style style:name="ce312P5" style:family="table-cell" style:parent-style-name="ce312" style:data-style-name="N120"/>
    <style:style style:name="ce312N5" style:family="table-cell" style:parent-style-name="ce312" style:data-style-name="N121"/>
    <style:style style:name="ce312C6" style:family="table-cell" style:parent-style-name="ce312" style:data-style-name="N122"/>
    <style:style style:name="ce312P6" style:family="table-cell" style:parent-style-name="ce312" style:data-style-name="N123"/>
    <style:style style:name="ce312N6" style:family="table-cell" style:parent-style-name="ce312" style:data-style-name="N124"/>
    <style:style style:name="ce312C7" style:family="table-cell" style:parent-style-name="ce312" style:data-style-name="N125"/>
    <style:style style:name="ce312P7" style:family="table-cell" style:parent-style-name="ce312" style:data-style-name="N126"/>
    <style:style style:name="ce312N7" style:family="table-cell" style:parent-style-name="ce312" style:data-style-name="N127"/>
    <style:style style:name="ce312C8" style:family="table-cell" style:parent-style-name="ce312" style:data-style-name="N128"/>
    <style:style style:name="ce312P8" style:family="table-cell" style:parent-style-name="ce312" style:data-style-name="N129"/>
    <style:style style:name="ce312N8" style:family="table-cell" style:parent-style-name="ce312" style:data-style-name="N130"/>
    <style:style style:name="ce313" style:family="table-cell">
      <style:table-cell-properties style:text-align-source="fix" style:repeat-content="false"/>
      <style:paragraph-properties fo:text-align="center"/>
      <style:text-properties fo:color="#FF8000" style:font-name="Tahoma" fo:font-size="10pt" fo:font-weight="bold"/>
    </style:style>
    <style:style style:name="ce313DA" style:family="table-cell" style:parent-style-name="ce313" style:data-style-name="N36"/>
    <style:style style:name="ce313DH" style:family="table-cell" style:parent-style-name="ce313" style:data-style-name="N51"/>
    <style:style style:name="ce313DE" style:family="table-cell" style:parent-style-name="ce313" style:data-style-name="N76"/>
    <style:style style:name="ce313C0" style:family="table-cell" style:parent-style-name="ce313" style:data-style-name="N103"/>
    <style:style style:name="ce313P0" style:family="table-cell" style:parent-style-name="ce313" style:data-style-name="N10"/>
    <style:style style:name="ce313N0" style:family="table-cell" style:parent-style-name="ce313" style:data-style-name="N113"/>
    <style:style style:name="ce313C1" style:family="table-cell" style:parent-style-name="ce313" style:data-style-name="N110"/>
    <style:style style:name="ce313P1" style:family="table-cell" style:parent-style-name="ce313" style:data-style-name="N111"/>
    <style:style style:name="ce313N1" style:family="table-cell" style:parent-style-name="ce313" style:data-style-name="N112"/>
    <style:style style:name="ce313C2" style:family="table-cell" style:parent-style-name="ce313" style:data-style-name="N104"/>
    <style:style style:name="ce313P2" style:family="table-cell" style:parent-style-name="ce313" style:data-style-name="N11"/>
    <style:style style:name="ce313N2" style:family="table-cell" style:parent-style-name="ce313" style:data-style-name="N109"/>
    <style:style style:name="ce313C3" style:family="table-cell" style:parent-style-name="ce313" style:data-style-name="N114"/>
    <style:style style:name="ce313P3" style:family="table-cell" style:parent-style-name="ce313" style:data-style-name="N107"/>
    <style:style style:name="ce313N3" style:family="table-cell" style:parent-style-name="ce313" style:data-style-name="N115"/>
    <style:style style:name="ce313C4" style:family="table-cell" style:parent-style-name="ce313" style:data-style-name="N116"/>
    <style:style style:name="ce313P4" style:family="table-cell" style:parent-style-name="ce313" style:data-style-name="N118"/>
    <style:style style:name="ce313N4" style:family="table-cell" style:parent-style-name="ce313" style:data-style-name="N117"/>
    <style:style style:name="ce313C5" style:family="table-cell" style:parent-style-name="ce313" style:data-style-name="N119"/>
    <style:style style:name="ce313P5" style:family="table-cell" style:parent-style-name="ce313" style:data-style-name="N120"/>
    <style:style style:name="ce313N5" style:family="table-cell" style:parent-style-name="ce313" style:data-style-name="N121"/>
    <style:style style:name="ce313C6" style:family="table-cell" style:parent-style-name="ce313" style:data-style-name="N122"/>
    <style:style style:name="ce313P6" style:family="table-cell" style:parent-style-name="ce313" style:data-style-name="N123"/>
    <style:style style:name="ce313N6" style:family="table-cell" style:parent-style-name="ce313" style:data-style-name="N124"/>
    <style:style style:name="ce313C7" style:family="table-cell" style:parent-style-name="ce313" style:data-style-name="N125"/>
    <style:style style:name="ce313P7" style:family="table-cell" style:parent-style-name="ce313" style:data-style-name="N126"/>
    <style:style style:name="ce313N7" style:family="table-cell" style:parent-style-name="ce313" style:data-style-name="N127"/>
    <style:style style:name="ce313C8" style:family="table-cell" style:parent-style-name="ce313" style:data-style-name="N128"/>
    <style:style style:name="ce313P8" style:family="table-cell" style:parent-style-name="ce313" style:data-style-name="N129"/>
    <style:style style:name="ce313N8" style:family="table-cell" style:parent-style-name="ce313" style:data-style-name="N130"/>
    <style:style style:name="ce314" style:family="table-cell">
      <style:table-cell-properties style:text-align-source="fix" style:repeat-content="false"/>
      <style:paragraph-properties fo:text-align="center"/>
      <style:text-properties fo:color="#FFA54A" style:font-name="Tahoma" fo:font-size="10pt" fo:font-weight="bold"/>
    </style:style>
    <style:style style:name="ce314DA" style:family="table-cell" style:parent-style-name="ce314" style:data-style-name="N36"/>
    <style:style style:name="ce314DH" style:family="table-cell" style:parent-style-name="ce314" style:data-style-name="N51"/>
    <style:style style:name="ce314DE" style:family="table-cell" style:parent-style-name="ce314" style:data-style-name="N76"/>
    <style:style style:name="ce314C0" style:family="table-cell" style:parent-style-name="ce314" style:data-style-name="N103"/>
    <style:style style:name="ce314P0" style:family="table-cell" style:parent-style-name="ce314" style:data-style-name="N10"/>
    <style:style style:name="ce314N0" style:family="table-cell" style:parent-style-name="ce314" style:data-style-name="N113"/>
    <style:style style:name="ce314C1" style:family="table-cell" style:parent-style-name="ce314" style:data-style-name="N110"/>
    <style:style style:name="ce314P1" style:family="table-cell" style:parent-style-name="ce314" style:data-style-name="N111"/>
    <style:style style:name="ce314N1" style:family="table-cell" style:parent-style-name="ce314" style:data-style-name="N112"/>
    <style:style style:name="ce314C2" style:family="table-cell" style:parent-style-name="ce314" style:data-style-name="N104"/>
    <style:style style:name="ce314P2" style:family="table-cell" style:parent-style-name="ce314" style:data-style-name="N11"/>
    <style:style style:name="ce314N2" style:family="table-cell" style:parent-style-name="ce314" style:data-style-name="N109"/>
    <style:style style:name="ce314C3" style:family="table-cell" style:parent-style-name="ce314" style:data-style-name="N114"/>
    <style:style style:name="ce314P3" style:family="table-cell" style:parent-style-name="ce314" style:data-style-name="N107"/>
    <style:style style:name="ce314N3" style:family="table-cell" style:parent-style-name="ce314" style:data-style-name="N115"/>
    <style:style style:name="ce314C4" style:family="table-cell" style:parent-style-name="ce314" style:data-style-name="N116"/>
    <style:style style:name="ce314P4" style:family="table-cell" style:parent-style-name="ce314" style:data-style-name="N118"/>
    <style:style style:name="ce314N4" style:family="table-cell" style:parent-style-name="ce314" style:data-style-name="N117"/>
    <style:style style:name="ce314C5" style:family="table-cell" style:parent-style-name="ce314" style:data-style-name="N119"/>
    <style:style style:name="ce314P5" style:family="table-cell" style:parent-style-name="ce314" style:data-style-name="N120"/>
    <style:style style:name="ce314N5" style:family="table-cell" style:parent-style-name="ce314" style:data-style-name="N121"/>
    <style:style style:name="ce314C6" style:family="table-cell" style:parent-style-name="ce314" style:data-style-name="N122"/>
    <style:style style:name="ce314P6" style:family="table-cell" style:parent-style-name="ce314" style:data-style-name="N123"/>
    <style:style style:name="ce314N6" style:family="table-cell" style:parent-style-name="ce314" style:data-style-name="N124"/>
    <style:style style:name="ce314C7" style:family="table-cell" style:parent-style-name="ce314" style:data-style-name="N125"/>
    <style:style style:name="ce314P7" style:family="table-cell" style:parent-style-name="ce314" style:data-style-name="N126"/>
    <style:style style:name="ce314N7" style:family="table-cell" style:parent-style-name="ce314" style:data-style-name="N127"/>
    <style:style style:name="ce314C8" style:family="table-cell" style:parent-style-name="ce314" style:data-style-name="N128"/>
    <style:style style:name="ce314P8" style:family="table-cell" style:parent-style-name="ce314" style:data-style-name="N129"/>
    <style:style style:name="ce314N8" style:family="table-cell" style:parent-style-name="ce314" style:data-style-name="N130"/>
    <style:style style:name="ce315" style:family="table-cell">
      <style:table-cell-properties style:text-align-source="fix" style:repeat-content="false"/>
      <style:paragraph-properties fo:text-align="center"/>
      <style:text-properties fo:color="#B94C03" style:font-name="Tahoma" fo:font-size="10pt" fo:font-weight="bold"/>
    </style:style>
    <style:style style:name="ce315DA" style:family="table-cell" style:parent-style-name="ce315" style:data-style-name="N36"/>
    <style:style style:name="ce315DH" style:family="table-cell" style:parent-style-name="ce315" style:data-style-name="N51"/>
    <style:style style:name="ce315DE" style:family="table-cell" style:parent-style-name="ce315" style:data-style-name="N76"/>
    <style:style style:name="ce315C0" style:family="table-cell" style:parent-style-name="ce315" style:data-style-name="N103"/>
    <style:style style:name="ce315P0" style:family="table-cell" style:parent-style-name="ce315" style:data-style-name="N10"/>
    <style:style style:name="ce315N0" style:family="table-cell" style:parent-style-name="ce315" style:data-style-name="N113"/>
    <style:style style:name="ce315C1" style:family="table-cell" style:parent-style-name="ce315" style:data-style-name="N110"/>
    <style:style style:name="ce315P1" style:family="table-cell" style:parent-style-name="ce315" style:data-style-name="N111"/>
    <style:style style:name="ce315N1" style:family="table-cell" style:parent-style-name="ce315" style:data-style-name="N112"/>
    <style:style style:name="ce315C2" style:family="table-cell" style:parent-style-name="ce315" style:data-style-name="N104"/>
    <style:style style:name="ce315P2" style:family="table-cell" style:parent-style-name="ce315" style:data-style-name="N11"/>
    <style:style style:name="ce315N2" style:family="table-cell" style:parent-style-name="ce315" style:data-style-name="N109"/>
    <style:style style:name="ce315C3" style:family="table-cell" style:parent-style-name="ce315" style:data-style-name="N114"/>
    <style:style style:name="ce315P3" style:family="table-cell" style:parent-style-name="ce315" style:data-style-name="N107"/>
    <style:style style:name="ce315N3" style:family="table-cell" style:parent-style-name="ce315" style:data-style-name="N115"/>
    <style:style style:name="ce315C4" style:family="table-cell" style:parent-style-name="ce315" style:data-style-name="N116"/>
    <style:style style:name="ce315P4" style:family="table-cell" style:parent-style-name="ce315" style:data-style-name="N118"/>
    <style:style style:name="ce315N4" style:family="table-cell" style:parent-style-name="ce315" style:data-style-name="N117"/>
    <style:style style:name="ce315C5" style:family="table-cell" style:parent-style-name="ce315" style:data-style-name="N119"/>
    <style:style style:name="ce315P5" style:family="table-cell" style:parent-style-name="ce315" style:data-style-name="N120"/>
    <style:style style:name="ce315N5" style:family="table-cell" style:parent-style-name="ce315" style:data-style-name="N121"/>
    <style:style style:name="ce315C6" style:family="table-cell" style:parent-style-name="ce315" style:data-style-name="N122"/>
    <style:style style:name="ce315P6" style:family="table-cell" style:parent-style-name="ce315" style:data-style-name="N123"/>
    <style:style style:name="ce315N6" style:family="table-cell" style:parent-style-name="ce315" style:data-style-name="N124"/>
    <style:style style:name="ce315C7" style:family="table-cell" style:parent-style-name="ce315" style:data-style-name="N125"/>
    <style:style style:name="ce315P7" style:family="table-cell" style:parent-style-name="ce315" style:data-style-name="N126"/>
    <style:style style:name="ce315N7" style:family="table-cell" style:parent-style-name="ce315" style:data-style-name="N127"/>
    <style:style style:name="ce315C8" style:family="table-cell" style:parent-style-name="ce315" style:data-style-name="N128"/>
    <style:style style:name="ce315P8" style:family="table-cell" style:parent-style-name="ce315" style:data-style-name="N129"/>
    <style:style style:name="ce315N8" style:family="table-cell" style:parent-style-name="ce315" style:data-style-name="N130"/>
    <style:style style:name="ce316" style:family="table-cell">
      <style:table-cell-properties style:text-align-source="fix" style:repeat-content="false"/>
      <style:paragraph-properties fo:text-align="center"/>
      <style:text-properties fo:color="#474717" style:font-name="Tahoma" fo:font-size="10pt" fo:font-weight="bold"/>
    </style:style>
    <style:style style:name="ce316DA" style:family="table-cell" style:parent-style-name="ce316" style:data-style-name="N36"/>
    <style:style style:name="ce316DH" style:family="table-cell" style:parent-style-name="ce316" style:data-style-name="N51"/>
    <style:style style:name="ce316DE" style:family="table-cell" style:parent-style-name="ce316" style:data-style-name="N76"/>
    <style:style style:name="ce316C0" style:family="table-cell" style:parent-style-name="ce316" style:data-style-name="N103"/>
    <style:style style:name="ce316P0" style:family="table-cell" style:parent-style-name="ce316" style:data-style-name="N10"/>
    <style:style style:name="ce316N0" style:family="table-cell" style:parent-style-name="ce316" style:data-style-name="N113"/>
    <style:style style:name="ce316C1" style:family="table-cell" style:parent-style-name="ce316" style:data-style-name="N110"/>
    <style:style style:name="ce316P1" style:family="table-cell" style:parent-style-name="ce316" style:data-style-name="N111"/>
    <style:style style:name="ce316N1" style:family="table-cell" style:parent-style-name="ce316" style:data-style-name="N112"/>
    <style:style style:name="ce316C2" style:family="table-cell" style:parent-style-name="ce316" style:data-style-name="N104"/>
    <style:style style:name="ce316P2" style:family="table-cell" style:parent-style-name="ce316" style:data-style-name="N11"/>
    <style:style style:name="ce316N2" style:family="table-cell" style:parent-style-name="ce316" style:data-style-name="N109"/>
    <style:style style:name="ce316C3" style:family="table-cell" style:parent-style-name="ce316" style:data-style-name="N114"/>
    <style:style style:name="ce316P3" style:family="table-cell" style:parent-style-name="ce316" style:data-style-name="N107"/>
    <style:style style:name="ce316N3" style:family="table-cell" style:parent-style-name="ce316" style:data-style-name="N115"/>
    <style:style style:name="ce316C4" style:family="table-cell" style:parent-style-name="ce316" style:data-style-name="N116"/>
    <style:style style:name="ce316P4" style:family="table-cell" style:parent-style-name="ce316" style:data-style-name="N118"/>
    <style:style style:name="ce316N4" style:family="table-cell" style:parent-style-name="ce316" style:data-style-name="N117"/>
    <style:style style:name="ce316C5" style:family="table-cell" style:parent-style-name="ce316" style:data-style-name="N119"/>
    <style:style style:name="ce316P5" style:family="table-cell" style:parent-style-name="ce316" style:data-style-name="N120"/>
    <style:style style:name="ce316N5" style:family="table-cell" style:parent-style-name="ce316" style:data-style-name="N121"/>
    <style:style style:name="ce316C6" style:family="table-cell" style:parent-style-name="ce316" style:data-style-name="N122"/>
    <style:style style:name="ce316P6" style:family="table-cell" style:parent-style-name="ce316" style:data-style-name="N123"/>
    <style:style style:name="ce316N6" style:family="table-cell" style:parent-style-name="ce316" style:data-style-name="N124"/>
    <style:style style:name="ce316C7" style:family="table-cell" style:parent-style-name="ce316" style:data-style-name="N125"/>
    <style:style style:name="ce316P7" style:family="table-cell" style:parent-style-name="ce316" style:data-style-name="N126"/>
    <style:style style:name="ce316N7" style:family="table-cell" style:parent-style-name="ce316" style:data-style-name="N127"/>
    <style:style style:name="ce316C8" style:family="table-cell" style:parent-style-name="ce316" style:data-style-name="N128"/>
    <style:style style:name="ce316P8" style:family="table-cell" style:parent-style-name="ce316" style:data-style-name="N129"/>
    <style:style style:name="ce316N8" style:family="table-cell" style:parent-style-name="ce316" style:data-style-name="N130"/>
    <style:style style:name="ce317" style:family="table-cell">
      <style:table-cell-properties style:text-align-source="fix" style:repeat-content="false"/>
      <style:paragraph-properties fo:text-align="center"/>
      <style:text-properties fo:color="#0A0090" style:font-name="Tahoma" fo:font-size="10pt" fo:font-weight="bold"/>
    </style:style>
    <style:style style:name="ce317DA" style:family="table-cell" style:parent-style-name="ce317" style:data-style-name="N36"/>
    <style:style style:name="ce317DH" style:family="table-cell" style:parent-style-name="ce317" style:data-style-name="N51"/>
    <style:style style:name="ce317DE" style:family="table-cell" style:parent-style-name="ce317" style:data-style-name="N76"/>
    <style:style style:name="ce317C0" style:family="table-cell" style:parent-style-name="ce317" style:data-style-name="N103"/>
    <style:style style:name="ce317P0" style:family="table-cell" style:parent-style-name="ce317" style:data-style-name="N10"/>
    <style:style style:name="ce317N0" style:family="table-cell" style:parent-style-name="ce317" style:data-style-name="N113"/>
    <style:style style:name="ce317C1" style:family="table-cell" style:parent-style-name="ce317" style:data-style-name="N110"/>
    <style:style style:name="ce317P1" style:family="table-cell" style:parent-style-name="ce317" style:data-style-name="N111"/>
    <style:style style:name="ce317N1" style:family="table-cell" style:parent-style-name="ce317" style:data-style-name="N112"/>
    <style:style style:name="ce317C2" style:family="table-cell" style:parent-style-name="ce317" style:data-style-name="N104"/>
    <style:style style:name="ce317P2" style:family="table-cell" style:parent-style-name="ce317" style:data-style-name="N11"/>
    <style:style style:name="ce317N2" style:family="table-cell" style:parent-style-name="ce317" style:data-style-name="N109"/>
    <style:style style:name="ce317C3" style:family="table-cell" style:parent-style-name="ce317" style:data-style-name="N114"/>
    <style:style style:name="ce317P3" style:family="table-cell" style:parent-style-name="ce317" style:data-style-name="N107"/>
    <style:style style:name="ce317N3" style:family="table-cell" style:parent-style-name="ce317" style:data-style-name="N115"/>
    <style:style style:name="ce317C4" style:family="table-cell" style:parent-style-name="ce317" style:data-style-name="N116"/>
    <style:style style:name="ce317P4" style:family="table-cell" style:parent-style-name="ce317" style:data-style-name="N118"/>
    <style:style style:name="ce317N4" style:family="table-cell" style:parent-style-name="ce317" style:data-style-name="N117"/>
    <style:style style:name="ce317C5" style:family="table-cell" style:parent-style-name="ce317" style:data-style-name="N119"/>
    <style:style style:name="ce317P5" style:family="table-cell" style:parent-style-name="ce317" style:data-style-name="N120"/>
    <style:style style:name="ce317N5" style:family="table-cell" style:parent-style-name="ce317" style:data-style-name="N121"/>
    <style:style style:name="ce317C6" style:family="table-cell" style:parent-style-name="ce317" style:data-style-name="N122"/>
    <style:style style:name="ce317P6" style:family="table-cell" style:parent-style-name="ce317" style:data-style-name="N123"/>
    <style:style style:name="ce317N6" style:family="table-cell" style:parent-style-name="ce317" style:data-style-name="N124"/>
    <style:style style:name="ce317C7" style:family="table-cell" style:parent-style-name="ce317" style:data-style-name="N125"/>
    <style:style style:name="ce317P7" style:family="table-cell" style:parent-style-name="ce317" style:data-style-name="N126"/>
    <style:style style:name="ce317N7" style:family="table-cell" style:parent-style-name="ce317" style:data-style-name="N127"/>
    <style:style style:name="ce317C8" style:family="table-cell" style:parent-style-name="ce317" style:data-style-name="N128"/>
    <style:style style:name="ce317P8" style:family="table-cell" style:parent-style-name="ce317" style:data-style-name="N129"/>
    <style:style style:name="ce317N8" style:family="table-cell" style:parent-style-name="ce317" style:data-style-name="N130"/>
    <style:style style:name="ce318" style:family="table-cell">
      <style:table-cell-properties style:text-align-source="fix" style:repeat-content="false"/>
      <style:paragraph-properties fo:text-align="center"/>
      <style:text-properties fo:color="#9B9999" style:font-name="Tahoma" fo:font-size="10pt" fo:font-weight="bold"/>
    </style:style>
    <style:style style:name="ce318DA" style:family="table-cell" style:parent-style-name="ce318" style:data-style-name="N36"/>
    <style:style style:name="ce318DH" style:family="table-cell" style:parent-style-name="ce318" style:data-style-name="N51"/>
    <style:style style:name="ce318DE" style:family="table-cell" style:parent-style-name="ce318" style:data-style-name="N76"/>
    <style:style style:name="ce318C0" style:family="table-cell" style:parent-style-name="ce318" style:data-style-name="N103"/>
    <style:style style:name="ce318P0" style:family="table-cell" style:parent-style-name="ce318" style:data-style-name="N10"/>
    <style:style style:name="ce318N0" style:family="table-cell" style:parent-style-name="ce318" style:data-style-name="N113"/>
    <style:style style:name="ce318C1" style:family="table-cell" style:parent-style-name="ce318" style:data-style-name="N110"/>
    <style:style style:name="ce318P1" style:family="table-cell" style:parent-style-name="ce318" style:data-style-name="N111"/>
    <style:style style:name="ce318N1" style:family="table-cell" style:parent-style-name="ce318" style:data-style-name="N112"/>
    <style:style style:name="ce318C2" style:family="table-cell" style:parent-style-name="ce318" style:data-style-name="N104"/>
    <style:style style:name="ce318P2" style:family="table-cell" style:parent-style-name="ce318" style:data-style-name="N11"/>
    <style:style style:name="ce318N2" style:family="table-cell" style:parent-style-name="ce318" style:data-style-name="N109"/>
    <style:style style:name="ce318C3" style:family="table-cell" style:parent-style-name="ce318" style:data-style-name="N114"/>
    <style:style style:name="ce318P3" style:family="table-cell" style:parent-style-name="ce318" style:data-style-name="N107"/>
    <style:style style:name="ce318N3" style:family="table-cell" style:parent-style-name="ce318" style:data-style-name="N115"/>
    <style:style style:name="ce318C4" style:family="table-cell" style:parent-style-name="ce318" style:data-style-name="N116"/>
    <style:style style:name="ce318P4" style:family="table-cell" style:parent-style-name="ce318" style:data-style-name="N118"/>
    <style:style style:name="ce318N4" style:family="table-cell" style:parent-style-name="ce318" style:data-style-name="N117"/>
    <style:style style:name="ce318C5" style:family="table-cell" style:parent-style-name="ce318" style:data-style-name="N119"/>
    <style:style style:name="ce318P5" style:family="table-cell" style:parent-style-name="ce318" style:data-style-name="N120"/>
    <style:style style:name="ce318N5" style:family="table-cell" style:parent-style-name="ce318" style:data-style-name="N121"/>
    <style:style style:name="ce318C6" style:family="table-cell" style:parent-style-name="ce318" style:data-style-name="N122"/>
    <style:style style:name="ce318P6" style:family="table-cell" style:parent-style-name="ce318" style:data-style-name="N123"/>
    <style:style style:name="ce318N6" style:family="table-cell" style:parent-style-name="ce318" style:data-style-name="N124"/>
    <style:style style:name="ce318C7" style:family="table-cell" style:parent-style-name="ce318" style:data-style-name="N125"/>
    <style:style style:name="ce318P7" style:family="table-cell" style:parent-style-name="ce318" style:data-style-name="N126"/>
    <style:style style:name="ce318N7" style:family="table-cell" style:parent-style-name="ce318" style:data-style-name="N127"/>
    <style:style style:name="ce318C8" style:family="table-cell" style:parent-style-name="ce318" style:data-style-name="N128"/>
    <style:style style:name="ce318P8" style:family="table-cell" style:parent-style-name="ce318" style:data-style-name="N129"/>
    <style:style style:name="ce318N8" style:family="table-cell" style:parent-style-name="ce318" style:data-style-name="N130"/>
    <style:style style:name="ce319" style:family="table-cell">
      <style:table-cell-properties style:text-align-source="fix" style:repeat-content="false"/>
      <style:paragraph-properties fo:text-align="center"/>
      <style:text-properties fo:color="#0011E1" style:font-name="Tahoma" fo:font-size="10pt" fo:font-weight="bold"/>
    </style:style>
    <style:style style:name="ce319DA" style:family="table-cell" style:parent-style-name="ce319" style:data-style-name="N36"/>
    <style:style style:name="ce319DH" style:family="table-cell" style:parent-style-name="ce319" style:data-style-name="N51"/>
    <style:style style:name="ce319DE" style:family="table-cell" style:parent-style-name="ce319" style:data-style-name="N76"/>
    <style:style style:name="ce319C0" style:family="table-cell" style:parent-style-name="ce319" style:data-style-name="N103"/>
    <style:style style:name="ce319P0" style:family="table-cell" style:parent-style-name="ce319" style:data-style-name="N10"/>
    <style:style style:name="ce319N0" style:family="table-cell" style:parent-style-name="ce319" style:data-style-name="N113"/>
    <style:style style:name="ce319C1" style:family="table-cell" style:parent-style-name="ce319" style:data-style-name="N110"/>
    <style:style style:name="ce319P1" style:family="table-cell" style:parent-style-name="ce319" style:data-style-name="N111"/>
    <style:style style:name="ce319N1" style:family="table-cell" style:parent-style-name="ce319" style:data-style-name="N112"/>
    <style:style style:name="ce319C2" style:family="table-cell" style:parent-style-name="ce319" style:data-style-name="N104"/>
    <style:style style:name="ce319P2" style:family="table-cell" style:parent-style-name="ce319" style:data-style-name="N11"/>
    <style:style style:name="ce319N2" style:family="table-cell" style:parent-style-name="ce319" style:data-style-name="N109"/>
    <style:style style:name="ce319C3" style:family="table-cell" style:parent-style-name="ce319" style:data-style-name="N114"/>
    <style:style style:name="ce319P3" style:family="table-cell" style:parent-style-name="ce319" style:data-style-name="N107"/>
    <style:style style:name="ce319N3" style:family="table-cell" style:parent-style-name="ce319" style:data-style-name="N115"/>
    <style:style style:name="ce319C4" style:family="table-cell" style:parent-style-name="ce319" style:data-style-name="N116"/>
    <style:style style:name="ce319P4" style:family="table-cell" style:parent-style-name="ce319" style:data-style-name="N118"/>
    <style:style style:name="ce319N4" style:family="table-cell" style:parent-style-name="ce319" style:data-style-name="N117"/>
    <style:style style:name="ce319C5" style:family="table-cell" style:parent-style-name="ce319" style:data-style-name="N119"/>
    <style:style style:name="ce319P5" style:family="table-cell" style:parent-style-name="ce319" style:data-style-name="N120"/>
    <style:style style:name="ce319N5" style:family="table-cell" style:parent-style-name="ce319" style:data-style-name="N121"/>
    <style:style style:name="ce319C6" style:family="table-cell" style:parent-style-name="ce319" style:data-style-name="N122"/>
    <style:style style:name="ce319P6" style:family="table-cell" style:parent-style-name="ce319" style:data-style-name="N123"/>
    <style:style style:name="ce319N6" style:family="table-cell" style:parent-style-name="ce319" style:data-style-name="N124"/>
    <style:style style:name="ce319C7" style:family="table-cell" style:parent-style-name="ce319" style:data-style-name="N125"/>
    <style:style style:name="ce319P7" style:family="table-cell" style:parent-style-name="ce319" style:data-style-name="N126"/>
    <style:style style:name="ce319N7" style:family="table-cell" style:parent-style-name="ce319" style:data-style-name="N127"/>
    <style:style style:name="ce319C8" style:family="table-cell" style:parent-style-name="ce319" style:data-style-name="N128"/>
    <style:style style:name="ce319P8" style:family="table-cell" style:parent-style-name="ce319" style:data-style-name="N129"/>
    <style:style style:name="ce319N8" style:family="table-cell" style:parent-style-name="ce319" style:data-style-name="N130"/>
    <style:style style:name="ce320" style:family="table-cell">
      <style:table-cell-properties style:text-align-source="fix" style:repeat-content="false"/>
      <style:paragraph-properties fo:text-align="center"/>
      <style:text-properties fo:color="#32B5E7" style:font-name="Tahoma" fo:font-size="10pt" fo:font-weight="bold"/>
    </style:style>
    <style:style style:name="ce320DA" style:family="table-cell" style:parent-style-name="ce320" style:data-style-name="N36"/>
    <style:style style:name="ce320DH" style:family="table-cell" style:parent-style-name="ce320" style:data-style-name="N51"/>
    <style:style style:name="ce320DE" style:family="table-cell" style:parent-style-name="ce320" style:data-style-name="N76"/>
    <style:style style:name="ce320C0" style:family="table-cell" style:parent-style-name="ce320" style:data-style-name="N103"/>
    <style:style style:name="ce320P0" style:family="table-cell" style:parent-style-name="ce320" style:data-style-name="N10"/>
    <style:style style:name="ce320N0" style:family="table-cell" style:parent-style-name="ce320" style:data-style-name="N113"/>
    <style:style style:name="ce320C1" style:family="table-cell" style:parent-style-name="ce320" style:data-style-name="N110"/>
    <style:style style:name="ce320P1" style:family="table-cell" style:parent-style-name="ce320" style:data-style-name="N111"/>
    <style:style style:name="ce320N1" style:family="table-cell" style:parent-style-name="ce320" style:data-style-name="N112"/>
    <style:style style:name="ce320C2" style:family="table-cell" style:parent-style-name="ce320" style:data-style-name="N104"/>
    <style:style style:name="ce320P2" style:family="table-cell" style:parent-style-name="ce320" style:data-style-name="N11"/>
    <style:style style:name="ce320N2" style:family="table-cell" style:parent-style-name="ce320" style:data-style-name="N109"/>
    <style:style style:name="ce320C3" style:family="table-cell" style:parent-style-name="ce320" style:data-style-name="N114"/>
    <style:style style:name="ce320P3" style:family="table-cell" style:parent-style-name="ce320" style:data-style-name="N107"/>
    <style:style style:name="ce320N3" style:family="table-cell" style:parent-style-name="ce320" style:data-style-name="N115"/>
    <style:style style:name="ce320C4" style:family="table-cell" style:parent-style-name="ce320" style:data-style-name="N116"/>
    <style:style style:name="ce320P4" style:family="table-cell" style:parent-style-name="ce320" style:data-style-name="N118"/>
    <style:style style:name="ce320N4" style:family="table-cell" style:parent-style-name="ce320" style:data-style-name="N117"/>
    <style:style style:name="ce320C5" style:family="table-cell" style:parent-style-name="ce320" style:data-style-name="N119"/>
    <style:style style:name="ce320P5" style:family="table-cell" style:parent-style-name="ce320" style:data-style-name="N120"/>
    <style:style style:name="ce320N5" style:family="table-cell" style:parent-style-name="ce320" style:data-style-name="N121"/>
    <style:style style:name="ce320C6" style:family="table-cell" style:parent-style-name="ce320" style:data-style-name="N122"/>
    <style:style style:name="ce320P6" style:family="table-cell" style:parent-style-name="ce320" style:data-style-name="N123"/>
    <style:style style:name="ce320N6" style:family="table-cell" style:parent-style-name="ce320" style:data-style-name="N124"/>
    <style:style style:name="ce320C7" style:family="table-cell" style:parent-style-name="ce320" style:data-style-name="N125"/>
    <style:style style:name="ce320P7" style:family="table-cell" style:parent-style-name="ce320" style:data-style-name="N126"/>
    <style:style style:name="ce320N7" style:family="table-cell" style:parent-style-name="ce320" style:data-style-name="N127"/>
    <style:style style:name="ce320C8" style:family="table-cell" style:parent-style-name="ce320" style:data-style-name="N128"/>
    <style:style style:name="ce320P8" style:family="table-cell" style:parent-style-name="ce320" style:data-style-name="N129"/>
    <style:style style:name="ce320N8" style:family="table-cell" style:parent-style-name="ce320" style:data-style-name="N130"/>
    <style:style style:name="ce321" style:family="table-cell">
      <style:table-cell-properties style:text-align-source="fix" style:repeat-content="false" fo:background-color="#e9fde9"/>
      <style:paragraph-properties fo:text-align="start"/>
      <style:text-properties fo:color="#0c350e" style:font-name="Tahoma" fo:font-size="10pt" fo:font-weight="bold"/>
    </style:style>
    <style:style style:name="ce321DA" style:family="table-cell" style:parent-style-name="ce321" style:data-style-name="N36"/>
    <style:style style:name="ce321DH" style:family="table-cell" style:parent-style-name="ce321" style:data-style-name="N51"/>
    <style:style style:name="ce321DE" style:family="table-cell" style:parent-style-name="ce321" style:data-style-name="N76"/>
    <style:style style:name="ce321C0" style:family="table-cell" style:parent-style-name="ce321" style:data-style-name="N103"/>
    <style:style style:name="ce321P0" style:family="table-cell" style:parent-style-name="ce321" style:data-style-name="N10"/>
    <style:style style:name="ce321N0" style:family="table-cell" style:parent-style-name="ce321" style:data-style-name="N113"/>
    <style:style style:name="ce321C1" style:family="table-cell" style:parent-style-name="ce321" style:data-style-name="N110"/>
    <style:style style:name="ce321P1" style:family="table-cell" style:parent-style-name="ce321" style:data-style-name="N111"/>
    <style:style style:name="ce321N1" style:family="table-cell" style:parent-style-name="ce321" style:data-style-name="N112"/>
    <style:style style:name="ce321C2" style:family="table-cell" style:parent-style-name="ce321" style:data-style-name="N104"/>
    <style:style style:name="ce321P2" style:family="table-cell" style:parent-style-name="ce321" style:data-style-name="N11"/>
    <style:style style:name="ce321N2" style:family="table-cell" style:parent-style-name="ce321" style:data-style-name="N109"/>
    <style:style style:name="ce321C3" style:family="table-cell" style:parent-style-name="ce321" style:data-style-name="N114"/>
    <style:style style:name="ce321P3" style:family="table-cell" style:parent-style-name="ce321" style:data-style-name="N107"/>
    <style:style style:name="ce321N3" style:family="table-cell" style:parent-style-name="ce321" style:data-style-name="N115"/>
    <style:style style:name="ce321C4" style:family="table-cell" style:parent-style-name="ce321" style:data-style-name="N116"/>
    <style:style style:name="ce321P4" style:family="table-cell" style:parent-style-name="ce321" style:data-style-name="N118"/>
    <style:style style:name="ce321N4" style:family="table-cell" style:parent-style-name="ce321" style:data-style-name="N117"/>
    <style:style style:name="ce321C5" style:family="table-cell" style:parent-style-name="ce321" style:data-style-name="N119"/>
    <style:style style:name="ce321P5" style:family="table-cell" style:parent-style-name="ce321" style:data-style-name="N120"/>
    <style:style style:name="ce321N5" style:family="table-cell" style:parent-style-name="ce321" style:data-style-name="N121"/>
    <style:style style:name="ce321C6" style:family="table-cell" style:parent-style-name="ce321" style:data-style-name="N122"/>
    <style:style style:name="ce321P6" style:family="table-cell" style:parent-style-name="ce321" style:data-style-name="N123"/>
    <style:style style:name="ce321N6" style:family="table-cell" style:parent-style-name="ce321" style:data-style-name="N124"/>
    <style:style style:name="ce321C7" style:family="table-cell" style:parent-style-name="ce321" style:data-style-name="N125"/>
    <style:style style:name="ce321P7" style:family="table-cell" style:parent-style-name="ce321" style:data-style-name="N126"/>
    <style:style style:name="ce321N7" style:family="table-cell" style:parent-style-name="ce321" style:data-style-name="N127"/>
    <style:style style:name="ce321C8" style:family="table-cell" style:parent-style-name="ce321" style:data-style-name="N128"/>
    <style:style style:name="ce321P8" style:family="table-cell" style:parent-style-name="ce321" style:data-style-name="N129"/>
    <style:style style:name="ce321N8" style:family="table-cell" style:parent-style-name="ce321" style:data-style-name="N130"/>
    <style:style style:name="ce322" style:family="table-cell">
      <style:table-cell-properties style:text-align-source="fix" style:repeat-content="false" fo:background-color="#00D900"/>
      <style:paragraph-properties fo:text-align="start"/>
      <style:text-properties fo:color="#ffffff" style:font-name="Tahoma" fo:font-size="11pt" fo:font-weight="bold"/>
    </style:style>
    <style:style style:name="ce322DA" style:family="table-cell" style:parent-style-name="ce322" style:data-style-name="N36"/>
    <style:style style:name="ce322DH" style:family="table-cell" style:parent-style-name="ce322" style:data-style-name="N51"/>
    <style:style style:name="ce322DE" style:family="table-cell" style:parent-style-name="ce322" style:data-style-name="N76"/>
    <style:style style:name="ce322C0" style:family="table-cell" style:parent-style-name="ce322" style:data-style-name="N103"/>
    <style:style style:name="ce322P0" style:family="table-cell" style:parent-style-name="ce322" style:data-style-name="N10"/>
    <style:style style:name="ce322N0" style:family="table-cell" style:parent-style-name="ce322" style:data-style-name="N113"/>
    <style:style style:name="ce322C1" style:family="table-cell" style:parent-style-name="ce322" style:data-style-name="N110"/>
    <style:style style:name="ce322P1" style:family="table-cell" style:parent-style-name="ce322" style:data-style-name="N111"/>
    <style:style style:name="ce322N1" style:family="table-cell" style:parent-style-name="ce322" style:data-style-name="N112"/>
    <style:style style:name="ce322C2" style:family="table-cell" style:parent-style-name="ce322" style:data-style-name="N104"/>
    <style:style style:name="ce322P2" style:family="table-cell" style:parent-style-name="ce322" style:data-style-name="N11"/>
    <style:style style:name="ce322N2" style:family="table-cell" style:parent-style-name="ce322" style:data-style-name="N109"/>
    <style:style style:name="ce322C3" style:family="table-cell" style:parent-style-name="ce322" style:data-style-name="N114"/>
    <style:style style:name="ce322P3" style:family="table-cell" style:parent-style-name="ce322" style:data-style-name="N107"/>
    <style:style style:name="ce322N3" style:family="table-cell" style:parent-style-name="ce322" style:data-style-name="N115"/>
    <style:style style:name="ce322C4" style:family="table-cell" style:parent-style-name="ce322" style:data-style-name="N116"/>
    <style:style style:name="ce322P4" style:family="table-cell" style:parent-style-name="ce322" style:data-style-name="N118"/>
    <style:style style:name="ce322N4" style:family="table-cell" style:parent-style-name="ce322" style:data-style-name="N117"/>
    <style:style style:name="ce322C5" style:family="table-cell" style:parent-style-name="ce322" style:data-style-name="N119"/>
    <style:style style:name="ce322P5" style:family="table-cell" style:parent-style-name="ce322" style:data-style-name="N120"/>
    <style:style style:name="ce322N5" style:family="table-cell" style:parent-style-name="ce322" style:data-style-name="N121"/>
    <style:style style:name="ce322C6" style:family="table-cell" style:parent-style-name="ce322" style:data-style-name="N122"/>
    <style:style style:name="ce322P6" style:family="table-cell" style:parent-style-name="ce322" style:data-style-name="N123"/>
    <style:style style:name="ce322N6" style:family="table-cell" style:parent-style-name="ce322" style:data-style-name="N124"/>
    <style:style style:name="ce322C7" style:family="table-cell" style:parent-style-name="ce322" style:data-style-name="N125"/>
    <style:style style:name="ce322P7" style:family="table-cell" style:parent-style-name="ce322" style:data-style-name="N126"/>
    <style:style style:name="ce322N7" style:family="table-cell" style:parent-style-name="ce322" style:data-style-name="N127"/>
    <style:style style:name="ce322C8" style:family="table-cell" style:parent-style-name="ce322" style:data-style-name="N128"/>
    <style:style style:name="ce322P8" style:family="table-cell" style:parent-style-name="ce322" style:data-style-name="N129"/>
    <style:style style:name="ce322N8" style:family="table-cell" style:parent-style-name="ce322" style:data-style-name="N130"/>
    <style:style style:name="ce323" style:family="table-cell">
      <style:table-cell-properties style:text-align-source="fix" style:repeat-content="false" fo:background-color="#00D900"/>
      <style:paragraph-properties fo:text-align="end"/>
      <style:text-properties fo:color="#ffffff" style:font-name="Tahoma" fo:font-size="11pt" fo:font-weight="bold"/>
    </style:style>
    <style:style style:name="ce323DA" style:family="table-cell" style:parent-style-name="ce323" style:data-style-name="N36"/>
    <style:style style:name="ce323DH" style:family="table-cell" style:parent-style-name="ce323" style:data-style-name="N51"/>
    <style:style style:name="ce323DE" style:family="table-cell" style:parent-style-name="ce323" style:data-style-name="N76"/>
    <style:style style:name="ce323C0" style:family="table-cell" style:parent-style-name="ce323" style:data-style-name="N103"/>
    <style:style style:name="ce323P0" style:family="table-cell" style:parent-style-name="ce323" style:data-style-name="N10"/>
    <style:style style:name="ce323N0" style:family="table-cell" style:parent-style-name="ce323" style:data-style-name="N113"/>
    <style:style style:name="ce323C1" style:family="table-cell" style:parent-style-name="ce323" style:data-style-name="N110"/>
    <style:style style:name="ce323P1" style:family="table-cell" style:parent-style-name="ce323" style:data-style-name="N111"/>
    <style:style style:name="ce323N1" style:family="table-cell" style:parent-style-name="ce323" style:data-style-name="N112"/>
    <style:style style:name="ce323C2" style:family="table-cell" style:parent-style-name="ce323" style:data-style-name="N104"/>
    <style:style style:name="ce323P2" style:family="table-cell" style:parent-style-name="ce323" style:data-style-name="N11"/>
    <style:style style:name="ce323N2" style:family="table-cell" style:parent-style-name="ce323" style:data-style-name="N109"/>
    <style:style style:name="ce323C3" style:family="table-cell" style:parent-style-name="ce323" style:data-style-name="N114"/>
    <style:style style:name="ce323P3" style:family="table-cell" style:parent-style-name="ce323" style:data-style-name="N107"/>
    <style:style style:name="ce323N3" style:family="table-cell" style:parent-style-name="ce323" style:data-style-name="N115"/>
    <style:style style:name="ce323C4" style:family="table-cell" style:parent-style-name="ce323" style:data-style-name="N116"/>
    <style:style style:name="ce323P4" style:family="table-cell" style:parent-style-name="ce323" style:data-style-name="N118"/>
    <style:style style:name="ce323N4" style:family="table-cell" style:parent-style-name="ce323" style:data-style-name="N117"/>
    <style:style style:name="ce323C5" style:family="table-cell" style:parent-style-name="ce323" style:data-style-name="N119"/>
    <style:style style:name="ce323P5" style:family="table-cell" style:parent-style-name="ce323" style:data-style-name="N120"/>
    <style:style style:name="ce323N5" style:family="table-cell" style:parent-style-name="ce323" style:data-style-name="N121"/>
    <style:style style:name="ce323C6" style:family="table-cell" style:parent-style-name="ce323" style:data-style-name="N122"/>
    <style:style style:name="ce323P6" style:family="table-cell" style:parent-style-name="ce323" style:data-style-name="N123"/>
    <style:style style:name="ce323N6" style:family="table-cell" style:parent-style-name="ce323" style:data-style-name="N124"/>
    <style:style style:name="ce323C7" style:family="table-cell" style:parent-style-name="ce323" style:data-style-name="N125"/>
    <style:style style:name="ce323P7" style:family="table-cell" style:parent-style-name="ce323" style:data-style-name="N126"/>
    <style:style style:name="ce323N7" style:family="table-cell" style:parent-style-name="ce323" style:data-style-name="N127"/>
    <style:style style:name="ce323C8" style:family="table-cell" style:parent-style-name="ce323" style:data-style-name="N128"/>
    <style:style style:name="ce323P8" style:family="table-cell" style:parent-style-name="ce323" style:data-style-name="N129"/>
    <style:style style:name="ce323N8" style:family="table-cell" style:parent-style-name="ce323" style:data-style-name="N130"/>
    <style:style style:name="ce324" style:family="table-cell">
      <style:table-cell-properties style:text-align-source="fix" style:repeat-content="false" fo:background-color="#00D900"/>
      <style:paragraph-properties fo:text-align="center"/>
      <style:text-properties fo:color="#ffffff" style:font-name="Tahoma" fo:font-size="11pt" fo:font-weight="bold"/>
    </style:style>
    <style:style style:name="ce324DA" style:family="table-cell" style:parent-style-name="ce324" style:data-style-name="N36"/>
    <style:style style:name="ce324DH" style:family="table-cell" style:parent-style-name="ce324" style:data-style-name="N51"/>
    <style:style style:name="ce324DE" style:family="table-cell" style:parent-style-name="ce324" style:data-style-name="N76"/>
    <style:style style:name="ce324C0" style:family="table-cell" style:parent-style-name="ce324" style:data-style-name="N103"/>
    <style:style style:name="ce324P0" style:family="table-cell" style:parent-style-name="ce324" style:data-style-name="N10"/>
    <style:style style:name="ce324N0" style:family="table-cell" style:parent-style-name="ce324" style:data-style-name="N113"/>
    <style:style style:name="ce324C1" style:family="table-cell" style:parent-style-name="ce324" style:data-style-name="N110"/>
    <style:style style:name="ce324P1" style:family="table-cell" style:parent-style-name="ce324" style:data-style-name="N111"/>
    <style:style style:name="ce324N1" style:family="table-cell" style:parent-style-name="ce324" style:data-style-name="N112"/>
    <style:style style:name="ce324C2" style:family="table-cell" style:parent-style-name="ce324" style:data-style-name="N104"/>
    <style:style style:name="ce324P2" style:family="table-cell" style:parent-style-name="ce324" style:data-style-name="N11"/>
    <style:style style:name="ce324N2" style:family="table-cell" style:parent-style-name="ce324" style:data-style-name="N109"/>
    <style:style style:name="ce324C3" style:family="table-cell" style:parent-style-name="ce324" style:data-style-name="N114"/>
    <style:style style:name="ce324P3" style:family="table-cell" style:parent-style-name="ce324" style:data-style-name="N107"/>
    <style:style style:name="ce324N3" style:family="table-cell" style:parent-style-name="ce324" style:data-style-name="N115"/>
    <style:style style:name="ce324C4" style:family="table-cell" style:parent-style-name="ce324" style:data-style-name="N116"/>
    <style:style style:name="ce324P4" style:family="table-cell" style:parent-style-name="ce324" style:data-style-name="N118"/>
    <style:style style:name="ce324N4" style:family="table-cell" style:parent-style-name="ce324" style:data-style-name="N117"/>
    <style:style style:name="ce324C5" style:family="table-cell" style:parent-style-name="ce324" style:data-style-name="N119"/>
    <style:style style:name="ce324P5" style:family="table-cell" style:parent-style-name="ce324" style:data-style-name="N120"/>
    <style:style style:name="ce324N5" style:family="table-cell" style:parent-style-name="ce324" style:data-style-name="N121"/>
    <style:style style:name="ce324C6" style:family="table-cell" style:parent-style-name="ce324" style:data-style-name="N122"/>
    <style:style style:name="ce324P6" style:family="table-cell" style:parent-style-name="ce324" style:data-style-name="N123"/>
    <style:style style:name="ce324N6" style:family="table-cell" style:parent-style-name="ce324" style:data-style-name="N124"/>
    <style:style style:name="ce324C7" style:family="table-cell" style:parent-style-name="ce324" style:data-style-name="N125"/>
    <style:style style:name="ce324P7" style:family="table-cell" style:parent-style-name="ce324" style:data-style-name="N126"/>
    <style:style style:name="ce324N7" style:family="table-cell" style:parent-style-name="ce324" style:data-style-name="N127"/>
    <style:style style:name="ce324C8" style:family="table-cell" style:parent-style-name="ce324" style:data-style-name="N128"/>
    <style:style style:name="ce324P8" style:family="table-cell" style:parent-style-name="ce324" style:data-style-name="N129"/>
    <style:style style:name="ce324N8" style:family="table-cell" style:parent-style-name="ce324" style:data-style-name="N130"/>
    <style:style style:name="ce325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/>
    </style:style>
    <style:style style:name="ce325DA" style:family="table-cell" style:parent-style-name="ce325" style:data-style-name="N36"/>
    <style:style style:name="ce325DH" style:family="table-cell" style:parent-style-name="ce325" style:data-style-name="N51"/>
    <style:style style:name="ce325DE" style:family="table-cell" style:parent-style-name="ce325" style:data-style-name="N76"/>
    <style:style style:name="ce325C0" style:family="table-cell" style:parent-style-name="ce325" style:data-style-name="N103"/>
    <style:style style:name="ce325P0" style:family="table-cell" style:parent-style-name="ce325" style:data-style-name="N10"/>
    <style:style style:name="ce325N0" style:family="table-cell" style:parent-style-name="ce325" style:data-style-name="N113"/>
    <style:style style:name="ce325C1" style:family="table-cell" style:parent-style-name="ce325" style:data-style-name="N110"/>
    <style:style style:name="ce325P1" style:family="table-cell" style:parent-style-name="ce325" style:data-style-name="N111"/>
    <style:style style:name="ce325N1" style:family="table-cell" style:parent-style-name="ce325" style:data-style-name="N112"/>
    <style:style style:name="ce325C2" style:family="table-cell" style:parent-style-name="ce325" style:data-style-name="N104"/>
    <style:style style:name="ce325P2" style:family="table-cell" style:parent-style-name="ce325" style:data-style-name="N11"/>
    <style:style style:name="ce325N2" style:family="table-cell" style:parent-style-name="ce325" style:data-style-name="N109"/>
    <style:style style:name="ce325C3" style:family="table-cell" style:parent-style-name="ce325" style:data-style-name="N114"/>
    <style:style style:name="ce325P3" style:family="table-cell" style:parent-style-name="ce325" style:data-style-name="N107"/>
    <style:style style:name="ce325N3" style:family="table-cell" style:parent-style-name="ce325" style:data-style-name="N115"/>
    <style:style style:name="ce325C4" style:family="table-cell" style:parent-style-name="ce325" style:data-style-name="N116"/>
    <style:style style:name="ce325P4" style:family="table-cell" style:parent-style-name="ce325" style:data-style-name="N118"/>
    <style:style style:name="ce325N4" style:family="table-cell" style:parent-style-name="ce325" style:data-style-name="N117"/>
    <style:style style:name="ce325C5" style:family="table-cell" style:parent-style-name="ce325" style:data-style-name="N119"/>
    <style:style style:name="ce325P5" style:family="table-cell" style:parent-style-name="ce325" style:data-style-name="N120"/>
    <style:style style:name="ce325N5" style:family="table-cell" style:parent-style-name="ce325" style:data-style-name="N121"/>
    <style:style style:name="ce325C6" style:family="table-cell" style:parent-style-name="ce325" style:data-style-name="N122"/>
    <style:style style:name="ce325P6" style:family="table-cell" style:parent-style-name="ce325" style:data-style-name="N123"/>
    <style:style style:name="ce325N6" style:family="table-cell" style:parent-style-name="ce325" style:data-style-name="N124"/>
    <style:style style:name="ce325C7" style:family="table-cell" style:parent-style-name="ce325" style:data-style-name="N125"/>
    <style:style style:name="ce325P7" style:family="table-cell" style:parent-style-name="ce325" style:data-style-name="N126"/>
    <style:style style:name="ce325N7" style:family="table-cell" style:parent-style-name="ce325" style:data-style-name="N127"/>
    <style:style style:name="ce325C8" style:family="table-cell" style:parent-style-name="ce325" style:data-style-name="N128"/>
    <style:style style:name="ce325P8" style:family="table-cell" style:parent-style-name="ce325" style:data-style-name="N129"/>
    <style:style style:name="ce325N8" style:family="table-cell" style:parent-style-name="ce325" style:data-style-name="N130"/>
    <style:style style:name="ce326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/>
    </style:style>
    <style:style style:name="ce326DA" style:family="table-cell" style:parent-style-name="ce326" style:data-style-name="N36"/>
    <style:style style:name="ce326DH" style:family="table-cell" style:parent-style-name="ce326" style:data-style-name="N51"/>
    <style:style style:name="ce326DE" style:family="table-cell" style:parent-style-name="ce326" style:data-style-name="N76"/>
    <style:style style:name="ce326C0" style:family="table-cell" style:parent-style-name="ce326" style:data-style-name="N103"/>
    <style:style style:name="ce326P0" style:family="table-cell" style:parent-style-name="ce326" style:data-style-name="N10"/>
    <style:style style:name="ce326N0" style:family="table-cell" style:parent-style-name="ce326" style:data-style-name="N113"/>
    <style:style style:name="ce326C1" style:family="table-cell" style:parent-style-name="ce326" style:data-style-name="N110"/>
    <style:style style:name="ce326P1" style:family="table-cell" style:parent-style-name="ce326" style:data-style-name="N111"/>
    <style:style style:name="ce326N1" style:family="table-cell" style:parent-style-name="ce326" style:data-style-name="N112"/>
    <style:style style:name="ce326C2" style:family="table-cell" style:parent-style-name="ce326" style:data-style-name="N104"/>
    <style:style style:name="ce326P2" style:family="table-cell" style:parent-style-name="ce326" style:data-style-name="N11"/>
    <style:style style:name="ce326N2" style:family="table-cell" style:parent-style-name="ce326" style:data-style-name="N109"/>
    <style:style style:name="ce326C3" style:family="table-cell" style:parent-style-name="ce326" style:data-style-name="N114"/>
    <style:style style:name="ce326P3" style:family="table-cell" style:parent-style-name="ce326" style:data-style-name="N107"/>
    <style:style style:name="ce326N3" style:family="table-cell" style:parent-style-name="ce326" style:data-style-name="N115"/>
    <style:style style:name="ce326C4" style:family="table-cell" style:parent-style-name="ce326" style:data-style-name="N116"/>
    <style:style style:name="ce326P4" style:family="table-cell" style:parent-style-name="ce326" style:data-style-name="N118"/>
    <style:style style:name="ce326N4" style:family="table-cell" style:parent-style-name="ce326" style:data-style-name="N117"/>
    <style:style style:name="ce326C5" style:family="table-cell" style:parent-style-name="ce326" style:data-style-name="N119"/>
    <style:style style:name="ce326P5" style:family="table-cell" style:parent-style-name="ce326" style:data-style-name="N120"/>
    <style:style style:name="ce326N5" style:family="table-cell" style:parent-style-name="ce326" style:data-style-name="N121"/>
    <style:style style:name="ce326C6" style:family="table-cell" style:parent-style-name="ce326" style:data-style-name="N122"/>
    <style:style style:name="ce326P6" style:family="table-cell" style:parent-style-name="ce326" style:data-style-name="N123"/>
    <style:style style:name="ce326N6" style:family="table-cell" style:parent-style-name="ce326" style:data-style-name="N124"/>
    <style:style style:name="ce326C7" style:family="table-cell" style:parent-style-name="ce326" style:data-style-name="N125"/>
    <style:style style:name="ce326P7" style:family="table-cell" style:parent-style-name="ce326" style:data-style-name="N126"/>
    <style:style style:name="ce326N7" style:family="table-cell" style:parent-style-name="ce326" style:data-style-name="N127"/>
    <style:style style:name="ce326C8" style:family="table-cell" style:parent-style-name="ce326" style:data-style-name="N128"/>
    <style:style style:name="ce326P8" style:family="table-cell" style:parent-style-name="ce326" style:data-style-name="N129"/>
    <style:style style:name="ce326N8" style:family="table-cell" style:parent-style-name="ce326" style:data-style-name="N130"/>
    <style:style style:name="ce327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/>
    </style:style>
    <style:style style:name="ce327DA" style:family="table-cell" style:parent-style-name="ce327" style:data-style-name="N36"/>
    <style:style style:name="ce327DH" style:family="table-cell" style:parent-style-name="ce327" style:data-style-name="N51"/>
    <style:style style:name="ce327DE" style:family="table-cell" style:parent-style-name="ce327" style:data-style-name="N76"/>
    <style:style style:name="ce327C0" style:family="table-cell" style:parent-style-name="ce327" style:data-style-name="N103"/>
    <style:style style:name="ce327P0" style:family="table-cell" style:parent-style-name="ce327" style:data-style-name="N10"/>
    <style:style style:name="ce327N0" style:family="table-cell" style:parent-style-name="ce327" style:data-style-name="N113"/>
    <style:style style:name="ce327C1" style:family="table-cell" style:parent-style-name="ce327" style:data-style-name="N110"/>
    <style:style style:name="ce327P1" style:family="table-cell" style:parent-style-name="ce327" style:data-style-name="N111"/>
    <style:style style:name="ce327N1" style:family="table-cell" style:parent-style-name="ce327" style:data-style-name="N112"/>
    <style:style style:name="ce327C2" style:family="table-cell" style:parent-style-name="ce327" style:data-style-name="N104"/>
    <style:style style:name="ce327P2" style:family="table-cell" style:parent-style-name="ce327" style:data-style-name="N11"/>
    <style:style style:name="ce327N2" style:family="table-cell" style:parent-style-name="ce327" style:data-style-name="N109"/>
    <style:style style:name="ce327C3" style:family="table-cell" style:parent-style-name="ce327" style:data-style-name="N114"/>
    <style:style style:name="ce327P3" style:family="table-cell" style:parent-style-name="ce327" style:data-style-name="N107"/>
    <style:style style:name="ce327N3" style:family="table-cell" style:parent-style-name="ce327" style:data-style-name="N115"/>
    <style:style style:name="ce327C4" style:family="table-cell" style:parent-style-name="ce327" style:data-style-name="N116"/>
    <style:style style:name="ce327P4" style:family="table-cell" style:parent-style-name="ce327" style:data-style-name="N118"/>
    <style:style style:name="ce327N4" style:family="table-cell" style:parent-style-name="ce327" style:data-style-name="N117"/>
    <style:style style:name="ce327C5" style:family="table-cell" style:parent-style-name="ce327" style:data-style-name="N119"/>
    <style:style style:name="ce327P5" style:family="table-cell" style:parent-style-name="ce327" style:data-style-name="N120"/>
    <style:style style:name="ce327N5" style:family="table-cell" style:parent-style-name="ce327" style:data-style-name="N121"/>
    <style:style style:name="ce327C6" style:family="table-cell" style:parent-style-name="ce327" style:data-style-name="N122"/>
    <style:style style:name="ce327P6" style:family="table-cell" style:parent-style-name="ce327" style:data-style-name="N123"/>
    <style:style style:name="ce327N6" style:family="table-cell" style:parent-style-name="ce327" style:data-style-name="N124"/>
    <style:style style:name="ce327C7" style:family="table-cell" style:parent-style-name="ce327" style:data-style-name="N125"/>
    <style:style style:name="ce327P7" style:family="table-cell" style:parent-style-name="ce327" style:data-style-name="N126"/>
    <style:style style:name="ce327N7" style:family="table-cell" style:parent-style-name="ce327" style:data-style-name="N127"/>
    <style:style style:name="ce327C8" style:family="table-cell" style:parent-style-name="ce327" style:data-style-name="N128"/>
    <style:style style:name="ce327P8" style:family="table-cell" style:parent-style-name="ce327" style:data-style-name="N129"/>
    <style:style style:name="ce327N8" style:family="table-cell" style:parent-style-name="ce327" style:data-style-name="N130"/>
    <style:style style:name="ce328" style:family="table-cell">
      <style:table-cell-properties style:text-align-source="fix" style:repeat-content="false" fo:background-color="#F4FFF4"/>
      <style:paragraph-properties fo:text-align="end"/>
      <style:text-properties style:font-name="Tahoma" fo:font-size="10pt"/>
    </style:style>
    <style:style style:name="ce328DA" style:family="table-cell" style:parent-style-name="ce328" style:data-style-name="N36"/>
    <style:style style:name="ce328DH" style:family="table-cell" style:parent-style-name="ce328" style:data-style-name="N51"/>
    <style:style style:name="ce328DE" style:family="table-cell" style:parent-style-name="ce328" style:data-style-name="N76"/>
    <style:style style:name="ce328C0" style:family="table-cell" style:parent-style-name="ce328" style:data-style-name="N103"/>
    <style:style style:name="ce328P0" style:family="table-cell" style:parent-style-name="ce328" style:data-style-name="N10"/>
    <style:style style:name="ce328N0" style:family="table-cell" style:parent-style-name="ce328" style:data-style-name="N113"/>
    <style:style style:name="ce328C1" style:family="table-cell" style:parent-style-name="ce328" style:data-style-name="N110"/>
    <style:style style:name="ce328P1" style:family="table-cell" style:parent-style-name="ce328" style:data-style-name="N111"/>
    <style:style style:name="ce328N1" style:family="table-cell" style:parent-style-name="ce328" style:data-style-name="N112"/>
    <style:style style:name="ce328C2" style:family="table-cell" style:parent-style-name="ce328" style:data-style-name="N104"/>
    <style:style style:name="ce328P2" style:family="table-cell" style:parent-style-name="ce328" style:data-style-name="N11"/>
    <style:style style:name="ce328N2" style:family="table-cell" style:parent-style-name="ce328" style:data-style-name="N109"/>
    <style:style style:name="ce328C3" style:family="table-cell" style:parent-style-name="ce328" style:data-style-name="N114"/>
    <style:style style:name="ce328P3" style:family="table-cell" style:parent-style-name="ce328" style:data-style-name="N107"/>
    <style:style style:name="ce328N3" style:family="table-cell" style:parent-style-name="ce328" style:data-style-name="N115"/>
    <style:style style:name="ce328C4" style:family="table-cell" style:parent-style-name="ce328" style:data-style-name="N116"/>
    <style:style style:name="ce328P4" style:family="table-cell" style:parent-style-name="ce328" style:data-style-name="N118"/>
    <style:style style:name="ce328N4" style:family="table-cell" style:parent-style-name="ce328" style:data-style-name="N117"/>
    <style:style style:name="ce328C5" style:family="table-cell" style:parent-style-name="ce328" style:data-style-name="N119"/>
    <style:style style:name="ce328P5" style:family="table-cell" style:parent-style-name="ce328" style:data-style-name="N120"/>
    <style:style style:name="ce328N5" style:family="table-cell" style:parent-style-name="ce328" style:data-style-name="N121"/>
    <style:style style:name="ce328C6" style:family="table-cell" style:parent-style-name="ce328" style:data-style-name="N122"/>
    <style:style style:name="ce328P6" style:family="table-cell" style:parent-style-name="ce328" style:data-style-name="N123"/>
    <style:style style:name="ce328N6" style:family="table-cell" style:parent-style-name="ce328" style:data-style-name="N124"/>
    <style:style style:name="ce328C7" style:family="table-cell" style:parent-style-name="ce328" style:data-style-name="N125"/>
    <style:style style:name="ce328P7" style:family="table-cell" style:parent-style-name="ce328" style:data-style-name="N126"/>
    <style:style style:name="ce328N7" style:family="table-cell" style:parent-style-name="ce328" style:data-style-name="N127"/>
    <style:style style:name="ce328C8" style:family="table-cell" style:parent-style-name="ce328" style:data-style-name="N128"/>
    <style:style style:name="ce328P8" style:family="table-cell" style:parent-style-name="ce328" style:data-style-name="N129"/>
    <style:style style:name="ce328N8" style:family="table-cell" style:parent-style-name="ce328" style:data-style-name="N130"/>
    <style:style style:name="ce329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 fo:font-weight="bold"/>
    </style:style>
    <style:style style:name="ce329DA" style:family="table-cell" style:parent-style-name="ce329" style:data-style-name="N36"/>
    <style:style style:name="ce329DH" style:family="table-cell" style:parent-style-name="ce329" style:data-style-name="N51"/>
    <style:style style:name="ce329DE" style:family="table-cell" style:parent-style-name="ce329" style:data-style-name="N76"/>
    <style:style style:name="ce329C0" style:family="table-cell" style:parent-style-name="ce329" style:data-style-name="N103"/>
    <style:style style:name="ce329P0" style:family="table-cell" style:parent-style-name="ce329" style:data-style-name="N10"/>
    <style:style style:name="ce329N0" style:family="table-cell" style:parent-style-name="ce329" style:data-style-name="N113"/>
    <style:style style:name="ce329C1" style:family="table-cell" style:parent-style-name="ce329" style:data-style-name="N110"/>
    <style:style style:name="ce329P1" style:family="table-cell" style:parent-style-name="ce329" style:data-style-name="N111"/>
    <style:style style:name="ce329N1" style:family="table-cell" style:parent-style-name="ce329" style:data-style-name="N112"/>
    <style:style style:name="ce329C2" style:family="table-cell" style:parent-style-name="ce329" style:data-style-name="N104"/>
    <style:style style:name="ce329P2" style:family="table-cell" style:parent-style-name="ce329" style:data-style-name="N11"/>
    <style:style style:name="ce329N2" style:family="table-cell" style:parent-style-name="ce329" style:data-style-name="N109"/>
    <style:style style:name="ce329C3" style:family="table-cell" style:parent-style-name="ce329" style:data-style-name="N114"/>
    <style:style style:name="ce329P3" style:family="table-cell" style:parent-style-name="ce329" style:data-style-name="N107"/>
    <style:style style:name="ce329N3" style:family="table-cell" style:parent-style-name="ce329" style:data-style-name="N115"/>
    <style:style style:name="ce329C4" style:family="table-cell" style:parent-style-name="ce329" style:data-style-name="N116"/>
    <style:style style:name="ce329P4" style:family="table-cell" style:parent-style-name="ce329" style:data-style-name="N118"/>
    <style:style style:name="ce329N4" style:family="table-cell" style:parent-style-name="ce329" style:data-style-name="N117"/>
    <style:style style:name="ce329C5" style:family="table-cell" style:parent-style-name="ce329" style:data-style-name="N119"/>
    <style:style style:name="ce329P5" style:family="table-cell" style:parent-style-name="ce329" style:data-style-name="N120"/>
    <style:style style:name="ce329N5" style:family="table-cell" style:parent-style-name="ce329" style:data-style-name="N121"/>
    <style:style style:name="ce329C6" style:family="table-cell" style:parent-style-name="ce329" style:data-style-name="N122"/>
    <style:style style:name="ce329P6" style:family="table-cell" style:parent-style-name="ce329" style:data-style-name="N123"/>
    <style:style style:name="ce329N6" style:family="table-cell" style:parent-style-name="ce329" style:data-style-name="N124"/>
    <style:style style:name="ce329C7" style:family="table-cell" style:parent-style-name="ce329" style:data-style-name="N125"/>
    <style:style style:name="ce329P7" style:family="table-cell" style:parent-style-name="ce329" style:data-style-name="N126"/>
    <style:style style:name="ce329N7" style:family="table-cell" style:parent-style-name="ce329" style:data-style-name="N127"/>
    <style:style style:name="ce329C8" style:family="table-cell" style:parent-style-name="ce329" style:data-style-name="N128"/>
    <style:style style:name="ce329P8" style:family="table-cell" style:parent-style-name="ce329" style:data-style-name="N129"/>
    <style:style style:name="ce329N8" style:family="table-cell" style:parent-style-name="ce329" style:data-style-name="N130"/>
    <style:style style:name="ce330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 fo:font-weight="bold"/>
    </style:style>
    <style:style style:name="ce330DA" style:family="table-cell" style:parent-style-name="ce330" style:data-style-name="N36"/>
    <style:style style:name="ce330DH" style:family="table-cell" style:parent-style-name="ce330" style:data-style-name="N51"/>
    <style:style style:name="ce330DE" style:family="table-cell" style:parent-style-name="ce330" style:data-style-name="N76"/>
    <style:style style:name="ce330C0" style:family="table-cell" style:parent-style-name="ce330" style:data-style-name="N103"/>
    <style:style style:name="ce330P0" style:family="table-cell" style:parent-style-name="ce330" style:data-style-name="N10"/>
    <style:style style:name="ce330N0" style:family="table-cell" style:parent-style-name="ce330" style:data-style-name="N113"/>
    <style:style style:name="ce330C1" style:family="table-cell" style:parent-style-name="ce330" style:data-style-name="N110"/>
    <style:style style:name="ce330P1" style:family="table-cell" style:parent-style-name="ce330" style:data-style-name="N111"/>
    <style:style style:name="ce330N1" style:family="table-cell" style:parent-style-name="ce330" style:data-style-name="N112"/>
    <style:style style:name="ce330C2" style:family="table-cell" style:parent-style-name="ce330" style:data-style-name="N104"/>
    <style:style style:name="ce330P2" style:family="table-cell" style:parent-style-name="ce330" style:data-style-name="N11"/>
    <style:style style:name="ce330N2" style:family="table-cell" style:parent-style-name="ce330" style:data-style-name="N109"/>
    <style:style style:name="ce330C3" style:family="table-cell" style:parent-style-name="ce330" style:data-style-name="N114"/>
    <style:style style:name="ce330P3" style:family="table-cell" style:parent-style-name="ce330" style:data-style-name="N107"/>
    <style:style style:name="ce330N3" style:family="table-cell" style:parent-style-name="ce330" style:data-style-name="N115"/>
    <style:style style:name="ce330C4" style:family="table-cell" style:parent-style-name="ce330" style:data-style-name="N116"/>
    <style:style style:name="ce330P4" style:family="table-cell" style:parent-style-name="ce330" style:data-style-name="N118"/>
    <style:style style:name="ce330N4" style:family="table-cell" style:parent-style-name="ce330" style:data-style-name="N117"/>
    <style:style style:name="ce330C5" style:family="table-cell" style:parent-style-name="ce330" style:data-style-name="N119"/>
    <style:style style:name="ce330P5" style:family="table-cell" style:parent-style-name="ce330" style:data-style-name="N120"/>
    <style:style style:name="ce330N5" style:family="table-cell" style:parent-style-name="ce330" style:data-style-name="N121"/>
    <style:style style:name="ce330C6" style:family="table-cell" style:parent-style-name="ce330" style:data-style-name="N122"/>
    <style:style style:name="ce330P6" style:family="table-cell" style:parent-style-name="ce330" style:data-style-name="N123"/>
    <style:style style:name="ce330N6" style:family="table-cell" style:parent-style-name="ce330" style:data-style-name="N124"/>
    <style:style style:name="ce330C7" style:family="table-cell" style:parent-style-name="ce330" style:data-style-name="N125"/>
    <style:style style:name="ce330P7" style:family="table-cell" style:parent-style-name="ce330" style:data-style-name="N126"/>
    <style:style style:name="ce330N7" style:family="table-cell" style:parent-style-name="ce330" style:data-style-name="N127"/>
    <style:style style:name="ce330C8" style:family="table-cell" style:parent-style-name="ce330" style:data-style-name="N128"/>
    <style:style style:name="ce330P8" style:family="table-cell" style:parent-style-name="ce330" style:data-style-name="N129"/>
    <style:style style:name="ce330N8" style:family="table-cell" style:parent-style-name="ce330" style:data-style-name="N130"/>
    <style:style style:name="ce331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 fo:font-weight="bold"/>
    </style:style>
    <style:style style:name="ce331DA" style:family="table-cell" style:parent-style-name="ce331" style:data-style-name="N36"/>
    <style:style style:name="ce331DH" style:family="table-cell" style:parent-style-name="ce331" style:data-style-name="N51"/>
    <style:style style:name="ce331DE" style:family="table-cell" style:parent-style-name="ce331" style:data-style-name="N76"/>
    <style:style style:name="ce331C0" style:family="table-cell" style:parent-style-name="ce331" style:data-style-name="N103"/>
    <style:style style:name="ce331P0" style:family="table-cell" style:parent-style-name="ce331" style:data-style-name="N10"/>
    <style:style style:name="ce331N0" style:family="table-cell" style:parent-style-name="ce331" style:data-style-name="N113"/>
    <style:style style:name="ce331C1" style:family="table-cell" style:parent-style-name="ce331" style:data-style-name="N110"/>
    <style:style style:name="ce331P1" style:family="table-cell" style:parent-style-name="ce331" style:data-style-name="N111"/>
    <style:style style:name="ce331N1" style:family="table-cell" style:parent-style-name="ce331" style:data-style-name="N112"/>
    <style:style style:name="ce331C2" style:family="table-cell" style:parent-style-name="ce331" style:data-style-name="N104"/>
    <style:style style:name="ce331P2" style:family="table-cell" style:parent-style-name="ce331" style:data-style-name="N11"/>
    <style:style style:name="ce331N2" style:family="table-cell" style:parent-style-name="ce331" style:data-style-name="N109"/>
    <style:style style:name="ce331C3" style:family="table-cell" style:parent-style-name="ce331" style:data-style-name="N114"/>
    <style:style style:name="ce331P3" style:family="table-cell" style:parent-style-name="ce331" style:data-style-name="N107"/>
    <style:style style:name="ce331N3" style:family="table-cell" style:parent-style-name="ce331" style:data-style-name="N115"/>
    <style:style style:name="ce331C4" style:family="table-cell" style:parent-style-name="ce331" style:data-style-name="N116"/>
    <style:style style:name="ce331P4" style:family="table-cell" style:parent-style-name="ce331" style:data-style-name="N118"/>
    <style:style style:name="ce331N4" style:family="table-cell" style:parent-style-name="ce331" style:data-style-name="N117"/>
    <style:style style:name="ce331C5" style:family="table-cell" style:parent-style-name="ce331" style:data-style-name="N119"/>
    <style:style style:name="ce331P5" style:family="table-cell" style:parent-style-name="ce331" style:data-style-name="N120"/>
    <style:style style:name="ce331N5" style:family="table-cell" style:parent-style-name="ce331" style:data-style-name="N121"/>
    <style:style style:name="ce331C6" style:family="table-cell" style:parent-style-name="ce331" style:data-style-name="N122"/>
    <style:style style:name="ce331P6" style:family="table-cell" style:parent-style-name="ce331" style:data-style-name="N123"/>
    <style:style style:name="ce331N6" style:family="table-cell" style:parent-style-name="ce331" style:data-style-name="N124"/>
    <style:style style:name="ce331C7" style:family="table-cell" style:parent-style-name="ce331" style:data-style-name="N125"/>
    <style:style style:name="ce331P7" style:family="table-cell" style:parent-style-name="ce331" style:data-style-name="N126"/>
    <style:style style:name="ce331N7" style:family="table-cell" style:parent-style-name="ce331" style:data-style-name="N127"/>
    <style:style style:name="ce331C8" style:family="table-cell" style:parent-style-name="ce331" style:data-style-name="N128"/>
    <style:style style:name="ce331P8" style:family="table-cell" style:parent-style-name="ce331" style:data-style-name="N129"/>
    <style:style style:name="ce331N8" style:family="table-cell" style:parent-style-name="ce331" style:data-style-name="N130"/>
    <style:style style:name="ce332" style:family="table-cell">
      <style:table-cell-properties style:text-align-source="fix" style:repeat-content="false" fo:background-color="#30BCF1"/>
      <style:paragraph-properties fo:text-align="start"/>
      <style:text-properties fo:color="#ffffff" style:font-name="Tahoma" fo:font-size="11pt" fo:font-weight="bold"/>
    </style:style>
    <style:style style:name="ce332DA" style:family="table-cell" style:parent-style-name="ce332" style:data-style-name="N36"/>
    <style:style style:name="ce332DH" style:family="table-cell" style:parent-style-name="ce332" style:data-style-name="N51"/>
    <style:style style:name="ce332DE" style:family="table-cell" style:parent-style-name="ce332" style:data-style-name="N76"/>
    <style:style style:name="ce332C0" style:family="table-cell" style:parent-style-name="ce332" style:data-style-name="N103"/>
    <style:style style:name="ce332P0" style:family="table-cell" style:parent-style-name="ce332" style:data-style-name="N10"/>
    <style:style style:name="ce332N0" style:family="table-cell" style:parent-style-name="ce332" style:data-style-name="N113"/>
    <style:style style:name="ce332C1" style:family="table-cell" style:parent-style-name="ce332" style:data-style-name="N110"/>
    <style:style style:name="ce332P1" style:family="table-cell" style:parent-style-name="ce332" style:data-style-name="N111"/>
    <style:style style:name="ce332N1" style:family="table-cell" style:parent-style-name="ce332" style:data-style-name="N112"/>
    <style:style style:name="ce332C2" style:family="table-cell" style:parent-style-name="ce332" style:data-style-name="N104"/>
    <style:style style:name="ce332P2" style:family="table-cell" style:parent-style-name="ce332" style:data-style-name="N11"/>
    <style:style style:name="ce332N2" style:family="table-cell" style:parent-style-name="ce332" style:data-style-name="N109"/>
    <style:style style:name="ce332C3" style:family="table-cell" style:parent-style-name="ce332" style:data-style-name="N114"/>
    <style:style style:name="ce332P3" style:family="table-cell" style:parent-style-name="ce332" style:data-style-name="N107"/>
    <style:style style:name="ce332N3" style:family="table-cell" style:parent-style-name="ce332" style:data-style-name="N115"/>
    <style:style style:name="ce332C4" style:family="table-cell" style:parent-style-name="ce332" style:data-style-name="N116"/>
    <style:style style:name="ce332P4" style:family="table-cell" style:parent-style-name="ce332" style:data-style-name="N118"/>
    <style:style style:name="ce332N4" style:family="table-cell" style:parent-style-name="ce332" style:data-style-name="N117"/>
    <style:style style:name="ce332C5" style:family="table-cell" style:parent-style-name="ce332" style:data-style-name="N119"/>
    <style:style style:name="ce332P5" style:family="table-cell" style:parent-style-name="ce332" style:data-style-name="N120"/>
    <style:style style:name="ce332N5" style:family="table-cell" style:parent-style-name="ce332" style:data-style-name="N121"/>
    <style:style style:name="ce332C6" style:family="table-cell" style:parent-style-name="ce332" style:data-style-name="N122"/>
    <style:style style:name="ce332P6" style:family="table-cell" style:parent-style-name="ce332" style:data-style-name="N123"/>
    <style:style style:name="ce332N6" style:family="table-cell" style:parent-style-name="ce332" style:data-style-name="N124"/>
    <style:style style:name="ce332C7" style:family="table-cell" style:parent-style-name="ce332" style:data-style-name="N125"/>
    <style:style style:name="ce332P7" style:family="table-cell" style:parent-style-name="ce332" style:data-style-name="N126"/>
    <style:style style:name="ce332N7" style:family="table-cell" style:parent-style-name="ce332" style:data-style-name="N127"/>
    <style:style style:name="ce332C8" style:family="table-cell" style:parent-style-name="ce332" style:data-style-name="N128"/>
    <style:style style:name="ce332P8" style:family="table-cell" style:parent-style-name="ce332" style:data-style-name="N129"/>
    <style:style style:name="ce332N8" style:family="table-cell" style:parent-style-name="ce332" style:data-style-name="N130"/>
    <style:style style:name="ce333" style:family="table-cell">
      <style:table-cell-properties style:text-align-source="fix" style:repeat-content="false" fo:background-color="#30BCF1"/>
      <style:paragraph-properties fo:text-align="end"/>
      <style:text-properties fo:color="#ffffff" style:font-name="Tahoma" fo:font-size="11pt" fo:font-weight="bold"/>
    </style:style>
    <style:style style:name="ce333DA" style:family="table-cell" style:parent-style-name="ce333" style:data-style-name="N36"/>
    <style:style style:name="ce333DH" style:family="table-cell" style:parent-style-name="ce333" style:data-style-name="N51"/>
    <style:style style:name="ce333DE" style:family="table-cell" style:parent-style-name="ce333" style:data-style-name="N76"/>
    <style:style style:name="ce333C0" style:family="table-cell" style:parent-style-name="ce333" style:data-style-name="N103"/>
    <style:style style:name="ce333P0" style:family="table-cell" style:parent-style-name="ce333" style:data-style-name="N10"/>
    <style:style style:name="ce333N0" style:family="table-cell" style:parent-style-name="ce333" style:data-style-name="N113"/>
    <style:style style:name="ce333C1" style:family="table-cell" style:parent-style-name="ce333" style:data-style-name="N110"/>
    <style:style style:name="ce333P1" style:family="table-cell" style:parent-style-name="ce333" style:data-style-name="N111"/>
    <style:style style:name="ce333N1" style:family="table-cell" style:parent-style-name="ce333" style:data-style-name="N112"/>
    <style:style style:name="ce333C2" style:family="table-cell" style:parent-style-name="ce333" style:data-style-name="N104"/>
    <style:style style:name="ce333P2" style:family="table-cell" style:parent-style-name="ce333" style:data-style-name="N11"/>
    <style:style style:name="ce333N2" style:family="table-cell" style:parent-style-name="ce333" style:data-style-name="N109"/>
    <style:style style:name="ce333C3" style:family="table-cell" style:parent-style-name="ce333" style:data-style-name="N114"/>
    <style:style style:name="ce333P3" style:family="table-cell" style:parent-style-name="ce333" style:data-style-name="N107"/>
    <style:style style:name="ce333N3" style:family="table-cell" style:parent-style-name="ce333" style:data-style-name="N115"/>
    <style:style style:name="ce333C4" style:family="table-cell" style:parent-style-name="ce333" style:data-style-name="N116"/>
    <style:style style:name="ce333P4" style:family="table-cell" style:parent-style-name="ce333" style:data-style-name="N118"/>
    <style:style style:name="ce333N4" style:family="table-cell" style:parent-style-name="ce333" style:data-style-name="N117"/>
    <style:style style:name="ce333C5" style:family="table-cell" style:parent-style-name="ce333" style:data-style-name="N119"/>
    <style:style style:name="ce333P5" style:family="table-cell" style:parent-style-name="ce333" style:data-style-name="N120"/>
    <style:style style:name="ce333N5" style:family="table-cell" style:parent-style-name="ce333" style:data-style-name="N121"/>
    <style:style style:name="ce333C6" style:family="table-cell" style:parent-style-name="ce333" style:data-style-name="N122"/>
    <style:style style:name="ce333P6" style:family="table-cell" style:parent-style-name="ce333" style:data-style-name="N123"/>
    <style:style style:name="ce333N6" style:family="table-cell" style:parent-style-name="ce333" style:data-style-name="N124"/>
    <style:style style:name="ce333C7" style:family="table-cell" style:parent-style-name="ce333" style:data-style-name="N125"/>
    <style:style style:name="ce333P7" style:family="table-cell" style:parent-style-name="ce333" style:data-style-name="N126"/>
    <style:style style:name="ce333N7" style:family="table-cell" style:parent-style-name="ce333" style:data-style-name="N127"/>
    <style:style style:name="ce333C8" style:family="table-cell" style:parent-style-name="ce333" style:data-style-name="N128"/>
    <style:style style:name="ce333P8" style:family="table-cell" style:parent-style-name="ce333" style:data-style-name="N129"/>
    <style:style style:name="ce333N8" style:family="table-cell" style:parent-style-name="ce333" style:data-style-name="N130"/>
    <style:style style:name="ce334" style:family="table-cell">
      <style:table-cell-properties style:text-align-source="fix" style:repeat-content="false" fo:background-color="#30BCF1"/>
      <style:paragraph-properties fo:text-align="center"/>
      <style:text-properties fo:color="#ffffff" style:font-name="Tahoma" fo:font-size="11pt" fo:font-weight="bold"/>
    </style:style>
    <style:style style:name="ce334DA" style:family="table-cell" style:parent-style-name="ce334" style:data-style-name="N36"/>
    <style:style style:name="ce334DH" style:family="table-cell" style:parent-style-name="ce334" style:data-style-name="N51"/>
    <style:style style:name="ce334DE" style:family="table-cell" style:parent-style-name="ce334" style:data-style-name="N76"/>
    <style:style style:name="ce334C0" style:family="table-cell" style:parent-style-name="ce334" style:data-style-name="N103"/>
    <style:style style:name="ce334P0" style:family="table-cell" style:parent-style-name="ce334" style:data-style-name="N10"/>
    <style:style style:name="ce334N0" style:family="table-cell" style:parent-style-name="ce334" style:data-style-name="N113"/>
    <style:style style:name="ce334C1" style:family="table-cell" style:parent-style-name="ce334" style:data-style-name="N110"/>
    <style:style style:name="ce334P1" style:family="table-cell" style:parent-style-name="ce334" style:data-style-name="N111"/>
    <style:style style:name="ce334N1" style:family="table-cell" style:parent-style-name="ce334" style:data-style-name="N112"/>
    <style:style style:name="ce334C2" style:family="table-cell" style:parent-style-name="ce334" style:data-style-name="N104"/>
    <style:style style:name="ce334P2" style:family="table-cell" style:parent-style-name="ce334" style:data-style-name="N11"/>
    <style:style style:name="ce334N2" style:family="table-cell" style:parent-style-name="ce334" style:data-style-name="N109"/>
    <style:style style:name="ce334C3" style:family="table-cell" style:parent-style-name="ce334" style:data-style-name="N114"/>
    <style:style style:name="ce334P3" style:family="table-cell" style:parent-style-name="ce334" style:data-style-name="N107"/>
    <style:style style:name="ce334N3" style:family="table-cell" style:parent-style-name="ce334" style:data-style-name="N115"/>
    <style:style style:name="ce334C4" style:family="table-cell" style:parent-style-name="ce334" style:data-style-name="N116"/>
    <style:style style:name="ce334P4" style:family="table-cell" style:parent-style-name="ce334" style:data-style-name="N118"/>
    <style:style style:name="ce334N4" style:family="table-cell" style:parent-style-name="ce334" style:data-style-name="N117"/>
    <style:style style:name="ce334C5" style:family="table-cell" style:parent-style-name="ce334" style:data-style-name="N119"/>
    <style:style style:name="ce334P5" style:family="table-cell" style:parent-style-name="ce334" style:data-style-name="N120"/>
    <style:style style:name="ce334N5" style:family="table-cell" style:parent-style-name="ce334" style:data-style-name="N121"/>
    <style:style style:name="ce334C6" style:family="table-cell" style:parent-style-name="ce334" style:data-style-name="N122"/>
    <style:style style:name="ce334P6" style:family="table-cell" style:parent-style-name="ce334" style:data-style-name="N123"/>
    <style:style style:name="ce334N6" style:family="table-cell" style:parent-style-name="ce334" style:data-style-name="N124"/>
    <style:style style:name="ce334C7" style:family="table-cell" style:parent-style-name="ce334" style:data-style-name="N125"/>
    <style:style style:name="ce334P7" style:family="table-cell" style:parent-style-name="ce334" style:data-style-name="N126"/>
    <style:style style:name="ce334N7" style:family="table-cell" style:parent-style-name="ce334" style:data-style-name="N127"/>
    <style:style style:name="ce334C8" style:family="table-cell" style:parent-style-name="ce334" style:data-style-name="N128"/>
    <style:style style:name="ce334P8" style:family="table-cell" style:parent-style-name="ce334" style:data-style-name="N129"/>
    <style:style style:name="ce334N8" style:family="table-cell" style:parent-style-name="ce334" style:data-style-name="N130"/>
    <style:style style:name="ce335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/>
    </style:style>
    <style:style style:name="ce335DA" style:family="table-cell" style:parent-style-name="ce335" style:data-style-name="N36"/>
    <style:style style:name="ce335DH" style:family="table-cell" style:parent-style-name="ce335" style:data-style-name="N51"/>
    <style:style style:name="ce335DE" style:family="table-cell" style:parent-style-name="ce335" style:data-style-name="N76"/>
    <style:style style:name="ce335C0" style:family="table-cell" style:parent-style-name="ce335" style:data-style-name="N103"/>
    <style:style style:name="ce335P0" style:family="table-cell" style:parent-style-name="ce335" style:data-style-name="N10"/>
    <style:style style:name="ce335N0" style:family="table-cell" style:parent-style-name="ce335" style:data-style-name="N113"/>
    <style:style style:name="ce335C1" style:family="table-cell" style:parent-style-name="ce335" style:data-style-name="N110"/>
    <style:style style:name="ce335P1" style:family="table-cell" style:parent-style-name="ce335" style:data-style-name="N111"/>
    <style:style style:name="ce335N1" style:family="table-cell" style:parent-style-name="ce335" style:data-style-name="N112"/>
    <style:style style:name="ce335C2" style:family="table-cell" style:parent-style-name="ce335" style:data-style-name="N104"/>
    <style:style style:name="ce335P2" style:family="table-cell" style:parent-style-name="ce335" style:data-style-name="N11"/>
    <style:style style:name="ce335N2" style:family="table-cell" style:parent-style-name="ce335" style:data-style-name="N109"/>
    <style:style style:name="ce335C3" style:family="table-cell" style:parent-style-name="ce335" style:data-style-name="N114"/>
    <style:style style:name="ce335P3" style:family="table-cell" style:parent-style-name="ce335" style:data-style-name="N107"/>
    <style:style style:name="ce335N3" style:family="table-cell" style:parent-style-name="ce335" style:data-style-name="N115"/>
    <style:style style:name="ce335C4" style:family="table-cell" style:parent-style-name="ce335" style:data-style-name="N116"/>
    <style:style style:name="ce335P4" style:family="table-cell" style:parent-style-name="ce335" style:data-style-name="N118"/>
    <style:style style:name="ce335N4" style:family="table-cell" style:parent-style-name="ce335" style:data-style-name="N117"/>
    <style:style style:name="ce335C5" style:family="table-cell" style:parent-style-name="ce335" style:data-style-name="N119"/>
    <style:style style:name="ce335P5" style:family="table-cell" style:parent-style-name="ce335" style:data-style-name="N120"/>
    <style:style style:name="ce335N5" style:family="table-cell" style:parent-style-name="ce335" style:data-style-name="N121"/>
    <style:style style:name="ce335C6" style:family="table-cell" style:parent-style-name="ce335" style:data-style-name="N122"/>
    <style:style style:name="ce335P6" style:family="table-cell" style:parent-style-name="ce335" style:data-style-name="N123"/>
    <style:style style:name="ce335N6" style:family="table-cell" style:parent-style-name="ce335" style:data-style-name="N124"/>
    <style:style style:name="ce335C7" style:family="table-cell" style:parent-style-name="ce335" style:data-style-name="N125"/>
    <style:style style:name="ce335P7" style:family="table-cell" style:parent-style-name="ce335" style:data-style-name="N126"/>
    <style:style style:name="ce335N7" style:family="table-cell" style:parent-style-name="ce335" style:data-style-name="N127"/>
    <style:style style:name="ce335C8" style:family="table-cell" style:parent-style-name="ce335" style:data-style-name="N128"/>
    <style:style style:name="ce335P8" style:family="table-cell" style:parent-style-name="ce335" style:data-style-name="N129"/>
    <style:style style:name="ce335N8" style:family="table-cell" style:parent-style-name="ce335" style:data-style-name="N130"/>
    <style:style style:name="ce336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/>
    </style:style>
    <style:style style:name="ce336DA" style:family="table-cell" style:parent-style-name="ce336" style:data-style-name="N36"/>
    <style:style style:name="ce336DH" style:family="table-cell" style:parent-style-name="ce336" style:data-style-name="N51"/>
    <style:style style:name="ce336DE" style:family="table-cell" style:parent-style-name="ce336" style:data-style-name="N76"/>
    <style:style style:name="ce336C0" style:family="table-cell" style:parent-style-name="ce336" style:data-style-name="N103"/>
    <style:style style:name="ce336P0" style:family="table-cell" style:parent-style-name="ce336" style:data-style-name="N10"/>
    <style:style style:name="ce336N0" style:family="table-cell" style:parent-style-name="ce336" style:data-style-name="N113"/>
    <style:style style:name="ce336C1" style:family="table-cell" style:parent-style-name="ce336" style:data-style-name="N110"/>
    <style:style style:name="ce336P1" style:family="table-cell" style:parent-style-name="ce336" style:data-style-name="N111"/>
    <style:style style:name="ce336N1" style:family="table-cell" style:parent-style-name="ce336" style:data-style-name="N112"/>
    <style:style style:name="ce336C2" style:family="table-cell" style:parent-style-name="ce336" style:data-style-name="N104"/>
    <style:style style:name="ce336P2" style:family="table-cell" style:parent-style-name="ce336" style:data-style-name="N11"/>
    <style:style style:name="ce336N2" style:family="table-cell" style:parent-style-name="ce336" style:data-style-name="N109"/>
    <style:style style:name="ce336C3" style:family="table-cell" style:parent-style-name="ce336" style:data-style-name="N114"/>
    <style:style style:name="ce336P3" style:family="table-cell" style:parent-style-name="ce336" style:data-style-name="N107"/>
    <style:style style:name="ce336N3" style:family="table-cell" style:parent-style-name="ce336" style:data-style-name="N115"/>
    <style:style style:name="ce336C4" style:family="table-cell" style:parent-style-name="ce336" style:data-style-name="N116"/>
    <style:style style:name="ce336P4" style:family="table-cell" style:parent-style-name="ce336" style:data-style-name="N118"/>
    <style:style style:name="ce336N4" style:family="table-cell" style:parent-style-name="ce336" style:data-style-name="N117"/>
    <style:style style:name="ce336C5" style:family="table-cell" style:parent-style-name="ce336" style:data-style-name="N119"/>
    <style:style style:name="ce336P5" style:family="table-cell" style:parent-style-name="ce336" style:data-style-name="N120"/>
    <style:style style:name="ce336N5" style:family="table-cell" style:parent-style-name="ce336" style:data-style-name="N121"/>
    <style:style style:name="ce336C6" style:family="table-cell" style:parent-style-name="ce336" style:data-style-name="N122"/>
    <style:style style:name="ce336P6" style:family="table-cell" style:parent-style-name="ce336" style:data-style-name="N123"/>
    <style:style style:name="ce336N6" style:family="table-cell" style:parent-style-name="ce336" style:data-style-name="N124"/>
    <style:style style:name="ce336C7" style:family="table-cell" style:parent-style-name="ce336" style:data-style-name="N125"/>
    <style:style style:name="ce336P7" style:family="table-cell" style:parent-style-name="ce336" style:data-style-name="N126"/>
    <style:style style:name="ce336N7" style:family="table-cell" style:parent-style-name="ce336" style:data-style-name="N127"/>
    <style:style style:name="ce336C8" style:family="table-cell" style:parent-style-name="ce336" style:data-style-name="N128"/>
    <style:style style:name="ce336P8" style:family="table-cell" style:parent-style-name="ce336" style:data-style-name="N129"/>
    <style:style style:name="ce336N8" style:family="table-cell" style:parent-style-name="ce336" style:data-style-name="N130"/>
    <style:style style:name="ce337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/>
    </style:style>
    <style:style style:name="ce337DA" style:family="table-cell" style:parent-style-name="ce337" style:data-style-name="N36"/>
    <style:style style:name="ce337DH" style:family="table-cell" style:parent-style-name="ce337" style:data-style-name="N51"/>
    <style:style style:name="ce337DE" style:family="table-cell" style:parent-style-name="ce337" style:data-style-name="N76"/>
    <style:style style:name="ce337C0" style:family="table-cell" style:parent-style-name="ce337" style:data-style-name="N103"/>
    <style:style style:name="ce337P0" style:family="table-cell" style:parent-style-name="ce337" style:data-style-name="N10"/>
    <style:style style:name="ce337N0" style:family="table-cell" style:parent-style-name="ce337" style:data-style-name="N113"/>
    <style:style style:name="ce337C1" style:family="table-cell" style:parent-style-name="ce337" style:data-style-name="N110"/>
    <style:style style:name="ce337P1" style:family="table-cell" style:parent-style-name="ce337" style:data-style-name="N111"/>
    <style:style style:name="ce337N1" style:family="table-cell" style:parent-style-name="ce337" style:data-style-name="N112"/>
    <style:style style:name="ce337C2" style:family="table-cell" style:parent-style-name="ce337" style:data-style-name="N104"/>
    <style:style style:name="ce337P2" style:family="table-cell" style:parent-style-name="ce337" style:data-style-name="N11"/>
    <style:style style:name="ce337N2" style:family="table-cell" style:parent-style-name="ce337" style:data-style-name="N109"/>
    <style:style style:name="ce337C3" style:family="table-cell" style:parent-style-name="ce337" style:data-style-name="N114"/>
    <style:style style:name="ce337P3" style:family="table-cell" style:parent-style-name="ce337" style:data-style-name="N107"/>
    <style:style style:name="ce337N3" style:family="table-cell" style:parent-style-name="ce337" style:data-style-name="N115"/>
    <style:style style:name="ce337C4" style:family="table-cell" style:parent-style-name="ce337" style:data-style-name="N116"/>
    <style:style style:name="ce337P4" style:family="table-cell" style:parent-style-name="ce337" style:data-style-name="N118"/>
    <style:style style:name="ce337N4" style:family="table-cell" style:parent-style-name="ce337" style:data-style-name="N117"/>
    <style:style style:name="ce337C5" style:family="table-cell" style:parent-style-name="ce337" style:data-style-name="N119"/>
    <style:style style:name="ce337P5" style:family="table-cell" style:parent-style-name="ce337" style:data-style-name="N120"/>
    <style:style style:name="ce337N5" style:family="table-cell" style:parent-style-name="ce337" style:data-style-name="N121"/>
    <style:style style:name="ce337C6" style:family="table-cell" style:parent-style-name="ce337" style:data-style-name="N122"/>
    <style:style style:name="ce337P6" style:family="table-cell" style:parent-style-name="ce337" style:data-style-name="N123"/>
    <style:style style:name="ce337N6" style:family="table-cell" style:parent-style-name="ce337" style:data-style-name="N124"/>
    <style:style style:name="ce337C7" style:family="table-cell" style:parent-style-name="ce337" style:data-style-name="N125"/>
    <style:style style:name="ce337P7" style:family="table-cell" style:parent-style-name="ce337" style:data-style-name="N126"/>
    <style:style style:name="ce337N7" style:family="table-cell" style:parent-style-name="ce337" style:data-style-name="N127"/>
    <style:style style:name="ce337C8" style:family="table-cell" style:parent-style-name="ce337" style:data-style-name="N128"/>
    <style:style style:name="ce337P8" style:family="table-cell" style:parent-style-name="ce337" style:data-style-name="N129"/>
    <style:style style:name="ce337N8" style:family="table-cell" style:parent-style-name="ce337" style:data-style-name="N130"/>
    <style:style style:name="ce338" style:family="table-cell">
      <style:table-cell-properties style:text-align-source="fix" style:repeat-content="false" fo:background-color="#EAF8FD"/>
      <style:paragraph-properties fo:text-align="end"/>
      <style:text-properties style:font-name="Tahoma" fo:font-size="10pt"/>
    </style:style>
    <style:style style:name="ce338DA" style:family="table-cell" style:parent-style-name="ce338" style:data-style-name="N36"/>
    <style:style style:name="ce338DH" style:family="table-cell" style:parent-style-name="ce338" style:data-style-name="N51"/>
    <style:style style:name="ce338DE" style:family="table-cell" style:parent-style-name="ce338" style:data-style-name="N76"/>
    <style:style style:name="ce338C0" style:family="table-cell" style:parent-style-name="ce338" style:data-style-name="N103"/>
    <style:style style:name="ce338P0" style:family="table-cell" style:parent-style-name="ce338" style:data-style-name="N10"/>
    <style:style style:name="ce338N0" style:family="table-cell" style:parent-style-name="ce338" style:data-style-name="N113"/>
    <style:style style:name="ce338C1" style:family="table-cell" style:parent-style-name="ce338" style:data-style-name="N110"/>
    <style:style style:name="ce338P1" style:family="table-cell" style:parent-style-name="ce338" style:data-style-name="N111"/>
    <style:style style:name="ce338N1" style:family="table-cell" style:parent-style-name="ce338" style:data-style-name="N112"/>
    <style:style style:name="ce338C2" style:family="table-cell" style:parent-style-name="ce338" style:data-style-name="N104"/>
    <style:style style:name="ce338P2" style:family="table-cell" style:parent-style-name="ce338" style:data-style-name="N11"/>
    <style:style style:name="ce338N2" style:family="table-cell" style:parent-style-name="ce338" style:data-style-name="N109"/>
    <style:style style:name="ce338C3" style:family="table-cell" style:parent-style-name="ce338" style:data-style-name="N114"/>
    <style:style style:name="ce338P3" style:family="table-cell" style:parent-style-name="ce338" style:data-style-name="N107"/>
    <style:style style:name="ce338N3" style:family="table-cell" style:parent-style-name="ce338" style:data-style-name="N115"/>
    <style:style style:name="ce338C4" style:family="table-cell" style:parent-style-name="ce338" style:data-style-name="N116"/>
    <style:style style:name="ce338P4" style:family="table-cell" style:parent-style-name="ce338" style:data-style-name="N118"/>
    <style:style style:name="ce338N4" style:family="table-cell" style:parent-style-name="ce338" style:data-style-name="N117"/>
    <style:style style:name="ce338C5" style:family="table-cell" style:parent-style-name="ce338" style:data-style-name="N119"/>
    <style:style style:name="ce338P5" style:family="table-cell" style:parent-style-name="ce338" style:data-style-name="N120"/>
    <style:style style:name="ce338N5" style:family="table-cell" style:parent-style-name="ce338" style:data-style-name="N121"/>
    <style:style style:name="ce338C6" style:family="table-cell" style:parent-style-name="ce338" style:data-style-name="N122"/>
    <style:style style:name="ce338P6" style:family="table-cell" style:parent-style-name="ce338" style:data-style-name="N123"/>
    <style:style style:name="ce338N6" style:family="table-cell" style:parent-style-name="ce338" style:data-style-name="N124"/>
    <style:style style:name="ce338C7" style:family="table-cell" style:parent-style-name="ce338" style:data-style-name="N125"/>
    <style:style style:name="ce338P7" style:family="table-cell" style:parent-style-name="ce338" style:data-style-name="N126"/>
    <style:style style:name="ce338N7" style:family="table-cell" style:parent-style-name="ce338" style:data-style-name="N127"/>
    <style:style style:name="ce338C8" style:family="table-cell" style:parent-style-name="ce338" style:data-style-name="N128"/>
    <style:style style:name="ce338P8" style:family="table-cell" style:parent-style-name="ce338" style:data-style-name="N129"/>
    <style:style style:name="ce338N8" style:family="table-cell" style:parent-style-name="ce338" style:data-style-name="N130"/>
    <style:style style:name="ce339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 fo:font-weight="bold"/>
    </style:style>
    <style:style style:name="ce339DA" style:family="table-cell" style:parent-style-name="ce339" style:data-style-name="N36"/>
    <style:style style:name="ce339DH" style:family="table-cell" style:parent-style-name="ce339" style:data-style-name="N51"/>
    <style:style style:name="ce339DE" style:family="table-cell" style:parent-style-name="ce339" style:data-style-name="N76"/>
    <style:style style:name="ce339C0" style:family="table-cell" style:parent-style-name="ce339" style:data-style-name="N103"/>
    <style:style style:name="ce339P0" style:family="table-cell" style:parent-style-name="ce339" style:data-style-name="N10"/>
    <style:style style:name="ce339N0" style:family="table-cell" style:parent-style-name="ce339" style:data-style-name="N113"/>
    <style:style style:name="ce339C1" style:family="table-cell" style:parent-style-name="ce339" style:data-style-name="N110"/>
    <style:style style:name="ce339P1" style:family="table-cell" style:parent-style-name="ce339" style:data-style-name="N111"/>
    <style:style style:name="ce339N1" style:family="table-cell" style:parent-style-name="ce339" style:data-style-name="N112"/>
    <style:style style:name="ce339C2" style:family="table-cell" style:parent-style-name="ce339" style:data-style-name="N104"/>
    <style:style style:name="ce339P2" style:family="table-cell" style:parent-style-name="ce339" style:data-style-name="N11"/>
    <style:style style:name="ce339N2" style:family="table-cell" style:parent-style-name="ce339" style:data-style-name="N109"/>
    <style:style style:name="ce339C3" style:family="table-cell" style:parent-style-name="ce339" style:data-style-name="N114"/>
    <style:style style:name="ce339P3" style:family="table-cell" style:parent-style-name="ce339" style:data-style-name="N107"/>
    <style:style style:name="ce339N3" style:family="table-cell" style:parent-style-name="ce339" style:data-style-name="N115"/>
    <style:style style:name="ce339C4" style:family="table-cell" style:parent-style-name="ce339" style:data-style-name="N116"/>
    <style:style style:name="ce339P4" style:family="table-cell" style:parent-style-name="ce339" style:data-style-name="N118"/>
    <style:style style:name="ce339N4" style:family="table-cell" style:parent-style-name="ce339" style:data-style-name="N117"/>
    <style:style style:name="ce339C5" style:family="table-cell" style:parent-style-name="ce339" style:data-style-name="N119"/>
    <style:style style:name="ce339P5" style:family="table-cell" style:parent-style-name="ce339" style:data-style-name="N120"/>
    <style:style style:name="ce339N5" style:family="table-cell" style:parent-style-name="ce339" style:data-style-name="N121"/>
    <style:style style:name="ce339C6" style:family="table-cell" style:parent-style-name="ce339" style:data-style-name="N122"/>
    <style:style style:name="ce339P6" style:family="table-cell" style:parent-style-name="ce339" style:data-style-name="N123"/>
    <style:style style:name="ce339N6" style:family="table-cell" style:parent-style-name="ce339" style:data-style-name="N124"/>
    <style:style style:name="ce339C7" style:family="table-cell" style:parent-style-name="ce339" style:data-style-name="N125"/>
    <style:style style:name="ce339P7" style:family="table-cell" style:parent-style-name="ce339" style:data-style-name="N126"/>
    <style:style style:name="ce339N7" style:family="table-cell" style:parent-style-name="ce339" style:data-style-name="N127"/>
    <style:style style:name="ce339C8" style:family="table-cell" style:parent-style-name="ce339" style:data-style-name="N128"/>
    <style:style style:name="ce339P8" style:family="table-cell" style:parent-style-name="ce339" style:data-style-name="N129"/>
    <style:style style:name="ce339N8" style:family="table-cell" style:parent-style-name="ce339" style:data-style-name="N130"/>
    <style:style style:name="ce340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 fo:font-weight="bold"/>
    </style:style>
    <style:style style:name="ce340DA" style:family="table-cell" style:parent-style-name="ce340" style:data-style-name="N36"/>
    <style:style style:name="ce340DH" style:family="table-cell" style:parent-style-name="ce340" style:data-style-name="N51"/>
    <style:style style:name="ce340DE" style:family="table-cell" style:parent-style-name="ce340" style:data-style-name="N76"/>
    <style:style style:name="ce340C0" style:family="table-cell" style:parent-style-name="ce340" style:data-style-name="N103"/>
    <style:style style:name="ce340P0" style:family="table-cell" style:parent-style-name="ce340" style:data-style-name="N10"/>
    <style:style style:name="ce340N0" style:family="table-cell" style:parent-style-name="ce340" style:data-style-name="N113"/>
    <style:style style:name="ce340C1" style:family="table-cell" style:parent-style-name="ce340" style:data-style-name="N110"/>
    <style:style style:name="ce340P1" style:family="table-cell" style:parent-style-name="ce340" style:data-style-name="N111"/>
    <style:style style:name="ce340N1" style:family="table-cell" style:parent-style-name="ce340" style:data-style-name="N112"/>
    <style:style style:name="ce340C2" style:family="table-cell" style:parent-style-name="ce340" style:data-style-name="N104"/>
    <style:style style:name="ce340P2" style:family="table-cell" style:parent-style-name="ce340" style:data-style-name="N11"/>
    <style:style style:name="ce340N2" style:family="table-cell" style:parent-style-name="ce340" style:data-style-name="N109"/>
    <style:style style:name="ce340C3" style:family="table-cell" style:parent-style-name="ce340" style:data-style-name="N114"/>
    <style:style style:name="ce340P3" style:family="table-cell" style:parent-style-name="ce340" style:data-style-name="N107"/>
    <style:style style:name="ce340N3" style:family="table-cell" style:parent-style-name="ce340" style:data-style-name="N115"/>
    <style:style style:name="ce340C4" style:family="table-cell" style:parent-style-name="ce340" style:data-style-name="N116"/>
    <style:style style:name="ce340P4" style:family="table-cell" style:parent-style-name="ce340" style:data-style-name="N118"/>
    <style:style style:name="ce340N4" style:family="table-cell" style:parent-style-name="ce340" style:data-style-name="N117"/>
    <style:style style:name="ce340C5" style:family="table-cell" style:parent-style-name="ce340" style:data-style-name="N119"/>
    <style:style style:name="ce340P5" style:family="table-cell" style:parent-style-name="ce340" style:data-style-name="N120"/>
    <style:style style:name="ce340N5" style:family="table-cell" style:parent-style-name="ce340" style:data-style-name="N121"/>
    <style:style style:name="ce340C6" style:family="table-cell" style:parent-style-name="ce340" style:data-style-name="N122"/>
    <style:style style:name="ce340P6" style:family="table-cell" style:parent-style-name="ce340" style:data-style-name="N123"/>
    <style:style style:name="ce340N6" style:family="table-cell" style:parent-style-name="ce340" style:data-style-name="N124"/>
    <style:style style:name="ce340C7" style:family="table-cell" style:parent-style-name="ce340" style:data-style-name="N125"/>
    <style:style style:name="ce340P7" style:family="table-cell" style:parent-style-name="ce340" style:data-style-name="N126"/>
    <style:style style:name="ce340N7" style:family="table-cell" style:parent-style-name="ce340" style:data-style-name="N127"/>
    <style:style style:name="ce340C8" style:family="table-cell" style:parent-style-name="ce340" style:data-style-name="N128"/>
    <style:style style:name="ce340P8" style:family="table-cell" style:parent-style-name="ce340" style:data-style-name="N129"/>
    <style:style style:name="ce340N8" style:family="table-cell" style:parent-style-name="ce340" style:data-style-name="N130"/>
    <style:style style:name="ce341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 fo:font-weight="bold"/>
    </style:style>
    <style:style style:name="ce341DA" style:family="table-cell" style:parent-style-name="ce341" style:data-style-name="N36"/>
    <style:style style:name="ce341DH" style:family="table-cell" style:parent-style-name="ce341" style:data-style-name="N51"/>
    <style:style style:name="ce341DE" style:family="table-cell" style:parent-style-name="ce341" style:data-style-name="N76"/>
    <style:style style:name="ce341C0" style:family="table-cell" style:parent-style-name="ce341" style:data-style-name="N103"/>
    <style:style style:name="ce341P0" style:family="table-cell" style:parent-style-name="ce341" style:data-style-name="N10"/>
    <style:style style:name="ce341N0" style:family="table-cell" style:parent-style-name="ce341" style:data-style-name="N113"/>
    <style:style style:name="ce341C1" style:family="table-cell" style:parent-style-name="ce341" style:data-style-name="N110"/>
    <style:style style:name="ce341P1" style:family="table-cell" style:parent-style-name="ce341" style:data-style-name="N111"/>
    <style:style style:name="ce341N1" style:family="table-cell" style:parent-style-name="ce341" style:data-style-name="N112"/>
    <style:style style:name="ce341C2" style:family="table-cell" style:parent-style-name="ce341" style:data-style-name="N104"/>
    <style:style style:name="ce341P2" style:family="table-cell" style:parent-style-name="ce341" style:data-style-name="N11"/>
    <style:style style:name="ce341N2" style:family="table-cell" style:parent-style-name="ce341" style:data-style-name="N109"/>
    <style:style style:name="ce341C3" style:family="table-cell" style:parent-style-name="ce341" style:data-style-name="N114"/>
    <style:style style:name="ce341P3" style:family="table-cell" style:parent-style-name="ce341" style:data-style-name="N107"/>
    <style:style style:name="ce341N3" style:family="table-cell" style:parent-style-name="ce341" style:data-style-name="N115"/>
    <style:style style:name="ce341C4" style:family="table-cell" style:parent-style-name="ce341" style:data-style-name="N116"/>
    <style:style style:name="ce341P4" style:family="table-cell" style:parent-style-name="ce341" style:data-style-name="N118"/>
    <style:style style:name="ce341N4" style:family="table-cell" style:parent-style-name="ce341" style:data-style-name="N117"/>
    <style:style style:name="ce341C5" style:family="table-cell" style:parent-style-name="ce341" style:data-style-name="N119"/>
    <style:style style:name="ce341P5" style:family="table-cell" style:parent-style-name="ce341" style:data-style-name="N120"/>
    <style:style style:name="ce341N5" style:family="table-cell" style:parent-style-name="ce341" style:data-style-name="N121"/>
    <style:style style:name="ce341C6" style:family="table-cell" style:parent-style-name="ce341" style:data-style-name="N122"/>
    <style:style style:name="ce341P6" style:family="table-cell" style:parent-style-name="ce341" style:data-style-name="N123"/>
    <style:style style:name="ce341N6" style:family="table-cell" style:parent-style-name="ce341" style:data-style-name="N124"/>
    <style:style style:name="ce341C7" style:family="table-cell" style:parent-style-name="ce341" style:data-style-name="N125"/>
    <style:style style:name="ce341P7" style:family="table-cell" style:parent-style-name="ce341" style:data-style-name="N126"/>
    <style:style style:name="ce341N7" style:family="table-cell" style:parent-style-name="ce341" style:data-style-name="N127"/>
    <style:style style:name="ce341C8" style:family="table-cell" style:parent-style-name="ce341" style:data-style-name="N128"/>
    <style:style style:name="ce341P8" style:family="table-cell" style:parent-style-name="ce341" style:data-style-name="N129"/>
    <style:style style:name="ce341N8" style:family="table-cell" style:parent-style-name="ce341" style:data-style-name="N130"/>
    <style:style style:name="ce342" style:family="table-cell">
      <style:table-cell-properties style:text-align-source="fix" style:repeat-content="false" fo:background-color="#800000"/>
      <style:paragraph-properties fo:text-align="center"/>
      <style:text-properties fo:color="#ffffff" style:font-name="Tahoma" fo:font-size="11pt" fo:font-weight="bold"/>
    </style:style>
    <style:style style:name="ce342DA" style:family="table-cell" style:parent-style-name="ce342" style:data-style-name="N36"/>
    <style:style style:name="ce342DH" style:family="table-cell" style:parent-style-name="ce342" style:data-style-name="N51"/>
    <style:style style:name="ce342DE" style:family="table-cell" style:parent-style-name="ce342" style:data-style-name="N76"/>
    <style:style style:name="ce342C0" style:family="table-cell" style:parent-style-name="ce342" style:data-style-name="N103"/>
    <style:style style:name="ce342P0" style:family="table-cell" style:parent-style-name="ce342" style:data-style-name="N10"/>
    <style:style style:name="ce342N0" style:family="table-cell" style:parent-style-name="ce342" style:data-style-name="N113"/>
    <style:style style:name="ce342C1" style:family="table-cell" style:parent-style-name="ce342" style:data-style-name="N110"/>
    <style:style style:name="ce342P1" style:family="table-cell" style:parent-style-name="ce342" style:data-style-name="N111"/>
    <style:style style:name="ce342N1" style:family="table-cell" style:parent-style-name="ce342" style:data-style-name="N112"/>
    <style:style style:name="ce342C2" style:family="table-cell" style:parent-style-name="ce342" style:data-style-name="N104"/>
    <style:style style:name="ce342P2" style:family="table-cell" style:parent-style-name="ce342" style:data-style-name="N11"/>
    <style:style style:name="ce342N2" style:family="table-cell" style:parent-style-name="ce342" style:data-style-name="N109"/>
    <style:style style:name="ce342C3" style:family="table-cell" style:parent-style-name="ce342" style:data-style-name="N114"/>
    <style:style style:name="ce342P3" style:family="table-cell" style:parent-style-name="ce342" style:data-style-name="N107"/>
    <style:style style:name="ce342N3" style:family="table-cell" style:parent-style-name="ce342" style:data-style-name="N115"/>
    <style:style style:name="ce342C4" style:family="table-cell" style:parent-style-name="ce342" style:data-style-name="N116"/>
    <style:style style:name="ce342P4" style:family="table-cell" style:parent-style-name="ce342" style:data-style-name="N118"/>
    <style:style style:name="ce342N4" style:family="table-cell" style:parent-style-name="ce342" style:data-style-name="N117"/>
    <style:style style:name="ce342C5" style:family="table-cell" style:parent-style-name="ce342" style:data-style-name="N119"/>
    <style:style style:name="ce342P5" style:family="table-cell" style:parent-style-name="ce342" style:data-style-name="N120"/>
    <style:style style:name="ce342N5" style:family="table-cell" style:parent-style-name="ce342" style:data-style-name="N121"/>
    <style:style style:name="ce342C6" style:family="table-cell" style:parent-style-name="ce342" style:data-style-name="N122"/>
    <style:style style:name="ce342P6" style:family="table-cell" style:parent-style-name="ce342" style:data-style-name="N123"/>
    <style:style style:name="ce342N6" style:family="table-cell" style:parent-style-name="ce342" style:data-style-name="N124"/>
    <style:style style:name="ce342C7" style:family="table-cell" style:parent-style-name="ce342" style:data-style-name="N125"/>
    <style:style style:name="ce342P7" style:family="table-cell" style:parent-style-name="ce342" style:data-style-name="N126"/>
    <style:style style:name="ce342N7" style:family="table-cell" style:parent-style-name="ce342" style:data-style-name="N127"/>
    <style:style style:name="ce342C8" style:family="table-cell" style:parent-style-name="ce342" style:data-style-name="N128"/>
    <style:style style:name="ce342P8" style:family="table-cell" style:parent-style-name="ce342" style:data-style-name="N129"/>
    <style:style style:name="ce342N8" style:family="table-cell" style:parent-style-name="ce342" style:data-style-name="N130"/>
    <style:style style:name="ce343" style:family="table-cell">
      <style:table-cell-properties style:text-align-source="fix" style:repeat-content="false" fo:background-color="#800000"/>
      <style:paragraph-properties fo:text-align="end"/>
      <style:text-properties fo:color="#ffffff" style:font-name="Tahoma" fo:font-size="11pt" fo:font-weight="bold"/>
    </style:style>
    <style:style style:name="ce343DA" style:family="table-cell" style:parent-style-name="ce343" style:data-style-name="N36"/>
    <style:style style:name="ce343DH" style:family="table-cell" style:parent-style-name="ce343" style:data-style-name="N51"/>
    <style:style style:name="ce343DE" style:family="table-cell" style:parent-style-name="ce343" style:data-style-name="N76"/>
    <style:style style:name="ce343C0" style:family="table-cell" style:parent-style-name="ce343" style:data-style-name="N103"/>
    <style:style style:name="ce343P0" style:family="table-cell" style:parent-style-name="ce343" style:data-style-name="N10"/>
    <style:style style:name="ce343N0" style:family="table-cell" style:parent-style-name="ce343" style:data-style-name="N113"/>
    <style:style style:name="ce343C1" style:family="table-cell" style:parent-style-name="ce343" style:data-style-name="N110"/>
    <style:style style:name="ce343P1" style:family="table-cell" style:parent-style-name="ce343" style:data-style-name="N111"/>
    <style:style style:name="ce343N1" style:family="table-cell" style:parent-style-name="ce343" style:data-style-name="N112"/>
    <style:style style:name="ce343C2" style:family="table-cell" style:parent-style-name="ce343" style:data-style-name="N104"/>
    <style:style style:name="ce343P2" style:family="table-cell" style:parent-style-name="ce343" style:data-style-name="N11"/>
    <style:style style:name="ce343N2" style:family="table-cell" style:parent-style-name="ce343" style:data-style-name="N109"/>
    <style:style style:name="ce343C3" style:family="table-cell" style:parent-style-name="ce343" style:data-style-name="N114"/>
    <style:style style:name="ce343P3" style:family="table-cell" style:parent-style-name="ce343" style:data-style-name="N107"/>
    <style:style style:name="ce343N3" style:family="table-cell" style:parent-style-name="ce343" style:data-style-name="N115"/>
    <style:style style:name="ce343C4" style:family="table-cell" style:parent-style-name="ce343" style:data-style-name="N116"/>
    <style:style style:name="ce343P4" style:family="table-cell" style:parent-style-name="ce343" style:data-style-name="N118"/>
    <style:style style:name="ce343N4" style:family="table-cell" style:parent-style-name="ce343" style:data-style-name="N117"/>
    <style:style style:name="ce343C5" style:family="table-cell" style:parent-style-name="ce343" style:data-style-name="N119"/>
    <style:style style:name="ce343P5" style:family="table-cell" style:parent-style-name="ce343" style:data-style-name="N120"/>
    <style:style style:name="ce343N5" style:family="table-cell" style:parent-style-name="ce343" style:data-style-name="N121"/>
    <style:style style:name="ce343C6" style:family="table-cell" style:parent-style-name="ce343" style:data-style-name="N122"/>
    <style:style style:name="ce343P6" style:family="table-cell" style:parent-style-name="ce343" style:data-style-name="N123"/>
    <style:style style:name="ce343N6" style:family="table-cell" style:parent-style-name="ce343" style:data-style-name="N124"/>
    <style:style style:name="ce343C7" style:family="table-cell" style:parent-style-name="ce343" style:data-style-name="N125"/>
    <style:style style:name="ce343P7" style:family="table-cell" style:parent-style-name="ce343" style:data-style-name="N126"/>
    <style:style style:name="ce343N7" style:family="table-cell" style:parent-style-name="ce343" style:data-style-name="N127"/>
    <style:style style:name="ce343C8" style:family="table-cell" style:parent-style-name="ce343" style:data-style-name="N128"/>
    <style:style style:name="ce343P8" style:family="table-cell" style:parent-style-name="ce343" style:data-style-name="N129"/>
    <style:style style:name="ce343N8" style:family="table-cell" style:parent-style-name="ce343" style:data-style-name="N13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
					<text:sheet-name>???</text:sheet-name>
				</text:p>
      </style:header>
      <style:header-left style:display="false"/>
      <style:footer>
        <text:p>Página <text:page-number>1</text:page-number>
				</text:p>
      </style:footer>
      <style:footer-left style:display="false"/>
    </style:master-page>
    <style:master-page style:name="Report" style:page-layout-name="Mpm2">
      <style:header>
        <style:region-left>
          <text:p>
						<text:sheet-name>???</text:sheet-name> (<text:title>???</text:title>)</text:p>
        </style:region-left>
        <style:region-right>
          <text:p>
						<text:date style:data-style-name="N2" text:date-value="2014-09-04">00/00/0000</text:date>, <text:time>00:00:00</text:time>
					</text:p>
        </style:region-right>
      </style:header>
      <style:header-left style:display="false"/>
      <style:footer>
        <text:p>Página <text:page-number>1</text:page-number> / <text:page-count>99</text:page-count>
				</text:p>
      </style:footer>
      <style:footer-left style:display="false"/>
    </style:master-page>
    <style:master-page style:name="PageStyle_5f_Planilha_5f_Criancas1" style:display-name="PageStyle_Planilha_Criancas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118" meta:object-count="0"/>
    <meta:generator>LibreOffice/4.3.0.4$Windows_x86 LibreOffice_project/62ad5818884a2fc2e5780dd45466868d41009ec0</meta:generator>
  </office:meta>
</office:document-meta>
</file>